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5211_L.jpg=</text:p>
      <text:p text:style-name="Standard">Archidiacono de Jos</text:p>
      <text:p text:style-name="Standard">Archidiacono de Jos</text:p>
      <text:p text:style-name="Standard">Succentore</text:p>
      <text:p text:style-name="Standard">Succentore</text:p>
      <text:p text:style-name="Standard">Cancellario</text:p>
      <text:p text:style-name="Standard">Penitenciario</text:p>
      <text:p text:style-name="Standard">Ordeimonte</text:p>
      <text:p text:style-name="Standard">Chacy</text:p>
      <text:p text:style-name="Standard">Breton</text:p>
      <text:p text:style-name="Standard">Cotin</text:p>
      <text:p text:style-name="Standard">Gaillon</text:p>
      <text:p text:style-name="Standard">Barre</text:p>
      <text:p text:style-name="Standard">Haultny</text:p>
      <text:p text:style-name="Standard">Commissi ad examinandum Barre</text:p>
      <text:p text:style-name="Standard">Succentor }</text:p>
      <text:p text:style-name="Standard">quendam clericum</text:p>
      <text:p text:style-name="Standard">Haultny</text:p>
      <text:p text:style-name="Standard">de Bussi et</text:p>
      <text:p text:style-name="Standard">Melloti</text:p>
      <text:p text:style-name="Standard">cipiendum in clericum mat</text:p>
      <text:p text:style-name="Standard">De magistro Jo.</text:p>
      <text:p text:style-name="Standard">Ad supplcacionem m. Jo. Notin clerici matutina</text:p>
      <text:p text:style-name="Standard">Notin</text:p>
      <text:p text:style-name="Standard">in suis partibus cum curato Sancte Marine $pro$ et</text:p>
      <text:p text:style-name="Standard">aut sex ebdomadis si hoc tamen sit de consensu</text:p>
      <text:p text:style-name="Standard">Magistro Johanni Hue petenti habere a capitulo licteras certificatorias de infirmitate</text:p>
      <text:p text:style-name="Standard">dicti</text:p>
      <text:p text:style-name="Standard">magister Jo. Hue</text:p>
      <text:p text:style-name="Standard">magistri P. Godement dum viveret canonici Par. pro se adjuvando in quadam causa</text:p>
      <text:p text:style-name="Standard">quam habet occasione cujuslibet beneficii in ecclesia Aurelianensis respon</text:p>
      <text:p text:style-name="Standard">est quod habeat compulsoriam / et tunc habebit ea que debebit has</text:p>
      <text:p text:style-name="Standard">Ordinatum est quod dominus Ro. Palle persolvatur de xii £. t. promissis</text:p>
      <text:p text:style-name="Standard">ipsum in capella magistro Jo. de Conflans et pro ipso celebratis et hoc super</text:p>
      <text:p text:style-name="Standard">modio grani debito et arrestato apud Bonnollium pro vii anno cum dimidio</text:p>
      <text:p text:style-name="Standard">consensit magister Ge. de Conflans pater dicti de Conflans quod ipse dominus Ro. P</text:p>
      <text:p text:style-name="Standard"><text:soft-page-break/>persolvntur de dictis xii f.</text:p>
      <text:p text:style-name="Standard">mensis et quod tradantur notario capituli tria scuta per ipsum propter hoc $dicte ha$</text:p>
      <text:p text:style-name="Standard">videlicet de lx s. que sibi debebuntur de resta infra</text:p>
      <text:p text:style-name="Standard">Palle $propter$ videlicet de et super modio l grani predicto</text:p>
      <text:p text:style-name="Standard">commissi ad faciendum archidiaconus de Josayo } deputantur ad faciendum processum domini Ro. Pire</text:p>
      <text:p text:style-name="Standard">processum domini R. Pire Guerinet</text:p>
      <text:p text:style-name="Standard">domus Dei Par</text:p>
      <text:p text:style-name="Standard">Haultny pro</text:p>
      <text:p text:style-name="Standard">Conclusum est quod expectabitur magister Jo. du Drac canonicus Par. ut audiat</text:p>
      <text:p text:style-name="Standard">suis compotis</text:p>
      <text:p text:style-name="Standard">super hoc facto compotorum R. Haultny non obstante requesta dicti</text:p>
      <text:p text:style-name="Standard">petentis habere finem et conclusionum in eisdem suis compotis</text:p>
      <text:p text:style-name="Standard">tantur e</text:p>
      <text:p text:style-name="Standard">De Conflans</text:p>
      <text:p text:style-name="Standard">Palle</text:p>
      <text:p text:style-name="Standard">=FRAN_0393_05212_L.jpg=</text:p>
      <text:p text:style-name="Standard">ondidier</text:p>
      <text:p text:style-name="Standard">erinet</text:p>
      <text:p text:style-name="Standard">Courcellis</text:p>
      <text:p text:style-name="Standard">ellot</text:p>
      <text:p text:style-name="Standard">erson</text:p>
      <text:p text:style-name="Standard">astardi</text:p>
      <text:p text:style-name="Standard">messeigneurs a demain contre m. B. Bouchier en son nom</text:p>
      <text:p text:style-name="Standard">ad son filz a oir une requeste / et affin de</text:p>
      <text:p text:style-name="Standard">et chapitre a en une maison en la rue de Bourt</text:p>
      <text:p text:style-name="Standard">mestre B. fait fere pluseurs reparacions par auctorité de justice</text:p>
      <text:p text:style-name="Standard">requesta m. Jo. Pain et Chair penitenciarii adjunccionem capituli</text:p>
      <text:p text:style-name="Standard">le Maire / et sibi fieri moderacionem de parisiensi pro turoniense et</text:p>
      <text:p text:style-name="Standard">copiam nonnullorum titulorum tangencium terram de Mont civry</text:p>
      <text:p text:style-name="Standard">Placet dominis quod fuit de parisiensi pro turoniense pro isto anno / Placet eciam</text:p>
      <text:p text:style-name="Standard">eorum adjunccionem suis tamen sumptibus periculis et fortunis sic quod</text:p>
      <text:p text:style-name="Standard">eciam reddat capitulum indempnum / et quod communicantur eidem dicti tituli</text:p>
      <text:p text:style-name="Standard">ipsis visis prius per Barre et notarirum</text:p>
      <text:p text:style-name="Standard">ᑕollacio bursarum</text:p>
      <text:p text:style-name="Standard">Burse collegii xviii scolariorum vacantes per obitum m. P. Asterii collate</text:p>
      <text:p text:style-name="Standard"><text:soft-page-break/>xviii scolariorum</text:p>
      <text:p text:style-name="Standard">sunt magistro Egidio Morsels Leodiensis diocesis magistro in artibus super hoc suppicanti</text:p>
      <text:p text:style-name="Standard">Super requesta magistrorum et provisorum hospitalis Sancti Spiritus in</text:p>
      <text:p text:style-name="Standard">Gravia actoris petencium expedicionem eorum processus contra m. R. Haultny canonicum</text:p>
      <text:p text:style-name="Standard">ᗞe provisoribus Sancti</text:p>
      <text:p text:style-name="Standard">Par. deffensorem. Data est omnimoda penes commissariis ad hoc alias datis</text:p>
      <text:p text:style-name="Standard">videlicet magistris L. Guerinet m. de Fraxinis et Jo. Bastardi causam hujusmodi omnino</text:p>
      <text:p text:style-name="Standard">Spiritus contra Haultny</text:p>
      <text:p text:style-name="Standard">diffinendum determinandum ac execucioni demandantes / et cetera faciendum que facere posset</text:p>
      <text:p text:style-name="Standard">ᑕapitulum casu quo ipse Haultny non convenerit cum dictis actoribus infra octo</text:p>
      <text:p text:style-name="Standard">dies proxime</text:p>
      <text:p text:style-name="Standard">P. Philipe nominatus et ordinatus est maior apud Castanetum</text:p>
      <text:p text:style-name="Standard">de maiore de</text:p>
      <text:p text:style-name="Standard">pro capitulo parisiense qui juravit facere debitum suum servare justiciam loci</text:p>
      <text:p text:style-name="Standard">Castaneto</text:p>
      <text:p text:style-name="Standard">obedire reverenter et cetera neccessaria debita et consueta</text:p>
      <text:p text:style-name="Standard">ollio</text:p>
      <text:p text:style-name="Standard">Sohier</text:p>
      <text:p text:style-name="Standard">P. Thomas</text:p>
      <text:p text:style-name="Standard">Fraxinis</text:p>
      <text:p text:style-name="Standard">Despars</text:p>
      <text:p text:style-name="Standard">de Croces extra</text:p>
      <text:p text:style-name="Standard">Confranc infirmo</text:p>
      <text:p text:style-name="Standard">Boullardi excusato</text:p>
      <text:p text:style-name="Standard">2.</text:p>
      <text:p text:style-name="Standard">*</text:p>
      <text:p text:style-name="Standard">z</text:p>
      <text:p text:style-name="Standard">=FRAN_0393_05213_L.jpg=</text:p>
      <text:p text:style-name="Standard">De Terra</text:p>
      <text:p text:style-name="Standard">de Lizi</text:p>
      <text:p text:style-name="Standard">firmam proviso quod sibi tradant</text:p>
      <text:p text:style-name="Standard">domus et offert solvere pro quolibet</text:p>
      <text:p text:style-name="Standard">annos et audita relacione</text:p>
      <text:p text:style-name="Standard">de Fraxinis ipsi fuerunt commissi ad loquendum</text:p>
      <text:p text:style-name="Standard">refferendum</text:p>
      <text:p text:style-name="Standard">Hodie magister Ste. de Toussi ut procurator et nomine procuratoris P. Belin</text:p>
      <text:p text:style-name="Standard"><text:soft-page-break/>ad altare Sancti Michaelis in ecclesia Sancti Mederici quam</text:p>
      <text:p text:style-name="Standard">Resignacio capellanie Sancti</text:p>
      <text:p text:style-name="Standard">ex causa permutacionis faciende et non alias cum Dionisio Belin eius fratre ad capellaniam</text:p>
      <text:p text:style-name="Standard">Mederici</text:p>
      <text:p text:style-name="Standard">sancte Katherine in ecclesia Sancti Petri puellarum Bicturis Super quo ordinatum est</text:p>
      <text:p text:style-name="Standard">quod differatur usque ad veneris et interim videbuntur domus et ornamenta dicte capellanie</text:p>
      <text:p text:style-name="Standard">Veneris xix februarii capitulantitus ordinarie dominis</text:p>
      <text:p text:style-name="Standard">Succentore</text:p>
      <text:p text:style-name="Standard">Sohier</text:p>
      <text:p text:style-name="Standard">Victri</text:p>
      <text:p text:style-name="Standard">Ordeimonte</text:p>
      <text:p text:style-name="Standard">P Thomas</text:p>
      <text:p text:style-name="Standard">Mondidier</text:p>
      <text:p text:style-name="Standard">Chacy</text:p>
      <text:p text:style-name="Standard">Aguenin</text:p>
      <text:p text:style-name="Standard">Confranc } infirmis</text:p>
      <text:p text:style-name="Standard">Breton</text:p>
      <text:p text:style-name="Standard">Guerinet</text:p>
      <text:p text:style-name="Standard">De Brollio</text:p>
      <text:p text:style-name="Standard">Cotin</text:p>
      <text:p text:style-name="Standard">T. de Courcellis</text:p>
      <text:p text:style-name="Standard">De Croces extra</text:p>
      <text:p text:style-name="Standard">Gaillon</text:p>
      <text:p text:style-name="Standard">Melloti</text:p>
      <text:p text:style-name="Standard">Barre</text:p>
      <text:p text:style-name="Standard">Paillard excusato</text:p>
      <text:p text:style-name="Standard">Haultny</text:p>
      <text:p text:style-name="Standard">Jerson</text:p>
      <text:p text:style-name="Standard">Bussi</text:p>
      <text:p text:style-name="Standard">Bastardi</text:p>
      <text:p text:style-name="Standard">Fresnoy</text:p>
      <text:p text:style-name="Standard">Pion</text:p>
      <text:p text:style-name="Standard">a</text:p>
      <text:p text:style-name="Standard">Capellania ad altare Sancti Michaelis fundata in ecclesia Sancti $Meride$</text:p>
      <text:p text:style-name="Standard">Mederici Par. quam ultimate possidebat P. Belin vacans ad presens per resignacionem</text:p>
      <text:p text:style-name="Standard">m. Ste. de Toussi procuratoris et procuratorio nomine ejusdem Petri ex causa permutacionis</text:p>
      <text:p text:style-name="Standard"><text:soft-page-break/>et non alias faciende cum Dionisio Belin fratre dicti Petri ad capellaniam</text:p>
      <text:p text:style-name="Standard">Sancte . Katherine in ecclesia Sancti Petri Puellarum Bicturis ad dictam capellaniam</text:p>
      <text:p text:style-name="Standard">sancte Katherine suaque jura etc. Salvo jure cujuslibet prestito prius juramento per dictos</text:p>
      <text:p text:style-name="Standard">procuratorem nomine quo supra / et dictum ᗞyonisium quod in hujusmodi resignacione non intervenient</text:p>
      <text:p text:style-name="Standard">fraus etc. Collata est dicto Dionisio presenti qui juravit in forma / et fuit</text:p>
      <text:p text:style-name="Standard">installatus . in ecclesia Parisiensi et dicti Sancti Mederici.</text:p>
      <text:p text:style-name="Standard">Collacio capellanie</text:p>
      <text:p text:style-name="Standard">Sancti Mederici</text:p>
      <text:p text:style-name="Standard">=FRAN_0393_05214_L.jpg=</text:p>
      <text:p text:style-name="Standard">ᗞe magistro Johanne</text:p>
      <text:p text:style-name="Standard">Vaillant</text:p>
      <text:p text:style-name="Standard">Ordinatum est quod videantur statuta ecclesie et summatur magister Johannes</text:p>
      <text:p text:style-name="Standard">de Courcellis alias Vaillant presbyter canonicus Sancti Dyonisii de Passu de</text:p>
      <text:p text:style-name="Standard">residencia facienda in ecclesia Par. et de deserviendo beneficio suo debite</text:p>
      <text:p text:style-name="Standard">ut tenetur et prout juravit Alioquin provideatur etc.</text:p>
      <text:p text:style-name="Standard">De promotore capituli videlicet Bernasse actore ad denunciacionem Petri</text:p>
      <text:p text:style-name="Standard">Patignon contra magistrum P. Halle magnum vicarium in ecclesia Par.</text:p>
      <text:p text:style-name="Standard">ex officio Ordinatum est quod causa principalis remictatur coram officiali capituli</text:p>
      <text:p text:style-name="Standard">Et preceptum est eidem Halle sub pena excommunicacionis et xx marcharum argenti</text:p>
      <text:p text:style-name="Standard">quod de cetero non $con$ converset cum uxore dicti P. in loco suspecto et</text:p>
      <text:p text:style-name="Standard">quod ponat eam extra domum suam in loco honesto et non suspecto / Et</text:p>
      <text:p text:style-name="Standard">est sibi assignatum dies ad primun capitulum ad respondendum coram dicto officiali</text:p>
      <text:p text:style-name="Standard">proxime eveniet</text:p>
      <text:p text:style-name="Standard">questio est de</text:p>
      <text:p text:style-name="Standard">domini sunt oppinionis quod super hoc conferatur</text:p>
      <text:p text:style-name="Standard">deputantur . Succentor Th. de Courcellis Victri</text:p>
      <text:p text:style-name="Standard">loti et videantur statuta et ordinaciones ecclesie et alia ad hoc</text:p>
      <text:p text:style-name="Standard">De promotore</text:p>
      <text:p text:style-name="Standard">contra Halle</text:p>
      <text:p text:style-name="Standard">Lune xxii februarii fuit festum Cathedre Sancti Petri</text:p>
      <text:p text:style-name="Standard">Mercurii sequenti xxiiii $fes$ februarii fuit festum sancti Mathie apostoli</text:p>
      <text:p text:style-name="Standard">4</text:p>
      <text:p text:style-name="Standard">=FRAN_0393_05215_L.jpg=</text:p>
      <text:p text:style-name="Standard">Veneris xxvi febuarii</text:p>
      <text:p text:style-name="Standard">Succentore</text:p>
      <text:p text:style-name="Standard"><text:soft-page-break/>Cancellario</text:p>
      <text:p text:style-name="Standard">Fresnoy</text:p>
      <text:p text:style-name="Standard">Ordeimonte</text:p>
      <text:p text:style-name="Standard">De Croces</text:p>
      <text:p text:style-name="Standard">Victri</text:p>
      <text:p text:style-name="Standard">Chacy</text:p>
      <text:p text:style-name="Standard">Mondidier</text:p>
      <text:p text:style-name="Standard">Breton</text:p>
      <text:p text:style-name="Standard">Dauge</text:p>
      <text:p text:style-name="Standard">Cotin</text:p>
      <text:p text:style-name="Standard">Gaillon</text:p>
      <text:p text:style-name="Standard">Paillard</text:p>
      <text:p text:style-name="Standard">Aguenin</text:p>
      <text:p text:style-name="Standard">Barre</text:p>
      <text:p text:style-name="Standard">Jerson</text:p>
      <text:p text:style-name="Standard">Haultny</text:p>
      <text:p text:style-name="Standard">Bussi</text:p>
      <text:p text:style-name="Standard">Guerinet</text:p>
      <text:p text:style-name="Standard">De Courcellis</text:p>
      <text:p text:style-name="Standard">Capellania ad altare Sancte Trinitatis in ecclesia Sepulcri Par. quam nuper</text:p>
      <text:p text:style-name="Standard">possidebat magister Johannes Peliron vacans ad presens per resignacionem magistri</text:p>
      <text:p text:style-name="Standard">Gilberti Allouf procuratoris et nomine procuratorio dicti Pelironi ex causa permutacionis</text:p>
      <text:p text:style-name="Standard">et non alias de ipsa $cum magistro Johanne Famuli$ capellania ac capellania sancti Graciani</text:p>
      <text:p text:style-name="Standard">in ecclesia Abrincensis / cum magistro Jo. Famuli ad prebendam ecclesie Abrincencis</text:p>
      <text:p text:style-name="Standard">Salvo jure cujuslibet collata est dicto Famuli in personam m. G.</text:p>
      <text:p text:style-name="Standard">Huberti ejus procuratoris qui juravit in forma et fuit installatus in</text:p>
      <text:p text:style-name="Standard">choris Par. et dicti Sepulcri ecclesiarum prestito prius per dictos procuratores</text:p>
      <text:p text:style-name="Standard">in $ani$ animas dictorum magistrorum suorum juramento quod in hujusmodi resignacione</text:p>
      <text:p text:style-name="Standard">non intervenient frans dolus etc.</text:p>
      <text:p text:style-name="Standard">Conclusum est quod arrestantur in manu capituli omnes distribuciones m. Ja.</text:p>
      <text:p text:style-name="Standard">Barre canonici Par. tam panis capituli quam alias donec et quousque ipse recuperaverit</text:p>
      <text:p text:style-name="Standard">A nepote m. N. Franchomme defuncti omnes licteras seutencias processus et sentencias</text:p>
      <text:p text:style-name="Standard">Franchomme</text:p>
      <text:p text:style-name="Standard">fulminaciones $fe$ quas ut dicitur penes se habet dictus Franchomme</text:p>
      <text:p text:style-name="Standard">Barre</text:p>
      <text:p text:style-name="Standard">concernentes prebenda dicti m. Ja. et ecclesiam Par. Et quousque domini alias</text:p>
      <text:p text:style-name="Standard"><text:soft-page-break/>providerint in facto prebende sancti Benedicti quam nunc possidet dictus Barre</text:p>
      <text:p text:style-name="Standard">et ista conclusio dicta est dicto Barre presenti.</text:p>
      <text:p text:style-name="Standard">Tradat magister V. de Croces officiarus anniversariorum ecclesie Antelmo Clementis xx. scuta</text:p>
      <text:p text:style-name="Standard">ex una / et xx £. t. partibus ex alia. videlicet dicta xx scuta pro convertendo</text:p>
      <text:p text:style-name="Standard">$$De Croces pro domibus reparacionibus et melioracione domus de Lizi / et dictis xx £.t. pro tradendo Laurencii</text:p>
      <text:p text:style-name="Standard">de Lizi et de Pecy Bernier firmario domus de Pecy / quas tenebitur restituere ecclesie idem Laurencius prout</text:p>
      <text:p text:style-name="Standard">continetur in licteris obligacionis Castalleti super hoc confectis Et approbaverunt domini</text:p>
      <text:p text:style-name="Standard">tradicionem factam per dictum officiarium de locis predictis actenta ejus relacione etc</text:p>
      <text:p text:style-name="Standard">De camerario clerico pro / Injuctum est camerario clerico ut faciat diligenciam de providendo super</text:p>
      <text:p text:style-name="Standard">privilegiis ecclesie</text:p>
      <text:p text:style-name="Standard">facto privilegiorum ecclesie et explectorum nuper factorum ex parte gencium regis</text:p>
      <text:p text:style-name="Standard">Visis licteris baillivi d'Oultrebays pro habitantibus loci domini sunt oppinionis quod</text:p>
      <text:p text:style-name="Standard">D'Oultrebays</text:p>
      <text:p text:style-name="Standard">Cancellarius et officiarus loquantur cum hominibus hic propter hoc comparentatibus / et $s$ respectu salis</text:p>
      <text:p text:style-name="Standard">loquatur cum magistro T. de Courcellis et ejus fratre et respectu arreragiorum loquatur cum magistro Jo.</text:p>
      <text:p text:style-name="Standard">du Drac et respectu gencium armorum $loquatur$ officiarius providebit et respectu feodi</text:p>
      <text:p text:style-name="Standard">officiarius se informabit</text:p>
      <text:p text:style-name="Standard">cccc. l°</text:p>
      <text:p text:style-name="Standard">Collacio ecclesie</text:p>
      <text:p text:style-name="Standard">Sepulcri.</text:p>
      <text:p text:style-name="Standard">De Brolio</text:p>
      <text:p text:style-name="Standard">Melloti</text:p>
      <text:p text:style-name="Standard">Bastardi</text:p>
      <text:p text:style-name="Standard">Sohier</text:p>
      <text:p text:style-name="Standard">Pion</text:p>
      <text:p text:style-name="Standard">P. Thomas</text:p>
      <text:p text:style-name="Standard">Fraxinis</text:p>
      <text:p text:style-name="Standard">Confranc infirmo</text:p>
      <text:p text:style-name="Standard">=FRAN_0393_05216_L.jpg=</text:p>
      <text:p text:style-name="Standard">6.</text:p>
      <text:p text:style-name="Standard">Lune prima marcii capitulantibus dominis</text:p>
      <text:p text:style-name="Standard">Succentore</text:p>
      <text:p text:style-name="Standard">Bussi</text:p>
      <text:p text:style-name="Standard"><text:soft-page-break/>Cancellario</text:p>
      <text:p text:style-name="Standard">Fresnoy</text:p>
      <text:p text:style-name="Standard">Ordeimonte</text:p>
      <text:p text:style-name="Standard">Victri</text:p>
      <text:p text:style-name="Standard">Chacy</text:p>
      <text:p text:style-name="Standard">Mondidier</text:p>
      <text:p text:style-name="Standard">Breton</text:p>
      <text:p text:style-name="Standard">Paillard</text:p>
      <text:p text:style-name="Standard">Cotin</text:p>
      <text:p text:style-name="Standard">de Courcellis</text:p>
      <text:p text:style-name="Standard">Gaillon</text:p>
      <text:p text:style-name="Standard">Aguenin</text:p>
      <text:p text:style-name="Standard">Barre</text:p>
      <text:p text:style-name="Standard">De Brolio</text:p>
      <text:p text:style-name="Standard">Haultny</text:p>
      <text:p text:style-name="Standard">Vayli</text:p>
      <text:p text:style-name="Standard">Sohier</text:p>
      <text:p text:style-name="Standard">Mellot</text:p>
      <text:p text:style-name="Standard">N. Bretin a signifié a messeigneurs que demain sera la premiere criee de</text:p>
      <text:p text:style-name="Standard">Significacion</text:p>
      <text:p text:style-name="Standard">l'ostel du Lion des estuves en Beaubourg</text:p>
      <text:p text:style-name="Standard">Recipiantur dominus Jo Buyer et</text:p>
      <text:p text:style-name="Standard">in clericis matutinarum</text:p>
      <text:p text:style-name="Standard">et amoveatur a provisione m. P Normani magnus vicarius</text:p>
      <text:p text:style-name="Standard">De magistro Petro</text:p>
      <text:p text:style-name="Standard">quia non facit debitum suum sed habebit suum panem capituli</text:p>
      <text:p text:style-name="Standard">Normanni</text:p>
      <text:p text:style-name="Standard">et suas distribuciones quando lucrabitur</text:p>
      <text:p text:style-name="Standard">Ordinatum est quod inhibeatur sub pena confiscacionis candellarum</text:p>
      <text:p text:style-name="Standard">et emende quod de cetero non vendantur amplius apud Sanctum Mathurinum</text:p>
      <text:p text:style-name="Standard">de Liricantu nisi candele gallice de bougie prout fit in ecclesia Par. / et quod</text:p>
      <text:p text:style-name="Standard">super hoc scribatur preposito loci et mictantur ibidem Gabriel et clericus</text:p>
      <text:p text:style-name="Standard">m. J. du Drac $non iverunt$</text:p>
      <text:p text:style-name="Standard">Domini ratum habuerunt et ratifficaverunt tractatum factum per</text:p>
      <text:p text:style-name="Standard">officialem de terra du Plessys de qua hic locutus est Janart</text:p>
      <text:p text:style-name="Standard">Magister Jo. Bastardi oneratus est de faciendo adjournari dominum de Ormonville</text:p>
      <text:p text:style-name="Standard"><text:soft-page-break/>et de faciendo arrestari sua bona mobilia de precepto domini locumtenentis</text:p>
      <text:p text:style-name="Standard">expensis capituli quas recuperabit ab officiario</text:p>
      <text:p text:style-name="Standard">De candellis</text:p>
      <text:p text:style-name="Standard">Liricantus</text:p>
      <text:p text:style-name="Standard">Bastardi</text:p>
      <text:p text:style-name="Standard">Pion</text:p>
      <text:p text:style-name="Standard">Fraxinis</text:p>
      <text:p text:style-name="Standard">P Thomas</text:p>
      <text:p text:style-name="Standard">Jerson</text:p>
      <text:p text:style-name="Standard">Boullardi</text:p>
      <text:p text:style-name="Standard">Confranc infirmo</text:p>
      <text:p text:style-name="Standard">De Croces extra</text:p>
      <text:p text:style-name="Standard">Dauge excusato</text:p>
      <text:p text:style-name="Standard">De terre du Plessis</text:p>
      <text:p text:style-name="Standard">De domino de</text:p>
      <text:p text:style-name="Standard">Ornonville</text:p>
      <text:p text:style-name="Standard">=FRAN_0393_05217_L.jpg=</text:p>
      <text:p text:style-name="Standard">cccc l°</text:p>
      <text:p text:style-name="Standard">Mercurii iiia marcii capitulantibus dominis</text:p>
      <text:p text:style-name="Standard">Succentore</text:p>
      <text:p text:style-name="Standard">Fresnoy</text:p>
      <text:p text:style-name="Standard">De Courcellis</text:p>
      <text:p text:style-name="Standard">Cancellario</text:p>
      <text:p text:style-name="Standard">De Croces</text:p>
      <text:p text:style-name="Standard">Vayli</text:p>
      <text:p text:style-name="Standard">Ordeimonte</text:p>
      <text:p text:style-name="Standard">Victri</text:p>
      <text:p text:style-name="Standard">Sohier</text:p>
      <text:p text:style-name="Standard">Chacy</text:p>
      <text:p text:style-name="Standard">Mondidier</text:p>
      <text:p text:style-name="Standard">P Thomas</text:p>
      <text:p text:style-name="Standard">Breton</text:p>
      <text:p text:style-name="Standard">Dauge</text:p>
      <text:p text:style-name="Standard">Boullardi</text:p>
      <text:p text:style-name="Standard">Cotin</text:p>
      <text:p text:style-name="Standard">Paillardi</text:p>
      <text:p text:style-name="Standard"><text:soft-page-break/>Gaillon</text:p>
      <text:p text:style-name="Standard">Fraxinis</text:p>
      <text:p text:style-name="Standard">Barre</text:p>
      <text:p text:style-name="Standard">Aguenin</text:p>
      <text:p text:style-name="Standard">Bastardi</text:p>
      <text:p text:style-name="Standard">Haultny</text:p>
      <text:p text:style-name="Standard">Jerson</text:p>
      <text:p text:style-name="Standard">Pion</text:p>
      <text:p text:style-name="Standard">Bussi .</text:p>
      <text:p text:style-name="Standard">Melloti</text:p>
      <text:p text:style-name="Standard">Confranc infirmo</text:p>
      <text:p text:style-name="Standard">De Brolio</text:p>
      <text:p text:style-name="Standard">N. Breton a adjourné messeigneurs a demain contre les religieux de l'ostel</text:p>
      <text:p text:style-name="Standard">Adjournement</text:p>
      <text:p text:style-name="Standard">Dieu de Paris a oir une demande et requeste</text:p>
      <text:p text:style-name="Standard">Jehan Porchet a adjourné messeigneurs a demain contre Jehan Lienart par devant</text:p>
      <text:p text:style-name="Standard">Adjournement</text:p>
      <text:p text:style-name="Standard">Magister Jehan Turquain</text:p>
      <text:p text:style-name="Standard">Succentor</text:p>
      <text:p text:style-name="Standard">Deputantur ad faciendum fieri litteras obligaconis de tradicione domus de</text:p>
      <text:p text:style-name="Standard">Ordeimonte</text:p>
      <text:p text:style-name="Standard">super materiam de qua hic locutus est dictus ᗞauge que tradita</text:p>
      <text:p text:style-name="Standard">Dauge</text:p>
      <text:p text:style-name="Standard">Cajart</text:p>
      <text:p text:style-name="Standard">est pro xxiiii s.p.</text:p>
      <text:p text:style-name="Standard">Hodie magister G. ᗞauge qui intendit de proximo ire erga regem obtulit facere</text:p>
      <text:p text:style-name="Standard">De licteris capituli</text:p>
      <text:p text:style-name="Standard">pro ecclesia quicquid poterit erga regem propter quod ordinatum est quod scribatur</text:p>
      <text:p text:style-name="Standard">scribendis</text:p>
      <text:p text:style-name="Standard">ex parte capituli magistro Jo. Picardi pro facto redditus de Meaulx et de Corbollio</text:p>
      <text:p text:style-name="Standard">et similiter magistro Ro. Poytevin</text:p>
      <text:p text:style-name="Standard">Audita relacione m. Jo. Paillard qui retulit quod Ravandus Le Dannoys</text:p>
      <text:p text:style-name="Standard">vult et offert tradere ecclesie Par. unam domum suam prope de Mons pro una missa</text:p>
      <text:p text:style-name="Standard">de nostra Domina celebranda in ecclesia Par. vita sua comite et solvere C s. p. pro</text:p>
      <text:p text:style-name="Standard">distribucione ejusdem facienda et post ejus decessum fiat anniversarium quolibet</text:p>
      <text:p text:style-name="Standard">anno imperpetuum Ordinatum est quod tradatur in scriptis illud quod petitur</text:p>
      <text:p text:style-name="Standard"><text:soft-page-break/>De serviente et Audita relacione m. V. de Croces ipse m. V. providebit de serviente et procuratore</text:p>
      <text:p text:style-name="Standard">procuratore apud Herbelay apud Herbelay pro juridiccione capituli Par. ibidem excercenda</text:p>
      <text:p text:style-name="Standard">De promotore capituli videlicet Bernasse actore contra m. Jo. Josson capellanum in ecclesia Par. nuper citatum</text:p>
      <text:p text:style-name="Standard">ex officio reum . promotor ipse proposuit contra dictum reum coram officiali capituli qualiter ipse reus nuper</text:p>
      <text:p text:style-name="Standard">tradiderat cuidem custurario quandam domum sitam juxta parvum pontem de qua ut dicebat</text:p>
      <text:p text:style-name="Standard">erat proprietarius pro vi l. p. redditus eidem sue capellanie solvendi / et pro xx s. p. redditus eidem capellano nomine</text:p>
      <text:p text:style-name="Standard">suo ipso solvendis et quod super hoc passaverat licteras coram duobus notariis Castalleti Par. per quas</text:p>
      <text:p text:style-name="Standard">promisit et juravit facere ratifficacionem hujusmodi tradicionem $capituli$ per capitulum in quibus licteris non fiebat</text:p>
      <text:p text:style-name="Standard">mencio de dictis xx s. p . Et nichilominus tradicione hujusmodi sic per dictum capellanum dicto custurario</text:p>
      <text:p text:style-name="Standard">de dicta domo facta . ipsam domum alteri videlicet cuidem Guimier librario tradidit pro dictis vi. l.</text:p>
      <text:p text:style-name="Standard">redditus et pro l. l. convertantes in reparacionibus ipsum custurarium decipiendo ac dictam capellaniam deffraudando</text:p>
      <text:p text:style-name="Standard">et perjurium incurrendo quod factum confessus fuit et emendare capitulo obtulit propterque</text:p>
      <text:p text:style-name="Standard">hujusmodi negocium fuit remissum capitulo</text:p>
      <text:p text:style-name="Standard">De domo</text:p>
      <text:p text:style-name="Standard">materiam</text:p>
      <text:p text:style-name="Standard">7.</text:p>
      <text:p text:style-name="Standard">Ravant</text:p>
      <text:p text:style-name="Standard">Causa</text:p>
      <text:p text:style-name="Standard">promotoris</text:p>
      <text:p text:style-name="Standard">=FRAN_0393_05218_L.jpg=</text:p>
      <text:p text:style-name="Standard">Herbelay</text:p>
      <text:p text:style-name="Standard">8</text:p>
      <text:p text:style-name="Standard">Gerardus de Beaunes scutiffer constitutus est procurator apud</text:p>
      <text:p text:style-name="Standard">Herbelay ad requirendum et prosequendum homines et hospites capituli</text:p>
      <text:p text:style-name="Standard">Dionisius Rigault constitutus seu institutus prepositus</text:p>
      <text:p text:style-name="Standard">ibidem pro capitulo</text:p>
      <text:p text:style-name="Standard">Philippus Paumier institutus serviens capituli ibidem</text:p>
      <text:p text:style-name="Standard">Ordinatum est quod domus de carceribus dicti loci d'Erbelay reperetur</text:p>
      <text:p text:style-name="Standard">et quod jura et redditus ecclesie ibidem tradantur ad firmam ut melius</text:p>
      <text:p text:style-name="Standard">et utilius poterit / et de hoc oneratus est De Croces</text:p>
      <text:p text:style-name="Standard">Herbelay</text:p>
      <text:p text:style-name="Standard"><text:soft-page-break/>Veneris quinta marcii capitulantibus dominis .</text:p>
      <text:p text:style-name="Standard">Sunt xxx valent xx s.</text:p>
      <text:p text:style-name="Standard">Archidiacono de Josayo</text:p>
      <text:p text:style-name="Standard">Fresnoy</text:p>
      <text:p text:style-name="Standard">Sohier</text:p>
      <text:p text:style-name="Standard">Succentore</text:p>
      <text:p text:style-name="Standard">De Croces</text:p>
      <text:p text:style-name="Standard">P. Thomas</text:p>
      <text:p text:style-name="Standard">Cancellario</text:p>
      <text:p text:style-name="Standard">Victri</text:p>
      <text:p text:style-name="Standard">Boullardi</text:p>
      <text:p text:style-name="Standard">Ordeimonte</text:p>
      <text:p text:style-name="Standard">Mondidier</text:p>
      <text:p text:style-name="Standard">Pion</text:p>
      <text:p text:style-name="Standard">Chacy</text:p>
      <text:p text:style-name="Standard">Bastardi</text:p>
      <text:p text:style-name="Standard">Breton</text:p>
      <text:p text:style-name="Standard">Paillard</text:p>
      <text:p text:style-name="Standard">Fraxinis</text:p>
      <text:p text:style-name="Standard">Cotin</text:p>
      <text:p text:style-name="Standard">Aguenin</text:p>
      <text:p text:style-name="Standard">De Brollio excusato</text:p>
      <text:p text:style-name="Standard">Gaillon</text:p>
      <text:p text:style-name="Standard">Jerson</text:p>
      <text:p text:style-name="Standard">Confranc infirmo</text:p>
      <text:p text:style-name="Standard">Barre</text:p>
      <text:p text:style-name="Standard">Melloti</text:p>
      <text:p text:style-name="Standard">Haultny</text:p>
      <text:p text:style-name="Standard">De Courcellis</text:p>
      <text:p text:style-name="Standard">Bussi</text:p>
      <text:p text:style-name="Standard">Vayli</text:p>
      <text:p text:style-name="Standard">Capellania ad altare Sancti Eutropii quam nuper obtinebat in ecclesia Par.</text:p>
      <text:p text:style-name="Standard">G. De Croces vacans ad presens per resignacionem m. V. de Croces ejus procuratoris</text:p>
      <text:p text:style-name="Standard">ad hoc potestatem habentis ex causa permutacionis et non alias faciende cum magistro Johanne</text:p>
      <text:p text:style-name="Standard">Bacularii consiliario regis ad capellaniam Sancti Georgii in ecclesia Beate Marie</text:p>
      <text:p text:style-name="Standard">Magdalene de Magduno Salvo jure cujuslibet collata est dicto magistro Jo.</text:p>
      <text:p text:style-name="Standard"><text:soft-page-break/>Bacularii in persona m. Jo. Bastardi ejus procuratoris ad hoc fundati / qui</text:p>
      <text:p text:style-name="Standard">juravit in forma et fuit installatus prestito prius juramento per dictos</text:p>
      <text:p text:style-name="Standard">procuratores nominibus predictis quod in hujusmodi resignacione non intervenient fraus dolus etc</text:p>
      <text:p text:style-name="Standard">Hodie in capitulo Par. Gilectus Hemon molendinus tenens molendinum de Cristollio</text:p>
      <text:p text:style-name="Standard">pro octo annis ut dicitur de quibus sunt jam iiiior elapsi / et iiiior venturus</text:p>
      <text:p text:style-name="Standard">peciit et requisivit quod forum suum sibi teneatur de dicto molendino aut</text:p>
      <text:p text:style-name="Standard">De molendino</text:p>
      <text:p text:style-name="Standard">quod recompensetur $antequam$ de suis dampnis etc. antequam tradatur G Parisot</text:p>
      <text:p text:style-name="Standard">de Cristollio</text:p>
      <text:p text:style-name="Standard">Super quo ordinatum est quod primo videatur in quo statu est molendinum predictum</text:p>
      <text:p text:style-name="Standard">et secundum quod videbitur tractabitur cum dicto Egidio si possit fieri sinantem</text:p>
      <text:p text:style-name="Standard">habentur oppinio consilii ecclesie et ad hoc deputatus est ᗞe Croces officiarius</text:p>
      <text:p text:style-name="Standard">Collacio capellanie</text:p>
      <text:p text:style-name="Standard">ecclesie Par.</text:p>
      <text:p text:style-name="Standard">=FRAN_0393_05219_L.jpg=</text:p>
      <text:p text:style-name="Standard">Sunt xxviii</text:p>
      <text:p text:style-name="Standard">viii d</text:p>
      <text:p text:style-name="Standard">valent xviii s.</text:p>
      <text:p text:style-name="Standard">Lune viiia marcii capitulantibus dominis</text:p>
      <text:p text:style-name="Standard">Archidiacono de Josayo</text:p>
      <text:p text:style-name="Standard">Victri</text:p>
      <text:p text:style-name="Standard">Succentore</text:p>
      <text:p text:style-name="Standard">Mondidier</text:p>
      <text:p text:style-name="Standard">Cancellario</text:p>
      <text:p text:style-name="Standard">Ordeimonte</text:p>
      <text:p text:style-name="Standard">Aguenin</text:p>
      <text:p text:style-name="Standard">Chacy</text:p>
      <text:p text:style-name="Standard">Jerson</text:p>
      <text:p text:style-name="Standard">Breton</text:p>
      <text:p text:style-name="Standard">Dauge</text:p>
      <text:p text:style-name="Standard">Cotin</text:p>
      <text:p text:style-name="Standard">ᗞe Courcellis</text:p>
      <text:p text:style-name="Standard">Gaillon</text:p>
      <text:p text:style-name="Standard">Melloti</text:p>
      <text:p text:style-name="Standard">Haultny</text:p>
      <text:p text:style-name="Standard">De Brollio</text:p>
      <text:p text:style-name="Standard"><text:soft-page-break/>Fresnoy</text:p>
      <text:p text:style-name="Standard">Fraxinis</text:p>
      <text:p text:style-name="Standard">De Croces</text:p>
      <text:p text:style-name="Standard">Bastardi</text:p>
      <text:p text:style-name="Standard">Pierre Musnier a adjourné messeigneurs a jeudi contre Jehan Lienard sur</text:p>
      <text:p text:style-name="Standard">Deux deffaults</text:p>
      <text:p text:style-name="Standard">Capellania ad altare Sancti Bartholomei in ecclesia Par. vacans per resignacione</text:p>
      <text:p text:style-name="Standard">.m. Jo. Chuffart procuratoris et nomine procuratorio G. Plouchet ultimi dicte</text:p>
      <text:p text:style-name="Standard">capellanie capellani et possessoris ex causa permutacionis et non alias faciende cum magistro Jacobo Guyon</text:p>
      <text:p text:style-name="Standard">Collacio capellanie</text:p>
      <text:p text:style-name="Standard">ecclesie Parisiensis</text:p>
      <text:p text:style-name="Standard">licenciato in decretis ad capellaniam Sancti Cucuberti in ecclesia Sancti Mathurini</text:p>
      <text:p text:style-name="Standard">Par. Salvo juro cujuslibet prestito prius per dictum procuratorem nomine quo supra</text:p>
      <text:p text:style-name="Standard">et dictum m. Ja. juramento quod in hujusmodi resignacione non intervenient fraus etc. collata</text:p>
      <text:p text:style-name="Standard">est dicto magistro Ja. presenti qui juravit in forma / et fuit installatus etc.</text:p>
      <text:p text:style-name="Standard">De camerario clerico pro</text:p>
      <text:p text:style-name="Standard">habeat Camerarius clericus mandatum capituli de tradendo priori Sancti Maglorii</text:p>
      <text:p text:style-name="Standard">priore Sancti Maglorii</text:p>
      <text:p text:style-name="Standard">iiiior scuta auri per composicionem factam cum ipso</text:p>
      <text:p text:style-name="Standard">Tradat et solvat magister V. De Croces officiarius horarum et vini et prebendarum</text:p>
      <text:p text:style-name="Standard">foranearum magistro Jo. de Oliva canonico et Succentor ecclesie Parisiensi xv £. p videlicet</text:p>
      <text:p text:style-name="Standard">De Croces pro domino</text:p>
      <text:p text:style-name="Standard">viii £. loco iiiior caudarum vini albi sibi debitarum ut dixit ad causam sue</text:p>
      <text:p text:style-name="Standard">Succentore</text:p>
      <text:p text:style-name="Standard">Succentorie Super dicto officio vini per composicionem cum ipso factam / et vii £. p.</text:p>
      <text:p text:style-name="Standard">sibi debitas super redditus et proventus de Spedona / et hoc pro isto anno</text:p>
      <text:p text:style-name="Standard">Visa requesta hic pro parte . G. des Fossez scutifferis et m. Jo. Capeti curati</text:p>
      <text:p text:style-name="Standard">G. des Fossez</text:p>
      <text:p text:style-name="Standard">de Spedona $P$ tradita Placet dominis quod ipsi supplicantes possint facere et erigere</text:p>
      <text:p text:style-name="Standard">magister Jo. Capeti</text:p>
      <text:p text:style-name="Standard">unum pressorium seu torculare ibidem ad vitam dumtaxat ipsorum G. et Capeti</text:p>
      <text:p text:style-name="Standard">et non filii dicti G. Solvendo propter hoc anno quolibet capitulo Par. iiiior gallice Barilz</text:p>
      <text:p text:style-name="Standard">de vini si non possit ab eisdem haberi quinque gallice barilz. quia petunt moderacionem</text:p>
      <text:p text:style-name="Standard">de octo pro iiiior barilz gallice</text:p>
      <text:p text:style-name="Standard">Fiat et tradatur mandatum capituli Camerario clerico de Solvendo domino Succentore</text:p>
      <text:p text:style-name="Standard"><text:soft-page-break/>ᗞe camerario clerico</text:p>
      <text:p text:style-name="Standard">et domino Succentore</text:p>
      <text:p text:style-name="Standard">ecclesie Par. illud quod sibi debetur ad causam sue succentoris super officio Camere prout</text:p>
      <text:p text:style-name="Standard">habuit anno preterito videlicet super recepta Corbolii a receptore par. et vi £. p.</text:p>
      <text:p text:style-name="Standard">pro termino sancti $Remigii proxime$ Bartholomei dum terminis evenerit.</text:p>
      <text:p text:style-name="Standard">Adjournement</text:p>
      <text:p text:style-name="Standard">Pion</text:p>
      <text:p text:style-name="Standard">Sohier</text:p>
      <text:p text:style-name="Standard">Boullardi</text:p>
      <text:p text:style-name="Standard">P Thomas</text:p>
      <text:p text:style-name="Standard">Paillard excusato</text:p>
      <text:p text:style-name="Standard">Confranc infirmo</text:p>
      <text:p text:style-name="Standard">9</text:p>
      <text:p text:style-name="Standard">=FRAN_0393_05220_L.jpg=</text:p>
      <text:p text:style-name="Standard">10.</text:p>
      <text:p text:style-name="Standard">Mercurii xa marcii fuit festum propter Cineres</text:p>
      <text:p text:style-name="Standard">Veneris xiia marcii capitulantibus dominis</text:p>
      <text:p text:style-name="Standard">Archidiacono de Josayo</text:p>
      <text:p text:style-name="Standard">Fresnoy</text:p>
      <text:p text:style-name="Standard">Melloti</text:p>
      <text:p text:style-name="Standard">Succentore</text:p>
      <text:p text:style-name="Standard">De Croces</text:p>
      <text:p text:style-name="Standard">Bastardi</text:p>
      <text:p text:style-name="Standard">Cancellario</text:p>
      <text:p text:style-name="Standard">Victri</text:p>
      <text:p text:style-name="Standard">Pion</text:p>
      <text:p text:style-name="Standard">Chacy</text:p>
      <text:p text:style-name="Standard">Paillard</text:p>
      <text:p text:style-name="Standard">Sohier</text:p>
      <text:p text:style-name="Standard">Ordeimonte</text:p>
      <text:p text:style-name="Standard">Mondidier</text:p>
      <text:p text:style-name="Standard">Boullardi</text:p>
      <text:p text:style-name="Standard">Cotin</text:p>
      <text:p text:style-name="Standard">Aguenin</text:p>
      <text:p text:style-name="Standard">Jerson</text:p>
      <text:p text:style-name="Standard">Gaillon</text:p>
      <text:p text:style-name="Standard"><text:soft-page-break/>ᗞe Courcellis</text:p>
      <text:p text:style-name="Standard">P. Thomas</text:p>
      <text:p text:style-name="Standard">Haultny</text:p>
      <text:p text:style-name="Standard">Melloti</text:p>
      <text:p text:style-name="Standard">Vayli</text:p>
      <text:p text:style-name="Standard">Bussi</text:p>
      <text:p text:style-name="Standard">De Brollio</text:p>
      <text:p text:style-name="Standard">Confranc infirmo</text:p>
      <text:p text:style-name="Standard">Fraxinis excusato</text:p>
      <text:p text:style-name="Standard">Guillaume Gars adjourne messeigneurs ad demain contre Jehan Pierre come</text:p>
      <text:p text:style-name="Standard">Adjournement</text:p>
      <text:p text:style-name="Standard">Chapellain de Saint Nicaise en l'eglise de Paris a respondre</text:p>
      <text:p text:style-name="Standard">Hodie magister Jo. De Hayllies presentavit suas $s$ licteras $lictera$ nominacionis</text:p>
      <text:p text:style-name="Standard">Presentacio licterarum</text:p>
      <text:p text:style-name="Standard">universitatis Par. ad beneficia sibi conferenda ad collacionem dominorum</text:p>
      <text:p text:style-name="Standard">nominacionis universitatis</text:p>
      <text:p text:style-name="Standard">Episcopi decani et capituli Par. se recommendendo etc. De data M. CCCC xlvi xxvii.</text:p>
      <text:p text:style-name="Standard">februarii</text:p>
      <text:p text:style-name="Standard">Hodie Jo. de Lison tenens domum que fuit m. Jo. Ysembart in vico Pastri</text:p>
      <text:p text:style-name="Standard">requisivit et summavit capitulum ut micteret ibidem aliquos $ut$ ad visitandum</text:p>
      <text:p text:style-name="Standard">De domo que fuit m.</text:p>
      <text:p text:style-name="Standard">et videndum reparaciones neccessarias in dicta domo propter quod deputati sunt domini</text:p>
      <text:p text:style-name="Standard">Jo. Ysembart</text:p>
      <text:p text:style-name="Standard">De Croces Pion et Bastardi ad visitandum dictas reparaciones et $repara$</text:p>
      <text:p text:style-name="Standard">refferendum</text:p>
      <text:p text:style-name="Standard">Habeant matricularii layci qui servient et fierent debitum suum</text:p>
      <text:p text:style-name="Standard">De matriculariis</text:p>
      <text:p text:style-name="Standard">in ecclesia actu panem Capituli in presenti $instan$ Quadragesima prout in anno preterito</text:p>
      <text:p text:style-name="Standard">laycis.</text:p>
      <text:p text:style-name="Standard">Cancellarius</text:p>
      <text:p text:style-name="Standard">Ordeimonte</text:p>
      <text:p text:style-name="Standard">e</text:p>
      <text:p text:style-name="Standard">Pecierunt dispensari ut possint commedere butirum in presenti</text:p>
      <text:p text:style-name="Standard">Dispensati pro commedendo Chacy</text:p>
      <text:p text:style-name="Standard">Quadragesima Super quo remictitur eis et aliis qui similiter</text:p>
      <text:p text:style-name="Standard">butirum</text:p>
      <text:p text:style-name="Standard"><text:soft-page-break/>Breton</text:p>
      <text:p text:style-name="Standard">Gaillon</text:p>
      <text:p text:style-name="Standard">voluerint et pecierint in eorum consciencia</text:p>
      <text:p text:style-name="Standard">Bussi</text:p>
      <text:p text:style-name="Standard">ᗞe molendino</text:p>
      <text:p text:style-name="Standard">Cancellarius } deputantur pro facto Molendini de Criscollio / videlicet ad loquendum</text:p>
      <text:p text:style-name="Standard">ᗞe ᑕristollio</text:p>
      <text:p text:style-name="Standard">De Croces } cum Parisot et uno alio de quo hic locutum est</text:p>
      <text:p text:style-name="Standard">Hodie dominus Jo. de Savigny commissus apud Liricantum $exhib$ retulit</text:p>
      <text:p text:style-name="Standard">recepisse de oblacionibus dictis loci . C. scuta auri et de lx. ad iiiixx l. cere</text:p>
      <text:p text:style-name="Standard">ᗞe C. scutis receptis</text:p>
      <text:p text:style-name="Standard">que Centum scuta recepit m. Jo. du ᗞrac pro emendo bladum pro</text:p>
      <text:p text:style-name="Standard">pro m. Jo. du ᗞrac</text:p>
      <text:p text:style-name="Standard">pane capituli . a manibus notari qui ea receperat in capitulo et de hoc faciet</text:p>
      <text:p text:style-name="Standard">Receptam et misiam dictus du ᗞrac</text:p>
      <text:p text:style-name="Standard">=FRAN_0393_05221_L.jpg=</text:p>
      <text:p text:style-name="Standard">E dominus Jo.</text:p>
      <text:p text:style-name="Standard">De Souvegny</text:p>
      <text:p text:style-name="Standard">cccc l°.</text:p>
      <text:p text:style-name="Standard">Hodie dominus Johannes de Souvegny ante nominatus habitum ecclesie Parisiensis</text:p>
      <text:p text:style-name="Standard">defferens et commissus ad receptam oblaciones Liricantus Emendavit in manu</text:p>
      <text:p text:style-name="Standard">presidentis eo quod ipse nuper ponderavit coram multitudine copiosa populi supra</text:p>
      <text:p text:style-name="Standard">altare Liricantu certam quantitatem auri</text:p>
      <text:p text:style-name="Standard">Super requesta m. Jo. de Vayli canonici Par. et decani Aurelianensis petentis habere</text:p>
      <text:p text:style-name="Standard">copiam seu extracta nonnullorum registrorum capituli et aliarum rerum faciendum pro sua</text:p>
      <text:p text:style-name="Standard">M. Jo. de Vayli</text:p>
      <text:p text:style-name="Standard">causa contra m. G. Cotin pro facto decanatus Par. Et hoc vigore suarum</text:p>
      <text:p text:style-name="Standard">licterarum compulsariorum hic exhibitarum per m. Jo. Jencien consiliarium</text:p>
      <text:p text:style-name="Standard">regis Placet dominis quod habeat et tradat per declaracionem vocata parte sua</text:p>
      <text:p text:style-name="Standard">ᗞe brachio sancti</text:p>
      <text:p text:style-name="Standard">Mathurini</text:p>
      <text:p text:style-name="Standard">melius et utilius fieri poterit</text:p>
      <text:p text:style-name="Standard">ᗞominica die Brandonnum reverendus in Christo pater dominus G. Dei gracia Par.</text:p>
      <text:p text:style-name="Standard">Episcopus in sua superiori capella episcopali Par. ad presentacionem capituli promovit</text:p>
      <text:p text:style-name="Standard">Promoti ad</text:p>
      <text:p text:style-name="Standard">Jacobum de Veteri monasterio canonici Sancti Stephani de Gressibus . Petrum</text:p>
      <text:p text:style-name="Standard"><text:soft-page-break/>ordines.</text:p>
      <text:p text:style-name="Standard">Baujardonis Johannem Bertrandi et Richeretum Le Poivre clericos</text:p>
      <text:p text:style-name="Standard">capellanos in ecclesia Par. ad accolitatus ordinem favente altissimo.</text:p>
      <text:p text:style-name="Standard">11.</text:p>
      <text:p text:style-name="Standard">Martis post Brandones xvia marcii capitulantibus dominis</text:p>
      <text:p text:style-name="Standard">Sunt xxx valent xx s.</text:p>
      <text:p text:style-name="Standard">Archidiacono de Josayo</text:p>
      <text:p text:style-name="Standard">Victri</text:p>
      <text:p text:style-name="Standard">P Thomas</text:p>
      <text:p text:style-name="Standard">Mondidier</text:p>
      <text:p text:style-name="Standard">Succentore</text:p>
      <text:p text:style-name="Standard">Boullardi</text:p>
      <text:p text:style-name="Standard">Aguenin</text:p>
      <text:p text:style-name="Standard">Cancellario infirmo</text:p>
      <text:p text:style-name="Standard">Bastardi</text:p>
      <text:p text:style-name="Standard">De Courcellis</text:p>
      <text:p text:style-name="Standard">Ordeimonte</text:p>
      <text:p text:style-name="Standard">Despars</text:p>
      <text:p text:style-name="Standard">Jerson</text:p>
      <text:p text:style-name="Standard">Chacy</text:p>
      <text:p text:style-name="Standard">Confranc infirmo</text:p>
      <text:p text:style-name="Standard">Vayli</text:p>
      <text:p text:style-name="Standard">Breton</text:p>
      <text:p text:style-name="Standard">Cotin</text:p>
      <text:p text:style-name="Standard">De Brollio</text:p>
      <text:p text:style-name="Standard">Gaillon</text:p>
      <text:p text:style-name="Standard">Paillard } excusato</text:p>
      <text:p text:style-name="Standard">Melloti</text:p>
      <text:p text:style-name="Standard">Haultny</text:p>
      <text:p text:style-name="Standard">Pion</text:p>
      <text:p text:style-name="Standard">Bussi</text:p>
      <text:p text:style-name="Standard">In causa de Josson loco Paillardi</text:p>
      <text:p text:style-name="Standard">Sohier</text:p>
      <text:p text:style-name="Standard">Fresnoy</text:p>
      <text:p text:style-name="Standard">commictitur Succentor</text:p>
      <text:p text:style-name="Standard">Fraxinis</text:p>
      <text:p text:style-name="Standard"><text:soft-page-break/>De Croces</text:p>
      <text:p text:style-name="Standard">Josson</text:p>
      <text:p text:style-name="Standard">=FRAN_0393_05222_L.jpg=</text:p>
      <text:p text:style-name="Standard">Ordeimonte</text:p>
      <text:p text:style-name="Standard">12.</text:p>
      <text:p text:style-name="Standard">ᗞeputati { Haultny</text:p>
      <text:p text:style-name="Standard">Super requesta m. P. d'Orgemont exponendi quod magister R. Haultny</text:p>
      <text:p text:style-name="Standard">noluit tenere appunctuamentum arbitrorum suorum. Dati sunt commissarii</text:p>
      <text:p text:style-name="Standard">Succentor et Bastardi ad audiendum partes et ad faciendum jus et</text:p>
      <text:p text:style-name="Standard">justiciam partibus ipsis prius auditis</text:p>
      <text:p text:style-name="Standard">De boulengariis</text:p>
      <text:p text:style-name="Standard">Inhibeatur Boulengariis hujus ville Parisius ne de cetero faciant</text:p>
      <text:p text:style-name="Standard">suas congregaciones prout facere consueverunt supra Cuvam in ecclesia</text:p>
      <text:p text:style-name="Standard">diebus dominicis</text:p>
      <text:p text:style-name="Standard">nichil quia infra</text:p>
      <text:p text:style-name="Standard">Ordinatum est quod magister Jo. de Oliva succentor ibit apud Liricantum specialiter</text:p>
      <text:p text:style-name="Standard">pro facto candellarum et ibidem predicabit ostendendo candellas quod de cetero</text:p>
      <text:p text:style-name="Standard">$Sancti Mathurini$</text:p>
      <text:p text:style-name="Standard">non vendant candellas ibidem prout consueverunt videlicet de bourras gallice</text:p>
      <text:p text:style-name="Standard">sed tales quales $prout$ hic venduntur scilicet de bougie Et defferetur</text:p>
      <text:p text:style-name="Standard">secum quoddam Jocale existens in thesauro ecclesie in quo$d$ ponetur quedam</text:p>
      <text:p text:style-name="Standard">reliquia Sancti Mathurini videlicet digitis dicti Sancti</text:p>
      <text:p text:style-name="Standard">ᗞe titulis querendis Bastardi} cujusdam domus existentis versus Sanctum Mathurinum Par. de qua</text:p>
      <text:p text:style-name="Standard">Ordeimonte } commictuntur ad querendum et videndum in thesauro certos titulos</text:p>
      <text:p text:style-name="Standard">hic locutus est De ᑕroces</text:p>
      <text:p text:style-name="Standard">Ordinatum est quod magister Jo. de Oliva succentor ibit apud Sanctum</text:p>
      <text:p text:style-name="Standard">Mathurinum Liricantu in instante festo ᗅnnunciacionis beate Marie Virginis et</text:p>
      <text:p text:style-name="Standard">ibit exortabit populum et maxime illos qui vendunt candelas</text:p>
      <text:p text:style-name="Standard">cere ibidem gallice de bourras ne de cetero vendant tales $candel$</text:p>
      <text:p text:style-name="Standard">candelas sed de bougie gallice prout fit Parisius Et ulterius ordinatum</text:p>
      <text:p text:style-name="Standard">est quod secum deffereret quoddam instrumentum $argenteum$ existens in thesauro ecclesie Par.</text:p>
      <text:p text:style-name="Standard">factum per modum unius templi ad unum cristale supra iiiior pedes</text:p>
      <text:p text:style-name="Standard">modicum deauratum in quo sunt alique reliquie et ad unum</text:p>
      <text:p text:style-name="Standard">pedem argentum ouquel tient .i. cristal a une petite cheenne</text:p>
      <text:p text:style-name="Standard">d'argent blanc ouquel cristul a des os et gensive de Saint</text:p>
      <text:p text:style-name="Standard">Jehan Baptiste comme on dit in quoquidem instrumento seu jocali ponetur digitus</text:p>
      <text:p text:style-name="Standard"><text:soft-page-break/>Sancti Mathurini quia $re$ instrumentum in quo ponitur non est bene</text:p>
      <text:p text:style-name="Standard">honestum / et de argento ipsius instrumenti reparabitur dictum reliquiare</text:p>
      <text:p text:style-name="Standard">Hodie sedentibus pro tribunali ad barram claustri$ali$ dominis Succentore et</text:p>
      <text:p text:style-name="Standard">Bastardi officiale capituli ad hoc commissis per capitulum magister Jo. Josson capellanus</text:p>
      <text:p text:style-name="Standard">in ecclesia Par. ibidem presens qui erat in causa contra promotorem ᑕapituli</text:p>
      <text:p text:style-name="Standard">per eorum ordinacionem fuit incarceratus pro sua confessione habenda</text:p>
      <text:p text:style-name="Standard">et in scriptis redigenda super proposicionem per dictum promotorem</text:p>
      <text:p text:style-name="Standard">De Sancto</text:p>
      <text:p text:style-name="Standard">de</text:p>
      <text:p text:style-name="Standard">Mathurino</text:p>
      <text:p text:style-name="Standard">Josson</text:p>
      <text:p text:style-name="Standard">=FRAN_0393_05223_L.jpg=</text:p>
      <text:p text:style-name="Standard">CCCCl°</text:p>
      <text:p text:style-name="Standard">Mercurii xvii marcii</text:p>
      <text:p text:style-name="Standard">Hodie magister Jo. Josson presbyter capellanus in ecclesia Par. supranominatus Emendavit sponte</text:p>
      <text:p text:style-name="Standard">in manibus dominorum Succentoris et Jo. Bastardi ad hoc commissorum per capitulum eo quod ipse</text:p>
      <text:p text:style-name="Standard">alias et nuper prout confessus est tradidit cuidem custuracio vocato Petro</text:p>
      <text:p text:style-name="Standard">quandam domum spectantem sue capellanie sitam juxta et prope parvum pontem tamquam proprietarius</text:p>
      <text:p text:style-name="Standard">ejusdem et tamen non erat proprietarius prout confessus est / sed prout eciam</text:p>
      <text:p text:style-name="Standard">confessus est bene verum est quod ipse fecerat eam $promo$ proclamari et ipsam domum</text:p>
      <text:p text:style-name="Standard">tradiderat ipsi custario pro vi £. par. videlicet C s. ad utilitatem sue capellanie et xx s.</text:p>
      <text:p text:style-name="Standard">ad ejus utilitatem quos ipse custurarius poterat redimere et hoc fecerat pro</text:p>
      <text:p text:style-name="Standard">recuperando certus misias per ipsum Josson ut dicebat propter hoc factas Emendavit</text:p>
      <text:p text:style-name="Standard">eciam eo quod in licteris tractatus super hoc confectis juraverat et promiserat tenere hujusmodi</text:p>
      <text:p text:style-name="Standard">tradicionem et tractatum et ratifficari facere per capitulum quod non fecerat sed</text:p>
      <text:p text:style-name="Standard">depost alteri videlicet cuidem Guimiier librario tradiderat eandem domum de consensu</text:p>
      <text:p text:style-name="Standard">capituli pro majori precio propter quod deceperat dictum custurarium Emendavit eciam</text:p>
      <text:p text:style-name="Standard">eo quod ipse alienaverat calicem sue capellanie auctoritate sua propria Quequidem emenda</text:p>
      <text:p text:style-name="Standard">fuit taxata ad ii. Marchas argent salva gracia et moderacione Capituli et fuit</text:p>
      <text:p text:style-name="Standard">condempnatus ad restituendum hujusmodi calicem et de hoc tradere caucionem sufficente</text:p>
      <text:p text:style-name="Standard">Josson</text:p>
      <text:p text:style-name="Standard">Emenda</text:p>
      <text:p text:style-name="Standard">Jovis post Brandones xviii marcii capitulantibus dominis.</text:p>
      <text:p text:style-name="Standard">Archidiacono de Josayo</text:p>
      <text:p text:style-name="Standard">Victri</text:p>
      <text:p text:style-name="Standard"><text:soft-page-break/>Succentore</text:p>
      <text:p text:style-name="Standard">Mondidier</text:p>
      <text:p text:style-name="Standard">Sohier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Bastardi</text:p>
      <text:p text:style-name="Standard">P. Thomas</text:p>
      <text:p text:style-name="Standard">Breton</text:p>
      <text:p text:style-name="Standard">Aguenin</text:p>
      <text:p text:style-name="Standard">Boullardi</text:p>
      <text:p text:style-name="Standard">Cotin</text:p>
      <text:p text:style-name="Standard">Gaillon</text:p>
      <text:p text:style-name="Standard">Jerson</text:p>
      <text:p text:style-name="Standard">Bastardi</text:p>
      <text:p text:style-name="Standard">Haultny</text:p>
      <text:p text:style-name="Standard">De Courcellis</text:p>
      <text:p text:style-name="Standard">Despars</text:p>
      <text:p text:style-name="Standard">Vayli</text:p>
      <text:p text:style-name="Standard">Cancellario</text:p>
      <text:p text:style-name="Standard">} infirmis</text:p>
      <text:p text:style-name="Standard">Bussi</text:p>
      <text:p text:style-name="Standard">De Brollio</text:p>
      <text:p text:style-name="Standard">Confranc</text:p>
      <text:p text:style-name="Standard">Fresnoy</text:p>
      <text:p text:style-name="Standard">Melloti</text:p>
      <text:p text:style-name="Standard">De Croces</text:p>
      <text:p text:style-name="Standard">Pion</text:p>
      <text:p text:style-name="Standard">Habeat Robertus ᗞoc alterius iiiior matriculariorum laycorum panem capituli</text:p>
      <text:p text:style-name="Standard">usque ad Pascha proxime dumtaxat obstante sua infirmate</text:p>
      <text:p text:style-name="Standard">P. Normant</text:p>
      <text:p text:style-name="Standard">Dispensatum est cum magistro P. Normanni de veniendo ad matutinas</text:p>
      <text:p text:style-name="Standard">usque ad Pascha. solum ut petit et hoc de gracia propter ejus infirmitatem</text:p>
      <text:p text:style-name="Standard">13.</text:p>
      <text:p text:style-name="Standard">Ro. ᗞoc</text:p>
      <text:p text:style-name="Standard"><text:soft-page-break/>=FRAN_0393_05224_L.jpg=</text:p>
      <text:p text:style-name="Standard">Aguenin } commictuntur ad videndum quandam domum de qua hic locutus</text:p>
      <text:p text:style-name="Standard">Commissi pro</text:p>
      <text:p text:style-name="Standard">quadam domo</text:p>
      <text:p text:style-name="Standard">De Croces } est dictus De Croces sitam</text:p>
      <text:p text:style-name="Standard">De domo in vico de la Charronnerie de qua hic locutus est</text:p>
      <text:p text:style-name="Standard">De domo in vico de</text:p>
      <text:p text:style-name="Standard">De Croces audiatur oppinio consilii ecclesie</text:p>
      <text:p text:style-name="Standard">la Charronnerie</text:p>
      <text:p text:style-name="Standard">Canonicatus et prebenda Sancti Stephani de Gressibus quos nuper</text:p>
      <text:p text:style-name="Standard">obtinebat dominus P. Pasquine vacante ad presens per resignacionem</text:p>
      <text:p text:style-name="Standard">m. Jo. Aguenin canonici Par. procuratoris et nomine procuratorio dicti Pasquine</text:p>
      <text:p text:style-name="Standard">in manibus capituli factam et admissam ex causa tamen permutacionis</text:p>
      <text:p text:style-name="Standard">et non alias faciende de ipsis canonicatu et prebenda suisque juribus et pertinenciis</text:p>
      <text:p text:style-name="Standard">universis / cum domino Johanne Chausson presbytero ad capellaniam Sanctorum P. et</text:p>
      <text:p text:style-name="Standard">Pauli in ecclesia Sancti Mathurini Par. suaque jura . Salvo</text:p>
      <text:p text:style-name="Standard">jure cujuslibet prestito prius per dictos procuratorem nomine quo supra</text:p>
      <text:p text:style-name="Standard">Collacio canonicatus et</text:p>
      <text:p text:style-name="Standard">prebende Sancti Stephani .</text:p>
      <text:p text:style-name="Standard">et Johannem Chausson juramento quod in hujusmodi resignacione non intervenient</text:p>
      <text:p text:style-name="Standard">de Gressibus</text:p>
      <text:p text:style-name="Standard">fraus dolus etc . Collati sunt dicto domino Johanni Chausson</text:p>
      <text:p text:style-name="Standard">presenti / qui juravit in forma et fuit installus in choris Par. et</text:p>
      <text:p text:style-name="Standard">dicti Sancti Stephani ecclesiarum . servatis solennitatibus assuetis</text:p>
      <text:p text:style-name="Standard">ᗅrchidiacono de Josayo domini deputantur ad loquendum cum Petro de Saulx.</text:p>
      <text:p text:style-name="Standard">De Croces</text:p>
      <text:p text:style-name="Standard">Commissi pro P.</text:p>
      <text:p text:style-name="Standard">qui offert vendere ecclesie xii scuta auri</text:p>
      <text:p text:style-name="Standard">Victri et</text:p>
      <text:p text:style-name="Standard">de Saulx.</text:p>
      <text:p text:style-name="Standard">redditus super quibusdam hereditagiis suis</text:p>
      <text:p text:style-name="Standard">declaratis in quadam cedula hic exhibita per dictum De Croces</text:p>
      <text:p text:style-name="Standard">et sibi prius tradita per Bouchassin / et refferendum</text:p>
      <text:p text:style-name="Standard">Domini</text:p>
      <text:p text:style-name="Standard">Archidiaconus de Josayo</text:p>
      <text:p text:style-name="Standard">Commissi pro religiosis</text:p>
      <text:p text:style-name="Standard"><text:soft-page-break/>deputantur ad loquendum cum magistro et religiosis</text:p>
      <text:p text:style-name="Standard">domus dei pro domo in</text:p>
      <text:p text:style-name="Standard">De Croces .</text:p>
      <text:p text:style-name="Standard">domus Dei Par. pro facto domus in</text:p>
      <text:p text:style-name="Standard">vico de Bethesi</text:p>
      <text:p text:style-name="Standard">Victri et</text:p>
      <text:p text:style-name="Standard">vico de Bethesi / et ad videndum licteras</text:p>
      <text:p text:style-name="Standard">de Fresnes</text:p>
      <text:p text:style-name="Standard">et refferendum</text:p>
      <text:p text:style-name="Standard">14.</text:p>
      <text:p text:style-name="Standard">=FRAN_0393_05225_L.jpg=</text:p>
      <text:p text:style-name="Standard">cccc $lii$ l.</text:p>
      <text:p text:style-name="Standard">Sabbati post Brandones xx. marci capitulantibus dominis</text:p>
      <text:p text:style-name="Standard">Archidiacono de Josayo</text:p>
      <text:p text:style-name="Standard">Victri</text:p>
      <text:p text:style-name="Standard">P. Thomas</text:p>
      <text:p text:style-name="Standard">Succentore</text:p>
      <text:p text:style-name="Standard">Mondidier</text:p>
      <text:p text:style-name="Standard">Boullardi</text:p>
      <text:p text:style-name="Standard">Cancellario</text:p>
      <text:p text:style-name="Standard">Ordeimonte</text:p>
      <text:p text:style-name="Standard">Bastardi</text:p>
      <text:p text:style-name="Standard">Despars</text:p>
      <text:p text:style-name="Standard">Chacy</text:p>
      <text:p text:style-name="Standard">Paillardi</text:p>
      <text:p text:style-name="Standard">Pion</text:p>
      <text:p text:style-name="Standard">Breton</text:p>
      <text:p text:style-name="Standard">Aguenin</text:p>
      <text:p text:style-name="Standard">Confranc infirmo</text:p>
      <text:p text:style-name="Standard">Cotin</text:p>
      <text:p text:style-name="Standard">ᗞe Courcellis</text:p>
      <text:p text:style-name="Standard">Bussi</text:p>
      <text:p text:style-name="Standard">Gaillon</text:p>
      <text:p text:style-name="Standard">De Brollio</text:p>
      <text:p text:style-name="Standard">Haultny</text:p>
      <text:p text:style-name="Standard">Melloti</text:p>
      <text:p text:style-name="Standard"><text:soft-page-break/>Fresnoy</text:p>
      <text:p text:style-name="Standard">Sohier</text:p>
      <text:p text:style-name="Standard">De Croces</text:p>
      <text:p text:style-name="Standard">Fraxinis</text:p>
      <text:p text:style-name="Standard">Perrin musnier sergent etc. a adjourné messeigneurs a lundi contre Jehan Lienard</text:p>
      <text:p text:style-name="Standard">sur deux deffaulx devant Pierre Turquan.</text:p>
      <text:p text:style-name="Standard">Super requesta m. Jo. Josson petentis graciam de sua emenda taxata</text:p>
      <text:p text:style-name="Standard">ad .ii. marchas argenti remictitur pro una marcha argent solvendo in</text:p>
      <text:p text:style-name="Standard">proumptu / et restituendo calicem sue capellanie de quo supra</text:p>
      <text:p text:style-name="Standard">De quoddam molendino de Corbereuse de quo hic locutus est de Croces</text:p>
      <text:p text:style-name="Standard">tradendo imperpetuum pro quo offertur summa iii f. pro anno proviso quod tradantur</text:p>
      <text:p text:style-name="Standard">De molendino peccuniis per modum mutui Super quo remictitur discrecioni dicti De Croces</text:p>
      <text:p text:style-name="Standard">de Corbereuze.</text:p>
      <text:p text:style-name="Standard">officiarii de tradendo vel non et de modo etc tamen domini non sunt</text:p>
      <text:p text:style-name="Standard">oppinionis mutuare peccunas.</text:p>
      <text:p text:style-name="Standard">De domo de Oe</text:p>
      <text:p text:style-name="Standard">De domo de Oe. prope Silvanectensem de qua hic locutus est</text:p>
      <text:p text:style-name="Standard">dictus de Croces officiarius horarum tradenda . ordinatum est quod videantur</text:p>
      <text:p text:style-name="Standard">Tituli.</text:p>
      <text:p text:style-name="Standard">Audita relacione m. V. de Croces officiarii etc. Placet dominis renunciare</text:p>
      <text:p text:style-name="Standard">opposicioni alias facte videlicet anno cccc xxx. vel xxxi per m. Albertum</text:p>
      <text:p text:style-name="Standard">Le Prongneux tunc officiarium anniversariorum cuidem domui site in vico Sancti</text:p>
      <text:p text:style-name="Standard">De domo in vico Sancti</text:p>
      <text:p text:style-name="Standard">Mathurini que fuit Jo. Gorre marescali et de presenti pertinetur</text:p>
      <text:p text:style-name="Standard">Mathurini.</text:p>
      <text:p text:style-name="Standard">G. Marc quequidem opposicio fuit alias facta pro conservando capitulo xvii s. p.</text:p>
      <text:p text:style-name="Standard">redditus et pro duobus annis arreragiorum et facta fuit proclamacio dicte domus</text:p>
      <text:p text:style-name="Standard">per canonicos Sancti Benedicti pro conservando eis xix s. p. redditus et fundi terre</text:p>
      <text:p text:style-name="Standard">adjournement</text:p>
      <text:p text:style-name="Standard">Josson</text:p>
      <text:p text:style-name="Standard">15</text:p>
      <text:p text:style-name="Standard">=FRAN_0393_05226_L.jpg=</text:p>
      <text:p text:style-name="Standard">16</text:p>
      <text:p text:style-name="Standard">Promoti ad</text:p>
      <text:p text:style-name="Standard">ordines</text:p>
      <text:p text:style-name="Standard">Sabbati in jejuniis iiiior temporum post Brandones</text:p>
      <text:p text:style-name="Standard"><text:soft-page-break/>Reverendus in Christo pater dominus G. Dei gracia episcopi Par. in sua</text:p>
      <text:p text:style-name="Standard">superioni capella episcopali Par. sacros ordines celebrans ad</text:p>
      <text:p text:style-name="Standard">presentacionem capituli Par. m. P. Morain Richerium Lepoivre P.</text:p>
      <text:p text:style-name="Standard">Baujardonis Galesium Gourdin capellanos in ecclesia Par. Jacobum</text:p>
      <text:p text:style-name="Standard">de Veteri Monasterii canonicum sancti Ste. de Gressibus accolitos ad subdiaconum</text:p>
      <text:p text:style-name="Standard">Jo. Pierre capellanum in dicta ecclesia subdiaconum ad diaconum P. Laduré clericum</text:p>
      <text:p text:style-name="Standard">eciam capellanum in dicta ecclesia ad accolitum ordinatum favente altissimo</text:p>
      <text:p text:style-name="Standard">rite et canonice promovit / Et Johanni filio Johannis de Calays</text:p>
      <text:p text:style-name="Standard">puero chori de Par. dedit tonsuram seu coronam .</text:p>
      <text:p text:style-name="Standard">Sequitur quedam ordinacio facta per dominum episcopum Par.</text:p>
      <text:p text:style-name="Standard">et capitulum Par. ante Pascha ccccli</text:p>
      <text:p text:style-name="Standard">ᗅnno domini m° cccc. li. Currente . C. pro lictera dominicali accidit</text:p>
      <text:p text:style-name="Standard">festum Pasche in die Sancti Marci euvangelisti et fuerunt</text:p>
      <text:p text:style-name="Standard">festa que venerunt inter xi° kalendas maii et octabas apostolorum Petri et Pauli celebrata</text:p>
      <text:p text:style-name="Standard">in modo qui sequitur .</text:p>
      <text:p text:style-name="Standard">Primo dominica iia maii de octabis Pasche fiet</text:p>
      <text:p text:style-name="Standard">Lune de dominica de Quasimodo</text:p>
      <text:p text:style-name="Standard">Martis de Sancto Quiriaco die suo</text:p>
      <text:p text:style-name="Standard">Mercurii sequente de invencione sancte Crucis</text:p>
      <text:p text:style-name="Standard">Jovis de sancto Johanne ante portam latinam die suo</text:p>
      <text:p text:style-name="Standard">Veneris de sancto Marco cum processione</text:p>
      <text:p text:style-name="Standard">Sabbato de sanctis Jacobo et Philipo apostolis .</text:p>
      <text:p text:style-name="Standard">Dominica viia idus maii de translacione sancti Nicolay die suo</text:p>
      <text:p text:style-name="Standard">Lune sequente de dominica missa domini cum missa Gordiani et</text:p>
      <text:p text:style-name="Standard">Epimachi martyrum et Mathurini confessorum</text:p>
      <text:p text:style-name="Standard">Martis sequente de invencione corporum beati Dionisii sociorumque</text:p>
      <text:p text:style-name="Standard">ejus cum missa Mamerti et Maioli</text:p>
      <text:p text:style-name="Standard">Mercurii de sanctis Nereo et ᗅchilleo atque Pancracio die suo</text:p>
      <text:p text:style-name="Standard">Jovis de sancto Georgio</text:p>
      <text:p text:style-name="Standard">Veneris de sancto Petro martire</text:p>
      <text:p text:style-name="Standard">Sabbato de sancto Eutropio cum missa Honorati episcopi et confessoris xvii°</text:p>
      <text:p text:style-name="Standard">kalendas junii dominica jubilate</text:p>
      <text:p text:style-name="Standard">Lune sequente de apocalipsi etc.</text:p>
      <text:p text:style-name="Standard">=FRAN_0393_05227_L.jpg=</text:p>
      <text:p text:style-name="Standard">cccc l°</text:p>
      <text:p text:style-name="Standard">17.</text:p>
      <text:p text:style-name="Standard"><text:soft-page-break/>De festis autem que occurrunt circa festum Ascencionis domini</text:p>
      <text:p text:style-name="Standard">et Penthecostes ita fiet</text:p>
      <text:p text:style-name="Standard">V° kalendas junii feria via de sancto Germano Episcopo Par. die suo cum</text:p>
      <text:p text:style-name="Standard">missa Caramii</text:p>
      <text:p text:style-name="Standard">Sabbato de Epistolis Jacobi etc.</text:p>
      <text:p text:style-name="Standard">Dominica sequente vocem jocundicatis die suo</text:p>
      <text:p text:style-name="Standard">Lune sequente ultima maii de sancto Landerico cum missa Canci</text:p>
      <text:p text:style-name="Standard">Canciani et Cancianille martirum et Petronille virginis</text:p>
      <text:p text:style-name="Standard">et cum missa Jejunii. et processionis rogacionum</text:p>
      <text:p text:style-name="Standard">Martis de rogacionibus cum missa Nicomedis.</text:p>
      <text:p text:style-name="Standard">Mercurii de Rogacionibus cum missa Marcellini et Petri</text:p>
      <text:p text:style-name="Standard">Jovis iii° nonas junii de ascensione die suo</text:p>
      <text:p text:style-name="Standard">Veneris sequente de octabis ascencionis domini</text:p>
      <text:p text:style-name="Standard">Sabbati de sancto Blasio</text:p>
      <text:p text:style-name="Standard">viii idus junii de dominica infra octabas ascencionis</text:p>
      <text:p text:style-name="Standard">Lune sequente de sancto Fereolo et Ferrucione</text:p>
      <text:p text:style-name="Standard">Martis de translacione capitis beati Ludovici cum missa</text:p>
      <text:p text:style-name="Standard">Medardi et Gildardi</text:p>
      <text:p text:style-name="Standard">Mercurii de sanctis Gervasio et Prothasio cum missa Primi et Felicis</text:p>
      <text:p text:style-name="Standard">Jovis de octabis ascencionis domini.</text:p>
      <text:p text:style-name="Standard">Veneris de Sancto Barnaba apostolo die suo</text:p>
      <text:p text:style-name="Standard">Sabbati de vigillia Penthecostes missa Basilidi Cirini et Naboris etc.</text:p>
      <text:p text:style-name="Standard">Dominica idus junii festum Penthecostes missa nulla eciam si fuerit</text:p>
      <text:p text:style-name="Standard">festum ix lectionum usque in crastinum</text:p>
      <text:p text:style-name="Standard">Per octabas penthecostes de festis trium lectionum fit missa</text:p>
      <text:p text:style-name="Standard">Sabbati infra octabas penthecostes fit more solito processio apud</text:p>
      <text:p text:style-name="Standard">Sanctum Gervasium et Prothasium</text:p>
      <text:p text:style-name="Standard">xii° kalenda julii dominica in octabis penthecoestes de Trinitate</text:p>
      <text:p text:style-name="Standard">Lune sequente de Sancto Leuffredo die suo</text:p>
      <text:p text:style-name="Standard">Martis de exposicione. Homo quidem et incipit historia Deum</text:p>
      <text:p text:style-name="Standard">omnium cum missa Paulini.</text:p>
      <text:p text:style-name="Standard">=FRAN_0393_05228_L.jpg=</text:p>
      <text:p text:style-name="Standard">18.</text:p>
      <text:p text:style-name="Standard">Mercurii de libro Regum cum exposicione Fuit in diebus</text:p>
      <text:p text:style-name="Standard">Herodis et missa de vigillia sancti Jo. Baptiste cum jejunio .</text:p>
      <text:p text:style-name="Standard">Jovis de Sancto Sacramento et in ultimis vesperis fiet missa de Sancto Johanne</text:p>
      <text:p text:style-name="Standard"><text:soft-page-break/>Baptiste et eciam Agraldi et eciam Angliberti cum processione apud</text:p>
      <text:p text:style-name="Standard">Sanctum Jo. Rotundi et dicentur matutine de die cum missa et processione</text:p>
      <text:p text:style-name="Standard">consuetis</text:p>
      <text:p text:style-name="Standard">Veneris sequente de Sancto Johanne Baptiste cum missa Agraldi et Angilberti</text:p>
      <text:p text:style-name="Standard">Sabbati Johannis et Pauli die suo</text:p>
      <text:p text:style-name="Standard">V° Kalendas julii de dominica infra octabas Sancti Sacramenti</text:p>
      <text:p text:style-name="Standard">Lune de octabis beati Johannis Baptiste cum exposicione missa et</text:p>
      <text:p text:style-name="Standard">Jejunio de $villig$ vigillia apostolorum Petri et Pauli missa Leonis</text:p>
      <text:p text:style-name="Standard">Martis de apostolis Petro et Paulo</text:p>
      <text:p text:style-name="Standard">Mercurii de commemoracione sancti Pauli cum processione die suo</text:p>
      <text:p text:style-name="Standard">Jovis de octabis Sancti Sacramentis missa Leonii</text:p>
      <text:p text:style-name="Standard">Veneris de octabis sancti Johannis Baptiste cum missa Protessi et Martiniani</text:p>
      <text:p text:style-name="Standard">Sabbati de translacione beati Eligii .</text:p>
      <text:p text:style-name="Standard">Dominica iiiio nonas julii de translacione beati Martini die suo</text:p>
      <text:p text:style-name="Standard">Lune sequente de Sancto Marciale</text:p>
      <text:p text:style-name="Standard">Exposiciones dominicales post Trinitatem usque ad Assumpcionem</text:p>
      <text:p text:style-name="Standard">Beate Marie Virginis diebus sequentibus ita fiet</text:p>
      <text:p text:style-name="Standard">P. secunda exposicio fiet die sanctorum Claudii $sp$ Simphoriani et Nursrati</text:p>
      <text:p text:style-name="Standard">Tercia exposicio fiet feria iia post festum translacionis sancti Benedicti</text:p>
      <text:p text:style-name="Standard">Quarta quinta et sexta exposiciones fient post festum sancti Turiani</text:p>
      <text:p text:style-name="Standard">videlicet feria iiiia va et via</text:p>
      <text:p text:style-name="Standard">Sabbati vero fiet de libro</text:p>
      <text:p text:style-name="Standard">viia exposicio fiet feria iia post festum sancti Arnulphi</text:p>
      <text:p text:style-name="Standard">viiia exposicio fiet feria via sequente</text:p>
      <text:p text:style-name="Standard">Nona exposicio penultima die mensis julii</text:p>
      <text:p text:style-name="Standard">Decima exposicio feria iia post festum sancti Petri ad vincula</text:p>
      <text:p text:style-name="Standard">xia exposicio feria quinta sequente</text:p>
      <text:p text:style-name="Standard">xiia exposicio in vigillia sancti Laurencii</text:p>
      <text:p text:style-name="Standard">xiiia exposicio fiet de sancti Tiburcii</text:p>
      <text:p text:style-name="Standard">=FRAN_0393_05229_L.jpg=</text:p>
      <text:p text:style-name="Standard">CCCC.l°</text:p>
      <text:p text:style-name="Standard">19 .</text:p>
      <text:p text:style-name="Standard">Martis post reminiscere</text:p>
      <text:p text:style-name="Standard">xxiii marcii post synodum capituli capitulantibus dominis</text:p>
      <text:p text:style-name="Standard">Archidiacono de Josayo</text:p>
      <text:p text:style-name="Standard">Victri</text:p>
      <text:p text:style-name="Standard"><text:soft-page-break/>Succentore</text:p>
      <text:p text:style-name="Standard">Confranc</text:p>
      <text:p text:style-name="Standard">De Croces</text:p>
      <text:p text:style-name="Standard">Cancellario</text:p>
      <text:p text:style-name="Standard">Barre</text:p>
      <text:p text:style-name="Standard">infirmis</text:p>
      <text:p text:style-name="Standard">Bastardi</text:p>
      <text:p text:style-name="Standard">Ordeimonte</text:p>
      <text:p text:style-name="Standard">Paillard</text:p>
      <text:p text:style-name="Standard">Jerson</text:p>
      <text:p text:style-name="Standard">Chacy</text:p>
      <text:p text:style-name="Standard">Aguenin }excusatis</text:p>
      <text:p text:style-name="Standard">Mellot</text:p>
      <text:p text:style-name="Standard">Breton</text:p>
      <text:p text:style-name="Standard">De Brollio</text:p>
      <text:p text:style-name="Standard">Vayli</text:p>
      <text:p text:style-name="Standard">Cotin</text:p>
      <text:p text:style-name="Standard">T de Courcellis</text:p>
      <text:p text:style-name="Standard">Gaillon</text:p>
      <text:p text:style-name="Standard">Pion</text:p>
      <text:p text:style-name="Standard">Bussi</text:p>
      <text:p text:style-name="Standard">P Thomas</text:p>
      <text:p text:style-name="Standard">Haultny</text:p>
      <text:p text:style-name="Standard">Fraxinis</text:p>
      <text:p text:style-name="Standard">Fresnoy</text:p>
      <text:p text:style-name="Standard">Sohier</text:p>
      <text:p text:style-name="Standard">Super requesta canonicorum Sancti Stephani de Gressibus petencium capitulo solvi de</text:p>
      <text:p text:style-name="Standard">duobus modiis grani . deputantur De Croces et Bastardi ad videndum eorum</text:p>
      <text:p text:style-name="Standard">titulos et jura Et refferendum</text:p>
      <text:p text:style-name="Standard">Hodie fuerunt lecte et presentate ordinaciones supradicte de festis observandis</text:p>
      <text:p text:style-name="Standard">et celebrandis coram omnibus ibidem existentibus quibus preceptum fuit ipsas observare</text:p>
      <text:p text:style-name="Standard">et capere copiam a notario capituli</text:p>
      <text:p text:style-name="Standard">Fiat obitus Gregorii pape die suo et distribuantur xvi l. p. quas</text:p>
      <text:p text:style-name="Standard">tradet dominus Archidiaconus de Josayo die veneris proxime de officio de Ave Regina</text:p>
      <text:p text:style-name="Standard">Ad supplicacionem m. Jo. Josson placet dominis quod ipse teneatur quictus pro quatuor scutorum</text:p>
      <text:p text:style-name="Standard">auri quos hodie presentavit in capitulo pro sua emenda nuper gagiata proviso</text:p>
      <text:p text:style-name="Standard"><text:soft-page-break/>quod tradat caucionem sufficientem de restituendo calicem sue capellanie qui obligavit</text:p>
      <text:p text:style-name="Standard">certam vineam suam pro restitucione hujumodi calicem infra nativitatem Domini</text:p>
      <text:p text:style-name="Standard">Et est ordinatum quod dicta quatuor scuta tradantur officiali capituli super suis vadiis prout</text:p>
      <text:p text:style-name="Standard">scuta</text:p>
      <text:p text:style-name="Standard">factum fuit per camerarium clericum videlicet magistro Jo. Melleti officiali capituli</text:p>
      <text:p text:style-name="Standard">Tradat De Croces pro obitu de Juvenel xii l. p.</text:p>
      <text:p text:style-name="Standard">xxv.</text:p>
      <text:p text:style-name="Standard">Jovis marcii fuit festum Annunciacionis Beate Marie Virginis</text:p>
      <text:p text:style-name="Standard">De canonicis Sancti</text:p>
      <text:p text:style-name="Standard">Ste. de Gressibus</text:p>
      <text:p text:style-name="Standard">De festis conservandis</text:p>
      <text:p text:style-name="Standard">De obitu pape</text:p>
      <text:p text:style-name="Standard">Gregorii</text:p>
      <text:p text:style-name="Standard">Josson</text:p>
      <text:p text:style-name="Standard">Juvenel</text:p>
      <text:p text:style-name="Standard">Festum</text:p>
      <text:p text:style-name="Standard">=FRAN_0393_05230_L.jpg=</text:p>
      <text:p text:style-name="Standard">20.</text:p>
      <text:p text:style-name="Standard">Sabbati xxvii marcii post reminiscere capitulantibus dominis</text:p>
      <text:p text:style-name="Standard">Archidiacono de Josayo</text:p>
      <text:p text:style-name="Standard">Bastard</text:p>
      <text:p text:style-name="Standard">Fresnoy</text:p>
      <text:p text:style-name="Standard">Ordeimonte</text:p>
      <text:p text:style-name="Standard">Aguenin</text:p>
      <text:p text:style-name="Standard">Pion</text:p>
      <text:p text:style-name="Standard">Chacy</text:p>
      <text:p text:style-name="Standard">Jerson</text:p>
      <text:p text:style-name="Standard">Despars</text:p>
      <text:p text:style-name="Standard">Breton</text:p>
      <text:p text:style-name="Standard">Merlot</text:p>
      <text:p text:style-name="Standard">De Courcellis</text:p>
      <text:p text:style-name="Standard">Cotin</text:p>
      <text:p text:style-name="Standard">Vayli</text:p>
      <text:p text:style-name="Standard">Succentore extra pro ecclesia</text:p>
      <text:p text:style-name="Standard">Gaillon</text:p>
      <text:p text:style-name="Standard">P Thomas</text:p>
      <text:p text:style-name="Standard"><text:soft-page-break/>Cancellario } excusatis</text:p>
      <text:p text:style-name="Standard">Barre infirmo</text:p>
      <text:p text:style-name="Standard">Boullardi</text:p>
      <text:p text:style-name="Standard">De Brollio</text:p>
      <text:p text:style-name="Standard">Haultny</text:p>
      <text:p text:style-name="Standard">Fraxinis</text:p>
      <text:p text:style-name="Standard">Confranc infirmo</text:p>
      <text:p text:style-name="Standard">Victri</text:p>
      <text:p text:style-name="Standard">Sohier</text:p>
      <text:p text:style-name="Standard">Mondidier</text:p>
      <text:p text:style-name="Standard">De Croces</text:p>
      <text:p text:style-name="Standard">Paillard</text:p>
      <text:p text:style-name="Standard">Aguenin } adjuncto cum ipsis officiali capituli deputantur in processu m. Jo.</text:p>
      <text:p text:style-name="Standard">Pion } de Conflans presenti capituli elargiti ad faciendum jus et justiciam.</text:p>
      <text:p text:style-name="Standard">Mondidier commissus est cum domino archidiaconus de Josayo loco de</text:p>
      <text:p text:style-name="Standard">Commissi pro</text:p>
      <text:p text:style-name="Standard">Guerinet ad faciendum processum domini Roberti Pire religiosi domus</text:p>
      <text:p text:style-name="Standard">domino Roberto Pire</text:p>
      <text:p text:style-name="Standard">Dei Par. presenti in carceribus capituli</text:p>
      <text:p text:style-name="Standard">Super requesta priorisse domus Dei Par.. Audita relacione m. T.</text:p>
      <text:p text:style-name="Standard">de Victri ad hoc commissi placet dominis eorum consensium videlicet quod quedam</text:p>
      <text:p text:style-name="Standard">domus cum jardino in vico des Lavendieres prope vicum Maubert tradatur</text:p>
      <text:p text:style-name="Standard">cuidem magistro Michaeli de Pons pro viii £. iiii s. p. redditus de quibus poterit</text:p>
      <text:p text:style-name="Standard">redimere xliiii s. p. Ita quod teneatur exponere in reparacionibus neccessariis infra</text:p>
      <text:p text:style-name="Standard">duos annos C £. t.</text:p>
      <text:p text:style-name="Standard">Hodie magister Jo. de Vayli canonicus Par. contendens contra m. G. Cotin pro</text:p>
      <text:p text:style-name="Standard">decanatu Par. peciit consensum capituli silicet quod certe lictere existentes penes</text:p>
      <text:p text:style-name="Standard">Tachier hostiarium parlamenti que tangunt capitulum Barre et Franchomme</text:p>
      <text:p text:style-name="Standard">sibi communicentur quia procurator capituli et dictus m. G. Cotin se opposuerunt</text:p>
      <text:p text:style-name="Standard">ne ita fiat Et ibidem presens dictus Cotin noluit consentire sed</text:p>
      <text:p text:style-name="Standard">contraxit ad hoc super quo ipsis Vayli et Cotin prius a capitulo absentibus</text:p>
      <text:p text:style-name="Standard">ordinatum fuit quod domini archidiaconus de Josayo Mondidier et Victri primo</text:p>
      <text:p text:style-name="Standard">videbunt dictas licteras / et postmodum ordinabitur quid erit agendum</text:p>
      <text:p text:style-name="Standard">et sustinebitur hujusmodi opposicio facta per dictum procuratorem capituli / Et</text:p>
      <text:p text:style-name="Standard">inter cetera dixit idem de Vaili quod renunciavit alias prebende quam nunc obtinet</text:p>
      <text:p text:style-name="Standard">dominus Clemens Melloti / sed acceptavit aliam quam nunc possidet</text:p>
      <text:p text:style-name="Standard"><text:soft-page-break/>ipse de Vaili</text:p>
      <text:p text:style-name="Standard">Conflans.</text:p>
      <text:p text:style-name="Standard">De priorissa</text:p>
      <text:p text:style-name="Standard">domus Dei</text:p>
      <text:p text:style-name="Standard">Vayli</text:p>
      <text:p text:style-name="Standard">Cotin</text:p>
      <text:p text:style-name="Standard">=FRAN_0393_05232_L.jpg=</text:p>
      <text:p text:style-name="Standard">22.</text:p>
      <text:p text:style-name="Standard">Jovis post oculi primus aprilis capitulantibus dominis.</text:p>
      <text:p text:style-name="Standard">Archidiacono de Josayo</text:p>
      <text:p text:style-name="Standard">Fresnoy</text:p>
      <text:p text:style-name="Standard">Succentore</text:p>
      <text:p text:style-name="Standard">Bastard</text:p>
      <text:p text:style-name="Standard">De Croces</text:p>
      <text:p text:style-name="Standard">Boullard</text:p>
      <text:p text:style-name="Standard">Cancellario</text:p>
      <text:p text:style-name="Standard">Vctri</text:p>
      <text:p text:style-name="Standard">Penitenciario</text:p>
      <text:p text:style-name="Standard">Mondidier</text:p>
      <text:p text:style-name="Standard">Sohier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Aguenin</text:p>
      <text:p text:style-name="Standard">P Thomas</text:p>
      <text:p text:style-name="Standard">Breton</text:p>
      <text:p text:style-name="Standard">Renouart</text:p>
      <text:p text:style-name="Standard">Cotin</text:p>
      <text:p text:style-name="Standard">Jerson</text:p>
      <text:p text:style-name="Standard">Pion</text:p>
      <text:p text:style-name="Standard">Gaillon</text:p>
      <text:p text:style-name="Standard">Vayli</text:p>
      <text:p text:style-name="Standard">Despars</text:p>
      <text:p text:style-name="Standard">Haultny</text:p>
      <text:p text:style-name="Standard">Melloti</text:p>
      <text:p text:style-name="Standard"><text:soft-page-break/>Confranc } infirmis</text:p>
      <text:p text:style-name="Standard">Bussi</text:p>
      <text:p text:style-name="Standard">De Brollio</text:p>
      <text:p text:style-name="Standard">Barre }</text:p>
      <text:p text:style-name="Standard">De tribus quarteriis vinee de quibus hic locutus est De Croces</text:p>
      <text:p text:style-name="Standard">audita ejus relacione Placet dominis quod tradantur cuidem Johanni</text:p>
      <text:p text:style-name="Standard">Jo. Roger.</text:p>
      <text:p text:style-name="Standard">Roger pro ii s. par. redditus cum fundo terre</text:p>
      <text:p text:style-name="Standard">De magistro Ro. Thenon decano Nivernensis actore contra m. Jo. de Conflans</text:p>
      <text:p text:style-name="Standard">capellanum ecclesia Par. presenti capituli elargitum hodie exhibitis per dictum Thenon</text:p>
      <text:p text:style-name="Standard">actoris in scriptis confessiones m. Jo. Gilleson presentis in curia Par. et</text:p>
      <text:p text:style-name="Standard">De magistro Ro. Thenon</text:p>
      <text:p text:style-name="Standard">et magistro Jo. de Conflans</text:p>
      <text:p text:style-name="Standard">procuratorio passato dicto de Conflans per dictum actorem ordinatum est quod ipsa</text:p>
      <text:p text:style-name="Standard">causa continuatur ad sabbati proxime per omnium dilacionem ad quam diem</text:p>
      <text:p text:style-name="Standard">comparebit dictus de Conflans in capitulo sub pena convicti casus sibi</text:p>
      <text:p text:style-name="Standard">impositi et se adjunget promotor capituli contra ipsum</text:p>
      <text:p text:style-name="Standard">Quia magister Johannes Vaillant canonicus Sancti Dionisii de Passu in</text:p>
      <text:p text:style-name="Standard">ecclesia Par. nunc commorans in capella regali Par. petiit sibi reddi et</text:p>
      <text:p text:style-name="Standard">restitui suas distribuciones quas nuper lucratus est in dicta ecclesia Par.</text:p>
      <text:p text:style-name="Standard">Conclusum est quia tenetur secundum fundacionem dicti sui beneficii et</text:p>
      <text:p text:style-name="Standard">juramentes per ipsum prestitum facere residencim in dicta ecclesia Par. quod ipse</text:p>
      <text:p text:style-name="Standard">et omnes tales beneficiati in dicta ecclesia Par. summintur et moneantur</text:p>
      <text:p text:style-name="Standard">sub pena privacionem suorum beneficiarum in dicta ecclesia Par. existentium / $aut</text:p>
      <text:p text:style-name="Standard">aut alias via juris et respn de faciendo residenciam et debitum suum in dicta</text:p>
      <text:p text:style-name="Standard">de magistro Johanne</text:p>
      <text:p text:style-name="Standard">ecclesia Et ibidem presens dictus magister Jo. Vaillant ex deliberacione hujusmodi</text:p>
      <text:p text:style-name="Standard">Vaillant</text:p>
      <text:p text:style-name="Standard">fuit summatus requisitus et monitus pro prima vice quod faciat residenciam</text:p>
      <text:p text:style-name="Standard">et debitum suum in dicta ecclesia Par. prout tenetur et juravit et hoc.</text:p>
      <text:p text:style-name="Standard">infra xv dies / alioquin domini procedent contra ipsum ad privacionem sui</text:p>
      <text:p text:style-name="Standard">beneficii aut alias via juris et racionis / Quiquidem magister Jo. respondit</text:p>
      <text:p text:style-name="Standard">quod nichil volebat de provisione et quod eidem renunciabat prout renunciavit</text:p>
      <text:p text:style-name="Standard">sed volebat habere jura sui beneficii . Et propter hoc non habebit suas</text:p>
      <text:p text:style-name="Standard">distribuciones petitas.</text:p>
      <text:p text:style-name="Standard">=FRAN_0393_05231_L.jpg=</text:p>
      <text:p text:style-name="Standard"><text:soft-page-break/>Adjournement</text:p>
      <text:p text:style-name="Standard">Cotin</text:p>
      <text:p text:style-name="Standard">Vayli</text:p>
      <text:p text:style-name="Standard">De clerico m. T.</text:p>
      <text:p text:style-name="Standard">de Victry .</text:p>
      <text:p text:style-name="Standard">Significacion</text:p>
      <text:p text:style-name="Standard">Succentore pro</text:p>
      <text:p text:style-name="Standard">Liricantu</text:p>
      <text:p text:style-name="Standard">21 .</text:p>
      <text:p text:style-name="Standard">CCCC. l.</text:p>
      <text:p text:style-name="Standard">Martis post oculi penultima marcii capitulantibus dominis</text:p>
      <text:p text:style-name="Standard">Archidiacono de Josayo</text:p>
      <text:p text:style-name="Standard">Bastardi</text:p>
      <text:p text:style-name="Standard">Fresnoy</text:p>
      <text:p text:style-name="Standard">Succentore</text:p>
      <text:p text:style-name="Standard">Boullardi</text:p>
      <text:p text:style-name="Standard">De Croces</text:p>
      <text:p text:style-name="Standard">Vayli</text:p>
      <text:p text:style-name="Standard">Cancellario</text:p>
      <text:p text:style-name="Standard">Pion</text:p>
      <text:p text:style-name="Standard">Penitenciario</text:p>
      <text:p text:style-name="Standard">Sohier</text:p>
      <text:p text:style-name="Standard">Victri</text:p>
      <text:p text:style-name="Standard">Ordeimonte</text:p>
      <text:p text:style-name="Standard">Mondidier</text:p>
      <text:p text:style-name="Standard">Fraxinis</text:p>
      <text:p text:style-name="Standard">Melloti</text:p>
      <text:p text:style-name="Standard">Chacy</text:p>
      <text:p text:style-name="Standard">Aguenin</text:p>
      <text:p text:style-name="Standard">Breton</text:p>
      <text:p text:style-name="Standard">Despars</text:p>
      <text:p text:style-name="Standard">De Brollio</text:p>
      <text:p text:style-name="Standard">Cotin</text:p>
      <text:p text:style-name="Standard">Jerson</text:p>
      <text:p text:style-name="Standard">Confranc infirmo</text:p>
      <text:p text:style-name="Standard">Gaillon</text:p>
      <text:p text:style-name="Standard"><text:soft-page-break/>P Thomas</text:p>
      <text:p text:style-name="Standard">Paillard excusato</text:p>
      <text:p text:style-name="Standard">Haultny</text:p>
      <text:p text:style-name="Standard">Bussi</text:p>
      <text:p text:style-name="Standard">Barre infirmo</text:p>
      <text:p text:style-name="Standard">Pierre Le Musnier adjourne messeigneurs a demain contre Jehan Lienart</text:p>
      <text:p text:style-name="Standard">pour veoir tauxer despens</text:p>
      <text:p text:style-name="Standard">hodie magister G. Cotin requisivit quod domini teneant manum sic quod lictere</text:p>
      <text:p text:style-name="Standard">existentes penes Tassier de quibus supra fit mencio sibi possint communicari</text:p>
      <text:p text:style-name="Standard">quia ut dicebat tangunt capitulum / et quod habeat extracta a registris</text:p>
      <text:p text:style-name="Standard">capituli . Et postmodum magister Jo. de Vaili ibidem superveniens dixit quod</text:p>
      <text:p text:style-name="Standard">non se opposuit quando dicto Cotin communicantur dicte lictere et quin</text:p>
      <text:p text:style-name="Standard">habeat dicta extracta .</text:p>
      <text:p text:style-name="Standard">Placet dominis quod clericus m. T. de Victri canonici Par. secum commorans</text:p>
      <text:p text:style-name="Standard">defferat habitum ecclesie .</text:p>
      <text:p text:style-name="Standard">Geffroy Bachellier sergent a signifié à messeigneurs que demain aprés</text:p>
      <text:p text:style-name="Standard">disner on menra les juréz en ung hostel assiz en la rue Perrin</text:p>
      <text:p text:style-name="Standard">Gasselin</text:p>
      <text:p text:style-name="Standard">Hodie dominus Succentor fecit suam relacionem de sua commissione</text:p>
      <text:p text:style-name="Standard">Liricantu et retulit quod die Annunciacionis beate Marie virginis fecit sermonem</text:p>
      <text:p text:style-name="Standard">ibidem ad populum et exposuit suam commissionem . propter quod ordinatum est</text:p>
      <text:p text:style-name="Standard">quod habeat quatuor scuta pro suis penis etc. et quod Phiz.son aurifaber</text:p>
      <text:p text:style-name="Standard">habeat tria scuta pro reparacione reliquiarii ubi positus fuit</text:p>
      <text:p text:style-name="Standard">digitus sancti Mathurini .</text:p>
      <text:p text:style-name="Standard">=FRAN_0393_05233_L.jpg=</text:p>
      <text:p text:style-name="Standard">cccc. l.</text:p>
      <text:p text:style-name="Standard">Sabbati post oculi iiia aprilis capitulantibus dominis</text:p>
      <text:p text:style-name="Standard">Archidiacono de Josayo</text:p>
      <text:p text:style-name="Standard">Victri</text:p>
      <text:p text:style-name="Standard">Succentore</text:p>
      <text:p text:style-name="Standard">Mondidier</text:p>
      <text:p text:style-name="Standard">Cancellario</text:p>
      <text:p text:style-name="Standard">Aguenin</text:p>
      <text:p text:style-name="Standard">Penitenciario</text:p>
      <text:p text:style-name="Standard">Jerson</text:p>
      <text:p text:style-name="Standard">Chacy</text:p>
      <text:p text:style-name="Standard"><text:soft-page-break/>Melloti</text:p>
      <text:p text:style-name="Standard">Breton</text:p>
      <text:p text:style-name="Standard">Boullardi</text:p>
      <text:p text:style-name="Standard">Ordeimonte</text:p>
      <text:p text:style-name="Standard">Fraxinis</text:p>
      <text:p text:style-name="Standard">Cotin</text:p>
      <text:p text:style-name="Standard">P Thomas</text:p>
      <text:p text:style-name="Standard">Gaillon</text:p>
      <text:p text:style-name="Standard">Pion</text:p>
      <text:p text:style-name="Standard">Haultny</text:p>
      <text:p text:style-name="Standard">Fresnoy</text:p>
      <text:p text:style-name="Standard">Bussi</text:p>
      <text:p text:style-name="Standard">De Croces</text:p>
      <text:p text:style-name="Standard">Hodie</text:p>
      <text:p text:style-name="Standard">Domini Jo. Valeti Germanus Watree et Jo. Cormont et nonnulli alii</text:p>
      <text:p text:style-name="Standard">eorum socii pecierunt satisfieri de eorum machicetoria a magister Karolo</text:p>
      <text:p text:style-name="Standard">Boullard et H. Renouart presente dicto Boullard qui peciit audiri</text:p>
      <text:p text:style-name="Standard">super hoc ad primum capitulum / et dixit quod casu quo non audiretur</text:p>
      <text:p text:style-name="Standard">illotunc ipse appellabat in parlamento Et ibidem magister V. De Croces</text:p>
      <text:p text:style-name="Standard">obtulit nomine dicti Renouart tradere eisdem tantum minus debiti dicti</text:p>
      <text:p text:style-name="Standard">De sociis ecclesie</text:p>
      <text:p text:style-name="Standard">Renouart duo scuta . postmodum ipsa die dictus Boullard venit</text:p>
      <text:p text:style-name="Standard">pro machicoteria</text:p>
      <text:p text:style-name="Standard">ad domum notarii capituli et ibidem dixit et declaravit quod non intendebat persistere</text:p>
      <text:p text:style-name="Standard">hujusmodi sue appelacionis sed eidem in quantum opus erat renunciabat prout de facto</text:p>
      <text:p text:style-name="Standard">renunciavit nec se gerit pro appellante presentibus ad hoc domino P. Famuli</text:p>
      <text:p text:style-name="Standard">et G. Fayel</text:p>
      <text:p text:style-name="Standard">De promotore capituli et magistro Ro. Thenon actoribus contra m. Jo. de Conflans presente</text:p>
      <text:p text:style-name="Standard">elargitum citatum ex officio dati sunt commissarii videlicet Guerinet Aguenin</text:p>
      <text:p text:style-name="Standard">et Pion aut duo ipsorum vel unus ad faciendum jus et justiciam eisdem</text:p>
      <text:p text:style-name="Standard">Conflans.</text:p>
      <text:p text:style-name="Standard">partibus ipsis auditis summarie et de plano / et est assignatum eis</text:p>
      <text:p text:style-name="Standard">dies ad martis proxime coram dictis commissariis / et est ordinatum quod magister Jo.</text:p>
      <text:p text:style-name="Standard">Cotart capellanus in dicta ecclesia Par. arrestatur presentis quousque sciatur</text:p>
      <text:p text:style-name="Standard">de veritate</text:p>
      <text:p text:style-name="Standard">Guerinet</text:p>
      <text:p text:style-name="Standard"><text:soft-page-break/>Despars</text:p>
      <text:p text:style-name="Standard">Confranc} infirmis</text:p>
      <text:p text:style-name="Standard">Barre</text:p>
      <text:p text:style-name="Standard">Paillart</text:p>
      <text:p text:style-name="Standard">excusatis</text:p>
      <text:p text:style-name="Standard">De Brollio</text:p>
      <text:p text:style-name="Standard">23</text:p>
      <text:p text:style-name="Standard">=FRAN_0393_05234_L.jpg=</text:p>
      <text:p text:style-name="Standard">24.</text:p>
      <text:p text:style-name="Standard">Martis post letare via de aprilis capitulantibus dominis</text:p>
      <text:p text:style-name="Standard">Archidiacono de Josayo</text:p>
      <text:p text:style-name="Standard">Fresnoy</text:p>
      <text:p text:style-name="Standard">Succentore</text:p>
      <text:p text:style-name="Standard">Fraxinis</text:p>
      <text:p text:style-name="Standard">Paillard</text:p>
      <text:p text:style-name="Standard">Penitenciario</text:p>
      <text:p text:style-name="Standard">Cancellario excusato</text:p>
      <text:p text:style-name="Standard">Aguenin</text:p>
      <text:p text:style-name="Standard">Sohier</text:p>
      <text:p text:style-name="Standard">P Thomas</text:p>
      <text:p text:style-name="Standard">Jerson</text:p>
      <text:p text:style-name="Standard">Pion</text:p>
      <text:p text:style-name="Standard">Chacy</text:p>
      <text:p text:style-name="Standard">De Brollio</text:p>
      <text:p text:style-name="Standard">Breton</text:p>
      <text:p text:style-name="Standard">Guerinet</text:p>
      <text:p text:style-name="Standard">Cotin</text:p>
      <text:p text:style-name="Standard">Vayli</text:p>
      <text:p text:style-name="Standard">Gaillon</text:p>
      <text:p text:style-name="Standard">Melloti</text:p>
      <text:p text:style-name="Standard">Despars</text:p>
      <text:p text:style-name="Standard">Haultny</text:p>
      <text:p text:style-name="Standard">Du Drac</text:p>
      <text:p text:style-name="Standard">Confranc infirmo</text:p>
      <text:p text:style-name="Standard">Barre excusato</text:p>
      <text:p text:style-name="Standard">Bussi</text:p>
      <text:p text:style-name="Standard"><text:soft-page-break/>Boullard</text:p>
      <text:p text:style-name="Standard">Victri</text:p>
      <text:p text:style-name="Standard">Bastardi</text:p>
      <text:p text:style-name="Standard">De Croces extra</text:p>
      <text:p text:style-name="Standard">Audita relacione et oppinione magistri Theobaldi de Victri placet dominis</text:p>
      <text:p text:style-name="Standard">de vii. sextariis</text:p>
      <text:p text:style-name="Standard">quod capiant vii. sexteris frumenti redditus de quibus hic locutus est dictus</text:p>
      <text:p text:style-name="Standard">Frumenti</text:p>
      <text:p text:style-name="Standard">de Victri</text:p>
      <text:p text:style-name="Standard">Preceptum est Johanni Goizot quod vadat et se teneat in choro ecclesie</text:p>
      <text:p text:style-name="Standard">Goizot</text:p>
      <text:p text:style-name="Standard">de latere domini Succentoris quousque alias fuerit provisum</text:p>
      <text:p text:style-name="Standard">Hodie dominus Succentor retulit dominis in capitulo qualiter habitantes de Liricantu</text:p>
      <text:p text:style-name="Standard">venerant hic et pecierunt quod eorum negocium seu processus continuaretur usque</text:p>
      <text:p text:style-name="Standard">ad diem dominicam post quasimodo et interim domini commissi videlicet archidiaconus</text:p>
      <text:p text:style-name="Standard">De habitantibus</text:p>
      <text:p text:style-name="Standard">de Jozas Succentor Penitenciarius et Victri videbunt materiam seu tractactum</text:p>
      <text:p text:style-name="Standard">de Liricantu</text:p>
      <text:p text:style-name="Standard">alias hic apportatum per dictum dominum Succentorem super quo acceptaverunt</text:p>
      <text:p text:style-name="Standard">diem crastinam hora vesperarum ad loquendum simul super hoc</text:p>
      <text:p text:style-name="Standard">=FRAN_0393_05235_L.jpg=</text:p>
      <text:p text:style-name="Standard">CCCC° l°</text:p>
      <text:p text:style-name="Standard">Jovis post letare viiia aprilis capitulantibus dominis</text:p>
      <text:p text:style-name="Standard">Archidiacono de Josayo</text:p>
      <text:p text:style-name="Standard">Fresnoy</text:p>
      <text:p text:style-name="Standard">Boullard</text:p>
      <text:p text:style-name="Standard">Succentore</text:p>
      <text:p text:style-name="Standard">De Croces</text:p>
      <text:p text:style-name="Standard">Sohier</text:p>
      <text:p text:style-name="Standard">Cancellario excusato</text:p>
      <text:p text:style-name="Standard">Victri</text:p>
      <text:p text:style-name="Standard">P Thomas</text:p>
      <text:p text:style-name="Standard">Penitenciario</text:p>
      <text:p text:style-name="Standard">Mondidier</text:p>
      <text:p text:style-name="Standard">Ordeimonte</text:p>
      <text:p text:style-name="Standard">Paillard</text:p>
      <text:p text:style-name="Standard"><text:soft-page-break/>Guerinet</text:p>
      <text:p text:style-name="Standard">Chacy</text:p>
      <text:p text:style-name="Standard">Bastardi</text:p>
      <text:p text:style-name="Standard">Pion</text:p>
      <text:p text:style-name="Standard">Despars</text:p>
      <text:p text:style-name="Standard">Breton</text:p>
      <text:p text:style-name="Standard">Aguenin</text:p>
      <text:p text:style-name="Standard">Confranc } infirmis</text:p>
      <text:p text:style-name="Standard">Cotin</text:p>
      <text:p text:style-name="Standard">Jerson</text:p>
      <text:p text:style-name="Standard">Barre</text:p>
      <text:p text:style-name="Standard">Gaillon</text:p>
      <text:p text:style-name="Standard">Melloti</text:p>
      <text:p text:style-name="Standard">Fraxinis</text:p>
      <text:p text:style-name="Standard">Haultny</text:p>
      <text:p text:style-name="Standard">De Brollio</text:p>
      <text:p text:style-name="Standard">Du Drac</text:p>
      <text:p text:style-name="Standard">Vayli</text:p>
      <text:p text:style-name="Standard">Hodie dominus Succentor se exoneravit de corrigendo nec reprehendo amplius</text:p>
      <text:p text:style-name="Standard">socios de choro de $s$ deffectis per ipsos commissis et commictentis in choro quia sibi</text:p>
      <text:p text:style-name="Standard">nolunt obedire / et quia domini de capitulo nolunt ipsos corrigere et quia eciam</text:p>
      <text:p text:style-name="Standard">ipsi de choro clamant contra ipsum dominum Succentorem et de hoc peciit instrumentum</text:p>
      <text:p text:style-name="Standard">Ad visitandum quandam domum in vico Novo nostre domine spectantem ut dicitur clericis</text:p>
      <text:p text:style-name="Standard">De domo in vico novo matutinarum quam vult accipere ab ipsis clericis quidem Herment Nyt</text:p>
      <text:p text:style-name="Standard">Nostre ᗞomine .</text:p>
      <text:p text:style-name="Standard">d'ᗅloe lathomus prout hic retulit Cajart eorum procurator dati sunt</text:p>
      <text:p text:style-name="Standard">commissarii et refferendum videlicet De Croces et Pion.</text:p>
      <text:p text:style-name="Standard">Hodie cum domini Jo. Valet et Germanus Watree beneficiati et Hugo Paté</text:p>
      <text:p text:style-name="Standard">clericus matutinarum peterent solvi a magistro Ka. Boullardi canonico Par. ibidem presente</text:p>
      <text:p text:style-name="Standard">de xxx s. p. pro machicoteria videlicet de xs. pro beneficiatis et de xx s. pro clericis</text:p>
      <text:p text:style-name="Standard">matutinarum prefatus Boullardi in eorum presencia dixit et declravit quod licet</text:p>
      <text:p text:style-name="Standard">ipse die sabbate novissime preterita appellavrut ad curiam parlamenti a dominis de</text:p>
      <text:p text:style-name="Standard">Boullard et</text:p>
      <text:p text:style-name="Standard">capitulo casu quo non audiretur in capitulo super pecicione dictorum beneficiatorum</text:p>
      <text:p text:style-name="Standard">beneficiatis</text:p>
      <text:p text:style-name="Standard">et clericorum nichilominus tamen in notarii capituli et testium fide dignorum presencia ipsa</text:p>
      <text:p text:style-name="Standard"><text:soft-page-break/>die sabbater dixat et declaraverat quod non intendebat eidem apostoliciam persistere ymo eidem</text:p>
      <text:p text:style-name="Standard">renunciaverat et renunciatat Et exhabundantes in presencia dictorum dominorum hodie</text:p>
      <text:p text:style-name="Standard">renunciavit et renunciat et hujusmodi renunciacionem eisdem dominis ac beneficiatiis</text:p>
      <text:p text:style-name="Standard">et clericis significavit et notifficiat nolens eidem appellanum aliquamo per festere super</text:p>
      <text:p text:style-name="Standard">qua petiit instramentum Et obtulit eisdem benefaicis et clericis dictos xxx s. solvere</text:p>
      <text:p text:style-name="Standard">cum protestacione quod hoc sit sine prejudicio protempore futuro</text:p>
      <text:p text:style-name="Standard">Dominus Succentor</text:p>
      <text:p text:style-name="Standard">25.</text:p>
      <text:p text:style-name="Standard">=FRAN_0393_05236_L.jpg=</text:p>
      <text:p text:style-name="Standard">commissi</text:p>
      <text:p text:style-name="Standard">26.</text:p>
      <text:p text:style-name="Standard">Du ᗞrac =} deputantur ad emendum bladum pro capitulo</text:p>
      <text:p text:style-name="Standard">Victri</text:p>
      <text:p text:style-name="Standard">Habeat magister Vincencius De Croces mandatum capituli desolvendo domino</text:p>
      <text:p text:style-name="Standard">Michaeli de Sancto Martino residuum sibi debitum Et hoc de peccuniis arreragiorum</text:p>
      <text:p text:style-name="Standard">De Croces per domino M.</text:p>
      <text:p text:style-name="Standard">de Sancto Martino</text:p>
      <text:p text:style-name="Standard">per ipsum recipiendorum de tempore m. L. Raguier</text:p>
      <text:p text:style-name="Standard">Super requesta Ravandi le ᗞampnays hic pro parte sua facta petente</text:p>
      <text:p text:style-name="Standard">sibi defalcari C. l.p. per ipsum ut dicitur expositas in reparacionibus domus de Mons</text:p>
      <text:p text:style-name="Standard">ultra reparaciones ad quas tenebatur Conclusum est quod nichil defalcabitur</text:p>
      <text:p text:style-name="Standard">Et respectu fundacionis unius misse quam ut dicitur intendit et vult facere</text:p>
      <text:p text:style-name="Standard">domini sunt oppinionis acceptare oblacionem quam facit videlicet de una domo</text:p>
      <text:p text:style-name="Standard">pro dicta missa et obligare solum dictam domum pro hujusmodi missa continenda . Et hoc</text:p>
      <text:p text:style-name="Standard">secundum tractatum cum ipso factum per dominos ad hoc commissos videlicet dominum archidiaconum de Josayo</text:p>
      <text:p text:style-name="Standard">et alios.</text:p>
      <text:p text:style-name="Standard">De Croces } $pro$ deputantur ad videndum domum d'ᗅchieres et refferendum</text:p>
      <text:p text:style-name="Standard">Pion</text:p>
      <text:p text:style-name="Standard">Ravant</text:p>
      <text:p text:style-name="Standard">ᗞe domo</text:p>
      <text:p text:style-name="Standard">d'ᗅchieres</text:p>
      <text:p text:style-name="Standard">Sabbati post letare xa aprilis capitulantibus dominis .</text:p>
      <text:p text:style-name="Standard">ᗅrchidacono de Josayo</text:p>
      <text:p text:style-name="Standard">Fresnoy</text:p>
      <text:p text:style-name="Standard">Sohier</text:p>
      <text:p text:style-name="Standard"><text:soft-page-break/>Succentore</text:p>
      <text:p text:style-name="Standard">De Croces</text:p>
      <text:p text:style-name="Standard">Guerinet</text:p>
      <text:p text:style-name="Standard">Penitenciario</text:p>
      <text:p text:style-name="Standard">Victri</text:p>
      <text:p text:style-name="Standard">P Thomas</text:p>
      <text:p text:style-name="Standard">Chacy</text:p>
      <text:p text:style-name="Standard">Mondidier</text:p>
      <text:p text:style-name="Standard">Pion</text:p>
      <text:p text:style-name="Standard">Ordeimonte</text:p>
      <text:p text:style-name="Standard">Paillardi</text:p>
      <text:p text:style-name="Standard">Bastardi</text:p>
      <text:p text:style-name="Standard">Breton</text:p>
      <text:p text:style-name="Standard">Aguenin</text:p>
      <text:p text:style-name="Standard">Morin</text:p>
      <text:p text:style-name="Standard">Cotin</text:p>
      <text:p text:style-name="Standard">Jerson</text:p>
      <text:p text:style-name="Standard">Cancollario excusato</text:p>
      <text:p text:style-name="Standard">Gaillon</text:p>
      <text:p text:style-name="Standard">Melloti</text:p>
      <text:p text:style-name="Standard">Confranc infirmo</text:p>
      <text:p text:style-name="Standard">Barre</text:p>
      <text:p text:style-name="Standard">Vayli</text:p>
      <text:p text:style-name="Standard">Haultny</text:p>
      <text:p text:style-name="Standard">ᗞe Brollio</text:p>
      <text:p text:style-name="Standard">Du ᗞrac</text:p>
      <text:p text:style-name="Standard">Boullardi</text:p>
      <text:p text:style-name="Standard">Bussi</text:p>
      <text:p text:style-name="Standard">Fraxinis</text:p>
      <text:p text:style-name="Standard">Hodie reverendus in Christo pater dominus G. Dei gratia Par. episcopus in sua superiori</text:p>
      <text:p text:style-name="Standard">capella episcopali Par. sacros ordines celebrans promovit ad nominacionem</text:p>
      <text:p text:style-name="Standard">capituli Jacobum de Veteri Monasterio canonicus Sancti Stephani de Gressibus m. Petrum</text:p>
      <text:p text:style-name="Standard">Morain magistrum in artibus Richerium Le Poyvre Petrum Baujardonis et Johannem</text:p>
      <text:p text:style-name="Standard">Bertran capellanos in ecclesia Pariensis subdyaconos ad sacrum dyaconatus</text:p>
      <text:p text:style-name="Standard">ordinem favente altissimo .</text:p>
      <text:p text:style-name="Standard">promoti ad</text:p>
      <text:p text:style-name="Standard"><text:soft-page-break/>ordines</text:p>
      <text:p text:style-name="Standard">=FRAN_0393_05237_L.jpg=</text:p>
      <text:p text:style-name="Standard">CCCC l.</text:p>
      <text:p text:style-name="Standard">Ordinatum est quod fructus capicerie Sancti Mederici pro porcione magistri</text:p>
      <text:p text:style-name="Standard">Johannis Beaupere alterius capiceriorum nunc absenti arrestantur in manu capituli</text:p>
      <text:p text:style-name="Standard">Beaupere</text:p>
      <text:p text:style-name="Standard">propter non residentem Et quod dominus Jo. du Sauchoy pro ipso deserviens citetur ex</text:p>
      <text:p text:style-name="Standard">Jo. du Sauchoy</text:p>
      <text:p text:style-name="Standard">officio in capitulo propter non licencia deserviendi</text:p>
      <text:p text:style-name="Standard">Ordinatum est quod differatur usque ad martis proxime ad dandum et proferendum</text:p>
      <text:p text:style-name="Standard">sentenciam contra dominum Johannem Pire presbyterum religiosum domus Dei in carceribus</text:p>
      <text:p text:style-name="Standard">capituli Par. nunc et jamdiu est presens propter sua demerita Et quod pronunciatur</text:p>
      <text:p text:style-name="Standard">in capitulo / in presencia religiosorum et religiosarum et aliorum dicte domus</text:p>
      <text:p text:style-name="Standard">qui propter hoc mandabuntur et comparebuntur.</text:p>
      <text:p text:style-name="Standard">Audita relacione m. V. De Croces et Stephani Pion ad hoc per capitulum commissorum</text:p>
      <text:p text:style-name="Standard">Cajart huumoer Placet dominis quod magister P. de Cajart tradat quandam domum in vico novo nostre domine</text:p>
      <text:p text:style-name="Standard">Nit d'ᗅloe</text:p>
      <text:p text:style-name="Standard">spectante ut dicitur clericis matutinarum ecclesie Par. quorum ipse est procurator Cuidem</text:p>
      <text:p text:style-name="Standard">pro domo in vico novo</text:p>
      <text:p text:style-name="Standard">nuncupato Herment Nyt d'ᗅloe lathomo ibidem commorante / secundum formam</text:p>
      <text:p text:style-name="Standard">nostre domine</text:p>
      <text:p text:style-name="Standard">tractatus super hoc facti prout retulit idem De Croces videlicet pro lxx s. redditus dictis</text:p>
      <text:p text:style-name="Standard">clericis et ix s. dictis religiosis domus $domui$ Dei Par.</text:p>
      <text:p text:style-name="Standard">Hodie dominus Archidiaconus de Josayo retulit in capitulo quod dominus $ᗅu$ patriarcha</text:p>
      <text:p text:style-name="Standard">Anthiochenus episcopus Pictaviensis vult facere aliquas fundaciones in ecclesia</text:p>
      <text:p text:style-name="Standard">De domino Patriarcha</text:p>
      <text:p text:style-name="Standard">et quod bonum esset committere aliquos de dominis ad communicandum cum ipso</text:p>
      <text:p text:style-name="Standard">super hoc super quo nichil actum est</text:p>
      <text:p text:style-name="Standard">Hodie magister R. Haultny peciit prout alias pluries habere finem et</text:p>
      <text:p text:style-name="Standard">conclusionem in suis compotis super $h$ quo nichil conclusum est</text:p>
      <text:p text:style-name="Standard">Haultny pro</text:p>
      <text:p text:style-name="Standard">licet magister Jo. Du Drac super hoc fecerit suam relacionem Sed remictit</text:p>
      <text:p text:style-name="Standard">suis compotis</text:p>
      <text:p text:style-name="Standard">negocium ad primum capitulum.</text:p>
      <text:p text:style-name="Standard">De domino Ro.</text:p>
      <text:p text:style-name="Standard"><text:soft-page-break/>Pire</text:p>
      <text:p text:style-name="Standard">27</text:p>
      <text:p text:style-name="Standard">Martis post Indica capitulantibus dominis</text:p>
      <text:p text:style-name="Standard">Archidiacono de Josayo</text:p>
      <text:p text:style-name="Standard">Fresnoy</text:p>
      <text:p text:style-name="Standard">Succentore</text:p>
      <text:p text:style-name="Standard">Victri</text:p>
      <text:p text:style-name="Standard">Penitenciario</text:p>
      <text:p text:style-name="Standard">Jerson</text:p>
      <text:p text:style-name="Standard">Ordeimonte</text:p>
      <text:p text:style-name="Standard">Vayli</text:p>
      <text:p text:style-name="Standard">Chacy</text:p>
      <text:p text:style-name="Standard">Aguenin</text:p>
      <text:p text:style-name="Standard">Breton</text:p>
      <text:p text:style-name="Standard">Sohier</text:p>
      <text:p text:style-name="Standard">Cotin</text:p>
      <text:p text:style-name="Standard">Despars</text:p>
      <text:p text:style-name="Standard">Gaillon</text:p>
      <text:p text:style-name="Standard">P Thomas</text:p>
      <text:p text:style-name="Standard">Barre</text:p>
      <text:p text:style-name="Standard">Pion</text:p>
      <text:p text:style-name="Standard">Haultny</text:p>
      <text:p text:style-name="Standard">Bastardi</text:p>
      <text:p text:style-name="Standard">Du Drac</text:p>
      <text:p text:style-name="Standard">Bussi</text:p>
      <text:p text:style-name="Standard">De Croces</text:p>
      <text:p text:style-name="Standard">Fraxinis</text:p>
      <text:p text:style-name="Standard">Melloti in missa</text:p>
      <text:p text:style-name="Standard">Cancellario</text:p>
      <text:p text:style-name="Standard">Confranc}</text:p>
      <text:p text:style-name="Standard">infirmis</text:p>
      <text:p text:style-name="Standard">Mondidier</text:p>
      <text:p text:style-name="Standard">Paillard</text:p>
      <text:p text:style-name="Standard">Guerinet</text:p>
      <text:p text:style-name="Standard">excusato</text:p>
      <text:p text:style-name="Standard">De Brollio</text:p>
      <text:p text:style-name="Standard"><text:soft-page-break/>=FRAN_0393_05238_L.jpg=</text:p>
      <text:p text:style-name="Standard">adjournemens</text:p>
      <text:p text:style-name="Standard">28 .</text:p>
      <text:p text:style-name="Standard">Colin de Berthemont a adjourné messeigneurs contre mestre Bureau bouchier ou nom</text:p>
      <text:p text:style-name="Standard">qu'il procede sur iii deffaults ou intimacion</text:p>
      <text:p text:style-name="Standard">Item contre les xvxx sur ii deffaults</text:p>
      <text:p text:style-name="Standard">Nicolas Bertin pareillement a demain contre les religieus de Saint Magloire</text:p>
      <text:p text:style-name="Standard">a respondre pour cause des saisines</text:p>
      <text:p text:style-name="Standard">Hodie m. Jo. Vaillant canonici Sancti Dionisii de Passu exhibuit et presentavit</text:p>
      <text:p text:style-name="Standard">certas licteras capelle regalis capitulo directas per quas notificavit capitulo quod ipse debet</text:p>
      <text:p text:style-name="Standard">Jo. Vaillant</text:p>
      <text:p text:style-name="Standard">gaudere privilegiis dicte capelle in qua ipse est beneficiatus . super quo nichil actum est</text:p>
      <text:p text:style-name="Standard">dni</text:p>
      <text:p text:style-name="Standard">Archidiaconus de Josas</text:p>
      <text:p text:style-name="Standard">Succentore</text:p>
      <text:p text:style-name="Standard">aut tres vel duo ipsorum deputantur ad conferendum cum</text:p>
      <text:p text:style-name="Standard">Deputati pro domino</text:p>
      <text:p text:style-name="Standard">Penitenciario</text:p>
      <text:p text:style-name="Standard">domino patriarcha episcopo Pictaviensi super fundaciones quas</text:p>
      <text:p text:style-name="Standard">De Croces</text:p>
      <text:p text:style-name="Standard">patriarcha</text:p>
      <text:p text:style-name="Standard">vult facere in ecclesia Par. et refferendum</text:p>
      <text:p text:style-name="Standard">Victri</text:p>
      <text:p text:style-name="Standard">Du ᗞrac</text:p>
      <text:p text:style-name="Standard">Placet dominis quod $dominus$ Johannes Pierre capellanus in ecclesia Par. sit sollicitator</text:p>
      <text:p text:style-name="Standard">causarum capituli in Parlamento et Castalleto ad vadia consueta et jurabit suum</text:p>
      <text:p text:style-name="Standard">Jo. Pierre sollicitator debitum facere et affere in capitulo bis aut semel qualibet ebdomada</text:p>
      <text:p text:style-name="Standard">causarum capituli</text:p>
      <text:p text:style-name="Standard">statum causarum capituli</text:p>
      <text:p text:style-name="Standard">ᗞe molendino</text:p>
      <text:p text:style-name="Standard">de Cristollio</text:p>
      <text:p text:style-name="Standard">Du ᗞrac } deputantur ad visitandum molendinum de Cristollio et refferendum</text:p>
      <text:p text:style-name="Standard">De Croces</text:p>
      <text:p text:style-name="Standard">Hodie magister P. de Vaucello ut procurator m. Jo. Beaupere alterius capiceriorum</text:p>
      <text:p text:style-name="Standard">sancti Mederici exhibuit et presentavit capitulo certas licteras apostolicas per quas aliqualiter</text:p>
      <text:p text:style-name="Standard">constat quod ipse Beaupere debet gaudere privilegiis suorum beneficiorum</text:p>
      <text:p text:style-name="Standard"><text:soft-page-break/>Et ipsis visis placuit dominis quod gaudeat dictis privilegiis / et quod fructus</text:p>
      <text:p text:style-name="Standard">sue cure Sancti Mederici arrestati ex parte capituli sibi expediantur proviso quod de</text:p>
      <text:p text:style-name="Standard">anno in annum veniat vel mictat quesitum licteram de non residendo / et</text:p>
      <text:p text:style-name="Standard">quod faciat ibidem deservire per ydoneum presbyterum approbatum Et respectu domini</text:p>
      <text:p text:style-name="Standard">Johannis du Sanchoy ibidem nunc deservientis petentis habere licenciam non est sibi concessam</text:p>
      <text:p text:style-name="Standard">sed quando veniet altera vice quesitum domini advisabunt / Et nichilominus</text:p>
      <text:p text:style-name="Standard">ordinatum est quod ipse ᗞu Sauchoy emendabit eo quod ibidem deservivit absque</text:p>
      <text:p text:style-name="Standard">licencia capituli</text:p>
      <text:p text:style-name="Standard">Beaupere et</text:p>
      <text:p text:style-name="Standard">du Sauchoy</text:p>
      <text:p text:style-name="Standard">=FRAN_0393_05239_L.jpg=</text:p>
      <text:p text:style-name="Standard">Georgius</text:p>
      <text:p text:style-name="Standard">Hauldry</text:p>
      <text:p text:style-name="Standard">CCCC l.</text:p>
      <text:p text:style-name="Standard">29.</text:p>
      <text:p text:style-name="Standard">Super requesta Georgii Hauldri habentis causam et regimen pueorum</text:p>
      <text:p text:style-name="Standard">deffuncti Ro. Belin petenti sibi remicti arreragia debita ad causam iii quarteriorum</text:p>
      <text:p text:style-name="Standard">vinearum apud Yvriacum poncium oneratorum erga officium anniversariorum</text:p>
      <text:p text:style-name="Standard">per annum iii xi s. i d. ob. Audita relacione m. V. De Croces officiarii Placet</text:p>
      <text:p text:style-name="Standard">dominis sibi $dim$ remictere ipsa arreragia ut petit videlicet pro $xx$ xxii s. p. Sic</text:p>
      <text:p text:style-name="Standard">quod solvat dictos xxii s. unacum una alia annata depost debita et</text:p>
      <text:p text:style-name="Standard">sine prejudicio m. P. Halle de tempore sui officii predicti</text:p>
      <text:p text:style-name="Standard">Hodie in capitulo Par. capitutantibus dominis capitulantibus per m. L. Guerinet alterum commissorum</text:p>
      <text:p text:style-name="Standard">ad hoc fuit prolata et pronunciata quedam sentenciam contra m. R. Haultny et pro</text:p>
      <text:p text:style-name="Standard">magistris Sancti Spiritus in gravia ut sequitur</text:p>
      <text:p text:style-name="Standard">in causa monicionis mota et pendente coram nobis inter providos et honestos</text:p>
      <text:p text:style-name="Standard">viros rectores et gubernatores hospitalis Sancti Spiritus in gravia actores ex una</text:p>
      <text:p text:style-name="Standard">De causa Sancti Spiritus</text:p>
      <text:p text:style-name="Standard">et discretum virum magistrum Radulphum Haultny concanonicum nostrum reum partibus</text:p>
      <text:p text:style-name="Standard">contra Haultny</text:p>
      <text:p text:style-name="Standard">ex altera nostram fermius sentenciam interlocutoriam in scriptis in hunc modum</text:p>
      <text:p text:style-name="Standard">Muniat reus manum justicie seu scribe capituli infra xv. dies de</text:p>
      <text:p text:style-name="Standard">summa in monicione contenta non obstantitibus pro parte dictarum parcium hunc</text:p>
      <text:p text:style-name="Standard">inde prepositis et allegatis alioquin transeat secunda monicionis.</text:p>
      <text:p text:style-name="Standard">Mercurii post Judica xiiiia aprilis processio ordinaria ecclesie</text:p>
      <text:p text:style-name="Standard">Par. ivit ad ecclesiam seu monasterium Sancti Martini de Campis modo consueto</text:p>
      <text:p text:style-name="Standard"><text:soft-page-break/>Et post nonnulla suffragia ibidem decantata ipsa processio ivit ad capitulum</text:p>
      <text:p text:style-name="Standard">dicti monasterii more solito Et ibidem ad personam fratris Guillelmi de Ulmo tercii</text:p>
      <text:p text:style-name="Standard">prioris dicti monasterii dominus Succentor dicte ecclesie Par. videlicet magister Jo. de Oliva</text:p>
      <text:p text:style-name="Standard">nomine Capituli Par. inquisivit ab eodem priore ut moris est utrum essent</text:p>
      <text:p text:style-name="Standard">ibidem aliqui religiosi dicti monasterii presentis qui secundum composiciones alias</text:p>
      <text:p text:style-name="Standard">De processione</text:p>
      <text:p text:style-name="Standard">inter capitulum et dictos religiosos factas deberent eidem capitulo reddi et restitui</text:p>
      <text:p text:style-name="Standard">Sancti Martini</text:p>
      <text:p text:style-name="Standard">et an aliquos extra eorum monasterium de dictis religiosis prisionarios apponi fecissent</text:p>
      <text:p text:style-name="Standard">Quiquidem prior medio juramento asservit quod non de qua responsione et requisicione</text:p>
      <text:p text:style-name="Standard">idem dominus Succentor petiit instrumentum presentibus magistris P. d'Orgemont P. de Chacy</text:p>
      <text:p text:style-name="Standard">et pluribus aliis tam presbyteris quam clericis et laycis.</text:p>
      <text:p text:style-name="Standard">=FRAN_0393_05240_L.jpg=</text:p>
      <text:p text:style-name="Standard">30.</text:p>
      <text:p text:style-name="Standard">Jovis post Judica xv aprilis capitulantibus dominis</text:p>
      <text:p text:style-name="Standard">Archidiacono de Josayo</text:p>
      <text:p text:style-name="Standard">De Croces</text:p>
      <text:p text:style-name="Standard">Succentore</text:p>
      <text:p text:style-name="Standard">Victri</text:p>
      <text:p text:style-name="Standard">Pion</text:p>
      <text:p text:style-name="Standard">Sohier</text:p>
      <text:p text:style-name="Standard">Penitenciario</text:p>
      <text:p text:style-name="Standard">Mondidier</text:p>
      <text:p text:style-name="Standard">Ordeimonte</text:p>
      <text:p text:style-name="Standard">Bastardi</text:p>
      <text:p text:style-name="Standard">De Brollio</text:p>
      <text:p text:style-name="Standard">Chacy</text:p>
      <text:p text:style-name="Standard">Boullard</text:p>
      <text:p text:style-name="Standard">Breton</text:p>
      <text:p text:style-name="Standard">Aguenin</text:p>
      <text:p text:style-name="Standard">Fraxinis</text:p>
      <text:p text:style-name="Standard">Paillard</text:p>
      <text:p text:style-name="Standard">Cotin</text:p>
      <text:p text:style-name="Standard">Despars</text:p>
      <text:p text:style-name="Standard">Gaillon</text:p>
      <text:p text:style-name="Standard">Jerson</text:p>
      <text:p text:style-name="Standard"><text:soft-page-break/>Cancellario</text:p>
      <text:p text:style-name="Standard">Haultny</text:p>
      <text:p text:style-name="Standard">Guerinet</text:p>
      <text:p text:style-name="Standard">Confranc infirmis</text:p>
      <text:p text:style-name="Standard">Du Drac</text:p>
      <text:p text:style-name="Standard">Vayli</text:p>
      <text:p text:style-name="Standard">Barre excusato</text:p>
      <text:p text:style-name="Standard">Fresnoy</text:p>
      <text:p text:style-name="Standard">P Thomas</text:p>
      <text:p text:style-name="Standard">Melloti in missa</text:p>
      <text:p text:style-name="Standard">Bussi</text:p>
      <text:p text:style-name="Standard">T. de Courcellis</text:p>
      <text:p text:style-name="Standard">Colin Garrot a adjourné messeigneurs a demain a cause des chanoines de</text:p>
      <text:p text:style-name="Standard">adjournement</text:p>
      <text:p text:style-name="Standard">Saint Anian contre Jehan Le Lombart et sa femme pour monstrer aucune</text:p>
      <text:p text:style-name="Standard">garnison se elle a esté faicte en ung hostel qui fut Jehan Le</text:p>
      <text:p text:style-name="Standard">Musnier</text:p>
      <text:p text:style-name="Standard">Data est domino Johanni du Sauchoy presbytero beneficiato in ecclesia Sancti Mederici</text:p>
      <text:p text:style-name="Standard">Beaupere</text:p>
      <text:p text:style-name="Standard">deserviendi ecclesie parrochiali in divino etc. pro et loco m. Jo. Beaupere alterius capiceriorum</text:p>
      <text:p text:style-name="Standard">hinc usque ad synodum proxime.</text:p>
      <text:p text:style-name="Standard">Succentor } deputantur ad videndum statum domini archidiaconus de Josayo de officio</text:p>
      <text:p text:style-name="Standard">Josas pro Ave</text:p>
      <text:p text:style-name="Standard">Penitenciarius</text:p>
      <text:p text:style-name="Standard">de Ave Regina et tabullam / et que et qualis distribucio fieri</text:p>
      <text:p text:style-name="Standard">Regina</text:p>
      <text:p text:style-name="Standard">Victri</text:p>
      <text:p text:style-name="Standard">poterit de hujusmodi Ave Regina pro presenti et refferendum</text:p>
      <text:p text:style-name="Standard">plures</text:p>
      <text:p text:style-name="Standard">Hodie ad mandatum capituli comparuerunt in capitulo Par. $pluribus$ de religiosis</text:p>
      <text:p text:style-name="Standard">domus Dei Par. / tam hominibus quam mulieribus ad audiendum ferri sentenciam</text:p>
      <text:p text:style-name="Standard">contra dominum Robertum Pire religiosum dicte domus qui per pluries dies</text:p>
      <text:p text:style-name="Standard">et noctes fuit prisioniarius in carceribus capituli detentus propter sua demerita que</text:p>
      <text:p text:style-name="Standard">quidem sentencia fuit lata in eorum presencia per dominum Archidiaconum de Josayo tunc presidentem</text:p>
      <text:p text:style-name="Standard">in capitulo in scriptis ut in registro incarceratorum continetur . Et fuerunt ipsi</text:p>
      <text:p text:style-name="Standard"><text:soft-page-break/>omnes moniti caritative ut de cetero bene et honeste se regerent / Et fuit eis</text:p>
      <text:p text:style-name="Standard">de religiosis</text:p>
      <text:p text:style-name="Standard">Injunctum ut nullus de cetero recedat a dicta domo sine licencia magistri Alioquin</text:p>
      <text:p text:style-name="Standard">domus Dei par.</text:p>
      <text:p text:style-name="Standard">ipse magister notifficet Capitulo ut provideat et quod nullus religiosus cum</text:p>
      <text:p text:style-name="Standard">religiosa participat / presentibus ad hoc de ipsis religiosis Boniface Cassin Dionisio</text:p>
      <text:p text:style-name="Standard">Jemet et Guerry. Injunctum est eciam eos quod de cetero nullas fundaciones de</text:p>
      <text:p text:style-name="Standard">novo faciant sine licencia capituli nec recipiant pueros chori sine licencia provisorum</text:p>
      <text:p text:style-name="Standard">dicte domus</text:p>
      <text:p text:style-name="Standard">=FRAN_0393_05241_L.jpg=</text:p>
      <text:p text:style-name="Standard">CCCC l°</text:p>
      <text:p text:style-name="Standard">Sabbati post Judica xvii aprilis capitulantibus dominis</text:p>
      <text:p text:style-name="Standard">Archidiacono de Josayo</text:p>
      <text:p text:style-name="Standard">Bussi</text:p>
      <text:p text:style-name="Standard">Succentore</text:p>
      <text:p text:style-name="Standard">Penitenciario</text:p>
      <text:p text:style-name="Standard">Victri</text:p>
      <text:p text:style-name="Standard">Fraxinis</text:p>
      <text:p text:style-name="Standard">Mondidier</text:p>
      <text:p text:style-name="Standard">Despars</text:p>
      <text:p text:style-name="Standard">Chacy</text:p>
      <text:p text:style-name="Standard">Aguenin</text:p>
      <text:p text:style-name="Standard">Pion</text:p>
      <text:p text:style-name="Standard">Breton</text:p>
      <text:p text:style-name="Standard">Guerinet</text:p>
      <text:p text:style-name="Standard">P Thomas</text:p>
      <text:p text:style-name="Standard">Ordeimonte</text:p>
      <text:p text:style-name="Standard">Jerson</text:p>
      <text:p text:style-name="Standard">De Brollio</text:p>
      <text:p text:style-name="Standard">Gaillon</text:p>
      <text:p text:style-name="Standard">Vayli</text:p>
      <text:p text:style-name="Standard">Paillard } excusatis</text:p>
      <text:p text:style-name="Standard">Haultny</text:p>
      <text:p text:style-name="Standard">Barre</text:p>
      <text:p text:style-name="Standard">Sohier</text:p>
      <text:p text:style-name="Standard">Cotin</text:p>
      <text:p text:style-name="Standard"><text:soft-page-break/>ᗞe Courcellis</text:p>
      <text:p text:style-name="Standard">Cancellario</text:p>
      <text:p text:style-name="Standard">infirmis</text:p>
      <text:p text:style-name="Standard">Du ᗞrac</text:p>
      <text:p text:style-name="Standard">Confranc</text:p>
      <text:p text:style-name="Standard">Bastardi</text:p>
      <text:p text:style-name="Standard">De Croces</text:p>
      <text:p text:style-name="Standard">Melloti in missa</text:p>
      <text:p text:style-name="Standard">Fresnoy</text:p>
      <text:p text:style-name="Standard">Boullardi</text:p>
      <text:p text:style-name="Standard">De quatuor ordinibus</text:p>
      <text:p text:style-name="Standard">Ad supplicacionem religiosorum iiiior ordinum mendicancium petencium sibi dari elemozinam</text:p>
      <text:p text:style-name="Standard">mendicantibus placet dominis quod ipsi habeant ut in anno preterito per manum camerarii clerici</text:p>
      <text:p text:style-name="Standard">Postquam hodie magister R. le Fourbeur pro canonicis et vicariis Sancti Aniani</text:p>
      <text:p text:style-name="Standard">peciit et requisivit licenciam renunciandi cuidem domui super qua percipiunt xl s. redditus</text:p>
      <text:p text:style-name="Standard">in vico platee Malberti existenti pro qua fuerunt adjournati / fuit ordinatum quod magister Johannes</text:p>
      <text:p text:style-name="Standard">Du ᗞrac compelleretur ad reddendum sua compota de officio anniversariorum infra</text:p>
      <text:p text:style-name="Standard">De canonicis Sancti</text:p>
      <text:p text:style-name="Standard">festum Sancti Jo. Baptiste proxime ut compellat magistrum Ja. Barre ad reddendum similiter</text:p>
      <text:p text:style-name="Standard">Aniani</text:p>
      <text:p text:style-name="Standard">sua compota et dicatur eidem Barre quod reddat xl s. quos recepit ad</text:p>
      <text:p text:style-name="Standard">applicandum dicte domui Et ad videndum $statum$ dictam domum commictuntur De Croces</text:p>
      <text:p text:style-name="Standard">et Pion . et reddat idem Barre compotum Sancti Aniani</text:p>
      <text:p text:style-name="Standard">De monicione obtinendo Impetretur et obtineatur una monicio ex parte capituli a domino abbate Sancte Genovefe Par. confer</text:p>
      <text:p text:style-name="Standard">contra m. Jo. Le Sellier pro movendo m. Jo. Le Sellier thesaurarium Laudunensem ut solvat capitulo Par. lx l.</text:p>
      <text:p text:style-name="Standard">quas recepit apud Viriacum et quas debet per finem suorum compotorum super hoc redditorum</text:p>
      <text:p text:style-name="Standard">De domino Archidiacono</text:p>
      <text:p text:style-name="Standard">Placet dominis quod dominus Archidiaconus de Josayo habeat mandatum capituli de recuperando a</text:p>
      <text:p text:style-name="Standard">pro Ave Regina</text:p>
      <text:p text:style-name="Standard">Capitulo Par. de primis peccuniis receptis et recepturis de Ave Regina summam quam</text:p>
      <text:p text:style-name="Standard">ipse tradet pro solvendo tabulam distribucionis de hujusmodi Ave Regina pro anno</text:p>
      <text:p text:style-name="Standard">finito cccc xlix .</text:p>
      <text:p text:style-name="Standard">De magistro Jo. du ᗞrac</text:p>
      <text:p text:style-name="Standard">Ordinatum est quod magister Jo. du ᗞrac tradet magistro R. Le Fourbeur super expensa</text:p>
      <text:p text:style-name="Standard"><text:soft-page-break/>pro peccuniis tradendis</text:p>
      <text:p text:style-name="Standard">puerorum chori xx . scuta auri . Et cuilibet dominorum canonicorum unum scutum auri</text:p>
      <text:p text:style-name="Standard">et hoc de peccuniis debitis de firma sua stannorum .</text:p>
      <text:p text:style-name="Standard">31</text:p>
      <text:p text:style-name="Standard">=FRAN_0393_05242_L.jpg=</text:p>
      <text:p text:style-name="Standard">321.</text:p>
      <text:p text:style-name="Standard">Lune post ramos palmarum xixa aprilis capitulantibus dominis.</text:p>
      <text:p text:style-name="Standard">Archidiacono de Josayo</text:p>
      <text:p text:style-name="Standard">Fresnoy</text:p>
      <text:p text:style-name="Standard">Pion</text:p>
      <text:p text:style-name="Standard">Succentore</text:p>
      <text:p text:style-name="Standard">Guerinet</text:p>
      <text:p text:style-name="Standard">Penitenciario</text:p>
      <text:p text:style-name="Standard">ᗅguenin</text:p>
      <text:p text:style-name="Standard">P. Thomas</text:p>
      <text:p text:style-name="Standard">Ordeimonte</text:p>
      <text:p text:style-name="Standard">Fraxinis</text:p>
      <text:p text:style-name="Standard">Chacy</text:p>
      <text:p text:style-name="Standard">De Brollio</text:p>
      <text:p text:style-name="Standard">Melloti</text:p>
      <text:p text:style-name="Standard">Despars</text:p>
      <text:p text:style-name="Standard">Breton</text:p>
      <text:p text:style-name="Standard">Cotin</text:p>
      <text:p text:style-name="Standard">de Courcellis</text:p>
      <text:p text:style-name="Standard">Vayli</text:p>
      <text:p text:style-name="Standard">Gaillon</text:p>
      <text:p text:style-name="Standard">Jerson</text:p>
      <text:p text:style-name="Standard">Cancellario</text:p>
      <text:p text:style-name="Standard">Haultny</text:p>
      <text:p text:style-name="Standard">Boullardi</text:p>
      <text:p text:style-name="Standard">Confranc } infirmis</text:p>
      <text:p text:style-name="Standard">Du Drac</text:p>
      <text:p text:style-name="Standard">Bastardi</text:p>
      <text:p text:style-name="Standard">Paillardi} excusatis</text:p>
      <text:p text:style-name="Standard">Bussi</text:p>
      <text:p text:style-name="Standard">Sohier</text:p>
      <text:p text:style-name="Standard"><text:soft-page-break/>Barre</text:p>
      <text:p text:style-name="Standard">De Croces</text:p>
      <text:p text:style-name="Standard">Victri</text:p>
      <text:p text:style-name="Standard">Hodie magister Jo. Barre ex parte universitatis ut dicebat ad beneficia etc nominatus</text:p>
      <text:p text:style-name="Standard">supplicavit pro uno beneficio sibi conferendo et peciit habere commissarios ad</text:p>
      <text:p text:style-name="Standard">De magistro Johanne</text:p>
      <text:p text:style-name="Standard">Barre</text:p>
      <text:p text:style-name="Standard">ipsum super hoc audiendum / et de hoc peciit instrumentum presentibus dominis Succentore</text:p>
      <text:p text:style-name="Standard">Ordeimonte Chacy Guerinet Boullardi et pluribus aliis dominis canonicis Par.</text:p>
      <text:p text:style-name="Standard">ma</text:p>
      <text:p text:style-name="Standard">Capellania ad altare sancte Trinitatis in ecclesia Sepulcri Par. fundata</text:p>
      <text:p text:style-name="Standard">vacans ad presens per resignacionem m. Toussain Confranc procuratoris et nomine</text:p>
      <text:p text:style-name="Standard">procuratorio m. Jo. Famuli ultimi possessoris ejusdem in manibus capituli factam</text:p>
      <text:p text:style-name="Standard">et admissam ex causa tamen permutacionis et non alias faciende de ipsa cum suis juribus etc.</text:p>
      <text:p text:style-name="Standard">Recepcio capellani</text:p>
      <text:p text:style-name="Standard">cum domino Luca Bisel ad capellaniam Sancti Ordinundi matris in monasterii</text:p>
      <text:p text:style-name="Standard">Sepulcri</text:p>
      <text:p text:style-name="Standard">monalium Sancte Trinitatis de Cadonio ordinatum Sancti Benedicti diocesis Abrincensis</text:p>
      <text:p text:style-name="Standard">Salvo jure cujuslibet prestito prius juramento hincinde quod in hujusmodi resignacione</text:p>
      <text:p text:style-name="Standard">non intervenient fraus dolus etc collata est dicto domino Luce Bisel</text:p>
      <text:p text:style-name="Standard">in persona m. Gilberti Allouf ejus procuratore nomine procuratorio ejusdem qui juravit</text:p>
      <text:p text:style-name="Standard">in forma / et fuit instullatus in choris ecclesiarum Par. et Sepulcri pr. dictarum</text:p>
      <text:p text:style-name="Standard">De certis immundiciis</text:p>
      <text:p text:style-name="Standard">Amoneantur immundicie existentes in quadam domo in vico de</text:p>
      <text:p text:style-name="Standard">amovendis</text:p>
      <text:p text:style-name="Standard">de qua hic locutus est m. V. De Croces.</text:p>
      <text:p text:style-name="Standard">De Croces pro domino Magister V. De Croces canonicus et officiarius etc. Tradet domino Roberto Palle</text:p>
      <text:p text:style-name="Standard">Roberto Palle</text:p>
      <text:p text:style-name="Standard">presbytero / clerico matutinarum duos francos de dono sibi facto</text:p>
      <text:p text:style-name="Standard">Du Drac le</text:p>
      <text:p text:style-name="Standard">Magister Jo. Du Drac tradet magistro R. Le Fourbeur presbytero super regimine et expensis</text:p>
      <text:p text:style-name="Standard">Fourbeur</text:p>
      <text:p text:style-name="Standard">puerorum chori solum xvi scucta auri non obstantes alia deliberacione nuper</text:p>
      <text:p text:style-name="Standard">facta videlicet de xx scutis tradendis</text:p>
      <text:p text:style-name="Standard">Idem</text:p>
      <text:p text:style-name="Standard"><text:soft-page-break/>Item solvet pro parvis tunicis facendis pro pueris chori per dominum penitenciarium illud</text:p>
      <text:p text:style-name="Standard">id opportebit etc.</text:p>
      <text:p text:style-name="Standard">=FRAN_0393_05243_L.jpg=</text:p>
      <text:p text:style-name="Standard">33 .</text:p>
      <text:p text:style-name="Standard">Hodie comparuerunt in capitulo Par. magistri Bursarius . Sy. P. Petit</text:p>
      <text:p text:style-name="Standard">De religiosis</text:p>
      <text:p text:style-name="Standard">Thoulouse et Gauffridus religiosi domus Dei Par. / Quibus dictum est</text:p>
      <text:p text:style-name="Standard">domus Dei Par.</text:p>
      <text:p text:style-name="Standard">quod de cetero sint melius regiminis quam fuerit alias punientur per capitulum</text:p>
      <text:p text:style-name="Standard">de scolaribus xviii scolarium</text:p>
      <text:p text:style-name="Standard">Hodie dominus Succentor solvit $solvi$ scolaribus collegii xviii scolarium vi albos</text:p>
      <text:p text:style-name="Standard">Succentore</text:p>
      <text:p text:style-name="Standard">per sex diebus Quadragesime secundum ordini capituli</text:p>
      <text:p text:style-name="Standard">Pion deputantur ad videndum domos videlicet domum que fuit Henrici de la Porte</text:p>
      <text:p text:style-name="Standard">Commissi pro domibus</text:p>
      <text:p text:style-name="Standard">Fraxinis } in vico de la Vennerie / domum in vico Sancti Jacobi ad intersignum de</text:p>
      <text:p text:style-name="Standard">pro priorissa domus Dei l'ᗅrbaleste domum de la Cloche / et domum in vico des Deschargeurs que</text:p>
      <text:p text:style-name="Standard">fuit Margare de Louvers . pro priossa Domus Dei par.</text:p>
      <text:p text:style-name="Standard">cccc. l.</text:p>
      <text:p text:style-name="Standard">Mercurii sancta xxi aprilis capitulantibus dominis</text:p>
      <text:p text:style-name="Standard">Archidiacono de Josayo</text:p>
      <text:p text:style-name="Standard">Fresnoy</text:p>
      <text:p text:style-name="Standard">P. Thomas</text:p>
      <text:p text:style-name="Standard">Succentore</text:p>
      <text:p text:style-name="Standard">Penitenciario</text:p>
      <text:p text:style-name="Standard">De Croces</text:p>
      <text:p text:style-name="Standard">Fraxinis</text:p>
      <text:p text:style-name="Standard">Victri</text:p>
      <text:p text:style-name="Standard">Despars</text:p>
      <text:p text:style-name="Standard">Ordeimonte</text:p>
      <text:p text:style-name="Standard">de Brollio</text:p>
      <text:p text:style-name="Standard">Guerinet</text:p>
      <text:p text:style-name="Standard">Chacy</text:p>
      <text:p text:style-name="Standard">Aguenin</text:p>
      <text:p text:style-name="Standard">Jerson</text:p>
      <text:p text:style-name="Standard">Breton</text:p>
      <text:p text:style-name="Standard"><text:soft-page-break/>Melloti</text:p>
      <text:p text:style-name="Standard">De Courcellis</text:p>
      <text:p text:style-name="Standard">Cotin</text:p>
      <text:p text:style-name="Standard">Gaillon</text:p>
      <text:p text:style-name="Standard">Boullardi</text:p>
      <text:p text:style-name="Standard">Cancellario } infirmis</text:p>
      <text:p text:style-name="Standard">Bastardi</text:p>
      <text:p text:style-name="Standard">Confranc</text:p>
      <text:p text:style-name="Standard">Haultny</text:p>
      <text:p text:style-name="Standard">Pion</text:p>
      <text:p text:style-name="Standard">Paillard } excusatis</text:p>
      <text:p text:style-name="Standard">Du ᗞrac</text:p>
      <text:p text:style-name="Standard">Sohier</text:p>
      <text:p text:style-name="Standard">Barre</text:p>
      <text:p text:style-name="Standard">Capellania ad altare Sancti Michaelis in ecclesia Par. vacans per resigiaionem m. Jo. Godart</text:p>
      <text:p text:style-name="Standard">eiusdem ultimi capellani et possessonis ex causa permutacionis et non alias faciende cum domino Johanne du</text:p>
      <text:p text:style-name="Standard">Transbel canonico Ambiacensi ad parrochialem ecclesiam beate Marie de Boulonnia parva diocesis</text:p>
      <text:p text:style-name="Standard">Par. collata est Salvo jure cujuslibet dicto domino Johanne du Translel in personam</text:p>
      <text:p text:style-name="Standard">ejus procuratoris qui juravit in forma</text:p>
      <text:p text:style-name="Standard">Collacio capellanie</text:p>
      <text:p text:style-name="Standard">Hodie magister Dyonisius Le Herpeur nomine domini G. nunc episcopi Parisinsis tradidit</text:p>
      <text:p text:style-name="Standard">xxx l. tradit ex parte</text:p>
      <text:p text:style-name="Standard">in capitulo Par. xxx l. s. tam pro capellanis communitatis quam pro clericis matutinarum requirentis</text:p>
      <text:p text:style-name="Standard">Par. pro capellano</text:p>
      <text:p text:style-name="Standard">clericis matutinarum</text:p>
      <text:p text:style-name="Standard">dominos quatinus dictam summam distribuerent prout eis videtur expediens et hoc propter debatum</text:p>
      <text:p text:style-name="Standard">parcium / Et ibidem dominus P. de Cajart prout dictorum clericorum injuctum est eidem ne</text:p>
      <text:p text:style-name="Standard">procedat ulterius occasione huius rei contra dictum dominum episcopum</text:p>
      <text:p text:style-name="Standard">=FRAN_0393_05244_L.jpg=</text:p>
      <text:p text:style-name="Standard">34 .</text:p>
      <text:p text:style-name="Standard">Haultny</text:p>
      <text:p text:style-name="Standard">In facto compotorum m. R. Haultny petentis finem et conclusionem ipsorum</text:p>
      <text:p text:style-name="Standard">compotorum . Tractata materia ad longum / conclusum est quod non obstante</text:p>
      <text:p text:style-name="Standard">difficultate seu controversia lx. lb. p. de quibus $p$ non potest sciri veritate</text:p>
      <text:p text:style-name="Standard">videlicet qui recepit eas / quod claudantur dicta compota / reservata capitulo ad</text:p>
      <text:p text:style-name="Standard"><text:soft-page-break/>discutandum loco et tempore secundum quod reperietur Et ordinatum est quod nichil sibi tradatur</text:p>
      <text:p text:style-name="Standard">de hiis que sibi debentur per alia sua compota tam de Bonnollio quam de</text:p>
      <text:p text:style-name="Standard">domibus claustralibus et aliis receptis / et fiet informacionem de veritate dicte</text:p>
      <text:p text:style-name="Standard">summa pro recuperando eandem.</text:p>
      <text:p text:style-name="Standard">Actenta senectute et delibilitate ac insensabilitate persone m.</text:p>
      <text:p text:style-name="Standard">Jo. Celenoti alterius curatorum Sancti Johannis Rotundi / ordinatum est quod interdicatur eidem</text:p>
      <text:p text:style-name="Standard">celebrare / et quod sibi provideatur de sua expensa alimentacione et regimine</text:p>
      <text:p text:style-name="Standard">in domo Jo. du Chastenet / et quod tradatur sibi coadjutor videlicet capellanus m. T.</text:p>
      <text:p text:style-name="Standard">de Victri / Et ad providendum super hoc deputantur domini Archidiaconus de Josayo Succentor</text:p>
      <text:p text:style-name="Standard">et Victri</text:p>
      <text:p text:style-name="Standard">Commissarii pro</text:p>
      <text:p text:style-name="Standard">Super requesta m. ᗅrnulphi magistri puerorum chori deputantur dicti domini</text:p>
      <text:p text:style-name="Standard">magistro Arnulpho</text:p>
      <text:p text:style-name="Standard">commissarii videlicet . Josas . Succentor . Victri .</text:p>
      <text:p text:style-name="Standard">Fiat monicio secunda contra m. Jo. de Courcellis alias Vaillant ut</text:p>
      <text:p text:style-name="Standard">faciat residenciam in ecclesia ut tenetur racione sui beneficii in ecclesia Par.</text:p>
      <text:p text:style-name="Standard">Vaillant</text:p>
      <text:p text:style-name="Standard">Fiat una monicio contra illos qui detinent quendam compotum</text:p>
      <text:p text:style-name="Standard">Monicio pro</text:p>
      <text:p text:style-name="Standard">Johanne Pierre</text:p>
      <text:p text:style-name="Standard">redditus per dominum Jo. Pierre de receptis de Victri</text:p>
      <text:p text:style-name="Standard">Veneris sancta xxiiia aprilis festum</text:p>
      <text:p text:style-name="Standard">Festum</text:p>
      <text:p text:style-name="Standard">Commissi pro</text:p>
      <text:p text:style-name="Standard">magistro Jo. Celenoti</text:p>
      <text:p text:style-name="Standard">De magistro Johanne</text:p>
      <text:p text:style-name="Standard">Sabbati in vigillia Pasche xxiiii. aprilis reverendus in Christo pater dominus G.</text:p>
      <text:p text:style-name="Standard">Dei gracia Par. episcopus sacros ordines celebrans in ecclesia Par. ad presentacionem</text:p>
      <text:p text:style-name="Standard">capituli promovit videlicet m. Gaillesium Gourdin m. in artibus subdiaconum ad</text:p>
      <text:p text:style-name="Standard">dyaconum necnon Johannem Pierre magistrum P. Morain in eisdem artibus magistrum</text:p>
      <text:p text:style-name="Standard">Johannem Bertrandi Petrum Baujardonis Richerium le Poyvre capellanus et Jacobum</text:p>
      <text:p text:style-name="Standard">de Veteri Monasterio canonici Sancti Stephani de Gressibus / dyaconos / ad presbyteratus ordinem</text:p>
      <text:p text:style-name="Standard">favente altissimo</text:p>
      <text:p text:style-name="Standard">ordines.</text:p>
      <text:p text:style-name="Standard">Promoti ad</text:p>
      <text:p text:style-name="Standard">=FRAN_0393_05245_L.jpg=</text:p>
      <text:p text:style-name="Standard"><text:soft-page-break/>35</text:p>
      <text:p text:style-name="Standard">ᗅnno domini m°. cccc°. li°.</text:p>
      <text:p text:style-name="Standard">die dominica xxv mensis aprilis fuit festum Pasche . Indicione</text:p>
      <text:p text:style-name="Standard">pontificatus domini Nicolai pape quinti anno quinto Regnante Karoli rege vi°</text:p>
      <text:p text:style-name="Standard">in Francia domino Delphino Viennensis ejus pregenito . Karole duce Bicturicensi</text:p>
      <text:p text:style-name="Standard">filio dicti domini nostri regis et domina ejus uxore necnon dominis ducibus</text:p>
      <text:p text:style-name="Standard">Aureliansi Burgundie / et aliis dominis de sanguine regis pacem et</text:p>
      <text:p text:style-name="Standard">concordiam inter se habentibus . Et Anglicis extra regnum Francie penitus</text:p>
      <text:p text:style-name="Standard">per manum Dei expulsis . Presule domino G. Charetier episcopo Par. Et capitulantbus</text:p>
      <text:p text:style-name="Standard">dominis . videlicet Jo. de Courcellis archidiacono de Josayo Jo. de Oliva Succentore Jo.</text:p>
      <text:p text:style-name="Standard">Chuffart cancellario Roberto Cibolle penitenciario P. d'Oigemont P. de Chacy</text:p>
      <text:p text:style-name="Standard">G. Britonis N. Confranc G. Cotin R. de Gaillon . Ja. Barre R. Haultny</text:p>
      <text:p text:style-name="Standard">Jo. Du Drac Jo. de Bussi . H. de Fresnoy . V. De Croces L. Guerinet. T.</text:p>
      <text:p text:style-name="Standard">de Victri . Cle. Melloti Jo. de Brollio T. de Courcellis . Jo. de Vayli Jo.</text:p>
      <text:p text:style-name="Standard">Aguenin Jo. Paillard T. de Jerson . Ste Pion Jo. Bastardi . G. Sohier</text:p>
      <text:p text:style-name="Standard">Ja. Despars . Ka Boullardi . P. Thomas A. de Cameraco M. de</text:p>
      <text:p text:style-name="Standard">Fraxinis . An. Soreau Par. residenciam necnon absenciam videlicet Ja. Parcheti</text:p>
      <text:p text:style-name="Standard">R. de Fontanis Ro. Poytevin Jo. Le Biseul M. Morin Ste. de Mondidier</text:p>
      <text:p text:style-name="Standard">G. DAulge Guichardi de Tho. Jo. Verjus G. Hubert . G. Picardi G.</text:p>
      <text:p text:style-name="Standard">d'Estampis . He Renouart Ja. de Luchappe . Mar . Picardi . canonicus Par.</text:p>
      <text:p text:style-name="Standard">prebenda m. P. Johannis litigiosa inter m. P. Mauger et P. Bouchier . decanatu</text:p>
      <text:p text:style-name="Standard">inter G Cotin et Jo. de Vayli / ac cantoria inter m. Jo. Paillard et Jo. Bastardi</text:p>
      <text:p text:style-name="Standard">litigia m. Jo. Sellarii archidiaconus Brie vocem in capitulo non habente quia non</text:p>
      <text:p text:style-name="Standard">canonicus / archidiaconus Par. videlicet domino Episcopo d'ᗅngiers Absente $et no$</text:p>
      <text:p text:style-name="Standard">Lune xxvi } aprilis fuerunt festa propter solennitatem festi Pasche.</text:p>
      <text:p text:style-name="Standard">mercurii xxviii</text:p>
      <text:p text:style-name="Standard">=FRAN_0393_05246_L.jpg=</text:p>
      <text:p text:style-name="Standard">36.</text:p>
      <text:p text:style-name="Standard">Veneris post Pascha ultima aprilis capitulantibus dominis.</text:p>
      <text:p text:style-name="Standard">Archidiacono de Josayo</text:p>
      <text:p text:style-name="Standard">Victri</text:p>
      <text:p text:style-name="Standard">Cancellario</text:p>
      <text:p text:style-name="Standard">Succentore</text:p>
      <text:p text:style-name="Standard">infirmis</text:p>
      <text:p text:style-name="Standard">Penitenciario</text:p>
      <text:p text:style-name="Standard">Jerson</text:p>
      <text:p text:style-name="Standard"><text:soft-page-break/>Confranc</text:p>
      <text:p text:style-name="Standard">Ordeimonte</text:p>
      <text:p text:style-name="Standard">Pion</text:p>
      <text:p text:style-name="Standard">De Croces</text:p>
      <text:p text:style-name="Standard">Penitenciario</text:p>
      <text:p text:style-name="Standard">Bastardi</text:p>
      <text:p text:style-name="Standard">Paillard</text:p>
      <text:p text:style-name="Standard">Chacy</text:p>
      <text:p text:style-name="Standard">Boullard</text:p>
      <text:p text:style-name="Standard">Bussi</text:p>
      <text:p text:style-name="Standard">Breton</text:p>
      <text:p text:style-name="Standard">De Brollio } excusatis</text:p>
      <text:p text:style-name="Standard">Gaillon</text:p>
      <text:p text:style-name="Standard">Sohier</text:p>
      <text:p text:style-name="Standard">Haultny</text:p>
      <text:p text:style-name="Standard">Mellot</text:p>
      <text:p text:style-name="Standard">P Thomas}</text:p>
      <text:p text:style-name="Standard">Cotin</text:p>
      <text:p text:style-name="Standard">Fresnoy</text:p>
      <text:p text:style-name="Standard">De Courcellis</text:p>
      <text:p text:style-name="Standard">Barre</text:p>
      <text:p text:style-name="Standard">Fraxinis</text:p>
      <text:p text:style-name="Standard">Commissi ad visitandum</text:p>
      <text:p text:style-name="Standard">Archidiaconus de Josayo } deputantur ad visitandum m. Jo. Chuffart cancellarius et</text:p>
      <text:p text:style-name="Standard">Chuffart</text:p>
      <text:p text:style-name="Standard">Succentor et</text:p>
      <text:p text:style-name="Standard">Ordeimonte</text:p>
      <text:p text:style-name="Standard">canonicus ecclesie Par. qui infirmatur et sibi recommendum ecclesiam</text:p>
      <text:p text:style-name="Standard">offerentes sibi obsecracionem ex parte ecclesie etc.</text:p>
      <text:p text:style-name="Standard">Foulon pro</text:p>
      <text:p text:style-name="Standard">Hodie dominus Jo. Foulon obtulit capere onus regiminis et expensarum m. Jo. Celenote</text:p>
      <text:p text:style-name="Standard">Celenote</text:p>
      <text:p text:style-name="Standard">cum beneplacito tamen capituli super quo ordinatum est quod audiatur dominus archidiaconus de Josayo</text:p>
      <text:p text:style-name="Standard">Dominus Succentor pro</text:p>
      <text:p text:style-name="Standard">Dominus Succentor oneratus est ad ponendum seu poni facendum unam barram</text:p>
      <text:p text:style-name="Standard"><text:soft-page-break/>janua claustri</text:p>
      <text:p text:style-name="Standard">sive unam cathenam ferri ad januam sive portam versus terrale</text:p>
      <text:p text:style-name="Standard">ne extranei possint ibidem ducere suos $c$ equos.</text:p>
      <text:p text:style-name="Standard">Audita relacione et oppinione magistrorum Ste Pion et Martini de Fraxinis ad</text:p>
      <text:p text:style-name="Standard">commissorum domini contentantur quod priorissa domus Dei Par. possit tradere</text:p>
      <text:p text:style-name="Standard">domus que fuit Henrici de la Porte in vico Tannerie pro C s. vel iiii £.</text:p>
      <text:p text:style-name="Standard">san</text:p>
      <text:p text:style-name="Standard">pro priorissa redditus si non possit plus haberi . Similiter duas domo in vico Sancti</text:p>
      <text:p text:style-name="Standard">domus Dei Par. Jacobi unam videlicet ad intersignatum de L'arbalestre / et aliam ad interisignum de</text:p>
      <text:p text:style-name="Standard">la Cloche noire pro xx l. redditus. Item similiter domum que fuit magistri</text:p>
      <text:p text:style-name="Standard">de Louviers in vico aux Chargeux pro ix vel viii £. p. Item suam</text:p>
      <text:p text:style-name="Standard">aliam domum in vico de La Charronnerie ad intersignum des deux Cignes</text:p>
      <text:p text:style-name="Standard">pro x £. p. redditus</text:p>
      <text:p text:style-name="Standard">=FRAN_0393_05247_L.jpg=</text:p>
      <text:p text:style-name="Standard">cccc.li.</text:p>
      <text:p text:style-name="Standard">Lune post quasimodo iiia maii capitulantibus dominis.</text:p>
      <text:p text:style-name="Standard">Archidiacono de Josayo</text:p>
      <text:p text:style-name="Standard">Victri</text:p>
      <text:p text:style-name="Standard">De Courcellis</text:p>
      <text:p text:style-name="Standard">Succentore</text:p>
      <text:p text:style-name="Standard">Guerinet</text:p>
      <text:p text:style-name="Standard">Fraxinis</text:p>
      <text:p text:style-name="Standard">Penitenciario</text:p>
      <text:p text:style-name="Standard">Bussi</text:p>
      <text:p text:style-name="Standard">P Thomas</text:p>
      <text:p text:style-name="Standard">Ordeimonte</text:p>
      <text:p text:style-name="Standard">Jerson</text:p>
      <text:p text:style-name="Standard">Renouart</text:p>
      <text:p text:style-name="Standard">Chacy</text:p>
      <text:p text:style-name="Standard">Aguenin</text:p>
      <text:p text:style-name="Standard">Cancellario</text:p>
      <text:p text:style-name="Standard">Breton</text:p>
      <text:p text:style-name="Standard">Infirmis</text:p>
      <text:p text:style-name="Standard">De Brollio</text:p>
      <text:p text:style-name="Standard">Confranc</text:p>
      <text:p text:style-name="Standard">Cotin</text:p>
      <text:p text:style-name="Standard"><text:soft-page-break/>Gaillon</text:p>
      <text:p text:style-name="Standard">Pion</text:p>
      <text:p text:style-name="Standard">Paillard</text:p>
      <text:p text:style-name="Standard">Bastardi</text:p>
      <text:p text:style-name="Standard">De Croces</text:p>
      <text:p text:style-name="Standard">extra</text:p>
      <text:p text:style-name="Standard">Haultny</text:p>
      <text:p text:style-name="Standard">Du Drac</text:p>
      <text:p text:style-name="Standard">Boullardi</text:p>
      <text:p text:style-name="Standard">Barre excusato</text:p>
      <text:p text:style-name="Standard">Sohier</text:p>
      <text:p text:style-name="Standard">Fresnoy</text:p>
      <text:p text:style-name="Standard">Melloti</text:p>
      <text:p text:style-name="Standard">Magister Martinus de Fraxinis commissus est in causa Michaelis Belin capellani</text:p>
      <text:p text:style-name="Standard">in ecclesia Sancti Mederici contra dominum Jo. du Sauchoy / matricularium clericum dicte</text:p>
      <text:p text:style-name="Standard">ecclesie / et hoc loco m. V. De Croces.</text:p>
      <text:p text:style-name="Standard">ᑕomissi pro molendino. Data est per capitulum omnis potestas magistris Jo. Du Drac et Martino de Fraxinis</text:p>
      <text:p text:style-name="Standard">de Cristollio</text:p>
      <text:p text:style-name="Standard">ordinandi super facto molendini de Cristollio</text:p>
      <text:p text:style-name="Standard">Haultny</text:p>
      <text:p text:style-name="Standard">Succentor</text:p>
      <text:p text:style-name="Standard">P. Thomas }</text:p>
      <text:p text:style-name="Standard">deputantur ad videndum compotum seu statum m. R. Haultny</text:p>
      <text:p text:style-name="Standard">pro facto domus et terrarum de Bonnollio prope Gonnessiam</text:p>
      <text:p text:style-name="Standard">Audita relacione magistrorum Ste. Pion / et P. Thome ad hoc commissorum qui</text:p>
      <text:p text:style-name="Standard">retulerunt vidisse et visitasse duas domos spectantes capellanie Sancte Anne in</text:p>
      <text:p text:style-name="Standard">De domibus pro capellania</text:p>
      <text:p text:style-name="Standard">ecclesia Par. quam nunc possidet magister P. Boucheri sitas in vico du Puis</text:p>
      <text:p text:style-name="Standard">Sancte Anne</text:p>
      <text:p text:style-name="Standard">retro Sanctum Anthonium parvum . dicatur dicto capellanio quod faciat eas proclamari</text:p>
      <text:p text:style-name="Standard">in ecclesia / et si possit habere ultra xl s. p. redditus de una ipsarum et de altera</text:p>
      <text:p text:style-name="Standard">Placet dominis quod dicti commissarii ordinant super hoc</text:p>
      <text:p text:style-name="Standard">Actenta debilitate persone m. Jo. Celenote alterius curatorum Sancti Jo.</text:p>
      <text:p text:style-name="Standard">Rotundi Conclusum est quod Johannes du Chastenet jeaularius capituli habebit</text:p>
      <text:p text:style-name="Standard">in domo sua regimen et faciet expensam ipsius Celenote / Et dominus Johannes</text:p>
      <text:p text:style-name="Standard"><text:soft-page-break/>magister Jo. Celenoti</text:p>
      <text:p text:style-name="Standard">Cormont presbyter commictetur loco sui ad regimen dicte cure Et respectu domus</text:p>
      <text:p text:style-name="Standard">sue locabitur ad suam utilitatem aliquibus de ecclesia Par. videlicet dicto</text:p>
      <text:p text:style-name="Standard">Cormont et domino Germano Watree / aut aliis ut melius et utilius fieri poterit</text:p>
      <text:p text:style-name="Standard">E ad hoc commictitur dominus archidiaconus de Josayo.</text:p>
      <text:p text:style-name="Standard">Causa</text:p>
      <text:p text:style-name="Standard">37</text:p>
      <text:p text:style-name="Standard">=FRAN_0393_05248_L.jpg=</text:p>
      <text:p text:style-name="Standard">38.</text:p>
      <text:p text:style-name="Standard">Mercurii quinta maii capitulantibus dominis qua die fuit celebratum servicium invencionis</text:p>
      <text:p text:style-name="Standard">Sancte Crucis.</text:p>
      <text:p text:style-name="Standard">Archidiacono de Josayo</text:p>
      <text:p text:style-name="Standard">De Croces</text:p>
      <text:p text:style-name="Standard">P Thomas</text:p>
      <text:p text:style-name="Standard">Succentore</text:p>
      <text:p text:style-name="Standard">Pion</text:p>
      <text:p text:style-name="Standard">Sohier</text:p>
      <text:p text:style-name="Standard">Penitenciario</text:p>
      <text:p text:style-name="Standard">Victri</text:p>
      <text:p text:style-name="Standard">Melloti</text:p>
      <text:p text:style-name="Standard">Ordeimonte</text:p>
      <text:p text:style-name="Standard">Mondidier</text:p>
      <text:p text:style-name="Standard">de Courcellis</text:p>
      <text:p text:style-name="Standard">Chacy</text:p>
      <text:p text:style-name="Standard">Paillard</text:p>
      <text:p text:style-name="Standard">Fraxinis</text:p>
      <text:p text:style-name="Standard">Breton</text:p>
      <text:p text:style-name="Standard">Aguenin</text:p>
      <text:p text:style-name="Standard">Jerson</text:p>
      <text:p text:style-name="Standard">Cotin</text:p>
      <text:p text:style-name="Standard">De Brollio</text:p>
      <text:p text:style-name="Standard">Gaillon</text:p>
      <text:p text:style-name="Standard">Cancellario } infirmis</text:p>
      <text:p text:style-name="Standard">Guerinet</text:p>
      <text:p text:style-name="Standard">Confranc</text:p>
      <text:p text:style-name="Standard">Haultny</text:p>
      <text:p text:style-name="Standard"><text:soft-page-break/>Bastardi</text:p>
      <text:p text:style-name="Standard">Bussi } excusatis</text:p>
      <text:p text:style-name="Standard">Du Drac</text:p>
      <text:p text:style-name="Standard">Boullardi</text:p>
      <text:p text:style-name="Standard">Barre }</text:p>
      <text:p text:style-name="Standard">Fresnoy</text:p>
      <text:p text:style-name="Standard">Hodie Petrus du Puis de Villanova regis renunciavit in capitulo quibusdam</text:p>
      <text:p text:style-name="Standard">De Petro du Puis hereditagiis sibi spectantes apud Orlyacum / Cui responsum est quod loquatur super hoc</text:p>
      <text:p text:style-name="Standard">de Villanona regis maiori de Orlyaco infra xv dies ad quam diem ipse P. veniet in capitulo</text:p>
      <text:p text:style-name="Standard">Ordinatum est quod capellani antique communitatis ecclesie Par. nisi venerunt et intraverunt</text:p>
      <text:p text:style-name="Standard">ns</text:p>
      <text:p text:style-name="Standard">chorum ecclesie Par. in festis solennitabus videlicet in vesperis primis infra primum gloria</text:p>
      <text:p text:style-name="Standard">De capellanis communitatis</text:p>
      <text:p text:style-name="Standard">et in magna missa infra epistolam et interfuerint usque ad Agnus Dei nichil</text:p>
      <text:p text:style-name="Standard">habebunt de pane et vino domini Par. nec de aliis distribucionibus.</text:p>
      <text:p text:style-name="Standard">Ordinatum est quod die veneris proxime domini canonici comparebunt in thesauro ecclesie Par.</text:p>
      <text:p text:style-name="Standard">hora vesperorum / pro visitando thesaurum ut debet fieri per statutu / Et illi qui</text:p>
      <text:p text:style-name="Standard">comparebunt habebunt videlicet quilibet ipsorum ii s. p. Et de cetero fiet hujusmodi visita</text:p>
      <text:p text:style-name="Standard">De visitacione</text:p>
      <text:p text:style-name="Standard">die mercurii post quasimodo prout solebat fieri antiquitus / et solvet</text:p>
      <text:p text:style-name="Standard">Thesauri</text:p>
      <text:p text:style-name="Standard">hujusmodi distribucio de peccuniis fabrice provenientibus de visitacione hujusmodi thes</text:p>
      <text:p text:style-name="Standard">que fit illis diebus precedentibus.</text:p>
      <text:p text:style-name="Standard">Archidiaconus de Josayo} commictatur ad audiendum m. Jo. de Oliva et Jo. de Bouvillier</text:p>
      <text:p text:style-name="Standard">Commissi</text:p>
      <text:p text:style-name="Standard">Guerinet super } requesta dicti Johannis et appunctuandum ipsius si fieri possit</text:p>
      <text:p text:style-name="Standard">Veneris viia mai capitulantibus dominis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Pion</text:p>
      <text:p text:style-name="Standard">De Croces</text:p>
      <text:p text:style-name="Standard">Penitenciario</text:p>
      <text:p text:style-name="Standard">Fresnoy</text:p>
      <text:p text:style-name="Standard"><text:soft-page-break/>Boullardi</text:p>
      <text:p text:style-name="Standard">Ordeimonte</text:p>
      <text:p text:style-name="Standard">Victri</text:p>
      <text:p text:style-name="Standard">P Thomas</text:p>
      <text:p text:style-name="Standard">Chacy</text:p>
      <text:p text:style-name="Standard">Mondidier</text:p>
      <text:p text:style-name="Standard">Melloti</text:p>
      <text:p text:style-name="Standard">Breton</text:p>
      <text:p text:style-name="Standard">Aguenin</text:p>
      <text:p text:style-name="Standard">Sohier</text:p>
      <text:p text:style-name="Standard">Cotin</text:p>
      <text:p text:style-name="Standard">De Brollio</text:p>
      <text:p text:style-name="Standard">Jo. Monneti</text:p>
      <text:p text:style-name="Standard">Gaillon</text:p>
      <text:p text:style-name="Standard">Jerson</text:p>
      <text:p text:style-name="Standard">Cancellario } infirmis</text:p>
      <text:p text:style-name="Standard">Haultny</text:p>
      <text:p text:style-name="Standard">Guerinet</text:p>
      <text:p text:style-name="Standard">Confranc }</text:p>
      <text:p text:style-name="Standard">Bussi excusato</text:p>
      <text:p text:style-name="Standard">Fraxinis</text:p>
      <text:p text:style-name="Standard">Paillardi</text:p>
      <text:p text:style-name="Standard">de domo in vico des</text:p>
      <text:p text:style-name="Standard">Barre excusato</text:p>
      <text:p text:style-name="Standard">De Croces } deputantur ad videndum quandam domum in vico des Menestriers</text:p>
      <text:p text:style-name="Standard">Menestriers.</text:p>
      <text:p text:style-name="Standard">De Brollio }</text:p>
      <text:p text:style-name="Standard">=FRAN_0393_05249_L.jpg=</text:p>
      <text:p text:style-name="Standard">Hodie venerabilis vir magister Johannes Monneti in theologia bachalarius formatus</text:p>
      <text:p text:style-name="Standard">Salvo jure cujuslibet fuit receptus ad canonicatum et prebendam ecclesie Par.</text:p>
      <text:p text:style-name="Standard">quos obtinebat magister Johannes Verjuti presbyter nuper vacantes per resignacionem magistri Johannis</text:p>
      <text:p text:style-name="Standard">Verjuti predicti aut ejus procuratoris in manibus reverendi in Christo patris domini G. Dei</text:p>
      <text:p text:style-name="Standard">gracia Par. episcopi factam et admissam ex causa tamen permutacionis et non alias</text:p>
      <text:p text:style-name="Standard">faciende de ipsis canonicatu et prebenda / ac parrochiali ecclesia de Pesmis Bisuntinensis</text:p>
      <text:p text:style-name="Standard">diocesis cum dicto magistro Johanne Monneti ad canonicutum et prebendam seu</text:p>
      <text:p text:style-name="Standard"><text:soft-page-break/>canonicalem porcionem ecclesie Cabilonensis / ac parrochialem ecclesiam de Buxiaco</text:p>
      <text:p text:style-name="Standard">unacum Archipresbyteratu de Montana simul $a$ unitis Cabilonensis diocesis / quos</text:p>
      <text:p text:style-name="Standard">ipse Monneti obtinebat / qui juravit in forma et fuit installatus et</text:p>
      <text:p text:style-name="Standard">solvit jura assueta videlicet xxii l. x s. par. Et hoc mediante licteris dicti domini episcopi</text:p>
      <text:p text:style-name="Standard">quarum tenor sequitur</text:p>
      <text:p text:style-name="Standard">Guillelmus miseracione divina Par. episcopus dilecto nobis in Christo venerabili viro magistro</text:p>
      <text:p text:style-name="Standard">Johanni Monneti in theologia bachalario formato salutem in domino / canonicatum et prebendam</text:p>
      <text:p text:style-name="Standard">nostre Parisiensis ecclesie quos nuper in eadem obtinebat venerabilis et scientificus vir</text:p>
      <text:p text:style-name="Standard">magister Johannes Verjuti in jure canonico licenciato ad collacionem provisionem et omnimodam</text:p>
      <text:p text:style-name="Standard">disposicionem nostram pleno jure spectantes / liberos nunc et vacantes per resignacionem per</text:p>
      <text:p text:style-name="Standard">venerabilem et circumspectum virum magistrum Petrum de Vaucello sacre theologie</text:p>
      <text:p text:style-name="Standard">professorem procuratorem ad hoc sufficienter et legitime fundatum prout nobis constitit</text:p>
      <text:p text:style-name="Standard">ac nomine procuratorio ipsius magistri Johannis Verjuti dictorum canonicatus et prebende ultimi</text:p>
      <text:p text:style-name="Standard">tre</text:p>
      <text:p text:style-name="Standard">et immediate possessoris in manibus nostris causa tamen permutacionis et non alias</text:p>
      <text:p text:style-name="Standard">vobiscum fiende de ipsis canonicatu et prebenda Par. et parrochiali ecclesia de Pesmis</text:p>
      <text:p text:style-name="Standard">Bisuntinensis diocesis ad canonicatum et prebenda seu canonialem porcionem ecclesie</text:p>
      <text:p text:style-name="Standard">Cabilonensis ac parrochialem ecclesiam de Buxiaco unacum Archipresbyteratu de</text:p>
      <text:p text:style-name="Standard">Montana simul unitis Cabilonensis diocesis quos nuper obtinebat spsonte factam</text:p>
      <text:p text:style-name="Standard">et per nos admissam recepto tamen prius ab eodem procuratore juramento in talibus</text:p>
      <text:p text:style-name="Standard">permutacionibus fieri solito et consueto videlicet quod in hujusmodi resignacione non intervenit</text:p>
      <text:p text:style-name="Standard">fraus dolus Symonia aut alia quevis paccio illicita / ceterisque prestitis</text:p>
      <text:p text:style-name="Standard">in talibus debitis et patrari solitis juramentis / vobis meritorum vestrorum intuitu</text:p>
      <text:p text:style-name="Standard">$contl$ Contulimus et conferimus ac de illis providemus cum suis juribus</text:p>
      <text:p text:style-name="Standard">et pertinencis universis / de eisdem vos investientes et in eisdem instituentes per tradicionem</text:p>
      <text:p text:style-name="Standard">nostrarum presencium licterarum et concessionem . Quocirca dilectis et fratribus nostris</text:p>
      <text:p text:style-name="Standard">Decano et capitulo predicte nostre par. ecclesie tenore presencium mandatum quatinus vos</text:p>
      <text:p text:style-name="Standard">seu procuratorem vestrum nomine vestro et pro vobis ad dictos canonicatum et prebendam</text:p>
      <text:p text:style-name="Standard">Par. juraque eorumdem universa recipiant et admictant ac in corporalem realem</text:p>
      <text:p text:style-name="Standard">et actualem possessionem ipsorum inducant ut moris est vosque in suum et dicte</text:p>
      <text:p text:style-name="Standard">Par. ecclesie canonicum recipiant atque fratrem stallum in choro et locum in capitulo cum</text:p>
      <text:p text:style-name="Standard">plenitudine juri canonicati predicte Par. ecclesie vobis aut dicto procuratore vestro pro vobis assignatis</text:p>
      <text:p text:style-name="Standard">Suonatis tamen et adhibitis solennitatibus in talibus fieri consuetis ac vobis seu dicto procuratori</text:p>
      <text:p text:style-name="Standard">vestro pro vobis dedictorum canonicatum et prebende fructibus redditus et juribus universis respondeant et ab</text:p>
      <text:p text:style-name="Standard">aliis faciant integre responderi jure cujuslibet in omnibus semper salvo Datum Par.</text:p>
      <text:p text:style-name="Standard"><text:soft-page-break/>sus sigillo camere nostre ᗅnno Domini m° cccc li° die quinta mensis maii. Sic signato</text:p>
      <text:p text:style-name="Standard">de precepto domini ᗞ. Le Herpeur .</text:p>
      <text:p text:style-name="Standard">Receptio canonici</text:p>
      <text:p text:style-name="Standard">cccc li.</text:p>
      <text:p text:style-name="Standard">Copia collacionis</text:p>
      <text:p text:style-name="Standard">39</text:p>
      <text:p text:style-name="Standard">=FRAN_0393_05250_L.jpg=</text:p>
      <text:p text:style-name="Standard">40.</text:p>
      <text:p text:style-name="Standard">Obiit Chuffart</text:p>
      <text:p text:style-name="Standard">Hodie sactit sabbati viiia maii cccc li obiit de mane magister Jo. Chuffart cancellarius et canonicus</text:p>
      <text:p text:style-name="Standard">in domo sua claustra Par.</text:p>
      <text:p text:style-name="Standard">Dicta die</text:p>
      <text:p text:style-name="Standard">Sabbati octava mensis maii congregatis extraordinarie in capitulo Par.</text:p>
      <text:p text:style-name="Standard">dominis Archidiacono de Josayo. Succentore . Penitenciario . Ordeimonte . Chacy Gaillon</text:p>
      <text:p text:style-name="Standard">Haultny De Croces Victri Mondidier Aguenin Guerinet P. Thomas</text:p>
      <text:p text:style-name="Standard">Sohier Melloti Fraxinis.</text:p>
      <text:p text:style-name="Standard">Hodie exhibito per dictum dominum archidiaconum de Josayo alterum executorum deffuncti</text:p>
      <text:p text:style-name="Standard">. Jo. Chuffart dum viveret canonici et cancellarii ecclesie Par. testamento ipsius defuncti</text:p>
      <text:p text:style-name="Standard">lectoque dicto testamento saltem pro parte Platet dominis quod corpus ipsius defuncti</text:p>
      <text:p text:style-name="Standard">Chuffart</text:p>
      <text:p text:style-name="Standard">inhumetur in dicta ecclesia Par. ubi suam elegit sepulturam ut dicitur</text:p>
      <text:p text:style-name="Standard">videlicet ante hostium rubeam veniendo versum chori / et quod fiant die</text:p>
      <text:p text:style-name="Standard">crastina vigillie et lune missa et servicium pro ipso deffuncti in choro dicte</text:p>
      <text:p text:style-name="Standard">2</text:p>
      <text:p text:style-name="Standard">ecclesie et quod distribucio manualis in sua inhumacione</text:p>
      <text:p text:style-name="Standard">Hodie magister Ro. Cibolle coram dictis dominis optavit si et in quantum potest</text:p>
      <text:p text:style-name="Standard">aut poterat locum ipsius m. Jo. Chuffart apud Orlyacum.</text:p>
      <text:p text:style-name="Standard">Cibolle.</text:p>
      <text:p text:style-name="Standard">Lune xa maii capitulantibus dominis</text:p>
      <text:p text:style-name="Standard">Archidiacono de Josayo</text:p>
      <text:p text:style-name="Standard">De Croces</text:p>
      <text:p text:style-name="Standard">Succentore</text:p>
      <text:p text:style-name="Standard">P. Thomas</text:p>
      <text:p text:style-name="Standard">Victri</text:p>
      <text:p text:style-name="Standard">Penitenciario</text:p>
      <text:p text:style-name="Standard">Ordeimonte</text:p>
      <text:p text:style-name="Standard"><text:soft-page-break/>Mondidier</text:p>
      <text:p text:style-name="Standard">Jerson</text:p>
      <text:p text:style-name="Standard">$Paillard$</text:p>
      <text:p text:style-name="Standard">Fraxinis</text:p>
      <text:p text:style-name="Standard">Chacy</text:p>
      <text:p text:style-name="Standard">Breton</text:p>
      <text:p text:style-name="Standard">De Brollio</text:p>
      <text:p text:style-name="Standard">Moneti</text:p>
      <text:p text:style-name="Standard">Aguenin</text:p>
      <text:p text:style-name="Standard">Confranc infirmo</text:p>
      <text:p text:style-name="Standard">Cotin</text:p>
      <text:p text:style-name="Standard">De Courcellis</text:p>
      <text:p text:style-name="Standard">Paillard</text:p>
      <text:p text:style-name="Standard">Gaillon</text:p>
      <text:p text:style-name="Standard">Bastardi</text:p>
      <text:p text:style-name="Standard">Bussi</text:p>
      <text:p text:style-name="Standard">excusato</text:p>
      <text:p text:style-name="Standard">Ordeimonte</text:p>
      <text:p text:style-name="Standard">Guerinet</text:p>
      <text:p text:style-name="Standard">Pion extra</text:p>
      <text:p text:style-name="Standard">Haultny</text:p>
      <text:p text:style-name="Standard">Boullardi</text:p>
      <text:p text:style-name="Standard">Barre excusato</text:p>
      <text:p text:style-name="Standard">Du Drac</text:p>
      <text:p text:style-name="Standard">Sohier</text:p>
      <text:p text:style-name="Standard">Fresnoy</text:p>
      <text:p text:style-name="Standard">Melloti</text:p>
      <text:p text:style-name="Standard">Cibolle</text:p>
      <text:p text:style-name="Standard">Hodie magister Ro. Cibolle optavit prout alias locum defuncti m. Jo. Chuffart</text:p>
      <text:p text:style-name="Standard">videlicet apud Orlyacum</text:p>
      <text:p text:style-name="Standard">Sohier</text:p>
      <text:p text:style-name="Standard">Similiter m. G. Sohier optavit locum dicti Cibolle</text:p>
      <text:p text:style-name="Standard">Hodie magister P. de Brena qui contendit ut dicitur de prebenda Par. contra</text:p>
      <text:p text:style-name="Standard">m. G. Hebert / petiit sibi dari habitum ecclesie videlicet quod possit defferre</text:p>
      <text:p text:style-name="Standard">De Brena</text:p>
      <text:p text:style-name="Standard">habitum ecclesie / et habere unam clavem de libraria ecclesie Par . Super quo</text:p>
      <text:p text:style-name="Standard"><text:soft-page-break/>respectu dicte clavis placet dominis quod habeat / et respectu habitus</text:p>
      <text:p text:style-name="Standard">non potest fieri.</text:p>
      <text:p text:style-name="Standard">=FRAN_0393_05251_L.jpg=</text:p>
      <text:p text:style-name="Standard">Jerson</text:p>
      <text:p text:style-name="Standard">Monneti</text:p>
      <text:p text:style-name="Standard">cccc li.</text:p>
      <text:p text:style-name="Standard">Ad requestam magistrorum T. de Jerson et Jo. Monneti Placet dominis quod habeant</text:p>
      <text:p text:style-name="Standard">claves librarie ecclesie pro studendo ibidem / suis tamen sumptibus et expensis</text:p>
      <text:p text:style-name="Standard">De quadam platea</text:p>
      <text:p text:style-name="Standard">apud Liricantum</text:p>
      <text:p text:style-name="Standard">Audita relacione m. V. de Croces placet dominis quod dominus Succentor et</text:p>
      <text:p text:style-name="Standard">ipse De Croces tradant pro xvi s. par. redditus quandam plateam vacuam apud</text:p>
      <text:p text:style-name="Standard">Liricantum si non possint plus habere .</text:p>
      <text:p text:style-name="Standard">Hodie comparuerunt in capitulo Par. plures parrochiani Sancti Mathurini de Liricantu</text:p>
      <text:p text:style-name="Standard">usque ad numerum vii. pro negociis et facto ecclesie dicti loci et pro habendo concordiam</text:p>
      <text:p text:style-name="Standard">cum dominis / et ipsis postmodum a capitulo absentibus visaque cedula nuper composita</text:p>
      <text:p text:style-name="Standard">de modo tractatus habendi cum ipsis et dominis / eciam visa eorum requesta</text:p>
      <text:p text:style-name="Standard">Conclusum est quod negocium supersedeatur / et ad tractandum materiam huiusmodi deputantur</text:p>
      <text:p text:style-name="Standard">domini Archidiaconi de Josayo Succentor Penitenciarius De Croces Gaillon / et illi qui</text:p>
      <text:p text:style-name="Standard">voluerint esse</text:p>
      <text:p text:style-name="Standard">Liricantus</text:p>
      <text:p text:style-name="Standard">Mercurii xii maii capilantibus dominis</text:p>
      <text:p text:style-name="Standard">Archidiacono de Josayo</text:p>
      <text:p text:style-name="Standard">De Croces</text:p>
      <text:p text:style-name="Standard">Sucentore</text:p>
      <text:p text:style-name="Standard">Victri</text:p>
      <text:p text:style-name="Standard">Chacy</text:p>
      <text:p text:style-name="Standard">Aguenin</text:p>
      <text:p text:style-name="Standard">Breton</text:p>
      <text:p text:style-name="Standard">Jerson</text:p>
      <text:p text:style-name="Standard">Ordeimonte</text:p>
      <text:p text:style-name="Standard">ᗞe Courcellis</text:p>
      <text:p text:style-name="Standard">Cotin</text:p>
      <text:p text:style-name="Standard">De Brollio</text:p>
      <text:p text:style-name="Standard">Gaillon</text:p>
      <text:p text:style-name="Standard">Guerinet</text:p>
      <text:p text:style-name="Standard"><text:soft-page-break/>Haultny</text:p>
      <text:p text:style-name="Standard">Boullardi</text:p>
      <text:p text:style-name="Standard">ᗞu ᗞrac</text:p>
      <text:p text:style-name="Standard">Sohier</text:p>
      <text:p text:style-name="Standard">Fresnoy</text:p>
      <text:p text:style-name="Standard">Melloti</text:p>
      <text:p text:style-name="Standard">Adjournement</text:p>
      <text:p text:style-name="Standard">Colin Garrot a adjourné messeigneurs contre Hennequin de Breban pour</text:p>
      <text:p text:style-name="Standard">l'ostel du Heaume</text:p>
      <text:p text:style-name="Standard">Pierre Tassier huissier de parlement a adjourné messeigneurs a demain a iiii .</text:p>
      <text:p text:style-name="Standard">adjournement</text:p>
      <text:p text:style-name="Standard">heures aprés disner devant la Saincte chapelle du palays / pour veoir</text:p>
      <text:p text:style-name="Standard">ramener a fait certaine complainte .</text:p>
      <text:p text:style-name="Standard">Deputati</text:p>
      <text:p text:style-name="Standard">Archidiaconus de Josayo } deputati sunt ad comparendum die crastina post prandium hora</text:p>
      <text:p text:style-name="Standard">Succentor et</text:p>
      <text:p text:style-name="Standard">quarta ante sacram capellam palacii visurum quandam</text:p>
      <text:p text:style-name="Standard">De Brollio</text:p>
      <text:p text:style-name="Standard">querimoniam ex parte illorum de dicta capella obtencium reduci</text:p>
      <text:p text:style-name="Standard">ad factum de qua supra</text:p>
      <text:p text:style-name="Standard">Egidius Malet</text:p>
      <text:p text:style-name="Standard">Hodie quidem Egidius Malet dominus de Soyzi fecit hommagium capitulo ad causam turris</text:p>
      <text:p text:style-name="Standard">de Soisy in Bria racione terre de Mons ad quod fuit admissus Salvo jure cujuslibet</text:p>
      <text:p text:style-name="Standard">Cui assignati sunt xl dies ad tradendum suum divinuciam</text:p>
      <text:p text:style-name="Standard">41.</text:p>
      <text:p text:style-name="Standard">P. Thomas</text:p>
      <text:p text:style-name="Standard">Fraxinis</text:p>
      <text:p text:style-name="Standard">Monneti</text:p>
      <text:p text:style-name="Standard">Mondidier</text:p>
      <text:p text:style-name="Standard">Bastardi</text:p>
      <text:p text:style-name="Standard">Pion extra</text:p>
      <text:p text:style-name="Standard">Confranc infirmo</text:p>
      <text:p text:style-name="Standard">Barre } excusatis</text:p>
      <text:p text:style-name="Standard">Bussi</text:p>
      <text:p text:style-name="Standard">=FRAN_0393_05252_L.jpg=</text:p>
      <text:p text:style-name="Standard">Commissi pro facto</text:p>
      <text:p text:style-name="Standard"><text:soft-page-break/>Liricantus</text:p>
      <text:p text:style-name="Standard">42</text:p>
      <text:p text:style-name="Standard">Domini</text:p>
      <text:p text:style-name="Standard">Archidiaconus de Josayo } deputantur ad loquendum cum ministris et habitantibus de</text:p>
      <text:p text:style-name="Standard">Succentor</text:p>
      <text:p text:style-name="Standard">Du Drac</text:p>
      <text:p text:style-name="Standard">Liricantu super questionibus et debatis motis inter capitulum</text:p>
      <text:p text:style-name="Standard">De Croces } et ipsos.</text:p>
      <text:p text:style-name="Standard">Victri.</text:p>
      <text:p text:style-name="Standard">Audita relacione Camerarii clerici remictitur sue conscience et discrecioni</text:p>
      <text:p text:style-name="Standard">de tradendo duas domos apud Suciacum intertenentes et aboutissantes</text:p>
      <text:p text:style-name="Standard">De duabus domibus</text:p>
      <text:p text:style-name="Standard">in Ruella de porta / et in vico de Cruce $que$ que debent die sancti</text:p>
      <text:p text:style-name="Standard">apud Suciacum</text:p>
      <text:p text:style-name="Standard">Remigii pro censu i. d. ob. in crastinum Natalis . pro droiture i. minotum</text:p>
      <text:p text:style-name="Standard">die medi kadragesime pro galina iii d. et pro taillia die sancti Andree</text:p>
      <text:p text:style-name="Standard">Veneris xiiiia maii capitulantibus dominis.</text:p>
      <text:p text:style-name="Standard">Archidiacono de Josayo</text:p>
      <text:p text:style-name="Standard">Mondidier</text:p>
      <text:p text:style-name="Standard">P. Thomas</text:p>
      <text:p text:style-name="Standard">Succentore</text:p>
      <text:p text:style-name="Standard">Victri</text:p>
      <text:p text:style-name="Standard">Fraxinis</text:p>
      <text:p text:style-name="Standard">Paillard</text:p>
      <text:p text:style-name="Standard">Penitenciario</text:p>
      <text:p text:style-name="Standard">Monneti</text:p>
      <text:p text:style-name="Standard">Aguenin</text:p>
      <text:p text:style-name="Standard">Ordeimonte</text:p>
      <text:p text:style-name="Standard">Bastardi</text:p>
      <text:p text:style-name="Standard">Chacy</text:p>
      <text:p text:style-name="Standard">Jerson</text:p>
      <text:p text:style-name="Standard">Despars</text:p>
      <text:p text:style-name="Standard">De Courcellis</text:p>
      <text:p text:style-name="Standard">Breton</text:p>
      <text:p text:style-name="Standard">Pion extra</text:p>
      <text:p text:style-name="Standard">Cotin</text:p>
      <text:p text:style-name="Standard"><text:soft-page-break/>De Brollio</text:p>
      <text:p text:style-name="Standard">Confranc infirmo</text:p>
      <text:p text:style-name="Standard">Gaillon</text:p>
      <text:p text:style-name="Standard">Guerinet</text:p>
      <text:p text:style-name="Standard">. Haultny</text:p>
      <text:p text:style-name="Standard">Bussi</text:p>
      <text:p text:style-name="Standard">excusato</text:p>
      <text:p text:style-name="Standard">Boullardi</text:p>
      <text:p text:style-name="Standard">Fresnoy</text:p>
      <text:p text:style-name="Standard">Barre</text:p>
      <text:p text:style-name="Standard">Sohier</text:p>
      <text:p text:style-name="Standard">De Croces</text:p>
      <text:p text:style-name="Standard">Melloti</text:p>
      <text:p text:style-name="Standard">Hodie magister Jo. Melleti se exoneravit ab officio suo officialatus capituli</text:p>
      <text:p text:style-name="Standard">M. Jo. Melleti</text:p>
      <text:p text:style-name="Standard">et regraciavit dominis</text:p>
      <text:p text:style-name="Standard">Ad supplicacionem et requestam religiosorum ordinis Sancti Mathurini pro redempcione</text:p>
      <text:p text:style-name="Standard">De processione</text:p>
      <text:p text:style-name="Standard">captivorum Placet dominis facere processiones generales et ad loquendum super hoc</text:p>
      <text:p text:style-name="Standard">generali</text:p>
      <text:p text:style-name="Standard">cum domino Par. de modo et forma ac loco et de die commictuntur domini</text:p>
      <text:p text:style-name="Standard">Succentor</text:p>
      <text:p text:style-name="Standard">Audita relacione m. V. de Croces officiarii etc. orndinatum est quod domus du Chu</text:p>
      <text:p text:style-name="Standard">De domo du</text:p>
      <text:p text:style-name="Standard">Heaume</text:p>
      <text:p text:style-name="Standard">heaume retro claustrum de qua ipse locutus est hic reparetur.</text:p>
      <text:p text:style-name="Standard">Magister Jo. de Brollio commissus est in causa contra canonicos capelle regalis</text:p>
      <text:p text:style-name="Standard">Causa</text:p>
      <text:p text:style-name="Standard">de capella regali Palacii pro facto m. Jo. Vaillant</text:p>
      <text:p text:style-name="Standard">=FRAN_0393_05253_L.jpg=</text:p>
      <text:p text:style-name="Standard">cccc li.</text:p>
      <text:p text:style-name="Standard">Lune xvii maii capitulantibus dominis.</text:p>
      <text:p text:style-name="Standard">Archidiacono de Josayo</text:p>
      <text:p text:style-name="Standard">Victri</text:p>
      <text:p text:style-name="Standard">Succentore</text:p>
      <text:p text:style-name="Standard">Mondidier</text:p>
      <text:p text:style-name="Standard"><text:soft-page-break/>Penitenciario</text:p>
      <text:p text:style-name="Standard">Paillard</text:p>
      <text:p text:style-name="Standard">Ordeimonte</text:p>
      <text:p text:style-name="Standard">Jerson</text:p>
      <text:p text:style-name="Standard">Chacy</text:p>
      <text:p text:style-name="Standard">Breton</text:p>
      <text:p text:style-name="Standard">de Courcellis</text:p>
      <text:p text:style-name="Standard">Cotin</text:p>
      <text:p text:style-name="Standard">Guerinet</text:p>
      <text:p text:style-name="Standard">Gaillon</text:p>
      <text:p text:style-name="Standard">De Brollio</text:p>
      <text:p text:style-name="Standard">Haultny</text:p>
      <text:p text:style-name="Standard">Melloti</text:p>
      <text:p text:style-name="Standard">Fresnoy</text:p>
      <text:p text:style-name="Standard">Sohier</text:p>
      <text:p text:style-name="Standard">De Croces</text:p>
      <text:p text:style-name="Standard">Boullardi</text:p>
      <text:p text:style-name="Standard">.P thomas</text:p>
      <text:p text:style-name="Standard">Hodie magistri seu provisores hospitalis Sancti Spiritus in gravia per organum</text:p>
      <text:p text:style-name="Standard">magistri Johannis Salion pecierunt habere secundam monicionem constra m. R. Haultny canonicum Par.</text:p>
      <text:p text:style-name="Standard">Sancti Spiritus in gravia</text:p>
      <text:p text:style-name="Standard">non $ef$ obstants sua appellacione interjecta coram abbate Sancte $Genof$ Genovefe a quadam</text:p>
      <text:p text:style-name="Standard">sentencia interlocutoria contra ipsum prolata . Et ibidem presente magistro Jo. Paillard camerario</text:p>
      <text:p text:style-name="Standard">clerico qui pro et nomine promotoris capituli requisivit quod actento juramento per ipsum</text:p>
      <text:p text:style-name="Standard">Haultny</text:p>
      <text:p text:style-name="Standard">Haultny et maxime de conservando exempcionem et privilegia ecclesie quod ipse</text:p>
      <text:p text:style-name="Standard">condempnaretur ad emendum et puniretur eo quod ipse $ab$ appellavit coram</text:p>
      <text:p text:style-name="Standard">dicto abbete / et relevavit suam appellatioe / et quod privaretur ab omnibus distritonibus</text:p>
      <text:p text:style-name="Standard">et officiis tamquam pvirus / et quod sibi injungeretur quod revocaret huiusmodi</text:p>
      <text:p text:style-name="Standard">appellacionem et quicquid inde factum fuit Super quo ipsis a capitulo absentibus</text:p>
      <text:p text:style-name="Standard">conclusum est quod ipse moventur ex nunc ut revocet et anullet omnes appellaciones</text:p>
      <text:p text:style-name="Standard">hujusmodi factas coram dicto abbate et quicquid exinde factum fuit et hoc</text:p>
      <text:p text:style-name="Standard">infra mercurii proxime sub pena exccommunicacionis / C £. par. et amissionis sive perdicionis</text:p>
      <text:p text:style-name="Standard">omnium suarum distribucionum / et aliarum penes juris et quod veniat ad illam</text:p>
      <text:p text:style-name="Standard">diem mercurii respondere super propositis dicti camerarii aut promotis / quodque obtineantur</text:p>
      <text:p text:style-name="Standard"><text:soft-page-break/>lictere querimonie seu casus novitatis contra dictum abbatem.</text:p>
      <text:p text:style-name="Standard">Hodie magister Jo. Paillard canonicus et camerarius clericus ecclesie Par. nomine capituli Par.</text:p>
      <text:p text:style-name="Standard">requisivit quod nichil de bonis executionis defuncti m. Jo. Chuffart distribuatur nisi</text:p>
      <text:p text:style-name="Standard">de consensu capituli et quod arrestantur omnia bona ipsa in manu capituli propter quod</text:p>
      <text:p text:style-name="Standard">Chuffart</text:p>
      <text:p text:style-name="Standard">inhibitum est dominis meis Archidiacono de Josayo T. de Victri et Cle. Melloti</text:p>
      <text:p text:style-name="Standard">ibidem presentibus tamquam executoribus dicti defuncti pro se et aliis suis executoribus</text:p>
      <text:p text:style-name="Standard">quod nichil de ipsis bonis distribuant $ab$ licencia et consensu capituli Et est conclusum</text:p>
      <text:p text:style-name="Standard">quod tabellio Barre et notarius capituli facient inventarium bonorum auctoritate dicti capitul</text:p>
      <text:p text:style-name="Standard">Et erunt commissarii ad faciendum hujusmodi inventarium nomine capituli seu ex parte capituli</text:p>
      <text:p text:style-name="Standard">prefati domini archidiaconus de Josayo Victri et Melloti licet sint executores nominati</text:p>
      <text:p text:style-name="Standard">ratifficiendo ea que jam facta fuerunt per dictos commissarios et notarios</text:p>
      <text:p text:style-name="Standard">Et erit presens ibidem prefatus dominus Camerarius quando voluerit.</text:p>
      <text:p text:style-name="Standard">Magister Jo. Bastardi</text:p>
      <text:p text:style-name="Standard">officialis capituli</text:p>
      <text:p text:style-name="Standard">Hodie nominatus est in officialem sive ad excerendum officium officialatus capituli magister Jo. Bastardi</text:p>
      <text:p text:style-name="Standard">Fraxinis</text:p>
      <text:p text:style-name="Standard">Jo. Monneti</text:p>
      <text:p text:style-name="Standard">Pion</text:p>
      <text:p text:style-name="Standard">Ja. Despars</text:p>
      <text:p text:style-name="Standard">Bastardi</text:p>
      <text:p text:style-name="Standard">Du Drac</text:p>
      <text:p text:style-name="Standard">Confranc infirmo</text:p>
      <text:p text:style-name="Standard">Bussii excusato</text:p>
      <text:p text:style-name="Standard">Barre</text:p>
      <text:p text:style-name="Standard">43.</text:p>
      <text:p text:style-name="Standard">=FRAN_0393_05254_L.jpg=</text:p>
      <text:p text:style-name="Standard">44.</text:p>
      <text:p text:style-name="Standard">Sancti Spiritus</text:p>
      <text:p text:style-name="Standard">Haultny</text:p>
      <text:p text:style-name="Standard">Martis xviii maii Ego Guillelmus de Rivery presbyter notarius capituli</text:p>
      <text:p text:style-name="Standard">Par. de mandato dicti capituli secundum ordinatum dicti capituli hesterna die facta</text:p>
      <text:p text:style-name="Standard">monui verbo magistrum R. Haultny canonicus Par. personaliter repertum in domo ad</text:p>
      <text:p text:style-name="Standard">habitacionis mee ut ipse infra crastinam diem revocaret cassaret</text:p>
      <text:p text:style-name="Standard">et adnullaret aut revocari cassari et adnullari faceret omnes appelaciones</text:p>
      <text:p text:style-name="Standard"><text:soft-page-break/>per ipsum occasione cujusdam sentenciam contra ipsum nuper pro gubernatoribus Sancti Spiritus</text:p>
      <text:p text:style-name="Standard">in gravia in causa monasterii mota in capitulo Par. per magistros Leonetum</text:p>
      <text:p text:style-name="Standard">Guerinet et alios commissarios ad hoc per capituum deputatos late interet</text:p>
      <text:p text:style-name="Standard">intimaciones et insinuaciones et omnia inde secuta et obtentes ab abbate</text:p>
      <text:p text:style-name="Standard">Sancte Genovefe Et hoc sub pena excommunicacionis C £. p. amissionis seu perdicionis</text:p>
      <text:p text:style-name="Standard">omnium suarum distribucionum / et aliarum penarum sibi imponendarum / quiquidem</text:p>
      <text:p text:style-name="Standard">magister R. Michi respondit quod ipse impromptus erat hoc facere proviso quod dicte</text:p>
      <text:p text:style-name="Standard">prefati de capitulo darent sibi dilacione competentes pro sequendi suam appellacionem</text:p>
      <text:p text:style-name="Standard">in curia Romana et quod audiretur super hoc / et in causa prublica presentibus</text:p>
      <text:p text:style-name="Standard">ad hoc Jo. du Chastenet Dionisio Belin et N. Fournier clerici</text:p>
      <text:p text:style-name="Standard">Mercurii xixa mensis maii capitulantibus dominis</text:p>
      <text:p text:style-name="Standard">Archidiacono de Josayo</text:p>
      <text:p text:style-name="Standard">Succentore</text:p>
      <text:p text:style-name="Standard">De Croces</text:p>
      <text:p text:style-name="Standard">P Thomas</text:p>
      <text:p text:style-name="Standard">Fresnoy</text:p>
      <text:p text:style-name="Standard">Fraxinis</text:p>
      <text:p text:style-name="Standard">Penitenciario</text:p>
      <text:p text:style-name="Standard">Pion</text:p>
      <text:p text:style-name="Standard">Ordeimonte</text:p>
      <text:p text:style-name="Standard">Mondidier</text:p>
      <text:p text:style-name="Standard">Bastardi</text:p>
      <text:p text:style-name="Standard">Chacy</text:p>
      <text:p text:style-name="Standard">Paillard</text:p>
      <text:p text:style-name="Standard">Breton</text:p>
      <text:p text:style-name="Standard">Courcellis</text:p>
      <text:p text:style-name="Standard">Aguenin</text:p>
      <text:p text:style-name="Standard">Cotin</text:p>
      <text:p text:style-name="Standard">Guerinet</text:p>
      <text:p text:style-name="Standard">Monneti</text:p>
      <text:p text:style-name="Standard">Gaillon</text:p>
      <text:p text:style-name="Standard">De Brollio</text:p>
      <text:p text:style-name="Standard">Confranc infirmo</text:p>
      <text:p text:style-name="Standard">Haultny</text:p>
      <text:p text:style-name="Standard">Melloti</text:p>
      <text:p text:style-name="Standard">Barre excusato</text:p>
      <text:p text:style-name="Standard"><text:soft-page-break/>Du Drac</text:p>
      <text:p text:style-name="Standard">Sohier</text:p>
      <text:p text:style-name="Standard">Bussi</text:p>
      <text:p text:style-name="Standard">Boullardi</text:p>
      <text:p text:style-name="Standard">adjournement</text:p>
      <text:p text:style-name="Standard">Colin de Berthemont a adjourné messeigneurs a demain contre mestre Bureau</text:p>
      <text:p text:style-name="Standard">Bouchier es noms qu'il procede sur iii deffault et inter alias ou lui adjugera</text:p>
      <text:p text:style-name="Standard">ses demandes et requestes.</text:p>
      <text:p text:style-name="Standard">Adjournement</text:p>
      <text:p text:style-name="Standard">Item yceulx ad ce jour contre ceulx des xvxx sur .ii. deffaults</text:p>
      <text:p text:style-name="Standard">Godefroy pro</text:p>
      <text:p text:style-name="Standard">Ordinatum est quod G. Godeffroy veniet in capitulo ad resignandum suum officium</text:p>
      <text:p text:style-name="Standard">suo officio</text:p>
      <text:p text:style-name="Standard">sergentes si voluerunt resignare ad opus P. Cha vel Johannes Marchant</text:p>
      <text:p text:style-name="Standard">et tunc domini deliberabunt an conferent vel camerarius.</text:p>
      <text:p text:style-name="Standard">=FRAN_0393_05255_L.jpg=</text:p>
      <text:p text:style-name="Standard">CCCC li.</text:p>
      <text:p text:style-name="Standard">Hodie magister Ro. Cibolle presentavit Capitulo licteras suas collacionis sibi facte per dominum Par.</text:p>
      <text:p text:style-name="Standard">Requisicio recepcionis</text:p>
      <text:p text:style-name="Standard">de Cancellaria ecclesie Par. nuper vacante per obitum m. Jo. Chuffart et peciit</text:p>
      <text:p text:style-name="Standard">ad cancellariam recipi ad hoc protestando expresse prout protestutus fuit ut dixit coram dicto domino</text:p>
      <text:p text:style-name="Standard">episcopo de habendo recursum ad suam penitenciariam ecclesie Par. casu quo ipse</text:p>
      <text:p text:style-name="Standard">evinceretur a dicta cancellaria Super quo ordinatum est quod differatur hujusmodi negocium</text:p>
      <text:p text:style-name="Standard">usque ad veneris proxime et quod interim videantur ea que in hac materia videnda</text:p>
      <text:p text:style-name="Standard">erunt</text:p>
      <text:p text:style-name="Standard">Hodie Similiter magister T. de Courcellis mediantibus licteris collacionis dicti domini</text:p>
      <text:p text:style-name="Standard">requisicio recepcionis</text:p>
      <text:p text:style-name="Standard">Par. peciit recipi ad penitenciariam ecclesie Par. quam nunc possidet magister Ro. Cibolle</text:p>
      <text:p text:style-name="Standard">ad penitenciariam</text:p>
      <text:p text:style-name="Standard">aut nuper possidebat tamquam vacantem per assecuracionem Cancellarie ecclesie Par.</text:p>
      <text:p text:style-name="Standard">per dictum Cibolle assecute Super quo ordinatum est quod differatur usque ad veneris proxime</text:p>
      <text:p text:style-name="Standard">Hodie magister Jo. de Oliva succentor protestatus fuit de non consenciendo collacioni nec</text:p>
      <text:p text:style-name="Standard">$et$ recepcioni dicti m. Ro. Cibolle ad dictam cancellarium ecclesie Par. quia nominatus</text:p>
      <text:p text:style-name="Standard">est idem de Oliva ut dixit ex parte universitatis</text:p>
      <text:p text:style-name="Standard">Hodie magister R. Haultny canonicus Par. renunciavit in pleno capitulo coram dominis tunc</text:p>
      <text:p text:style-name="Standard"><text:soft-page-break/>capitulantibus omnibus appellacionibus per ipsum ad abbatem Sancte Genovefe interjectis in causa monicionis</text:p>
      <text:p text:style-name="Standard">mota inter ipsum et gubernatores Sancti Spiritus in grania. necnon omnibus</text:p>
      <text:p text:style-name="Standard">inde secutis / easque cessavit revocavit et adnullavit cassarique revocari</text:p>
      <text:p text:style-name="Standard">et adnullari voluit / et promisit tradere ex hoc licteras sufficentes Et nichilominus</text:p>
      <text:p text:style-name="Standard">emendavit in manu domini Archidiaconus de Josayo tunc presidente in capitulo deffectus</text:p>
      <text:p text:style-name="Standard">propter hoc per ipsum commissos presentibus ad hoc dominis Paillard Mondidier Ordeimonte</text:p>
      <text:p text:style-name="Standard">et pluribus aliis dominis capitulantibus</text:p>
      <text:p text:style-name="Standard">Oliva</text:p>
      <text:p text:style-name="Standard">Haultny</text:p>
      <text:p text:style-name="Standard">Emenda</text:p>
      <text:p text:style-name="Standard">45.</text:p>
      <text:p text:style-name="Standard">=FRAN_0393_05256_L.jpg=</text:p>
      <text:p text:style-name="Standard">46</text:p>
      <text:p text:style-name="Standard">Veneris xxia maii capitulantibus dominis</text:p>
      <text:p text:style-name="Standard">Archidiacono de Josayo</text:p>
      <text:p text:style-name="Standard">Victri</text:p>
      <text:p text:style-name="Standard">Ro. Cibolle cancellario</text:p>
      <text:p text:style-name="Standard">Succentore</text:p>
      <text:p text:style-name="Standard">Mondidier</text:p>
      <text:p text:style-name="Standard">P. Thomas</text:p>
      <text:p text:style-name="Standard">T. de Courcellis penitenciario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Aguenin</text:p>
      <text:p text:style-name="Standard">Pion</text:p>
      <text:p text:style-name="Standard">Breton</text:p>
      <text:p text:style-name="Standard">Guerinet</text:p>
      <text:p text:style-name="Standard">Bastardi</text:p>
      <text:p text:style-name="Standard">Cotin</text:p>
      <text:p text:style-name="Standard">Jerson</text:p>
      <text:p text:style-name="Standard">Monneti</text:p>
      <text:p text:style-name="Standard">Gaillon</text:p>
      <text:p text:style-name="Standard">De Brollio</text:p>
      <text:p text:style-name="Standard"><text:soft-page-break/>Despars</text:p>
      <text:p text:style-name="Standard">Haultny</text:p>
      <text:p text:style-name="Standard">Melloti</text:p>
      <text:p text:style-name="Standard">Confranc infirmo</text:p>
      <text:p text:style-name="Standard">Bussi</text:p>
      <text:p text:style-name="Standard">Sohier</text:p>
      <text:p text:style-name="Standard">De Croces extra</text:p>
      <text:p text:style-name="Standard">Du Drac</text:p>
      <text:p text:style-name="Standard">Fresnoy</text:p>
      <text:p text:style-name="Standard">Boullardi</text:p>
      <text:p text:style-name="Standard">Barre excusato</text:p>
      <text:p text:style-name="Standard">Richart Beloteau a adjourné messeigneurs a demain contre Jaqueline</text:p>
      <text:p text:style-name="Standard">Adjournement</text:p>
      <text:p text:style-name="Standard">et Dominique Ferrebourg a oir une requeste et a veoir consigné</text:p>
      <text:p text:style-name="Standard">l'argent de xl s. p. que prend une chapelle en l'eglise de Paris</text:p>
      <text:p text:style-name="Standard">que tient</text:p>
      <text:p text:style-name="Standard">sur une mayson en la rue de Maucouse</text:p>
      <text:p text:style-name="Standard">Colin Garnot a adjourné messeigneurs a demain a cause des chanoines</text:p>
      <text:p text:style-name="Standard">Adjournement.</text:p>
      <text:p text:style-name="Standard">de Saint Anian en l'eglise de Paris / contre Jehan Lambert et sa</text:p>
      <text:p text:style-name="Standard">femme sur le prouffit de ung deffault</text:p>
      <text:p text:style-name="Standard">Conclusum est quod nullus de dominis canonicus aut alius ducat aut duci</text:p>
      <text:p text:style-name="Standard">faciat ad terrale suas mulas alias capiantur prout poterunt</text:p>
      <text:p text:style-name="Standard">capi</text:p>
      <text:p text:style-name="Standard">Super requesta Ravandi Le Dannoys alias facta fiat et tradatum</text:p>
      <text:p text:style-name="Standard">sibi quictancia de C $f$ pro reparacionibus domus de Mons secundum formam</text:p>
      <text:p text:style-name="Standard">cujusdam minute super hoc composite et hic lecte per m. Jo. Paillard</text:p>
      <text:p text:style-name="Standard">Item domini non sunt oppinionis quod sibi defalcatur aliquid de presenti vla</text:p>
      <text:p text:style-name="Standard">dictas C £. expositas in dictis reparacionibus</text:p>
      <text:p text:style-name="Standard">Item quia petit quod possit tradere hereditates ad redditus placet dominis ut</text:p>
      <text:p text:style-name="Standard">continetur in articulo</text:p>
      <text:p text:style-name="Standard">Item respectu justicie placet dominis ut continetur in articulo</text:p>
      <text:p text:style-name="Standard">De terrale</text:p>
      <text:p text:style-name="Standard">Ravant</text:p>
      <text:p text:style-name="Standard">=FRAN_0393_05257_L.jpg=</text:p>
      <text:p text:style-name="Standard">CCCC li.</text:p>
      <text:p text:style-name="Standard"><text:soft-page-break/>Hodie venerabilis vir magister Robertus Cibolle canonicus et nuper</text:p>
      <text:p text:style-name="Standard">penitenciarius ecclesie Parisiensis mediantibus licteris collacionis reverendi in Christo</text:p>
      <text:p text:style-name="Standard">patris domini G. episcopi Par. Salvo jure cujuslibet et sine prejudicio</text:p>
      <text:p text:style-name="Standard">statutorum et ordinacionum capituli Par. per deliberacionem dicti capituli</text:p>
      <text:p text:style-name="Standard">fuit receptus ad cancellariam sive officium cancellarie ecclesie</text:p>
      <text:p text:style-name="Standard">Par. nuper vacantem per obitum deffuncti $d$ m. Jo. Chuffart $nuper$</text:p>
      <text:p text:style-name="Standard">tunc dum viveret possessoris ejusdem Et fuit installatus in choro</text:p>
      <text:p text:style-name="Standard">recepcio canonici</text:p>
      <text:p text:style-name="Standard">dicte ecclesie per dominum Succentorem / et locus sibi assignatum in capitulo per</text:p>
      <text:p text:style-name="Standard">ecclesie Parisiensis.</text:p>
      <text:p text:style-name="Standard">dominum archidiaconum de Josayo tunc presidente in Capitulo / prestito prius per ipsum</text:p>
      <text:p text:style-name="Standard">juramento secundum quod continetur in bulla Bonifacii pape viii. cujus</text:p>
      <text:p text:style-name="Standard">copia continetur in parvo pastorali que fuit sibi lecta de verbo ad</text:p>
      <text:p text:style-name="Standard">Verbum / eciam juramento canonico videlicet obediantem et honorem exhibere</text:p>
      <text:p text:style-name="Standard">o</text:p>
      <text:p text:style-name="Standard">Capitulo franchisias libertates ecclesie et specialiter immunitatem claustri</text:p>
      <text:p text:style-name="Standard">servare fecreta capituli tenere ac eciam fidelitatem et $eciam$ ea que</text:p>
      <text:p text:style-name="Standard">pertinent ad custodiam sigilli capituli presentare facere et exhibere et</text:p>
      <text:p text:style-name="Standard">prout continetur in dicto parvo pastorali in lictera fo. cc. ii. que incipit</text:p>
      <text:p text:style-name="Standard">P. Dei gracia etc episcopus Par. et Hugo decanus etc. numero C. xxix / et alia</text:p>
      <text:p text:style-name="Standard">facere secundum consuetudines etc. Quibus sic actis et comparentibus in capitulo domino</text:p>
      <text:p text:style-name="Standard">rectore universitatis et nonnullis magistris et scolaribus juravit prout continetur</text:p>
      <text:p text:style-name="Standard">in bulla Gregorii pape que sic incipit Parens. etc. ipsa bulla coram</text:p>
      <text:p text:style-name="Standard">ipso prius lecta et juravit et promisit hoc facere et alia que fuerunt racionis</text:p>
      <text:p text:style-name="Standard">et ad que tenetur cancellarius ecclesie secundum possibilitatem cum concilio et</text:p>
      <text:p text:style-name="Standard">auxilio dominorum capituli . Et in signum vere possessionem fuerunt sibi tradita</text:p>
      <text:p text:style-name="Standard">sigilla capituli per dictum dominum Archidiaconum de Josayo tamquam presidente in capitulo</text:p>
      <text:p text:style-name="Standard">et tamquam ad hoc commissum per dictum dominum episcopum Pars. Et respectu librorum</text:p>
      <text:p text:style-name="Standard">chori ad quorum reparaciones tenetur ipse requisivit quod primo ponantur in</text:p>
      <text:p text:style-name="Standard">statu sufficiente ex parte executorum dicti deffuncti m. Jo. Chuffart ejus predecessoris</text:p>
      <text:p text:style-name="Standard">et de cetero ipse faciet $ad$ ea ad que ipse tenebitur</text:p>
      <text:p text:style-name="Standard">Tenor vero$rum$ licterarum collacionis dicte cancellarie</text:p>
      <text:p text:style-name="Standard">sequitur et est talis</text:p>
      <text:p text:style-name="Standard">Guillelmus Vide retro</text:p>
      <text:p text:style-name="Standard">fiat</text:p>
      <text:p text:style-name="Standard">xxxiiii f.</text:p>
      <text:p text:style-name="Standard"><text:soft-page-break/>47</text:p>
      <text:p text:style-name="Standard">=FRAN_0393_05258_L.jpg=</text:p>
      <text:p text:style-name="Standard">48</text:p>
      <text:p text:style-name="Standard">Copia lictere collacionis Cancellarie ecclesie Par.</text:p>
      <text:p text:style-name="Standard">Guillelmus miseracione divina episcopus Parisiensis Dilecto nobis in Christo</text:p>
      <text:p text:style-name="Standard">venerabili et doctissimo viro magistro Roberto Cibolle presbytero sacre theologie professore</text:p>
      <text:p text:style-name="Standard">canonico nostre Parisiensis ecclesie salutem in domino . Cancellariam seu cancellariatus</text:p>
      <text:p text:style-name="Standard">officium quam seu quod in eadem nostra Par. ecclesia nuper obtinebat</text:p>
      <text:p text:style-name="Standard">deffunctus venerabilis vir magister Johannes Chuffart ad collacionem provisionem</text:p>
      <text:p text:style-name="Standard">et omnodam disposicionem nostram pleno jure spectante / liberam nunc et vacantem</text:p>
      <text:p text:style-name="Standard">seu liberum et vacans / per obitum ipsius magistri Johannis Chuffart ultimi</text:p>
      <text:p text:style-name="Standard">et immediate ejusdem possessoris pacifici / vobis meritorum vestrorum intuitu</text:p>
      <text:p text:style-name="Standard">contulimus et conferimus cum suis juribus et pertinenciis universis de ei</text:p>
      <text:p text:style-name="Standard">vos investientes et in eisdem instituendo per tradicionem nostrarum presencium licterarum</text:p>
      <text:p text:style-name="Standard">et concessionem Quocirca dilectis fratribus nostris Decano et capitulo in</text:p>
      <text:p text:style-name="Standard">Parisiensi ecclesie predicte mandamus quatinus vos seu procuratorem vestrum nomine</text:p>
      <text:p text:style-name="Standard">et pro vobis ad dictam cancellariam seu cancellariatus officium ju</text:p>
      <text:p text:style-name="Standard">et pertinenciis ejusdem universis recipiant et admictant / ac in corporalem ron</text:p>
      <text:p text:style-name="Standard">et actualem possessioneum ipsi inducant ut moris est Stallum in</text:p>
      <text:p text:style-name="Standard">choro et locum in capitulo vobis aut dicto procuratori vestro pro vobis assuetis</text:p>
      <text:p text:style-name="Standard">Servatis tamen et adhibitis solemnitatibus in talibus assuetis / vobisque de</text:p>
      <text:p text:style-name="Standard">fructibus redditibus emolumentis et juribus universis ejusdem respondeant</text:p>
      <text:p text:style-name="Standard">et ab aliis faciant integre responderi / jure nostro et quolibet alieno</text:p>
      <text:p text:style-name="Standard">in omnibus salva semper salvis . Per hoc autem quod eidem magistro Roberto</text:p>
      <text:p text:style-name="Standard">Cybole in sacra thelogia professori suorum meritorum intuitu speciali</text:p>
      <text:p text:style-name="Standard">Eamdem $$ cancellariam contulimus non intendimus nos</text:p>
      <text:p text:style-name="Standard">vel successores nostros obligare ad conferendum casu vacacionis ejusdem</text:p>
      <text:p text:style-name="Standard">Cancellarie occurrentis Cancellariam ipsam aliter aut aliis personis</text:p>
      <text:p text:style-name="Standard">quam jura canonica et antique consuetudines ecclesie nostre Par. nos coartunt</text:p>
      <text:p text:style-name="Standard">e</text:p>
      <text:p text:style-name="Standard">Datum Par. sub sigillo camere nostre Anno domini m° cccc° li° die xviii</text:p>
      <text:p text:style-name="Standard">mensis maii. Sic signatum</text:p>
      <text:p text:style-name="Standard">De precepto domini D. le Herpeur</text:p>
      <text:p text:style-name="Standard">Cybole</text:p>
      <text:p text:style-name="Standard">=FRAN_0393_05259_L.jpg=</text:p>
      <text:p text:style-name="Standard">49</text:p>
      <text:p text:style-name="Standard"><text:soft-page-break/>CCCC. li Die veneris xxi maii predicta</text:p>
      <text:p text:style-name="Standard">xxv</text:p>
      <text:p text:style-name="Standard">Hodie per deliberacionem capituli venerabilis vir magister Thomas de</text:p>
      <text:p text:style-name="Standard">Courcellis Canonicus Par. mediantibus licteris collacionis reverendi in Christo patris</text:p>
      <text:p text:style-name="Standard">domini G. Dei gracia episcopi Par. in capitulo Par. exhibitis et presentatis Salvo jure</text:p>
      <text:p text:style-name="Standard">Recepcio penitenciarii</text:p>
      <text:p text:style-name="Standard">cujuslibet fuit receptus ad penitenciariam seu penitenciarie officium quam</text:p>
      <text:p text:style-name="Standard">ecclesie Parisiensis</text:p>
      <text:p text:style-name="Standard">seu quod in ecclesia Par. nuper obtinebat magister Robertus Cibolle / nuper</text:p>
      <text:p text:style-name="Standard">vacantem seu vacans per assecucionem cancellarie seu officii cancellariatus</text:p>
      <text:p text:style-name="Standard">tus</text:p>
      <text:p text:style-name="Standard">. fiat</text:p>
      <text:p text:style-name="Standard">ecclesie Par. per ipsum m. Ro. pacifice assecute seu assecuti / qui juravit</text:p>
      <text:p text:style-name="Standard">in forma ut continetur in parvo pasctorali / et fuit installatus in choro</text:p>
      <text:p text:style-name="Standard">per dominum Succentorem et in capitulo Par. per dominum Archidiaconum de Josayo presidentem in</text:p>
      <text:p text:style-name="Standard">capitulo / Adhibitis solemnitatibus assuetis sequitur autem tenor dictarum licterarum.</text:p>
      <text:p text:style-name="Standard">Guillelmus miseracione divina episcopus Par. dilecto nobis in Christo venerabili et</text:p>
      <text:p text:style-name="Standard">doctissimo viro magistro Thome de Courcellis presbytero sacre theologie</text:p>
      <text:p text:style-name="Standard">professori canonico nostre Par. ecclesie salutem in domino Penitenciarius seu penitenciarie</text:p>
      <text:p text:style-name="Standard">officium quam seu quod in eadem nostra Par. ecclesia nuper obtinebat venerabilis</text:p>
      <text:p text:style-name="Standard">lis</text:p>
      <text:p text:style-name="Standard">et doctissimus vir magister Robertus Cybole presbyter sacre theologie professor</text:p>
      <text:p text:style-name="Standard">ad collacionem provisorem et omnodam disposicionem nostram pleno jure spectantem</text:p>
      <text:p text:style-name="Standard">liberam nunc et vacantes seu liberum et vacans per acceptacionem / aut</text:p>
      <text:p text:style-name="Standard">assecucionem factam de cancellaria seu cancellariatus officio in ecclesie</text:p>
      <text:p text:style-name="Standard">eadem nostra Parisiensis ecclesia per dictum magistrum Robertum Cybole ipsius</text:p>
      <text:p text:style-name="Standard">penitenciarie ultimum et immedate possessorem pacificum / vobis meritorum</text:p>
      <text:p text:style-name="Standard">vestrorum intuitu contulimus et conferimus cum suis juribus et pertinenciis</text:p>
      <text:p text:style-name="Standard">universis / de eisdem vos investiendo et in eisdem justituendo per tradicionem</text:p>
      <text:p text:style-name="Standard">nostrarum presencium licterarum et concessionem . Quocirca dilectis fratribus nostris</text:p>
      <text:p text:style-name="Standard">Decano et capitulo nostre Par. ecclesie predicte mandatum quatinus vos seu procuratorem</text:p>
      <text:p text:style-name="Standard">vestrum nomine vestro et pro vobis ad dictam penitenciariam seu penitenciarie officium</text:p>
      <text:p text:style-name="Standard">juraque ejusdem et pertinenciis universis recipiant et admictant ac in corporalem</text:p>
      <text:p text:style-name="Standard">realem et actualem possessionem ipsius inducant ut moris est Stallum</text:p>
      <text:p text:style-name="Standard">in choro et locum in capitulo vobis aut dicto procuratori vestro pro vobis assignatis</text:p>
      <text:p text:style-name="Standard">Servatis tamen et adhibitis solemnitatibus in talibus assuetis vobisque de ipsis</text:p>
      <text:p text:style-name="Standard"><text:soft-page-break/>fructibus redditus emolumentis et juribus universis respondeant et ab aliis faciant</text:p>
      <text:p text:style-name="Standard">integre responderi Datum Par. sub sigillo camere nostre anno domini m° cccc°. li°</text:p>
      <text:p text:style-name="Standard">die xviii mensis maii sic signatum De precepto domini D. Le Herpeur</text:p>
      <text:p text:style-name="Standard">Lictera collacionis</text:p>
      <text:p text:style-name="Standard">=FRAN_0393_05260_L.jpg=</text:p>
      <text:p text:style-name="Standard">50.</text:p>
      <text:p text:style-name="Standard">Lune xxiiiia maii capitulantibus dominis.</text:p>
      <text:p text:style-name="Standard">Succentore</text:p>
      <text:p text:style-name="Standard">Cancellario</text:p>
      <text:p text:style-name="Standard">De Brollio</text:p>
      <text:p text:style-name="Standard">P Thomas</text:p>
      <text:p text:style-name="Standard">Penitenciario</text:p>
      <text:p text:style-name="Standard">Guerinet</text:p>
      <text:p text:style-name="Standard">Boullardi</text:p>
      <text:p text:style-name="Standard">Ordeimonte</text:p>
      <text:p text:style-name="Standard">Paillard</text:p>
      <text:p text:style-name="Standard">Despars sz</text:p>
      <text:p text:style-name="Standard">Chacy</text:p>
      <text:p text:style-name="Standard">Jerson</text:p>
      <text:p text:style-name="Standard">Breton</text:p>
      <text:p text:style-name="Standard">Melloti</text:p>
      <text:p text:style-name="Standard">Du Drac</text:p>
      <text:p text:style-name="Standard">Archidiacono de Josayo</text:p>
      <text:p text:style-name="Standard">Cotin</text:p>
      <text:p text:style-name="Standard">Sohier</text:p>
      <text:p text:style-name="Standard">Bussi</text:p>
      <text:p text:style-name="Standard">Gaillon</text:p>
      <text:p text:style-name="Standard">Bastardi</text:p>
      <text:p text:style-name="Standard">Haultny</text:p>
      <text:p text:style-name="Standard">Pion</text:p>
      <text:p text:style-name="Standard">Victri</text:p>
      <text:p text:style-name="Standard">Aguenin</text:p>
      <text:p text:style-name="Standard">Fresnoy</text:p>
      <text:p text:style-name="Standard">Monneti</text:p>
      <text:p text:style-name="Standard">Barre excusato</text:p>
      <text:p text:style-name="Standard">Mondidier</text:p>
      <text:p text:style-name="Standard"><text:soft-page-break/>Fraxinis</text:p>
      <text:p text:style-name="Standard">Confranc infirmo</text:p>
      <text:p text:style-name="Standard">De Croces extra.</text:p>
      <text:p text:style-name="Standard">Causa</text:p>
      <text:p text:style-name="Standard">De Dionisio Belin capellano in ecclesia Sancti Mederici actoris concra dominum Johannem du</text:p>
      <text:p text:style-name="Standard">Sauchoy presbyterum ad viii° litem nisi $affixa$ efficax Et hoc coram commissariis</text:p>
      <text:p text:style-name="Standard">videlicet Fraxinis et Pion</text:p>
      <text:p text:style-name="Standard">de canonicis Sancti</text:p>
      <text:p text:style-name="Standard">Super requesta canonicorum Sancti Aniani petentis licenciam renunciandi Cuidam domui</text:p>
      <text:p text:style-name="Standard">Aniani.</text:p>
      <text:p text:style-name="Standard">pro qua fuerunt adjournati commictuntur domini . Bastardi . et Pion.</text:p>
      <text:p text:style-name="Standard">De Pueris Ad supplicacionem puerorum chori data est eis licenciam faciendi eorum ludos pro una</text:p>
      <text:p text:style-name="Standard">nem</text:p>
      <text:p text:style-name="Standard">Chori</text:p>
      <text:p text:style-name="Standard">die quam elegit eorum magister dum tamen non sit deffectus in divino servicio</text:p>
      <text:p text:style-name="Standard">Injunctum est magistro R. Haultny canonico Par. ibidem presenti quod procuret et</text:p>
      <text:p text:style-name="Standard">de R. Haultny licteram $Re$ de revocando omnes $licteras$ appellaciones interjectas coram ipso domino abbate</text:p>
      <text:p text:style-name="Standard">faciat tantum quod obtineat a domino Abbate Sancte Genovefe in monte Par.</text:p>
      <text:p text:style-name="Standard">illis de Sancto Spiritu</text:p>
      <text:p text:style-name="Standard">per ipsum Haultny in causa mota inter ipsum et gubernatores Sancti Spiritus in</text:p>
      <text:p text:style-name="Standard">gravia et hoc infra primum capitulum</text:p>
      <text:p text:style-name="Standard">Hodie magister Johannes Bastardi licenciatus in legibus canonicus Par. et consiliarius</text:p>
      <text:p text:style-name="Standard">De magistro Johanne</text:p>
      <text:p text:style-name="Standard">Bastardi officiali</text:p>
      <text:p text:style-name="Standard">regis nuper commissus per capitulum ad faciendum et excercendum officium officialatus Curie</text:p>
      <text:p text:style-name="Standard">capituli Par.</text:p>
      <text:p text:style-name="Standard">Par. acceptavit hujusmodi officium / et juravit illud fideliter et diligenter</text:p>
      <text:p text:style-name="Standard">excercere.</text:p>
      <text:p text:style-name="Standard">Super requesta m. R. Haultny canonici Par. petentis per organum m. P. Mauger</text:p>
      <text:p text:style-name="Standard">Haultny</text:p>
      <text:p text:style-name="Standard">habere et sibi concedi dilacionem prosequendi suam appellacioem ad curiam Romanam</text:p>
      <text:p text:style-name="Standard">et habere rescriptum super hoc et offerentis munire manum capituli de contenti</text:p>
      <text:p text:style-name="Standard">in monasteri obtenta per illos de Sancto Spiritu nichil conclusum est</text:p>
      <text:p text:style-name="Standard">Archidiaconus de Josayo deputantur ad conferendum cum $q$ magistro Paillard camerario clerico</text:p>
      <text:p text:style-name="Standard">Deputati Paillard</text:p>
      <text:p text:style-name="Standard"><text:soft-page-break/>Succentor</text:p>
      <text:p text:style-name="Standard">Penitenciarius</text:p>
      <text:p text:style-name="Standard">de modo peccuniarum reperiendarum et recipiendarum</text:p>
      <text:p text:style-name="Standard">Victri</text:p>
      <text:p text:style-name="Standard">pro solvendo capitula ordinatum et processionem pro suo officio.</text:p>
      <text:p text:style-name="Standard">=FRAN_0393_05261_L.jpg=</text:p>
      <text:p text:style-name="Standard">cccc li.</text:p>
      <text:p text:style-name="Standard">Mercurii xxvi maii capitulantibus dominis</text:p>
      <text:p text:style-name="Standard">Archidiacono de Josayo</text:p>
      <text:p text:style-name="Standard">Succentore</text:p>
      <text:p text:style-name="Standard">Fresnoy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Ordeimonte</text:p>
      <text:p text:style-name="Standard">Aguenin</text:p>
      <text:p text:style-name="Standard">Chacy</text:p>
      <text:p text:style-name="Standard">De Brollio</text:p>
      <text:p text:style-name="Standard">Breton</text:p>
      <text:p text:style-name="Standard">Guerinet</text:p>
      <text:p text:style-name="Standard">Cotin</text:p>
      <text:p text:style-name="Standard">Jerson</text:p>
      <text:p text:style-name="Standard">Gaillon</text:p>
      <text:p text:style-name="Standard">Melloti</text:p>
      <text:p text:style-name="Standard">Barre excusato</text:p>
      <text:p text:style-name="Standard">Sohier</text:p>
      <text:p text:style-name="Standard">Haultny</text:p>
      <text:p text:style-name="Standard">Bastardi</text:p>
      <text:p text:style-name="Standard">Du Drac</text:p>
      <text:p text:style-name="Standard">Pion</text:p>
      <text:p text:style-name="Standard">Monneti</text:p>
      <text:p text:style-name="Standard">N. Bretin a adjourné messeigneurs a cause des anciens chapellains de l'eglise de</text:p>
      <text:p text:style-name="Standard">Adjournement</text:p>
      <text:p text:style-name="Standard">Paris a demain contre Sevenin Babelon patichier pour veoir racheter</text:p>
      <text:p text:style-name="Standard">XL. sol. par. de rente qu'ilz prennent sur son hostel a la porte Baudet</text:p>
      <text:p text:style-name="Standard"><text:soft-page-break/>Capellani communitatis</text:p>
      <text:p text:style-name="Standard">Super requesta capellanorum communitatis ecclesie Par. petencium sibi dari licenciam tradendi</text:p>
      <text:p text:style-name="Standard">quandam domum prope Sanctum Landericum in vico</text:p>
      <text:p text:style-name="Standard">deputantur m. Jo.</text:p>
      <text:p text:style-name="Standard">Aguenin et M. de Fraxinis / et refferendum.</text:p>
      <text:p text:style-name="Standard">Haultny</text:p>
      <text:p text:style-name="Standard">Super requesta gubernatorum Sancti Spiritus in gravia petentis habere secundam</text:p>
      <text:p text:style-name="Standard">monicionem contra m. R. Haultny concessa est eisdem hujusmodi secunda monicio</text:p>
      <text:p text:style-name="Standard">nisi infra hodie vel cras minuat manum de contentis in prima monicione</text:p>
      <text:p text:style-name="Standard">idem Haultny quod facere obtulit</text:p>
      <text:p text:style-name="Standard">De copia licterarum affixando</text:p>
      <text:p text:style-name="Standard">Ad requestam magistrorum T. de Jerson et Jo. Bastardi canonicorum Par. Placet</text:p>
      <text:p text:style-name="Standard">in valvis ecclesie</text:p>
      <text:p text:style-name="Standard">dominis / et contentantur quod affigatur in valvis ecclesie Par. quedam lictera seu</text:p>
      <text:p text:style-name="Standard">copia quarumdem indulgenciarum apostolicarum concessarum ecclesiis Remensi et</text:p>
      <text:p text:style-name="Standard">Bituricensi</text:p>
      <text:p text:style-name="Standard">Quia dominus Archidiaconus de Josayo retulit quod magister T. de Victri vult capere</text:p>
      <text:p text:style-name="Standard">a capitulo domum de Sancto Marcello ad vitam suam quam tenebat magister Jo. Chuffart</text:p>
      <text:p text:style-name="Standard">sine terris et vineis quas recepit officiarus ordinatum est quod videatur tradicio</text:p>
      <text:p text:style-name="Standard">alias facta dicto Chuffart eciam dicta domus et testamentum ipsius Chuffart</text:p>
      <text:p text:style-name="Standard">et refferatur et nulli sunt deputati</text:p>
      <text:p text:style-name="Standard">Commissi pro eundo</text:p>
      <text:p text:style-name="Standard">Du Drac ibunt apud Liricantum in instante festo Ascencionis domini et</text:p>
      <text:p text:style-name="Standard">apud Liricantum</text:p>
      <text:p text:style-name="Standard">Bastardi</text:p>
      <text:p text:style-name="Standard">Maturino de Liricantu de qua hic locutus est dictus Du Drac qui fecit</text:p>
      <text:p text:style-name="Standard">ponent execucioni informacionem factam contra illos de Sancto</text:p>
      <text:p text:style-name="Standard">eam fieri per camerium laycum.</text:p>
      <text:p text:style-name="Standard">Hodie magister Jo. Du Drac officiarius panis capituli confessus fuit recepisse a magistris</text:p>
      <text:p text:style-name="Standard">T. de Courcellis et Jo. Monneti videlicet a quolibet ipsorum xii l. pro pane capituli</text:p>
      <text:p text:style-name="Standard">Fraxinis</text:p>
      <text:p text:style-name="Standard">P Thomas</text:p>
      <text:p text:style-name="Standard">Boullardi</text:p>
      <text:p text:style-name="Standard">Despars</text:p>
      <text:p text:style-name="Standard">Bussi</text:p>
      <text:p text:style-name="Standard">Paillard } excusatis</text:p>
      <text:p text:style-name="Standard"><text:soft-page-break/>Confranc infirmo</text:p>
      <text:p text:style-name="Standard">De Croces extra</text:p>
      <text:p text:style-name="Standard">51.</text:p>
      <text:p text:style-name="Standard">De domo de Sancto</text:p>
      <text:p text:style-name="Standard">Marcello</text:p>
      <text:p text:style-name="Standard">Courcelles</text:p>
      <text:p text:style-name="Standard">Monneti</text:p>
      <text:p text:style-name="Standard">=FRAN_0393_05262_L.jpg=</text:p>
      <text:p text:style-name="Standard">52.</text:p>
      <text:p text:style-name="Standard">Veneris xxviii maii capitulantibus dominis</text:p>
      <text:p text:style-name="Standard">Archidiacono de Josayo</text:p>
      <text:p text:style-name="Standard">Fresnoy</text:p>
      <text:p text:style-name="Standard">P Thomas</text:p>
      <text:p text:style-name="Standard">Succentore</text:p>
      <text:p text:style-name="Standard">Jerson</text:p>
      <text:p text:style-name="Standard">Boullardi</text:p>
      <text:p text:style-name="Standard">Cancellario</text:p>
      <text:p text:style-name="Standard">Guerinet</text:p>
      <text:p text:style-name="Standard">Mondidier</text:p>
      <text:p text:style-name="Standard">Penitenciario</text:p>
      <text:p text:style-name="Standard">Du Drac</text:p>
      <text:p text:style-name="Standard">De Brollio</text:p>
      <text:p text:style-name="Standard">Chacy</text:p>
      <text:p text:style-name="Standard">Confranc infirmo</text:p>
      <text:p text:style-name="Standard">Pion</text:p>
      <text:p text:style-name="Standard">Breton</text:p>
      <text:p text:style-name="Standard">Bastardi</text:p>
      <text:p text:style-name="Standard">Ordeimonte</text:p>
      <text:p text:style-name="Standard">De Croces extra</text:p>
      <text:p text:style-name="Standard">Cotin</text:p>
      <text:p text:style-name="Standard">Melloti</text:p>
      <text:p text:style-name="Standard">Bussi }</text:p>
      <text:p text:style-name="Standard">Gaillon</text:p>
      <text:p text:style-name="Standard">Sohier</text:p>
      <text:p text:style-name="Standard">Aguenin }excusatis</text:p>
      <text:p text:style-name="Standard">Paillard }</text:p>
      <text:p text:style-name="Standard"><text:soft-page-break/>Haultny</text:p>
      <text:p text:style-name="Standard">Monneti</text:p>
      <text:p text:style-name="Standard">Barre</text:p>
      <text:p text:style-name="Standard">Victri</text:p>
      <text:p text:style-name="Standard">Fraxinis</text:p>
      <text:p text:style-name="Standard">adjournement</text:p>
      <text:p text:style-name="Standard">Jehan le Fevre a adjourné messeigneurs a demain contre mestre Hugues Buynart</text:p>
      <text:p text:style-name="Standard">a respondre</text:p>
      <text:p text:style-name="Standard">Hodie domini Johannes Valet Germanus Watree Johannes Foulon Philippus Infantis et</text:p>
      <text:p text:style-name="Standard">Johannes Goizot beneficiati in ecclesia Par. requisiverunt habere per modum provisionis</text:p>
      <text:p text:style-name="Standard">ultra eorum provisionem iiiior denariorum Par. ad supportandum eorum onus quia ut</text:p>
      <text:p text:style-name="Standard">De requesta</text:p>
      <text:p text:style-name="Standard">beneficiatorum</text:p>
      <text:p text:style-name="Standard">dicebant non habent nec lucrantur nisi iiiior albos pro die Super quo</text:p>
      <text:p text:style-name="Standard">ordinatum est quod expectantur alii domini canonici qui non adhunc venerunt</text:p>
      <text:p text:style-name="Standard">in capitulo et coram ipsis apperietur materia ista.</text:p>
      <text:p text:style-name="Standard">Super requesta m. R. Haultny canonici Par. qui retulit $manummisse mana$</text:p>
      <text:p text:style-name="Standard">munisse manum de contenuto in monicione obtenta per gubernatores Sancti Spiritus in</text:p>
      <text:p text:style-name="Standard">gravia $contenta$ videlicet de xv £. et peciit dilacionem sibi dari de appellacione</text:p>
      <text:p text:style-name="Standard">sua prosequanda in curia Romana et habere commissarios capituli coram quibus possit</text:p>
      <text:p text:style-name="Standard">audiri. Ordinatum est quod primo afferat in capitulo renunciacionem per eum factam</text:p>
      <text:p text:style-name="Standard">de appellaine sua alias per ipsum coram abbate Sancte Genovefe interjecta et hoc infra</text:p>
      <text:p text:style-name="Standard">octo dies sub pena alias sibi impositis et supra sua requesta dantur commissarii</text:p>
      <text:p text:style-name="Standard">videlicet domini archidiaconus de Josayo et m. Ste. de Mondidier canonici Par.</text:p>
      <text:p text:style-name="Standard">8</text:p>
      <text:p text:style-name="Standard">ipsum audiendum et appunctuandum si fieri possit presentibus et vocatis partibus</text:p>
      <text:p text:style-name="Standard">Barre</text:p>
      <text:p text:style-name="Standard">Comparat magister Ja. Barre ad primum capitulum respondere super sibi inquirentes videlicet</text:p>
      <text:p text:style-name="Standard">Succentore</text:p>
      <text:p text:style-name="Standard">de licteris de mandeto quas petit dominus Succentor</text:p>
      <text:p text:style-name="Standard">Jo. Percheval Conclusum est quod recipiatur in clericum matutinarum ecclesie Par. Johannes</text:p>
      <text:p text:style-name="Standard">de la Baterie alias Percheval quamdiu placuerit capitulo</text:p>
      <text:p text:style-name="Standard">Collacio sergenterie Hodie Guillelmus Godeffroy resignavit in manu capituli suum officium</text:p>
      <text:p text:style-name="Standard">ecclesie Parisiensis</text:p>
      <text:p text:style-name="Standard">sergenterie ad barram claustri ad utilitatem . P. Hachart cui fuit</text:p>
      <text:p text:style-name="Standard">collatum per capitulum.</text:p>
      <text:p text:style-name="Standard"><text:soft-page-break/>Haultny</text:p>
      <text:p text:style-name="Standard">=FRAN_0393_05263_L.jpg=</text:p>
      <text:p text:style-name="Standard">cccc li°.</text:p>
      <text:p text:style-name="Standard">Lune post vocem ultima maii capitulantibus dominis</text:p>
      <text:p text:style-name="Standard">Succentore</text:p>
      <text:p text:style-name="Standard">Cancellario</text:p>
      <text:p text:style-name="Standard">Mondidier</text:p>
      <text:p text:style-name="Standard">Fraxinis</text:p>
      <text:p text:style-name="Standard">Penitenciario</text:p>
      <text:p text:style-name="Standard">Aguenin</text:p>
      <text:p text:style-name="Standard">Archidiacono de Josayo</text:p>
      <text:p text:style-name="Standard">Chacy</text:p>
      <text:p text:style-name="Standard">Jerson</text:p>
      <text:p text:style-name="Standard">Ordeimonte</text:p>
      <text:p text:style-name="Standard">Monneti</text:p>
      <text:p text:style-name="Standard">Bussi</text:p>
      <text:p text:style-name="Standard">Paillard</text:p>
      <text:p text:style-name="Standard">Breton</text:p>
      <text:p text:style-name="Standard">Melloti</text:p>
      <text:p text:style-name="Standard">} excusatis</text:p>
      <text:p text:style-name="Standard">Cotin</text:p>
      <text:p text:style-name="Standard">Pion</text:p>
      <text:p text:style-name="Standard">Guerinet</text:p>
      <text:p text:style-name="Standard">Barre</text:p>
      <text:p text:style-name="Standard">Gaillon</text:p>
      <text:p text:style-name="Standard">Bastardi</text:p>
      <text:p text:style-name="Standard">De Croces extra apud Liricantum</text:p>
      <text:p text:style-name="Standard">Haultny</text:p>
      <text:p text:style-name="Standard">Sohier</text:p>
      <text:p text:style-name="Standard">Victri</text:p>
      <text:p text:style-name="Standard">P Thomas</text:p>
      <text:p text:style-name="Standard">Du Drac</text:p>
      <text:p text:style-name="Standard">Fresnoy</text:p>
      <text:p text:style-name="Standard">Boullardi</text:p>
      <text:p text:style-name="Standard">Confranc infirmo.</text:p>
      <text:p text:style-name="Standard">de Brollio impedito pro ecclesia</text:p>
      <text:p text:style-name="Standard"><text:soft-page-break/>Quia dominus Succentor mutuavit ut dixit aliquas peccunias pro certis reparacionibus</text:p>
      <text:p text:style-name="Standard">quas fecit fieri in loco ubi ipse et magister Jacobus Barre et nonnulli alii domini canonici</text:p>
      <text:p text:style-name="Standard">sunt assignati de suis prebendis et quia ipse Barre non solvit suam partem et</text:p>
      <text:p text:style-name="Standard">porcionem de ipsis reparacionibus / sicut fecerunt alii domini canonici ibidem assignati placet</text:p>
      <text:p text:style-name="Standard">dominis quod ipse dominus succentor possit recuperare ea que tradidit et solvit juste</text:p>
      <text:p text:style-name="Standard">pro ipsis reparacionibus pro porcione dicti Barre super grossis suis fructibus et ipsos fructus</text:p>
      <text:p text:style-name="Standard">vendere et deliberare.</text:p>
      <text:p text:style-name="Standard">Actento tempore pluvioso ordinatum est quod fiant processiones $generales$ hodie</text:p>
      <text:p text:style-name="Standard">ordinates</text:p>
      <text:p text:style-name="Standard">ad Sanctum Jacobum de Hospitali si tempus fuit fuerint ad hoc dispositum</text:p>
      <text:p text:style-name="Standard">Sinantem ad ecclesiam Par. dumtaxat</text:p>
      <text:p text:style-name="Standard">Ordinatum est quod magister Jacobus Barre veniat ad primum capitulum</text:p>
      <text:p text:style-name="Standard">auditurus aliqua sibi caritive dicenda tam super facto prebende</text:p>
      <text:p text:style-name="Standard">Sancti Benedicti quam nunc ipse possidet quam super nonnullis processibus</text:p>
      <text:p text:style-name="Standard">aut monicionibus pro parte m. N. Franchomme obtentis et super</text:p>
      <text:p text:style-name="Standard">facto suorum compotorum reddendorum</text:p>
      <text:p text:style-name="Standard">Succentore</text:p>
      <text:p text:style-name="Standard">Barre</text:p>
      <text:p text:style-name="Standard">De processione</text:p>
      <text:p text:style-name="Standard">facienda</text:p>
      <text:p text:style-name="Standard">m. Ja. Barre</text:p>
      <text:p text:style-name="Standard">53.</text:p>
      <text:p text:style-name="Standard">=FRAN_0393_05264_L.jpg=</text:p>
      <text:p text:style-name="Standard">54.</text:p>
      <text:p text:style-name="Standard">Mercurii secunda junii capitulantibus dominis</text:p>
      <text:p text:style-name="Standard">Archidiacono de Josayo</text:p>
      <text:p text:style-name="Standard">Victri</text:p>
      <text:p text:style-name="Standard">Succentore</text:p>
      <text:p text:style-name="Standard">Boullardi</text:p>
      <text:p text:style-name="Standard">Mondidier</text:p>
      <text:p text:style-name="Standard">Cancellario</text:p>
      <text:p text:style-name="Standard">Fraxinis</text:p>
      <text:p text:style-name="Standard">Aguenin</text:p>
      <text:p text:style-name="Standard">Penitenciario</text:p>
      <text:p text:style-name="Standard">P Thomas</text:p>
      <text:p text:style-name="Standard">Jerson</text:p>
      <text:p text:style-name="Standard"><text:soft-page-break/>Chacy</text:p>
      <text:p text:style-name="Standard">Confranc infirmo</text:p>
      <text:p text:style-name="Standard">De Brollio</text:p>
      <text:p text:style-name="Standard">Breton</text:p>
      <text:p text:style-name="Standard">De Croces</text:p>
      <text:p text:style-name="Standard">extra</text:p>
      <text:p text:style-name="Standard">Guerinet</text:p>
      <text:p text:style-name="Standard">Ordeimonte</text:p>
      <text:p text:style-name="Standard">Bastardi</text:p>
      <text:p text:style-name="Standard">Monneti</text:p>
      <text:p text:style-name="Standard">Cotin</text:p>
      <text:p text:style-name="Standard">Du Drac</text:p>
      <text:p text:style-name="Standard">Melloti</text:p>
      <text:p text:style-name="Standard">Gaillon</text:p>
      <text:p text:style-name="Standard">Barre }</text:p>
      <text:p text:style-name="Standard">Pion</text:p>
      <text:p text:style-name="Standard">Haultny</text:p>
      <text:p text:style-name="Standard">Paillard } excusatis</text:p>
      <text:p text:style-name="Standard">Sohier</text:p>
      <text:p text:style-name="Standard">Bussi</text:p>
      <text:p text:style-name="Standard">Fresnoy</text:p>
      <text:p text:style-name="Standard">Hodie magister V. De Croces canonicus et officiarius ecclesie Par. retulit ipsum fuisse</text:p>
      <text:p text:style-name="Standard">apud Viriacum et recepisse iiiixx f. pro Avenis. Item retulit reperisse</text:p>
      <text:p text:style-name="Standard">hominem qui vult capere domum loci ad ejus vitam et sue uxoris et unius</text:p>
      <text:p text:style-name="Standard">eorum liberorum pro xii £. p. redditus et quod ipsa domus est proclamata / et ad hunc</text:p>
      <text:p text:style-name="Standard">proclamabitur super quo ordinatum est quod magister Jo. Du Drac expectetur.</text:p>
      <text:p text:style-name="Standard">Assignata est dies ad veneris in viii° magistro R. Haultny contra gubernatores</text:p>
      <text:p text:style-name="Standard">Sancti Spiritus in Gravia ad dicendum causas quare manumissio non deberit</text:p>
      <text:p text:style-name="Standard">eisdem gubernatoribus tradi et expediri et quic quid dicere et proponere voluerit</text:p>
      <text:p text:style-name="Standard">cum domino P. Belledent pro actoribus m. Saliou / et dicto Haultny reo pro se</text:p>
      <text:p text:style-name="Standard">relacio facta per</text:p>
      <text:p text:style-name="Standard">M. V. De Croces</text:p>
      <text:p text:style-name="Standard">Haultny</text:p>
      <text:p text:style-name="Standard">Causa</text:p>
      <text:p text:style-name="Standard">Veneris post ascencionis iiiia junii capitulantibus dominis</text:p>
      <text:p text:style-name="Standard">Aguenin</text:p>
      <text:p text:style-name="Standard"><text:soft-page-break/>Archidiacono de Josayo } excusatis</text:p>
      <text:p text:style-name="Standard">Succentore</text:p>
      <text:p text:style-name="Standard">Jerson</text:p>
      <text:p text:style-name="Standard">Cancellario</text:p>
      <text:p text:style-name="Standard">Bussi</text:p>
      <text:p text:style-name="Standard">Victri</text:p>
      <text:p text:style-name="Standard">Penitenciario</text:p>
      <text:p text:style-name="Standard">Paillard</text:p>
      <text:p text:style-name="Standard">Guerinet</text:p>
      <text:p text:style-name="Standard">Ordeimonte</text:p>
      <text:p text:style-name="Standard">De Brollio</text:p>
      <text:p text:style-name="Standard">Monneti</text:p>
      <text:p text:style-name="Standard">Chacy</text:p>
      <text:p text:style-name="Standard">Melloti</text:p>
      <text:p text:style-name="Standard">Confranc infirmo</text:p>
      <text:p text:style-name="Standard">Breton</text:p>
      <text:p text:style-name="Standard">Pion</text:p>
      <text:p text:style-name="Standard">Du Drac }</text:p>
      <text:p text:style-name="Standard">Cotin</text:p>
      <text:p text:style-name="Standard">Sohier</text:p>
      <text:p text:style-name="Standard">Bastardi }</text:p>
      <text:p text:style-name="Standard">Gaillon</text:p>
      <text:p text:style-name="Standard">P Thomas</text:p>
      <text:p text:style-name="Standard">extra</text:p>
      <text:p text:style-name="Standard">Baire sz</text:p>
      <text:p text:style-name="Standard">De Croces }</text:p>
      <text:p text:style-name="Standard">Fraxinis</text:p>
      <text:p text:style-name="Standard">Haultny</text:p>
      <text:p text:style-name="Standard">Boullardi</text:p>
      <text:p text:style-name="Standard">Mondidier</text:p>
      <text:p text:style-name="Standard">Despars</text:p>
      <text:p text:style-name="Standard">=FRAN_0393_05265_L.jpg=</text:p>
      <text:p text:style-name="Standard">cccc li.</text:p>
      <text:p text:style-name="Standard">Jehan Daveluis sergent a signifié a messeigneurs que il a prins et mis en la</text:p>
      <text:p text:style-name="Standard">main du Roy a la requeste du procureur du roy et par vertu de certaines</text:p>
      <text:p text:style-name="Standard">Significacion</text:p>
      <text:p text:style-name="Standard"><text:soft-page-break/>lettres royaulx l'ostel du Daulphin et les appartenances assis ou quarrefour</text:p>
      <text:p text:style-name="Standard">Saint Severin / et l'ostel de la corné de cerf joignant / et que samedi prochain</text:p>
      <text:p text:style-name="Standard">si sera la premiere criee pour les vendre aux plus offrans et derrenier</text:p>
      <text:p text:style-name="Standard">encherisseur.</text:p>
      <text:p text:style-name="Standard">Item pareillement pour le college de Fortet qui si sont opposez</text:p>
      <text:p text:style-name="Standard">Capellania ad altare Sancti Laurenci in ecclesia Par. vacans ad presens per</text:p>
      <text:p text:style-name="Standard">$reg$ resignacionem Ricardi Le Poivre ultimi possessoris ejusdem ex causa permutacionis</text:p>
      <text:p text:style-name="Standard">et non alias faciende cum magistro Laurencio Canonet in artibus magistro ad capellaniam</text:p>
      <text:p text:style-name="Standard">Sancti Michaelis in ecclesia Laudunensis quam nunc obtinet seu nuper obtinebat</text:p>
      <text:p text:style-name="Standard">dictus m. Laurencius Salvo jure cujuslibet prestito prius juramento hincinde</text:p>
      <text:p text:style-name="Standard">quod in hujusmodi resignacione et permutacione non intervenient fraus dolus etc. collata</text:p>
      <text:p text:style-name="Standard">est magistro Johanni de Platea magistro in artibus procuratori et nomine procuratorio dicti m.</text:p>
      <text:p text:style-name="Standard">Laurencii qui juravit in forma et fuit installatus adhibitis solenitatibus assuetis</text:p>
      <text:p text:style-name="Standard">Canonicatus et prebenda Sancti Benedicti beneversi Par. quos nuper obtinebat</text:p>
      <text:p text:style-name="Standard">et possidebat magister Andreas Huays / vacante ad presens per ipsius m. Andree</text:p>
      <text:p text:style-name="Standard">resignacionem Jacobum Barre</text:p>
      <text:p text:style-name="Standard">$resignacionem$ ex causa permutacionis et non alias faciende cum magistro Georgio de Plesseyo presbytero</text:p>
      <text:p text:style-name="Standard">ad capellaniam Sancti Juliani martyris fundata in ecclesia monasterii monalium beati Georgii</text:p>
      <text:p text:style-name="Standard">Redonensis collati sunt Salvo jure cujuslibet / et prestito prius hincinde</text:p>
      <text:p text:style-name="Standard">jura quod in hujusmodi resignacione non intervenient fraus dolus etc. dicto magistro Georgio</text:p>
      <text:p text:style-name="Standard">de Plesseyo qui juravit in forma / et fuit installatum etc adhibitis solennitatibus</text:p>
      <text:p text:style-name="Standard">assuetis</text:p>
      <text:p text:style-name="Standard">Capellaniam in honore Sancti Martini episcopi et confessoris ad altare sanctorum</text:p>
      <text:p text:style-name="Standard">Crespini et Crispiniani fundata in ecclesia Parisiensi quam nuper possidebat</text:p>
      <text:p text:style-name="Standard">Johannes Bertrandi vacans ad presens per resignacionem m. G. Vincencii</text:p>
      <text:p text:style-name="Standard">ejus procuratoris ad hoc fundatam ex causa permutacionis et non alias faciende cum magistro Toussano</text:p>
      <text:p text:style-name="Standard">Confranc magistro in artibus ad capellaniam Sancti Prudentii in creptis monasterii Sancte Genovefe</text:p>
      <text:p text:style-name="Standard">in monte Par. Salvo jure cujuslibet prestito prius hincinde videlicet a dicto</text:p>
      <text:p text:style-name="Standard">procuratore in animam dicti sui magistri / et a dicto magistro T. in ejus animam quod in</text:p>
      <text:p text:style-name="Standard">hujusmodi resignacione non intervenient fraus dolus etc. collata est dicto magistro</text:p>
      <text:p text:style-name="Standard">T. Confranc presenti et requirenti qui juravit in forma et fuit installatus</text:p>
      <text:p text:style-name="Standard">adhibitis solenitatibus assuetis</text:p>
      <text:p text:style-name="Standard">Idem</text:p>
      <text:p text:style-name="Standard">Collacio capellanie</text:p>
      <text:p text:style-name="Standard"><text:soft-page-break/>Collacio prebende</text:p>
      <text:p text:style-name="Standard">Sancti Benedicti</text:p>
      <text:p text:style-name="Standard">55.</text:p>
      <text:p text:style-name="Standard">Collacio capellanie</text:p>
      <text:p text:style-name="Standard">=FRAN_0393_05266_L.jpg=</text:p>
      <text:p text:style-name="Standard">56</text:p>
      <text:p text:style-name="Standard">Hodie m. Ja. Despars canonicus Par. dixit et retulit in capitulo quod dominus</text:p>
      <text:p text:style-name="Standard">patriarcha Anthiochenus episcopus Pictaviensis nuper sibi dederat unam</text:p>
      <text:p text:style-name="Standard">capam de serico diversorum colorum cum aurifraziis pulcris ad</text:p>
      <text:p text:style-name="Standard">usum ecclesie quam ipse magister Ja. hesterna die detulavit in processione ecclesie</text:p>
      <text:p text:style-name="Standard">De $dat$ capa</text:p>
      <text:p text:style-name="Standard">data ecclesie</text:p>
      <text:p text:style-name="Standard">Et quod ipse m. Ja. Despars dabat ipsi ecclesie Par. prout de facto dedit et</text:p>
      <text:p text:style-name="Standard">per m. Ja. Saquespee</text:p>
      <text:p text:style-name="Standard">concessit proviso$r$ tamen quod ipse possit eam induere et defferre</text:p>
      <text:p text:style-name="Standard">tociens quociens defferentur alie cape ecclesie in processione et in</text:p>
      <text:p text:style-name="Standard">ecclesia prout alii domini canonici quod sibi concessum fuit de qua domini</text:p>
      <text:p text:style-name="Standard">de capitulo et de hujusmodi dono sibi regraciaverunt</text:p>
      <text:p text:style-name="Standard">Audita relacione magistrorum Johannis Aguenin et Martini de Fraxinis</text:p>
      <text:p text:style-name="Standard">canonicorum ecclesie Par. ad hoc commissorum qui retulerunt vidisse et</text:p>
      <text:p text:style-name="Standard">visitasse quandam domum vocatam la Pomme Rouge prope domum de</text:p>
      <text:p text:style-name="Standard">la Mongerie versus $etprope$ Sanctum Landericum quam volunt</text:p>
      <text:p text:style-name="Standard">Marconnelles pro</text:p>
      <text:p text:style-name="Standard">tradere capellani communitatis ecclesie Parsiensis domino Johanni de Marconnelles</text:p>
      <text:p text:style-name="Standard">domo de la Pomme Rouge</text:p>
      <text:p text:style-name="Standard">presbytero curato de Villeron pro C s. p. redditus et pro xxiiii £. exponendis</text:p>
      <text:p text:style-name="Standard">in reparacionibus . Conclusum est et placet quod tradatur sibi pro dictis</text:p>
      <text:p text:style-name="Standard">C s redditus et octo denariis census / et pro dictis xxiiii £. exponendis in</text:p>
      <text:p text:style-name="Standard">dictis reparacionibus neccessariis infra duos annos.</text:p>
      <text:p text:style-name="Standard">De scolis tenendis</text:p>
      <text:p text:style-name="Standard">Ad requestam m. P. de Mota presbyteri m. in artibus placet dominis</text:p>
      <text:p text:style-name="Standard">quod ipse possit tenere et regere scolas puerorum in parrochia beate Marie Magdalene</text:p>
      <text:p text:style-name="Standard">in Civitate Par. ad collacionem cantoris Par.</text:p>
      <text:p text:style-name="Standard">Penitenciarius deputatus</text:p>
      <text:p text:style-name="Standard">pro collegiis.</text:p>
      <text:p text:style-name="Standard">Dominus Penitenciarius loco m. Jo. Chuffart commissus et deputatus</text:p>
      <text:p text:style-name="Standard"><text:soft-page-break/>est provisor collegiorum etc. cum aliis dominis ad hoc deputati</text:p>
      <text:p text:style-name="Standard">Collacio bursarum Blanchardi vacantes per ipsius simplicem resignacionem collate</text:p>
      <text:p text:style-name="Standard">Burse collegii xviii. scolarium Par. quas nuper tenebat m. T.</text:p>
      <text:p text:style-name="Standard">xviii. scolarium</text:p>
      <text:p text:style-name="Standard">sunt magistro Anthonio Jacobi super hoc supplicante</text:p>
      <text:p text:style-name="Standard">=FRAN_0393_05267_L.jpg=</text:p>
      <text:p text:style-name="Standard">cccc li.</text:p>
      <text:p text:style-name="Standard">Lune viia junii capitulantibus dominis.</text:p>
      <text:p text:style-name="Standard">Archidiacono de Josayo</text:p>
      <text:p text:style-name="Standard">Victri</text:p>
      <text:p text:style-name="Standard">Succentore</text:p>
      <text:p text:style-name="Standard">Mondidier</text:p>
      <text:p text:style-name="Standard">Cancellario</text:p>
      <text:p text:style-name="Standard">Paillard</text:p>
      <text:p text:style-name="Standard">Penitenciario</text:p>
      <text:p text:style-name="Standard">Pion</text:p>
      <text:p text:style-name="Standard">Chacy</text:p>
      <text:p text:style-name="Standard">Sohier</text:p>
      <text:p text:style-name="Standard">Ordeimonte</text:p>
      <text:p text:style-name="Standard">De Brollio</text:p>
      <text:p text:style-name="Standard">Gaillon</text:p>
      <text:p text:style-name="Standard">Guerinet</text:p>
      <text:p text:style-name="Standard">Haultny</text:p>
      <text:p text:style-name="Standard">Despars</text:p>
      <text:p text:style-name="Standard">Du Drac</text:p>
      <text:p text:style-name="Standard">Boullardi</text:p>
      <text:p text:style-name="Standard">Fresnoy</text:p>
      <text:p text:style-name="Standard">Fraxinis</text:p>
      <text:p text:style-name="Standard">De Croces</text:p>
      <text:p text:style-name="Standard">Capellania quam nuper possidebat in ecclesia Par. ad altare sancte Fidis</text:p>
      <text:p text:style-name="Standard">Declaracio capellanie</text:p>
      <text:p text:style-name="Standard">deffunctus dominus $Sy$ Jo. Josson declarata est vacans per ejus</text:p>
      <text:p text:style-name="Standard">vacantis</text:p>
      <text:p text:style-name="Standard">obitum</text:p>
      <text:p text:style-name="Standard">Succentor } deputantur extra de Cassot et canonicos et vicarios Sancti Aniani</text:p>
      <text:p text:style-name="Standard">Cassot</text:p>
      <text:p text:style-name="Standard"><text:soft-page-break/>Penitenciarius}</text:p>
      <text:p text:style-name="Standard">Placet dominis quam magister P. Morain presbyter celebret suam primam</text:p>
      <text:p text:style-name="Standard">Morain</text:p>
      <text:p text:style-name="Standard">missam ad altare Sancti Sebastiani lune proxime et quod pulsetur</text:p>
      <text:p text:style-name="Standard">campana Maria nuncupata et quod ludatur de organis ecclesie.</text:p>
      <text:p text:style-name="Standard">Hodie magister Johannes Graveran ut nominatus ex parte universitatis</text:p>
      <text:p text:style-name="Standard">Magister Jo. Graveren</text:p>
      <text:p text:style-name="Standard">Par. ad beneficia ad collacionem capituli Par. spectante requisivit sibi provideri</text:p>
      <text:p text:style-name="Standard">de capellania defuncti m. Jo. Josson in ecclesia Par.</text:p>
      <text:p text:style-name="Standard">Magister T. de Victri pro</text:p>
      <text:p text:style-name="Standard">Placet dominis quod magister T. de Victri canonicus Par. habeat ad vitam suam</text:p>
      <text:p text:style-name="Standard">domo Sancti Marcelli.</text:p>
      <text:p text:style-name="Standard">domum Sancti Marcelli quam tenebat a capituro dum viveret magister Jo. Chuffart</text:p>
      <text:p text:style-name="Standard">deffunctus.</text:p>
      <text:p text:style-name="Standard">De domo de</text:p>
      <text:p text:style-name="Standard">videatur per compota camere si dictus Chuffart teneatur ad</text:p>
      <text:p text:style-name="Standard">Rungi.</text:p>
      <text:p text:style-name="Standard">reparaciones domus de Rungi vel non.</text:p>
      <text:p text:style-name="Standard">isto capitulo fecit magister Ste</text:p>
      <text:p text:style-name="Standard">pro notario.</text:p>
      <text:p text:style-name="Standard">Monneti</text:p>
      <text:p text:style-name="Standard">Melloti</text:p>
      <text:p text:style-name="Standard">P Thomas</text:p>
      <text:p text:style-name="Standard">Renouart</text:p>
      <text:p text:style-name="Standard">Confranc infirmo</text:p>
      <text:p text:style-name="Standard">Bastardi</text:p>
      <text:p text:style-name="Standard">excusatis</text:p>
      <text:p text:style-name="Standard">Bussi</text:p>
      <text:p text:style-name="Standard">57</text:p>
      <text:p text:style-name="Standard">Martis viiia maii magister Ro. de Gaillon canonicus Par. existens in suo magno turno</text:p>
      <text:p text:style-name="Standard">Collacio capellanie</text:p>
      <text:p text:style-name="Standard">contulit in ecclesia Par. cum protestacionibus solitis capellaniam Sancte Fidis in dicta ecclesia vacantem</text:p>
      <text:p text:style-name="Standard">in turno</text:p>
      <text:p text:style-name="Standard">per obitum m. Jo. Josson Thome Pelerin clerico diocesis Rothomagensis presentibus G. Fayel et</text:p>
      <text:p text:style-name="Standard">N. Fournier diocesis Belvacensis</text:p>
      <text:p text:style-name="Standard"><text:soft-page-break/>=FRAN_0393_05269_L.jpg=</text:p>
      <text:p text:style-name="Standard">cccc li.</text:p>
      <text:p text:style-name="Standard">.</text:p>
      <text:p text:style-name="Standard">Veneris post penthecostes xviii juniii capitulantibus dominis</text:p>
      <text:p text:style-name="Standard">Succentore</text:p>
      <text:p text:style-name="Standard">Penitenciario</text:p>
      <text:p text:style-name="Standard">Mondidier</text:p>
      <text:p text:style-name="Standard">Boullardi</text:p>
      <text:p text:style-name="Standard">Ordeimonte</text:p>
      <text:p text:style-name="Standard">Victri</text:p>
      <text:p text:style-name="Standard">Paillard</text:p>
      <text:p text:style-name="Standard">Fraxinis</text:p>
      <text:p text:style-name="Standard">Chacy</text:p>
      <text:p text:style-name="Standard">Bastardi</text:p>
      <text:p text:style-name="Standard">P Thomas</text:p>
      <text:p text:style-name="Standard">Breton</text:p>
      <text:p text:style-name="Standard">Cotin</text:p>
      <text:p text:style-name="Standard">Aguenin</text:p>
      <text:p text:style-name="Standard">Renouart</text:p>
      <text:p text:style-name="Standard">Vayli</text:p>
      <text:p text:style-name="Standard">Gaillon</text:p>
      <text:p text:style-name="Standard">Jerson</text:p>
      <text:p text:style-name="Standard">Archidiacono de Josayo</text:p>
      <text:p text:style-name="Standard">Haultny</text:p>
      <text:p text:style-name="Standard">Guerinet</text:p>
      <text:p text:style-name="Standard">Monneti</text:p>
      <text:p text:style-name="Standard">Bussi</text:p>
      <text:p text:style-name="Standard">Du Drac</text:p>
      <text:p text:style-name="Standard">Melloti</text:p>
      <text:p text:style-name="Standard">De Brollio }excusatis</text:p>
      <text:p text:style-name="Standard">De Croces</text:p>
      <text:p text:style-name="Standard">Pion z</text:p>
      <text:p text:style-name="Standard">Confranc infirmo</text:p>
      <text:p text:style-name="Standard">Fresnoy</text:p>
      <text:p text:style-name="Standard">Sohier</text:p>
      <text:p text:style-name="Standard">Fiant die lune post Trinitatem et sabbati post Sacramentum misse fundate</text:p>
      <text:p text:style-name="Standard"><text:soft-page-break/>De missis domini</text:p>
      <text:p text:style-name="Standard">domini episcopi Carcassonensis / et fiat mandatum Capituli Officiario anniversariorum de</text:p>
      <text:p text:style-name="Standard">episcopi Carcassonensis</text:p>
      <text:p text:style-name="Standard">solvendo et tradendo xii £. pro dictis missis.</text:p>
      <text:p text:style-name="Standard">De magistro Johanne</text:p>
      <text:p text:style-name="Standard">Succentor commictuntur ad loquendum cum magistro Jo. Andrault qui vult vendere</text:p>
      <text:p text:style-name="Standard">Andrault</text:p>
      <text:p text:style-name="Standard">Victri } ecclesie decem scuta auri redditus / et ad ipsum audiendum inquirendum et</text:p>
      <text:p text:style-name="Standard">Refferendum.</text:p>
      <text:p text:style-name="Standard">De canonicis Sancti Aniani</text:p>
      <text:p text:style-name="Standard">Super debato canonicorum Sancti Aniani / et m. Ja. Barre alterius</text:p>
      <text:p text:style-name="Standard">et m. Ja. Barre</text:p>
      <text:p text:style-name="Standard">eorumdem loco dominii Cancellarius deputatur m. P. de Ordeimonte</text:p>
      <text:p text:style-name="Standard">Causa Sancti spiritus</text:p>
      <text:p text:style-name="Standard">De provisoribus Sancti Spiritus in gravia actoris in causa monicionis</text:p>
      <text:p text:style-name="Standard">in Gravia</text:p>
      <text:p text:style-name="Standard">seu manusmunicionis contra m. R. Haultny canonicum Par. reum ad lune proxime</text:p>
      <text:p text:style-name="Standard">pro omnibus dilacionibus / ut prius cum P. Belledent munito salion et reo pro se</text:p>
      <text:p text:style-name="Standard">Ad requestam domini archidiacono de Josayo petentis habere suas distribuciones</text:p>
      <text:p text:style-name="Standard">lucrari et</text:p>
      <text:p text:style-name="Standard">et capitula generalia Sancti Johannis Baptiste proxime / et eciam quod possit lucrari</text:p>
      <text:p text:style-name="Standard">domino Archidiacono</text:p>
      <text:p text:style-name="Standard">prebendas foraneas eundo apud Ayencourt pro facto terre ibidem quam</text:p>
      <text:p text:style-name="Standard">Josayo et T.</text:p>
      <text:p text:style-name="Standard">domini sibi nuper tradiderunt et visitando reparaciones . Et similiter magister de</text:p>
      <text:p text:style-name="Standard">De Courcellis</text:p>
      <text:p text:style-name="Standard">Courcellis qui ibit cum ipso . Placet dominis et conceditur eisdem quod eundo</text:p>
      <text:p text:style-name="Standard">et redeundo seu quamdiu vacabuntur ad hoc / et hoc pro ista vice dumtaxat</text:p>
      <text:p text:style-name="Standard">quod lucrantur ut petunt</text:p>
      <text:p text:style-name="Standard">de xxi diebus</text:p>
      <text:p text:style-name="Standard">Super requesta nonullorum dominorum canonicorum qui petunt habere</text:p>
      <text:p text:style-name="Standard">Recreacionis</text:p>
      <text:p text:style-name="Standard">xxi dies recreacionis ut solebat fieri antiquitus ordinatum est es</text:p>
      <text:p text:style-name="Standard">super hoc deliberatur in istis capitulis generalibus sancti Johannis Baptiste proxime futuri</text:p>
      <text:p text:style-name="Standard">59</text:p>
      <text:p text:style-name="Standard">=FRAN_0393_05270_L.jpg=</text:p>
      <text:p text:style-name="Standard"><text:soft-page-break/>De quadam domo</text:p>
      <text:p text:style-name="Standard">apud Viry.</text:p>
      <text:p text:style-name="Standard">De furno</text:p>
      <text:p text:style-name="Standard">d'Oultrebays</text:p>
      <text:p text:style-name="Standard">Collacio scolarum</text:p>
      <text:p text:style-name="Standard">60.</text:p>
      <text:p text:style-name="Standard">Audita relacione magistrorum Jo. Du Drac et V. de Croces Placet dominis</text:p>
      <text:p text:style-name="Standard">quod faciant ut melius et utilius poterunt de quadam domo apud Viry</text:p>
      <text:p text:style-name="Standard">tradenda</text:p>
      <text:p text:style-name="Standard">Item ordinatum est quod reparetur furnus d'Oultrebays</text:p>
      <text:p text:style-name="Standard">Scole parrochiale Sancte Eustacii Par. ad collacionem domini Cantoris spectantes</text:p>
      <text:p text:style-name="Standard">quas nunc tenet Raulina La Puelle in vico Cossonnerie per ejus</text:p>
      <text:p text:style-name="Standard">vacantes</text:p>
      <text:p text:style-name="Standard">recessum a dicta parrochia collate sunt Johanne uxori Baudeti Lescot</text:p>
      <text:p text:style-name="Standard">Ad requestam m. T. de Victri hic factam per dominum Succentorem conceditur</text:p>
      <text:p text:style-name="Standard">M. T. de Victri</text:p>
      <text:p text:style-name="Standard">eidem quod possit instituere et fundare suam capellam in ecclesia Par.</text:p>
      <text:p text:style-name="Standard">ut petit videlicet in capella sanctorum Johannis et Agnetis / ac eciam ejus</text:p>
      <text:p text:style-name="Standard">Sepulturam et tumbam in navi subtus lampades ante $e$</text:p>
      <text:p text:style-name="Standard">Cruxificum ubi dominus G. Grantsire elegit suam Sepulturam</text:p>
      <text:p text:style-name="Standard">Sabbati in jejuniis iiiior temporum post festum Penthecostes</text:p>
      <text:p text:style-name="Standard">dominus reverendus in Christo pater dominus G. episcopus Par. in sua superiori capella</text:p>
      <text:p text:style-name="Standard">Episcopali sacros ordines celebrans / ad presentacionem capituli promovit</text:p>
      <text:p text:style-name="Standard">me</text:p>
      <text:p text:style-name="Standard">Johannem $du$ Ducis alias Mathei capellanum prime capellanie ad altare Sancti Johannis</text:p>
      <text:p text:style-name="Standard">Euvangeliste in ecclesia Sancti Benedicti clericum ad accolitatum ceterosque minos</text:p>
      <text:p text:style-name="Standard">ordines . necnon Hugonem Paté clericum mathutinarum et machicotum</text:p>
      <text:p text:style-name="Standard">ecclesie Par. ad subdiaconatum / et magistrum Galesium Gourdin magistrum in artibus</text:p>
      <text:p text:style-name="Standard">capellanum in ecclesia Par. ad altare sanctorum Dionisii et Georgii dyaconum ad presbyteratus</text:p>
      <text:p text:style-name="Standard">ordinem favente altissimo.</text:p>
      <text:p text:style-name="Standard">Promoti ad</text:p>
      <text:p text:style-name="Standard">ordines</text:p>
      <text:p text:style-name="Standard">=FRAN_0393_05268_L.jpg=</text:p>
      <text:p text:style-name="Standard">58</text:p>
      <text:p text:style-name="Standard">Lune ixa juniii capitulantibus dominis.</text:p>
      <text:p text:style-name="Standard">Archidiacono de Josayo</text:p>
      <text:p text:style-name="Standard"><text:soft-page-break/>Du Drac</text:p>
      <text:p text:style-name="Standard">Succentore</text:p>
      <text:p text:style-name="Standard">Bastardi</text:p>
      <text:p text:style-name="Standard">De Croces</text:p>
      <text:p text:style-name="Standard">Sohier</text:p>
      <text:p text:style-name="Standard">Cancellario</text:p>
      <text:p text:style-name="Standard">Fresnoy</text:p>
      <text:p text:style-name="Standard">Boullardi</text:p>
      <text:p text:style-name="Standard">Penitenciario</text:p>
      <text:p text:style-name="Standard">Victri</text:p>
      <text:p text:style-name="Standard">Fraxinis</text:p>
      <text:p text:style-name="Standard">Chacy</text:p>
      <text:p text:style-name="Standard">Mondidier</text:p>
      <text:p text:style-name="Standard">Despars</text:p>
      <text:p text:style-name="Standard">Breton</text:p>
      <text:p text:style-name="Standard">De Brollio</text:p>
      <text:p text:style-name="Standard">P Thomas</text:p>
      <text:p text:style-name="Standard">Ordeimonte</text:p>
      <text:p text:style-name="Standard">Jerson</text:p>
      <text:p text:style-name="Standard">Vayli</text:p>
      <text:p text:style-name="Standard">Cotin</text:p>
      <text:p text:style-name="Standard">Guerinet</text:p>
      <text:p text:style-name="Standard">Renouart</text:p>
      <text:p text:style-name="Standard">Gaillon</text:p>
      <text:p text:style-name="Standard">Monneti</text:p>
      <text:p text:style-name="Standard">Confranc infirmo</text:p>
      <text:p text:style-name="Standard">Barre</text:p>
      <text:p text:style-name="Standard">Haultny</text:p>
      <text:p text:style-name="Standard">Melloti</text:p>
      <text:p text:style-name="Standard">Bussi}</text:p>
      <text:p text:style-name="Standard">Pion</text:p>
      <text:p text:style-name="Standard">Paillard }excusatis</text:p>
      <text:p text:style-name="Standard">Domini</text:p>
      <text:p text:style-name="Standard">Aguenin}</text:p>
      <text:p text:style-name="Standard">Du Drac} fecerunt suam relacionem de eorum commissione apud</text:p>
      <text:p text:style-name="Standard">Larchant</text:p>
      <text:p text:style-name="Standard"><text:soft-page-break/>Bastard} Liricantum et facta ipsa relacione ordinatum est quod dictus Bastard</text:p>
      <text:p text:style-name="Standard">et Henricus d'Autissen ibunt supra locum</text:p>
      <text:p text:style-name="Standard">De domo de Penne</text:p>
      <text:p text:style-name="Standard">De domo de la Penne vaire de qua offeruntur xx s.p. redditus domini</text:p>
      <text:p text:style-name="Standard">vaire.</text:p>
      <text:p text:style-name="Standard">mei De Croces Pion et P. Thomas videbunt et refferent.</text:p>
      <text:p text:style-name="Standard">Super requesta m. Ja. Barre petentis commissarios super hoc que</text:p>
      <text:p text:style-name="Standard">sibi petunt deputantur domini mei Cotin Du Drac et Victri ad ipsum</text:p>
      <text:p text:style-name="Standard">audiendum et refferendum decreta sibi copia cedule per quam sibi petuntur</text:p>
      <text:p text:style-name="Standard">nonnulle cedule</text:p>
      <text:p text:style-name="Standard">Barre</text:p>
      <text:p text:style-name="Standard">Veneris xia junii fuit festum Sancti Barnabe apostoli</text:p>
      <text:p text:style-name="Standard">Lune xiiii }</text:p>
      <text:p text:style-name="Standard">Juni fuerunt festa propter solennitatem festi</text:p>
      <text:p text:style-name="Standard">Mercurii xvi} Penthecostes domini</text:p>
      <text:p text:style-name="Standard">=FRAN_0393_05271_L.jpg=</text:p>
      <text:p text:style-name="Standard">ccc. li.</text:p>
      <text:p text:style-name="Standard">Lune xxi junii capitulantibus dominis</text:p>
      <text:p text:style-name="Standard">Succentore</text:p>
      <text:p text:style-name="Standard">Aguenin</text:p>
      <text:p text:style-name="Standard">Ordeimonte</text:p>
      <text:p text:style-name="Standard">Jerson</text:p>
      <text:p text:style-name="Standard">Chacy</text:p>
      <text:p text:style-name="Standard">Guerinet</text:p>
      <text:p text:style-name="Standard">Breton</text:p>
      <text:p text:style-name="Standard">Monnet</text:p>
      <text:p text:style-name="Standard">Gaillon</text:p>
      <text:p text:style-name="Standard">Haultny</text:p>
      <text:p text:style-name="Standard">Melloti</text:p>
      <text:p text:style-name="Standard">Du Drac</text:p>
      <text:p text:style-name="Standard">Pion</text:p>
      <text:p text:style-name="Standard">Bastardi</text:p>
      <text:p text:style-name="Standard">Fresnoy</text:p>
      <text:p text:style-name="Standard">Sohier</text:p>
      <text:p text:style-name="Standard">Bussi</text:p>
      <text:p text:style-name="Standard">De Croces</text:p>
      <text:p text:style-name="Standard"><text:soft-page-break/>Fraxinis</text:p>
      <text:p text:style-name="Standard">Mondidier</text:p>
      <text:p text:style-name="Standard">P. Thomas</text:p>
      <text:p text:style-name="Standard">Cotin</text:p>
      <text:p text:style-name="Standard">Renouart</text:p>
      <text:p text:style-name="Standard">M. B. Bouchier</text:p>
      <text:p text:style-name="Standard">De quadam domo que tangit m. B. Boucher de qua hic locutus</text:p>
      <text:p text:style-name="Standard">est De Croces / provideant et faciant ut melius poterunt idem De Croces et Fraxinis</text:p>
      <text:p text:style-name="Standard">commissi pro fundacione</text:p>
      <text:p text:style-name="Standard">Succentor} ordinabunt de modo distribucionis facienda de fundacione</text:p>
      <text:p text:style-name="Standard">domini Carcassonensis.</text:p>
      <text:p text:style-name="Standard">Ordeimonte} domini Carcassonnensis</text:p>
      <text:p text:style-name="Standard">De Marceleto</text:p>
      <text:p text:style-name="Standard">clerico matutinarum</text:p>
      <text:p text:style-name="Standard">Recipiatur Marceletus in clericum matutinarum et habeat suas distribuciones</text:p>
      <text:p text:style-name="Standard">es</text:p>
      <text:p text:style-name="Standard">lucratus et lucrandus</text:p>
      <text:p text:style-name="Standard">De missis domini</text:p>
      <text:p text:style-name="Standard">Carcassonnensis</text:p>
      <text:p text:style-name="Standard">Stcribant in martilogio chori ecclesie misse fundacionis domini</text:p>
      <text:p text:style-name="Standard">Carcassonnensis episcopi</text:p>
      <text:p text:style-name="Standard">De Croces</text:p>
      <text:p text:style-name="Standard">habeat magister V. De Croces mandatum capituli de ponendo in suis compotis</text:p>
      <text:p text:style-name="Standard">ad quod petit videlicet</text:p>
      <text:p text:style-name="Standard">Du fretin de</text:p>
      <text:p text:style-name="Standard">Hodie magister Jo. Bastardi tradidit in capitulo Par. supra buffectum galice</text:p>
      <text:p text:style-name="Standard">Saint Mathurin</text:p>
      <text:p text:style-name="Standard">le fretin nuper apportatum de Liricantu du reliquiaire du Ponte Saint</text:p>
      <text:p text:style-name="Standard">Mathurin pro ponendo in thesauro quod sic actum est depost</text:p>
      <text:p text:style-name="Standard">De compotis m.</text:p>
      <text:p text:style-name="Standard">Ad requestam m. Jo. du Drac est sibi terminus redendi sua compota</text:p>
      <text:p text:style-name="Standard">Jo. Du Drac /</text:p>
      <text:p text:style-name="Standard">hinc ad festum Sancti Remigii proxime pro omni dilacione</text:p>
      <text:p text:style-name="Standard">In causa gubernatorum Sancti Spiritus in gravia actoris contra magistrum Radulfus Haultny</text:p>
      <text:p text:style-name="Standard">canonicum Par. reum in qua respondere dicere et proponere etc. Data est eis responsio in scriptis</text:p>
      <text:p text:style-name="Standard">ut sequitur.</text:p>
      <text:p text:style-name="Standard"><text:soft-page-break/>De gubernatoribus</text:p>
      <text:p text:style-name="Standard">Sepulcri et</text:p>
      <text:p text:style-name="Standard">Tradat reus in causa monasterii infra octo in scriptis pro omni dilacione et sub pena capiendi</text:p>
      <text:p text:style-name="Standard">causas et raciones quare manusimunicio ex parte rei in manu nostra facta non</text:p>
      <text:p text:style-name="Standard">Haultny</text:p>
      <text:p text:style-name="Standard">debeat eisdem actoribus tradi et deliberari . actore contra domino P. Belledent prout actore ut</text:p>
      <text:p text:style-name="Standard">dicebat magistro magistro Jo. Salion / et reo magistro magistro P. Mauger quiquidem reus protestatus</text:p>
      <text:p text:style-name="Standard">fuit de non acquiescendo hujusmodi ordinacioni / et prout predictum protestatus fuit de habendo</text:p>
      <text:p text:style-name="Standard">secundam monicionem</text:p>
      <text:p text:style-name="Standard">Victri</text:p>
      <text:p text:style-name="Standard">Boullardi</text:p>
      <text:p text:style-name="Standard">Vayli</text:p>
      <text:p text:style-name="Standard">Archidiaconus de Josayo} extra</text:p>
      <text:p text:style-name="Standard">Penitenciarius</text:p>
      <text:p text:style-name="Standard">Confranc infirmo</text:p>
      <text:p text:style-name="Standard">Paillard</text:p>
      <text:p text:style-name="Standard">excusatis</text:p>
      <text:p text:style-name="Standard">De Brollio</text:p>
      <text:p text:style-name="Standard">61.</text:p>
      <text:p text:style-name="Standard">=FRAN_0393_05272_L.jpg=</text:p>
      <text:p text:style-name="Standard">62.</text:p>
      <text:p text:style-name="Standard">junii</text:p>
      <text:p text:style-name="Standard">Mercurii xxiiia $julii$ capitulantibus dominis</text:p>
      <text:p text:style-name="Standard">Succentore</text:p>
      <text:p text:style-name="Standard">Ordeimonte</text:p>
      <text:p text:style-name="Standard">Aguenin</text:p>
      <text:p text:style-name="Standard">Boullard</text:p>
      <text:p text:style-name="Standard">Chacy</text:p>
      <text:p text:style-name="Standard">Jerson</text:p>
      <text:p text:style-name="Standard">Renouart</text:p>
      <text:p text:style-name="Standard">Breton</text:p>
      <text:p text:style-name="Standard">Guerinet</text:p>
      <text:p text:style-name="Standard">Archidiacono de Josayo</text:p>
      <text:p text:style-name="Standard">Cotin</text:p>
      <text:p text:style-name="Standard">De Brollio</text:p>
      <text:p text:style-name="Standard">Gaillon</text:p>
      <text:p text:style-name="Standard"><text:soft-page-break/>Pion</text:p>
      <text:p text:style-name="Standard">Penitenciario</text:p>
      <text:p text:style-name="Standard">} extra</text:p>
      <text:p text:style-name="Standard">Haultny</text:p>
      <text:p text:style-name="Standard">De Croces</text:p>
      <text:p text:style-name="Standard">Mellot</text:p>
      <text:p text:style-name="Standard">Du Drac</text:p>
      <text:p text:style-name="Standard">Confranc infirmo</text:p>
      <text:p text:style-name="Standard">Fresnoy</text:p>
      <text:p text:style-name="Standard">Sohier</text:p>
      <text:p text:style-name="Standard">Monneti</text:p>
      <text:p text:style-name="Standard">Bussi</text:p>
      <text:p text:style-name="Standard">Mondidier</text:p>
      <text:p text:style-name="Standard">Victri</text:p>
      <text:p text:style-name="Standard">excusatis</text:p>
      <text:p text:style-name="Standard">Paillard</text:p>
      <text:p text:style-name="Standard">Fraxinis</text:p>
      <text:p text:style-name="Standard">P Thomas</text:p>
      <text:p text:style-name="Standard">Vayli presente</text:p>
      <text:p text:style-name="Standard">Hodie comparuerunt in capitulo Par. nonnulli parrochiani de Liricantu qui pecierunt</text:p>
      <text:p text:style-name="Standard">a dominis indulgenciam de nonnullis delictis seu offensiis per ipsos erga capitulum</text:p>
      <text:p text:style-name="Standard">De parrochianis Liricantus</text:p>
      <text:p text:style-name="Standard">commissis / se submictentes misericordie et grace ipsorum dominorum Super quo</text:p>
      <text:p text:style-name="Standard">deputantur . Domini et magistri Jo. Du Drac . L. Guerinet . Jo. Paillard</text:p>
      <text:p text:style-name="Standard">et M. de Fraxinis ad ipsos super hoc audiendum cum Camerario layco</text:p>
      <text:p text:style-name="Standard">et ad ipsos interrogandum super hujusmodi delictis per eos commissis</text:p>
      <text:p text:style-name="Standard">Causa</text:p>
      <text:p text:style-name="Standard">De dominis P. Normanni N. Le terrier et G. Coquillard presbyteris actoris</text:p>
      <text:p text:style-name="Standard">contra dominum . P. Halle presbyterum magnum vicarium citatum reum ad mercurii proxime</text:p>
      <text:p text:style-name="Standard">Compareant die sabbati proxime in capitulo omnes domini canonici ad videndum</text:p>
      <text:p text:style-name="Standard">De facto Camere</text:p>
      <text:p text:style-name="Standard">et deliberandum super facto provisionis camere pro peccuniis petitis</text:p>
      <text:p text:style-name="Standard">per camerarium clericum</text:p>
      <text:p text:style-name="Standard">Placet dominis quod Capitaneus de Liricantu habeat de gracia et</text:p>
      <text:p text:style-name="Standard">De capitaneo</text:p>
      <text:p text:style-name="Standard">non ut capitaneus vi. scuta auri de dono $est$ pro ista vice</text:p>
      <text:p text:style-name="Standard"><text:soft-page-break/>de Liricantu</text:p>
      <text:p text:style-name="Standard">seu anno per manum m. Jo. Du Drac canonici Par.</text:p>
      <text:p text:style-name="Standard">Injunctum est officiario horarum ut faciat diligenciam de expediendo</text:p>
      <text:p text:style-name="Standard">De domo de</text:p>
      <text:p text:style-name="Standard">processum proclamacionis domus de l'Aignelet pro meliori precio quo</text:p>
      <text:p text:style-name="Standard">l'Aignelet</text:p>
      <text:p text:style-name="Standard">fieri poterit et solvat expensam</text:p>
      <text:p text:style-name="Standard">De magistro V. de Croces</text:p>
      <text:p text:style-name="Standard">Item tractet ut melius poterit cum magistro B. Bouchier de certis</text:p>
      <text:p text:style-name="Standard">pro magistro B. Bouchier</text:p>
      <text:p text:style-name="Standard">expensis factis occasione cujusdam domus.</text:p>
      <text:p text:style-name="Standard">=FRAN_0393_05273_L.jpg=</text:p>
      <text:p text:style-name="Standard">CCcC li°</text:p>
      <text:p text:style-name="Standard">Sabbati in Crastinum festi Sancti</text:p>
      <text:p text:style-name="Standard">Eligii xxvi mensis junii. prima capituli generalis festi nativitatis</text:p>
      <text:p text:style-name="Standard">Sancti Johannis Baptiste fuerunt ad capitulum et lucrati sunt domini et</text:p>
      <text:p text:style-name="Standard">magistri Johannes de Oliva Succentor . Petrus d'Orgemont . Petrus</text:p>
      <text:p text:style-name="Standard">de Chacy . Guillelmus Britonis . Guillelmus Cotin . Rogerus de Gaillon. Radulfus</text:p>
      <text:p text:style-name="Standard">Haultny . Johannes Du Drac Johannes de Bussi. Herveus de Fresnoy</text:p>
      <text:p text:style-name="Standard">Leonnetus Guerinet . Stephanus de Mondidier . Clemens Melloti</text:p>
      <text:p text:style-name="Standard">Johannes de Vayli . Johannes Aguenin . Johannes De Brollio . Johannes</text:p>
      <text:p text:style-name="Standard">Paillard. Theobaldus de Victri . Johannes Bastardi . Petrus Thomas</text:p>
      <text:p text:style-name="Standard">Jacobus Despars . Hector Renouart . Thomas de Jerson Johannes</text:p>
      <text:p text:style-name="Standard">Sunt xxxii cuilibet</text:p>
      <text:p text:style-name="Standard">ii s. valent lxiiii s.</text:p>
      <text:p text:style-name="Standard">Monnet Karolus Boullardi . Stephanus Pion Martinus de Fraxinis</text:p>
      <text:p text:style-name="Standard">Nicolaus Confranc infirmus . Guillelmus Sohier reputatus pro presente</text:p>
      <text:p text:style-name="Standard">Archidiaconus de Josas . Penitenciarius extra pro ecclesia magister Vincencius de Croces extra pro ecclesia</text:p>
      <text:p text:style-name="Standard">Istud capitulum durat per quinque dies et lucratur quilibet dominus Canonicus</text:p>
      <text:p text:style-name="Standard">presens pro qualibet die ii s. p. quos debet solvere Camerarius clericus et quos</text:p>
      <text:p text:style-name="Standard">Gaister Jo. Paillard Camerarius clericus.</text:p>
      <text:p text:style-name="Standard">Et est ordinatum principaliter pro totis negociis ecclesie.</text:p>
      <text:p text:style-name="Standard">Secuntur prebende foranee</text:p>
      <text:p text:style-name="Standard">Prebenda Decanatus inter magistros G. Cotin et Jo. de Vayli litigiosa</text:p>
      <text:p text:style-name="Standard">Prebenda cantorie inter magistros Jo. Paillardi / et Jo. Bastardi litigiosa</text:p>
      <text:p text:style-name="Standard"><text:soft-page-break/>Prebenda m. P. Johannis inter magistros P. Mauger et P. Bouchier</text:p>
      <text:p text:style-name="Standard">Prebenda m. Jo. de Bellavalle que fuit m. Ja. de Cubry inter magistros G.</text:p>
      <text:p text:style-name="Standard">Hebert et P. de Brena litigiosa</text:p>
      <text:p text:style-name="Standard">Prebenda deffuncti m. Johannis Chuffart de qua nullus ad hunc est possessor</text:p>
      <text:p text:style-name="Standard">63.</text:p>
      <text:p text:style-name="Standard">prebende</text:p>
      <text:p text:style-name="Standard">foranee</text:p>
      <text:p text:style-name="Standard">=FRAN_0393_05274_L.jpg=</text:p>
      <text:p text:style-name="Standard">64.</text:p>
      <text:p text:style-name="Standard">Provisores</text:p>
      <text:p text:style-name="Standard">Fabrice</text:p>
      <text:p text:style-name="Standard">Provisores fabrice ecclesie sunt domini . Cancellarius . Victri de</text:p>
      <text:p text:style-name="Standard">provisores</text:p>
      <text:p text:style-name="Standard">Brollio remanent</text:p>
      <text:p text:style-name="Standard">domus Dei</text:p>
      <text:p text:style-name="Standard">Provisores et ad audiendum compota domus Dei Par. sunt</text:p>
      <text:p text:style-name="Standard">visitatores</text:p>
      <text:p text:style-name="Standard">Domini Archidiaconus de Josayo . Victri et de Brollio</text:p>
      <text:p text:style-name="Standard">collegiorum</text:p>
      <text:p text:style-name="Standard">visitatores collegiorum sunt domini Succentor $Cancellarius et$ Breton</text:p>
      <text:p text:style-name="Standard">et T. de Courcellis loco de Chuffart</text:p>
      <text:p text:style-name="Standard">Visitatores</text:p>
      <text:p text:style-name="Standard">ecclesiarum</text:p>
      <text:p text:style-name="Standard">visitatores ecclesiarum sunt domini archidiaconus de Josayo Succentor</text:p>
      <text:p text:style-name="Standard">Cibolle et Cotin remanent</text:p>
      <text:p text:style-name="Standard">visitatores</text:p>
      <text:p text:style-name="Standard">capellaniarum</text:p>
      <text:p text:style-name="Standard">visitatores capellaniarum sunt domini Ordeimonte et Melloti</text:p>
      <text:p text:style-name="Standard">Commissus ad recipiendum</text:p>
      <text:p text:style-name="Standard">Magister V. De Croces remanet commissus ad recipiendum prebendas</text:p>
      <text:p text:style-name="Standard">prebendas foraneas</text:p>
      <text:p text:style-name="Standard">foraneas et jura decanatus.</text:p>
      <text:p text:style-name="Standard">Custodes</text:p>
      <text:p text:style-name="Standard">cartarum</text:p>
      <text:p text:style-name="Standard">Custodes cartarum ecclesie sunt domini Ordeimonte et Monneti</text:p>
      <text:p text:style-name="Standard">Garnot pro domino</text:p>
      <text:p text:style-name="Standard"><text:soft-page-break/>vicedomino Ambianensis</text:p>
      <text:p text:style-name="Standard">Habeat magister T. Garnot procurator capituli in parlamento de</text:p>
      <text:p text:style-name="Standard">passando in curia parlamenti tractum factum inter capitulum et dominum</text:p>
      <text:p text:style-name="Standard">vicedominum Ambianensis.</text:p>
      <text:p text:style-name="Standard">Conclusum est quod de ii. scutis penes notarium existentibus provenientis et</text:p>
      <text:p text:style-name="Standard">receptis pro Ave Regina a domino de Bethune capiantur pro camerario</text:p>
      <text:p text:style-name="Standard">De ii C scutis receptis</text:p>
      <text:p text:style-name="Standard">lx. scuta que remanebunt penes dictum notarium pro solvendo capitula</text:p>
      <text:p text:style-name="Standard">a domino de Bethune</text:p>
      <text:p text:style-name="Standard">generalia et ordinaria ac processiones ordinates que restituentur de</text:p>
      <text:p text:style-name="Standard">primis peccuniis recipiendis ad domino vicedomino Ambianensis aut de vendicione</text:p>
      <text:p text:style-name="Standard">domus claustralis deffuncti magistri Johannis Chuffart</text:p>
      <text:p text:style-name="Standard">De quadam domo</text:p>
      <text:p text:style-name="Standard">Du Drac} deputantur ad tractandum materiam cujusdam domus de qua</text:p>
      <text:p text:style-name="Standard">Victri et</text:p>
      <text:p text:style-name="Standard">Bastardi</text:p>
      <text:p text:style-name="Standard">hic locutus est Bastardi</text:p>
      <text:p text:style-name="Standard">De casulario retinendo</text:p>
      <text:p text:style-name="Standard">Capiatur unus Casularius pro ecclesia pensionarius Et</text:p>
      <text:p text:style-name="Standard">ad hoc deputatur dominus Succentor.</text:p>
      <text:p text:style-name="Standard">Commissi pro redditibus</text:p>
      <text:p text:style-name="Standard">Succentor</text:p>
      <text:p text:style-name="Standard">deputantur ad inquirendum et reperiendum de redditibus</text:p>
      <text:p text:style-name="Standard">querendis.</text:p>
      <text:p text:style-name="Standard">Victri et</text:p>
      <text:p text:style-name="Standard">Du Drac</text:p>
      <text:p text:style-name="Standard">ementis pro fundacione deffuncti domini Dyonisii nuper episcopi Par.</text:p>
      <text:p text:style-name="Standard">et ad loquendum super hoc cum domino Jo. Audrant et aliis etc</text:p>
      <text:p text:style-name="Standard">=FRAN_0393_05275_L.jpg=</text:p>
      <text:p text:style-name="Standard">Lune xxviii junii capitulantibus dominis secunda dicti capituli generalis</text:p>
      <text:p text:style-name="Standard">Succentore</text:p>
      <text:p text:style-name="Standard">Mondidier</text:p>
      <text:p text:style-name="Standard">Boullardi</text:p>
      <text:p text:style-name="Standard">Chacy</text:p>
      <text:p text:style-name="Standard">Vayli</text:p>
      <text:p text:style-name="Standard">Breton</text:p>
      <text:p text:style-name="Standard"><text:soft-page-break/>Pion</text:p>
      <text:p text:style-name="Standard">De Brollio</text:p>
      <text:p text:style-name="Standard">Ordeimonte</text:p>
      <text:p text:style-name="Standard">Fraxinis</text:p>
      <text:p text:style-name="Standard">Paillard</text:p>
      <text:p text:style-name="Standard">Cotin</text:p>
      <text:p text:style-name="Standard">Bastardi</text:p>
      <text:p text:style-name="Standard">Ph. de Longollio</text:p>
      <text:p text:style-name="Standard">Gaillon</text:p>
      <text:p text:style-name="Standard">Melloti</text:p>
      <text:p text:style-name="Standard">Haultny</text:p>
      <text:p text:style-name="Standard">Sohier</text:p>
      <text:p text:style-name="Standard">Confranc infirmo</text:p>
      <text:p text:style-name="Standard">Du Drac</text:p>
      <text:p text:style-name="Standard">P Thomas</text:p>
      <text:p text:style-name="Standard">Ja. Despars</text:p>
      <text:p text:style-name="Standard">De Croces extra</text:p>
      <text:p text:style-name="Standard">Fresnoy</text:p>
      <text:p text:style-name="Standard">Renouart</text:p>
      <text:p text:style-name="Standard">Aguenin</text:p>
      <text:p text:style-name="Standard">Bussi</text:p>
      <text:p text:style-name="Standard">Jerson</text:p>
      <text:p text:style-name="Standard">Victri</text:p>
      <text:p text:style-name="Standard">Guerinet</text:p>
      <text:p text:style-name="Standard">Jo. Monneti</text:p>
      <text:p text:style-name="Standard">Archidiacono de Josayo</text:p>
      <text:p text:style-name="Standard">Penitenciario extra</text:p>
      <text:p text:style-name="Standard">Quia prout aliqui retulerunt quod casus accidit quod hesterna die de sero</text:p>
      <text:p text:style-name="Standard">Alvequinus jeaulearius domini episcopi Par. verberavit de pomello cujusdam</text:p>
      <text:p text:style-name="Standard">sui baculi nuncupati dague quendam hominem tunc existentem supra gradus janue</text:p>
      <text:p text:style-name="Standard">ecclesie Par. versus domum Dei seu domum notarii capituli supra capud ipsius hominis</text:p>
      <text:p text:style-name="Standard">ex quo ictu exivit effusionem sanguis . Positum est in deliberacione an</text:p>
      <text:p text:style-name="Standard">debeat ecclesia reconciliari vel non Super quo domini sunt oppinionis</text:p>
      <text:p text:style-name="Standard">quod reconcilietur ipsa ecclesia quod sic factum est per aliquem de ecclesia</text:p>
      <text:p text:style-name="Standard">cccc. li°.</text:p>
      <text:p text:style-name="Standard">Alvequin</text:p>
      <text:p text:style-name="Standard"><text:soft-page-break/>65.</text:p>
      <text:p text:style-name="Standard">Jovis prima julii iiia dicti capituli generalis.</text:p>
      <text:p text:style-name="Standard">Archidiacono de Josayo</text:p>
      <text:p text:style-name="Standard">Pion</text:p>
      <text:p text:style-name="Standard">Succentore</text:p>
      <text:p text:style-name="Standard">Mondidier</text:p>
      <text:p text:style-name="Standard">Vayli</text:p>
      <text:p text:style-name="Standard">Fraxinis</text:p>
      <text:p text:style-name="Standard">Penitenciario</text:p>
      <text:p text:style-name="Standard">De Brollio</text:p>
      <text:p text:style-name="Standard">Melloti</text:p>
      <text:p text:style-name="Standard">Ordeimonte</text:p>
      <text:p text:style-name="Standard">Victri</text:p>
      <text:p text:style-name="Standard">de Longollio</text:p>
      <text:p text:style-name="Standard">Chacy</text:p>
      <text:p text:style-name="Standard">Bastardi</text:p>
      <text:p text:style-name="Standard">Breton</text:p>
      <text:p text:style-name="Standard">Vayli</text:p>
      <text:p text:style-name="Standard">P. Thomas</text:p>
      <text:p text:style-name="Standard">Cotin</text:p>
      <text:p text:style-name="Standard">Despars</text:p>
      <text:p text:style-name="Standard">Confranc infirmus</text:p>
      <text:p text:style-name="Standard">Gaillon</text:p>
      <text:p text:style-name="Standard">Renouart</text:p>
      <text:p text:style-name="Standard">De Croces extra</text:p>
      <text:p text:style-name="Standard">Haultny</text:p>
      <text:p text:style-name="Standard">Bussi</text:p>
      <text:p text:style-name="Standard">excusatis</text:p>
      <text:p text:style-name="Standard">Du Drac</text:p>
      <text:p text:style-name="Standard">Jerson</text:p>
      <text:p text:style-name="Standard">Paillard</text:p>
      <text:p text:style-name="Standard">Fresnoy</text:p>
      <text:p text:style-name="Standard">Monneti</text:p>
      <text:p text:style-name="Standard">Guerinet</text:p>
      <text:p text:style-name="Standard">Boullardi</text:p>
      <text:p text:style-name="Standard">Camerarius clericus pro</text:p>
      <text:p text:style-name="Standard"><text:soft-page-break/>domino G. Harenger</text:p>
      <text:p text:style-name="Standard">Solvat dominus Camerarius clericus domino Gabrieli Harenger faciende officium</text:p>
      <text:p text:style-name="Standard">clerici cantoris suam pensionem racione hujusmodi officii cantoria litigiosa existente</text:p>
      <text:p text:style-name="Standard">=FRAN_0393_05276_L.jpg=</text:p>
      <text:p text:style-name="Standard">66.</text:p>
      <text:p text:style-name="Standard">Magister</text:p>
      <text:p text:style-name="Standard">Commissi pro</text:p>
      <text:p text:style-name="Standard">Johannes Bastardi} cum magistro Jo. Paillard commissi sunt ad prosequendum</text:p>
      <text:p text:style-name="Standard">immunitate claustro</text:p>
      <text:p text:style-name="Standard">Ste. Pion}</text:p>
      <text:p text:style-name="Standard">factum immunitatis Claustri Par.</text:p>
      <text:p text:style-name="Standard">Commissus pro juridicione</text:p>
      <text:p text:style-name="Standard">7</text:p>
      <text:p text:style-name="Standard">Magister Jo. Bastardi commissus est ad prosequndum causam contra religiosos</text:p>
      <text:p text:style-name="Standard">De Balneolis</text:p>
      <text:p text:style-name="Standard">de Sancto Victore pro juridicione de Balneolis</text:p>
      <text:p text:style-name="Standard">Hodie venerabilis vir magister Thomas de Courcellis penitenciarius et canonicus</text:p>
      <text:p text:style-name="Standard">ecclesie Parisiensis ut procurator et nomine procuratorio venerabilis viri magistri Johanne</text:p>
      <text:p text:style-name="Standard">Dauxi canonici Parisiensis domini nostri $Suo$ elemosinarii Salvo jure cujuslibet</text:p>
      <text:p text:style-name="Standard">fuit receptus ad canonicatum et prebendam dicte ecclesie Par. quos nuper</text:p>
      <text:p text:style-name="Standard">Recepcio canonici Par.</text:p>
      <text:p text:style-name="Standard">dum viveret obtinebat et possidebat deffunctus magister Johannes Chuffart</text:p>
      <text:p text:style-name="Standard">sibi collatos per reverendum in Christo patrem dominum G. Dei gracia Par. episcopum</text:p>
      <text:p text:style-name="Standard">quiquidem procurator nomine antedicto juravit in forma et fuit</text:p>
      <text:p text:style-name="Standard">installatus in choro et in capitulo adhibitis solennitatibus assuetis et solvit jura</text:p>
      <text:p text:style-name="Standard">Et hoc mediante licteris collacionis dicti domini episcopi quarum tenor talis est</text:p>
      <text:p text:style-name="Standard">Guillelmus miseracione divina Episcopus Pariensis dilecto nobis in Christo venerabili</text:p>
      <text:p text:style-name="Standard">et doctissimo viro magistro Johanni Dauxi presbytero sacre theologie professori</text:p>
      <text:p text:style-name="Standard">domini nostri regis elemosinario salutem in domino Canonicatum et prebendam</text:p>
      <text:p text:style-name="Standard">ecclesie nostre Par. quos in eadem nuper obtinebat deffuncti venerablis et circumspectus</text:p>
      <text:p text:style-name="Standard">vir magister Johannes Chuffart ad collacionem provisionem et omnimodam</text:p>
      <text:p text:style-name="Standard">disposicionem nostram pleno jure spectante liberos nunc et vacantes per obitum</text:p>
      <text:p text:style-name="Standard">ipsius deffuncti magistri Johannis Chuffart dictorum canonicatus et prebende.</text:p>
      <text:p text:style-name="Standard">tus</text:p>
      <text:p text:style-name="Standard">ultimi et immediate possessoris pacifici vobis meritorum vestrorum intuitu</text:p>
      <text:p text:style-name="Standard">contulimus et conferimus ac de illis providemus cum suis</text:p>
      <text:p text:style-name="Standard"><text:soft-page-break/>juribus et pertinenciis universis / de eisdem vos investimendo et in eisdem instituendo</text:p>
      <text:p text:style-name="Standard">per tradicionem nostrarum presencium licterarum et concessionem . Quocirca</text:p>
      <text:p text:style-name="Standard">dilectis fratribus nostris Decano et capitulo nostre Par. ecclesie predicte mandatum</text:p>
      <text:p text:style-name="Standard">quatinus vos seu procuratorem vestrum nomine vestro et pro vobis ad dictos canonicatuom et prebendam</text:p>
      <text:p text:style-name="Standard">juraque eorumdem universa recipiant et admcttant ac in corporalem realem</text:p>
      <text:p text:style-name="Standard">et actualem possessionem eorumdem inducant ut moris est / vosque in</text:p>
      <text:p text:style-name="Standard">suum et dicte ecclesie canonicatum recipiant atque fratrem stallum in choro et</text:p>
      <text:p text:style-name="Standard">locum in capitulo cum plenitudine juris canonici prefate ecclesie respondeant</text:p>
      <text:p text:style-name="Standard">et faciant ab aliis plenarie et integre responderi adhibitis solennitatibus</text:p>
      <text:p text:style-name="Standard">in talibus assuetis Datum Par. sub sigillo Camere nostre anno Domini m°</text:p>
      <text:p text:style-name="Standard">cccc° li° die xviii mensis maii Sic signatum de precepto domini</text:p>
      <text:p text:style-name="Standard">D. Le Herpeur</text:p>
      <text:p text:style-name="Standard">=FRAN_0393_05277_L.jpg=</text:p>
      <text:p text:style-name="Standard">cccc li°</text:p>
      <text:p text:style-name="Standard">Veneris iia julii iiia dicti capituli generalis</text:p>
      <text:p text:style-name="Standard">Archidiacono de Josayo</text:p>
      <text:p text:style-name="Standard">Fresnoy</text:p>
      <text:p text:style-name="Standard">Succentore</text:p>
      <text:p text:style-name="Standard">Mondidier</text:p>
      <text:p text:style-name="Standard">P. Thomas</text:p>
      <text:p text:style-name="Standard">Penitenciario</text:p>
      <text:p text:style-name="Standard">Bastardi</text:p>
      <text:p text:style-name="Standard">Despars</text:p>
      <text:p text:style-name="Standard">Ordeimonte</text:p>
      <text:p text:style-name="Standard">Jerson</text:p>
      <text:p text:style-name="Standard">Renouart</text:p>
      <text:p text:style-name="Standard">Chacy</text:p>
      <text:p text:style-name="Standard">Melloti</text:p>
      <text:p text:style-name="Standard">Fraxinis</text:p>
      <text:p text:style-name="Standard">Breton</text:p>
      <text:p text:style-name="Standard">Monneti</text:p>
      <text:p text:style-name="Standard">Pion</text:p>
      <text:p text:style-name="Standard">Cotin</text:p>
      <text:p text:style-name="Standard">Boullardi</text:p>
      <text:p text:style-name="Standard">Gaillon</text:p>
      <text:p text:style-name="Standard"><text:soft-page-break/>de Longollio</text:p>
      <text:p text:style-name="Standard">Confranc infirmo</text:p>
      <text:p text:style-name="Standard">Haultny</text:p>
      <text:p text:style-name="Standard">Vayli</text:p>
      <text:p text:style-name="Standard">De Croces extra</text:p>
      <text:p text:style-name="Standard">Du Drac</text:p>
      <text:p text:style-name="Standard">Guerinet</text:p>
      <text:p text:style-name="Standard">Victri</text:p>
      <text:p text:style-name="Standard">Bussi</text:p>
      <text:p text:style-name="Standard">Aguenin</text:p>
      <text:p text:style-name="Standard">Paillard } excusatis</text:p>
      <text:p text:style-name="Standard">De Brollio</text:p>
      <text:p text:style-name="Standard">Cormont</text:p>
      <text:p text:style-name="Standard">H. Pate</text:p>
      <text:p text:style-name="Standard">Clerici matutinarum suis officiis in Capitulo more solito</text:p>
      <text:p text:style-name="Standard">linage</text:p>
      <text:p text:style-name="Standard">renunciaverunt</text:p>
      <text:p text:style-name="Standard">De Monstreaduno</text:p>
      <text:p text:style-name="Standard">Piefort</text:p>
      <text:p text:style-name="Standard">Buyer</text:p>
      <text:p text:style-name="Standard">Palle</text:p>
      <text:p text:style-name="Standard">De gubernatoribus Sancti Spiritus in Gravia actoribus in causa monasterii contra m. R. Haultny Reum</text:p>
      <text:p text:style-name="Standard">ad xv. ad audiendum jus etc et infra octo dies actores tradent suas</text:p>
      <text:p text:style-name="Standard">raciones contra raciones dicti Haultny traditas cum Belledent magistro Salion</text:p>
      <text:p text:style-name="Standard">et reo pro se</text:p>
      <text:p text:style-name="Standard">De domino D'Arly</text:p>
      <text:p text:style-name="Standard">Ad requestam domini d'Arly militis data est sibi gallice surceance usque</text:p>
      <text:p text:style-name="Standard">*</text:p>
      <text:p text:style-name="Standard">ad instans festum Purificacionis ad causam certe terre sue.</text:p>
      <text:p text:style-name="Standard">de decimis de</text:p>
      <text:p text:style-name="Standard">Audita relacione m. Jo. Bastardi pro facto decimarum de Balneolis</text:p>
      <text:p text:style-name="Standard">Balneolis</text:p>
      <text:p text:style-name="Standard">dictum est sibi quod faciat et procedat secundum oppinionem consilii</text:p>
      <text:p text:style-name="Standard">Audita relacione m. Jo. Paillard alias commissi cum aliis dominis alias</text:p>
      <text:p text:style-name="Standard">datis ad audiendum compotum m. R. Haultny qui retulit vidisse</text:p>
      <text:p text:style-name="Standard">Haultny</text:p>
      <text:p text:style-name="Standard"><text:soft-page-break/>et visitasse reparaciones factas per dictum m. R. apud Bonollium que</text:p>
      <text:p text:style-name="Standard">possunt ascendere ut dixit solum ad xxxii £. Commissus est idem</text:p>
      <text:p text:style-name="Standard">Paillard iterum ad ipsum m. R. audiendum super hoc et refferendum.</text:p>
      <text:p text:style-name="Standard">Causa</text:p>
      <text:p text:style-name="Standard">67.</text:p>
      <text:p text:style-name="Standard">=FRAN_0393_05278_L.jpg=</text:p>
      <text:p text:style-name="Standard">68.</text:p>
      <text:p text:style-name="Standard">Sabbati iiia julii quinta et ultima dicti capituli generalis fuerunt</text:p>
      <text:p text:style-name="Standard">ad capitulum et lucrati sunt domini.</text:p>
      <text:p text:style-name="Standard">Archidiaconus de Josayo</text:p>
      <text:p text:style-name="Standard">Succentor</text:p>
      <text:p text:style-name="Standard">De Croces</text:p>
      <text:p text:style-name="Standard">Despars</text:p>
      <text:p text:style-name="Standard">Penitenciarius</text:p>
      <text:p text:style-name="Standard">Fresnoy</text:p>
      <text:p text:style-name="Standard">Pion</text:p>
      <text:p text:style-name="Standard">Mondidier</text:p>
      <text:p text:style-name="Standard">Ordeimonte</text:p>
      <text:p text:style-name="Standard">Fraxinis</text:p>
      <text:p text:style-name="Standard">Aguenin</text:p>
      <text:p text:style-name="Standard">Boullardi</text:p>
      <text:p text:style-name="Standard">Chacy</text:p>
      <text:p text:style-name="Standard">De Brollio</text:p>
      <text:p text:style-name="Standard">Bastardi</text:p>
      <text:p text:style-name="Standard">Breton</text:p>
      <text:p text:style-name="Standard">Jerson</text:p>
      <text:p text:style-name="Standard">Renouardi</text:p>
      <text:p text:style-name="Standard">Cotin</text:p>
      <text:p text:style-name="Standard">Melloti</text:p>
      <text:p text:style-name="Standard">Confranc infirmus</text:p>
      <text:p text:style-name="Standard">Gaillon</text:p>
      <text:p text:style-name="Standard">Monneti</text:p>
      <text:p text:style-name="Standard">Victri</text:p>
      <text:p text:style-name="Standard">Haultny</text:p>
      <text:p text:style-name="Standard">Vayli</text:p>
      <text:p text:style-name="Standard">Paillard</text:p>
      <text:p text:style-name="Standard"><text:soft-page-break/>Du Drac</text:p>
      <text:p text:style-name="Standard">de Longollio</text:p>
      <text:p text:style-name="Standard">Guerinet } excusati</text:p>
      <text:p text:style-name="Standard">Bussi</text:p>
      <text:p text:style-name="Standard">P Thomas</text:p>
      <text:p text:style-name="Standard">de iiC scutis nuper receptis a domino vicedomino Ambianensis restituantur lx.</text:p>
      <text:p text:style-name="Standard">De ii.C scutis</text:p>
      <text:p text:style-name="Standard">scuta nuper capta et tradita pro capitulis ordinatis et processionibus</text:p>
      <text:p text:style-name="Standard">s</text:p>
      <text:p text:style-name="Standard">et tradatur cuilibet canonico unum scutum et residum exponatis in reparacionibus</text:p>
      <text:p text:style-name="Standard">domorum anniversariorum.</text:p>
      <text:p text:style-name="Standard">Grossi fructus prebende deffuncti m. Jo. Chuffart declarati</text:p>
      <text:p text:style-name="Standard">de grossis fructibus</text:p>
      <text:p text:style-name="Standard">sunt foranei / et habeat m. V. De Croces mandatum capituli de ipsis</text:p>
      <text:p text:style-name="Standard">m. Jo. Chuffart</text:p>
      <text:p text:style-name="Standard">recolligendum et recipiendum</text:p>
      <text:p text:style-name="Standard">Placet dominis quod dominus meus magister Jo. de Courcellis Archidiaconus de</text:p>
      <text:p text:style-name="Standard">De domo de</text:p>
      <text:p text:style-name="Standard">Balneolis.</text:p>
      <text:p text:style-name="Standard">Josayo habeat a capitulo domum de Balneolis prout habebat</text:p>
      <text:p text:style-name="Standard">nuper magister Jo. Boucardi.</text:p>
      <text:p text:style-name="Standard">officium sergenterie apud</text:p>
      <text:p text:style-name="Standard">Placet dominis quod quidem Lambertus Mercadé habeat officium sergenterie</text:p>
      <text:p text:style-name="Standard">Villarchel</text:p>
      <text:p text:style-name="Standard">apud Villarchel cum potestate requirendum homines etc.</text:p>
      <text:p text:style-name="Standard">Hodie quidem serviens regis significavit dominis quod ipse arrestavant ad requestam</text:p>
      <text:p text:style-name="Standard">Significacio</text:p>
      <text:p text:style-name="Standard">religiosorum Sancti Maglorii molendina capituli de supra magnum pontem</text:p>
      <text:p text:style-name="Standard">pro religiosis Sancti Maglorii</text:p>
      <text:p text:style-name="Standard">Super quo ordinatum est quod capiantur a notariis capituli vi l. nisi solverit eas</text:p>
      <text:p text:style-name="Standard">Camerarius clericus.</text:p>
      <text:p text:style-name="Standard">Dominica die iiiia julii in festo Sancti Martini estivalis fuit processio</text:p>
      <text:p text:style-name="Standard">odinaria ecclesie apud Sanctum Martinum de Campis et facto servicio</text:p>
      <text:p text:style-name="Standard">ibidem ipsa processio ivit ad capitulum modo consueto Et ibidem dominus Succentor</text:p>
      <text:p text:style-name="Standard">de processione nomine capituli $iut$ inquisivit $mor$ more solito a fratre Guillelmo de</text:p>
      <text:p text:style-name="Standard">Sancti Martini</text:p>
      <text:p text:style-name="Standard"><text:soft-page-break/>Ulmo tercio priore dicti loci an essent ibidem aliqui prisionarii qui deberet</text:p>
      <text:p text:style-name="Standard">tradi capitulo qui asseruit quod non presentibus dominis P. Luilllier Halle</text:p>
      <text:p text:style-name="Standard">Jo. Huon N. Marinet Jo. Pinchon et pluribus aliis testibus etc.</text:p>
      <text:p text:style-name="Standard">=FRAN_0393_05279_L.jpg=</text:p>
      <text:p text:style-name="Standard">cccc li.</text:p>
      <text:p text:style-name="Standard">Lune quinta julii capitulantibus dominis.</text:p>
      <text:p text:style-name="Standard">Archidiacono de Josayo.</text:p>
      <text:p text:style-name="Standard">P Thomas</text:p>
      <text:p text:style-name="Standard">De Brollio</text:p>
      <text:p text:style-name="Standard">. Succentore</text:p>
      <text:p text:style-name="Standard">Fraxinis</text:p>
      <text:p text:style-name="Standard">Victri</text:p>
      <text:p text:style-name="Standard">Penitenciario</text:p>
      <text:p text:style-name="Standard">Pion</text:p>
      <text:p text:style-name="Standard">Mondidier</text:p>
      <text:p text:style-name="Standard">Chacy</text:p>
      <text:p text:style-name="Standard">Boullardi</text:p>
      <text:p text:style-name="Standard">Paillard</text:p>
      <text:p text:style-name="Standard">Breton</text:p>
      <text:p text:style-name="Standard">Renouart</text:p>
      <text:p text:style-name="Standard">Bastardi</text:p>
      <text:p text:style-name="Standard">excusatis</text:p>
      <text:p text:style-name="Standard">Ordeimonte</text:p>
      <text:p text:style-name="Standard">Despars</text:p>
      <text:p text:style-name="Standard">Guerinet</text:p>
      <text:p text:style-name="Standard">Gaillon</text:p>
      <text:p text:style-name="Standard">de Longollio</text:p>
      <text:p text:style-name="Standard">Bussi</text:p>
      <text:p text:style-name="Standard">Fresnoy</text:p>
      <text:p text:style-name="Standard">Vayli</text:p>
      <text:p text:style-name="Standard">Aguenin</text:p>
      <text:p text:style-name="Standard">Confranc infirmo</text:p>
      <text:p text:style-name="Standard">Jerson</text:p>
      <text:p text:style-name="Standard">Haultny extra</text:p>
      <text:p text:style-name="Standard">Monneti</text:p>
      <text:p text:style-name="Standard">De Croces</text:p>
      <text:p text:style-name="Standard"><text:soft-page-break/>Cotin</text:p>
      <text:p text:style-name="Standard">Colin Brion a adjourné messeigneurs a demain contra Symon Cauffri a</text:p>
      <text:p text:style-name="Standard">adjournement</text:p>
      <text:p text:style-name="Standard">respondre sur despens pour cause de la demolicion de l'ostel de la</text:p>
      <text:p text:style-name="Standard">Levriere</text:p>
      <text:p text:style-name="Standard">Resignacio sergenterie</text:p>
      <text:p text:style-name="Standard">Hodie Martinus Hemon resignavit simpliciter in manibus capituli suum</text:p>
      <text:p text:style-name="Standard">Martini Hemon</text:p>
      <text:p text:style-name="Standard">officium sergenterie ad utilitatem Guillelmi Jeu Super quo nichil actum</text:p>
      <text:p text:style-name="Standard">Ad requestam m. P. Halle date sunt sibi inducie redendi sua</text:p>
      <text:p text:style-name="Standard">De magistro P. Halle</text:p>
      <text:p text:style-name="Standard">pro suis compotis</text:p>
      <text:p text:style-name="Standard">compota hunc ad festum Assumpcionis Marie proxime sub pena xx.</text:p>
      <text:p text:style-name="Standard">scutorum auri</text:p>
      <text:p text:style-name="Standard">Jo. Alvequin</text:p>
      <text:p text:style-name="Standard">Succentor}</text:p>
      <text:p text:style-name="Standard">deputantur ad prosequendum Johannem Alvequin</text:p>
      <text:p text:style-name="Standard">Bastard}</text:p>
      <text:p text:style-name="Standard">super offensa alias per ipsum in ecclesia commissa</text:p>
      <text:p text:style-name="Standard">69.</text:p>
      <text:p text:style-name="Standard">=FRAN_0393_05280_L.jpg=</text:p>
      <text:p text:style-name="Standard">70.</text:p>
      <text:p text:style-name="Standard">Mercurii viia julii capitulantibus dominis</text:p>
      <text:p text:style-name="Standard">Succentore</text:p>
      <text:p text:style-name="Standard">Aguenin</text:p>
      <text:p text:style-name="Standard">Penitenciario</text:p>
      <text:p text:style-name="Standard">Jerson</text:p>
      <text:p text:style-name="Standard">Ordeimonte</text:p>
      <text:p text:style-name="Standard">Monneti</text:p>
      <text:p text:style-name="Standard">Chacy</text:p>
      <text:p text:style-name="Standard">de Longollio</text:p>
      <text:p text:style-name="Standard">Breton</text:p>
      <text:p text:style-name="Standard">Cotin</text:p>
      <text:p text:style-name="Standard">Vayli</text:p>
      <text:p text:style-name="Standard">Gaillon</text:p>
      <text:p text:style-name="Standard">Pion</text:p>
      <text:p text:style-name="Standard"><text:soft-page-break/>Bussi</text:p>
      <text:p text:style-name="Standard">Boullardi</text:p>
      <text:p text:style-name="Standard">Victri</text:p>
      <text:p text:style-name="Standard">Bastardi</text:p>
      <text:p text:style-name="Standard">Fresnoy</text:p>
      <text:p text:style-name="Standard">Renouart</text:p>
      <text:p text:style-name="Standard">Paillard</text:p>
      <text:p text:style-name="Standard">P. Thomas</text:p>
      <text:p text:style-name="Standard">Mondidier</text:p>
      <text:p text:style-name="Standard">Despars</text:p>
      <text:p text:style-name="Standard">Collacio sergenterie</text:p>
      <text:p text:style-name="Standard">Officium sergenterie ecclesie vacans per resignacionem Theobaldi Patereau collatum est</text:p>
      <text:p text:style-name="Standard">Johanni Le Mercier boulengario</text:p>
      <text:p text:style-name="Standard">Collacio scolarum Placet dominis quod magister P. de Monasterio teneat et habeat scolas puerorum</text:p>
      <text:p text:style-name="Standard">parrochiale Sancti Nicolay de Campis spectantes ad collacionem domini cantoris Par.</text:p>
      <text:p text:style-name="Standard">Capellania ad altare omnium sanctorum in ecclesia Sancti Mederici vacans ad</text:p>
      <text:p text:style-name="Standard">presens per resignacionem domini Johannis Jacobi possessoris ultimi ejusdem ex causa permutacionis</text:p>
      <text:p text:style-name="Standard">et non alias cum domino Johanne Laurenci presbytero ad capellaniam Sancte Katherine</text:p>
      <text:p text:style-name="Standard">Collacio capellanie</text:p>
      <text:p text:style-name="Standard">me</text:p>
      <text:p text:style-name="Standard">in ecclesia Sancti Nicolay de Lupara . Salvo jure cujuslibet collata</text:p>
      <text:p text:style-name="Standard">Sancti Mederici</text:p>
      <text:p text:style-name="Standard">est dicto domino Johanne Laurencii qui juravit in forma et fuit installatus</text:p>
      <text:p text:style-name="Standard">prestito prius juramento hincinde quod in hujusmodi resignacione non intervenient fraus</text:p>
      <text:p text:style-name="Standard">Veneris ixa julii capitulantibus dominis</text:p>
      <text:p text:style-name="Standard">Archidiacono de Josayo</text:p>
      <text:p text:style-name="Standard">De Croces</text:p>
      <text:p text:style-name="Standard">Renouart</text:p>
      <text:p text:style-name="Standard">$Cance$</text:p>
      <text:p text:style-name="Standard">Bastardi</text:p>
      <text:p text:style-name="Standard">Succentore</text:p>
      <text:p text:style-name="Standard">Victri</text:p>
      <text:p text:style-name="Standard">Penitenciario</text:p>
      <text:p text:style-name="Standard">Mondidier</text:p>
      <text:p text:style-name="Standard">de Longollio</text:p>
      <text:p text:style-name="Standard">Ordeimonte</text:p>
      <text:p text:style-name="Standard"><text:soft-page-break/>Jerson</text:p>
      <text:p text:style-name="Standard">Fraxinis</text:p>
      <text:p text:style-name="Standard">Chacy</text:p>
      <text:p text:style-name="Standard">De Brollio</text:p>
      <text:p text:style-name="Standard">Guerinet</text:p>
      <text:p text:style-name="Standard">Breton</text:p>
      <text:p text:style-name="Standard">Vayli</text:p>
      <text:p text:style-name="Standard">Confranc infirmo</text:p>
      <text:p text:style-name="Standard">Melloti</text:p>
      <text:p text:style-name="Standard">Gaillon</text:p>
      <text:p text:style-name="Standard">Cotin</text:p>
      <text:p text:style-name="Standard">Haultny</text:p>
      <text:p text:style-name="Standard">Pion</text:p>
      <text:p text:style-name="Standard">Du Drac</text:p>
      <text:p text:style-name="Standard">P Thomas</text:p>
      <text:p text:style-name="Standard">Bussi</text:p>
      <text:p text:style-name="Standard">Paillard</text:p>
      <text:p text:style-name="Standard">Boullardi</text:p>
      <text:p text:style-name="Standard">Fresnoy</text:p>
      <text:p text:style-name="Standard">Monneti</text:p>
      <text:p text:style-name="Standard">Adjournement</text:p>
      <text:p text:style-name="Standard">Colin Garrot a adjourné messeigneurs a demain a cause Saint Anian contre</text:p>
      <text:p text:style-name="Standard">Hambert a veoir tauxer despens.</text:p>
      <text:p text:style-name="Standard">Fraxinis</text:p>
      <text:p text:style-name="Standard">Archidiacono de Josayo</text:p>
      <text:p text:style-name="Standard">Guerinet</text:p>
      <text:p text:style-name="Standard">Confranc infirmo</text:p>
      <text:p text:style-name="Standard">Haultny</text:p>
      <text:p text:style-name="Standard">De Croces</text:p>
      <text:p text:style-name="Standard">=FRAN_0393_05281_L.jpg=</text:p>
      <text:p text:style-name="Standard">cccc li°</text:p>
      <text:p text:style-name="Standard">Capellania ad altare Sancti Michaelis fundata in ecclesia Sancti Mederici Par.</text:p>
      <text:p text:style-name="Standard">vacans ad presens per resignacionem m. Jo. Lengrenays ultimi possessoris</text:p>
      <text:p text:style-name="Standard">ejusdem in manibus Capituli factam et admissam ex causa permutacionis faciende</text:p>
      <text:p text:style-name="Standard">et non alias cum domino Johanne Laurenci presbytero ad capellaniam omnium sanctorum in ecclesia</text:p>
      <text:p text:style-name="Standard">o</text:p>
      <text:p text:style-name="Standard"><text:soft-page-break/>Sancti Merici Par. Salvo jure cujuslibet collata est dicto domino Johanni</text:p>
      <text:p text:style-name="Standard">Laurencii presenti qui juravit in forma et fuit installatus prestito prius juramento</text:p>
      <text:p text:style-name="Standard">quod non intervenient fraus etc.</text:p>
      <text:p text:style-name="Standard">Capellania ad altare omnium sanctorum in ecclesia Sancti Mederici Par. vacans</text:p>
      <text:p text:style-name="Standard">ad presens per resignacionem domini Jo. Laurenci presbyteri ultimi possessoris ejusdem</text:p>
      <text:p text:style-name="Standard">in manibus Capituli factam et admissam ex causa permutacionis et non alias faciende</text:p>
      <text:p text:style-name="Standard">Collacio capellanie</text:p>
      <text:p text:style-name="Standard">Sancti Mederici</text:p>
      <text:p text:style-name="Standard">cum magistro Jo. Lengrenays ad capellaniam Sancti Michaelis in ecclesia Par. Salvo</text:p>
      <text:p text:style-name="Standard">jure cujuslibet collata est dicto magistro Jo. Lengrenays presenti qui</text:p>
      <text:p text:style-name="Standard">juravit informa et fuit installatu prestito prius hincinde juramento quod in hujusmodi</text:p>
      <text:p text:style-name="Standard">resignacione non intervenient fraus etc.</text:p>
      <text:p text:style-name="Standard">iii</text:p>
      <text:p text:style-name="Standard">Recepcio capellani</text:p>
      <text:p text:style-name="Standard">Hodie Thomas Pelerin clericus mediante licteris collacionis m. Rogeri</text:p>
      <text:p text:style-name="Standard">de Gaillon canonici Par. exisentis in turno suo magno ad beneficia</text:p>
      <text:p text:style-name="Standard">conferenda in ecclesia Par. Salvo jure cujuslibet fuit receptus ad</text:p>
      <text:p text:style-name="Standard">i</text:p>
      <text:p text:style-name="Standard">capellaniam Sancte fidis in ecclesia Par. quam nuper dum viveret possidebat</text:p>
      <text:p text:style-name="Standard">deffunctus m. Jo. Josson presbyter tunc vacantem per ipsius Josson obitum</text:p>
      <text:p text:style-name="Standard">et eidem Thome per dictum m. Rogerum collatam qui juravit in forma</text:p>
      <text:p text:style-name="Standard">et fuit installatus etc.</text:p>
      <text:p text:style-name="Standard">Hodie dominus Archidiaconus de Josayo alterius executorum deffuncti m. Jo. Chuffart</text:p>
      <text:p text:style-name="Standard">dum viveret cancellarii et canonici ecclesie Par. exhibuit et tradidit in capitulo</text:p>
      <text:p text:style-name="Standard">De domo m. Jo.</text:p>
      <text:p text:style-name="Standard">rapportum in scriptis reparacionum domus claustralis dicti deffuncti</text:p>
      <text:p text:style-name="Standard">Chuffart</text:p>
      <text:p text:style-name="Standard">et retulit quod magister Jo. James magister operarum ecclesie dixit quod ipsa domus</text:p>
      <text:p text:style-name="Standard">bene potest valere C. scuta auri ad onus reparacionum . propter quod</text:p>
      <text:p text:style-name="Standard">poita est in licitacione ad xv. ad vixx scuta auri cum incarizacione</text:p>
      <text:p text:style-name="Standard">De Croces } loquantur cum magistro Burello Bouchier</text:p>
      <text:p text:style-name="Standard">Victri</text:p>
      <text:p text:style-name="Standard">magister Jo. de Brollio commictitus ad loquendum cum magistro Alano Violle</text:p>
      <text:p text:style-name="Standard">ollo capellanie</text:p>
      <text:p text:style-name="Standard">ecclesie Par.</text:p>
      <text:p text:style-name="Standard">71.</text:p>
      <text:p text:style-name="Standard"><text:soft-page-break/>Burellus</text:p>
      <text:p text:style-name="Standard">Bouchier.</text:p>
      <text:p text:style-name="Standard">=FRAN_0393_05282_L.jpg=</text:p>
      <text:p text:style-name="Standard">Officium sergenterie ad barram claustri quod nuper tenebat Martinus</text:p>
      <text:p text:style-name="Standard">Collacio officii</text:p>
      <text:p text:style-name="Standard">Hemon nunc vacans per ejus simplicem resignacionem collatum est</text:p>
      <text:p text:style-name="Standard">sergenterie ecclesie</text:p>
      <text:p text:style-name="Standard">Guillelmo Jeu qui juravit in forma</text:p>
      <text:p text:style-name="Standard">Vaylli</text:p>
      <text:p text:style-name="Standard">ᗞeputantur ad loquendum cum domino episcopo Par. et ejus officiariis</text:p>
      <text:p text:style-name="Standard">Commissi pro domino Bastardi</text:p>
      <text:p text:style-name="Standard">pro facto Domini Sy. Lenglés capellani in ecclesia Par. / et Johannis</text:p>
      <text:p text:style-name="Standard">Sy. Anglici</text:p>
      <text:p text:style-name="Standard">Bouchacier matricularii layci impediti in curia Par.</text:p>
      <text:p text:style-name="Standard">Guerinet</text:p>
      <text:p text:style-name="Standard">Barre</text:p>
      <text:p text:style-name="Standard">De Brollio</text:p>
      <text:p text:style-name="Standard">Dati sunt commissarii aut duo ipsorum magistro Jacobo Barre</text:p>
      <text:p text:style-name="Standard">Mondidier } canonico Par. super questionibus suis</text:p>
      <text:p text:style-name="Standard">Ad requestam religiosorum de Bardinis petencium graciam seu moderacionem</text:p>
      <text:p text:style-name="Standard">ad causam redditus per ipsos debiti ecclesie pro eorum jardinis placet dominis</text:p>
      <text:p text:style-name="Standard">facere eisdem graciam seu moderacionem de dicto redditu pro ista vice seu</text:p>
      <text:p text:style-name="Standard">De religiosis des</text:p>
      <text:p text:style-name="Standard">Bernardinis</text:p>
      <text:p text:style-name="Standard">isto anno dumtaxat videlicet de par. pro tor. Sic quod abbas de Vallecerney</text:p>
      <text:p text:style-name="Standard">similiter faciat capitulo de rodditu per ipsum ipsi ecclesie petito.</text:p>
      <text:p text:style-name="Standard">Hodie domini transportaverunt Johanni Guinault custurario</text:p>
      <text:p text:style-name="Standard">Tale jus quod eis competere potest a tempore preterito usque</text:p>
      <text:p text:style-name="Standard">ad xvii. julii ccccl ad causam arreragiorum lxxi s. x d. p.</text:p>
      <text:p text:style-name="Standard">quos officium anniversariorum ecclesie Par. habet jus percipiendi super quadam domum</text:p>
      <text:p text:style-name="Standard">sive hospicio existente in vico Sancti Dionisii Par. ad intersignum sancte</text:p>
      <text:p text:style-name="Standard">Katherine / mediante summa l. scutorum auri solvendis videlicet m</text:p>
      <text:p text:style-name="Standard">magistro L. Raguier canonico Par. et officio anniversariorum xxv scutorum / et magistro G. De Croces eciam</text:p>
      <text:p text:style-name="Standard">De Johanne</text:p>
      <text:p text:style-name="Standard">canonico nuper officiario dictorum anniversariorum xxv. scutorum et consti</text:p>
      <text:p text:style-name="Standard"><text:soft-page-break/>Guinault</text:p>
      <text:p text:style-name="Standard">dicti domini eorum procuratorem in hac parte dictum Johannem Guinault ad</text:p>
      <text:p text:style-name="Standard">prosequandum dicta arreragia proviso quod ipse tenebitur tradere ad judicacione</text:p>
      <text:p text:style-name="Standard">seu decretum capitulo .</text:p>
      <text:p text:style-name="Standard">72 .</text:p>
      <text:p text:style-name="Standard">=FRAN_0393_05283_L.jpg=</text:p>
      <text:p text:style-name="Standard">cccc li.</text:p>
      <text:p text:style-name="Standard">Lune xiia. julii capitulantibus dominis.</text:p>
      <text:p text:style-name="Standard">Succentore</text:p>
      <text:p text:style-name="Standard">Penitenciario</text:p>
      <text:p text:style-name="Standard">Jerson</text:p>
      <text:p text:style-name="Standard">Ordeimonte</text:p>
      <text:p text:style-name="Standard">De Brollio</text:p>
      <text:p text:style-name="Standard">Chacy</text:p>
      <text:p text:style-name="Standard">Vayli</text:p>
      <text:p text:style-name="Standard">Breton</text:p>
      <text:p text:style-name="Standard">Melloti</text:p>
      <text:p text:style-name="Standard">Cotin</text:p>
      <text:p text:style-name="Standard">Guerinet</text:p>
      <text:p text:style-name="Standard">Gaillon</text:p>
      <text:p text:style-name="Standard">Monneti</text:p>
      <text:p text:style-name="Standard">Haultny</text:p>
      <text:p text:style-name="Standard">Pion</text:p>
      <text:p text:style-name="Standard">Du Drac</text:p>
      <text:p text:style-name="Standard">P Thomas</text:p>
      <text:p text:style-name="Standard">Fresnoy</text:p>
      <text:p text:style-name="Standard">Bastardi</text:p>
      <text:p text:style-name="Standard">Paillard</text:p>
      <text:p text:style-name="Standard">Fraxinis</text:p>
      <text:p text:style-name="Standard">Mondidier</text:p>
      <text:p text:style-name="Standard">Boullard</text:p>
      <text:p text:style-name="Standard">Fiat et tradatur quictanciam de xx l. receptori Par. super hoc que potest</text:p>
      <text:p text:style-name="Standard">De quictantiis tradendis</text:p>
      <text:p text:style-name="Standard">Receptori Parisiensi</text:p>
      <text:p text:style-name="Standard">debere ecclesie que tradita est magistro V. De Croces</text:p>
      <text:p text:style-name="Standard">Mercurii xiiiia julii capitulantibus dominis.</text:p>
      <text:p text:style-name="Standard"><text:soft-page-break/>Archidiacono de Josayo</text:p>
      <text:p text:style-name="Standard">Succentore</text:p>
      <text:p text:style-name="Standard">Fresnoy</text:p>
      <text:p text:style-name="Standard">Mondidier</text:p>
      <text:p text:style-name="Standard">Bastardi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Guerinet</text:p>
      <text:p text:style-name="Standard">Renouart</text:p>
      <text:p text:style-name="Standard">Breton</text:p>
      <text:p text:style-name="Standard">Vayli</text:p>
      <text:p text:style-name="Standard">Confranc infirmo</text:p>
      <text:p text:style-name="Standard">Cotin</text:p>
      <text:p text:style-name="Standard">De Brollio excusato</text:p>
      <text:p text:style-name="Standard">Gaillon</text:p>
      <text:p text:style-name="Standard">Jerson</text:p>
      <text:p text:style-name="Standard">Haultny</text:p>
      <text:p text:style-name="Standard">Moneti</text:p>
      <text:p text:style-name="Standard">Melloti</text:p>
      <text:p text:style-name="Standard">Bussi</text:p>
      <text:p text:style-name="Standard">Victri</text:p>
      <text:p text:style-name="Standard">Pion</text:p>
      <text:p text:style-name="Standard">De Croces</text:p>
      <text:p text:style-name="Standard">P Thomas</text:p>
      <text:p text:style-name="Standard">Boullard</text:p>
      <text:p text:style-name="Standard">Commissi pro canonicis</text:p>
      <text:p text:style-name="Standard">Succentore</text:p>
      <text:p text:style-name="Standard">Sancti Ste. de Gressibus</text:p>
      <text:p text:style-name="Standard">Fraxinis</text:p>
      <text:p text:style-name="Standard">deputantur ad videndum compota et jura capicerii et</text:p>
      <text:p text:style-name="Standard">canonicorum Sancti Stephani de Gressibus et capituli Par. super questionum</text:p>
      <text:p text:style-name="Standard">or</text:p>
      <text:p text:style-name="Standard">Moneti</text:p>
      <text:p text:style-name="Standard">motis inter capitulum et ipsos capicerium et canonicatum pro certo redditu</text:p>
      <text:p text:style-name="Standard"><text:soft-page-break/>seu jure cujusdam domus tractandum et refferendum</text:p>
      <text:p text:style-name="Standard">Johanne</text:p>
      <text:p text:style-name="Standard">Audrant</text:p>
      <text:p text:style-name="Standard">habeat m. Jo. Audrant licteram capituli quod possit redimere infra tres</text:p>
      <text:p text:style-name="Standard">annos proxime redditum x. scutorum auri per ipsum nuper capitulo venditis</text:p>
      <text:p text:style-name="Standard">Renouart</text:p>
      <text:p text:style-name="Standard">Archidiacono de Josayo</text:p>
      <text:p text:style-name="Standard">Bussi</text:p>
      <text:p text:style-name="Standard">excusatis</text:p>
      <text:p text:style-name="Standard">Victri</text:p>
      <text:p text:style-name="Standard">Confranc infirmo</text:p>
      <text:p text:style-name="Standard">De Croces extra</text:p>
      <text:p text:style-name="Standard">73.</text:p>
      <text:p text:style-name="Standard">=FRAN_0393_05284_L.jpg=</text:p>
      <text:p text:style-name="Standard">74.</text:p>
      <text:p text:style-name="Standard">Super requesta m. Jo. de Bussi canonici Par. petentis solvi de vii £.</text:p>
      <text:p text:style-name="Standard">sibi debitis per finem suorum comptorum redditorum differatur usque ad</text:p>
      <text:p text:style-name="Standard">De magistro de Bussi</text:p>
      <text:p text:style-name="Standard">veneris et interim magistr V. De Croces afferet contenta $furum$ quictanciarum</text:p>
      <text:p text:style-name="Standard">m. Jo. Sellarii ejus nepotis.</text:p>
      <text:p text:style-name="Standard">Succentor</text:p>
      <text:p text:style-name="Standard">deputantur ad se informandum de sufficiente cujusdam</text:p>
      <text:p text:style-name="Standard">Haultny</text:p>
      <text:p text:style-name="Standard">qui petit recipi in clericum matutinarum ac eciam</text:p>
      <text:p text:style-name="Standard">Melloti</text:p>
      <text:p text:style-name="Standard">de regimine de Notin et de Piefort et refferendum</text:p>
      <text:p text:style-name="Standard">Ad supplicacionem et requestam m. P. de Vaucello capicerii et dominorum</text:p>
      <text:p text:style-name="Standard">Jo. Foleau et Jo. Valet canonici sancti Stephani de Gressibus placet dominis</text:p>
      <text:p text:style-name="Standard">eorum adjuncionem in causa mota in castalleto Par. contra Dionisium Capel</text:p>
      <text:p text:style-name="Standard">et G Ferry occasione cujusdam domus in vico magno Sancti Jacobi prope</text:p>
      <text:p text:style-name="Standard">des Jacobins que alias fuit tradita ut dicitur per nonnullos canonicos</text:p>
      <text:p text:style-name="Standard">dicti Sancti Ste sine licencia capituli pro xxxii s. p. redditus cuidem Johanni</text:p>
      <text:p text:style-name="Standard">Galet . Et hoc sumptibus expensis et periculis dictorum requirencium ita</text:p>
      <text:p text:style-name="Standard">quod reddant ecclesiam indempnem</text:p>
      <text:p text:style-name="Standard">Commissi</text:p>
      <text:p text:style-name="Standard">De canonico Sancti</text:p>
      <text:p text:style-name="Standard"><text:soft-page-break/>Stephani</text:p>
      <text:p text:style-name="Standard">Veneris xvi julii capitulantibus</text:p>
      <text:p text:style-name="Standard">Archidiacono de Josayo</text:p>
      <text:p text:style-name="Standard">De Croces</text:p>
      <text:p text:style-name="Standard">Succentore</text:p>
      <text:p text:style-name="Standard">Mondidier</text:p>
      <text:p text:style-name="Standard">Penitenciario</text:p>
      <text:p text:style-name="Standard">Victri</text:p>
      <text:p text:style-name="Standard">Ordeimonte</text:p>
      <text:p text:style-name="Standard">Melloti</text:p>
      <text:p text:style-name="Standard">Chacy</text:p>
      <text:p text:style-name="Standard">De Brollio</text:p>
      <text:p text:style-name="Standard">Breton</text:p>
      <text:p text:style-name="Standard">Vayli</text:p>
      <text:p text:style-name="Standard">Gaillon</text:p>
      <text:p text:style-name="Standard">Paillard</text:p>
      <text:p text:style-name="Standard">Haultny</text:p>
      <text:p text:style-name="Standard">Moneti</text:p>
      <text:p text:style-name="Standard">Du Drac</text:p>
      <text:p text:style-name="Standard">Jerson</text:p>
      <text:p text:style-name="Standard">Bussi</text:p>
      <text:p text:style-name="Standard">Pion</text:p>
      <text:p text:style-name="Standard">Fresnoy</text:p>
      <text:p text:style-name="Standard">Bastardi</text:p>
      <text:p text:style-name="Standard">Jehan Le Charron a adjourné messeigneurs aux jours de Paris prochain en</text:p>
      <text:p text:style-name="Standard">Adjournement</text:p>
      <text:p text:style-name="Standard">parlement Contre Jehan Biyn sergent a verge a intimer certain</text:p>
      <text:p text:style-name="Standard">lectres royaulx</text:p>
      <text:p text:style-name="Standard">Boullardi</text:p>
      <text:p text:style-name="Standard">P Thomas</text:p>
      <text:p text:style-name="Standard">Fraxinis</text:p>
      <text:p text:style-name="Standard">Renouart</text:p>
      <text:p text:style-name="Standard">Confranc infirmo</text:p>
      <text:p text:style-name="Standard">Guerinet } excusatis</text:p>
      <text:p text:style-name="Standard">Cotin</text:p>
      <text:p text:style-name="Standard">=FRAN_0393_05285_L.jpg=</text:p>
      <text:p text:style-name="Standard"><text:soft-page-break/>cccc li°</text:p>
      <text:p text:style-name="Standard">75.</text:p>
      <text:p text:style-name="Standard">Placet dominis quod Perrota Potiere supplicans teneat scolas puellarum</text:p>
      <text:p text:style-name="Standard">sub domino Cantore in vico de la Couroirie in parrochia Sancti Jacobi</text:p>
      <text:p text:style-name="Standard">Collacio scolarum</text:p>
      <text:p text:style-name="Standard">de Carnificeria loco deffuncte Gilecte La Semiere</text:p>
      <text:p text:style-name="Standard">Placet dominis quod magister T. de Victri exoneretur de $gran$ garandizacione quam</text:p>
      <text:p text:style-name="Standard">fecit de domo des Creneaulx proviso dominus Patriarcha Anthiochenus</text:p>
      <text:p text:style-name="Standard">De domo des</text:p>
      <text:p text:style-name="Standard">Creneaulx</text:p>
      <text:p text:style-name="Standard">Episcopus Pictavensis / et Michael Juvenel dominus de La chapelle capiant</text:p>
      <text:p text:style-name="Standard">hujusmodi garandizacionem pro ipso</text:p>
      <text:p text:style-name="Standard">habeat magister V. De Croces canonicus et officiarius ecclesie mandatum capituli de solvendo</text:p>
      <text:p text:style-name="Standard">Gabriel</text:p>
      <text:p text:style-name="Standard">domino Gabrieli Harenger super prebendis foraneis xlviii s. pro sua</text:p>
      <text:p text:style-name="Standard">pensione racione officii clerici cantoris cantoria nunc litigiosa existente.</text:p>
      <text:p text:style-name="Standard">De domo in vico</text:p>
      <text:p text:style-name="Standard">Victri</text:p>
      <text:p text:style-name="Standard">deputantur ad videndum quandam domum in vico Gallandie</text:p>
      <text:p text:style-name="Standard">Gallandie</text:p>
      <text:p text:style-name="Standard">De Croces</text:p>
      <text:p text:style-name="Standard">De quodam serviente Bartholomeus Profillet ordinatum est serviens apud La Villecte Saint Ladre.</text:p>
      <text:p text:style-name="Standard">instituto</text:p>
      <text:p text:style-name="Standard">et juravit in forma</text:p>
      <text:p text:style-name="Standard">Lune xixa julii capitulantibus dominis.</text:p>
      <text:p text:style-name="Standard">Archidiacono de Josayo</text:p>
      <text:p text:style-name="Standard">Succentore</text:p>
      <text:p text:style-name="Standard">Fresnoy</text:p>
      <text:p text:style-name="Standard">Penitenciario</text:p>
      <text:p text:style-name="Standard">De Croces</text:p>
      <text:p text:style-name="Standard">Pion</text:p>
      <text:p text:style-name="Standard">Bastardi</text:p>
      <text:p text:style-name="Standard">Ordeimonte</text:p>
      <text:p text:style-name="Standard">Guerinet</text:p>
      <text:p text:style-name="Standard">Chacy</text:p>
      <text:p text:style-name="Standard">Mondidier</text:p>
      <text:p text:style-name="Standard"><text:soft-page-break/>Sohier</text:p>
      <text:p text:style-name="Standard">Boullardi</text:p>
      <text:p text:style-name="Standard">Breton</text:p>
      <text:p text:style-name="Standard">Melloti</text:p>
      <text:p text:style-name="Standard">Cotin</text:p>
      <text:p text:style-name="Standard">De Brollio</text:p>
      <text:p text:style-name="Standard">Renouart</text:p>
      <text:p text:style-name="Standard">Gaillon</text:p>
      <text:p text:style-name="Standard">Fraxinis</text:p>
      <text:p text:style-name="Standard">Haultny</text:p>
      <text:p text:style-name="Standard">Vayli</text:p>
      <text:p text:style-name="Standard">Aguenin</text:p>
      <text:p text:style-name="Standard">Confranc infirmo</text:p>
      <text:p text:style-name="Standard">Du Drac</text:p>
      <text:p text:style-name="Standard">Moneti</text:p>
      <text:p text:style-name="Standard">Paillard } excusatis</text:p>
      <text:p text:style-name="Standard">Bussi</text:p>
      <text:p text:style-name="Standard">P. Thomas</text:p>
      <text:p text:style-name="Standard">Jerson</text:p>
      <text:p text:style-name="Standard">Victri</text:p>
      <text:p text:style-name="Standard">Super requesta domini episcopi de Noyon domini de terra de Mont Rouge in</text:p>
      <text:p text:style-name="Standard">censiva Capituli petentis graciam de arreragiis . Placet dominis quod solvendo</text:p>
      <text:p text:style-name="Standard">de septem annis de tempore m. V. De Croces de quibus reddidit compotum</text:p>
      <text:p text:style-name="Standard">de domino episcopo</text:p>
      <text:p text:style-name="Standard">et alia si qua debeat ex alia parte pro aliis $arreo$ haud quod remictantur</text:p>
      <text:p text:style-name="Standard">Noviomenis</text:p>
      <text:p text:style-name="Standard">arreragia precedentes debita ante tempus dicti m. V. / et respectu aliarum</text:p>
      <text:p text:style-name="Standard">terrarum videat in sua consciencia.</text:p>
      <text:p text:style-name="Standard">estuves de N. Bertin a signifié a messeigneurs que mercredi pro hain seront raportees les estuves de</text:p>
      <text:p text:style-name="Standard">Bourc Thibout.</text:p>
      <text:p text:style-name="Standard">la rue de Bourc Thibout et le samedi ensuivant adjugees de rechef selon les ordinacions</text:p>
      <text:p text:style-name="Standard">au plus offrant et sont a IIII £. pour toutes charges par Jehan de La leu</text:p>
      <text:p text:style-name="Standard">=FRAN_0393_05286_L.jpg=</text:p>
      <text:p text:style-name="Standard">76.</text:p>
      <text:p text:style-name="Standard">Mercurii xxi junii capitulantibus dominis</text:p>
      <text:p text:style-name="Standard">Archidiacono de Josayo</text:p>
      <text:p text:style-name="Standard"><text:soft-page-break/>Guerinet</text:p>
      <text:p text:style-name="Standard">Victri</text:p>
      <text:p text:style-name="Standard">Succentore</text:p>
      <text:p text:style-name="Standard">Melloti</text:p>
      <text:p text:style-name="Standard">Penitenciario</text:p>
      <text:p text:style-name="Standard">De Brollio</text:p>
      <text:p text:style-name="Standard">Ordeimonte</text:p>
      <text:p text:style-name="Standard">Moneti</text:p>
      <text:p text:style-name="Standard">Chacy</text:p>
      <text:p text:style-name="Standard">Jerson</text:p>
      <text:p text:style-name="Standard">Breton</text:p>
      <text:p text:style-name="Standard">Pion</text:p>
      <text:p text:style-name="Standard">Cotin</text:p>
      <text:p text:style-name="Standard">Bastardi</text:p>
      <text:p text:style-name="Standard">Gaillon</text:p>
      <text:p text:style-name="Standard">Sohier</text:p>
      <text:p text:style-name="Standard">Haultny</text:p>
      <text:p text:style-name="Standard">Boullardi</text:p>
      <text:p text:style-name="Standard">Bussi</text:p>
      <text:p text:style-name="Standard">P Thomas</text:p>
      <text:p text:style-name="Standard">Fresnoy</text:p>
      <text:p text:style-name="Standard">Renouart</text:p>
      <text:p text:style-name="Standard">De Croces</text:p>
      <text:p text:style-name="Standard">Hodie domini Archidiaconus de Josayo Victri et Melloti canonici Par. et Vincencius</text:p>
      <text:p text:style-name="Standard">sz</text:p>
      <text:p text:style-name="Standard">Hanart capellanus in ecclesia Par. executores et nomine executoris testamenti</text:p>
      <text:p text:style-name="Standard">submissio executorum</text:p>
      <text:p text:style-name="Standard">deffuncti m. Jo. Chuffart dum viveret Cancellarii et canonici ecclesie Par.</text:p>
      <text:p text:style-name="Standard">m. Jo. Chuffart</text:p>
      <text:p text:style-name="Standard">voluntarie et sponte submiserunt capitulo audicionem et reddicionem compoti</text:p>
      <text:p text:style-name="Standard">s</text:p>
      <text:p text:style-name="Standard">execucionis dicti deffuncti. Et requisiverunt ipsi domini executores quod domini</text:p>
      <text:p text:style-name="Standard">de capitulo commicterent aliquos de dominis capituli cum quibus possent</text:p>
      <text:p text:style-name="Standard">habere recursum nomine capituli et ordinare de debatis et querelis</text:p>
      <text:p text:style-name="Standard">Commissi ad audiendum</text:p>
      <text:p text:style-name="Standard">ac de facto tangentes hujusmodi execucionis ac de solucione faciendi per dictos</text:p>
      <text:p text:style-name="Standard"><text:soft-page-break/>compotum etc.</text:p>
      <text:p text:style-name="Standard">executores eciam ad audiendum compotum dicte execucionis maxime</text:p>
      <text:p text:style-name="Standard">cum residuum bonorum dicte execucionis tangit capitulum Super quo commicti</text:p>
      <text:p text:style-name="Standard">domini Succentor et Ste. de Mondidier</text:p>
      <text:p text:style-name="Standard">Hodie $d$ magister R. Haultny requisivit capitulum ut velit consentire $quod</text:p>
      <text:p text:style-name="Standard">quod nemus existens apud Bonolium ex parte ipsius Haultny applicatur</text:p>
      <text:p text:style-name="Standard">Haultny pro</text:p>
      <text:p text:style-name="Standard">ad cooperturam domus loci / aut quod sibi $de fuel$ defalcutur seu</text:p>
      <text:p text:style-name="Standard">domo de Bonnollio</text:p>
      <text:p text:style-name="Standard">sibi solvatur illud quod erit racionis Super quo domini sunt</text:p>
      <text:p text:style-name="Standard">oppinionis quod primo audiantur sua compota</text:p>
      <text:p text:style-name="Standard">Audita relacione m. T. de Courcellis Placet dominis quod ponantur</text:p>
      <text:p text:style-name="Standard">De decimis de execucioni corte lictere de complainte obtente pro decimis de Balneolis</text:p>
      <text:p text:style-name="Standard">Balneolis</text:p>
      <text:p text:style-name="Standard">secundum oppinionem consilii.</text:p>
      <text:p text:style-name="Standard">Ad requestam m. T. de Victri conceditur eidem quod possit facere reparaciones</text:p>
      <text:p text:style-name="Standard">T. de Victri</text:p>
      <text:p text:style-name="Standard">capellam sanctorum Ferreoli et Ferrucionis in ecclesia Par. in quam jam posuit</text:p>
      <text:p text:style-name="Standard">unam tabulam et quod possit ibidem fundare unam capellaniam</text:p>
      <text:p text:style-name="Standard">Loquetur magister V. de Croces officiarius cum consilio ecclesie et faciat per consilium</text:p>
      <text:p text:style-name="Standard">Tourny</text:p>
      <text:p text:style-name="Standard">de et super facto de Tourny</text:p>
      <text:p text:style-name="Standard">De Torculari Item respetu Torcular de Fontenay prefati domino domini commissi ad factum</text:p>
      <text:p text:style-name="Standard">de Fontenay</text:p>
      <text:p text:style-name="Standard">execucionis de Chuffart videlicet Succentor et Mondidier providebunt</text:p>
      <text:p text:style-name="Standard">deputati pro certis Item ordinatum Bastardi et Pion videbunt domos de quibus hic locutus est dicto</text:p>
      <text:p text:style-name="Standard">domibus</text:p>
      <text:p text:style-name="Standard">De Croces</text:p>
      <text:p text:style-name="Standard">Fraxinis</text:p>
      <text:p text:style-name="Standard">de Cameraco</text:p>
      <text:p text:style-name="Standard">Aguenin</text:p>
      <text:p text:style-name="Standard">Confranc infirmo</text:p>
      <text:p text:style-name="Standard">Paillard }</text:p>
      <text:p text:style-name="Standard">excusatis</text:p>
      <text:p text:style-name="Standard">=FRAN_0393_05287_L.jpg=</text:p>
      <text:p text:style-name="Standard">Adjournement</text:p>
      <text:p text:style-name="Standard"><text:soft-page-break/>Adjournement</text:p>
      <text:p text:style-name="Standard">Deputati pro quadam</text:p>
      <text:p text:style-name="Standard">domo.</text:p>
      <text:p text:style-name="Standard">Legoux</text:p>
      <text:p text:style-name="Standard">De magistro Jo.</text:p>
      <text:p text:style-name="Standard">de Bussi</text:p>
      <text:p text:style-name="Standard">Continuacio licitacionis</text:p>
      <text:p text:style-name="Standard">domus de Chuffart</text:p>
      <text:p text:style-name="Standard">Haultny</text:p>
      <text:p text:style-name="Standard">CCCC li</text:p>
      <text:p text:style-name="Standard">77.</text:p>
      <text:p text:style-name="Standard">Veneris xxiii julii capitulantibus dominis</text:p>
      <text:p text:style-name="Standard">Archidiacono de Josayo</text:p>
      <text:p text:style-name="Standard">Bussi</text:p>
      <text:p text:style-name="Standard">Succentore</text:p>
      <text:p text:style-name="Standard">Bastardi</text:p>
      <text:p text:style-name="Standard">Fresnoy</text:p>
      <text:p text:style-name="Standard">Cancellario</text:p>
      <text:p text:style-name="Standard">Sohier</text:p>
      <text:p text:style-name="Standard">Guerinet</text:p>
      <text:p text:style-name="Standard">Penitenciario</text:p>
      <text:p text:style-name="Standard">Despars</text:p>
      <text:p text:style-name="Standard">Mondidier</text:p>
      <text:p text:style-name="Standard">Chacy</text:p>
      <text:p text:style-name="Standard">Victry</text:p>
      <text:p text:style-name="Standard">Boullardi</text:p>
      <text:p text:style-name="Standard">Breton</text:p>
      <text:p text:style-name="Standard">Melloti</text:p>
      <text:p text:style-name="Standard">P Thomas</text:p>
      <text:p text:style-name="Standard">Ordeimonte</text:p>
      <text:p text:style-name="Standard">De Brollio</text:p>
      <text:p text:style-name="Standard">Renouard</text:p>
      <text:p text:style-name="Standard">Cotin</text:p>
      <text:p text:style-name="Standard">Vayli</text:p>
      <text:p text:style-name="Standard">Aguenin</text:p>
      <text:p text:style-name="Standard">Gaillon</text:p>
      <text:p text:style-name="Standard"><text:soft-page-break/>Moneti</text:p>
      <text:p text:style-name="Standard">Fraxinis</text:p>
      <text:p text:style-name="Standard">Haultny</text:p>
      <text:p text:style-name="Standard">Jerson</text:p>
      <text:p text:style-name="Standard">Confranc infirmo</text:p>
      <text:p text:style-name="Standard">Du ᗞrac</text:p>
      <text:p text:style-name="Standard">Pion</text:p>
      <text:p text:style-name="Standard">De ᑕroces extra</text:p>
      <text:p text:style-name="Standard">Paillard excusato</text:p>
      <text:p text:style-name="Standard">G. Coulon a adjourné messeigneurs a demain contre les mestres</text:p>
      <text:p text:style-name="Standard">freres et seurs</text:p>
      <text:p text:style-name="Standard">de Saint Ladre sur le prouffit de ung deffault</text:p>
      <text:p text:style-name="Standard">Gervaise Alixandre a adjourné messeigneurs a demain contre les Cordellieres</text:p>
      <text:p text:style-name="Standard">de Saint Marceau pour prendre jour pour une maison en</text:p>
      <text:p text:style-name="Standard">la rue Saint Honnoré</text:p>
      <text:p text:style-name="Standard">Pyon} deputantur ad videndum quandam domum pro qua tradenda $ipse$</text:p>
      <text:p text:style-name="Standard">Fraxinis} pecierunt consensum capituli magister</text:p>
      <text:p text:style-name="Standard">Symon clerici et dominus Ro. Fouchiere capellani in ecclesia Par. inquirendum et refferendum</text:p>
      <text:p text:style-name="Standard">Habeat N. Legoux carpentarius ecclesie juratus pro sua pensione unius</text:p>
      <text:p text:style-name="Standard">anni. C. s.p.</text:p>
      <text:p text:style-name="Standard">Super requesta m. Jo. de Bussi petentis sibi solvi vii l. sibi debitas per</text:p>
      <text:p text:style-name="Standard">finem suorum compotorum ordinatum est quod primo audiantur compota</text:p>
      <text:p text:style-name="Standard">magistri Jo.Sellarii ejus nepotis</text:p>
      <text:p text:style-name="Standard">Licitacio domus claustralis m. Jo. Chuffart que est ad hodie</text:p>
      <text:p text:style-name="Standard">ad viixx scuta continuata est ad viii°</text:p>
      <text:p text:style-name="Standard">Super requesta m. R. Haultny canonici Par. petentis habere</text:p>
      <text:p text:style-name="Standard">finem et conclusionem in suis compotis et pro facto reparacionis domus</text:p>
      <text:p text:style-name="Standard">de Bonnollio . Audita relacione dominorum meorum Succentor et m P. Thomas</text:p>
      <text:p text:style-name="Standard">ad hoc commissorum ordinatum est quod primo dicta domus visitabitur et ad hoc commictuntur</text:p>
      <text:p text:style-name="Standard">m. Jo. du ᗞrac / et V. de ᑕroces ad visitandum dictas reparaciones quas ipse</text:p>
      <text:p text:style-name="Standard">Haultny dixit se fieri fecisse vocatis operariis .</text:p>
      <text:p text:style-name="Standard">Lune xxvi julii fuit festum sancti Marcelli</text:p>
      <text:p text:style-name="Standard">Mercurii sequenti fuit festum Sancte Anne</text:p>
      <text:p text:style-name="Standard">=FRAN_0393_05288_L.jpg=</text:p>
      <text:p text:style-name="Standard">78.</text:p>
      <text:p text:style-name="Standard">Veneris penultima julii capitulantibus dominis</text:p>
      <text:p text:style-name="Standard"><text:soft-page-break/>Archidiacono de Josayo</text:p>
      <text:p text:style-name="Standard">Bussi</text:p>
      <text:p text:style-name="Standard">Pion</text:p>
      <text:p text:style-name="Standard">Succentore</text:p>
      <text:p text:style-name="Standard">Fresnoy</text:p>
      <text:p text:style-name="Standard">Bastardi</text:p>
      <text:p text:style-name="Standard">Cancellario</text:p>
      <text:p text:style-name="Standard">Penitenciario</text:p>
      <text:p text:style-name="Standard">De Croces</text:p>
      <text:p text:style-name="Standard">Sohier</text:p>
      <text:p text:style-name="Standard">Guerinet</text:p>
      <text:p text:style-name="Standard">Despars</text:p>
      <text:p text:style-name="Standard">Chacy</text:p>
      <text:p text:style-name="Standard">Mondidier</text:p>
      <text:p text:style-name="Standard">Boullardi</text:p>
      <text:p text:style-name="Standard">Ordeimonte</text:p>
      <text:p text:style-name="Standard">Victri</text:p>
      <text:p text:style-name="Standard">P Thomas</text:p>
      <text:p text:style-name="Standard">Breton</text:p>
      <text:p text:style-name="Standard">Renouart</text:p>
      <text:p text:style-name="Standard">Cotin</text:p>
      <text:p text:style-name="Standard">De Brollio</text:p>
      <text:p text:style-name="Standard">Fraxinis</text:p>
      <text:p text:style-name="Standard">Gaillon</text:p>
      <text:p text:style-name="Standard">Vayli</text:p>
      <text:p text:style-name="Standard">De Cameraco</text:p>
      <text:p text:style-name="Standard">$Barre$</text:p>
      <text:p text:style-name="Standard">Paillard</text:p>
      <text:p text:style-name="Standard">Confranc infirmo</text:p>
      <text:p text:style-name="Standard">Haultny</text:p>
      <text:p text:style-name="Standard">Moneti</text:p>
      <text:p text:style-name="Standard">Jerson</text:p>
      <text:p text:style-name="Standard">$Cotin$</text:p>
      <text:p text:style-name="Standard">Aguenin } excusato</text:p>
      <text:p text:style-name="Standard">Melloti infirmo</text:p>
      <text:p text:style-name="Standard">G. Coulon a adjourné messeigneurs a lundi contre Guillaume Pigalle pour</text:p>
      <text:p text:style-name="Standard"><text:soft-page-break/>aporter exploix par vertu desquelz ilz ont procedé par voye</text:p>
      <text:p text:style-name="Standard">adjournement</text:p>
      <text:p text:style-name="Standard">d'arrest de brandonnement sur certaines terres assises a la Villette</text:p>
      <text:p text:style-name="Standard">a lui appartenan pour estre receu a opposicion se mestier est</text:p>
      <text:p text:style-name="Standard">Hodie magister P. de Monasterio fuit institutus procurator collegii</text:p>
      <text:p text:style-name="Standard">de procuratore collegii Forteti loco alterius et ultimi procuratoris ejusdem collegii quia se</text:p>
      <text:p text:style-name="Standard">Forteti</text:p>
      <text:p text:style-name="Standard">desistit ab hujusmodi procuracione.</text:p>
      <text:p text:style-name="Standard">Ad requestam m. P. Malesie cirurgici Placet dominis quod ipse</text:p>
      <text:p text:style-name="Standard">Malesié</text:p>
      <text:p text:style-name="Standard">habeat unam clavem librarie ecclesie dum tamen nullum</text:p>
      <text:p text:style-name="Standard">secum ibidem ducat nec tradat cuiquam alteri suam clavem</text:p>
      <text:p text:style-name="Standard">Deputati pro</text:p>
      <text:p text:style-name="Standard">De Brollio } deputantur ad loquendum cum quodam homine qui ut dicitur</text:p>
      <text:p text:style-name="Standard">campana Jaqueline</text:p>
      <text:p text:style-name="Standard">Guerinet vult facere aliquod bonum ecclesie pro campana Jaquelina</text:p>
      <text:p text:style-name="Standard">prout hic retulit magister T. de Victri.</text:p>
      <text:p text:style-name="Standard">Hodie de consensu Capituli et m. domus Dei Par. dominus Pariarcha Anchiocheus</text:p>
      <text:p text:style-name="Standard">De domino Priarcha</text:p>
      <text:p text:style-name="Standard">episcopus Pictavensis / et Michael Juvenel dominus de capella coram magistro Jo. Franciso</text:p>
      <text:p text:style-name="Standard">pro domo Dei Par.</text:p>
      <text:p text:style-name="Standard">et ejus socio not Castelleti Par. ceperunt garandiam pro magistro T. de Victri</text:p>
      <text:p text:style-name="Standard">pro domo Dei Par.</text:p>
      <text:p text:style-name="Standard">Audita relacione m. Arnulphi magistri puerorum chori ecclesie / et magister G. Canelis</text:p>
      <text:p text:style-name="Standard">receptus est ad habitum et ecclesie quidem puer nuncupatus</text:p>
      <text:p text:style-name="Standard">De quodam peno</text:p>
      <text:p text:style-name="Standard">recepto ad habitum</text:p>
      <text:p text:style-name="Standard">quamdiu platuerit capitulo . proviso quod non erit expenss ecclesie sed suorum parentum et anna</text:p>
      <text:p text:style-name="Standard">ecclesie</text:p>
      <text:p text:style-name="Standard">prout retulerunt dicti m. Arnulphis et Canteleu et tenebuntur sui pacoensis qe</text:p>
      <text:p text:style-name="Standard">vestire nutrie et alia necssaria sibi ministrare.</text:p>
      <text:p text:style-name="Standard">licitacio domus</text:p>
      <text:p text:style-name="Standard">Licitacio domus claustralis defuncti m. Jo. Chuffart que est ad vi</text:p>
      <text:p text:style-name="Standard">m. Jo. Chuffart</text:p>
      <text:p text:style-name="Standard">V scuta contrina est ad viii° pro omnibus dilacionibus</text:p>
      <text:p text:style-name="Standard">Fiant processiones generales die martis proxime / et de loco confiretur cum domino</text:p>
      <text:p text:style-name="Standard"><text:soft-page-break/>Processiones</text:p>
      <text:p text:style-name="Standard">Episcopo Par. aliqui tamen sunt oppinionis quod fierant apud sanctam Genonefum</text:p>
      <text:p text:style-name="Standard">generales</text:p>
      <text:p text:style-name="Standard">=FRAN_0393_05289_L.jpg=</text:p>
      <text:p text:style-name="Standard">cccc li°</text:p>
      <text:p text:style-name="Standard">$xxxix$</text:p>
      <text:p text:style-name="Standard">79.</text:p>
      <text:p text:style-name="Standard">Hodie venerabilis vir magister Guido Burdelot clericus in legibus</text:p>
      <text:p text:style-name="Standard">licenciatus canonicus Parisiensis Salvo jure cujuslibet fuit receptus</text:p>
      <text:p text:style-name="Standard">ad canonicatum et prebendam ecclesie Par. quos in eadem ecclesia nuper</text:p>
      <text:p text:style-name="Standard">obtinebat et possidebat magister G. Picardi nuper vacantes per resignacionem</text:p>
      <text:p text:style-name="Standard">venerabilis viri magistri Johannis de Brolio procuratoris et nomine procuratorio ipsius</text:p>
      <text:p text:style-name="Standard">m. G. in manibus domini episcopi Par. factam et per ipsum admissam</text:p>
      <text:p text:style-name="Standard">causa tamen permutacionis de ipsa cum prefato magistro Guidone ad capellam</text:p>
      <text:p text:style-name="Standard">sive capellaniam sanctorum ᑕosme et ᗞamiani in monasterio seu prioratu</text:p>
      <text:p text:style-name="Standard">Sancti Eligii in civitate Par. fundati quam idem magister Guido nuper obtinebat</text:p>
      <text:p text:style-name="Standard">et non alias faciende qui juravit in forma et fuit installatus in choro</text:p>
      <text:p text:style-name="Standard">ecclesie dumtuxat et in bassis sedibusque quia non in sacris adhibitis solennitatibus</text:p>
      <text:p text:style-name="Standard">assuetis / Et hoc mediantibus licteris ipsius domini episcopi quarum tenor sequitur</text:p>
      <text:p text:style-name="Standard">Guillelmus miseracione divina episcopus Par. dilecto nobis in Christo venerabili et</text:p>
      <text:p text:style-name="Standard">circunspecto viro magistro Guidoni Burdelot clerico in legibus licenciato salutem</text:p>
      <text:p text:style-name="Standard">in domino / ᑕanonicatum et prebendam ecclesie nostre Par. quos nuper in eadem obtinebat</text:p>
      <text:p text:style-name="Standard">venerabilis et scientificus vir magister Guillelmus Le Picard presbyter ad collacionem provisionem</text:p>
      <text:p text:style-name="Standard">et omnimodam disposicionem nostram pleno jure spectantes / liberos nunc et vacantes</text:p>
      <text:p text:style-name="Standard">per resignacionem per venerabilem</text:p>
      <text:p text:style-name="Standard">lem</text:p>
      <text:p text:style-name="Standard">nostri regis in sua parlamenti consiliarum et ejusdem ecclesie Par. canonicum procuratorem</text:p>
      <text:p text:style-name="Standard">et circunspectum virum m. Jo. de Brolio domini</text:p>
      <text:p text:style-name="Standard">ad hoc sufficientem et legitime fundatum prout nobis constitit ac nomine procuratorio</text:p>
      <text:p text:style-name="Standard">ipsius magistri G. Le Picard dictorum canonicatus et prebende ultumi et immediati possessoris</text:p>
      <text:p text:style-name="Standard">in manibus nostris cum tamen permutacionis et non alias vobiscum fiende de ipsis</text:p>
      <text:p text:style-name="Standard">tu</text:p>
      <text:p text:style-name="Standard">canonicatu et prebenda Par. ad capellam seu capellaniam sanctorum ᑕosme et ᗞamiani</text:p>
      <text:p text:style-name="Standard">s</text:p>
      <text:p text:style-name="Standard">or</text:p>
      <text:p text:style-name="Standard">in monasterio seu prioratu sancti Eligii in ᑕivitate Par. fundatam quam nuper</text:p>
      <text:p text:style-name="Standard"><text:soft-page-break/>obtinebat sponte factam et per nos admissam recepto tamen prius</text:p>
      <text:p text:style-name="Standard">ab eodem procuratore juramento in talibus permutacionibus fieri solito videlicet quod in hujusmodi</text:p>
      <text:p text:style-name="Standard">permutacione non intervenit fraus dolus symonia aut quevisalia</text:p>
      <text:p text:style-name="Standard">paccio illicita ac consimili juramento per vos prestito / ceterisque prestitis</text:p>
      <text:p text:style-name="Standard">in talibus debitis et patrari solitis juramentis vobis meritorum virorum intuitu</text:p>
      <text:p text:style-name="Standard">contulimus et conferimus ac de illis providemus cum suis juribus et pertinenciis</text:p>
      <text:p text:style-name="Standard">universis de eisdem vos investientes et in eisdem instituentes per tradicionem nostrarum</text:p>
      <text:p text:style-name="Standard">presencium licterarum et concessionem Quocirca dilectis fratribus nostris ᗞecano</text:p>
      <text:p text:style-name="Standard">et capitulo predicte nostre par. ecclesie tenore presencium mandamus quatinus vos vel procuratorem</text:p>
      <text:p text:style-name="Standard">vestrum nomine vestro et pro vobis ad dictos canonicatum et prebendam juraque eorumdem</text:p>
      <text:p text:style-name="Standard">universa et pertinentes recipiant et admictant ac in corporalem realem et actualem</text:p>
      <text:p text:style-name="Standard">possessionem ipsorum inducant ut moris est vosque in suum et dicte ecclesie canonicum recipiant</text:p>
      <text:p text:style-name="Standard">atque fratrem stallum in choro et locum in capitulo cum plenitudine juris canonici predicte</text:p>
      <text:p text:style-name="Standard">par. ecclesie vobis aut dicto procuratori vestro pro vobis assignantes servatis tamen et adhibitis</text:p>
      <text:p text:style-name="Standard">solennitatibus in talibus assuetis ac vobis seu dicto procuratore vestro pro vobis de dictorum</text:p>
      <text:p text:style-name="Standard">canonicatus et prebende fructibus redditus emolumentis et juribus universis respondeant et ab aliis</text:p>
      <text:p text:style-name="Standard">de</text:p>
      <text:p text:style-name="Standard">faciant integre responderi / jure cujuslibet in omnibus semper salvo. Datum Parisius</text:p>
      <text:p text:style-name="Standard">sub sigillo camere nostre ᗅnno Domini m° cccc. li° die xxix mensis julii sic</text:p>
      <text:p text:style-name="Standard">signato de precepto domini ᗞ. Le Herpeur.</text:p>
      <text:p text:style-name="Standard">Recepcio canonici Par.</text:p>
      <text:p text:style-name="Standard">Lictera collacionis</text:p>
      <text:p text:style-name="Standard">=FRAN_0393_05290_L.jpg=</text:p>
      <text:p text:style-name="Standard">80.</text:p>
      <text:p text:style-name="Standard">Lune iia augusti capitulantibus dominis.</text:p>
      <text:p text:style-name="Standard">Archidiacono de Josayo</text:p>
      <text:p text:style-name="Standard">Succentore</text:p>
      <text:p text:style-name="Standard">Guerinet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Ordeimonte</text:p>
      <text:p text:style-name="Standard">Vayli</text:p>
      <text:p text:style-name="Standard">Chacy</text:p>
      <text:p text:style-name="Standard">Monneti</text:p>
      <text:p text:style-name="Standard"><text:soft-page-break/>Breton</text:p>
      <text:p text:style-name="Standard">Jerson</text:p>
      <text:p text:style-name="Standard">Cotin</text:p>
      <text:p text:style-name="Standard">Aguenin</text:p>
      <text:p text:style-name="Standard">Gaillon</text:p>
      <text:p text:style-name="Standard">Pion</text:p>
      <text:p text:style-name="Standard">Haultny</text:p>
      <text:p text:style-name="Standard">Bastardi</text:p>
      <text:p text:style-name="Standard">Busse</text:p>
      <text:p text:style-name="Standard">Sohier</text:p>
      <text:p text:style-name="Standard">Fresnoy</text:p>
      <text:p text:style-name="Standard">Despars</text:p>
      <text:p text:style-name="Standard">De Croces</text:p>
      <text:p text:style-name="Standard">Boullardi</text:p>
      <text:p text:style-name="Standard">Adjournement</text:p>
      <text:p text:style-name="Standard">N. Bretin a adjourné messeigneurs a demain contre mestre Thibaut Charlot</text:p>
      <text:p text:style-name="Standard">en cas de heritage et de peril et signifié la premiere criee a demain</text:p>
      <text:p text:style-name="Standard">de la maison tenant aux estuves de Bourc Thibout</text:p>
      <text:p text:style-name="Standard">ad supplicacionem domini P. Normanni magni vicarii in ecclesia Par. / attenta</text:p>
      <text:p text:style-name="Standard">en</text:p>
      <text:p text:style-name="Standard">ejus infirmate seu debilitate qui non poterest federe et qui petit dispensan</text:p>
      <text:p text:style-name="Standard">De domino P.</text:p>
      <text:p text:style-name="Standard">Normann</text:p>
      <text:p text:style-name="Standard">de suis matutinis ut possit lucrari panem capituli domini super</text:p>
      <text:p text:style-name="Standard">secum dispensaverut de hujusmodi matutinis hunc usque ad unum annim</text:p>
      <text:p text:style-name="Standard">Collacio scolarum</text:p>
      <text:p text:style-name="Standard">Ad supplicacione m. P. de Francia placet dominis quod ipse teneat scolas</text:p>
      <text:p text:style-name="Standard">nem</text:p>
      <text:p text:style-name="Standard">Sancti Laurenci ad collacionem domini cantoris spectantes quas nuper</text:p>
      <text:p text:style-name="Standard">dum viveret tenebat m. Oliverius Rousselli</text:p>
      <text:p text:style-name="Standard">Commissi pro domo m.</text:p>
      <text:p text:style-name="Standard">Officiarius anniversariorum videbunt quaudam domum tangenteum m. Brsinum</text:p>
      <text:p text:style-name="Standard">visini Thibout</text:p>
      <text:p text:style-name="Standard">et magister Jo. Moneti</text:p>
      <text:p text:style-name="Standard">Thibout capellani in ecclesia Par. de qua hic locuturs</text:p>
      <text:p text:style-name="Standard">est m. V. De Croces officius dictorum anniversarum</text:p>
      <text:p text:style-name="Standard"><text:soft-page-break/>eairbus bus</text:p>
      <text:p text:style-name="Standard">De domibus de duobus mutonibus fiat gracia de Par. pro turonensis usque</text:p>
      <text:p text:style-name="Standard">Mutambris</text:p>
      <text:p text:style-name="Standard">ad annum et de residuo fiat ut petitur</text:p>
      <text:p text:style-name="Standard">De domo des</text:p>
      <text:p text:style-name="Standard">De domo des Creneaulx dictum est magistro domus Dei Par. quod faciat</text:p>
      <text:p text:style-name="Standard">creneaulx</text:p>
      <text:p text:style-name="Standard">cessare processum</text:p>
      <text:p text:style-name="Standard">Audita relacione magistroum V. De Croces et Ste. Pion ad hoc commissorum</text:p>
      <text:p text:style-name="Standard">De domo de Guy Data est licenciatum magistro et roligisis domus Dei Par. faciendi eorum commodm</text:p>
      <text:p text:style-name="Standard">et utilitatem de domo de $d$ Giry salvis juribus capituli</text:p>
      <text:p text:style-name="Standard">P. Thomas</text:p>
      <text:p text:style-name="Standard">Fraxinis</text:p>
      <text:p text:style-name="Standard">Renouart</text:p>
      <text:p text:style-name="Standard">Confranc infirmos</text:p>
      <text:p text:style-name="Standard">Mellot</text:p>
      <text:p text:style-name="Standard">Paillard</text:p>
      <text:p text:style-name="Standard">excusas</text:p>
      <text:p text:style-name="Standard">De Brolio</text:p>
      <text:p text:style-name="Standard">=FRAN_0393_05291_L.jpg=</text:p>
      <text:p text:style-name="Standard">cccc li°.</text:p>
      <text:p text:style-name="Standard">fol. xli°</text:p>
      <text:p text:style-name="Standard">xl f.</text:p>
      <text:p text:style-name="Standard">81.</text:p>
      <text:p text:style-name="Standard">Super requesta Thome Laurens pro domibus de duobus mutonibus</text:p>
      <text:p text:style-name="Standard">et de la Levriere quas accepit a Jo. $Herment$ Hemart et Jo. Die</text:p>
      <text:p text:style-name="Standard">Brueil Placet dominis. quod lx £. quas debebant exponere dicti Hemart</text:p>
      <text:p text:style-name="Standard">De domibus de Duobus</text:p>
      <text:p text:style-name="Standard">et du Brueil supra domum de la Levriere exponantur supra domum de duobus mutonibus</text:p>
      <text:p text:style-name="Standard">Mutonibus.</text:p>
      <text:p text:style-name="Standard">secundum tenorem obligacionum . Et respectu moderacionis quam petit / fiet</text:p>
      <text:p text:style-name="Standard">de Par. pro turoniense pro duobus primis amis Et pro tempore futuro secundum quod</text:p>
      <text:p text:style-name="Standard">ipse faciet in dicta domo domini habebunt respectum</text:p>
      <text:p text:style-name="Standard">Mercurii iiiia Augusti capitulantibus dominis</text:p>
      <text:p text:style-name="Standard">Succentore</text:p>
      <text:p text:style-name="Standard">Cancellario</text:p>
      <text:p text:style-name="Standard"><text:soft-page-break/>Guerinet</text:p>
      <text:p text:style-name="Standard">Renouart</text:p>
      <text:p text:style-name="Standard">Ordeimonte</text:p>
      <text:p text:style-name="Standard">Mondidier</text:p>
      <text:p text:style-name="Standard">Fraxinis</text:p>
      <text:p text:style-name="Standard">Chacy</text:p>
      <text:p text:style-name="Standard">Victri</text:p>
      <text:p text:style-name="Standard">De Cameraco</text:p>
      <text:p text:style-name="Standard">Vayli</text:p>
      <text:p text:style-name="Standard">Breton</text:p>
      <text:p text:style-name="Standard">Cotin</text:p>
      <text:p text:style-name="Standard">Monneti</text:p>
      <text:p text:style-name="Standard">Archidiacono de Josayo</text:p>
      <text:p text:style-name="Standard">Gaillon</text:p>
      <text:p text:style-name="Standard">Jerson</text:p>
      <text:p text:style-name="Standard">Paillard</text:p>
      <text:p text:style-name="Standard">1</text:p>
      <text:p text:style-name="Standard">Haultny</text:p>
      <text:p text:style-name="Standard">Aguenin</text:p>
      <text:p text:style-name="Standard">Bastardi</text:p>
      <text:p text:style-name="Standard">excusatis</text:p>
      <text:p text:style-name="Standard">Pion</text:p>
      <text:p text:style-name="Standard">De Brollio</text:p>
      <text:p text:style-name="Standard">Du Drac</text:p>
      <text:p text:style-name="Standard">Sohier</text:p>
      <text:p text:style-name="Standard">Confranc</text:p>
      <text:p text:style-name="Standard">Bussi</text:p>
      <text:p text:style-name="Standard">Despars</text:p>
      <text:p text:style-name="Standard">Melloti</text:p>
      <text:p text:style-name="Standard">infirmis</text:p>
      <text:p text:style-name="Standard">Fresnoy</text:p>
      <text:p text:style-name="Standard">Boullardi</text:p>
      <text:p text:style-name="Standard">De Croces</text:p>
      <text:p text:style-name="Standard">P. Thomas</text:p>
      <text:p text:style-name="Standard">De xii servientibus</text:p>
      <text:p text:style-name="Standard">Habeant xii servientibus pro emendo pannum ad faciendum eorum capucia</text:p>
      <text:p text:style-name="Standard"><text:soft-page-break/>pro istanti festo Assumpcionis beate Marie Virgnis xlviii s. p.</text:p>
      <text:p text:style-name="Standard">Ordeimonte</text:p>
      <text:p text:style-name="Standard">De domo de la pomme</text:p>
      <text:p text:style-name="Standard">de pin.</text:p>
      <text:p text:style-name="Standard">Du Drac</text:p>
      <text:p text:style-name="Standard">deputantur ad videndum domum de la Pomme de pin versus</text:p>
      <text:p text:style-name="Standard">Pion</text:p>
      <text:p text:style-name="Standard">sanctum Landericum et appunctuandum cum lathomo pro reparacionibus</text:p>
      <text:p text:style-name="Standard">ibidem factis</text:p>
      <text:p text:style-name="Standard">De teora de</text:p>
      <text:p text:style-name="Standard">m. Ambrosius de Cameraco Datus est homo ex parte capituli ad causam</text:p>
      <text:p text:style-name="Standard">la chelles</text:p>
      <text:p text:style-name="Standard">terre et dominii de la Chelles</text:p>
      <text:p text:style-name="Standard">Deputati</text:p>
      <text:p text:style-name="Standard">Cancellarius } deputantur ad loquendum cum magistro G. Cotin pro facto</text:p>
      <text:p text:style-name="Standard">Victri }</text:p>
      <text:p text:style-name="Standard">Deputati</text:p>
      <text:p text:style-name="Standard">Victri</text:p>
      <text:p text:style-name="Standard">P. Thomas</text:p>
      <text:p text:style-name="Standard">deputantur ad loquendum cum domino pariarcha Anthocheno</text:p>
      <text:p text:style-name="Standard">Transportus</text:p>
      <text:p text:style-name="Standard">Episcopo Pictavensis / pro facto</text:p>
      <text:p text:style-name="Standard">Fiat transportus coram duobus notariis Castelleti ut petit De Croces</text:p>
      <text:p text:style-name="Standard">=FRAN_0393_05292_L.jpg=</text:p>
      <text:p text:style-name="Standard">Placet dominis quod magister Hector Renovart canonicum Par. et Carnotensis lucratur</text:p>
      <text:p text:style-name="Standard">Renouart</text:p>
      <text:p text:style-name="Standard">et habeat suus distribuciones exceptis pane capituli et ave Regina / eudo</text:p>
      <text:p text:style-name="Standard">de Parisius apud Carnotum et redendo et laborando pro ecclesia pro recuperacione</text:p>
      <text:p text:style-name="Standard">certe summe debite ecclesie Par. apud Canotum</text:p>
      <text:p text:style-name="Standard">62.</text:p>
      <text:p text:style-name="Standard">Obitus</text:p>
      <text:p text:style-name="Standard">Jovis quinta Augusti hora quasi iiiia de mane obiit dominus.</text:p>
      <text:p text:style-name="Standard">Clemens Melloti presbyter canonicus Par. in domo sua claustrali / et fuit</text:p>
      <text:p text:style-name="Standard">u</text:p>
      <text:p text:style-name="Standard">inhumatus ipsa die in ecclesia Par. post vesperas et servicium suum</text:p>
      <text:p text:style-name="Standard">factum.</text:p>
      <text:p text:style-name="Standard"><text:soft-page-break/>Veneris via augusti capitulantibus dominis</text:p>
      <text:p text:style-name="Standard">Archidiacono de Josayo.</text:p>
      <text:p text:style-name="Standard">Succentore</text:p>
      <text:p text:style-name="Standard">De Croces</text:p>
      <text:p text:style-name="Standard">Aguenin</text:p>
      <text:p text:style-name="Standard">Cancellario</text:p>
      <text:p text:style-name="Standard">Victri</text:p>
      <text:p text:style-name="Standard">Fraxinis</text:p>
      <text:p text:style-name="Standard">Penitenciario</text:p>
      <text:p text:style-name="Standard">Monneti</text:p>
      <text:p text:style-name="Standard">de Cameraco</text:p>
      <text:p text:style-name="Standard">Chacy</text:p>
      <text:p text:style-name="Standard">Jerson</text:p>
      <text:p text:style-name="Standard">Breton</text:p>
      <text:p text:style-name="Standard">Pion</text:p>
      <text:p text:style-name="Standard">Confranc } infirmo</text:p>
      <text:p text:style-name="Standard">Mondidier</text:p>
      <text:p text:style-name="Standard">Cotin</text:p>
      <text:p text:style-name="Standard">Sohier</text:p>
      <text:p text:style-name="Standard">Gaillon</text:p>
      <text:p text:style-name="Standard">Despars</text:p>
      <text:p text:style-name="Standard">De Brollio</text:p>
      <text:p text:style-name="Standard">Haultny</text:p>
      <text:p text:style-name="Standard">Boullardi</text:p>
      <text:p text:style-name="Standard">Paillardi</text:p>
      <text:p text:style-name="Standard">excusatis</text:p>
      <text:p text:style-name="Standard">Bussi</text:p>
      <text:p text:style-name="Standard">Bastardi</text:p>
      <text:p text:style-name="Standard">P Thomas</text:p>
      <text:p text:style-name="Standard">Fresnoy</text:p>
      <text:p text:style-name="Standard">Renouart</text:p>
      <text:p text:style-name="Standard">Audita relacione m. V. de Croces alterius ad hoc commissorum conceditur</text:p>
      <text:p text:style-name="Standard">De religiosis domus Dei religiosis domus Dei Par. quod possint renunciare cuidem domui apud</text:p>
      <text:p text:style-name="Standard">domo</text:p>
      <text:p text:style-name="Standard">Mondeville existenti proviso quod non solvant expensis.</text:p>
      <text:p text:style-name="Standard">De magistro Jo. Sellarii thesaurarius Laudunensis citato auctoritate privilegiorum etc contra</text:p>
      <text:p text:style-name="Standard"><text:soft-page-break/>procuratorem ecclesie ad causam plurium jurium debitorum ecclesie actoris cumparentibus</text:p>
      <text:p text:style-name="Standard">judicialiter in Capitulo partibus ipsis actor summavit reum ut redderet compotum</text:p>
      <text:p text:style-name="Standard">de nonnullis partibus per ipsum reum in partibus de Viry in Viromandia receptis</text:p>
      <text:p text:style-name="Standard">De magistro Johanne</text:p>
      <text:p text:style-name="Standard">qua summacione sic facta idem reus allegavit et dixit quod non tenebat</text:p>
      <text:p text:style-name="Standard">Sellarii</text:p>
      <text:p text:style-name="Standard">respondere quia erat exemptus propter dies lune proxime fuit ordinantum assignatum</text:p>
      <text:p text:style-name="Standard">ad dicendum causas sue declinatorie seu exemptionis / et ad procedendum ulterius</text:p>
      <text:p text:style-name="Standard">via juri et racionis.</text:p>
      <text:p text:style-name="Standard">=FRAN_0393_05293_L.jpg=</text:p>
      <text:p text:style-name="Standard">cccc li.</text:p>
      <text:p text:style-name="Standard">Licitacio domus claustralis deffuncti m. Jo. Chuffart continuata est ad lune</text:p>
      <text:p text:style-name="Standard">proxime pro omni dilacione et deliberabitur plus offerentem</text:p>
      <text:p text:style-name="Standard">licitacio domus m.</text:p>
      <text:p text:style-name="Standard">Jo. Chuffart</text:p>
      <text:p text:style-name="Standard">Geffroy Bachellier sergent etc a signifié a messeigneurs que demain on</text:p>
      <text:p text:style-name="Standard">Signifacion pro</text:p>
      <text:p text:style-name="Standard">domo de Bourc Thibout menra les jurez en l'ostel du Lion en Bourg Thibout</text:p>
      <text:p text:style-name="Standard">Fiat de die hodierna Testamenti domini Clementis Melloti canonici Par.</text:p>
      <text:p text:style-name="Standard">Testamentum</text:p>
      <text:p text:style-name="Standard">deffuncti in forma debita.</text:p>
      <text:p text:style-name="Standard">Melloti</text:p>
      <text:p text:style-name="Standard">Lune ix augusti capitulantibus dominis</text:p>
      <text:p text:style-name="Standard">Archidiacono de Josayo</text:p>
      <text:p text:style-name="Standard">Succentore</text:p>
      <text:p text:style-name="Standard">De Croces</text:p>
      <text:p text:style-name="Standard">Sohier</text:p>
      <text:p text:style-name="Standard">Guerinet</text:p>
      <text:p text:style-name="Standard">Boullardi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P Thomas</text:p>
      <text:p text:style-name="Standard">Chacy</text:p>
      <text:p text:style-name="Standard">De Brollio</text:p>
      <text:p text:style-name="Standard"><text:soft-page-break/>Fraxinis</text:p>
      <text:p text:style-name="Standard">Breton</text:p>
      <text:p text:style-name="Standard">Vayli</text:p>
      <text:p text:style-name="Standard">De Cameraco</text:p>
      <text:p text:style-name="Standard">Cotin</text:p>
      <text:p text:style-name="Standard">Paillard</text:p>
      <text:p text:style-name="Standard">Despars</text:p>
      <text:p text:style-name="Standard">Gaillon</text:p>
      <text:p text:style-name="Standard">Moneti</text:p>
      <text:p text:style-name="Standard">Confranc infirmo</text:p>
      <text:p text:style-name="Standard">Haultny</text:p>
      <text:p text:style-name="Standard">Jerson</text:p>
      <text:p text:style-name="Standard">Du Drac</text:p>
      <text:p text:style-name="Standard">Aguenin</text:p>
      <text:p text:style-name="Standard">Renouart ex pro ecclesia</text:p>
      <text:p text:style-name="Standard">Bussi</text:p>
      <text:p text:style-name="Standard">Pion</text:p>
      <text:p text:style-name="Standard">Fresnoy</text:p>
      <text:p text:style-name="Standard">Bastardi</text:p>
      <text:p text:style-name="Standard">domini</text:p>
      <text:p text:style-name="Standard">De Magistro Johanne</text:p>
      <text:p text:style-name="Standard">Archidiaconus de Josayo} dati sunt commissarii ad audiendum compotum m. Jo. Sellarii</text:p>
      <text:p text:style-name="Standard">Sellarii.</text:p>
      <text:p text:style-name="Standard">et M. de Croces cui dies hodierna erat assignata ad dicendum causas sue exempcionis</text:p>
      <text:p text:style-name="Standard">Supplicantes pro</text:p>
      <text:p text:style-name="Standard">Hodie supplicaverunt pro prebenda Sancti Aniani vacantes per obitum deffuncti</text:p>
      <text:p text:style-name="Standard">prebenda Sancti Aniani.</text:p>
      <text:p text:style-name="Standard">domini Clementis Melloti . Gabriel . Famuli. Fourbeur. Marinet / et</text:p>
      <text:p text:style-name="Standard">similiter et alii socii pro aliis beneficiis que vacabunt per ordinem etc. Jo. Valet</text:p>
      <text:p text:style-name="Standard">Infantis Cormont Paté et alii etc.</text:p>
      <text:p text:style-name="Standard">procuratorem</text:p>
      <text:p text:style-name="Standard">Domini hodie constituerunt procuratorem dominum Almarricum de Moniant militem</text:p>
      <text:p text:style-name="Standard">capitulo par.</text:p>
      <text:p text:style-name="Standard">baillivum de Montanis Alvernie pro rege et alios nominandos per m.</text:p>
      <text:p text:style-name="Standard">Jo. de Brollio / cum potestate substuendi ad lites etc. in forma</text:p>
      <text:p text:style-name="Standard">83.</text:p>
      <text:p text:style-name="Standard"><text:soft-page-break/>=FRAN_0393_05294_L.jpg=</text:p>
      <text:p text:style-name="Standard">Guerinet</text:p>
      <text:p text:style-name="Standard">84.</text:p>
      <text:p text:style-name="Standard">Fiant et tradantur magistro L. Guernet canonico Par. lictere Capituli Par. credencie</text:p>
      <text:p text:style-name="Standard">De quictancia domini</text:p>
      <text:p text:style-name="Standard">Fiat et tradatur domino Episcopo Par. quictancia prout in anno preterito</text:p>
      <text:p text:style-name="Standard">episcopi</text:p>
      <text:p text:style-name="Standard">Par.</text:p>
      <text:p text:style-name="Standard">De hiis que debet ecclesie</text:p>
      <text:p text:style-name="Standard">Magister Johannes Du Drac canonicus Par. qui de proximo intendit ire</text:p>
      <text:p text:style-name="Standard">in partibus Picardie commictitur ad visitandum reparaciones factas</text:p>
      <text:p text:style-name="Standard">De magistro Johanne du de facto domini de Bethune per consilium et tradantur sibi lictere</text:p>
      <text:p text:style-name="Standard">per dominum Archidiaconum de Josayo apud Ayencourt / et ad providendum</text:p>
      <text:p text:style-name="Standard">Drac commisso</text:p>
      <text:p text:style-name="Standard">obligaciones / et habeat procuratorem capituli ad hoc sufficientem / et lucrabitur</text:p>
      <text:p text:style-name="Standard">et habebit suas distribuciones</text:p>
      <text:p text:style-name="Standard">Licitacio domus claustralis deffuncti m. Jo. Chuffart continuata</text:p>
      <text:p text:style-name="Standard">Domus Chuffart</text:p>
      <text:p text:style-name="Standard">est iterum ut prius pro omni dilacione adjuncium proxime ad viixx x.</text:p>
      <text:p text:style-name="Standard">scuta.</text:p>
      <text:p text:style-name="Standard">Optacio prebende</text:p>
      <text:p text:style-name="Standard">e</text:p>
      <text:p text:style-name="Standard">Hodie magister Radulphus canonicus Par. optavit locum prebende</text:p>
      <text:p text:style-name="Standard">deffuncti domini Clemenis Melloti $ad$ videlicet apud Moryacum.</text:p>
      <text:p text:style-name="Standard">Actentis licteris regis alias domino episcopo et capitulo Par. missis hic visis</text:p>
      <text:p text:style-name="Standard">processiones</text:p>
      <text:p text:style-name="Standard">mencionem faciendum de recumperacione tocius patrie Normanie et</text:p>
      <text:p text:style-name="Standard">generales</text:p>
      <text:p text:style-name="Standard">insequando contenta in eisdem conclusum est fieri processiones</text:p>
      <text:p text:style-name="Standard">generales die jovis proxime et de loco et de Modo conferetur cum</text:p>
      <text:p text:style-name="Standard">dicto domino Par.</text:p>
      <text:p text:style-name="Standard">l</text:p>
      <text:p text:style-name="Standard">=FRAN_0393_05295_L.jpg=</text:p>
      <text:p text:style-name="Standard">$Veneris xiii augusti capitulantibus dominis$</text:p>
      <text:p text:style-name="Standard">Mercurii xi augusti capitulantibus dominis</text:p>
      <text:p text:style-name="Standard">Archidiacono de Josayo</text:p>
      <text:p text:style-name="Standard"><text:soft-page-break/>Succentore</text:p>
      <text:p text:style-name="Standard">De Croces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Ordeimonte</text:p>
      <text:p text:style-name="Standard">De Brollio</text:p>
      <text:p text:style-name="Standard">Chacy</text:p>
      <text:p text:style-name="Standard">Moneti</text:p>
      <text:p text:style-name="Standard">Breton</text:p>
      <text:p text:style-name="Standard">Jerson</text:p>
      <text:p text:style-name="Standard">Cotin</text:p>
      <text:p text:style-name="Standard">Aguenin</text:p>
      <text:p text:style-name="Standard">Gaillon</text:p>
      <text:p text:style-name="Standard">Pion</text:p>
      <text:p text:style-name="Standard">Haultny</text:p>
      <text:p text:style-name="Standard">Bastardi</text:p>
      <text:p text:style-name="Standard">Du Drac</text:p>
      <text:p text:style-name="Standard">Sohier</text:p>
      <text:p text:style-name="Standard">Bussi</text:p>
      <text:p text:style-name="Standard">Despars</text:p>
      <text:p text:style-name="Standard">Fresnoy</text:p>
      <text:p text:style-name="Standard">Boullard</text:p>
      <text:p text:style-name="Standard">Audita relacione m. P. Thomas canonici Par. et prebenda apud Cristollium</text:p>
      <text:p text:style-name="Standard">qui retulit reperisse hominem qui vult capere a Capitulo certas domos terras</text:p>
      <text:p text:style-name="Standard">et masuras ibidem existentes dum tamen domini velint sibi facere moderacionem</text:p>
      <text:p text:style-name="Standard">de omeribus et de redditibus . De Croces et Bastardi deputantur ad videndum</text:p>
      <text:p text:style-name="Standard">Inquirendum et refferendum.</text:p>
      <text:p text:style-name="Standard">Hodie m. P. Gaboureau requisivit et supplicavit dominis ut velint continuare</text:p>
      <text:p text:style-name="Standard">locagium domus quam ipse nunc inhabitat in claustro quam possidebat</text:p>
      <text:p text:style-name="Standard">nuper dominus Clemens Mellot deffunctis et quam ipse tenet ad locagium</text:p>
      <text:p text:style-name="Standard">Gaboureau</text:p>
      <text:p text:style-name="Standard">pro octo scutis ut dicebat a festo Sancti Jo. Baptiste novissime preterito</text:p>
      <text:p text:style-name="Standard">Super quo placet dominis ut petitur nisi veniat interim aliquis canonicus</text:p>
      <text:p text:style-name="Standard">s</text:p>
      <text:p text:style-name="Standard"><text:soft-page-break/>qui velit eam emere.</text:p>
      <text:p text:style-name="Standard">de putat</text:p>
      <text:p text:style-name="Standard">scolis</text:p>
      <text:p text:style-name="Standard">Succentor} deputantur ad se informandum de scolis de fossato Sancti Germani quas</text:p>
      <text:p text:style-name="Standard">Bastardi petit quidem magister Ro. de Maresco presbyter</text:p>
      <text:p text:style-name="Standard">Declaracio capitanie</text:p>
      <text:p text:style-name="Standard">e</text:p>
      <text:p text:style-name="Standard">Postquam capellania ad altare Sancti Johannis Baptiste in ecclesia Par. fundata declarata fuit</text:p>
      <text:p text:style-name="Standard">vacans</text:p>
      <text:p text:style-name="Standard">et ejus</text:p>
      <text:p text:style-name="Standard">per capitulum vacans per obitum m. P. Hemon ultimi possessoris ejusdem magister Ro</text:p>
      <text:p text:style-name="Standard">collacio</text:p>
      <text:p text:style-name="Standard">Cibolle cancellarius et canonicatum ecclesie Par. existens in turno parvo contulit eam Roberto</text:p>
      <text:p text:style-name="Standard">le Fortier ejus clerico et servitori diocesis Rothomagensis presentibus in ecclesia Par. magistris</text:p>
      <text:p text:style-name="Standard">Comissi</text:p>
      <text:p text:style-name="Standard">Jo. de Oliva et Jo. de Brollio canonici Par.</text:p>
      <text:p text:style-name="Standard">pro libris Jerson cum domino camerario deputantur ad recolendum inventarium librorum librarie</text:p>
      <text:p text:style-name="Standard">librarie</text:p>
      <text:p text:style-name="Standard">Moneti ecclesie et ad providendum super admissione seu perdicione nonnullorum ipsorum</text:p>
      <text:p text:style-name="Standard">Deputati</text:p>
      <text:p text:style-name="Standard">pro</text:p>
      <text:p text:style-name="Standard">Vicestre</text:p>
      <text:p text:style-name="Standard">De Oliva</text:p>
      <text:p text:style-name="Standard">P. Thomas</text:p>
      <text:p text:style-name="Standard">deputantur ad loquendum cum domino episcopo Trecensis videlicet</text:p>
      <text:p text:style-name="Standard">Domus de Chuffart</text:p>
      <text:p text:style-name="Standard">Raguier pro Vicestre et refferenndum</text:p>
      <text:p text:style-name="Standard">Licitacio domus de Chuffart continuata est ut prius ut ad xv ad viixx x scuta</text:p>
      <text:p text:style-name="Standard">cccc li.</text:p>
      <text:p text:style-name="Standard">Deputati pro terris</text:p>
      <text:p text:style-name="Standard">de Cristollio</text:p>
      <text:p text:style-name="Standard">Pthomas</text:p>
      <text:p text:style-name="Standard">Fraxinis</text:p>
      <text:p text:style-name="Standard">de Cameraco</text:p>
      <text:p text:style-name="Standard">Confranc infirmo</text:p>
      <text:p text:style-name="Standard">Paillard excusato</text:p>
      <text:p text:style-name="Standard"><text:soft-page-break/>Renouard extra</text:p>
      <text:p text:style-name="Standard">85.</text:p>
      <text:p text:style-name="Standard">=FRAN_0393_05296_L.jpg=</text:p>
      <text:p text:style-name="Standard">86.</text:p>
      <text:p text:style-name="Standard">Veneris xiiia augusti capitulantibus dominis</text:p>
      <text:p text:style-name="Standard">Archidiacono de Josayo</text:p>
      <text:p text:style-name="Standard">Fresnoy</text:p>
      <text:p text:style-name="Standard">Boullardi</text:p>
      <text:p text:style-name="Standard">Succentore</text:p>
      <text:p text:style-name="Standard">De Croces</text:p>
      <text:p text:style-name="Standard">Fraxinis</text:p>
      <text:p text:style-name="Standard">Cancellario</text:p>
      <text:p text:style-name="Standard">Mondier</text:p>
      <text:p text:style-name="Standard">Ordeimonte</text:p>
      <text:p text:style-name="Standard">Victri</text:p>
      <text:p text:style-name="Standard">Confranc infirmo</text:p>
      <text:p text:style-name="Standard">Chacy</text:p>
      <text:p text:style-name="Standard">Vayli</text:p>
      <text:p text:style-name="Standard">De Brollio</text:p>
      <text:p text:style-name="Standard">Breton</text:p>
      <text:p text:style-name="Standard">Paillard</text:p>
      <text:p text:style-name="Standard">Bastardi } excusatis</text:p>
      <text:p text:style-name="Standard">Cotin</text:p>
      <text:p text:style-name="Standard">Jerson</text:p>
      <text:p text:style-name="Standard">Renouart extra</text:p>
      <text:p text:style-name="Standard">Gaillon</text:p>
      <text:p text:style-name="Standard">Aguenin</text:p>
      <text:p text:style-name="Standard">Haultny</text:p>
      <text:p text:style-name="Standard">Pion</text:p>
      <text:p text:style-name="Standard">Du Drac</text:p>
      <text:p text:style-name="Standard">Sohier</text:p>
      <text:p text:style-name="Standard">Bussi</text:p>
      <text:p text:style-name="Standard">Despars</text:p>
      <text:p text:style-name="Standard">G. Coulon sergent a adjourné messeigneurs a lundi contra monseigneur l'evesque</text:p>
      <text:p text:style-name="Standard">adjournement</text:p>
      <text:p text:style-name="Standard">de Meaulx prieur de Saint Eloy pour oïr une somacion</text:p>
      <text:p text:style-name="Standard"><text:soft-page-break/>Hodie Robertus Le Fortier clericus Salvo jure cujuslibet mediante</text:p>
      <text:p text:style-name="Standard">licteris collacionis m. Ro. Cibolle cancellarius et canonici ecclesie Par. fuit receptus</text:p>
      <text:p text:style-name="Standard">ad capellaniam Sancti Johannis Baptiste in dicta ecclesia nuper vacantes per obitum defuncti</text:p>
      <text:p text:style-name="Standard">Recepcio capellani</text:p>
      <text:p text:style-name="Standard">. P. Hemon ultimi possessionus ejusdem et eidem Ro. collatam per dictum</text:p>
      <text:p text:style-name="Standard">dominum cancellarium existentem in suo parvo turno / qui juravit in forma</text:p>
      <text:p text:style-name="Standard">et fuit installatus.</text:p>
      <text:p text:style-name="Standard">Ad supplicacionem m. Ro. de Maresco m. in artibus et bachalarii in theologia et decretis</text:p>
      <text:p text:style-name="Standard">nem</text:p>
      <text:p text:style-name="Standard">Collacio scolarum data est sibi licencia tenendi et reginendi scolas puerorum masculinum sub domino</text:p>
      <text:p text:style-name="Standard">Cantore Par. in parrochia Sancti Germani Autissiodorensis Par. in vico de Tirechape.</text:p>
      <text:p text:style-name="Standard">nem</text:p>
      <text:p text:style-name="Standard">Halle</text:p>
      <text:p text:style-name="Standard">Ad supplicacionem m. P. Halle prorogatus est ejus terminus ad xv.</text:p>
      <text:p text:style-name="Standard">ut prius ad reddendum compota sua</text:p>
      <text:p text:style-name="Standard">Ad supplicacionem de Piefort clerici matutinarum qui petit licenciam</text:p>
      <text:p text:style-name="Standard">ensis</text:p>
      <text:p text:style-name="Standard">a Capitulo et habere pannos ecclesie . Placet dominis ut petitur et</text:p>
      <text:p text:style-name="Standard">Pié de fort</text:p>
      <text:p text:style-name="Standard">quod defferat hujusmodi pannos pro octo diebus et quod solvatur de hiis</text:p>
      <text:p text:style-name="Standard">que sibi debant et lucratus fuit de suis distribucionibus quia</text:p>
      <text:p text:style-name="Standard">ut dixit intendit ire manere cum domino duce Aurelianensi</text:p>
      <text:p text:style-name="Standard">Fiat convocacio ad mercurii proxime pro disponendo de prebenda</text:p>
      <text:p text:style-name="Standard">Convocacio</text:p>
      <text:p text:style-name="Standard">Sancti Aniani quam nuper obtinebat $m$ dominus Clemens Melloti</text:p>
      <text:p text:style-name="Standard">et de prebenda Sancti Dionisii et aliarum prebendarum et beneficiorum etc.</text:p>
      <text:p text:style-name="Standard">procuratori apud Fiat procuratorem capituli pro Petro Poytevin de Castaneto ad</text:p>
      <text:p text:style-name="Standard">Castanetum</text:p>
      <text:p text:style-name="Standard">lites et causas pro prebenda ibidem</text:p>
      <text:p text:style-name="Standard">=FRAN_0393_05297_L.jpg=</text:p>
      <text:p text:style-name="Standard">De peccuniis</text:p>
      <text:p text:style-name="Standard">Liricantus</text:p>
      <text:p text:style-name="Standard">CCCC li.</text:p>
      <text:p text:style-name="Standard">Conclusum est quod de cetero peccunie provenientes de Liricantu recipiantur</text:p>
      <text:p text:style-name="Standard">in Capitulo et ponantur in uno coffro in thesauro ecclesie sub duabus clavibus</text:p>
      <text:p text:style-name="Standard">et dicatur magistro Jo. du Drac quod tradat peccunias quas propter hoc recepit</text:p>
      <text:p text:style-name="Standard"><text:soft-page-break/>reddatque $sua $compt$ pro emendo bladu pro tempore futuro quodque redat</text:p>
      <text:p text:style-name="Standard">sua compota / Et ad emendum hujusmodi bladum deputatus est m. Martinus</text:p>
      <text:p text:style-name="Standard">de Fraxinis et istud appunctuamentum dictum est dicto du Drac presenti</text:p>
      <text:p text:style-name="Standard">De bulla</text:p>
      <text:p text:style-name="Standard">Domus Dei Par.</text:p>
      <text:p text:style-name="Standard">Hodie fuit visa hic bulla papalis obtenta ex parte religiosorum</text:p>
      <text:p text:style-name="Standard">domus Dei Par. pro indulgenciis etc. que tradita est magistro G. Cotin</text:p>
      <text:p text:style-name="Standard">ad videndum et refferendum.</text:p>
      <text:p text:style-name="Standard">Fiat procuracionem pro magistro Jo. Du Drac canonico Par. ad lites / et specialiter ad</text:p>
      <text:p text:style-name="Standard">relevandum terras foeda et hereditagia / et ad intrandum in feodo et hommagiis</text:p>
      <text:p text:style-name="Standard">solvendum ventas et alia jura ponendum licteras a reclam gallice cum potestate</text:p>
      <text:p text:style-name="Standard">substituendi Et habebit suas distribuciones eundo quamdiu fuerit impeditum</text:p>
      <text:p text:style-name="Standard">pro ecclesia in illis partibus Picardie.</text:p>
      <text:p text:style-name="Standard">procuraionem pro</text:p>
      <text:p text:style-name="Standard">Du Drac</text:p>
      <text:p text:style-name="Standard">Lune xvi. augusti capitulantibus dominis</text:p>
      <text:p text:style-name="Standard">Archidiacono de Josayo</text:p>
      <text:p text:style-name="Standard">Succentore</text:p>
      <text:p text:style-name="Standard">Fresnoy</text:p>
      <text:p text:style-name="Standard">Bastardi</text:p>
      <text:p text:style-name="Standard">Cancellario</text:p>
      <text:p text:style-name="Standard">De Croces</text:p>
      <text:p text:style-name="Standard">Sohier</text:p>
      <text:p text:style-name="Standard">Penitenciario</text:p>
      <text:p text:style-name="Standard">Mondidier</text:p>
      <text:p text:style-name="Standard">Boullardi</text:p>
      <text:p text:style-name="Standard">Ordeimonte</text:p>
      <text:p text:style-name="Standard">Victri</text:p>
      <text:p text:style-name="Standard">P Thomas</text:p>
      <text:p text:style-name="Standard">Chacy</text:p>
      <text:p text:style-name="Standard">De Brollio</text:p>
      <text:p text:style-name="Standard">Fraxinis</text:p>
      <text:p text:style-name="Standard">Breton</text:p>
      <text:p text:style-name="Standard">Vayli</text:p>
      <text:p text:style-name="Standard">Cotin</text:p>
      <text:p text:style-name="Standard">De Cameraco</text:p>
      <text:p text:style-name="Standard"><text:soft-page-break/>Paillard</text:p>
      <text:p text:style-name="Standard">Gaillon</text:p>
      <text:p text:style-name="Standard">Ja. Despars</text:p>
      <text:p text:style-name="Standard">Moneti</text:p>
      <text:p text:style-name="Standard">Haultny</text:p>
      <text:p text:style-name="Standard">Confranc infirmo</text:p>
      <text:p text:style-name="Standard">Jerson</text:p>
      <text:p text:style-name="Standard">Du Drac</text:p>
      <text:p text:style-name="Standard">Aguenin</text:p>
      <text:p text:style-name="Standard">Renouart extra</text:p>
      <text:p text:style-name="Standard">Bussi</text:p>
      <text:p text:style-name="Standard">Pion</text:p>
      <text:p text:style-name="Standard">Audita relacione m. Ste. Pion qui visitavit quasdam masuras seu plateas</text:p>
      <text:p text:style-name="Standard">Dei Par. pro</text:p>
      <text:p text:style-name="Standard">retro cimiterium Sancti Gervasii in vico des Barres que tangunt domum Dei</text:p>
      <text:p text:style-name="Standard">certis masuris.</text:p>
      <text:p text:style-name="Standard">Par. et les xvxx Placet dominis ut petitur habito prius juramento m. dicte domus</text:p>
      <text:p text:style-name="Standard">de commodo vel incommodo videlicet quod tradantur Jo Roger et P. Le Maire pro vi £. p.</text:p>
      <text:p text:style-name="Standard">redditus de quibus poterunt redimere xl s. p.</text:p>
      <text:p text:style-name="Standard">87.</text:p>
      <text:p text:style-name="Standard">=FRAN_0393_05298_L.jpg=</text:p>
      <text:p text:style-name="Standard">mandatum capituli pro.</text:p>
      <text:p text:style-name="Standard">M. V. De Croces</text:p>
      <text:p text:style-name="Standard">Tradatur magistro V. De Croces mandatum Capituli de tradendo peccunias pro</text:p>
      <text:p text:style-name="Standard">providendo Michaeli Bout spé ecclesie de una capa superliciis et</text:p>
      <text:p text:style-name="Standard">galitis super officialio stacionum / et tradentur ipse peccunie domino penitenciario</text:p>
      <text:p text:style-name="Standard">qui super hoc providebit</text:p>
      <text:p text:style-name="Standard">Commissi pro domo</text:p>
      <text:p text:style-name="Standard">.Cle. Melloti</text:p>
      <text:p text:style-name="Standard">Succentor</text:p>
      <text:p text:style-name="Standard">Ordeimonte domini Clementis Melloti</text:p>
      <text:p text:style-name="Standard">commictuntur ad visitandum domum claustralem deffuncti</text:p>
      <text:p text:style-name="Standard">Commissi ad eodem</text:p>
      <text:p text:style-name="Standard">Barre pro confrateria</text:p>
      <text:p text:style-name="Standard">Penitenciarius } commictuntur cum plena potestate Capituli ad cogendum m. Jacobum</text:p>
      <text:p text:style-name="Standard">Sancti Sebastiani</text:p>
      <text:p text:style-name="Standard"><text:soft-page-break/>Ordeimonte Barre et omnes alios ad reddendum compota de confratria Sancti</text:p>
      <text:p text:style-name="Standard">Sebastiani</text:p>
      <text:p text:style-name="Standard">Haultny pro domo</text:p>
      <text:p text:style-name="Standard">De Croces</text:p>
      <text:p text:style-name="Standard">De Bonnollio</text:p>
      <text:p text:style-name="Standard">P. Thomas</text:p>
      <text:p text:style-name="Standard">Commictuntur ad videndum reparaciones domus de Bonnollio</text:p>
      <text:p text:style-name="Standard">quas fieri fecit m. R. Haultny ut dicit</text:p>
      <text:p text:style-name="Standard">Officiarius</text:p>
      <text:p text:style-name="Standard">Placet dominis facere diminucionem magistro Thome</text:p>
      <text:p text:style-name="Standard">quos ecclesia Par. percipit in vico de Versailles super quadam domo</text:p>
      <text:p text:style-name="Standard">de xx s. p.</text:p>
      <text:p text:style-name="Standard">$Et$ videlicet pro viii s. p. redditus / et auctorizaverunt m. Jo. Thibout</text:p>
      <text:p text:style-name="Standard">m. Jo. Thibout</text:p>
      <text:p text:style-name="Standard">capellanum in ecclesia Par. ad altare sanctorum Georgii et Blasii de tradendo dictam</text:p>
      <text:p text:style-name="Standard">domum pro sua capellania $sti$ scilicet pro vi s. viii d. redditus</text:p>
      <text:p text:style-name="Standard">88.</text:p>
      <text:p text:style-name="Standard">Mercurii xviii augusti capitulantibus dominis</text:p>
      <text:p text:style-name="Standard">Archidiacono de Josayo</text:p>
      <text:p text:style-name="Standard">De Croces</text:p>
      <text:p text:style-name="Standard">Boullardi</text:p>
      <text:p text:style-name="Standard">Succentore</text:p>
      <text:p text:style-name="Standard">Mondidier</text:p>
      <text:p text:style-name="Standard">P Thomas</text:p>
      <text:p text:style-name="Standard">Cancellario</text:p>
      <text:p text:style-name="Standard">Victri</text:p>
      <text:p text:style-name="Standard">Fraxinis</text:p>
      <text:p text:style-name="Standard">Penitenciario</text:p>
      <text:p text:style-name="Standard">De Brollio</text:p>
      <text:p text:style-name="Standard">De Cameraco</text:p>
      <text:p text:style-name="Standard">Ordeimonte</text:p>
      <text:p text:style-name="Standard">Vayli</text:p>
      <text:p text:style-name="Standard">Confranc infirmo</text:p>
      <text:p text:style-name="Standard">Chacy</text:p>
      <text:p text:style-name="Standard">Paillard</text:p>
      <text:p text:style-name="Standard">Gaillon }excusato</text:p>
      <text:p text:style-name="Standard"><text:soft-page-break/>Breton</text:p>
      <text:p text:style-name="Standard">Monneti</text:p>
      <text:p text:style-name="Standard">Cotin</text:p>
      <text:p text:style-name="Standard">Aguenin</text:p>
      <text:p text:style-name="Standard">Jerson</text:p>
      <text:p text:style-name="Standard">Haultnn</text:p>
      <text:p text:style-name="Standard">Pion</text:p>
      <text:p text:style-name="Standard">Renouart extra</text:p>
      <text:p text:style-name="Standard">Du Drac</text:p>
      <text:p text:style-name="Standard">Bastardi</text:p>
      <text:p text:style-name="Standard">Bussi</text:p>
      <text:p text:style-name="Standard">Sohier</text:p>
      <text:p text:style-name="Standard">Fresnoy</text:p>
      <text:p text:style-name="Standard">Despars</text:p>
      <text:p text:style-name="Standard">=FRAN_0393_05299_L.jpg=</text:p>
      <text:p text:style-name="Standard">De executoribus domini</text:p>
      <text:p text:style-name="Standard">Cle. Melloti</text:p>
      <text:p text:style-name="Standard">cccc li.</text:p>
      <text:p text:style-name="Standard">Executoribus testamenti defuncti domini Clementis Melloti petentibus expediciones</text:p>
      <text:p text:style-name="Standard">et tradicionem bonorum mobilium dicti deffuncti in domo sua claustrali existencium</text:p>
      <text:p text:style-name="Standard">responsum est quod primo ipsa visitabitur et reparaciones ejusdem et postmodum</text:p>
      <text:p text:style-name="Standard">eisdem respondebitur / et ad videndum dictas reparaciones commictuntur Ordeimonte</text:p>
      <text:p text:style-name="Standard">et P. Thomas vocato m. Jo. James magistro operarum ecclesie</text:p>
      <text:p text:style-name="Standard">Hodie dominis prefatis convocatis et congregatis pro disponendo de</text:p>
      <text:p text:style-name="Standard">beneficiis et maxime de prebenda Sancti Aniani vacantis per obitum</text:p>
      <text:p text:style-name="Standard">domini Clementis Melloti / lectaque et visa bulla pape Clementis vii.</text:p>
      <text:p text:style-name="Standard">que fit mencio de xxiiii. beneficiis que non cadunt sub expectacione etc</text:p>
      <text:p text:style-name="Standard">De Beneficis</text:p>
      <text:p text:style-name="Standard">conferendis</text:p>
      <text:p text:style-name="Standard">et quomodo debent conferi et quibus et inter cetera in eadem continentur</text:p>
      <text:p text:style-name="Standard">quod debent conferi magis instructis in officio etc. ordinatum est quod differatur</text:p>
      <text:p text:style-name="Standard">negocium usque ad veneris proxime . Et interim videbuntur ordinaciones domorum</text:p>
      <text:p text:style-name="Standard">claustralium dictorum canonicorum Sancti Aniani Et ad illam diem ordinabitur</text:p>
      <text:p text:style-name="Standard">cor</text:p>
      <text:p text:style-name="Standard">de dictis beneficiis in communi</text:p>
      <text:p text:style-name="Standard">Item respectu bulle indulgenciarum domus Dei Par. provisores</text:p>
      <text:p text:style-name="Standard"><text:soft-page-break/>dicte domus se informabunt de confratriis dicte domus / et</text:p>
      <text:p text:style-name="Standard">de circunstanciis secundum intencionem Capituli et refferent de commodo vel</text:p>
      <text:p text:style-name="Standard">incommodi. Et super hoc loquetur cum domino Par.</text:p>
      <text:p text:style-name="Standard">de Bulla</text:p>
      <text:p text:style-name="Standard">domus Dei Par.</text:p>
      <text:p text:style-name="Standard">89.</text:p>
      <text:p text:style-name="Standard">=FRAN_0393_05300_L.jpg=</text:p>
      <text:p text:style-name="Standard">90.</text:p>
      <text:p text:style-name="Standard">Veneris xxa augusti capitulantibus dominis</text:p>
      <text:p text:style-name="Standard">Archidiacono de Josayo</text:p>
      <text:p text:style-name="Standard">De Croces</text:p>
      <text:p text:style-name="Standard">Bastardi</text:p>
      <text:p text:style-name="Standard">Succentore</text:p>
      <text:p text:style-name="Standard">Mondidier</text:p>
      <text:p text:style-name="Standard">Sohier</text:p>
      <text:p text:style-name="Standard">Cancellario</text:p>
      <text:p text:style-name="Standard">Victri</text:p>
      <text:p text:style-name="Standard">Despars</text:p>
      <text:p text:style-name="Standard">Penitenciario</text:p>
      <text:p text:style-name="Standard">Ordeimonte</text:p>
      <text:p text:style-name="Standard">De Brollio</text:p>
      <text:p text:style-name="Standard">Boullardi</text:p>
      <text:p text:style-name="Standard">Chacy</text:p>
      <text:p text:style-name="Standard">Vayli</text:p>
      <text:p text:style-name="Standard">P Thomas</text:p>
      <text:p text:style-name="Standard">Breton</text:p>
      <text:p text:style-name="Standard">Paillard</text:p>
      <text:p text:style-name="Standard">Fraxinis</text:p>
      <text:p text:style-name="Standard">Cotin</text:p>
      <text:p text:style-name="Standard">Monneti</text:p>
      <text:p text:style-name="Standard">De Cameraco</text:p>
      <text:p text:style-name="Standard">Gaillon</text:p>
      <text:p text:style-name="Standard">Jerson</text:p>
      <text:p text:style-name="Standard">Haultny</text:p>
      <text:p text:style-name="Standard">Aguenin</text:p>
      <text:p text:style-name="Standard">Confranc infirmo</text:p>
      <text:p text:style-name="Standard"><text:soft-page-break/>Du Drac } extra</text:p>
      <text:p text:style-name="Standard">Bussi</text:p>
      <text:p text:style-name="Standard">Pion</text:p>
      <text:p text:style-name="Standard">Renouart</text:p>
      <text:p text:style-name="Standard">Fresnoy</text:p>
      <text:p text:style-name="Standard">De Croces pro clerico</text:p>
      <text:p text:style-name="Standard">Placet dominis quod magister Vincencius De Croces officiarus horarum tradat clerico</text:p>
      <text:p text:style-name="Standard">M. T. Garnot</text:p>
      <text:p text:style-name="Standard">m. T. Garnot procuratoris capituli in parlamento dimidium scutum auri sibi</text:p>
      <text:p text:style-name="Standard">de dono concessum</text:p>
      <text:p text:style-name="Standard">De executoribus</text:p>
      <text:p text:style-name="Standard">m. Ste Pion commissus est ad prosequendum executores deffuncti m. Jo.</text:p>
      <text:p text:style-name="Standard">Baubignon</text:p>
      <text:p text:style-name="Standard">Baubignon dum viveret canonici Par. seu commissarios ad hoc</text:p>
      <text:p text:style-name="Standard">Commissi pro</text:p>
      <text:p text:style-name="Standard">Fraxinis } videbunt quandam domum de qua hic locutus dictus $de$ officiarus</text:p>
      <text:p text:style-name="Standard">quadam domo</text:p>
      <text:p text:style-name="Standard">officiarus horarum</text:p>
      <text:p text:style-name="Standard">opcio prebende</text:p>
      <text:p text:style-name="Standard">Hodie dominus penitenciarius optavit locum prebende deffuncti domini</text:p>
      <text:p text:style-name="Standard">de Mory</text:p>
      <text:p text:style-name="Standard">Clementis Melloti apud Mory</text:p>
      <text:p text:style-name="Standard">Domus claustralis deffuncti m. Jo. Chuffart dum viveret cancellarii</text:p>
      <text:p text:style-name="Standard">Tradicio domus.</text:p>
      <text:p text:style-name="Standard">et canonici Par. cujus hodie licitacio finitur tradita et deliberata</text:p>
      <text:p text:style-name="Standard">M. Jo. Chuffart</text:p>
      <text:p text:style-name="Standard">est cum suis juribus pertinenciis et oneribus magistro Ambrosio de Cameraco</text:p>
      <text:p text:style-name="Standard">canonico Par. tamquam ultimo $incazi$ Incarizante et plus offerente videlicet</text:p>
      <text:p text:style-name="Standard">pro et mediante summa . C. l. scutorum auri quam &gt; hodie tradidit</text:p>
      <text:p text:style-name="Standard">&gt; et summam C. l. scutorum</text:p>
      <text:p text:style-name="Standard">supra buffetum Capituli / mediante eciam parvo vino solvendo ad primum</text:p>
      <text:p text:style-name="Standard">capitulum et tenebit modo et forma aliorum canonicorum quamdiu fuerit canonicus eciam si fuerit evictus</text:p>
      <text:p text:style-name="Standard">Conclusum est quod domus claustralis quam nuper obtinebat</text:p>
      <text:p text:style-name="Standard">Divisio domus</text:p>
      <text:p text:style-name="Standard">deffunctus dominus Clemens Melloti prope portam claustri dividatur</text:p>
      <text:p text:style-name="Standard"><text:soft-page-break/>Claustralis</text:p>
      <text:p text:style-name="Standard">Sic quod de cetero antiquior vicarius Sancti Aniani aut alter ipsorum prout</text:p>
      <text:p text:style-name="Standard">plucuerit capitulo habebit uniam partem dicte domus et manebit cum</text:p>
      <text:p text:style-name="Standard">canonico</text:p>
      <text:p text:style-name="Standard">De prebenda Sancti</text:p>
      <text:p text:style-name="Standard">Conclusum est eciam quod prebenda dicti Sancti Aniani vacans ad presens</text:p>
      <text:p text:style-name="Standard">per obitum dicti domini Clementis conferatur magistro R. Le Fourbeur presbytero</text:p>
      <text:p text:style-name="Standard">Aniani</text:p>
      <text:p text:style-name="Standard">vicario Sancti Aniani tamquam benemerito et sufficiente</text:p>
      <text:p text:style-name="Standard">=FRAN_0393_05301_L.jpg=</text:p>
      <text:p text:style-name="Standard">Lune in vigillia sancti Bartholomei</text:p>
      <text:p text:style-name="Standard">xxiii augusti prima capituli generalis dicti festi Sancti Bartholomei</text:p>
      <text:p text:style-name="Standard">fuerunt ad capitulum et lucrati sunt domini et magistri . Archidiaconus de Josayo</text:p>
      <text:p text:style-name="Standard">Sunt xxxi cuilbet</text:p>
      <text:p text:style-name="Standard">Succentor Cancellarius . Penitenciarius . Ordeimonte Chacy Breton . Cotin.</text:p>
      <text:p text:style-name="Standard">vi s. valent ix £ vi s.</text:p>
      <text:p text:style-name="Standard">Gaillon . Bussi Fresnoy de Croces Mondidier . De Brollio. Vayli</text:p>
      <text:p text:style-name="Standard">Paillard Monneti Jerson Aguenin Pion. Bastardi Sohier</text:p>
      <text:p text:style-name="Standard">Fraxinis Renouard de Cameraco . Confranc infirmus Boullard infirmus</text:p>
      <text:p text:style-name="Standard">Du Drac extra. Haultny P Thomas excusati Victri excusatus</text:p>
      <text:p text:style-name="Standard">Istud capitulum incipit in vigillia Sancti Bartholomei Et durat</text:p>
      <text:p text:style-name="Standard">per quinque dies / et lucratus quilibet dominus Canonicus pro qualibet die</text:p>
      <text:p text:style-name="Standard">vi s. quos debet solvere camerarius Clericus et quos magister Jo. Paillard</text:p>
      <text:p text:style-name="Standard">nunc Camerarius non solvit Et est ordinatum principaliter ad audiendum</text:p>
      <text:p text:style-name="Standard">compotum seu statum dicti camerarii et ad ipsum continuandum vel de</text:p>
      <text:p text:style-name="Standard">alio providendum</text:p>
      <text:p text:style-name="Standard">Hodie dominus Archidiaconus de Josayo scilicet magister Jo. de Courcellis $fe$ alter executorum</text:p>
      <text:p text:style-name="Standard">testamenti deffuncti m. Jo. Chuffart dum viveret cancellarii et canonici ecclesie Par. se opposuit</text:p>
      <text:p text:style-name="Standard">ne peccunie provenientes ex vendicione domus claustralis ipsius deffuncti</text:p>
      <text:p text:style-name="Standard">exponantur nisi solum pro suo anniversario faciendo</text:p>
      <text:p text:style-name="Standard">Hodie dominus Gabriel Harenger presbyter vicarius Sancti Aniani in ecclesia Parisiensi</text:p>
      <text:p text:style-name="Standard">requisivit dominos ut vellent sibi servare jus suum in prebenda Sancti</text:p>
      <text:p text:style-name="Standard">Aniani nunc vacante per obitum deffuncti domini Clemenis Melloti</text:p>
      <text:p text:style-name="Standard">dicens quam melius deservivit eam habere quam magister R. Le Fourbeur protestando</text:p>
      <text:p text:style-name="Standard">de prosequando jus suum casu quo ipsi domini alteri quam ipsi eandem darent et</text:p>
      <text:p text:style-name="Standard">conferrent / et appellat ab ipsis dominis casu quo ipsi attemptarent contra ipsum</text:p>
      <text:p text:style-name="Standard"><text:soft-page-break/>et hoc coram magistro H. Mercatoris et me G. de Rivnery notariis publicis in capitulo</text:p>
      <text:p text:style-name="Standard">Par. presentibus dominis capitulantibus</text:p>
      <text:p text:style-name="Standard">Conclusum est pluribus considratis quod de . C. L. scutis auri traditis</text:p>
      <text:p text:style-name="Standard">Per m. A. de Cameraco pro empcione sue domus claustralis que fuit</text:p>
      <text:p text:style-name="Standard">de l scutis expositis</text:p>
      <text:p text:style-name="Standard">deffuncti m. Jo. Chuffart Capiantur L. scuta pro solvendo processiones</text:p>
      <text:p text:style-name="Standard">magistro clerico.</text:p>
      <text:p text:style-name="Standard">Sancti Bartholomei que fiet die crastina loco camerarii clerici et</text:p>
      <text:p text:style-name="Standard">pro solvendo ista capitula generalia et ordinatum sequente quantum se poterunt</text:p>
      <text:p text:style-name="Standard">extendere.</text:p>
      <text:p text:style-name="Standard">cccc . li.</text:p>
      <text:p text:style-name="Standard">Chuffart</text:p>
      <text:p text:style-name="Standard">91.</text:p>
      <text:p text:style-name="Standard">Gabriel</text:p>
      <text:p text:style-name="Standard">=FRAN_0393_05302_L.jpg=</text:p>
      <text:p text:style-name="Standard">Mercurii in festo Sancti Ludovici xxv. augusti secunda</text:p>
      <text:p text:style-name="Standard">Capituli generalis fuerunt ad capitulum et lucrati sunt domini Archidiaconus de</text:p>
      <text:p text:style-name="Standard">Sunt xxxii</text:p>
      <text:p text:style-name="Standard">Josayo . Succentor . Cancellarius . Penitenciarius . Chacy . Ordeimonte. Breton</text:p>
      <text:p text:style-name="Standard">Cuilibet vi s.</text:p>
      <text:p text:style-name="Standard">valent ix £ l. xii s. Cotin . Gaillon. Haultny . Bussi . Fresnoy. De Croces Mondidier</text:p>
      <text:p text:style-name="Standard">Victri . De Brollio. Vayli . Paillard . Monneti . Jerson . Aguenin . Pion</text:p>
      <text:p text:style-name="Standard">Bastardi . Sohier . Boullardi Jo. Thomas . Fraxinis . Fourbeur</text:p>
      <text:p text:style-name="Standard">.De Cameraco . Renouart extra. Du Drac extra . Confranc infirmus.</text:p>
      <text:p text:style-name="Standard">Hodie canonicatus et semi prebenda Sancti Aniani in ecclesia Par. vacantes ad presens</text:p>
      <text:p text:style-name="Standard">per obitum deffuncti domini Clementis Melloti presbyteri ultimi possessioris eorumdem</text:p>
      <text:p text:style-name="Standard">Recepcio canonici</text:p>
      <text:p text:style-name="Standard">ad collacionem Capituli Par. pleno jure spectantes . Salvo jure cujuslibet Collate</text:p>
      <text:p text:style-name="Standard">vicario dicti Sancti Aniani</text:p>
      <text:p text:style-name="Standard">fuerunt magistro R. Le Fourbeur presbytero tamquam benemerito sufficente et ydoneo</text:p>
      <text:p text:style-name="Standard">qui juravit in forma et fuit installatus in choro et in capitulo</text:p>
      <text:p text:style-name="Standard">Hodie vicaria dicti Sancti Aniani vacans per assecucionem semiprebende</text:p>
      <text:p text:style-name="Standard">dicti Sancti Aniani per dictum magistrum Radulfum pacifice assecute / collata est</text:p>
      <text:p text:style-name="Standard">Collacio vicarie</text:p>
      <text:p text:style-name="Standard">Sancti Aniani</text:p>
      <text:p text:style-name="Standard">domino Johanni Loubloyer presbytero qui juravit in forma et fuit installatus</text:p>
      <text:p text:style-name="Standard"><text:soft-page-break/>Similiter prebenda Sancti Dionisii de Passu in ecclesia Parisiensi sacerdotalis quam</text:p>
      <text:p text:style-name="Standard">nuper obtinebat dictus dominus Nebularii vacans ad presens per assecucionem</text:p>
      <text:p text:style-name="Standard">vicarie Sancti Aniani in dicta ecclesia Parisiens per ipsum Nebularii pacifice assecuta</text:p>
      <text:p text:style-name="Standard">Collacio prebende sacerdotalis</text:p>
      <text:p text:style-name="Standard">collata est domino Philippo Infantis presbytero qui juravit in forma et fuit</text:p>
      <text:p text:style-name="Standard">Sancti Dionisii.</text:p>
      <text:p text:style-name="Standard">installatus etc.</text:p>
      <text:p text:style-name="Standard">Sumilimodo prebenda dyaconalis dicti Sancti Dionisii quam nuper obtinebat</text:p>
      <text:p text:style-name="Standard">lic</text:p>
      <text:p text:style-name="Standard">dictus dominus Philippus Infantis / vacans ad presens per assecucionem prebende sacerdotalis</text:p>
      <text:p text:style-name="Standard">Collacio prebende dyaconalis</text:p>
      <text:p text:style-name="Standard">dicti Sancti Dionisii per ipsum Infantis pacifice assecute / collata est domino Johanne</text:p>
      <text:p text:style-name="Standard">Sancti Dionisii.</text:p>
      <text:p text:style-name="Standard">Valeti presbytero qui juravit informa et fuit installatus etc.</text:p>
      <text:p text:style-name="Standard">Subsequenter prebenda subdyacionalis dicti Sancti Dionisii quam obtinebat</text:p>
      <text:p text:style-name="Standard">dictus dominus Johannes Valet vacans per assecucionem prebende dyaconalis dicti Sancti</text:p>
      <text:p text:style-name="Standard">Collacio prebende subdiaconalis</text:p>
      <text:p text:style-name="Standard">Dionisii per ipsum valet pacifice assecute Collata est Johanni Goizot</text:p>
      <text:p text:style-name="Standard">dicti Sancti Dionisi</text:p>
      <text:p text:style-name="Standard">subdyacono / qui juravit in forma et fuit installatus etc</text:p>
      <text:p text:style-name="Standard">Et finaliter prebenda subdiaconalis Sancti Johannis Rotundi in ecclesia Par. quam nuper po.</text:p>
      <text:p text:style-name="Standard">Collacio prebende subdiaconalis</text:p>
      <text:p text:style-name="Standard">dictus Johannes Goizot vacans per assecucionem prebende subdyaconalis Sancti Dionisii</text:p>
      <text:p text:style-name="Standard">Sancti Johannis Rotundi</text:p>
      <text:p text:style-name="Standard">de Passu per ipsum Goizot assecute / collata est Hugoni Paté / qui juravit</text:p>
      <text:p text:style-name="Standard">in forma et fuit installatus etc.</text:p>
      <text:p text:style-name="Standard">92</text:p>
      <text:p text:style-name="Standard">d</text:p>
      <text:p text:style-name="Standard">=FRAN_0393_05303_L.jpg=</text:p>
      <text:p text:style-name="Standard">V. De Croces</text:p>
      <text:p text:style-name="Standard">CCCC li°</text:p>
      <text:p text:style-name="Standard">93.</text:p>
      <text:p text:style-name="Standard">Habeat magister V. De Croces canonicus et officiarius ecclesie Par. mandatum Capituli de M...nendo</text:p>
      <text:p text:style-name="Standard">manum m. Jo. Colleter de certa summa de qua hic locutus est dictus</text:p>
      <text:p text:style-name="Standard">De Croces et de faciendo reparaciones in molendino m. Hugonis.</text:p>
      <text:p text:style-name="Standard">Jovis xxvi mensis augusti iiia dicti capituli generalis fuerunt ad</text:p>
      <text:p text:style-name="Standard"><text:soft-page-break/>capitulum et lucrati sunt domini Archidiaconus de Josayo . Succentor. Cancellarius.</text:p>
      <text:p text:style-name="Standard">Sunt xxxiii valent</text:p>
      <text:p text:style-name="Standard">Penitenciarius . Ordeimonte . Chacy . Breton . Cotin . Gaillon . Haultny</text:p>
      <text:p text:style-name="Standard">ix £ xviii s.p.</text:p>
      <text:p text:style-name="Standard">Bussi . Fresnoy . De Croces . Mondidier . Vayli Paillard Monneti</text:p>
      <text:p text:style-name="Standard">Jerson . Aguenin . Pion . Sohier . Boullardi . Fraxinis.</text:p>
      <text:p text:style-name="Standard">De Cameraco . Fourbeur . Renouart extra . Bastardi . P. Thomas excusati</text:p>
      <text:p text:style-name="Standard">Confranc infirmus de Brollio . Victri excusati. Du Drac extra. Despars presens</text:p>
      <text:p text:style-name="Standard">N. Bretin assignifié a messeigneurs que lundi prochain sera la premiere criee</text:p>
      <text:p text:style-name="Standard">$et$ par les xiiiies d'une maison assize en Coquatrix en la Cité</text:p>
      <text:p text:style-name="Standard">qui fut a Symon Teste.</text:p>
      <text:p text:style-name="Standard">Fiant processiones generales die crastina ad conventum fratrum ordinis Sancti Augustini</text:p>
      <text:p text:style-name="Standard">Processiones</text:p>
      <text:p text:style-name="Standard">ad exorandum $pro$ Deum pro bona disposicione temporum / eciam pro villa de Bayonne</text:p>
      <text:p text:style-name="Standard">Domini</text:p>
      <text:p text:style-name="Standard">pro certis bullis</text:p>
      <text:p text:style-name="Standard">Archidiaconus de Josayo et Cotin si voluerit esse presens deputantur ad loquendum et conferendum</text:p>
      <text:p text:style-name="Standard">pro domo Dei par.</text:p>
      <text:p text:style-name="Standard">Succentor</text:p>
      <text:p text:style-name="Standard">cum domino Par. ad videndum quid erit agendum de certis bullis</text:p>
      <text:p text:style-name="Standard">Cancellarius</text:p>
      <text:p text:style-name="Standard">}</text:p>
      <text:p text:style-name="Standard">continentes certas indulgencis domui Dei Par. per domicnum nostrum</text:p>
      <text:p text:style-name="Standard">Penitenitenciarius</text:p>
      <text:p text:style-name="Standard">papam concessas pro certis confratriis ibidem institutis seu</text:p>
      <text:p text:style-name="Standard">instituentis . utrum videlicet concedentur eis in forma vel non</text:p>
      <text:p text:style-name="Standard">Significacion</text:p>
      <text:p text:style-name="Standard">=FRAN_0393_05304_L.jpg=</text:p>
      <text:p text:style-name="Standard">94.</text:p>
      <text:p text:style-name="Standard">valent vii £.</text:p>
      <text:p text:style-name="Standard">Sunt xxviii.</text:p>
      <text:p text:style-name="Standard">Veneris xxviia Augusti iiiior dicti Capituli generalis fuerunt</text:p>
      <text:p text:style-name="Standard">ad capitulum et lucrati sunt domini Archidiaconus de Josayo . Succentor. Cancellarius</text:p>
      <text:p text:style-name="Standard">Penitenciarius . Ordeimonte . Chacy . Breton . Cotin . Gaillon . Haultny</text:p>
      <text:p text:style-name="Standard">Bussi Fresnoy De Croces . Mondidier . Victri . de Brollio. Vayli . Pion</text:p>
      <text:p text:style-name="Standard">Bastardi . Sohier . Boullardi . P Thomas . Ja Despars . Confranc</text:p>
      <text:p text:style-name="Standard"><text:soft-page-break/>infirmus Fourbeur in missa Renouard extra Paillard excusatus du Drac presens</text:p>
      <text:p text:style-name="Standard">Hodie dominus Archidiaconus de Josayo retulit quod religiosi domus Dei Par. sunt u</text:p>
      <text:p text:style-name="Standard">et offerunt facere roformari eorum bullas de indulgenciis sibi concessis</text:p>
      <text:p text:style-name="Standard">De bullis domus</text:p>
      <text:p text:style-name="Standard">hoc infra festum Pasche proxime / et quod de hoc se oneravit m. G. de $Cat$</text:p>
      <text:p text:style-name="Standard">Dei Par.s reformandis</text:p>
      <text:p text:style-name="Standard">Montecamino</text:p>
      <text:p text:style-name="Standard">Hodie magister Ste. Pion canonicum Par. presens / electus et nominatus est in</text:p>
      <text:p text:style-name="Standard">Camerarium clericum . qui hoc acceptavit / et juravit fideliter et diligenter</text:p>
      <text:p text:style-name="Standard">Eleccio Camerarii</text:p>
      <text:p text:style-name="Standard">clerici ecclesie Par.</text:p>
      <text:p text:style-name="Standard">excercere hujusmodi officium / et reddere compotum et reliqua etc.</text:p>
      <text:p text:style-name="Standard">Audita relacione magistrorum V. de Croces / et T. de Victri . Placet dominis</text:p>
      <text:p text:style-name="Standard">Tradatur quedam domus in vico Gallandie . Cuidem Victriario pro</text:p>
      <text:p text:style-name="Standard">De domo in vico</text:p>
      <text:p text:style-name="Standard">ix £. p. redditus gallice non rachetables sic quod tenebitur exponere in reparaciones</text:p>
      <text:p text:style-name="Standard">Gallandie</text:p>
      <text:p text:style-name="Standard">C £. p. que fient de consensu Capituli</text:p>
      <text:p text:style-name="Standard">Sabbati in festo Sancti Augustini xxviii augusti quinta</text:p>
      <text:p text:style-name="Standard">ultima dicti Capituli generalis fuerunt ad Capitulum et lucrati sunt domini Archidaconus</text:p>
      <text:p text:style-name="Standard">de Josayo . Succentor . Cancellarius . Penitenciarius Ordeimonte . Chacy . Breton . Cotin</text:p>
      <text:p text:style-name="Standard">Gaillon . Haultny . Bussi . Fresnoy . De Croces. Mondidier . Victri</text:p>
      <text:p text:style-name="Standard">de Brollio. Vayli . Paillard . Monneti . Jerson . Aguenin . Pion</text:p>
      <text:p text:style-name="Standard">Bastardi . Sohier . Despars . Boullardi . P. Thomas . Fraxinis</text:p>
      <text:p text:style-name="Standard">Fourbeur . de Cameraco . Confranc infirmus. Du Drac . Renouart</text:p>
      <text:p text:style-name="Standard">Audita relacione m. Jo. James magistri operum lathomie ecclesie</text:p>
      <text:p text:style-name="Standard">De tabula Placet dominis quod quedam tabula de cupro continens fundacionem deffuncti domini</text:p>
      <text:p text:style-name="Standard">nuper episcopi Par. videlicet domini Dyonisii de Molendino affigatur in muro capellanie</text:p>
      <text:p text:style-name="Standard">domini Par.</text:p>
      <text:p text:style-name="Standard">sanctorum Dionisii et Georgii in ecclesia Par. ad discrecionem domini m. Jo.</text:p>
      <text:p text:style-name="Standard">in qua ordinatum certas missas celebrari</text:p>
      <text:p text:style-name="Standard">Recepcio promotoris Hodie magister P. Morain presbyter beneficiatus in ecclesia Par. fuit receptus</text:p>
      <text:p text:style-name="Standard">videlicet Morain promotorem capituli . sive adjunctum cum magistro R. Barnesse promotore capiltuli</text:p>
      <text:p text:style-name="Standard">qui juravit in forma ut continetur in parvo $pastolar$ pastorali</text:p>
      <text:p text:style-name="Standard">=FRAN_0393_05305_L.jpg=</text:p>
      <text:p text:style-name="Standard">cccc . li°</text:p>
      <text:p text:style-name="Standard"><text:soft-page-break/>Lune penultima augusti capitulantibus dominis</text:p>
      <text:p text:style-name="Standard">Archidiacono de Josayo</text:p>
      <text:p text:style-name="Standard">Fresnoy</text:p>
      <text:p text:style-name="Standard">Sohier</text:p>
      <text:p text:style-name="Standard">Succentore</text:p>
      <text:p text:style-name="Standard">De Croces</text:p>
      <text:p text:style-name="Standard">Despars</text:p>
      <text:p text:style-name="Standard">Cancellario</text:p>
      <text:p text:style-name="Standard">Mondidier</text:p>
      <text:p text:style-name="Standard">Boullardi</text:p>
      <text:p text:style-name="Standard">Penitenciario</text:p>
      <text:p text:style-name="Standard">Victri</text:p>
      <text:p text:style-name="Standard">P Thomas</text:p>
      <text:p text:style-name="Standard">Ordeimonte</text:p>
      <text:p text:style-name="Standard">De Brollio</text:p>
      <text:p text:style-name="Standard">Fraxinis</text:p>
      <text:p text:style-name="Standard">Chacy</text:p>
      <text:p text:style-name="Standard">Paillardi</text:p>
      <text:p text:style-name="Standard">De Cameraco</text:p>
      <text:p text:style-name="Standard">Breton</text:p>
      <text:p text:style-name="Standard">Monneti</text:p>
      <text:p text:style-name="Standard">Fourbeur</text:p>
      <text:p text:style-name="Standard">Cotin</text:p>
      <text:p text:style-name="Standard">Jerson</text:p>
      <text:p text:style-name="Standard">Gaillon</text:p>
      <text:p text:style-name="Standard">Renouart extra</text:p>
      <text:p text:style-name="Standard">Pion</text:p>
      <text:p text:style-name="Standard">Haultny</text:p>
      <text:p text:style-name="Standard">Du Drac</text:p>
      <text:p text:style-name="Standard">Bastardi</text:p>
      <text:p text:style-name="Standard">Bussi</text:p>
      <text:p text:style-name="Standard">Confranc infirmo</text:p>
      <text:p text:style-name="Standard">Sanctus Lazarus</text:p>
      <text:p text:style-name="Standard">Camerarius } deputantur in facto Sancti Lazari pro permutacione</text:p>
      <text:p text:style-name="Standard">Ordeimonte } de qua hic locutum est.</text:p>
      <text:p text:style-name="Standard">Hodie coram me G. de Rivery notario capituli magister Jo. Aguenin canonicus</text:p>
      <text:p text:style-name="Standard"><text:soft-page-break/>Magister Jo. Aguenin</text:p>
      <text:p text:style-name="Standard">Parisiensis cepit dies suos recreacionis casu quo alii domini $hoc$ sic</text:p>
      <text:p text:style-name="Standard">facere possent</text:p>
      <text:p text:style-name="Standard">De sexaginta solidorum Par. redditus quos debet ecclesie Par. reverens in Christo</text:p>
      <text:p text:style-name="Standard">pater dominus Ja. Juvenel Patriarcha Anthiochenus ad causam sue domus</text:p>
      <text:p text:style-name="Standard">redditus quos debet</text:p>
      <text:p text:style-name="Standard">in Civitate de quibus fit mencio in compotis Camere et de quibus hic locutum</text:p>
      <text:p text:style-name="Standard">Dominus. Ja. Juvenel</text:p>
      <text:p text:style-name="Standard">est. remictitur consciencia dicti domini Patriarche de tradendo redditus alibi vel</text:p>
      <text:p text:style-name="Standard">peccunias pro redempcione ejusdem lx solidorum Par.</text:p>
      <text:p text:style-name="Standard">Tradita est hodie lictera capituli de approbamus Philippo Leschacier mercatori</text:p>
      <text:p text:style-name="Standard">et burgensis Par. et Johanne ejus uxori de duabus domibus sitis in vico</text:p>
      <text:p text:style-name="Standard">des Barres in una quarum solebat pendere intersignatum ensis que fuit Symon</text:p>
      <text:p text:style-name="Standard">Caron et in alia solebat pendere intersignum Sancti Georgii que fuit Raymondi</text:p>
      <text:p text:style-name="Standard">Philipus Leschacier</text:p>
      <text:p text:style-name="Standard">Leblanc de post Johannis de Resson cum gallice travees d'estables a chevauulx</text:p>
      <text:p text:style-name="Standard">caneau et econtra retro duas domos / pro fundo terre regi et lx s. p. redditus domui</text:p>
      <text:p text:style-name="Standard">Dei persolvendis de quibus lx s. poterunt redimere xx s. p.</text:p>
      <text:p text:style-name="Standard">Mercurii prima septembris in festo Sancti Egidii non fuit tentum</text:p>
      <text:p text:style-name="Standard">De capitulo non</text:p>
      <text:p text:style-name="Standard">capitulum licet esset dies capitularis ordinatum Et hoc fuit propter impedimentis</text:p>
      <text:p text:style-name="Standard">tento propter reduccionem</text:p>
      <text:p text:style-name="Standard">processionis generalis que fuit facta ipsa die pro reduccione ville de Bayonne</text:p>
      <text:p text:style-name="Standard">ville de Bayonne</text:p>
      <text:p text:style-name="Standard">95.</text:p>
      <text:p text:style-name="Standard">=FRAN_0393_05306_L.jpg=</text:p>
      <text:p text:style-name="Standard">36.</text:p>
      <text:p text:style-name="Standard">Veneris iiia Septembris capitulantibus dominis</text:p>
      <text:p text:style-name="Standard">Archidiacono de Josayo</text:p>
      <text:p text:style-name="Standard">Boullard</text:p>
      <text:p text:style-name="Standard">De Croces</text:p>
      <text:p text:style-name="Standard">Succentore</text:p>
      <text:p text:style-name="Standard">Mondidier</text:p>
      <text:p text:style-name="Standard">P. Thomas</text:p>
      <text:p text:style-name="Standard">Fraxinis</text:p>
      <text:p text:style-name="Standard">Victri $de$</text:p>
      <text:p text:style-name="Standard"><text:soft-page-break/>Cancellario</text:p>
      <text:p text:style-name="Standard">De Brollio</text:p>
      <text:p text:style-name="Standard">Fourbeur</text:p>
      <text:p text:style-name="Standard">Penitenciario</text:p>
      <text:p text:style-name="Standard">Paillardi</text:p>
      <text:p text:style-name="Standard">Ordeimonte</text:p>
      <text:p text:style-name="Standard">Confranc infirmo</text:p>
      <text:p text:style-name="Standard">Monneti</text:p>
      <text:p text:style-name="Standard">Chacy</text:p>
      <text:p text:style-name="Standard">Du Drac extra</text:p>
      <text:p text:style-name="Standard">Jerson</text:p>
      <text:p text:style-name="Standard">Breton</text:p>
      <text:p text:style-name="Standard">Bussi excusato</text:p>
      <text:p text:style-name="Standard">Cotin</text:p>
      <text:p text:style-name="Standard">Pion</text:p>
      <text:p text:style-name="Standard">Gaillon</text:p>
      <text:p text:style-name="Standard">Bastardi</text:p>
      <text:p text:style-name="Standard">Haultny</text:p>
      <text:p text:style-name="Standard">Sohier</text:p>
      <text:p text:style-name="Standard">Fresnoy</text:p>
      <text:p text:style-name="Standard">Despars</text:p>
      <text:p text:style-name="Standard">Guillaume Gars a adjourné messeigneurs a demain contre Pierre Bachee a oïr une</text:p>
      <text:p text:style-name="Standard">adjournement</text:p>
      <text:p text:style-name="Standard">sommacion.</text:p>
      <text:p text:style-name="Standard">N. Bertin A signifié a messeigneurs que lundi prochain sera la premiere</text:p>
      <text:p text:style-name="Standard">Significacion criee Par les XIIIIes d'une maison assize et rues Jehan Loyentier</text:p>
      <text:p text:style-name="Standard">D'une mayson</text:p>
      <text:p text:style-name="Standard">et Bertin Poiree.</text:p>
      <text:p text:style-name="Standard">Super requesta cujusdam de lu Roe et G. de Boys Girard petencium</text:p>
      <text:p text:style-name="Standard">fieri moderacionem usque ad x. annos. de iiiixx £. t. debitis ad causam</text:p>
      <text:p text:style-name="Standard">De la Roe pro Terre de Tourny pro medietate Placet dominis quod fiat eis gracia seu</text:p>
      <text:p text:style-name="Standard">terra de Tourny moderacio usque ad quinque annos Sic quod solvant quolibet anno</text:p>
      <text:p text:style-name="Standard">lx f. terminis debitis / et afferant in Capitulo alias gracia nulla.</text:p>
      <text:p text:style-name="Standard">Significacion Jehan du Ruit huissier de parlement a signifé a messeigneurs certain</text:p>
      <text:p text:style-name="Standard">Baigneux</text:p>
      <text:p text:style-name="Standard">appointement fait dela court entre messeigneurs et aucuns de Baigneux</text:p>
      <text:p text:style-name="Standard"><text:soft-page-break/>pour les dismes domini.</text:p>
      <text:p text:style-name="Standard">Archidiaconus de Josas deputantur ad audiendum Compotum m. P. Halle</text:p>
      <text:p text:style-name="Standard">Succentor</text:p>
      <text:p text:style-name="Standard">de officio anniversariorum concluendum et refferendum.</text:p>
      <text:p text:style-name="Standard">Halle</text:p>
      <text:p text:style-name="Standard">Victri</text:p>
      <text:p text:style-name="Standard">P. Thomas</text:p>
      <text:p text:style-name="Standard">Fiat lictera sergenterie pro Petro Briant apud Vernotum loco Roberti</text:p>
      <text:p text:style-name="Standard">P. Briant</text:p>
      <text:p text:style-name="Standard">de la Noe Audita relacione m. V. De Croces officiarii.</text:p>
      <text:p text:style-name="Standard">OOO - Hodie m. Jo. James retulit dominis quod neccessarius est providere domui</text:p>
      <text:p text:style-name="Standard">canonicalis m. Ro. de Fontanis / et quod reparaciones poterunt bene ascendere</text:p>
      <text:p text:style-name="Standard">De domo m. Roberti</text:p>
      <text:p text:style-name="Standard">ad iiC £. p. et amplius Super quo ordinatum est quod fiat raportus</text:p>
      <text:p text:style-name="Standard">de Fontanis.</text:p>
      <text:p text:style-name="Standard">in scriptis et quod exponantur ibidem locagia / quodque summetur dictus magister</text:p>
      <text:p text:style-name="Standard">de dictis reparacionibus faciendis.</text:p>
      <text:p text:style-name="Standard">=FRAN_0393_05307_L.jpg=</text:p>
      <text:p text:style-name="Standard">ccccvli°</text:p>
      <text:p text:style-name="Standard">Dicta die tercia Septembris</text:p>
      <text:p text:style-name="Standard">Ad requestam venerabilis viri magistri Ingerranni de Parenti in artibus et</text:p>
      <text:p text:style-name="Standard">medicina magistri Conceditur eidem ex nunc et de gracia $q$ quod ipse postquam fuerit</text:p>
      <text:p text:style-name="Standard">receptus ad aliquam prebendam ecclesie Par. possit et valeat de consensu tamen</text:p>
      <text:p text:style-name="Standard">m. N. Confranc canonici Par. tenere et possidere ad vitam canonicalem domum claustralem</text:p>
      <text:p text:style-name="Standard">len</text:p>
      <text:p text:style-name="Standard">ipsius m. N. cum suis juribus pertinentiis et omnibus universis et in eadem ponere pedem</text:p>
      <text:p text:style-name="Standard">suum pro pede dicti Confranc quodque ipse Confranc sit exoneratus ab omnibus</text:p>
      <text:p text:style-name="Standard">reparacionibus et pertinentis dicte domus in quibus ipse Confranc tenetur Sic tamen</text:p>
      <text:p text:style-name="Standard">Mag. Ingerrannus</text:p>
      <text:p text:style-name="Standard">quod dictus magister Ingerrannus tenebit dictam domum cum dictis suis pertinentiis reparari</text:p>
      <text:p text:style-name="Standard">Parenti pro domo</text:p>
      <text:p text:style-name="Standard">facere de omnibus reparacionibus grossis et minutis ibidem nunc et pro tempore futuro neccessariis</text:p>
      <text:p text:style-name="Standard">de Confranc</text:p>
      <text:p text:style-name="Standard">et $s$ dictam domum sic reparatam quamdiu ipsam possidebit retinere manutenere</text:p>
      <text:p text:style-name="Standard">et dimictere reparatum suis sumptibus et expensis necnon pensionem et onera</text:p>
      <text:p text:style-name="Standard">que debet dicta domus reddere et solvere singulis annis . Et respectu camere</text:p>
      <text:p text:style-name="Standard"><text:soft-page-break/>dicte domus que est supra portam Claustri Si dictus magister Ingerrannus</text:p>
      <text:p text:style-name="Standard">voluerit eam tenere et possidere tenebitur similiter ipsam reparari facere et reparatam</text:p>
      <text:p text:style-name="Standard">manutenere et dimictere et solvere pensionem et onera que ipsa det et ad que</text:p>
      <text:p text:style-name="Standard">ipsa tenetur / ac solvere pro parvo vino cuilibet dominorum canonicorum presencium</text:p>
      <text:p text:style-name="Standard">dimidium scutum auri.</text:p>
      <text:p text:style-name="Standard">De raporto domus</text:p>
      <text:p text:style-name="Standard">Hodie magister Johannes James exhibuit in capitulo rapportum reparacionum</text:p>
      <text:p text:style-name="Standard">Domini Cle. Melloti</text:p>
      <text:p text:style-name="Standard">domus claustralis que fuit domini Clementis Melloti canonici Par.</text:p>
      <text:p text:style-name="Standard">dum viveret.</text:p>
      <text:p text:style-name="Standard">97.</text:p>
      <text:p text:style-name="Standard">Recepcio clerici</text:p>
      <text:p text:style-name="Standard">Placet dominis quod Johannes Hazart recipiatur in clericum matutinarum</text:p>
      <text:p text:style-name="Standard">matutinarum</text:p>
      <text:p text:style-name="Standard">ecclesie Par.</text:p>
      <text:p text:style-name="Standard">=FRAN_0393_05308_L.jpg=</text:p>
      <text:p text:style-name="Standard">98.</text:p>
      <text:p text:style-name="Standard">$Veneris$ via septembris capitulantibus dominis</text:p>
      <text:p text:style-name="Standard">Archidiacono de Josayo</text:p>
      <text:p text:style-name="Standard">Mondidier</text:p>
      <text:p text:style-name="Standard">Boullardi</text:p>
      <text:p text:style-name="Standard">Succentore</text:p>
      <text:p text:style-name="Standard">De Brollio</text:p>
      <text:p text:style-name="Standard">P Thomas</text:p>
      <text:p text:style-name="Standard">Cancellario</text:p>
      <text:p text:style-name="Standard">Vayli</text:p>
      <text:p text:style-name="Standard">Paillard</text:p>
      <text:p text:style-name="Standard">Fraxinis</text:p>
      <text:p text:style-name="Standard">Penitenciario</text:p>
      <text:p text:style-name="Standard">Chacy</text:p>
      <text:p text:style-name="Standard">Monneti</text:p>
      <text:p text:style-name="Standard">Fourbeur</text:p>
      <text:p text:style-name="Standard">Ordeimonte</text:p>
      <text:p text:style-name="Standard">Jerson</text:p>
      <text:p text:style-name="Standard">Magister Engerrannus de Parenti</text:p>
      <text:p text:style-name="Standard">Breton</text:p>
      <text:p text:style-name="Standard"><text:soft-page-break/>Pion</text:p>
      <text:p text:style-name="Standard">Haultny</text:p>
      <text:p text:style-name="Standard">Bastardi</text:p>
      <text:p text:style-name="Standard">Bussi } excusatis</text:p>
      <text:p text:style-name="Standard">Gaillon</text:p>
      <text:p text:style-name="Standard">Sohier</text:p>
      <text:p text:style-name="Standard">Victri</text:p>
      <text:p text:style-name="Standard">De Croces</text:p>
      <text:p text:style-name="Standard">Fresnoy</text:p>
      <text:p text:style-name="Standard">Despars</text:p>
      <text:p text:style-name="Standard">Du Drac extra</text:p>
      <text:p text:style-name="Standard">Lune</text:p>
      <text:p text:style-name="Standard">Hodie venerabilis vir magister Inguerrandus de Parenti presbyter in artibus</text:p>
      <text:p text:style-name="Standard">et medicina magister Salvo jure cujuslibet fuit receptus ad canonicatum</text:p>
      <text:p text:style-name="Standard">et prebendam ecclesie Par. quos nuper obtinebat magister Nicolaus Confranc</text:p>
      <text:p text:style-name="Standard">nuper vacantes per resignacionem m. P. Thome procuratoris et nomine procuratorio dicti m. N.</text:p>
      <text:p text:style-name="Standard">in manibus domini episcopi Parisiensis factam et admissam pure et simpliciter</text:p>
      <text:p text:style-name="Standard">et per ipsum dominum episcopum Par. eidem magistro Ingerrando collatos qui juravit</text:p>
      <text:p text:style-name="Standard">recepcio canonici Par. In forma solvit jura assueta et fuit installatus Et hoc mediantes licteris</text:p>
      <text:p text:style-name="Standard">dicti domini episcopi Par. propter hoc in capitulo exhibitis quarum tenor sequitur et est talis</text:p>
      <text:p text:style-name="Standard">Guillelmus miseracione divina episcopus Par. dilecto nobis in Christo venerabili / et</text:p>
      <text:p text:style-name="Standard">circumspecto viro magistro Ingerrando de Parenti presbytero in artibus et medicina magistro</text:p>
      <text:p text:style-name="Standard">salutem in domino canonicatum et prebendam ecclesie nostre Par. quos in eadem nuper obtinebat doctissimus</text:p>
      <text:p text:style-name="Standard">vir magister Nicolaus Confranc sacre theologie professor ad collacionem nostram pleno</text:p>
      <text:p text:style-name="Standard">em</text:p>
      <text:p text:style-name="Standard">jure spectante vacantes ad presens per resignacionem ipsorum pro parte ejusdem m. N. per venerabilem</text:p>
      <text:p text:style-name="Standard">virum magistrum Petrum Thome canonicus Par. procuratorem et nomine procuratorio ejusdem m. N.</text:p>
      <text:p text:style-name="Standard">ad hoc specialiter et sufficienter fundata pure simpliciter et libere factam et per</text:p>
      <text:p text:style-name="Standard">nos admissam recepto tamen prius ab eodem procuratorem resignacione corporali juramento quod in</text:p>
      <text:p text:style-name="Standard">hujusmodi resignacione non intervenit fraus dolus Symonia seu quevisalia pacto</text:p>
      <text:p text:style-name="Standard">illicita vobis meritorum vestrorum intuitu contulimus et conferimus cum suis juribus et</text:p>
      <text:p text:style-name="Standard">pertinentiis universis et de illis eciam providemus vos de eisdem investientes per tradicionem</text:p>
      <text:p text:style-name="Standard">nostrarum presencium licterarum et concessionum. Quocirca dilectis fratribus nostris decano</text:p>
      <text:p text:style-name="Standard">et capitulo dicte nostre Par. ecclesie mandatu quatinus vos vel procuratorem vestrum nomine vestro et</text:p>
      <text:p text:style-name="Standard"><text:soft-page-break/>per vobis ad dictos canonicatum et prebendam juraque et pertinenciis eorumdem universis recipiant et</text:p>
      <text:p text:style-name="Standard">admictant et in corporalem et realem possessionem ipsorum inducant vosque in suum et</text:p>
      <text:p text:style-name="Standard">ipsius ecclesie nostre Par. canonicum recipiant atque fratrem stallum in choro et locum</text:p>
      <text:p text:style-name="Standard">in capitulo ipsius ecclesie nostre cum plenitudine jura canonici ut moris est aut dicto procuratori</text:p>
      <text:p text:style-name="Standard">vestro pro vobis assignando Servatis tamen et adhibitis solennitatibus in talibus assuetis ac vobis</text:p>
      <text:p text:style-name="Standard">seu dicto vestro procuratori pro vobis de ipsorum canonicatum et prebende fructibus redditus proventiis juris</text:p>
      <text:p text:style-name="Standard">emolumentis et obventius universis respondeant et ab aliis faciant integre responderi</text:p>
      <text:p text:style-name="Standard">jure cujuslibet in omnibus semper salvo Datum Par. sub sigillo camere nostre Anno</text:p>
      <text:p text:style-name="Standard">Domini m° cccc. li° die sexta mensis septembris Sic signatum de precepto domini Leherpeur</text:p>
      <text:p text:style-name="Standard">=FRAN_0393_05309_L.jpg=</text:p>
      <text:p text:style-name="Standard">cccc li°</text:p>
      <text:p text:style-name="Standard">Hodie m. T. de Courcellis optavit prebendatum sive locum m. N. Confranc</text:p>
      <text:p text:style-name="Standard">Optacio prebende</text:p>
      <text:p text:style-name="Standard">deffuncti videlicet Moriacum.</text:p>
      <text:p text:style-name="Standard">Hodie similiter magister Martinus de Fraxinis optavit locum dicti m. T.</text:p>
      <text:p text:style-name="Standard">scilicet apud Baigneux casu quo nullus alius canonicum antiquior optaret</text:p>
      <text:p text:style-name="Standard">Similimodo m. Jo. de Brollio ut procurator m. P. de Longollio opertavit</text:p>
      <text:p text:style-name="Standard">Optacio prebendarum</text:p>
      <text:p text:style-name="Standard">locum dicti de Courcellis apud Balneolas</text:p>
      <text:p text:style-name="Standard">Fiat Convocacio / ad veneris proxime tam pro capellania domini P. Boni</text:p>
      <text:p text:style-name="Standard">Convocacio</text:p>
      <text:p text:style-name="Standard">quam pro domo domini Johannis Huon canonici Sancti Dionisi de Passu</text:p>
      <text:p text:style-name="Standard">Domini contentantur quod magister R. Haultny si velit faciat fieri duas gallice</text:p>
      <text:p text:style-name="Standard">travees granchie de Bonnollio que sibi defalcabuntur in suis</text:p>
      <text:p text:style-name="Standard">compotis super hoc que ipse debet ecclesie occasione terre dicti loci / Et</text:p>
      <text:p text:style-name="Standard">Haultny</text:p>
      <text:p text:style-name="Standard">eciam allocabuntur sibi reparaciones facte per ipsum in dicto loco secundum</text:p>
      <text:p text:style-name="Standard">reportum juratorum etc.</text:p>
      <text:p text:style-name="Standard">Ordinatum est $ep$ et placet dominis quod magister R. Le Fourbeur canonicus Par.</text:p>
      <text:p text:style-name="Standard">Sancti Aniani nuncupatus assignetur et percipiat de cetero suum dimidium</text:p>
      <text:p text:style-name="Standard">R. Le Fourbeur</text:p>
      <text:p text:style-name="Standard">Grossum sive fructus sue semiprebende videlicet apud Moriacum</text:p>
      <text:p text:style-name="Standard">loco deffuncti domini Clementis Melloti ibidem tunc assignati</text:p>
      <text:p text:style-name="Standard">Impetrantur ex parte capituli lictere de complainte per officiarium horarum contra</text:p>
      <text:p text:style-name="Standard">officiarios domini de Dunays in villa de Meullent qui nictuntur</text:p>
      <text:p text:style-name="Standard"><text:soft-page-break/>de licteris impetrantis</text:p>
      <text:p text:style-name="Standard">compellere $habitan$ ad faciendum excubias apud dictum locum</text:p>
      <text:p text:style-name="Standard">habitantes de Aubergenville et Mesel etc.</text:p>
      <text:p text:style-name="Standard">Mercurii viiia septembris fuit festum nativitatis beate Marie Virginis</text:p>
      <text:p text:style-name="Standard">=FRAN_0393_05310_L.jpg=</text:p>
      <text:p text:style-name="Standard">100.</text:p>
      <text:p text:style-name="Standard">Veneris xa septembris capitulantibus dominis.</text:p>
      <text:p text:style-name="Standard">Archidiacono de Josayo</text:p>
      <text:p text:style-name="Standard">Fresnoy</text:p>
      <text:p text:style-name="Standard">Despars</text:p>
      <text:p text:style-name="Standard">Succentore</text:p>
      <text:p text:style-name="Standard">Mondidier</text:p>
      <text:p text:style-name="Standard">Boullardi</text:p>
      <text:p text:style-name="Standard">Cancellario</text:p>
      <text:p text:style-name="Standard">Victri</text:p>
      <text:p text:style-name="Standard">P. Thomas</text:p>
      <text:p text:style-name="Standard">Penitenciario</text:p>
      <text:p text:style-name="Standard">De Brollio</text:p>
      <text:p text:style-name="Standard">Fraxinis</text:p>
      <text:p text:style-name="Standard">Ordeimonte</text:p>
      <text:p text:style-name="Standard">Vayli</text:p>
      <text:p text:style-name="Standard">Parenti</text:p>
      <text:p text:style-name="Standard">Chacy</text:p>
      <text:p text:style-name="Standard">Paillard</text:p>
      <text:p text:style-name="Standard">Bussi excusato</text:p>
      <text:p text:style-name="Standard">Breton</text:p>
      <text:p text:style-name="Standard">Monneti</text:p>
      <text:p text:style-name="Standard">Cotin</text:p>
      <text:p text:style-name="Standard">Jerson</text:p>
      <text:p text:style-name="Standard">Fourbeur</text:p>
      <text:p text:style-name="Standard">Gaillon</text:p>
      <text:p text:style-name="Standard">Pion</text:p>
      <text:p text:style-name="Standard">Haultny</text:p>
      <text:p text:style-name="Standard">Bastardi</text:p>
      <text:p text:style-name="Standard">Du Drac</text:p>
      <text:p text:style-name="Standard">De Croces</text:p>
      <text:p text:style-name="Standard"><text:soft-page-break/>Sohier</text:p>
      <text:p text:style-name="Standard">Adam denables sergent a cheval a signifié a messeigneurs qu'il a arresté</text:p>
      <text:p text:style-name="Standard">Significacion</text:p>
      <text:p text:style-name="Standard">les dismes de Sercelles a la requeste de la vesve de feu Guillaume</text:p>
      <text:p text:style-name="Standard">du fossé et de son filz</text:p>
      <text:p text:style-name="Standard">Placet dominis quod m. Jo. Coleti habeat bursas collegii xviii.</text:p>
      <text:p text:style-name="Standard">De Bursis</text:p>
      <text:p text:style-name="Standard">scolarium si sit locus vacans.</text:p>
      <text:p text:style-name="Standard">xviii scolarium.</text:p>
      <text:p text:style-name="Standard">Placet dominis quod Martinus de Bellefaye de Parisius habeat bursas</text:p>
      <text:p text:style-name="Standard">Collacio bursarum</text:p>
      <text:p text:style-name="Standard">collegii Forteti vacantes per recessum m. G. de Lourine a dicto collacione</text:p>
      <text:p text:style-name="Standard">collegii Forteti</text:p>
      <text:p text:style-name="Standard">ultra debitum tempus absque licencia petita et obtenta.</text:p>
      <text:p text:style-name="Standard">Commissi</text:p>
      <text:p text:style-name="Standard">Camerarius clericus } conferentur eum domino Thoses et Martino de</text:p>
      <text:p text:style-name="Standard">et Johannes Pierre } Fraxinis pro facto</text:p>
      <text:p text:style-name="Standard">De domo d'Andresi de qua hic locutus est Haultny mictantur</text:p>
      <text:p text:style-name="Standard">officiarius idem Haultny et operarius ad videndum reparaciones</text:p>
      <text:p text:style-name="Standard">Deputati pro domo</text:p>
      <text:p text:style-name="Standard">d'Andresi</text:p>
      <text:p text:style-name="Standard">que sunt ibdem faciende / et refferendum quis contribuere debet et tenetur</text:p>
      <text:p text:style-name="Standard">an scilicet capitulum vel prebenda loci</text:p>
      <text:p text:style-name="Standard">Domini</text:p>
      <text:p text:style-name="Standard">Succentor}</text:p>
      <text:p text:style-name="Standard">commictuntur vocato magistro Jo. James ad videndum et</text:p>
      <text:p text:style-name="Standard">Ordeimonte</text:p>
      <text:p text:style-name="Standard">P. Thomas</text:p>
      <text:p text:style-name="Standard">advisandum de modo particionis faciende de domo</text:p>
      <text:p text:style-name="Standard">Fourbeur</text:p>
      <text:p text:style-name="Standard">claustrali que fuit domini Clementis Melloti de qua</text:p>
      <text:p text:style-name="Standard">Gabriel</text:p>
      <text:p text:style-name="Standard">est debatus inter m. R. Le Fourbeur canonicum et dominum Gabrielem</text:p>
      <text:p text:style-name="Standard">Harenger vicarium Sancti Aniani. quia dictus Gabriel petit habere</text:p>
      <text:p text:style-name="Standard">pro domo domini</text:p>
      <text:p text:style-name="Standard">Clementis</text:p>
      <text:p text:style-name="Standard"><text:soft-page-break/>ibidem unam partem seu porcionem cum dicto magistro R. pro habendo</text:p>
      <text:p text:style-name="Standard">ibidem moram suam.</text:p>
      <text:p text:style-name="Standard">=FRAN_0393_05311_L.jpg=</text:p>
      <text:p text:style-name="Standard">visa et actenta informacione facta contra dominum P. Petit presbyterum</text:p>
      <text:p text:style-name="Standard">procuratorem et religiosum domus Dei Par. justicialem et subditum capituli parisiensis</text:p>
      <text:p text:style-name="Standard">ordinatum est quod ipse incarcerantur in carceribus capituli / et quod interrogentur per</text:p>
      <text:p text:style-name="Standard">De domino P. Petit</text:p>
      <text:p text:style-name="Standard">dominos provisores dicte domus . quiquidem dominus P. de manutenento capituli se</text:p>
      <text:p text:style-name="Standard">reddidit in dictis carceribus.</text:p>
      <text:p text:style-name="Standard">Super questione mota seu moveri sperata inter dominos Philippum Infantis</text:p>
      <text:p text:style-name="Standard">et Johannem Huon presbyteros canonicos sacerdotes $dicti$ Sancti Dionisii de Passu</text:p>
      <text:p text:style-name="Standard">in ecclesia Par. contendentes simul et ad invicem de domibus claustralibus</text:p>
      <text:p text:style-name="Standard">dicti Sancti Dionisii et dicente quilibet ipsorum habere optionem . Auditis</text:p>
      <text:p text:style-name="Standard">oppinionibus dominorum capitulancium fuit dictum per majorem partem ipsorum dominorum</text:p>
      <text:p text:style-name="Standard">capitulantibus quod ad dictum dominum Philippum spectabat optare pro eo quod ipse</text:p>
      <text:p text:style-name="Standard">magis servivit ecclesie et continuavit quam dictus Huon licet ipse Huon</text:p>
      <text:p text:style-name="Standard">fuerit receptus ad suam prebendam sacerdotalem ante dictum Philippum et pro</text:p>
      <text:p text:style-name="Standard">eo quod ipse Infantis habuit hujusmodi suam prebendam secundum gradum suum</text:p>
      <text:p text:style-name="Standard">et ordinem et dictus Huon non sic / sed per permutacionem.</text:p>
      <text:p text:style-name="Standard">CCCC li.</text:p>
      <text:p text:style-name="Standard">Infantis</text:p>
      <text:p text:style-name="Standard">Huon</text:p>
      <text:p text:style-name="Standard">101.</text:p>
      <text:p text:style-name="Standard">Die dominica xii septembris / anno cccc li° reverentis in Christo pater dominus</text:p>
      <text:p text:style-name="Standard">G. Dei gracia Par. episcopus suam missam in sua capella episcopali superiori</text:p>
      <text:p text:style-name="Standard">promoto ad</text:p>
      <text:p text:style-name="Standard">le</text:p>
      <text:p text:style-name="Standard">celebrantes promovit venerabilem virum magistrum Guidonem Burdelot</text:p>
      <text:p text:style-name="Standard">ordinem</text:p>
      <text:p text:style-name="Standard">canonicum Par. clericum ad accolitatum ceterosque minores ordines favente</text:p>
      <text:p text:style-name="Standard">altissimo ad presentacionem capituli Par.</text:p>
      <text:p text:style-name="Standard">=FRAN_0393_05312_L.jpg=</text:p>
      <text:p text:style-name="Standard">102.</text:p>
      <text:p text:style-name="Standard">Lune xiiia septembris capitulantibus dominis</text:p>
      <text:p text:style-name="Standard">Archidiacono de Josayo</text:p>
      <text:p text:style-name="Standard">Bussi</text:p>
      <text:p text:style-name="Standard"><text:soft-page-break/>Succentore</text:p>
      <text:p text:style-name="Standard">Fresnoy</text:p>
      <text:p text:style-name="Standard">Cancellario</text:p>
      <text:p text:style-name="Standard">De Croces</text:p>
      <text:p text:style-name="Standard">Penitenciario</text:p>
      <text:p text:style-name="Standard">Mondidier</text:p>
      <text:p text:style-name="Standard">Ordeimonte</text:p>
      <text:p text:style-name="Standard">Victri</text:p>
      <text:p text:style-name="Standard">Chacy</text:p>
      <text:p text:style-name="Standard">De Brollio</text:p>
      <text:p text:style-name="Standard">Breton</text:p>
      <text:p text:style-name="Standard">Vayli</text:p>
      <text:p text:style-name="Standard">Cotin</text:p>
      <text:p text:style-name="Standard">Paillard</text:p>
      <text:p text:style-name="Standard">Gaillon</text:p>
      <text:p text:style-name="Standard">Monneti</text:p>
      <text:p text:style-name="Standard">Barre</text:p>
      <text:p text:style-name="Standard">Jerson</text:p>
      <text:p text:style-name="Standard">Haultny</text:p>
      <text:p text:style-name="Standard">Fourbeur</text:p>
      <text:p text:style-name="Standard">Du Drac</text:p>
      <text:p text:style-name="Standard">Conclusum est quod magister Ja. Barre canonicus Par. recipiatur et admictantur</text:p>
      <text:p text:style-name="Standard">ad suas distribuciones in ecclesia lucrantes de cetero faciendo debitum</text:p>
      <text:p text:style-name="Standard">suum</text:p>
      <text:p text:style-name="Standard">Barre.</text:p>
      <text:p text:style-name="Standard">Mercurii xv septembris capitulantibus dominis</text:p>
      <text:p text:style-name="Standard">Archidiacono de Josayo</text:p>
      <text:p text:style-name="Standard">De Brollio</text:p>
      <text:p text:style-name="Standard">Boullardi</text:p>
      <text:p text:style-name="Standard">Succentore</text:p>
      <text:p text:style-name="Standard">Vayli</text:p>
      <text:p text:style-name="Standard">P Thomas</text:p>
      <text:p text:style-name="Standard">Cancellario</text:p>
      <text:p text:style-name="Standard">Monneti</text:p>
      <text:p text:style-name="Standard">Fraxinis</text:p>
      <text:p text:style-name="Standard">Penitenciario</text:p>
      <text:p text:style-name="Standard"><text:soft-page-break/>Jerson</text:p>
      <text:p text:style-name="Standard">Ordeimonte</text:p>
      <text:p text:style-name="Standard">Aguenin</text:p>
      <text:p text:style-name="Standard">Fourbeur</text:p>
      <text:p text:style-name="Standard">Cotin</text:p>
      <text:p text:style-name="Standard">Victri infirmo</text:p>
      <text:p text:style-name="Standard">Gaillon</text:p>
      <text:p text:style-name="Standard">Parenti</text:p>
      <text:p text:style-name="Standard">Barre</text:p>
      <text:p text:style-name="Standard">Bussi excusato</text:p>
      <text:p text:style-name="Standard">Pion</text:p>
      <text:p text:style-name="Standard">Haultny</text:p>
      <text:p text:style-name="Standard">Bastardi</text:p>
      <text:p text:style-name="Standard">Du Drac</text:p>
      <text:p text:style-name="Standard">Sohier</text:p>
      <text:p text:style-name="Standard">Fresnoy</text:p>
      <text:p text:style-name="Standard">Despars</text:p>
      <text:p text:style-name="Standard">De Croces</text:p>
      <text:p text:style-name="Standard">Hodie magister Jo. Du Drac fecit suam relacionem de facto domini de Bethune</text:p>
      <text:p text:style-name="Standard">Du Drac pro domino</text:p>
      <text:p text:style-name="Standard">et retulit fecisse poni certas licteras gallice ad reclain et tradidit licteras</text:p>
      <text:p text:style-name="Standard">de Bethune.</text:p>
      <text:p text:style-name="Standard">super hoc alias sibi traditas</text:p>
      <text:p text:style-name="Standard">Parenti</text:p>
      <text:p text:style-name="Standard">Pion</text:p>
      <text:p text:style-name="Standard">Bastardi</text:p>
      <text:p text:style-name="Standard">Sohier</text:p>
      <text:p text:style-name="Standard">Despars</text:p>
      <text:p text:style-name="Standard">Boullardi</text:p>
      <text:p text:style-name="Standard">P Thomas</text:p>
      <text:p text:style-name="Standard">Fraxinis</text:p>
      <text:p text:style-name="Standard">=FRAN_0393_05313_L.jpg=</text:p>
      <text:p text:style-name="Standard">CCCC li°</text:p>
      <text:p text:style-name="Standard">Capellania ad altare Veteris Sepulcri / in ecclesia Sepulcri Par. fundata</text:p>
      <text:p text:style-name="Standard">quam nuper obtinebat magister Jo. Fournier vacans ad presens per resignacionem m. Johannis</text:p>
      <text:p text:style-name="Standard">Piart procuratoris fundati dicti m. Jo. Fournier et nomine procuratorio ejusdem ex causa permutacionis</text:p>
      <text:p text:style-name="Standard"><text:soft-page-break/>faciende et non alias cum magistro Jo. Loyseux magistro in artibus et bachalario in decretis</text:p>
      <text:p text:style-name="Standard">ad capellaniam ad altare Sancti Eligii in infirmaria monasterii Sancte Genovefe in monte</text:p>
      <text:p text:style-name="Standard">Par.. Salvo jure cujuslibet collata est dicto magistro Jo. Loyseux prestito prius</text:p>
      <text:p text:style-name="Standard">juramento quod in hujusmodi resignacione non intervenient $fit$ fraus dolus etc. quiquidem</text:p>
      <text:p text:style-name="Standard">Loyseux prestitit juramentum in forma fuit installatus et solvit jura assueta</text:p>
      <text:p text:style-name="Standard">De Calice et</text:p>
      <text:p text:style-name="Standard">Hodie exhibuerunt et tradiderunt in capitulo Par. executores deffuncti domini Clementis</text:p>
      <text:p text:style-name="Standard">missali Sancti</text:p>
      <text:p text:style-name="Standard">Melloti calicem et missale capelle Sancti Aniani et fuerunt traditi magistris</text:p>
      <text:p text:style-name="Standard">Aniani.</text:p>
      <text:p text:style-name="Standard">Ja. Barre et R. Le Fourbeur canonici dicti Sancti Aniani / et de ipsis fuerunt</text:p>
      <text:p text:style-name="Standard">exonerati dicti executores.</text:p>
      <text:p text:style-name="Standard">Hodie supplicaverunt capellani communitatis habere licenciam ut possint renunciare</text:p>
      <text:p text:style-name="Standard">De capellanis communitatis</text:p>
      <text:p text:style-name="Standard">domui de la Mongerie . Super quo dati sunt commissarii ad videndum</text:p>
      <text:p text:style-name="Standard">inquirendum et refferendum de commodo vel incommodo dominus Archidiaconus de Josayo</text:p>
      <text:p text:style-name="Standard">et de Croces.</text:p>
      <text:p text:style-name="Standard">De domo prope Le</text:p>
      <text:p text:style-name="Standard">De domo prope Le Chariot in hallis de qua hic locutus est De Croces</text:p>
      <text:p text:style-name="Standard">Chariot</text:p>
      <text:p text:style-name="Standard">dictus De Croces capiet aliquos de dominis canonicis quos voluerit.</text:p>
      <text:p text:style-name="Standard">Haultny</text:p>
      <text:p text:style-name="Standard">Hodies magister R. Haultny pro se optavit locum sive grossum apud Mory.</text:p>
      <text:p text:style-name="Standard">loco domini Clementis Melloti deffuncti</text:p>
      <text:p text:style-name="Standard">de Fontanis</text:p>
      <text:p text:style-name="Standard">Item idem Haultny similiter optavit pro et nomine procuratore m. R. de</text:p>
      <text:p text:style-name="Standard">Fontanis apud Baigneux loco m. T. de Courcelles</text:p>
      <text:p text:style-name="Standard">Johannes Thomus Johannes Thomas de Rosay / institutus est serviens capituli apud</text:p>
      <text:p text:style-name="Standard">dictum locum de Rosay.</text:p>
      <text:p text:style-name="Standard">Fiat procuratorem et nominatur procurator ad faciendum hommagium</text:p>
      <text:p text:style-name="Standard">Collacio capellanie</text:p>
      <text:p text:style-name="Standard">Sepulcri</text:p>
      <text:p text:style-name="Standard">103.</text:p>
      <text:p text:style-name="Standard">.</text:p>
      <text:p text:style-name="Standard">=FRAN_0393_05314_L.jpg=</text:p>
      <text:p text:style-name="Standard">104.</text:p>
      <text:p text:style-name="Standard"><text:soft-page-break/>Veneris xvii septembris capitulantibus dominis</text:p>
      <text:p text:style-name="Standard">Archidiacono de Josayo</text:p>
      <text:p text:style-name="Standard">Du Drac</text:p>
      <text:p text:style-name="Standard">Parenti</text:p>
      <text:p text:style-name="Standard">Succentore</text:p>
      <text:p text:style-name="Standard">Bussi</text:p>
      <text:p text:style-name="Standard">Cancellario</text:p>
      <text:p text:style-name="Standard">De Croces</text:p>
      <text:p text:style-name="Standard">Pion</text:p>
      <text:p text:style-name="Standard">Penitenciario</text:p>
      <text:p text:style-name="Standard">Fresnoy</text:p>
      <text:p text:style-name="Standard">Bastardi</text:p>
      <text:p text:style-name="Standard">Ordeimonte</text:p>
      <text:p text:style-name="Standard">De Brollio</text:p>
      <text:p text:style-name="Standard">Sohier</text:p>
      <text:p text:style-name="Standard">Chacy</text:p>
      <text:p text:style-name="Standard">Vaili</text:p>
      <text:p text:style-name="Standard">Despars</text:p>
      <text:p text:style-name="Standard">Breton</text:p>
      <text:p text:style-name="Standard">Paillard</text:p>
      <text:p text:style-name="Standard">Boullardi</text:p>
      <text:p text:style-name="Standard">. Cotin</text:p>
      <text:p text:style-name="Standard">Monnet</text:p>
      <text:p text:style-name="Standard">Fraxinis</text:p>
      <text:p text:style-name="Standard">Gaillon</text:p>
      <text:p text:style-name="Standard">Jerson</text:p>
      <text:p text:style-name="Standard">Aguenin</text:p>
      <text:p text:style-name="Standard">Barre</text:p>
      <text:p text:style-name="Standard">Fourbeur</text:p>
      <text:p text:style-name="Standard">Victri infirmo</text:p>
      <text:p text:style-name="Standard">Haultny</text:p>
      <text:p text:style-name="Standard">N. Bretin sergent a adjourné messeigneurs a lundi prochain contre maistre</text:p>
      <text:p text:style-name="Standard">Thibault Charlet pour oïr une sommacion pour aver par rachat</text:p>
      <text:p text:style-name="Standard">adjournement</text:p>
      <text:p text:style-name="Standard">x. £ de rente sur l'ostel du Lyon d'or qui lui ont esté</text:p>
      <text:p text:style-name="Standard">adjugees.</text:p>
      <text:p text:style-name="Standard"><text:soft-page-break/>Hodie magister Ja. Despars canonicus Par. optavit pro se apud Balneolas</text:p>
      <text:p text:style-name="Standard">Optacio</text:p>
      <text:p text:style-name="Standard">loco m. T. de Courcellis.</text:p>
      <text:p text:style-name="Standard">Optacio</text:p>
      <text:p text:style-name="Standard">Et ibidem presens m. Jo. de Brollio ut procurator m. Philippi. de Longollio</text:p>
      <text:p text:style-name="Standard">optavit apud Viriacum loco dicti Despars</text:p>
      <text:p text:style-name="Standard">De Brollio</text:p>
      <text:p text:style-name="Standard">Hodie m. Jo. de Brollio si et inquantum potest fieri cepit xxi dies</text:p>
      <text:p text:style-name="Standard">recreacionis.</text:p>
      <text:p text:style-name="Standard">Hodie in capitulo magistri Ja. Barre canonicus Par. existens in suo turno ad beneficia</text:p>
      <text:p text:style-name="Standard">Collacio capellanie</text:p>
      <text:p text:style-name="Standard">conferenda . Contulit Roberto Jubin subdiaconus Avinionensis capellaniam</text:p>
      <text:p text:style-name="Standard">in turno.</text:p>
      <text:p text:style-name="Standard">ad altarre sanctorum Ferreoli et Ferrucionis vacantem in ecclesia Par. per</text:p>
      <text:p text:style-name="Standard">obitum domini P. Boni presbyteri cum protestacionibus assuentis. Et hoc in magno turno</text:p>
      <text:p text:style-name="Standard">Hodie Robertus Jubini subdiaconus Salvo jure cujuslibet fuit receptus ad</text:p>
      <text:p text:style-name="Standard">capellania sanctorum Ferreoli et Ferrucionis nuper vacantem per obitum deffuncti</text:p>
      <text:p text:style-name="Standard">Recepcio capellani</text:p>
      <text:p text:style-name="Standard">m. P. Boni presbyteri et sibi collatam in turno per m. Ja. Barre canonicum Par.</text:p>
      <text:p text:style-name="Standard">qui juravit in forma et fuit installatus et solvit jura assueta</text:p>
      <text:p text:style-name="Standard">Placet dominis quod officium majorie de Suciaco tradatur filio</text:p>
      <text:p text:style-name="Standard">De majore de</text:p>
      <text:p text:style-name="Standard">Succiaco</text:p>
      <text:p text:style-name="Standard">mioris nunc existentis dum tamen sit de voluntate et consensu dicti sui</text:p>
      <text:p text:style-name="Standard">patris.</text:p>
      <text:p text:style-name="Standard">=FRAN_0393_05315_L.jpg=</text:p>
      <text:p text:style-name="Standard">cccc li°.</text:p>
      <text:p text:style-name="Standard">Placet dominis et contentantur de contractu facto per dominos provisores</text:p>
      <text:p text:style-name="Standard">fabrice cum opperariis videlicet magistro Ja. et N. ejus socio pro reparacione</text:p>
      <text:p text:style-name="Standard">Campane dicte Jaqueline medietante ixxx scutis sibi solvendis de quibus</text:p>
      <text:p text:style-name="Standard">De Campana</text:p>
      <text:p text:style-name="Standard">ixxx scutis sunt x. scuta ad discendum secundum quod ipsi domini provisores retulerunt</text:p>
      <text:p text:style-name="Standard">dicta Jaqueline</text:p>
      <text:p text:style-name="Standard">et ad faciendum cirografum cum magistro The. de Victri altero dictorum provisorum</text:p>
      <text:p text:style-name="Standard">deputantur domini Archidiaconus de Josayo et Succentor de dicto foro.</text:p>
      <text:p text:style-name="Standard">Ordinatum est quod de fructibus prebende foranee cantorie ecclesie Par.</text:p>
      <text:p text:style-name="Standard"><text:soft-page-break/>nunc litigiose reparantur libri de choro $sine $Cant$ cum cantu ad quos tenetur</text:p>
      <text:p text:style-name="Standard">Cantor / Et respectu aliorum librorum ad quos tenetur Cancellarius reparantur</text:p>
      <text:p text:style-name="Standard">de bonis execucionis deffuncti m. Jo. Chuffart nuper Cancellarius . Sic quod ipsis</text:p>
      <text:p text:style-name="Standard">primitus sic reparatis dominus Cancellarius de presenti videlicet m. Ro. Cibolle prout</text:p>
      <text:p text:style-name="Standard">obtulit tenebitur manutenere ipsos libros ad Cancellariam pertinenitis sive ad</text:p>
      <text:p text:style-name="Standard">quos ipse tenetur</text:p>
      <text:p text:style-name="Standard">Ordinatum est et placet dominis eciam de consensu m. R. Le Fourbeur</text:p>
      <text:p text:style-name="Standard">canonici et domini Gabrielis Harenger vicarii nunc Sancti Aniani in ecclesia Par.</text:p>
      <text:p text:style-name="Standard">quod dictus Gabriel tamquam vicarius dicti Sancti Aniani secundum ordinacionem</text:p>
      <text:p text:style-name="Standard">capituli $sump$ super hoc nuper factam habeat mansionem in domo $noca$</text:p>
      <text:p text:style-name="Standard">de novo edificata de illa parte versus et prope jardinum domus</text:p>
      <text:p text:style-name="Standard">principalis claustralis dicti magistri Radulfi que fuit domini Clementis Melloti</text:p>
      <text:p text:style-name="Standard">dum viveret canonici dicti Sancti Aniani / et in qua domo principali ipse Melloti</text:p>
      <text:p text:style-name="Standard">morabatur et decessit cum introitu et exitu curie dicte domus principalis</text:p>
      <text:p text:style-name="Standard">i</text:p>
      <text:p text:style-name="Standard">pro eundo per dictum dominum Gabrielem ad matutinas solum et reddeundo</text:p>
      <text:p text:style-name="Standard">De libris chori</text:p>
      <text:p text:style-name="Standard">Fourbeur</text:p>
      <text:p text:style-name="Standard">Gabriel</text:p>
      <text:p text:style-name="Standard">105.</text:p>
      <text:p text:style-name="Standard">Sabbati in jejuniis iiiior temporum post festum exaltacionis Sancte Crucis Reverendus</text:p>
      <text:p text:style-name="Standard">in Christo pater dominus G. Dei gracia Par. episcopus in sua superiori capella episcopali Par. sacros</text:p>
      <text:p text:style-name="Standard">celebrans ordines . promovit videlicet Johannem Ducis alias Mathei capellanum prime capellanie</text:p>
      <text:p text:style-name="Standard">ad altare Sancti Johannis Euvangelisto in ecclesia Sancti Benedicti fundate clericum accolitum</text:p>
      <text:p text:style-name="Standard">ad subdictonum necnon Johannem de Rino eciam clericum et capellanum capellanie subdyaconalis</text:p>
      <text:p text:style-name="Standard">dicti Sancti Benedicti clericum accolitum ad subdiaconum Et m. Guidonem Burdelot</text:p>
      <text:p text:style-name="Standard">canonicum Par. clericum accolitum ad subdiaconatum / ac eciam m. Jo. Bastardi eciam canonicum</text:p>
      <text:p text:style-name="Standard">Par. dyaconem ad presbyteratus ordinem ad presentacionem capituli Par. favente altissimo</text:p>
      <text:p text:style-name="Standard">Promoti ad</text:p>
      <text:p text:style-name="Standard">ordines.</text:p>
      <text:p text:style-name="Standard">=FRAN_0393_05316_L.jpg=</text:p>
      <text:p text:style-name="Standard">106.</text:p>
      <text:p text:style-name="Standard">Lune xx septembris capitulantibus dominis.</text:p>
      <text:p text:style-name="Standard">Archidiacono de Josayo</text:p>
      <text:p text:style-name="Standard">Fresnoy</text:p>
      <text:p text:style-name="Standard">Succentore</text:p>
      <text:p text:style-name="Standard"><text:soft-page-break/>Victri</text:p>
      <text:p text:style-name="Standard">Cancellario</text:p>
      <text:p text:style-name="Standard">Paillard</text:p>
      <text:p text:style-name="Standard">Penitenciario</text:p>
      <text:p text:style-name="Standard">Monneti</text:p>
      <text:p text:style-name="Standard">Ordeimonte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Aguenin</text:p>
      <text:p text:style-name="Standard">Cotin</text:p>
      <text:p text:style-name="Standard">Parenti</text:p>
      <text:p text:style-name="Standard">Gaillon</text:p>
      <text:p text:style-name="Standard">Barre</text:p>
      <text:p text:style-name="Standard">Bastardi</text:p>
      <text:p text:style-name="Standard">Haultny</text:p>
      <text:p text:style-name="Standard">Sohier</text:p>
      <text:p text:style-name="Standard">Bussi</text:p>
      <text:p text:style-name="Standard">Despars</text:p>
      <text:p text:style-name="Standard">Adjournement.</text:p>
      <text:p text:style-name="Standard">N. Bretin a adjourné messeigneurs a mercredi contre maistre Thibault Charlet</text:p>
      <text:p text:style-name="Standard">Sur le prouffit de ung deffault</text:p>
      <text:p text:style-name="Standard">Hodie m. R. Haultny ut procurator m. R. de Fontanis optavit locum</text:p>
      <text:p text:style-name="Standard">Optacio prebende</text:p>
      <text:p text:style-name="Standard">sive prebenda pro dicto magistro Ro. apud Viriacum in Viromandea loco m. Ja.</text:p>
      <text:p text:style-name="Standard">Despars</text:p>
      <text:p text:style-name="Standard">Capellania ad altare sanctorum Ferreoli et Ferrucionis in ecclesia Par. vacans</text:p>
      <text:p text:style-name="Standard">per resignacionem Ro. Jubini ultimi possessoris ejusdem ex causa permutacionis</text:p>
      <text:p text:style-name="Standard">Collacio capellanie</text:p>
      <text:p text:style-name="Standard">x</text:p>
      <text:p text:style-name="Standard">et non alias faciende de ipsa magistro Dionisio Comitis ad parrochialem ecclesiam de</text:p>
      <text:p text:style-name="Standard">ecclesie Par.</text:p>
      <text:p text:style-name="Standard">Yvovant diocesis Lauzanensis Salvo jure cujuslibet collata est dicto</text:p>
      <text:p text:style-name="Standard">magistro Dy / qui juravit in forma et fuit installatus etc.</text:p>
      <text:p text:style-name="Standard">Optacio prebende</text:p>
      <text:p text:style-name="Standard"><text:soft-page-break/>Hodie magister Ingerranus Parenti optavit $op$ locum sive prebenda</text:p>
      <text:p text:style-name="Standard">apud Viriacum in Viromandia loco m. Ja. Despars.</text:p>
      <text:p text:style-name="Standard">Placet dominis quod dominus Johannes Loubloyer presbyter teneat domum ad portum</text:p>
      <text:p text:style-name="Standard">Dominus Jo. Loubloyer</text:p>
      <text:p text:style-name="Standard">nostre domine quam tenebat m. R. Le Fourbeur ad vitam dicti le</text:p>
      <text:p text:style-name="Standard">pro domo le Fourbeur</text:p>
      <text:p text:style-name="Standard">Fourbeur dumtaxat modo et forma et pro precio quibus dictus</text:p>
      <text:p text:style-name="Standard">le Fourbeur tenebat ipsam</text:p>
      <text:p text:style-name="Standard">Placet dominis quod Campana Jaquelina nuncupata fiat apud locum</text:p>
      <text:p text:style-name="Standard">De Campa</text:p>
      <text:p text:style-name="Standard">du Louvre aut alibi ad opcionem $opertario$ operariorum Sic quod reddant</text:p>
      <text:p text:style-name="Standard">Jaquelina</text:p>
      <text:p text:style-name="Standard">eam in ecclesia Par. suis periculis et expensis.</text:p>
      <text:p text:style-name="Standard">Archidiaconus de Josayo</text:p>
      <text:p text:style-name="Standard">Domini</text:p>
      <text:p text:style-name="Standard">Succentor</text:p>
      <text:p text:style-name="Standard">Cancellarius</text:p>
      <text:p text:style-name="Standard">aut aliqui ipsorum deputantur ad loquendum cum</text:p>
      <text:p text:style-name="Standard">Deputati ad loquendum cum</text:p>
      <text:p text:style-name="Standard">Ordeimonte</text:p>
      <text:p text:style-name="Standard">magistro Arnulpho pro Regimine puerorum chori</text:p>
      <text:p text:style-name="Standard">magistro Arnulpho pro regimine puerorum Victri</text:p>
      <text:p text:style-name="Standard">Fourbeur</text:p>
      <text:p text:style-name="Standard">Boullardi</text:p>
      <text:p text:style-name="Standard">P. Thomas</text:p>
      <text:p text:style-name="Standard">Fraxinis</text:p>
      <text:p text:style-name="Standard">Burdelot</text:p>
      <text:p text:style-name="Standard">De Croces } extra</text:p>
      <text:p text:style-name="Standard">Pion</text:p>
      <text:p text:style-name="Standard">=FRAN_0393_05317_L.jpg=</text:p>
      <text:p text:style-name="Standard">cccc li.</text:p>
      <text:p text:style-name="Standard">Mercurii xxii septembris capitulantibus dominis</text:p>
      <text:p text:style-name="Standard">Archidiacono de Josayo</text:p>
      <text:p text:style-name="Standard">Bussi</text:p>
      <text:p text:style-name="Standard">Succentore</text:p>
      <text:p text:style-name="Standard">Cancellario</text:p>
      <text:p text:style-name="Standard"><text:soft-page-break/>Fresnoy</text:p>
      <text:p text:style-name="Standard">Penitenciario</text:p>
      <text:p text:style-name="Standard">Victri</text:p>
      <text:p text:style-name="Standard">Ordeimonte</text:p>
      <text:p text:style-name="Standard">Monneti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Cotin</text:p>
      <text:p text:style-name="Standard">Aguenin</text:p>
      <text:p text:style-name="Standard">Gaillon</text:p>
      <text:p text:style-name="Standard">Bastardi</text:p>
      <text:p text:style-name="Standard">Barre</text:p>
      <text:p text:style-name="Standard">Sohier</text:p>
      <text:p text:style-name="Standard">Haultny</text:p>
      <text:p text:style-name="Standard">Despars</text:p>
      <text:p text:style-name="Standard">Placet dominis quod capitulum se obligat coga operarios campane Jaqueline</text:p>
      <text:p text:style-name="Standard">prout obligati sunt dicti operarii erga capitulum pro reparacione dicte Campane</text:p>
      <text:p text:style-name="Standard">Capellania ad altare Sancti P. nostris in ecclesia Par. quam diu est possidebat</text:p>
      <text:p text:style-name="Standard">Johannes de Lupis . Audita relacione m. P. d'Oigemont qui retulit quod ipse</text:p>
      <text:p text:style-name="Standard">Declaracio capellanie</text:p>
      <text:p text:style-name="Standard">vacantis</text:p>
      <text:p text:style-name="Standard">de Luperis obiit apud Mun . Declarata est vacans per obitum ipsius de</text:p>
      <text:p text:style-name="Standard">Luperis propter quod dictum est per capitulum magistro R. Haultny quod conferat eam pro</text:p>
      <text:p text:style-name="Standard">turno suo alioquin perdet suum turnum pro ista vice</text:p>
      <text:p text:style-name="Standard">de Campana</text:p>
      <text:p text:style-name="Standard">Jaquelina</text:p>
      <text:p text:style-name="Standard">Boullardi</text:p>
      <text:p text:style-name="Standard">P Thomas</text:p>
      <text:p text:style-name="Standard">Fraxinis</text:p>
      <text:p text:style-name="Standard">Pion</text:p>
      <text:p text:style-name="Standard">extra</text:p>
      <text:p text:style-name="Standard">De Croces</text:p>
      <text:p text:style-name="Standard">Veneris xxiiii septembris capitulantibus dominis.</text:p>
      <text:p text:style-name="Standard">Archidiacono de Josayo</text:p>
      <text:p text:style-name="Standard"><text:soft-page-break/>Bussi</text:p>
      <text:p text:style-name="Standard">Despars</text:p>
      <text:p text:style-name="Standard">Succentore</text:p>
      <text:p text:style-name="Standard">Fresnoy</text:p>
      <text:p text:style-name="Standard">Boullardi</text:p>
      <text:p text:style-name="Standard">Cancellario</text:p>
      <text:p text:style-name="Standard">De Croces</text:p>
      <text:p text:style-name="Standard">P Thomas</text:p>
      <text:p text:style-name="Standard">Penitenciario</text:p>
      <text:p text:style-name="Standard">Victri</text:p>
      <text:p text:style-name="Standard">Ordeimonte</text:p>
      <text:p text:style-name="Standard">Fraxinis</text:p>
      <text:p text:style-name="Standard">Monneti</text:p>
      <text:p text:style-name="Standard">Chacy</text:p>
      <text:p text:style-name="Standard">Jerson</text:p>
      <text:p text:style-name="Standard">Cotin infirmo</text:p>
      <text:p text:style-name="Standard">Breton</text:p>
      <text:p text:style-name="Standard">Aguenin</text:p>
      <text:p text:style-name="Standard">Pion extra</text:p>
      <text:p text:style-name="Standard">Gaillon</text:p>
      <text:p text:style-name="Standard">Fourbeur</text:p>
      <text:p text:style-name="Standard">Barre</text:p>
      <text:p text:style-name="Standard">Parenti</text:p>
      <text:p text:style-name="Standard">Haultny</text:p>
      <text:p text:style-name="Standard">Bastardi</text:p>
      <text:p text:style-name="Standard">Du Drac</text:p>
      <text:p text:style-name="Standard">Sohier</text:p>
      <text:p text:style-name="Standard">Hodie magister R. Haultny se opposuit ne magister R. Le Fourbeur assignaretur de suo</text:p>
      <text:p text:style-name="Standard">grosso apud Mory sed peciit idem Haultny ibidem assignari cui</text:p>
      <text:p text:style-name="Standard">responsum est quod recederet a capitulo ut super hoc deliberaretur qui hoc facere</text:p>
      <text:p text:style-name="Standard">noluit propter quod nichil actum est</text:p>
      <text:p text:style-name="Standard">107.</text:p>
      <text:p text:style-name="Standard">Haultny</text:p>
      <text:p text:style-name="Standard">Fourbeur</text:p>
      <text:p text:style-name="Standard">=FRAN_0393_05318_L.jpg=</text:p>
      <text:p text:style-name="Standard">Audita relacione m. V. de Croces canonici et officiarii ecclesie Par. conclusum est</text:p>
      <text:p text:style-name="Standard"><text:soft-page-break/>De licteris de Tourny</text:p>
      <text:p text:style-name="Standard">quod defferantur lictere originales Terre de Tourny apud</text:p>
      <text:p text:style-name="Standard">per ipsum</text:p>
      <text:p text:style-name="Standard">defferendis</text:p>
      <text:p text:style-name="Standard">De Croces aut alium securum nuncium cum sit neccessarius hoc facere prout retulit</text:p>
      <text:p text:style-name="Standard">idem De Croces</text:p>
      <text:p text:style-name="Standard">Hodie domini mei Archidiaconus de Josayo Succentor . Cancellarius e Penitenciarius retulerunt</text:p>
      <text:p text:style-name="Standard">quod magister Arnulphus Greban obtulit capere regimen puerorum chori et facere</text:p>
      <text:p text:style-name="Standard">eorum expensa pro isto anno / et funt ix . pueri chori aut x. computo</text:p>
      <text:p text:style-name="Standard">magistro . Super quo conclusum est quod dictus magister Arnulphus habeat hujusmodi regimen</text:p>
      <text:p text:style-name="Standard">De magistro puerorum</text:p>
      <text:p text:style-name="Standard">chori.</text:p>
      <text:p text:style-name="Standard">et quod faciat eorum expensa pro precio quo faciebat m. R. Le Fourbeur videlicet</text:p>
      <text:p text:style-name="Standard">pro xvi scutis pro capite . et sunt domini oppinionis quod dicatur parentibus duorum</text:p>
      <text:p text:style-name="Standard">puerorum ultimate receptorum et inducantur ipsos ad hoc ut solunt eorum expensa</text:p>
      <text:p text:style-name="Standard">et tunicas seu vestimenta pro uno anno Sunt eciam oppinionis</text:p>
      <text:p text:style-name="Standard">quod fiant Robe seu vestimenta pro sex de ipsis pueris</text:p>
      <text:p text:style-name="Standard">Sabbati xxv. septembris</text:p>
      <text:p text:style-name="Standard">Per dominos supra cuvam in ecclesia Par. congregatos fuit ordinatum quod</text:p>
      <text:p text:style-name="Standard">De Jo. Le duc</text:p>
      <text:p text:style-name="Standard">magister V. De Croces officiarius traderet Johanni le Duc de soubz Dampmart</text:p>
      <text:p text:style-name="Standard">iiiior £b. p. per modum mutui de quibus restituendis capitulo se obligaret</text:p>
      <text:p text:style-name="Standard">idem Johannes Leduc</text:p>
      <text:p text:style-name="Standard">108.</text:p>
      <text:p text:style-name="Standard">Lune in festo Sanctorum Cosme et Damiani xxvii septembris capitulantibus dominis</text:p>
      <text:p text:style-name="Standard">Archidiacono de Josayo</text:p>
      <text:p text:style-name="Standard">Fresnoy</text:p>
      <text:p text:style-name="Standard">P Thomas</text:p>
      <text:p text:style-name="Standard">Succentore</text:p>
      <text:p text:style-name="Standard">De Croces</text:p>
      <text:p text:style-name="Standard">Fraxinis</text:p>
      <text:p text:style-name="Standard">Cancellario</text:p>
      <text:p text:style-name="Standard">Monneti</text:p>
      <text:p text:style-name="Standard">Burdelot</text:p>
      <text:p text:style-name="Standard">Ordeimonte</text:p>
      <text:p text:style-name="Standard">Jerson</text:p>
      <text:p text:style-name="Standard"><text:soft-page-break/>Barre } in missa</text:p>
      <text:p text:style-name="Standard">Breton</text:p>
      <text:p text:style-name="Standard">Aguenin</text:p>
      <text:p text:style-name="Standard">Cotin</text:p>
      <text:p text:style-name="Standard">Parenti</text:p>
      <text:p text:style-name="Standard">Fourbeur }</text:p>
      <text:p text:style-name="Standard">Gaillon</text:p>
      <text:p text:style-name="Standard">Pion</text:p>
      <text:p text:style-name="Standard">Du Drac</text:p>
      <text:p text:style-name="Standard">Bastardi</text:p>
      <text:p text:style-name="Standard">Bussi</text:p>
      <text:p text:style-name="Standard">Despars</text:p>
      <text:p text:style-name="Standard">Victri</text:p>
      <text:p text:style-name="Standard">Boullardi</text:p>
      <text:p text:style-name="Standard">Audita relacione m. Ste . Pion . Placet dominis quod Stephanus Cote</text:p>
      <text:p text:style-name="Standard">De tabellione</text:p>
      <text:p text:style-name="Standard">apud Liricantum</text:p>
      <text:p text:style-name="Standard">habeat officium tabellionis apud Liricantum</text:p>
      <text:p text:style-name="Standard">=FRAN_0393_05319_L.jpg=</text:p>
      <text:p text:style-name="Standard">cccc li°</text:p>
      <text:p text:style-name="Standard">Audita relacione m. Ste Pion canonici Par. et alterius prebendati apud Liricantum</text:p>
      <text:p text:style-name="Standard">De Stephano Cote Placet dominis quod Stephanus Cote habeat quandam masuram apud</text:p>
      <text:p text:style-name="Standard">dictum locum existentem pro iiii s. p. redditus de consensu tamen aliorum</text:p>
      <text:p text:style-name="Standard">pro quadam masura</text:p>
      <text:p text:style-name="Standard">prebendariorum loci ad quod consensit idem Pion pro se</text:p>
      <text:p text:style-name="Standard">Hodie m. Anthonius Caille curatus Sancti Johannis in gravia peciit dilacionem</text:p>
      <text:p text:style-name="Standard">usque ad xv $dies$ diem iun. proxime solvendi magistro V. De Croces officiario etc. illud</text:p>
      <text:p text:style-name="Standard">quod sibi debet / cui assignata est hora quinta post prandum in domo Archidiacono de</text:p>
      <text:p text:style-name="Standard">Josayo commissi ad audiendum compotum seu statum dicti De Croces / et viso</text:p>
      <text:p text:style-name="Standard">dicto compoto prefatus dominus Archidiaconus dabit eidem Caille terminum ad</text:p>
      <text:p text:style-name="Standard">suam discrecionem.</text:p>
      <text:p text:style-name="Standard">Hodie magister domus Dei Par. presens in capitulo fuit monitus caritative de se desistendo</text:p>
      <text:p text:style-name="Standard">De magistro domus</text:p>
      <text:p text:style-name="Standard">a processu inchoato pro facto decimarum de Balneolis.</text:p>
      <text:p text:style-name="Standard">Dei Parisiensis</text:p>
      <text:p text:style-name="Standard">Audita relacione domini Archidiaconus de Josayo / et m. T. de Victri Placet dominis</text:p>
      <text:p text:style-name="Standard"><text:soft-page-break/>quod ementur a domino P. de Tuillieres milite xx. scuta auri super omnibus</text:p>
      <text:p text:style-name="Standard">De domino P. de</text:p>
      <text:p text:style-name="Standard">Tuillieres</text:p>
      <text:p text:style-name="Standard">suis heredis pro ii. scutis auri et quod detur sibi dilacio duorum annorum redditus</text:p>
      <text:p text:style-name="Standard">Caille</text:p>
      <text:p text:style-name="Standard">Mercurii penultima septembris fuit festum Sancti Michaelis.</text:p>
      <text:p text:style-name="Standard">109.</text:p>
      <text:p text:style-name="Standard">festum</text:p>
      <text:p text:style-name="Standard">=FRAN_0393_05320_L.jpg=</text:p>
      <text:p text:style-name="Standard">110.</text:p>
      <text:p text:style-name="Standard">Veneris in festo Sancti Remigii prima octobris capitulantibus dominis.</text:p>
      <text:p text:style-name="Standard">Archidiacono de Josayo</text:p>
      <text:p text:style-name="Standard">Bussi</text:p>
      <text:p text:style-name="Standard">Sohier</text:p>
      <text:p text:style-name="Standard">Succentore</text:p>
      <text:p text:style-name="Standard">Victri</text:p>
      <text:p text:style-name="Standard">Cancellario</text:p>
      <text:p text:style-name="Standard">Fresnoy</text:p>
      <text:p text:style-name="Standard">Despars</text:p>
      <text:p text:style-name="Standard">Monneti</text:p>
      <text:p text:style-name="Standard">Boullardi</text:p>
      <text:p text:style-name="Standard">Penitenciario</text:p>
      <text:p text:style-name="Standard">Ordeimonte</text:p>
      <text:p text:style-name="Standard">Jerson</text:p>
      <text:p text:style-name="Standard">P Thomas</text:p>
      <text:p text:style-name="Standard">Chacy</text:p>
      <text:p text:style-name="Standard">Fraxinis</text:p>
      <text:p text:style-name="Standard">Aguenin</text:p>
      <text:p text:style-name="Standard">Breton</text:p>
      <text:p text:style-name="Standard">Fourbeur</text:p>
      <text:p text:style-name="Standard">Barre in missa</text:p>
      <text:p text:style-name="Standard">Cotin</text:p>
      <text:p text:style-name="Standard">Parenti</text:p>
      <text:p text:style-name="Standard">De Croces extra</text:p>
      <text:p text:style-name="Standard">Gaillon</text:p>
      <text:p text:style-name="Standard">Haultny</text:p>
      <text:p text:style-name="Standard"><text:soft-page-break/>Pion</text:p>
      <text:p text:style-name="Standard">Bastardi extra</text:p>
      <text:p text:style-name="Standard">Jehan Leschalas a adjourné messeigeurs a demain contre ceulx de Saint Ladre pour</text:p>
      <text:p text:style-name="Standard">aporter les exploix par vertu desquelx ilz ont fait brandonner</text:p>
      <text:p text:style-name="Standard">Adjournement</text:p>
      <text:p text:style-name="Standard">certaines vignes a eulx appartenant / et pour estre receux a opposicion se</text:p>
      <text:p text:style-name="Standard">mestier est . Provideat Camerarius.</text:p>
      <text:p text:style-name="Standard">Hodie magister G. de Bosco presentavit in suum vicarium in ecclesia Sepulcri domum</text:p>
      <text:p text:style-name="Standard">De vicario Sancti Sepulcri</text:p>
      <text:p text:style-name="Standard">Super quo placet dominis quod recipiatur si reperiatur sufficiens per dominum Succentorem et</text:p>
      <text:p text:style-name="Standard">presentato</text:p>
      <text:p text:style-name="Standard">m. R. Le Fourbeur</text:p>
      <text:p text:style-name="Standard">Hodie P. Tassier hostiarius curie parlamenti vigore quarumdem licterarum</text:p>
      <text:p text:style-name="Standard">compulsoriarum ex parte canonicorum Sancti Dionisii de Passu obtentarum precepit</text:p>
      <text:p text:style-name="Standard">dominis ut traderent eisdem extracta seu copiam nonnullorum registrorum et</text:p>
      <text:p text:style-name="Standard">De precepto facto capitulo</text:p>
      <text:p text:style-name="Standard">compotorum ecclesie et aliorum librorum . Super quo responsum est quod tradant</text:p>
      <text:p text:style-name="Standard">pro canonici Sancti Dionisii</text:p>
      <text:p text:style-name="Standard">pro scripta ea que petunt ut videant officiarii et posteat eis respondebitur</text:p>
      <text:p text:style-name="Standard">super hoc et protestati fuerunt domini si opus sit de appellando etc.</text:p>
      <text:p text:style-name="Standard">Collacio Bursarum.</text:p>
      <text:p text:style-name="Standard">Ad supplicacionem Nicolay Le Sauvier Placet dominis sibi conferre $et eo$ Bursas</text:p>
      <text:p text:style-name="Standard">collegii xviii scolarium</text:p>
      <text:p text:style-name="Standard">collegii xviii tamquam vacantes per simplicem resignacionem Steneneti</text:p>
      <text:p text:style-name="Standard">Commissus pro compotis</text:p>
      <text:p text:style-name="Standard">M. P. Thomas adjunctus sive commissus est cum aliis dominis commissis</text:p>
      <text:p text:style-name="Standard">de Halle</text:p>
      <text:p text:style-name="Standard">ad audiendum compotum m. P. Halle de officio anniversariorum</text:p>
      <text:p text:style-name="Standard">Haultny</text:p>
      <text:p text:style-name="Standard">Super debato m. R. Haultny . et Ste Pion preceptum est dicto Haultny</text:p>
      <text:p text:style-name="Standard">Pion</text:p>
      <text:p text:style-name="Standard">quod nichil recipiat et dicto Pion quod reddat compota sua</text:p>
      <text:p text:style-name="Standard">Inhibicio facta Aguenin</text:p>
      <text:p text:style-name="Standard">inhibitum est ma. Jo. Aguenin canonico Par. ne respondeat coram officiali domini</text:p>
      <text:p text:style-name="Standard">ne respndeat coram officiali</text:p>
      <text:p text:style-name="Standard">Cancellarii ecclesie coram quo magister Jo. Cotart fecit ipsum citari cum ipse Aguenin</text:p>
      <text:p text:style-name="Standard"><text:soft-page-break/>Cancellarii. et</text:p>
      <text:p text:style-name="Standard">sit exemptus ab eodem officiali et ordinatum est quod ipse Cotart citetur ex</text:p>
      <text:p text:style-name="Standard">citetur cotart</text:p>
      <text:p text:style-name="Standard">officio pro sua capellania</text:p>
      <text:p text:style-name="Standard">=FRAN_0393_05321_L.jpg=</text:p>
      <text:p text:style-name="Standard">cccc li°</text:p>
      <text:p text:style-name="Standard">Magister Ste. Pion canonicus Parisiensis . Ibit apud Sanctum Mathurinum</text:p>
      <text:p text:style-name="Standard">de Liricantu cum magistro Jo. du Drac aut uno de suis servitoribus et</text:p>
      <text:p text:style-name="Standard">comissi pro eundo apud</text:p>
      <text:p text:style-name="Standard">afferant in capitulo peccunias quas recipient . et dicatur dicto Du Drac</text:p>
      <text:p text:style-name="Standard">Liricantum.</text:p>
      <text:p text:style-name="Standard">quod similiter afferat omnes peccunias dicti Liricantus quas habet penes se</text:p>
      <text:p text:style-name="Standard">ut de eisdem ematur bladum.</text:p>
      <text:p text:style-name="Standard">Jehan Ausont a adjourné messeigneurs a demain contre les religieux de Saint</text:p>
      <text:p text:style-name="Standard">Adjournement</text:p>
      <text:p text:style-name="Standard">Magloire a oïr une sommacion et a respondre</text:p>
      <text:p text:style-name="Standard">Ordinatum est quod Marcelletus clericus matutinarum ecclesie nunc prisionius</text:p>
      <text:p text:style-name="Standard">in carceribus Capituli sunt duo aut tres dies pro eo quod ipse prout confessus est</text:p>
      <text:p text:style-name="Standard">De Marcelleto</text:p>
      <text:p text:style-name="Standard">cepit et extraxit per plures vices peccunias de trunco ecclesie coram y magine</text:p>
      <text:p text:style-name="Standard">Haterel.</text:p>
      <text:p text:style-name="Standard">nostre domine existente / et hoc de nocte licencietur a dictis carceribus</text:p>
      <text:p text:style-name="Standard">Lune iiiia octobris capitulantibus dominis</text:p>
      <text:p text:style-name="Standard">Archidiacono de Josayo</text:p>
      <text:p text:style-name="Standard">Succentore</text:p>
      <text:p text:style-name="Standard">Bussi</text:p>
      <text:p text:style-name="Standard">Sohier</text:p>
      <text:p text:style-name="Standard">Fresnoy</text:p>
      <text:p text:style-name="Standard">Despars</text:p>
      <text:p text:style-name="Standard">Cancellario</text:p>
      <text:p text:style-name="Standard">De Croces</text:p>
      <text:p text:style-name="Standard">Boullardi</text:p>
      <text:p text:style-name="Standard">Ordeimonte</text:p>
      <text:p text:style-name="Standard">Monneti</text:p>
      <text:p text:style-name="Standard">P. Thomas</text:p>
      <text:p text:style-name="Standard">Chacy</text:p>
      <text:p text:style-name="Standard"><text:soft-page-break/>Jerson</text:p>
      <text:p text:style-name="Standard">Breton</text:p>
      <text:p text:style-name="Standard">Fraxinis</text:p>
      <text:p text:style-name="Standard">Cotin</text:p>
      <text:p text:style-name="Standard">Aguenin</text:p>
      <text:p text:style-name="Standard">Burdelot</text:p>
      <text:p text:style-name="Standard">Gaillon</text:p>
      <text:p text:style-name="Standard">Fourbeur</text:p>
      <text:p text:style-name="Standard">Victri</text:p>
      <text:p text:style-name="Standard">Barre</text:p>
      <text:p text:style-name="Standard">Parenti</text:p>
      <text:p text:style-name="Standard">Haultny</text:p>
      <text:p text:style-name="Standard">Pion</text:p>
      <text:p text:style-name="Standard">Du Drac</text:p>
      <text:p text:style-name="Standard">Bastardi</text:p>
      <text:p text:style-name="Standard">De merellis tradendis</text:p>
      <text:p text:style-name="Standard">domino P. Famuli</text:p>
      <text:p text:style-name="Standard">Tradantur domino P. Famuli distributori Merelli traditi nuper ex parte executorum</text:p>
      <text:p text:style-name="Standard">deffuncti domini Clementis Melli canonici Par.</text:p>
      <text:p text:style-name="Standard">De missis domini Par.</text:p>
      <text:p text:style-name="Standard">Loquatur cum magistro Arnulpho magistro puerorum chori ut magister R. Le Fourbeur possit</text:p>
      <text:p text:style-name="Standard">celebrare missas fundata domini Dyonisii episcopi nuper Par. diebus sabbati in capella Sancti Dionisi</text:p>
      <text:p text:style-name="Standard">Hodie Gervasius Fabri significavit dominis quod ipse arrestavit in manu</text:p>
      <text:p text:style-name="Standard">arrestum factum</text:p>
      <text:p text:style-name="Standard">Laurencii majoris Dynoy decem modia vini propter quod dictum est magistro V. de</text:p>
      <text:p text:style-name="Standard">de x. modie vini</text:p>
      <text:p text:style-name="Standard">Croces quod provideat super hoc et quod solvantur illi de Sancto Maglorio ad quorum</text:p>
      <text:p text:style-name="Standard">instants fit dictum arrestum et cum hoc eo deputatus est Fraxinis ad</text:p>
      <text:p text:style-name="Standard">tragandum et providendum etc.</text:p>
      <text:p text:style-name="Standard">111.</text:p>
      <text:p text:style-name="Standard">=FRAN_0393_05322_L.jpg=</text:p>
      <text:p text:style-name="Standard">De domo claustrali</text:p>
      <text:p text:style-name="Standard">Preceptum est magistro Jo. James presente domino Jo. Le Cuvellier capellano et servitore</text:p>
      <text:p text:style-name="Standard">M. Ro. de Fontanis</text:p>
      <text:p text:style-name="Standard">m. Ro. de Fontanis canonico Par. ut faciat diligencia de visitando reparaciones domus</text:p>
      <text:p text:style-name="Standard">claustralis dicti m. Ro. / et refferat ut provideatur</text:p>
      <text:p text:style-name="Standard"><text:soft-page-break/>De Bursis collegii</text:p>
      <text:p text:style-name="Standard">Placet dominis quod Guillelmus Cleriel clericus natus Normanie habeat bnrsas</text:p>
      <text:p text:style-name="Standard">xviii scolarium</text:p>
      <text:p text:style-name="Standard">collegii xviii scolarium. si sint vacante per absenciam Egidii Morsels aut alias</text:p>
      <text:p text:style-name="Standard">Petrus Tassier hostiarius Curie parlamenti vigore licterarum compulsoriarum</text:p>
      <text:p text:style-name="Standard">De precepto facto pro</text:p>
      <text:p text:style-name="Standard">alias per canonicos Sancti Dionisi de Passu obtentarum . precepit dominis ut alias quod</text:p>
      <text:p text:style-name="Standard">canonicis sancti Dionisi</text:p>
      <text:p text:style-name="Standard">traderent ipsis canonicis copiam registrorum librorum alias petitorum et compota</text:p>
      <text:p text:style-name="Standard">Cui responsum est quod domini libenter querent et videbunt ea quem petunt si</text:p>
      <text:p text:style-name="Standard">possint reperiri et pecierunt dilacionem propter quod assignat eis diem octavam</text:p>
      <text:p text:style-name="Standard">in requestis</text:p>
      <text:p text:style-name="Standard">Hodie electi ville Par. comparuerunt in capitulo Par. et requisiverunt sibi</text:p>
      <text:p text:style-name="Standard">tradi et restitui quendam nuncupatum Ste. Charron servientem regium</text:p>
      <text:p text:style-name="Standard">de Electis ville Par. in carceribus capituli Par. prisoniarium detentum . quibus responsum est quod vellet</text:p>
      <text:p text:style-name="Standard">pro Ste Charron</text:p>
      <text:p text:style-name="Standard">expectare usque ad vesperas / et interim lequetur cum magistro Jo. Longuejoe eorum</text:p>
      <text:p text:style-name="Standard">camerario layco alioquin casu quo vellent procedere de facto domini appellatus</text:p>
      <text:p text:style-name="Standard">ad curiam parlamenti finaliter consenserunt expetare usque ad terciam horam</text:p>
      <text:p text:style-name="Standard">post meridiem proviso quod nichil interim innoventur hincinde</text:p>
      <text:p text:style-name="Standard">Conclusum est quod Marceletus Coterel clericus matutinarum nunc prisionarius</text:p>
      <text:p text:style-name="Standard">incarceratus in carceribus capituli licenciatur omnino / et quod $amonens$ amoveatur</text:p>
      <text:p text:style-name="Standard">ab eo habitus ecclesie / et quod amplius non redeat in ecclesia Par. propter sua</text:p>
      <text:p text:style-name="Standard">demerita . et fuit dispoliatus in capitulo a suo habitu et privatus ab ecclesia</text:p>
      <text:p text:style-name="Standard">De Marcelleto</text:p>
      <text:p text:style-name="Standard">actenta ejus confessione quam hic fecit et alias que est talis quod ipse</text:p>
      <text:p text:style-name="Standard">Coterel</text:p>
      <text:p text:style-name="Standard">cepit pluries et traxit a trunmco ecclesie existente coram ymagine nostre domine aliquis</text:p>
      <text:p text:style-name="Standard">peccunias gallice au glus cum auxilio unius courroye / et sunt iiiior anni</text:p>
      <text:p text:style-name="Standard">quod ipse et quidem dominus Robertus Pire presbyter religiosus domus Par. ceperunt</text:p>
      <text:p text:style-name="Standard">a trunco predicto plures peccunis pluribus vicibus usque ad numerum xii</text:p>
      <text:p text:style-name="Standard">alborum.</text:p>
      <text:p text:style-name="Standard">112.</text:p>
      <text:p text:style-name="Standard">=FRAN_0393_05323_L.jpg=</text:p>
      <text:p text:style-name="Standard">cccc li°</text:p>
      <text:p text:style-name="Standard"><text:soft-page-break/>Mercurii iva octobris capitulantibus dominis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Monneti</text:p>
      <text:p text:style-name="Standard">Ordeimonte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Cotin</text:p>
      <text:p text:style-name="Standard">Parenti</text:p>
      <text:p text:style-name="Standard">Barre</text:p>
      <text:p text:style-name="Standard">Pion</text:p>
      <text:p text:style-name="Standard">Haultny</text:p>
      <text:p text:style-name="Standard">Bastardi</text:p>
      <text:p text:style-name="Standard">Bussi</text:p>
      <text:p text:style-name="Standard">Sohier</text:p>
      <text:p text:style-name="Standard">Fresnoy</text:p>
      <text:p text:style-name="Standard">Despars</text:p>
      <text:p text:style-name="Standard">Jehan Fourcault sergent a adjourné messeigneurs contre Guillaume Jadis serviteur</text:p>
      <text:p text:style-name="Standard">de feu Marin allendemain de Saint Martin en cas $dappel$ d'appel</text:p>
      <text:p text:style-name="Standard">adjournement</text:p>
      <text:p text:style-name="Standard">et aussi pareillement qu'ilz soyent ad ce jour s'ilz cuident que bon</text:p>
      <text:p text:style-name="Standard">soyt et que la chose leur touche en leur deffendeur sur peine de XX</text:p>
      <text:p text:style-name="Standard">mars a apliquier au roy qu'ilz ne actemptent durant ledit appel</text:p>
      <text:p text:style-name="Standard">Hodie Clemens de Riat intimavit dominis quoddam adjournamentem ad diem</text:p>
      <text:p text:style-name="Standard">crastinam in causa appellacionis coram generalibus ville Par. ad instans Ste Charron</text:p>
      <text:p text:style-name="Standard">Super quo ordinatum est quod hodie post prandum compareant in aula palacii regalis</text:p>
      <text:p text:style-name="Standard">domini videlicet Archidiaconus de Josayo Cotin . Mondidier Victri Aguenin Bastardi</text:p>
      <text:p text:style-name="Standard">de Fraxinis et Burdelot ad loquendum cum consilio ecclesie super hoc</text:p>
      <text:p text:style-name="Standard">Super questione mota inter magistrum Ste Pion camerarium racione dicti sui officii</text:p>
      <text:p text:style-name="Standard">et m. V. De Croces racione sui officii anniversariorum quorum quilibet contendit</text:p>
      <text:p text:style-name="Standard">recipere redditus emptos de peccaniis deffuncti domini Dyonisii nuper episcopi Par. ordinatum</text:p>
      <text:p text:style-name="Standard"><text:soft-page-break/>est quod ad primum capitulum quilibet ipsorum afferat per declaracionem quantum</text:p>
      <text:p text:style-name="Standard">ipse dominus tradidit et solvit pro suis anniversariis et redditus qui fuerunt empti</text:p>
      <text:p text:style-name="Standard">Marcerelletus</text:p>
      <text:p text:style-name="Standard">Visa et actenta requesta seu supplicacione Marceleti Coterel nuper clerici matutinarum</text:p>
      <text:p text:style-name="Standard">Placet dominis quod sibi fiat satisfaccio de xxv s. par. pro suis merellis lucrari</text:p>
      <text:p text:style-name="Standard">et de xiii s. de suis obitibus.</text:p>
      <text:p text:style-name="Standard">adjournamentum</text:p>
      <text:p text:style-name="Standard">Boullardi</text:p>
      <text:p text:style-name="Standard">Fraxinis</text:p>
      <text:p text:style-name="Standard">Burdelot</text:p>
      <text:p text:style-name="Standard">P. Thomas</text:p>
      <text:p text:style-name="Standard">Mondidier</text:p>
      <text:p text:style-name="Standard">Archidiacono de Josayo excusatis</text:p>
      <text:p text:style-name="Standard">Gaillon</text:p>
      <text:p text:style-name="Standard">113.</text:p>
      <text:p text:style-name="Standard">De Croces</text:p>
      <text:p text:style-name="Standard">Pion.</text:p>
      <text:p text:style-name="Standard">=FRAN_0393_05324_L.jpg=</text:p>
      <text:p text:style-name="Standard">114.</text:p>
      <text:p text:style-name="Standard">Veneris viii octobris capitulantibus dominis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Bussi</text:p>
      <text:p text:style-name="Standard">Sohier</text:p>
      <text:p text:style-name="Standard">Cancellario</text:p>
      <text:p text:style-name="Standard">Fresnoy</text:p>
      <text:p text:style-name="Standard">Despars</text:p>
      <text:p text:style-name="Standard">Penitenciario</text:p>
      <text:p text:style-name="Standard">De Croces</text:p>
      <text:p text:style-name="Standard">Boullardi</text:p>
      <text:p text:style-name="Standard">Ordeimonte</text:p>
      <text:p text:style-name="Standard">Victri</text:p>
      <text:p text:style-name="Standard">Fraxinis</text:p>
      <text:p text:style-name="Standard">Chacy</text:p>
      <text:p text:style-name="Standard"><text:soft-page-break/>Monneti</text:p>
      <text:p text:style-name="Standard">Burdelot</text:p>
      <text:p text:style-name="Standard">Breton</text:p>
      <text:p text:style-name="Standard">Aguenin</text:p>
      <text:p text:style-name="Standard">Cotin</text:p>
      <text:p text:style-name="Standard">Jerson</text:p>
      <text:p text:style-name="Standard">P Thomas</text:p>
      <text:p text:style-name="Standard">Gaillon</text:p>
      <text:p text:style-name="Standard">Mondidier</text:p>
      <text:p text:style-name="Standard">Barre</text:p>
      <text:p text:style-name="Standard">Furbeur</text:p>
      <text:p text:style-name="Standard">Pion extra</text:p>
      <text:p text:style-name="Standard">Haultny</text:p>
      <text:p text:style-name="Standard">Parenti</text:p>
      <text:p text:style-name="Standard">Hodie dominus P. Bouchey presbyter capellanus in ecclesia Par. ad altare Sancte Anne</text:p>
      <text:p text:style-name="Standard">retulit in capitulo ipsum reperisse hominem sufficente qui offert tradere et solvere</text:p>
      <text:p text:style-name="Standard">iiii £. x s. p. redditus de sua magna domo retro ecclesiam Sancti Anthonii in vico</text:p>
      <text:p text:style-name="Standard">judeorum / et de parva domo ibidem continua xl s. p. redditus / cum certis reparacionibus</text:p>
      <text:p text:style-name="Standard">ibidem faciendum. Supplicans dominis quatinus sibi dare valunt licenciam ipsas sic</text:p>
      <text:p text:style-name="Standard">tradendi alias obtulit poni fructus ipsarum domorum et dicte capellanie in manu</text:p>
      <text:p text:style-name="Standard">De capellania Sancte</text:p>
      <text:p text:style-name="Standard">Vui</text:p>
      <text:p text:style-name="Standard">Capituli ut ipsi domini provideant divino servicio ejusdem. Aut si velint ad hoc</text:p>
      <text:p text:style-name="Standard">Anne</text:p>
      <text:p text:style-name="Standard">consentire ipse offert facere servicium ejusdem . Super domini non sunt</text:p>
      <text:p text:style-name="Standard">oppinionis quod tradantur pro presenti sed quod visitentur per. m. Jo. James et quod</text:p>
      <text:p text:style-name="Standard">de locagiis reparantur dicte domus quicquid poterit fieri et $s$ respectu</text:p>
      <text:p text:style-name="Standard">servicii domini contentantur dispensare cum dicto capellano donec et quousque</text:p>
      <text:p text:style-name="Standard">alias fuerit super hoc provisus</text:p>
      <text:p text:style-name="Standard">Hodie dominus Pe. Malelune capellanus Sancti Augustini in ecclesia Par. supplicavit dominis</text:p>
      <text:p text:style-name="Standard">Dominus Petrus</text:p>
      <text:p text:style-name="Standard">solvi de iiii £. p. redditus quas ut dixit percipit supra domum Azini rigati juxta</text:p>
      <text:p text:style-name="Standard">Malelune</text:p>
      <text:p text:style-name="Standard">parvisium nostre domine . Super quo reponsum est quod secundum quod deserviet eidem</text:p>
      <text:p text:style-name="Standard">capellanie fiet eidem satisfacio de redditus dicte domus.</text:p>
      <text:p text:style-name="Standard">Habeat m. V. De Croces officiarius mandatum capituli de tradendo domino Archidiacono</text:p>
      <text:p text:style-name="Standard"><text:soft-page-break/>De peccuniis tradendis</text:p>
      <text:p text:style-name="Standard">de Josayo peccunis prio satifficendo Johanni du Ruit et Ponpon hostiarii curie</text:p>
      <text:p text:style-name="Standard">per m. V. De Croces</text:p>
      <text:p text:style-name="Standard">parlamenti pro facto cujusdam Ste. Charron servientE regis qui nuper fuit</text:p>
      <text:p text:style-name="Standard">captus et incarceratus in carceribus capituli de quo est questio seu</text:p>
      <text:p text:style-name="Standard">contencio inter curiam parlamenti et generales et capitulum.</text:p>
      <text:p text:style-name="Standard">Preceptum est magistro V. de Croces quod de peccuniis sui officii aniversariorum traditis</text:p>
      <text:p text:style-name="Standard">De pecuniis tradendis</text:p>
      <text:p text:style-name="Standard">per modum mutui magistro Ste. Pion camerario summam peccuniarum que sibi fuerit</text:p>
      <text:p text:style-name="Standard">magistro Ste . Pion</text:p>
      <text:p text:style-name="Standard">neccesaria pro succurrendo et subveniendo neccessariis dicti sui officii / et summa</text:p>
      <text:p text:style-name="Standard">quam sibi tradet allocabitur sibi in suis compotis nisi prius fuerit satiffisfacionem a dicto</text:p>
      <text:p text:style-name="Standard">Camerario qui sibi tenebitur satisfacere.</text:p>
      <text:p text:style-name="Standard">=FRAN_0393_05325_L.jpg=</text:p>
      <text:p text:style-name="Standard">cccc li°</text:p>
      <text:p text:style-name="Standard">Super requesta Symonis Fournier de Andresi petentis sibi remicti</text:p>
      <text:p text:style-name="Standard">arreragia per ipsum ecclesie debita . Placet dominis sibi remictere et quictare hujusmodi</text:p>
      <text:p text:style-name="Standard">arreragia pro quinque scutis auri solvendi proviso quod tradat bonam caucionem</text:p>
      <text:p text:style-name="Standard">de retinendo et ponendo domum loci in bono statu . Audita relacione magistri</text:p>
      <text:p text:style-name="Standard">Vincencii de Croces.</text:p>
      <text:p text:style-name="Standard">Solvat m. V. de Croces officiarius anniversariorum magistro Jo. de Bussi canonico Par.</text:p>
      <text:p text:style-name="Standard">de magistro V. de Croces</text:p>
      <text:p text:style-name="Standard">summam sibi debitam per finem et conclusum suorum compotorum anniversariorum</text:p>
      <text:p text:style-name="Standard">pro magistro Jo. de Bussi</text:p>
      <text:p text:style-name="Standard">videlicet vii £. x d. ob. p. ii t. et super hoc habeat mandatum capituli</text:p>
      <text:p text:style-name="Standard">Hodie domini mei Succentor . Penitenciarius et Britonis fecerunt suam relacionem</text:p>
      <text:p text:style-name="Standard">de visitacione domorum collegii Montisacuti Et audita eorum relacione</text:p>
      <text:p text:style-name="Standard">Placet dominis tractum factum per eos cum magistro P. Caros Sic videlicet quod ipse solvet</text:p>
      <text:p text:style-name="Standard">de cetero pro quinque annis xxx f. qui convertentur in reparacionibus dicti collegii</text:p>
      <text:p text:style-name="Standard">De magistro P. Caros</text:p>
      <text:p text:style-name="Standard">ad ordinacionem Capituli vel provisorum dicti collegii . ipso magistro P. de suis bursis</text:p>
      <text:p text:style-name="Standard">pro collegio montis</text:p>
      <text:p text:style-name="Standard">acuti.</text:p>
      <text:p text:style-name="Standard">soluto cum onere trium missarum qualibet ebdomada / et incipiet in</text:p>
      <text:p text:style-name="Standard">die festi omnium sanctorum proxime et habebit quictanciam generalem a capitulo.</text:p>
      <text:p text:style-name="Standard">Domini mei Archidiaconus de Josayo et Succentor commictuntur ad audiendum</text:p>
      <text:p text:style-name="Standard"><text:soft-page-break/>Comissi ad audiendum</text:p>
      <text:p text:style-name="Standard">compotum m. Jo. Du Drac</text:p>
      <text:p text:style-name="Standard">Compotum m. Jo. Du Drac de officio anniversariorum</text:p>
      <text:p text:style-name="Standard">Compotum m. Jo. Du Drac de officio anniversariorum</text:p>
      <text:p text:style-name="Standard">Ordinatum est quod de iiC scutis auri receptis an recipiendis hodie a domino</text:p>
      <text:p text:style-name="Standard">vicedomino Ambianensis tradantur magistro Arnulpho magistro puerorum chori . L scuta auri</text:p>
      <text:p text:style-name="Standard">super expensis ipsorum puerorum / et quod provideatur eis de Tunicis seu robis</text:p>
      <text:p text:style-name="Standard">De iiC scutis recipiendis</text:p>
      <text:p text:style-name="Standard">a domino vice domino Ambianensis</text:p>
      <text:p text:style-name="Standard">in instante festo omnium sanctorum / ac eciam de albis pannis lintheaminibus et</text:p>
      <text:p text:style-name="Standard">et de pueris chori.</text:p>
      <text:p text:style-name="Standard">aliis eis neccessariis . Et residuum tradetur magistro V. De Croces officiario qui de ipsa</text:p>
      <text:p text:style-name="Standard">summa faciet receptam et misiam et allocabitur in suis compotis Et ad hoc</text:p>
      <text:p text:style-name="Standard">commictuntur domini archidiaconus de Josayo Cancellarius et penitenciarius</text:p>
      <text:p text:style-name="Standard">de Symone</text:p>
      <text:p text:style-name="Standard">Fournier</text:p>
      <text:p text:style-name="Standard">115.</text:p>
      <text:p text:style-name="Standard">=FRAN_0393_05326_L.jpg=</text:p>
      <text:p text:style-name="Standard">116.</text:p>
      <text:p text:style-name="Standard">Lune xia octobris capitulantibus dominis</text:p>
      <text:p text:style-name="Standard">Archidiacono de Josayo</text:p>
      <text:p text:style-name="Standard">Du ᗞrac</text:p>
      <text:p text:style-name="Standard">Succentore</text:p>
      <text:p text:style-name="Standard">Bussi</text:p>
      <text:p text:style-name="Standard">Cancellario</text:p>
      <text:p text:style-name="Standard">Penitenciario</text:p>
      <text:p text:style-name="Standard">Fresnoy</text:p>
      <text:p text:style-name="Standard">Oordeimonte</text:p>
      <text:p text:style-name="Standard">De Croces</text:p>
      <text:p text:style-name="Standard">Chacy</text:p>
      <text:p text:style-name="Standard">Victri</text:p>
      <text:p text:style-name="Standard">Mondidier</text:p>
      <text:p text:style-name="Standard">Breton</text:p>
      <text:p text:style-name="Standard">Cotin</text:p>
      <text:p text:style-name="Standard">Aguenin</text:p>
      <text:p text:style-name="Standard">Gaillon</text:p>
      <text:p text:style-name="Standard"><text:soft-page-break/>Monneti</text:p>
      <text:p text:style-name="Standard">Istud registrum correctum fuit vigore arresti</text:p>
      <text:p text:style-name="Standard">Fourbeur</text:p>
      <text:p text:style-name="Standard">curie parlamenti et executorie ejusdem</text:p>
      <text:p text:style-name="Standard">Barrle</text:p>
      <text:p text:style-name="Standard">ac de precepto super hoc facto prout in registro</text:p>
      <text:p text:style-name="Standard">Haultny</text:p>
      <text:p text:style-name="Standard">Parenti</text:p>
      <text:p text:style-name="Standard">capituli de anno domino mo CCCCmo</text:p>
      <text:p text:style-name="Standard">sexagesimo nono die xiiiia mensis augusti</text:p>
      <text:p text:style-name="Standard">lacius continetur</text:p>
      <text:p text:style-name="Standard">Magister R. Haultny canonicus Par. retulit contulisse pro suo magno turno</text:p>
      <text:p text:style-name="Standard">capellaniam sanctorum Petri et Pauli Sancti Petri Martiris vacantem in ecclesia Par. per obitum domini</text:p>
      <text:p text:style-name="Standard">Collacio capellanie</text:p>
      <text:p text:style-name="Standard">ecclesie Par.</text:p>
      <text:p text:style-name="Standard">Jo. de Lupis Petro Heulz cum protestacionibus assuetis / prout eciam fuit videlicet</text:p>
      <text:p text:style-name="Standard">de habendo recursum ad aliud beneficium casu quo evinceretur etc.</text:p>
      <text:p text:style-name="Standard">Audita relacione m. V. de Croces qui retulit reperisse hominem qui</text:p>
      <text:p text:style-name="Standard">Deputati pro domo</text:p>
      <text:p text:style-name="Standard">vult dare et tradere de domo de Bretaigne in vico Cithare iiii C fr.</text:p>
      <text:p text:style-name="Standard">de Bretaigne</text:p>
      <text:p text:style-name="Standard">Super quo commictuntur domini archidiaconus de Josayo Victri et De Croces</text:p>
      <text:p text:style-name="Standard">ad loquendum cum dicto homine et refferendum</text:p>
      <text:p text:style-name="Standard">Archidiaconus de Josayo . committuntur ad loquendum et tractandum cum dominis electis</text:p>
      <text:p text:style-name="Standard">Cotin</text:p>
      <text:p text:style-name="Standard">commissi ad loquendum</text:p>
      <text:p text:style-name="Standard">$generalibus$ ville Par. pro facto cujusdam servientis</text:p>
      <text:p text:style-name="Standard">Mondidier</text:p>
      <text:p text:style-name="Standard">cum electis Par.</text:p>
      <text:p text:style-name="Standard">Victri</text:p>
      <text:p text:style-name="Standard">regis qui nuper fecit unum explectum in</text:p>
      <text:p text:style-name="Standard">claustro Par. vocati Stephanus Charron occasione</text:p>
      <text:p text:style-name="Standard">cujus est debatum et questio inter ipsos $generales$ electos et capitulum Saltis</text:p>
      <text:p text:style-name="Standard">privilegiis ecclesie</text:p>
      <text:p text:style-name="Standard">ᗞe domo in vico de</text:p>
      <text:p text:style-name="Standard">De quadem domo in vico de Bourc Thibout de qua hic locuti sunt</text:p>
      <text:p text:style-name="Standard"><text:soft-page-break/>Bourc Thibout</text:p>
      <text:p text:style-name="Standard">De Croces et Jo. $pail$ Bastardi nichil actum est</text:p>
      <text:p text:style-name="Standard">Bastardi</text:p>
      <text:p text:style-name="Standard">Despars</text:p>
      <text:p text:style-name="Standard">Boullardi</text:p>
      <text:p text:style-name="Standard">Burdelot</text:p>
      <text:p text:style-name="Standard">P. Thomas</text:p>
      <text:p text:style-name="Standard">Fraxinis excusato</text:p>
      <text:p text:style-name="Standard">Pion extra</text:p>
      <text:p text:style-name="Standard">Sohier</text:p>
      <text:p text:style-name="Standard">=FRAN_0393_05327_L.jpg=</text:p>
      <text:p text:style-name="Standard">cccc li°</text:p>
      <text:p text:style-name="Standard">Mercurii xiii octobris capitulantibus dominis</text:p>
      <text:p text:style-name="Standard">Archidiacono de Josayo</text:p>
      <text:p text:style-name="Standard">De Croces</text:p>
      <text:p text:style-name="Standard">Penitenciario</text:p>
      <text:p text:style-name="Standard">Aguenin</text:p>
      <text:p text:style-name="Standard">Ordeimonte</text:p>
      <text:p text:style-name="Standard">Cotin</text:p>
      <text:p text:style-name="Standard">Monneti</text:p>
      <text:p text:style-name="Standard">Chacy</text:p>
      <text:p text:style-name="Standard">Fourbeur</text:p>
      <text:p text:style-name="Standard">Breton</text:p>
      <text:p text:style-name="Standard">Parenti</text:p>
      <text:p text:style-name="Standard">Gaillon</text:p>
      <text:p text:style-name="Standard">Sohier</text:p>
      <text:p text:style-name="Standard">Barre</text:p>
      <text:p text:style-name="Standard">Despars</text:p>
      <text:p text:style-name="Standard">Haultny</text:p>
      <text:p text:style-name="Standard">Boullardi</text:p>
      <text:p text:style-name="Standard">Bussi</text:p>
      <text:p text:style-name="Standard">Burdelot</text:p>
      <text:p text:style-name="Standard">Fresnoy</text:p>
      <text:p text:style-name="Standard">Fraxinis</text:p>
      <text:p text:style-name="Standard">Ut magister A. magister puerorum chori teneatur conducere chori in choro et ipsos</text:p>
      <text:p text:style-name="Standard">De magistro puerorum</text:p>
      <text:p text:style-name="Standard"><text:soft-page-break/>introducere in serimoniis ecclesie . Placet dominis licet non sit beneficiatus</text:p>
      <text:p text:style-name="Standard">Chori ecclesie</text:p>
      <text:p text:style-name="Standard">quod habeat provisionem . pro rata prout alii dechoro horis tamen quibus</text:p>
      <text:p text:style-name="Standard">venerit et intererit.</text:p>
      <text:p text:style-name="Standard">De quictancia tradenda</text:p>
      <text:p text:style-name="Standard">Fiat et tradatur magistro V. de Croces quictancia de xl £. pro receptore par. in</text:p>
      <text:p text:style-name="Standard">receptori Par.</text:p>
      <text:p text:style-name="Standard">deduccione et super hoc que debet ecclesie</text:p>
      <text:p text:style-name="Standard">P Thomas</text:p>
      <text:p text:style-name="Standard">Mondidier excusato</text:p>
      <text:p text:style-name="Standard">Pion extra</text:p>
      <text:p text:style-name="Standard">Victri excusato</text:p>
      <text:p text:style-name="Standard">117.</text:p>
      <text:p text:style-name="Standard">ns xv. ocagesis capitulantibus dominis.</text:p>
      <text:p text:style-name="Standard">Penitenciario</text:p>
      <text:p text:style-name="Standard">Bussi</text:p>
      <text:p text:style-name="Standard">Sohier</text:p>
      <text:p text:style-name="Standard">Ordeimonte</text:p>
      <text:p text:style-name="Standard">Fresnoy</text:p>
      <text:p text:style-name="Standard">Despars</text:p>
      <text:p text:style-name="Standard">Chacy</text:p>
      <text:p text:style-name="Standard">Victri</text:p>
      <text:p text:style-name="Standard">Boullardi</text:p>
      <text:p text:style-name="Standard">Breton</text:p>
      <text:p text:style-name="Standard">Cotin</text:p>
      <text:p text:style-name="Standard">Mondidier</text:p>
      <text:p text:style-name="Standard">Burdebot</text:p>
      <text:p text:style-name="Standard">Gaillon</text:p>
      <text:p text:style-name="Standard">Aguenin</text:p>
      <text:p text:style-name="Standard">P Thomas</text:p>
      <text:p text:style-name="Standard">Barre</text:p>
      <text:p text:style-name="Standard">Monneti</text:p>
      <text:p text:style-name="Standard">Fraxinis</text:p>
      <text:p text:style-name="Standard">Du Drac</text:p>
      <text:p text:style-name="Standard">Fourbeur</text:p>
      <text:p text:style-name="Standard">Pion extra</text:p>
      <text:p text:style-name="Standard"><text:soft-page-break/>Haultny</text:p>
      <text:p text:style-name="Standard">Parenti</text:p>
      <text:p text:style-name="Standard">Archidiacono de Josayo excusato</text:p>
      <text:p text:style-name="Standard">De Croces</text:p>
      <text:p text:style-name="Standard">Bastardi</text:p>
      <text:p text:style-name="Standard">Magister Johannes James retulit vidisse et visitasse domos retro ecclesiam</text:p>
      <text:p text:style-name="Standard">De domnibus retro</text:p>
      <text:p text:style-name="Standard">Sancti $Tho$ Anthonii parvi in vico Judeorum spectantes ad capellaniam sancte Anne</text:p>
      <text:p text:style-name="Standard">sanctum Anthonium</text:p>
      <text:p text:style-name="Standard">in ecclesia Par. quam nunc possidet dominus P. Bouchey de quibus supra fit</text:p>
      <text:p text:style-name="Standard">mencio.</text:p>
      <text:p text:style-name="Standard">=FRAN_0393_05328_L.jpg=</text:p>
      <text:p text:style-name="Standard">118 .</text:p>
      <text:p text:style-name="Standard">Capellania ad altare Sancti Nicolay in ecclesia Par. quam possidebat</text:p>
      <text:p text:style-name="Standard">Magister David de Novavilla vacans per resignacionem domini Stephani Michiel</text:p>
      <text:p text:style-name="Standard">ejus procuratoris ex causa permutacionis et non alias faciende cum Reginaldo de</text:p>
      <text:p text:style-name="Standard">Maragelz clerico ad capellaniam Sanctorum Cosme et ᗞamiani in prioratu</text:p>
      <text:p text:style-name="Standard">Collacio capellanie</text:p>
      <text:p text:style-name="Standard">Sancti Eligii Par. fundatam seu institutam . Salvo jure cujuslibet</text:p>
      <text:p text:style-name="Standard">ecclesie Par.</text:p>
      <text:p text:style-name="Standard">collata est dicto Reginaldo presenti qui juravit in forma . et fuit</text:p>
      <text:p text:style-name="Standard">installato prestito presens hincinde juramento quod in hujusmodi resignacione non</text:p>
      <text:p text:style-name="Standard">intervenient frans dolus etc.</text:p>
      <text:p text:style-name="Standard">Visa hic quadem copia cujusdam composicionis facte inter priorem Sancti</text:p>
      <text:p text:style-name="Standard">Martini de Campis / et capitulum / et cujusdem quictanciam composite de xxx</text:p>
      <text:p text:style-name="Standard">De priore Sancti</text:p>
      <text:p text:style-name="Standard">scutorum inter dictum priorem et capitulum per composicionem . Super facto processus</text:p>
      <text:p text:style-name="Standard">Martini de Campis.</text:p>
      <text:p text:style-name="Standard">et dicte quictancia magister Jo. Aguenin . et magister Jo. Paillard loquantur cum</text:p>
      <text:p text:style-name="Standard">magistro Jo. Piedefer et dicto priore</text:p>
      <text:p text:style-name="Standard">Lune xviii octobris fuit festum sancti Luce</text:p>
      <text:p text:style-name="Standard">Mercuri xx octobris capitulantibus dominis</text:p>
      <text:p text:style-name="Standard">Archidiacono de Josayo</text:p>
      <text:p text:style-name="Standard">Du ᗞrac</text:p>
      <text:p text:style-name="Standard">Succentore</text:p>
      <text:p text:style-name="Standard">Fresnoy</text:p>
      <text:p text:style-name="Standard"><text:soft-page-break/>Penitenciario</text:p>
      <text:p text:style-name="Standard">ᗞe Croces</text:p>
      <text:p text:style-name="Standard">Ordeimonte</text:p>
      <text:p text:style-name="Standard">Victri</text:p>
      <text:p text:style-name="Standard">Chacy</text:p>
      <text:p text:style-name="Standard">Mondidier</text:p>
      <text:p text:style-name="Standard">Breton</text:p>
      <text:p text:style-name="Standard">Aguenin</text:p>
      <text:p text:style-name="Standard">Cotin</text:p>
      <text:p text:style-name="Standard">Monneti</text:p>
      <text:p text:style-name="Standard">Gaillon</text:p>
      <text:p text:style-name="Standard">Parenti</text:p>
      <text:p text:style-name="Standard">Barre</text:p>
      <text:p text:style-name="Standard">Pion extra</text:p>
      <text:p text:style-name="Standard">Haultny</text:p>
      <text:p text:style-name="Standard">Bastardii</text:p>
      <text:p text:style-name="Standard">d</text:p>
      <text:p text:style-name="Standard">Capellania ad altare sanctorum Christofori et Michaelis in ecclesia Sepulcri Par.</text:p>
      <text:p text:style-name="Standard">vacans per resignacionem m. Jo. de Oliva procuratoris m. Jo de Bethisi se dicente capellani</text:p>
      <text:p text:style-name="Standard">dicte capellanie $collata est magistro Johanni du Gué magistro in artibus$ ex causa permutacionis ad</text:p>
      <text:p text:style-name="Standard">$capellaniam sancti Cucuberti in ecclesia sancti Mathurini Par.$ de dicta capellania sanctorum</text:p>
      <text:p text:style-name="Standard">Michaelis et Christofori et omni juri quod idem de Bethisi in eadem potest</text:p>
      <text:p text:style-name="Standard">habere et habet et non alias faciende cum magistro Jo. du Gué clerico ad capellaniam sancti</text:p>
      <text:p text:style-name="Standard">Cucuberti in ecclesia Sancti Mathurini Par. Salvo jure cujuslibet collata</text:p>
      <text:p text:style-name="Standard">est dicto magistro Johanni du Gué qui juravit etc. et fuit installatus prestito</text:p>
      <text:p text:style-name="Standard">prius huncinde juramento quod in hujusmodi resignacione non intervenient fraus etc.</text:p>
      <text:p text:style-name="Standard">Collacio capellanie</text:p>
      <text:p text:style-name="Standard">Sepulcri</text:p>
      <text:p text:style-name="Standard">Sohier</text:p>
      <text:p text:style-name="Standard">Despars</text:p>
      <text:p text:style-name="Standard">Boullard</text:p>
      <text:p text:style-name="Standard">Burdelot</text:p>
      <text:p text:style-name="Standard">P Thomas</text:p>
      <text:p text:style-name="Standard">Fraxinis</text:p>
      <text:p text:style-name="Standard">Fourbeur infirmo</text:p>
      <text:p text:style-name="Standard">Bussi excusato</text:p>
      <text:p text:style-name="Standard"><text:soft-page-break/>=FRAN_0393_05329_L.jpg=</text:p>
      <text:p text:style-name="Standard">Paterii</text:p>
      <text:p text:style-name="Standard">Placet dominis quod Paterii puer chori ecclesie habeat unam capam</text:p>
      <text:p text:style-name="Standard">nigram ad usum ecclesia et quod vendatur illa quam nunc habet.</text:p>
      <text:p text:style-name="Standard">Ad requestam m. Rogerii de Gaillon magister Jo. James commissus est</text:p>
      <text:p text:style-name="Standard">De domo m. Ro. per capitulum ad videndum et visitandum reparaciones sue domus claustralis</text:p>
      <text:p text:style-name="Standard">de Gaillon</text:p>
      <text:p text:style-name="Standard">quam carpentarie quam alias / et refferendum</text:p>
      <text:p text:style-name="Standard">cccc li°</text:p>
      <text:p text:style-name="Standard">Veneris xxii octobris capitulantibus dominis.</text:p>
      <text:p text:style-name="Standard">Bastardi</text:p>
      <text:p text:style-name="Standard">Du Drac</text:p>
      <text:p text:style-name="Standard">Archidiacono de Josayo</text:p>
      <text:p text:style-name="Standard">Sohier</text:p>
      <text:p text:style-name="Standard">Succentore</text:p>
      <text:p text:style-name="Standard">Bussi</text:p>
      <text:p text:style-name="Standard">De Croces</text:p>
      <text:p text:style-name="Standard">Despars</text:p>
      <text:p text:style-name="Standard">Cancellario</text:p>
      <text:p text:style-name="Standard">Fresnoy</text:p>
      <text:p text:style-name="Standard">Boullard</text:p>
      <text:p text:style-name="Standard">Penitenciario</text:p>
      <text:p text:style-name="Standard">Victri</text:p>
      <text:p text:style-name="Standard">Ordeimonte</text:p>
      <text:p text:style-name="Standard">Burdelot</text:p>
      <text:p text:style-name="Standard">Aguenin</text:p>
      <text:p text:style-name="Standard">Chacy</text:p>
      <text:p text:style-name="Standard">P Thomas</text:p>
      <text:p text:style-name="Standard">Monneti</text:p>
      <text:p text:style-name="Standard">Fraxinis</text:p>
      <text:p text:style-name="Standard">Breton</text:p>
      <text:p text:style-name="Standard">Cotin</text:p>
      <text:p text:style-name="Standard">Fourbeur</text:p>
      <text:p text:style-name="Standard">Mondidier infirmo</text:p>
      <text:p text:style-name="Standard">Gaillon</text:p>
      <text:p text:style-name="Standard">Parenti</text:p>
      <text:p text:style-name="Standard"><text:soft-page-break/>Barre</text:p>
      <text:p text:style-name="Standard">Pion</text:p>
      <text:p text:style-name="Standard">Haultny</text:p>
      <text:p text:style-name="Standard">De procuratore ecclesie ad causam prebendam apud Cristollium actoris contra m. Jo. du Val</text:p>
      <text:p text:style-name="Standard">curatum de Cristollio reum citatum occasione decimarum loci . Adjunturii</text:p>
      <text:p text:style-name="Standard">proxime respondere peticioni actoris cum m. P. Thomas et m. P. Morain pro actoribus</text:p>
      <text:p text:style-name="Standard">et reo pro se.</text:p>
      <text:p text:style-name="Standard">Audita relacione domini Archidiaconi de Josayo et m. V. De Croces ad hoc commissorum</text:p>
      <text:p text:style-name="Standard">De capellaniis</text:p>
      <text:p text:style-name="Standard">Quos</text:p>
      <text:p text:style-name="Standard">domini auctorizaverunt capellanos communitatis ut possint renunciare domui eorum</text:p>
      <text:p text:style-name="Standard">communitatis</text:p>
      <text:p text:style-name="Standard">Mongerie</text:p>
      <text:p text:style-name="Standard">Ma</text:p>
      <text:p text:style-name="Standard">Capellania ad altare omnium sanctorum si sit vacans ad presens in ecclesia Sepulcri Par.</text:p>
      <text:p text:style-name="Standard">Collacio capellanie</text:p>
      <text:p text:style-name="Standard">collata est Salvo jure cujuslibet in communi magistro P. de Brena decretorum doctori</text:p>
      <text:p text:style-name="Standard">Sepulcri</text:p>
      <text:p text:style-name="Standard">licet abstente et per obitum m. G. de Salione.</text:p>
      <text:p text:style-name="Standard">Ordeimonte</text:p>
      <text:p text:style-name="Standard">commictuntur ad loquendum cum priore Sancti Lazari pro facto modii</text:p>
      <text:p text:style-name="Standard">De priore Sancti</text:p>
      <text:p text:style-name="Standard">De Croces</text:p>
      <text:p text:style-name="Standard">bladi de quo hic locutum est.</text:p>
      <text:p text:style-name="Standard">Blazari.</text:p>
      <text:p text:style-name="Standard">Pion</text:p>
      <text:p text:style-name="Standard">119.</text:p>
      <text:p text:style-name="Standard">Causa</text:p>
      <text:p text:style-name="Standard">=FRAN_0393_05330_L.jpg=</text:p>
      <text:p text:style-name="Standard">120.</text:p>
      <text:p text:style-name="Standard">Capellania ad altare Sancti Laurencii in ecclesia Par. vacans per resignacionem m. Johannis</text:p>
      <text:p text:style-name="Standard">de Reques procuratoris m. Jo. Cannonnet dicte capellanie possessoris et capellani ultimi</text:p>
      <text:p text:style-name="Standard">ex causa permutacionis et non alias faciende cum domino Ricardo Le Poyvre presbytero ad</text:p>
      <text:p text:style-name="Standard">Collacio capellanie</text:p>
      <text:p text:style-name="Standard">capellaniam sancti Ludovici in ecclesia Sancti Marcelli prope Par. salvo</text:p>
      <text:p text:style-name="Standard">ecclesie Par.</text:p>
      <text:p text:style-name="Standard"><text:soft-page-break/>jure cujuslibet prestito prius juramento quod in hujusmodi resignacione non intervenient fraus</text:p>
      <text:p text:style-name="Standard">collata est dicto domino Ricardo Le Poivre presenti qui juravit in forma</text:p>
      <text:p text:style-name="Standard">fuit installatus</text:p>
      <text:p text:style-name="Standard">Placet dominis quod $Michael$ Michael Ursier de Liricantu habeat pro se</text:p>
      <text:p text:style-name="Standard">De quadam domo</text:p>
      <text:p text:style-name="Standard">Johanna ejus uxore et suis quandam masuram cum suis pertinenciis sitam</text:p>
      <text:p text:style-name="Standard">apud Liricantum</text:p>
      <text:p text:style-name="Standard">apud Liricantum in vico des Sablons tenentem ex una parte Stephano Cote et</text:p>
      <text:p text:style-name="Standard">alia parte domui presbyterali loci pro v s. p. redditus</text:p>
      <text:p text:style-name="Standard">=FRAN_0393_05331_L.jpg=</text:p>
      <text:p text:style-name="Standard">CCCC. li.</text:p>
      <text:p text:style-name="Standard">121</text:p>
      <text:p text:style-name="Standard">Lune xxv. octobris</text:p>
      <text:p text:style-name="Standard">capitulantibus dominis</text:p>
      <text:p text:style-name="Standard">Archidiacono de Josayo excusato</text:p>
      <text:p text:style-name="Standard">Fresnoy</text:p>
      <text:p text:style-name="Standard">Despars</text:p>
      <text:p text:style-name="Standard">Succentore</text:p>
      <text:p text:style-name="Standard">Bussi</text:p>
      <text:p text:style-name="Standard">P. Thomas</text:p>
      <text:p text:style-name="Standard">penitenciario</text:p>
      <text:p text:style-name="Standard">De Croces</text:p>
      <text:p text:style-name="Standard">Fraximis</text:p>
      <text:p text:style-name="Standard">Ordeimonte</text:p>
      <text:p text:style-name="Standard">Victri</text:p>
      <text:p text:style-name="Standard">Burdelot</text:p>
      <text:p text:style-name="Standard">Mondidier</text:p>
      <text:p text:style-name="Standard">Chacy</text:p>
      <text:p text:style-name="Standard">Boullardi</text:p>
      <text:p text:style-name="Standard">Aguenin</text:p>
      <text:p text:style-name="Standard">Breton</text:p>
      <text:p text:style-name="Standard">Bastardi</text:p>
      <text:p text:style-name="Standard">Monneti</text:p>
      <text:p text:style-name="Standard">Cotin</text:p>
      <text:p text:style-name="Standard">Fourbeur</text:p>
      <text:p text:style-name="Standard">Gaillon</text:p>
      <text:p text:style-name="Standard"><text:soft-page-break/>Barre</text:p>
      <text:p text:style-name="Standard">Parenty</text:p>
      <text:p text:style-name="Standard">Haultny</text:p>
      <text:p text:style-name="Standard">Pion</text:p>
      <text:p text:style-name="Standard">Du ᗞrac</text:p>
      <text:p text:style-name="Standard">Sohier</text:p>
      <text:p text:style-name="Standard">Super requesta m. Ste. Pion canonici Parisiensis petentis habere et sibi tradi per capitulum</text:p>
      <text:p text:style-name="Standard">certas hereditates apud Liricantum videlicet duas masuras que spectant</text:p>
      <text:p text:style-name="Standard">Capitulo per deffectum heredum de quibus offert vii. vel viii f. pro una vice</text:p>
      <text:p text:style-name="Standard">ordinatum est quod audiantur Du ᗞrac et De Croces et audita eorum relacione</text:p>
      <text:p text:style-name="Standard">si videatur expediens tradantur eidem Et ad loquendam super hoc cum dictis Du ᗞrac</text:p>
      <text:p text:style-name="Standard">et De Croces commictuntur dominus Succentor et m. P. Thomas</text:p>
      <text:p text:style-name="Standard">Fiat et tradatur magistro V. de Croces mandatum Capituli de tradendo vii. f.</text:p>
      <text:p text:style-name="Standard">pro capa nigra ad usum ecclesie Paterii et pro superlicio</text:p>
      <text:p text:style-name="Standard">Audita relacione m. R. Haultny qui retulit quod quedam domo apud</text:p>
      <text:p text:style-name="Standard">Andresi spectans officio horarum indiget reparacione aut provisione</text:p>
      <text:p text:style-name="Standard">preceptum est magistro V. De Croces officiario horarum quod faciat dictam domum sustinere</text:p>
      <text:p text:style-name="Standard">dumtaxat exponente usque ad vii. vel octo scuta et cogat prebendarios</text:p>
      <text:p text:style-name="Standard">loci et ecclesiam loci ad dictam domum sustinentes</text:p>
      <text:p text:style-name="Standard">Ordinatum est et placet dominis quod allocatur magistro V. De Croces in suis</text:p>
      <text:p text:style-name="Standard">compotis Summa vii. l. v. s. viii. d. per ipsum soluta videlicet iiii l. draperio</text:p>
      <text:p text:style-name="Standard">pro panno unius cape nigre ad usum ecclesie pro Michaele Bout spé</text:p>
      <text:p text:style-name="Standard">et Colino de Lourmoye, pro faccione et materiis xiiii s. et magistro R. le</text:p>
      <text:p text:style-name="Standard">Fourbeur pro caligis ipsius spé xi s. et magistro Arnulpho magistro puerorum</text:p>
      <text:p text:style-name="Standard">xl s. iiii d. pro duobus superliciis et faccione eorum</text:p>
      <text:p text:style-name="Standard">Audita relacione m. Ste. Pion Camerarii fiat de turonense pro parisiense</text:p>
      <text:p text:style-name="Standard">religiosis Sancti Mathurini ad causam C s. redditus racione cujusdem domus</text:p>
      <text:p text:style-name="Standard">ruinose tenentis dictis religiosis ubi sunt de presenti scole</text:p>
      <text:p text:style-name="Standard">Similiter fiat gracia illis de collegio de Cerbonne pro domo du</text:p>
      <text:p text:style-name="Standard">Figuier ad causam vi l. redditus super dicta domo du Figuier proviso quod</text:p>
      <text:p text:style-name="Standard">gracia convertatur in reparacionibus et hoc pro isto anno</text:p>
      <text:p text:style-name="Standard">Pion pro quibusdam</text:p>
      <text:p text:style-name="Standard">masuris.</text:p>
      <text:p text:style-name="Standard">De Croces</text:p>
      <text:p text:style-name="Standard">De quadam domo</text:p>
      <text:p text:style-name="Standard">apud Andresi</text:p>
      <text:p text:style-name="Standard"><text:soft-page-break/>De Croces</text:p>
      <text:p text:style-name="Standard">De religiosi Sancti</text:p>
      <text:p text:style-name="Standard">Mathurini</text:p>
      <text:p text:style-name="Standard">Cerbonne</text:p>
      <text:p text:style-name="Standard">=FRAN_0393_05332_L.jpg=</text:p>
      <text:p text:style-name="Standard">122.</text:p>
      <text:p text:style-name="Standard">Audita relacione magistrorum V. De Croces P. Thomas et Ste. Pion Placet</text:p>
      <text:p text:style-name="Standard">dominis quod quedam masura sita in vico Sancti Severini ad intersignum</text:p>
      <text:p text:style-name="Standard">De quadam masura</text:p>
      <text:p text:style-name="Standard">Du Heaume tradatur magistro H. Buynart pro C s. redditus quos poterit redimere</text:p>
      <text:p text:style-name="Standard">in vico Sancti Severini</text:p>
      <text:p text:style-name="Standard">quondo voluerit sic quod tenebitur acquictare ecclesiam erga Hennequin</text:p>
      <text:p text:style-name="Standard">de Breban de xii £. par. pro reparacionibus cujusdam muri medietatis ibidem facti ex parte</text:p>
      <text:p text:style-name="Standard">dicti de Breban</text:p>
      <text:p text:style-name="Standard">De magno molendino supra magnum pontem Audita relacione</text:p>
      <text:p text:style-name="Standard">De magno</text:p>
      <text:p text:style-name="Standard">molendino</text:p>
      <text:p text:style-name="Standard">M. Ste Pion camerarii et Ordeimonte De Croces et du Drac commictuntur</text:p>
      <text:p text:style-name="Standard">ad loquendum cum illo homine qui vult eum habere et refferent</text:p>
      <text:p text:style-name="Standard">.</text:p>
      <text:p text:style-name="Standard">Adjournement</text:p>
      <text:p text:style-name="Standard">Colin de Berthemont a adjourné messeigneurs a demain contre Guillaume</text:p>
      <text:p text:style-name="Standard">Nicolas eschevin en cas deheritage et de peril pour une maison</text:p>
      <text:p text:style-name="Standard">Placet dominis quod magister Radulfus Le Fourbeur canonicus Par. recipiat a manibus</text:p>
      <text:p text:style-name="Standard">De executoribus domini Clementis</text:p>
      <text:p text:style-name="Standard">executorum deffuncti domini Clementis Melloti nuper canonici Par. ejus predecessoris in</text:p>
      <text:p text:style-name="Standard">et m. R. Le Fourbeur</text:p>
      <text:p text:style-name="Standard">sua prebenda pro reparacione domus sue claustralis et pro ipsis reparacionibus</text:p>
      <text:p text:style-name="Standard">Faciendis summa in</text:p>
      <text:p text:style-name="Standard">Et ad videndum dictas reparaciones ibidem faciendi</text:p>
      <text:p text:style-name="Standard">deputantur dominus Cantor</text:p>
      <text:p text:style-name="Standard">=FRAN_0393_05333_L.jpg=</text:p>
      <text:p text:style-name="Standard">123.</text:p>
      <text:p text:style-name="Standard">CCCC li°.</text:p>
      <text:p text:style-name="Standard">Mercurii in vigillia sanctorum Symonis et Jude xxvii</text:p>
      <text:p text:style-name="Standard">Sunt xxxi cuilibet</text:p>
      <text:p text:style-name="Standard"><text:soft-page-break/>octobris prima Capituli generalis dicti festi fuerunt ad Capitulum et lucrati</text:p>
      <text:p text:style-name="Standard">ii s. valent lxii s.</text:p>
      <text:p text:style-name="Standard">sunt domini et magistri Archidiaconus de Josayo . Jo. Succentor . R Cancellarius</text:p>
      <text:p text:style-name="Standard">T. Penitenciarius. P. de Ordeimonte . P. de Chacy G. Britonis</text:p>
      <text:p text:style-name="Standard">G. Cotin . R. de Gaillon . Ja. Barre . R. Haultny Jo. Du Drac</text:p>
      <text:p text:style-name="Standard">Jo. de Bussi . V. de Croces . T. de Victri . Ste. de Mondidier . Johannes</text:p>
      <text:p text:style-name="Standard">Capitulum generale</text:p>
      <text:p text:style-name="Standard">Aguenin . Jo. Monneti Ra. Le Fourbeur E. Parenty . Ste.</text:p>
      <text:p text:style-name="Standard">Pion Jo. Bastardi . G. Sohier Ja Despars . Ka Boullardi P. Thomas</text:p>
      <text:p text:style-name="Standard">Mar. de Fraxinis . Guido Burdelot . Jo. Paillard . Her. de Fresnoy</text:p>
      <text:p text:style-name="Standard">T. de Jerson .</text:p>
      <text:p text:style-name="Standard">Istud capitulum durat per quatuor dies / et lucratur quilibet canonicus pro qualibet die ii s.</text:p>
      <text:p text:style-name="Standard">quos debet solvere et quos solvit / et tradidit magister V. de Croces officiarius horarum</text:p>
      <text:p text:style-name="Standard">notario Capituli qui eos distribuit inter dominos . Et est ordinatum principaliter ad</text:p>
      <text:p text:style-name="Standard">audiendum Compota seu statum dicti officiarii et ad ipsum continuandum</text:p>
      <text:p text:style-name="Standard">vel de alio providendo</text:p>
      <text:p text:style-name="Standard">De procuratore ecclesie ad causam prebendariorum apud Cristollium . Contra M. Jo.</text:p>
      <text:p text:style-name="Standard">Causa procuratoris ecclesie contra</text:p>
      <text:p text:style-name="Standard">de Valle reum . Responsio . Respondere peticioni actoris . Comparentibus in capitulo dictis partibus videlicet</text:p>
      <text:p text:style-name="Standard">m. Jo. de Valle</text:p>
      <text:p text:style-name="Standard">dicto actore per m. P. Thomas et reo pro se . Domini assignaverunt et partibus ipsis</text:p>
      <text:p text:style-name="Standard">diem veneris proxime ad respondendum ut supra peticioni actoris hodie per totam diem</text:p>
      <text:p text:style-name="Standard">per dictum m. Petrum nomine dicti actoris tradende ad quod idem reus non</text:p>
      <text:p text:style-name="Standard">consensit / sed protestatus fuit de appellando</text:p>
      <text:p text:style-name="Standard">Resignacio capellanie</text:p>
      <text:p text:style-name="Standard">Hodie dominus Gabriel Harenger ut procurator domini Dionisii Patouille resignavit</text:p>
      <text:p text:style-name="Standard">de Liricantu</text:p>
      <text:p text:style-name="Standard">in manu Capituli suam capellaniam beate Marie Magdalene ex causa permutacionis et non alias</text:p>
      <text:p text:style-name="Standard">faciende cum domino Jo Bouree presbytero ad capellaniam Sancti Cucuberti in ecclesia Sancti Mathurini</text:p>
      <text:p text:style-name="Standard">quam resignacio domini noluerint pro presenti admictere</text:p>
      <text:p text:style-name="Standard">Continuacio</text:p>
      <text:p text:style-name="Standard">offici horarum</text:p>
      <text:p text:style-name="Standard">Magister Vincencius Decroces continuatus est in officio horarum pro isto anno sic quod</text:p>
      <text:p text:style-name="Standard">reddat suum compotum in brevi . quod facere obtulit</text:p>
      <text:p text:style-name="Standard"><text:soft-page-break/>Quia hic est questio seu altercacio inter Capitulum et priorem Sancti Martini</text:p>
      <text:p text:style-name="Standard">de priore Sancti Martini</text:p>
      <text:p text:style-name="Standard">de campis de modo faciendi quictancia dicti prioris de summa xxxii scutorum</text:p>
      <text:p text:style-name="Standard">pro quictancia</text:p>
      <text:p text:style-name="Standard">auri ex Capituli sibi tradenda . Ordinatum est quod fiat quictancia hujusmodi per consilium</text:p>
      <text:p text:style-name="Standard">utriusque partis videlicet Capituli et dicti prioris et ad hoc deputantur Camerarius</text:p>
      <text:p text:style-name="Standard">Victri et Paillard</text:p>
      <text:p text:style-name="Standard">=FRAN_0393_05334_L.jpg=</text:p>
      <text:p text:style-name="Standard">124.</text:p>
      <text:p text:style-name="Standard">Super requesta m. Ste Pion canonici Par. qui peciit habere et sibi tradi per</text:p>
      <text:p text:style-name="Standard">$ter$ certas apud Liricantum pro quibus offert vi fr. et solvere onera quarum declar</text:p>
      <text:p text:style-name="Standard">talis est. Françoys Labbé a une masure en la rue des sablons te</text:p>
      <text:p text:style-name="Standard">d'une part a Monnet Herrault et d'aultre part a Jehan Chenart a boute</text:p>
      <text:p text:style-name="Standard">a Jehan Felix. Item certains heritages qui furent et appartindrent</text:p>
      <text:p text:style-name="Standard">m. Ste. Pion</text:p>
      <text:p text:style-name="Standard">a Colin Guillaume assis en la rue des sablons tenants d'une part a feu Piq</text:p>
      <text:p text:style-name="Standard">et daultre audit Monnet et aboutissant audit Felix Lesquelz appartiennent</text:p>
      <text:p text:style-name="Standard">a chapitre par deffaulte de hoirs. Super quo dati sunt commissarii videlicet</text:p>
      <text:p text:style-name="Standard">m. Ste. de Mondidier et V. De Croces ad se informandum et rescribendum ..</text:p>
      <text:p text:style-name="Standard">majori et preposito loci ex parte Capituli ut se informent super hoc et refferant</text:p>
      <text:p text:style-name="Standard">de commodo vel $in$ incommodo et de valore</text:p>
      <text:p text:style-name="Standard">De procuratore apud Meledunum</text:p>
      <text:p text:style-name="Standard">Placet dominis constituere unum eorum procuratorem apud Meledunum et ad</text:p>
      <text:p text:style-name="Standard">pro capitulo constituendo</text:p>
      <text:p text:style-name="Standard">se informandum quis erit utilis commissus est magister V. De Croces qui de</text:p>
      <text:p text:style-name="Standard">proximo intendit ibidem ire.</text:p>
      <text:p text:style-name="Standard">De domino P.</text:p>
      <text:p text:style-name="Standard">Bouchey.</text:p>
      <text:p text:style-name="Standard">Hodie dominus P. Bouchey peciit prout alias licenciam tradendi duas domos sue</text:p>
      <text:p text:style-name="Standard">capellanie sancte Anne in ecclesia Par. Et protestatus est prout alias supra</text:p>
      <text:p text:style-name="Standard">festum</text:p>
      <text:p text:style-name="Standard">Jovis sequenti xxviii octobris fuit festum sanctorum Symonis et Jude.</text:p>
      <text:p text:style-name="Standard">Sunt xxviii cuilibet</text:p>
      <text:p text:style-name="Standard">ii s. valent lvi s.</text:p>
      <text:p text:style-name="Standard">Veneris xxixa octobris secunda dicti capituli generalis fuerunt ad capitulum et</text:p>
      <text:p text:style-name="Standard">lucrati sunt domini et magistri . Archidiaconus de Josayo . Succentor . Cancellarius . peniteciarius</text:p>
      <text:p text:style-name="Standard"><text:soft-page-break/>Ordeimonte . Chacy . Breton . Gaillon . Barre Haultny. Du Drac</text:p>
      <text:p text:style-name="Standard">iida Capituli generalis</text:p>
      <text:p text:style-name="Standard">Bussi . Fresnoy . Victri . Aguenin . Monneti . Fourbeur . Parenti . Pion</text:p>
      <text:p text:style-name="Standard">Bastardi . Sohier . Despars . Boullardi . P. Thomas . Fraxinis</text:p>
      <text:p text:style-name="Standard">Burdelot Jerson . De Croces extra.</text:p>
      <text:p text:style-name="Standard">Super requesta m. P. de Brena pro facto bonorum suorum contra m. Jo. de Confla</text:p>
      <text:p text:style-name="Standard">De Brena</text:p>
      <text:p text:style-name="Standard">deputantur domini Succentor et P. d'Orgemont</text:p>
      <text:p text:style-name="Standard">Audita relacione m. Ro. Cibolle Scolle parrochiale Sancti Pauli vacante per obitum</text:p>
      <text:p text:style-name="Standard">Collacio scolarum parrochiale m. Jo. Aufray collate sunt magistro Durando Fermine presbytero magistro in artibus</text:p>
      <text:p text:style-name="Standard">Sancti Pauli</text:p>
      <text:p text:style-name="Standard">et juravit servare stuta cantoris etc.</text:p>
      <text:p text:style-name="Standard">Archidiaconus de Josayo} deputantur ad loquendum cum illis de domo Dei Par. et illo</text:p>
      <text:p text:style-name="Standard">Deputati pro domo</text:p>
      <text:p text:style-name="Standard">Du Drac et homine qui petit habere domum des creneaulx in vico de</text:p>
      <text:p text:style-name="Standard">des Creneaulx</text:p>
      <text:p text:style-name="Standard">Victri</text:p>
      <text:p text:style-name="Standard">Bethisi et refferendum.</text:p>
      <text:p text:style-name="Standard">habeat camerarius mandatum capituli de solvendo Ponpon. du Ruit et</text:p>
      <text:p text:style-name="Standard">Camerarius.</text:p>
      <text:p text:style-name="Standard">et servien ecclesie summin</text:p>
      <text:p text:style-name="Standard">=FRAN_0393_05335_L.jpg=</text:p>
      <text:p text:style-name="Standard">CCCC li°</text:p>
      <text:p text:style-name="Standard">125 .</text:p>
      <text:p text:style-name="Standard">Sabbati In supervigilia omnium sanctorum xxxa octobris tercia dicti</text:p>
      <text:p text:style-name="Standard">Capituli generalis . fuerunt ad Capitulum domini Archidiaconus de Josayo . Succentor</text:p>
      <text:p text:style-name="Standard">Cancellarius . Penitenciarius . Ordeimonte . Chacy . Breton . Cotin . Gaillon . Barre</text:p>
      <text:p text:style-name="Standard">Haultny Du ᗞrac Bussi . Fresnoy . Victri Aguenin Monnet . Fourbeur</text:p>
      <text:p text:style-name="Standard">Parenti Pion . Bastardi . Sohier . Despars . Boullardi . P Thomas</text:p>
      <text:p text:style-name="Standard">Fraxinis Burdelot Paillard Jerson De Cameraco De Croces extra</text:p>
      <text:p text:style-name="Standard">Jehan Leschalas sergent etc. a adjourné messeigneurs a la requeste de Jehan le</text:p>
      <text:p text:style-name="Standard">Coq au premier jour plaidable pour dire les causes de l'opposicion que</text:p>
      <text:p text:style-name="Standard">a faicte le maire d’Orly aux criees des heritages qui furent</text:p>
      <text:p text:style-name="Standard">Pierre le Maistre faictes a la requeste dudit Jehan le Coq et a respondre</text:p>
      <text:p text:style-name="Standard">Succentor } videbunt utencilia domus puerorum chori et bona eorumdem</text:p>
      <text:p text:style-name="Standard"><text:soft-page-break/>Cancellarius}</text:p>
      <text:p text:style-name="Standard">et refferent</text:p>
      <text:p text:style-name="Standard">Loquatur Cajart procurator clericorum matutinarum pro habendo unum clericum</text:p>
      <text:p text:style-name="Standard">matutinarum an voluerit solvere vel non et examinetur ille qui petit recipi</text:p>
      <text:p text:style-name="Standard">Audita relacione m. Jo. Paillard nuper camerarii clerici positum est in</text:p>
      <text:p text:style-name="Standard">deliberacione quid erit agendum de parrochianis de Cristollio qui debent</text:p>
      <text:p text:style-name="Standard">talliam capitulo de xx l.p. super ipsismet et per ipsosmet colligendum et solvendum</text:p>
      <text:p text:style-name="Standard">ecclesie . utrum videlicet prosequantur particulares vel inoimum . Super</text:p>
      <text:p text:style-name="Standard">quo ordinatum est quod primo videantur tituli ut possit super hoc providere et videri</text:p>
      <text:p text:style-name="Standard">quid erit agendum . et ibidem magister G. Cotin presens dixit quod credit penes se</text:p>
      <text:p text:style-name="Standard">habere aliqua documenta de dicta materia et ea obtulit querere</text:p>
      <text:p text:style-name="Standard">Lune fuit festum omnium prima novembris</text:p>
      <text:p text:style-name="Standard">Martis sequens festum Mortuorum</text:p>
      <text:p text:style-name="Standard">Mercurii festum Sancti Marcelli</text:p>
      <text:p text:style-name="Standard">Sunt xxxi cuilibet</text:p>
      <text:p text:style-name="Standard">ii s. valent lxii s.</text:p>
      <text:p text:style-name="Standard">iiia. Capituli generalis</text:p>
      <text:p text:style-name="Standard">adjournement</text:p>
      <text:p text:style-name="Standard">Commissio pro</text:p>
      <text:p text:style-name="Standard">pueris chori</text:p>
      <text:p text:style-name="Standard">Cajart pro uno</text:p>
      <text:p text:style-name="Standard">clerico matutinarum</text:p>
      <text:p text:style-name="Standard">De habitantibus</text:p>
      <text:p text:style-name="Standard">de Cristollio</text:p>
      <text:p text:style-name="Standard">festum</text:p>
      <text:p text:style-name="Standard">festum</text:p>
      <text:p text:style-name="Standard">festum</text:p>
      <text:p text:style-name="Standard">=FRAN_0393_05336_L.jpg=</text:p>
      <text:p text:style-name="Standard">Sunt xxvii cuilibet</text:p>
      <text:p text:style-name="Standard">ii s. valent liiii s.</text:p>
      <text:p text:style-name="Standard">Jovis iiiia novembris iiiia et ultima dicti capituli generalis fuerunt</text:p>
      <text:p text:style-name="Standard">a capitulum domini Archidiaconus de Josayo Succentor Penitenciarius Ordeimonte Chacy</text:p>
      <text:p text:style-name="Standard">Breton Cotin Gaillon . Barre . Haultny Bussi Fresnoy Aguenin</text:p>
      <text:p text:style-name="Standard">iiii. et ultima</text:p>
      <text:p text:style-name="Standard">Monnet Fourbeur Parentis Pion Sohier Despars Boullardi</text:p>
      <text:p text:style-name="Standard">Capituli generalis</text:p>
      <text:p text:style-name="Standard"><text:soft-page-break/>P. Thomas Fraxinis Paillard Jerson . Cancellarius excusatis De Croces extra</text:p>
      <text:p text:style-name="Standard">Succentor</text:p>
      <text:p text:style-name="Standard">Deputati pro reparacionibus</text:p>
      <text:p text:style-name="Standard">P. Thomas }</text:p>
      <text:p text:style-name="Standard">Commictuntur ad videndum compotum seu statum m. Jo.</text:p>
      <text:p text:style-name="Standard">Domus azini Rigati</text:p>
      <text:p text:style-name="Standard">Pion</text:p>
      <text:p text:style-name="Standard">Paillard et Luthomi de reparacionibus factis in domo Azini</text:p>
      <text:p text:style-name="Standard">Rygati prope parvisium . et refferendum.</text:p>
      <text:p text:style-name="Standard">126.</text:p>
      <text:p text:style-name="Standard">Veneris quinta novembris capitulantibus dominis.</text:p>
      <text:p text:style-name="Standard">Archidiacono de Josayo</text:p>
      <text:p text:style-name="Standard">Fresnoy</text:p>
      <text:p text:style-name="Standard">Fraxinis</text:p>
      <text:p text:style-name="Standard">Succentore</text:p>
      <text:p text:style-name="Standard">Victri</text:p>
      <text:p text:style-name="Standard">Paillard</text:p>
      <text:p text:style-name="Standard">Cancellario</text:p>
      <text:p text:style-name="Standard">Aguenin</text:p>
      <text:p text:style-name="Standard">Jerson</text:p>
      <text:p text:style-name="Standard">Chacy</text:p>
      <text:p text:style-name="Standard">Monneti</text:p>
      <text:p text:style-name="Standard">de Cameraco</text:p>
      <text:p text:style-name="Standard">Breton</text:p>
      <text:p text:style-name="Standard">Fourbeur</text:p>
      <text:p text:style-name="Standard">Ordeimonte</text:p>
      <text:p text:style-name="Standard">De Croces extra</text:p>
      <text:p text:style-name="Standard">Pion</text:p>
      <text:p text:style-name="Standard">Cotin</text:p>
      <text:p text:style-name="Standard">Bastardi</text:p>
      <text:p text:style-name="Standard">Gaillon</text:p>
      <text:p text:style-name="Standard">Barre</text:p>
      <text:p text:style-name="Standard">Sohier</text:p>
      <text:p text:style-name="Standard">Haultny</text:p>
      <text:p text:style-name="Standard">Boullardi</text:p>
      <text:p text:style-name="Standard">Bussi</text:p>
      <text:p text:style-name="Standard"><text:soft-page-break/>P Thomas</text:p>
      <text:p text:style-name="Standard">De causa contra Haultny</text:p>
      <text:p text:style-name="Standard">Placet dominis quod duo commissarii deputati in causa illorum de Sancto Spiritu contra</text:p>
      <text:p text:style-name="Standard">pro Sancto Spiritu</text:p>
      <text:p text:style-name="Standard">Contra R. Haultny canonicum Par. possint proferre eorum sentenciam non obstans</text:p>
      <text:p text:style-name="Standard">$Co$</text:p>
      <text:p text:style-name="Standard">tercrio commissario videlicet Guerineti et quod possint diffinire omnino causam hujusmodi</text:p>
      <text:p text:style-name="Standard">et magister G. Cotin communicabit cum ipsis commissariis videlicet de Fraxinis</text:p>
      <text:p text:style-name="Standard">et Bastardi.</text:p>
      <text:p text:style-name="Standard">visis licteris magistrorum Ste. de Mondidier et V. De Croces capitulo directis et scriptis</text:p>
      <text:p text:style-name="Standard">negocium illorum Sancti Mathurini de Liricantu tam de facto processus $quam$</text:p>
      <text:p text:style-name="Standard">De illis de Sancto</text:p>
      <text:p text:style-name="Standard">Mathurino</text:p>
      <text:p text:style-name="Standard">ad barram claustri quam de facto clavium ecclesie dicti Sancti Mathurini</text:p>
      <text:p text:style-name="Standard">continuatur usque ad veneris post epiphaniam proxime in statu</text:p>
      <text:p text:style-name="Standard">De territorio concesso</text:p>
      <text:p text:style-name="Standard">Audita relacione m. Martini de Fraxinis concessum est eis territorium</text:p>
      <text:p text:style-name="Standard">magistro M. de Fraxiris</text:p>
      <text:p text:style-name="Standard">ad barram claustri in causas</text:p>
      <text:p text:style-name="Standard">=FRAN_0393_05337_L.jpg=</text:p>
      <text:p text:style-name="Standard">127.</text:p>
      <text:p text:style-name="Standard">CCCC li°</text:p>
      <text:p text:style-name="Standard">Lune viiia octobris</text:p>
      <text:p text:style-name="Standard">capitulantibus dominis</text:p>
      <text:p text:style-name="Standard">Archidiacono de Josayo</text:p>
      <text:p text:style-name="Standard">Bussi</text:p>
      <text:p text:style-name="Standard">Boullardi</text:p>
      <text:p text:style-name="Standard">Succentore</text:p>
      <text:p text:style-name="Standard">Fresnoy</text:p>
      <text:p text:style-name="Standard">P Thomas</text:p>
      <text:p text:style-name="Standard">Cancellario</text:p>
      <text:p text:style-name="Standard">Victri</text:p>
      <text:p text:style-name="Standard">Fraxinis</text:p>
      <text:p text:style-name="Standard">Ordeimonte</text:p>
      <text:p text:style-name="Standard">Aguenin</text:p>
      <text:p text:style-name="Standard">Monneti</text:p>
      <text:p text:style-name="Standard"><text:soft-page-break/>Burdelot</text:p>
      <text:p text:style-name="Standard">Chacy</text:p>
      <text:p text:style-name="Standard">Breton</text:p>
      <text:p text:style-name="Standard">Fourbeur</text:p>
      <text:p text:style-name="Standard">Paillard</text:p>
      <text:p text:style-name="Standard">Parenty</text:p>
      <text:p text:style-name="Standard">Jerson</text:p>
      <text:p text:style-name="Standard">Cotin</text:p>
      <text:p text:style-name="Standard">Gaillon</text:p>
      <text:p text:style-name="Standard">Pion</text:p>
      <text:p text:style-name="Standard">De Cameraco</text:p>
      <text:p text:style-name="Standard">Barre</text:p>
      <text:p text:style-name="Standard">Bastardi</text:p>
      <text:p text:style-name="Standard">De Croces extra</text:p>
      <text:p text:style-name="Standard">Haultny</text:p>
      <text:p text:style-name="Standard">Sohier</text:p>
      <text:p text:style-name="Standard">Du ᗞrac</text:p>
      <text:p text:style-name="Standard">Despars</text:p>
      <text:p text:style-name="Standard">Audita requesta . m. Ste Pion camerarii clerici refferendi quatenus deffunctus magister Jo.</text:p>
      <text:p text:style-name="Standard">Chuffart dum viveret tenebatur erga ecclesiam ad causam domus de Rungi in</text:p>
      <text:p text:style-name="Standard">De execucione magistri Jo.</text:p>
      <text:p text:style-name="Standard">Chuffart pro domo</text:p>
      <text:p text:style-name="Standard">pluribus peccuniarum summis / et requirendi solvi de aliqua porcione pro suo officio</text:p>
      <text:p text:style-name="Standard">de Rungi</text:p>
      <text:p text:style-name="Standard">ab executoribus dicti defuncti</text:p>
      <text:p text:style-name="Standard">ordinatum est quod loquatur super hoc cum dictis suis executoribus</text:p>
      <text:p text:style-name="Standard">videlicet dicti deffuncti ut fiat aliqua satisfacione de bonis sue execucionis</text:p>
      <text:p text:style-name="Standard">Commissi pro C. £ de</text:p>
      <text:p text:style-name="Standard">Archidiaconus de Josayo}</text:p>
      <text:p text:style-name="Standard">commictuntur ad loquendum cum gentibus regis pro facto C £. redditus</text:p>
      <text:p text:style-name="Standard">Corbollio</text:p>
      <text:p text:style-name="Standard">Succentor}</text:p>
      <text:p text:style-name="Standard">quas ecclesia debet percipere apud Corbollium et refferendum</text:p>
      <text:p text:style-name="Standard">Cotin</text:p>
      <text:p text:style-name="Standard">Victri</text:p>
      <text:p text:style-name="Standard">Domini constituerunt eorum procuratores in curia parlamenti etc. in omnibus suis causis etc.</text:p>
      <text:p text:style-name="Standard"><text:soft-page-break/>videlicet dominos et magistros Jo. de Courcellis T. de Victri De Croces Bastardi Burdelot</text:p>
      <text:p text:style-name="Standard">Constitucio procuratorum</text:p>
      <text:p text:style-name="Standard">in curia parlamenti</text:p>
      <text:p text:style-name="Standard">Pion T. Garnot P. Haultny Jo. de Saint Germain P. Bonnet G Souchet</text:p>
      <text:p text:style-name="Standard">P. des Friches P de Cajart Jo. Pierre cum potestate substituendi ad agendum et defferendum etc.</text:p>
      <text:p text:style-name="Standard">promictentes etc.</text:p>
      <text:p text:style-name="Standard">De habitantibus de</text:p>
      <text:p text:style-name="Standard">Scribatur ex parte capituli erga magistros G. ᗞaulge et Jo. Bureau pro facto habitancium de</text:p>
      <text:p text:style-name="Standard">magna parrochia</text:p>
      <text:p text:style-name="Standard">magna parrochia super contentis in eorum requesta</text:p>
      <text:p text:style-name="Standard">Audita relacione m. Jo. James magistri operum lathomie ecclesie Par. Placet dominis</text:p>
      <text:p text:style-name="Standard">quod domus spectantes capellanie sancte Anne in ecclesia Par. quam nunc possidet</text:p>
      <text:p text:style-name="Standard">dominus Petrus Bouchey tradantur plus offerente videlicet pro vi £. x s. redditus</text:p>
      <text:p text:style-name="Standard">De capellania sancte Anne</text:p>
      <text:p text:style-name="Standard">Et quod nichilominus dictus capellania teneatur ad prosequendum suos predecessores capellanos</text:p>
      <text:p text:style-name="Standard">pro domibus suis</text:p>
      <text:p text:style-name="Standard">ad recuperandum quicquid poterit ab eodem pro convertendo ad utilitatem dicte</text:p>
      <text:p text:style-name="Standard">capellanie seu domorum .</text:p>
      <text:p text:style-name="Standard">=FRAN_0393_05338_L.jpg=</text:p>
      <text:p text:style-name="Standard">128.</text:p>
      <text:p text:style-name="Standard">Mercurii x. novembris capitulantibus dominis</text:p>
      <text:p text:style-name="Standard">Archidiacono de Josayo</text:p>
      <text:p text:style-name="Standard">Fresnoy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Monneti</text:p>
      <text:p text:style-name="Standard">Ordeimonte</text:p>
      <text:p text:style-name="Standard">Fourbeur</text:p>
      <text:p text:style-name="Standard">Chacy</text:p>
      <text:p text:style-name="Standard">Pion</text:p>
      <text:p text:style-name="Standard">Breton</text:p>
      <text:p text:style-name="Standard">Bastardi</text:p>
      <text:p text:style-name="Standard">Cotin</text:p>
      <text:p text:style-name="Standard"><text:soft-page-break/>Sohier</text:p>
      <text:p text:style-name="Standard">Gaillon</text:p>
      <text:p text:style-name="Standard">Despars</text:p>
      <text:p text:style-name="Standard">Barre</text:p>
      <text:p text:style-name="Standard">Boullardi</text:p>
      <text:p text:style-name="Standard">Bussi</text:p>
      <text:p text:style-name="Standard">P Thomas</text:p>
      <text:p text:style-name="Standard">Du Drac</text:p>
      <text:p text:style-name="Standard">Commissi ad emendum</text:p>
      <text:p text:style-name="Standard">Commictuntur ad emendum bladum et ad loquendum cum boulengario</text:p>
      <text:p text:style-name="Standard">Victri et</text:p>
      <text:p text:style-name="Standard">Bladum pro capitulo</text:p>
      <text:p text:style-name="Standard">de Fresnes} pro facto panis capituli</text:p>
      <text:p text:style-name="Standard">Canonicatus et prebenda Sancti Benedicti quos nuper obtinebat et possidebat magister Jo</text:p>
      <text:p text:style-name="Standard">de Chapellaines liberos et vacantes ad presens per resignacionem m. Johannis Monneti</text:p>
      <text:p text:style-name="Standard">dicti m. Jo. de Chapellaines procuratoris fundati et nomine procuratorio ejusdem</text:p>
      <text:p text:style-name="Standard">ex causa permutacionis et non alias facende cum magistro Victore Textoris ad</text:p>
      <text:p text:style-name="Standard">Collacio prebende Sancti</text:p>
      <text:p text:style-name="Standard">Canonicatum et prebendam ecclesiarum collegiatarum sanctorum $vt$ Urbani et Stephani</text:p>
      <text:p text:style-name="Standard">Benedicti</text:p>
      <text:p text:style-name="Standard">de Trecis et Beate Marie de Corbollio diocesis Par. Salvo jure cujuslibet</text:p>
      <text:p text:style-name="Standard">prestito prius juramento hincinde quod in hujusmodi resignacione et permutacione non intervenient</text:p>
      <text:p text:style-name="Standard">fraus dolus etc. / collati sunt dicto magistro Victori presenti qui juravit in</text:p>
      <text:p text:style-name="Standard">forma et fuit installatus et solvit jura videlicet xxxiiii</text:p>
      <text:p text:style-name="Standard">magistri Jo. Paillard} Commictuntur ad prosequendum factum domus seu hospicii de</text:p>
      <text:p text:style-name="Standard">Commissi pro domo de</text:p>
      <text:p text:style-name="Standard">P. Thomas } Valle Regina in Camera compotorum / et alibi / et hoc</text:p>
      <text:p text:style-name="Standard">Valle Regina</text:p>
      <text:p text:style-name="Standard">cum magna diligenciam qui hoc acceptaverunt</text:p>
      <text:p text:style-name="Standard">Tradatur Henrico Dantissensis procuratori capituli in Castalleto commissio seu mandatum</text:p>
      <text:p text:style-name="Standard">de domo de la</text:p>
      <text:p text:style-name="Standard">capituli de prosequando diligenter illos qui amoverunt et transportaverunt</text:p>
      <text:p text:style-name="Standard">Mongerie</text:p>
      <text:p text:style-name="Standard">gallice les verrieres de domo de Mongeria.</text:p>
      <text:p text:style-name="Standard">Baubignon</text:p>
      <text:p text:style-name="Standard">Pion faciet diligenciam de prosequando fratrem deffuncti m. Jo. Baubignon</text:p>
      <text:p text:style-name="Standard"><text:soft-page-break/>dum viveret canonici Par. pro pecunnis habentis</text:p>
      <text:p text:style-name="Standard">Paillard</text:p>
      <text:p text:style-name="Standard">Burdelot</text:p>
      <text:p text:style-name="Standard">Jerson</text:p>
      <text:p text:style-name="Standard">Fraxinis</text:p>
      <text:p text:style-name="Standard">Haultny excusato</text:p>
      <text:p text:style-name="Standard">De Croces extra</text:p>
      <text:p text:style-name="Standard">=FRAN_0393_05339_L.jpg=</text:p>
      <text:p text:style-name="Standard">Veneris xiia novembris capitulantibus dominis</text:p>
      <text:p text:style-name="Standard">Archidiacono de Josayo</text:p>
      <text:p text:style-name="Standard">Fresnoy</text:p>
      <text:p text:style-name="Standard">Boullardi</text:p>
      <text:p text:style-name="Standard">Succentore</text:p>
      <text:p text:style-name="Standard">Victri</text:p>
      <text:p text:style-name="Standard">P Thomas</text:p>
      <text:p text:style-name="Standard">Cancellario</text:p>
      <text:p text:style-name="Standard">Aguenin</text:p>
      <text:p text:style-name="Standard">Jerson</text:p>
      <text:p text:style-name="Standard">Penitenciario</text:p>
      <text:p text:style-name="Standard">Monneti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Fourbeur</text:p>
      <text:p text:style-name="Standard">Burdelot</text:p>
      <text:p text:style-name="Standard">Breton</text:p>
      <text:p text:style-name="Standard">Parenti</text:p>
      <text:p text:style-name="Standard">Barre</text:p>
      <text:p text:style-name="Standard">Cotin</text:p>
      <text:p text:style-name="Standard">Bastardi</text:p>
      <text:p text:style-name="Standard">Haultny} excusatis</text:p>
      <text:p text:style-name="Standard">Gaillon</text:p>
      <text:p text:style-name="Standard">Du ᗞrac</text:p>
      <text:p text:style-name="Standard">Despars</text:p>
      <text:p text:style-name="Standard">De Croces } extra</text:p>
      <text:p text:style-name="Standard"><text:soft-page-break/>Bussi</text:p>
      <text:p text:style-name="Standard">Soyer</text:p>
      <text:p text:style-name="Standard">Pion</text:p>
      <text:p text:style-name="Standard">N. Bretin a signifié a messeigneurs que la premiere criee sera lundi prochain</text:p>
      <text:p text:style-name="Standard">d'une maison ou cloistre Saint Benoyct</text:p>
      <text:p text:style-name="Standard">cccc li°</text:p>
      <text:p text:style-name="Standard">Adjournement</text:p>
      <text:p text:style-name="Standard">De certis hereditagiis venditis per magistrum Egidium Vituli magistro Johanni Picardi</text:p>
      <text:p text:style-name="Standard">apud Layacum pro quibus tenetur solvere $vend$ ventas prebendariis loci</text:p>
      <text:p text:style-name="Standard">Et quia erat questio inter capitulum et dictos prebendatos cui ipsorum pertinebat</text:p>
      <text:p text:style-name="Standard">remictere dictas ventas an capitulo vel dictis prebendatis . finaliter domini fuerunt oppinionis</text:p>
      <text:p text:style-name="Standard">quod requirentur dicti prebendati ut remicterent eorum partem Et Capitulum remicteret</text:p>
      <text:p text:style-name="Standard">De magistro $S$ Johanne</text:p>
      <text:p text:style-name="Standard">totum dictarum ventarum eidem magistro Johanne Picardi Et ibidem presentes domini cancellarius et</text:p>
      <text:p text:style-name="Standard">Picardi</text:p>
      <text:p text:style-name="Standard">Ordeimonte / et Bastardi pro magistro Guillelmo d'Estampis canonico Par. consenserunt remictere</text:p>
      <text:p text:style-name="Standard">eorum partem $et partem$ propter quod fuit conclusus remictere eidem Picardi dictus</text:p>
      <text:p text:style-name="Standard">ventas . Et casu quo aliqui particulares dictorum prebendarum vellent habere</text:p>
      <text:p text:style-name="Standard">eorum partem . Capitulum satisfaciet eisdem et maiori loci de hoc que sibi competerent</text:p>
      <text:p text:style-name="Standard">129.</text:p>
      <text:p text:style-name="Standard">=FRAN_0393_05340_L.jpg=</text:p>
      <text:p text:style-name="Standard">130.</text:p>
      <text:p text:style-name="Standard">Sunt xxx. cuilibet</text:p>
      <text:p text:style-name="Standard">vi s. valent $ix£ ii$</text:p>
      <text:p text:style-name="Standard">Sabbati in festo Sancti Gendulphi xiiia</text:p>
      <text:p text:style-name="Standard">ix £.</text:p>
      <text:p text:style-name="Standard">novembris prima die capituli generalis festi Sancti Martini</text:p>
      <text:p text:style-name="Standard">hiemalis fuerunt ad capitulum domini Jo. Succentor . Ro. Cancellario</text:p>
      <text:p text:style-name="Standard">T. Penitenciarius . P. de Chacy . P. d'Orgemont . G. Britonis. Ro.</text:p>
      <text:p text:style-name="Standard">Capitulum</text:p>
      <text:p text:style-name="Standard">de Gaillon . Ja. Barre . Jo. Du Drac . Jo. de Bussi H. de Fresnoy</text:p>
      <text:p text:style-name="Standard">generale</text:p>
      <text:p text:style-name="Standard">T. de Victri . Jo. Aguenin Jo. Monneti Ra. Le Fourbeur.</text:p>
      <text:p text:style-name="Standard">T. de Jerson . En. Parenti . Ste. Pion . P Thomas Ja.</text:p>
      <text:p text:style-name="Standard">Despars . G. Sohier . Ka Boullard . M. de Fraxinis . Guido</text:p>
      <text:p text:style-name="Standard">Burdelot . Bastardi excusato Haultny de Croces extra Jo. Archidiacono de</text:p>
      <text:p text:style-name="Standard"><text:soft-page-break/>Josayo . G. Cotin . Jo. Paillardi impediti pro ecclesia.</text:p>
      <text:p text:style-name="Standard">Istud capitulum durat per iiiior dies et lucratur quilibet canonicus pro</text:p>
      <text:p text:style-name="Standard">qualibet die v s. quos debet solvere / et quos solvit officiarius videlicet magister V.</text:p>
      <text:p text:style-name="Standard">De Croces officiarius anniversariorum / et quilibet pro ista prima die xii d.</text:p>
      <text:p text:style-name="Standard">pro parvo vino quos debet solvere et quos solvit idem magister V. officiarius</text:p>
      <text:p text:style-name="Standard">vini. Et est a ordinatum principaliter ad audiendum compota dictorum officiarum</text:p>
      <text:p text:style-name="Standard">seu statum et continuandum ipsi vel de aliis providendum.</text:p>
      <text:p text:style-name="Standard">magister V. De Croces continuatus est in suo officio sive officiis anniversarium</text:p>
      <text:p text:style-name="Standard">et aliis videlicet vini etc. pro isto anno.</text:p>
      <text:p text:style-name="Standard">Hodie dominus succentor peciit habere consensum Capituli corrigendi illos</text:p>
      <text:p text:style-name="Standard">de choro ut decet et sibi competit ut dixit racione sue dignitatis</text:p>
      <text:p text:style-name="Standard">$Can$ Succentoris. Alioquin requisivit exonerari omnino ab hujusmodi correcc</text:p>
      <text:p text:style-name="Standard">De domino Succentore</text:p>
      <text:p text:style-name="Standard">Super quo ordinatum est quod mandantur omnes de choro et veniant in capitulum</text:p>
      <text:p text:style-name="Standard">pro illis de choro</text:p>
      <text:p text:style-name="Standard">et quod eis ostendantur eorum deffectus . et respectu distribucionum</text:p>
      <text:p text:style-name="Standard">eorum domini non sunt oppinonis quod arrestantur nisi fuerit causa sufficiens</text:p>
      <text:p text:style-name="Standard">tunc non expediantur nisi per capitulum.</text:p>
      <text:p text:style-name="Standard">De duobus domibus . videlicet una in vico Berthini Porree et alia</text:p>
      <text:p text:style-name="Standard">de quibus hic locutus est magister Ja. Barre loco</text:p>
      <text:p text:style-name="Standard">in vico</text:p>
      <text:p text:style-name="Standard">De duabus</text:p>
      <text:p text:style-name="Standard">m. V. de Croces officiarii etc. dictus Barre providebit</text:p>
      <text:p text:style-name="Standard">domibus</text:p>
      <text:p text:style-name="Standard">Continuacio</text:p>
      <text:p text:style-name="Standard">officiarii</text:p>
      <text:p text:style-name="Standard">=FRAN_0393_05341_L.jpg=</text:p>
      <text:p text:style-name="Standard">Lune xv. novembris secundum dicti capituli generalis fuerunt ad capitulum</text:p>
      <text:p text:style-name="Standard">Domini . Archidiaconus de Josayo . Succentor . Cancellarius . Penitenciarius . Chacy . Ordeimonte</text:p>
      <text:p text:style-name="Standard">Gaillon . Barre . Haultny. Du Drac Bussi Breton . Fresnoy Monneti</text:p>
      <text:p text:style-name="Standard">Jerson Fourbeur Pion . Bastardi Despars Sohier Boullardi . Cotin</text:p>
      <text:p text:style-name="Standard">excusatus De Croces extra. Victri Aguenin . Pailladi excusati . P Thomas</text:p>
      <text:p text:style-name="Standard">impeditus pro ecclesia.</text:p>
      <text:p text:style-name="Standard">De Bursis collegii</text:p>
      <text:p text:style-name="Standard">Conferantur burse collegii xviii scolarium vacantes per absentiam Jo. de Suaco Gerardo</text:p>
      <text:p text:style-name="Standard">xviii scolarium Par.</text:p>
      <text:p text:style-name="Standard"><text:soft-page-break/>Godrie . clerico Cameracensi diocesi</text:p>
      <text:p text:style-name="Standard">Placet dominis quod magistri Jo. de Courcellis Archidiaconus de Josayo G. Cotin T.</text:p>
      <text:p text:style-name="Standard">de Victri Jo. Du Drac Jo. Aguenin et Jo. Paillard canonici Par. actentis</text:p>
      <text:p text:style-name="Standard">De dominis pro suis</text:p>
      <text:p text:style-name="Standard">capitulis lucrandis</text:p>
      <text:p text:style-name="Standard">et consideratis agendis que habent in curia parlamenti pro ecclesia Par. quod habeant</text:p>
      <text:p text:style-name="Standard">et lucrantur de gracia et pro ista vice sua tria capitula generalia et quod</text:p>
      <text:p text:style-name="Standard">reputantur pro presentibus ac si essent presentes .</text:p>
      <text:p text:style-name="Standard">Quia magister R. Haultny petit habere assistencia et consilium nonnullorum</text:p>
      <text:p text:style-name="Standard">dominorum de capitulo . In causa inchoata seu inchoando per ipsum contra</text:p>
      <text:p text:style-name="Standard">priorem de Duello . pro decimis de Bonnollio . Placet dominis quod loquatur</text:p>
      <text:p text:style-name="Standard">cum magistro Jo. Aguenin et Martino de Fraxinis et habeat eorum consilium</text:p>
      <text:p text:style-name="Standard">Visa supplicacione Dionisii Belin capellani capellanie Sancti Michaelis in ecclesia Sancti</text:p>
      <text:p text:style-name="Standard">Mederici Par. conceditur eidem licencia ut $pri$ possit tradere quandam</text:p>
      <text:p text:style-name="Standard">masuram sitam in claustro dicti Sancti Mederici in vico de</text:p>
      <text:p text:style-name="Standard">Brisemiche spectantem dicte capellanie oneratam erga communitatem</text:p>
      <text:p text:style-name="Standard">dicte ecclesie Sancti Mederici de xx s. p. redditus Cuidam nuncupato Ade</text:p>
      <text:p text:style-name="Standard">Pastillario / et hoc pro lx s.p. redditus pro omnibus aut alteri maius</text:p>
      <text:p text:style-name="Standard">offerenti ipsa prius debite proclamata in dicta ecclesia Sancti Mederici</text:p>
      <text:p text:style-name="Standard">cccc li°</text:p>
      <text:p text:style-name="Standard">Haultny</text:p>
      <text:p text:style-name="Standard">131.</text:p>
      <text:p text:style-name="Standard">de quadam masura</text:p>
      <text:p text:style-name="Standard">pro quodam capellania sancti Mederici</text:p>
      <text:p text:style-name="Standard">=FRAN_0393_05342_L.jpg=</text:p>
      <text:p text:style-name="Standard">132.</text:p>
      <text:p text:style-name="Standard">Martis xvi novembris capitulantibus dominis iiia dicti capituli generalis . Succentor</text:p>
      <text:p text:style-name="Standard">Cancellarius . Penitenciarius. Ordeimonte . Chacy . Breton . Gaillon Barre</text:p>
      <text:p text:style-name="Standard">Haultny Bussi . Fresnoy Jerson . Fourbeur . Parenti Monneti</text:p>
      <text:p text:style-name="Standard">Pion Bastardi . P Thomas Despars . Sohier . Boullard</text:p>
      <text:p text:style-name="Standard">Fraxinis de Cameraco . De Croces extra archidiaconus de Josayo du Drac</text:p>
      <text:p text:style-name="Standard">Victri . Aguenin Paillardi Cotin excusatus</text:p>
      <text:p text:style-name="Standard">Super requesta Ade de la Roe et G. du Boys Girard scutifferorum domino</text:p>
      <text:p text:style-name="Standard">de Tourny petentes graciam seu moderacionem sibi fieri de summa quam</text:p>
      <text:p text:style-name="Standard">debent ecclesie ad causam terre dicti loci responsum est eisdem quod expectabitur quod</text:p>
      <text:p text:style-name="Standard">videlicet De Croces / et hodie tradiderunt xx. scuta super hoc que debent que re</text:p>
      <text:p text:style-name="Standard"><text:soft-page-break/>postmodum dictus De Croces.</text:p>
      <text:p text:style-name="Standard">Pierre le Vasseur a adjourné messeigneurs a cause des chanoines de Saint</text:p>
      <text:p text:style-name="Standard">Anian contre Jehan de Pierrefricte pour apporter les exploix et lettres par</text:p>
      <text:p text:style-name="Standard">vertu desquelz ilz ont fait mettre en criee une mayson et la rue</text:p>
      <text:p text:style-name="Standard">de Gallande / a Samedi prochain</text:p>
      <text:p text:style-name="Standard">Ade de la Roe</text:p>
      <text:p text:style-name="Standard">Adjournement</text:p>
      <text:p text:style-name="Standard">Sant Anian</text:p>
      <text:p text:style-name="Standard">Mercurii xvii novembris iiiia dicti capituli fuerunt ad capituli et lucrati</text:p>
      <text:p text:style-name="Standard">Domini. Succentore . Cancellarius . Peniitenciarius Ordeimonte . Chacy . Breton Gaillon</text:p>
      <text:p text:style-name="Standard">Barre . Haultny Bussi Fresnoy Jerson Fourbeur Parenti in..</text:p>
      <text:p text:style-name="Standard">Pion . P. Thomas Despars Sohier Boullardi. Fraxinis</text:p>
      <text:p text:style-name="Standard">Burdelot . de Cameraco Archidiaconus de Josayo Cotin Du Drac Aguenin</text:p>
      <text:p text:style-name="Standard">Paillard Victri in parlamento De Croces extra</text:p>
      <text:p text:style-name="Standard">Quia Nicolaus alter fundatorum Campane Jaqueline requisivit</text:p>
      <text:p text:style-name="Standard">quod domini providerent de metalo et quod intendebant fundere infra xv</text:p>
      <text:p text:style-name="Standard">De Campane</text:p>
      <text:p text:style-name="Standard">dies ordinatum est quod domini Succentor Cancellarius et Ordeimonte nomine</text:p>
      <text:p text:style-name="Standard">Jaquelina</text:p>
      <text:p text:style-name="Standard">capituli loquantur cum executoribus m. Jo. Chuffart ut velint contribuere</text:p>
      <text:p text:style-name="Standard">aliqua parte seu summa pro subveniendo expensis etc.</text:p>
      <text:p text:style-name="Standard">=FRAN_0393_05343_L.jpg=</text:p>
      <text:p text:style-name="Standard">Veneris xix novembris capitulantibus ordinarie dominis</text:p>
      <text:p text:style-name="Standard">Succentore</text:p>
      <text:p text:style-name="Standard">Jerson</text:p>
      <text:p text:style-name="Standard">Cancellario</text:p>
      <text:p text:style-name="Standard">Penitenciario</text:p>
      <text:p text:style-name="Standard">Fourbeur</text:p>
      <text:p text:style-name="Standard">Ordeimonte</text:p>
      <text:p text:style-name="Standard">Parenti</text:p>
      <text:p text:style-name="Standard">Monneti</text:p>
      <text:p text:style-name="Standard">Chacy</text:p>
      <text:p text:style-name="Standard">Breton</text:p>
      <text:p text:style-name="Standard">Pion</text:p>
      <text:p text:style-name="Standard">Gaillon</text:p>
      <text:p text:style-name="Standard">Despars</text:p>
      <text:p text:style-name="Standard"><text:soft-page-break/>Barre</text:p>
      <text:p text:style-name="Standard">Sohier</text:p>
      <text:p text:style-name="Standard">Haultny</text:p>
      <text:p text:style-name="Standard">Boullardi</text:p>
      <text:p text:style-name="Standard">Bussi</text:p>
      <text:p text:style-name="Standard">Fraxinis</text:p>
      <text:p text:style-name="Standard">Fresnoy</text:p>
      <text:p text:style-name="Standard">Burdelot</text:p>
      <text:p text:style-name="Standard">Thomassim de Pontigny a adjourné messeigneurs a demain contre Hennequin</text:p>
      <text:p text:style-name="Standard">de Breban pour veoir adjuger pluseurs deffaulx proceder en oultre ou intimer</text:p>
      <text:p text:style-name="Standard">Jehan du Ruit huissier de parlement a inhibé a messeigneurs en peine de</text:p>
      <text:p text:style-name="Standard">C. mars d'argent qu'ilz ne actemptent ou procés meu par maistre</text:p>
      <text:p text:style-name="Standard">Jehan du Val contre maistre PierreThomas chanoine de Paris prebendé a Creteul</text:p>
      <text:p text:style-name="Standard">pour le fait du gros dudit curé est assavoir ledit maistre Jehan du Val</text:p>
      <text:p text:style-name="Standard">Si dominus Par. fuerit contentus placet dominis quod fiant processiones generales</text:p>
      <text:p text:style-name="Standard">die dominica proxime et ad loquendum cum ipso super hoc commictuntur dominus Succentor et</text:p>
      <text:p text:style-name="Standard">magister M. de Fraxinis</text:p>
      <text:p text:style-name="Standard">Ordinatum est quod de xx scutis auri per m. V. de Croces nuper receptis</text:p>
      <text:p text:style-name="Standard">a domino de la Roe etc. pro facto de Tourny tradat Reginaldo Juvenis pro suo vino</text:p>
      <text:p text:style-name="Standard">sibi concesso unum scutum auri pro certis licteris $dictam$ terram concernentibus</text:p>
      <text:p text:style-name="Standard">et tangentibus fundacionem du Besgue de Vilaine hodie in capitulo exhibitis</text:p>
      <text:p text:style-name="Standard">cccc li°</text:p>
      <text:p text:style-name="Standard">Adjournement</text:p>
      <text:p text:style-name="Standard">Inhibicion</text:p>
      <text:p text:style-name="Standard">De processionibus</text:p>
      <text:p text:style-name="Standard">generalibus fiendis</text:p>
      <text:p text:style-name="Standard">De Croces extra</text:p>
      <text:p text:style-name="Standard">Archidiacono de Josayo</text:p>
      <text:p text:style-name="Standard">Cotin</text:p>
      <text:p text:style-name="Standard">Victri</text:p>
      <text:p text:style-name="Standard">Aguenin</text:p>
      <text:p text:style-name="Standard">excusatis</text:p>
      <text:p text:style-name="Standard">Paillardi</text:p>
      <text:p text:style-name="Standard">Vayli</text:p>
      <text:p text:style-name="Standard">133.</text:p>
      <text:p text:style-name="Standard">derortes pro uno scuto</text:p>
      <text:p text:style-name="Standard"><text:soft-page-break/>auri tradendo</text:p>
      <text:p text:style-name="Standard">=FRAN_0393_05344_L.jpg=</text:p>
      <text:p text:style-name="Standard">134.</text:p>
      <text:p text:style-name="Standard">Lune xxiia. novembris capitulantibus dominis</text:p>
      <text:p text:style-name="Standard">Archidiacono de Josayo</text:p>
      <text:p text:style-name="Standard">Bussi</text:p>
      <text:p text:style-name="Standard">P Thomas</text:p>
      <text:p text:style-name="Standard">Succentore</text:p>
      <text:p text:style-name="Standard">Fresnoy</text:p>
      <text:p text:style-name="Standard">Despars</text:p>
      <text:p text:style-name="Standard">Penitenciario</text:p>
      <text:p text:style-name="Standard">Victri</text:p>
      <text:p text:style-name="Standard">Sohier</text:p>
      <text:p text:style-name="Standard">Chacy</text:p>
      <text:p text:style-name="Standard">Aguenin</text:p>
      <text:p text:style-name="Standard">Boullardi</text:p>
      <text:p text:style-name="Standard">Breton</text:p>
      <text:p text:style-name="Standard">Paillardi</text:p>
      <text:p text:style-name="Standard">Fraxinis</text:p>
      <text:p text:style-name="Standard">Ordeimonte</text:p>
      <text:p text:style-name="Standard">Jerson</text:p>
      <text:p text:style-name="Standard">Burdelot</text:p>
      <text:p text:style-name="Standard">Cotin</text:p>
      <text:p text:style-name="Standard">Fourbeur</text:p>
      <text:p text:style-name="Standard">De Croces extra</text:p>
      <text:p text:style-name="Standard">Gaillon</text:p>
      <text:p text:style-name="Standard">Parenti</text:p>
      <text:p text:style-name="Standard">Pion excusato</text:p>
      <text:p text:style-name="Standard">Barre</text:p>
      <text:p text:style-name="Standard">Monneti</text:p>
      <text:p text:style-name="Standard">Haultny</text:p>
      <text:p text:style-name="Standard">Vadant provisores collegii xviii. scolarium Par. ad dictum collegium ad se informandum</text:p>
      <text:p text:style-name="Standard">Commissi pro collegio</text:p>
      <text:p text:style-name="Standard">de quidem rasura per procuratorem dicti collegii ut dicitur facta in statutis</text:p>
      <text:p text:style-name="Standard">xviii. scolarium Par.</text:p>
      <text:p text:style-name="Standard">dicti collegii / et provideant celeberrime</text:p>
      <text:p text:style-name="Standard"><text:soft-page-break/>Quia quidem Jacobus supplicavit recipi in clericum matutinarum ecclesie ordinatum est</text:p>
      <text:p text:style-name="Standard">quod ipse ibit in choro ecclesie per iiiior dies aut plus cum aliis de choro ut</text:p>
      <text:p text:style-name="Standard">De quodam qui petit</text:p>
      <text:p text:style-name="Standard">Recipi in clericum matitunarum</text:p>
      <text:p text:style-name="Standard">videatur si fuerit sufficiens . et postmodum alias deliberabitur quando domini erunt</text:p>
      <text:p text:style-name="Standard">congregati in magno numero si recipietur vel non</text:p>
      <text:p text:style-name="Standard">De quadam domo seu masura in vico Bertini Poiree adjudicata Henrico</text:p>
      <text:p text:style-name="Standard">Dantissens pro capitulo pro xxiiii s. de qua hic locuti sunt magistri Ja. Barre et m.</text:p>
      <text:p text:style-name="Standard">de Fraxinis Audita eorum relacione et oppinione domini sunt oppinionis</text:p>
      <text:p text:style-name="Standard">De quadam domo in vico</text:p>
      <text:p text:style-name="Standard">quod habeatur deposicio m. Jo. Du Drac si possit fieri Sinantem examin</text:p>
      <text:p text:style-name="Standard">Bertini Poiree</text:p>
      <text:p text:style-name="Standard">de novo ut possit haberi recursum contra Lathomum ob cujus causa</text:p>
      <text:p text:style-name="Standard">dicta domus cecidit ad terram / et ad visitandum dictam domum deputatur</text:p>
      <text:p text:style-name="Standard">m. P. d'Orgemont . Cotin . Barre Aguenin et Fraxinis / et dictus</text:p>
      <text:p text:style-name="Standard">Barre oneratus est de faciendo diligencia habendi hujusmodi deposicionem</text:p>
      <text:p text:style-name="Standard">Audita et actenta relacione N. Chastellain qui et Jacobus Mesgret fusorum</text:p>
      <text:p text:style-name="Standard">et operarii campanarum nuper fecerunt forum cum capitulo Par. pro refeccione et reparacione</text:p>
      <text:p text:style-name="Standard">de novo Campane ecclesie Jaqueline nuncupate nunc facte cassate et</text:p>
      <text:p text:style-name="Standard">demolite / qui retulit in capitulo quod ipsi operarii intendebant deo dante</text:p>
      <text:p text:style-name="Standard">ipsam Campanam fundere infra xv. dies et quod pro hujusmodi confeccione dicte</text:p>
      <text:p text:style-name="Standard">Jaquelive non habebant satis metallum sed neccessariius erat eis habere quantitatem</text:p>
      <text:p text:style-name="Standard">J</text:p>
      <text:p text:style-name="Standard">iiM cum dimidio boni metalli ultra metallum dicte Jaqueline / verum quia prout</text:p>
      <text:p text:style-name="Standard">dicebat bonum Metellum erat et est de presenti carum dixit quod non videbatur</text:p>
      <text:p text:style-name="Standard">eis alius moduis magis utilis pro ecclesia preteriqam capere unam de tribus</text:p>
      <text:p text:style-name="Standard">parvis campanis ecclesie existentibus in belfredo campane Guillaume quarum d</text:p>
      <text:p text:style-name="Standard">habent totum unum sonum nec bene concordant simul de residuo cujus et</text:p>
      <text:p text:style-name="Standard">dicte Jnquelire post ejus fusionem poterit fieri una alia parva campana</text:p>
      <text:p text:style-name="Standard">que melius et magis se concordabit cum aliis duabus et pro pancis expens</text:p>
      <text:p text:style-name="Standard">Et habita super hoc deliberacione hodie inter dominos capitulantes quia non videbatur</text:p>
      <text:p text:style-name="Standard">alius modiis utilius faciendi pro ecclesia et quia dicta parva campana poterit</text:p>
      <text:p text:style-name="Standard">fieri pro modica expensa ut puta pro xxxf. vel circa prout hic fuit</text:p>
      <text:p text:style-name="Standard">relatum Conclusum fuit sic fieri. et ita factum fuit</text:p>
      <text:p text:style-name="Standard">De Campana</text:p>
      <text:p text:style-name="Standard">Jaquelina</text:p>
      <text:p text:style-name="Standard"><text:soft-page-break/>=FRAN_0393_05345_L.jpg=</text:p>
      <text:p text:style-name="Standard">Mercurii xxiiii mensis novembris capitulantibus dominis</text:p>
      <text:p text:style-name="Standard">Archidiacono de Josayo</text:p>
      <text:p text:style-name="Standard">Succentore</text:p>
      <text:p text:style-name="Standard">Bussi</text:p>
      <text:p text:style-name="Standard">P Thomas</text:p>
      <text:p text:style-name="Standard">Cancellario</text:p>
      <text:p text:style-name="Standard">Fresnoy</text:p>
      <text:p text:style-name="Standard">Boullardi</text:p>
      <text:p text:style-name="Standard">Penitenciario</text:p>
      <text:p text:style-name="Standard">Victri</text:p>
      <text:p text:style-name="Standard">Fraxinis</text:p>
      <text:p text:style-name="Standard">Ordeimonte</text:p>
      <text:p text:style-name="Standard">Aguenin</text:p>
      <text:p text:style-name="Standard">Chacy</text:p>
      <text:p text:style-name="Standard">Paillard</text:p>
      <text:p text:style-name="Standard">Vayli</text:p>
      <text:p text:style-name="Standard">Jerson</text:p>
      <text:p text:style-name="Standard">De Croces extra</text:p>
      <text:p text:style-name="Standard">Breton</text:p>
      <text:p text:style-name="Standard">Cotin</text:p>
      <text:p text:style-name="Standard">Fourbeur</text:p>
      <text:p text:style-name="Standard">Gaillon</text:p>
      <text:p text:style-name="Standard">Parenti</text:p>
      <text:p text:style-name="Standard">Barre</text:p>
      <text:p text:style-name="Standard">Monneti</text:p>
      <text:p text:style-name="Standard">Haultny</text:p>
      <text:p text:style-name="Standard">Pion</text:p>
      <text:p text:style-name="Standard">Ad requestam domini Gabrielis Harenger presbyteri vicarii Sancti Aniani in ecclesia Par.</text:p>
      <text:p text:style-name="Standard">Gabriel pro domo magistri R.</text:p>
      <text:p text:style-name="Standard">Le Fourbeur</text:p>
      <text:p text:style-name="Standard">visitetur domus se una pars domus claustralis m. R. le Fourbeur canonici par.</text:p>
      <text:p text:style-name="Standard">dicti Sancti Aniani nuncupati versus jardinum per magistrum Jo. James quia</text:p>
      <text:p text:style-name="Standard">non fuit visitata .</text:p>
      <text:p text:style-name="Standard">De Ja. Parvi recepto in</text:p>
      <text:p text:style-name="Standard">Ad requestam et supplicacionem Jacobi Parvi placet dominis quod ipse recipiatur in clericum</text:p>
      <text:p text:style-name="Standard"><text:soft-page-break/>clericum matutinarum</text:p>
      <text:p text:style-name="Standard">matutinarum sub spe quod faciet debitum suum alioquin licenciabitur quod accipuit</text:p>
      <text:p text:style-name="Standard">Visa et actenta supplicacione et infirmitate m. N. Marinet ordinatum est quod de xxti scutis</text:p>
      <text:p text:style-name="Standard">nuper receptis per m. V. De Croces de terra de Tourny tradantur eidem iiiior scuta</text:p>
      <text:p text:style-name="Standard">.De iiiior scutis tradendis</text:p>
      <text:p text:style-name="Standard">videlicet que sibi debentur per m. Jo. Paillard / et duo que capitulum sibi dabit . que</text:p>
      <text:p text:style-name="Standard">magistro N. Marinet</text:p>
      <text:p text:style-name="Standard">tradantur magistro E. de Parenti ejus phizico pro ministrando in suis neccessitatibus proviso</text:p>
      <text:p text:style-name="Standard">quod quando veniet ad convalescenciam tenebitur celebrare aliquas missas</text:p>
      <text:p text:style-name="Standard">pro fundacione du Besgue de Vilaines.</text:p>
      <text:p text:style-name="Standard">Ordinatum est quod provideatur pueris chori de una vitrea in eorum aula</text:p>
      <text:p text:style-name="Standard">cccc li°</text:p>
      <text:p text:style-name="Standard">de pueris chori</text:p>
      <text:p text:style-name="Standard">135.</text:p>
      <text:p text:style-name="Standard">Veneris xxvi novembris capitulantibus dominis</text:p>
      <text:p text:style-name="Standard">Archidiacono de Josayo</text:p>
      <text:p text:style-name="Standard">Succentore</text:p>
      <text:p text:style-name="Standard">Fresnoy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Paillard</text:p>
      <text:p text:style-name="Standard">Chacy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Barre</text:p>
      <text:p text:style-name="Standard">Parenti</text:p>
      <text:p text:style-name="Standard">Haultny</text:p>
      <text:p text:style-name="Standard">Monneti</text:p>
      <text:p text:style-name="Standard">Bussi</text:p>
      <text:p text:style-name="Standard">Pion</text:p>
      <text:p text:style-name="Standard"><text:soft-page-break/>Audita relacione magistrorum Ja. Barre et m. de Fraxinis ordinatum est quod domus in vico de Bourthibout</text:p>
      <text:p text:style-name="Standard">super qua ecclesia percepit vii £. xv s. que est in proclamacionibus et quam pretendit habere magister T.</text:p>
      <text:p text:style-name="Standard">Charlet ponatur ad xiiii £. aut plus per H. d'Antissen pro capitulo tamquam in tertium / et</text:p>
      <text:p text:style-name="Standard">de faciendo diligencia oneratus est idem Barre presens</text:p>
      <text:p text:style-name="Standard">Despars</text:p>
      <text:p text:style-name="Standard">Sohier</text:p>
      <text:p text:style-name="Standard">Boullardi</text:p>
      <text:p text:style-name="Standard">Fraxinis</text:p>
      <text:p text:style-name="Standard">Vayli</text:p>
      <text:p text:style-name="Standard">De Cameraco</text:p>
      <text:p text:style-name="Standard">De Croces extra</text:p>
      <text:p text:style-name="Standard">De domo in vico de</text:p>
      <text:p text:style-name="Standard">Bourthibout</text:p>
      <text:p text:style-name="Standard">=FRAN_0393_05346_L.jpg=</text:p>
      <text:p text:style-name="Standard">136.</text:p>
      <text:p text:style-name="Standard">Lune xxixa novembris capitulantibus dominis</text:p>
      <text:p text:style-name="Standard">Archidiacono de Josayo.</text:p>
      <text:p text:style-name="Standard">Despars</text:p>
      <text:p text:style-name="Standard">Du Drac</text:p>
      <text:p text:style-name="Standard">Succentore</text:p>
      <text:p text:style-name="Standard">Sohier</text:p>
      <text:p text:style-name="Standard">Fresnoy</text:p>
      <text:p text:style-name="Standard">Boullardi</text:p>
      <text:p text:style-name="Standard">Cancellario</text:p>
      <text:p text:style-name="Standard">Victri</text:p>
      <text:p text:style-name="Standard">Fraxinis</text:p>
      <text:p text:style-name="Standard">Penitenciario</text:p>
      <text:p text:style-name="Standard">Aguenin</text:p>
      <text:p text:style-name="Standard">Ordeimonte</text:p>
      <text:p text:style-name="Standard">Vayli</text:p>
      <text:p text:style-name="Standard">Paillard</text:p>
      <text:p text:style-name="Standard">Chacy</text:p>
      <text:p text:style-name="Standard">P Thomas</text:p>
      <text:p text:style-name="Standard">Jerson</text:p>
      <text:p text:style-name="Standard"><text:soft-page-break/>Breton</text:p>
      <text:p text:style-name="Standard">De Croces extra</text:p>
      <text:p text:style-name="Standard">Fourbeur</text:p>
      <text:p text:style-name="Standard">Cotin</text:p>
      <text:p text:style-name="Standard">Bussi excusats</text:p>
      <text:p text:style-name="Standard">Parenti</text:p>
      <text:p text:style-name="Standard">Gaillon</text:p>
      <text:p text:style-name="Standard">Barre</text:p>
      <text:p text:style-name="Standard">De Brollio</text:p>
      <text:p text:style-name="Standard">Pion extra</text:p>
      <text:p text:style-name="Standard">Haultny</text:p>
      <text:p text:style-name="Standard">Monneti</text:p>
      <text:p text:style-name="Standard">Presentetur ex parte Capituli magister Jo. Lamy. ad curam de Baigneux vacantem</text:p>
      <text:p text:style-name="Standard">vel dum vacabit per resignacionem m. Jo. Boucart ultimi possessoris ejusdem</text:p>
      <text:p text:style-name="Standard">presentacio ad curam</text:p>
      <text:p text:style-name="Standard">de Baigneux</text:p>
      <text:p text:style-name="Standard">ex causa permutacionis et non alias faciende de ipsa ad capellaniam Sancti Johannis de</text:p>
      <text:p text:style-name="Standard">tercio diocesis Silvanectensis</text:p>
      <text:p text:style-name="Standard">Ad loquendum cum executoribus defuncti m. Jo. Rivere dum viveret alterius capiceriorum</text:p>
      <text:p text:style-name="Standard">Sancti Mederici videlicet cum magistro Laurenci Poutrelli altero eorumdem executorum</text:p>
      <text:p text:style-name="Standard">commissi ad loquendum cum executoribus</text:p>
      <text:p text:style-name="Standard">m. Jo. Rivere pro jure decani</text:p>
      <text:p text:style-name="Standard">pro jure debito domino decano Par. et nunc capitulo Par. loco dicti decani.</text:p>
      <text:p text:style-name="Standard">commictuntur domini Succentor . Cancellarius et penitenciarius / tractandumque et</text:p>
      <text:p text:style-name="Standard">componendum et refferendum</text:p>
      <text:p text:style-name="Standard">Super requesta habitancium de Spedona et de maseriis hic facta</text:p>
      <text:p text:style-name="Standard">per alterum eorumdem qui petunt provisionem et remedia contra quendam servientem</text:p>
      <text:p text:style-name="Standard">qui nuper gagiavit $ipos$ ipsius et fecit explectum ordinatum est</text:p>
      <text:p text:style-name="Standard">Dehabitantus de Espone</text:p>
      <text:p text:style-name="Standard">et de maseriis</text:p>
      <text:p text:style-name="Standard">quod super hoc loquatur cum consilio ecclesie / et magister R. Haultny faciet</text:p>
      <text:p text:style-name="Standard">super hoc diligenciam.</text:p>
      <text:p text:style-name="Standard">Quia prout hic retulit dominus archidiaconus de Josayo alter executoribus</text:p>
      <text:p text:style-name="Standard">deffuncti m. Jo. Chuffart dum viveret canonici et cancellarii ecclesie Par. execucionem</text:p>
      <text:p text:style-name="Standard">dicti deffuncti tenetur execucioni deffuncti domini Ja. du Chastellier dum</text:p>
      <text:p text:style-name="Standard">aJiqo</text:p>
      <text:p text:style-name="Standard"><text:soft-page-break/>viveret episcopi Par. Et similiter execucio dicti du Chastellier tenetur</text:p>
      <text:p text:style-name="Standard">Commissus pro facto execucionis</text:p>
      <text:p text:style-name="Standard">ecclesie Par. in viiiC £. pro fundacione sua. Et quia dominus G. nunc</text:p>
      <text:p text:style-name="Standard">Chuffart et du Chastellier</text:p>
      <text:p text:style-name="Standard">episcopus Par. pretendit jus et accionem contra execucionem dicti du Chastellier</text:p>
      <text:p text:style-name="Standard">racione reparacionum episcopatus Par. Ad deffendendum jus et interesse</text:p>
      <text:p text:style-name="Standard">dicti capituli Par. contra dictum dominum nunc episcopum Par. et omnes alios / et ad</text:p>
      <text:p text:style-name="Standard">prosequendum hujusmodi negocium nomine capituli commictitur m. Jo. Paillard qui</text:p>
      <text:p text:style-name="Standard">de hoc se oneraiit</text:p>
      <text:p text:style-name="Standard">=FRAN_0393_05347_L.jpg=</text:p>
      <text:p text:style-name="Standard">Audita relacione magistrorum P. d'Orgemont et Ja. Barre . ad visitandum dominum</text:p>
      <text:p text:style-name="Standard">G. Grantsire in sua infirmitate commissorum / Conceditur eidem Grantsire</text:p>
      <text:p text:style-name="Standard">quod post ejus mortem seu obitum executores sui et amici possint</text:p>
      <text:p text:style-name="Standard">manere in domo sua quam ipse nunc inhabitat quam ipse legavit ecclesie / Et hoc</text:p>
      <text:p text:style-name="Standard">pro uno anno post hujusmodi obitum ut interim possint $possi$ vendere</text:p>
      <text:p text:style-name="Standard">bona sue execucionis et de ipsis disponere ad utilitem sue execucionis</text:p>
      <text:p text:style-name="Standard">proviso quod tradantur ex nunc capitulo lictere conquestus dicte domus et aliorum</text:p>
      <text:p text:style-name="Standard">legatorum per ipsum dicte ecclesie Par. factorum</text:p>
      <text:p text:style-name="Standard">Fiat informacio contra gubernatores seu provisores ecclesie Sepulcri</text:p>
      <text:p text:style-name="Standard">De gubernatoribus</text:p>
      <text:p text:style-name="Standard">ecclesie Sepulcri</text:p>
      <text:p text:style-name="Standard">et vadant visitatum ipsos provisores ecclesiarum et citantur ipsi gubernatores</text:p>
      <text:p text:style-name="Standard">ut reddant compota sua attenta requesta canonici ejusdem ecclesie hic visa</text:p>
      <text:p text:style-name="Standard">Grantsire</text:p>
      <text:p text:style-name="Standard">cccc li°</text:p>
      <text:p text:style-name="Standard">festum</text:p>
      <text:p text:style-name="Standard">Mercurii prima die mensis decembris fuit festum Sancti Eligii</text:p>
      <text:p text:style-name="Standard">Veneris iiia decembris capitulantibus dominis</text:p>
      <text:p text:style-name="Standard">Succentore</text:p>
      <text:p text:style-name="Standard">Bussi</text:p>
      <text:p text:style-name="Standard">Cancellario</text:p>
      <text:p text:style-name="Standard">Fresnoy</text:p>
      <text:p text:style-name="Standard">Penitenciario</text:p>
      <text:p text:style-name="Standard">Ordeimonte</text:p>
      <text:p text:style-name="Standard">Aguenin</text:p>
      <text:p text:style-name="Standard">Chacy</text:p>
      <text:p text:style-name="Standard"><text:soft-page-break/>Monneti</text:p>
      <text:p text:style-name="Standard">Breton</text:p>
      <text:p text:style-name="Standard">Paillard</text:p>
      <text:p text:style-name="Standard">Cotin</text:p>
      <text:p text:style-name="Standard">Parenti</text:p>
      <text:p text:style-name="Standard">Gaillon</text:p>
      <text:p text:style-name="Standard">Pion</text:p>
      <text:p text:style-name="Standard">Barre</text:p>
      <text:p text:style-name="Standard">Sohier</text:p>
      <text:p text:style-name="Standard">Haultny</text:p>
      <text:p text:style-name="Standard">Boullardi</text:p>
      <text:p text:style-name="Standard">137.</text:p>
      <text:p text:style-name="Standard">Jerson</text:p>
      <text:p text:style-name="Standard">Fraxins</text:p>
      <text:p text:style-name="Standard">Burdelot</text:p>
      <text:p text:style-name="Standard">P. Thomas</text:p>
      <text:p text:style-name="Standard">Vayli</text:p>
      <text:p text:style-name="Standard">De Brollio</text:p>
      <text:p text:style-name="Standard">De Croces extra</text:p>
      <text:p text:style-name="Standard">Archidiacono de Josayo } excusatis</text:p>
      <text:p text:style-name="Standard">Victri</text:p>
      <text:p text:style-name="Standard">Jehan Leschalas sergent etc. a adjourné messeigneurs a demain contre les</text:p>
      <text:p text:style-name="Standard">religieux de l'ostel Dieu de Paris a oir une sommacion en cas de</text:p>
      <text:p text:style-name="Standard">heritage et de peril pour une mayson en la rue saint Pierre aux</text:p>
      <text:p text:style-name="Standard">buefz.</text:p>
      <text:p text:style-name="Standard">Adjournement</text:p>
      <text:p text:style-name="Standard">=FRAN_0393_05348_L.jpg=</text:p>
      <text:p text:style-name="Standard">Hodie M. Herveus Guzian presbyter capellanus in ecclesia Par. peciit sibi</text:p>
      <text:p text:style-name="Standard">ec</text:p>
      <text:p text:style-name="Standard">De M. H. Guzian</text:p>
      <text:p text:style-name="Standard">capellano in ecclesia Par.</text:p>
      <text:p text:style-name="Standard">licenciam dari tradendi dimidium arpentum vinee sibi spectantes ad</text:p>
      <text:p text:style-name="Standard">pro dimidio arpente vinee</text:p>
      <text:p text:style-name="Standard">causam dicte sue capellanie apud Arcolium . quod placuit actento</text:p>
      <text:p text:style-name="Standard">ejus juramento</text:p>
      <text:p text:style-name="Standard">De promotore capituli actoris contra dominum . G. Fabri capellanum in ecclesia Par. remissum</text:p>
      <text:p text:style-name="Standard"><text:soft-page-break/>a curia Par. in qua erat citatum pro eo quod sibi imponebatur quod ipse celebraverat</text:p>
      <text:p text:style-name="Standard">missam in villa Par. in loco orphano coram domino Bastardo Sancti Pauli</text:p>
      <text:p text:style-name="Standard">De promotore contra dom.</text:p>
      <text:p text:style-name="Standard">sive licencia domini episcopi Par. Super quo habita deliberacione per capitulum quia</text:p>
      <text:p text:style-name="Standard">G. Fabri presbyterum</text:p>
      <text:p text:style-name="Standard">presuuntur quod ipse dominus Bastardus ad cujus requestam ipse dominus G.</text:p>
      <text:p text:style-name="Standard">ut dicebat celebraverat et habebat potestatem ad hoc a domino nostro papa et</text:p>
      <text:p text:style-name="Standard">prout audiverat ita dici idem dominus Guillelmus ut asservit medio juramento</text:p>
      <text:p text:style-name="Standard">remissus est idem dominus Guillelmus a curia capituli Par.</text:p>
      <text:p text:style-name="Standard">De domo in vico Berthini poiree tenentus domui de LaMurail</text:p>
      <text:p text:style-name="Standard">adjudicata in Castalleto Par. Henrico Dantissen pro xxiiii s. p. redditus</text:p>
      <text:p text:style-name="Standard">Audita relacione magistrorum P. d'Orgemont et Ja. Barre et Jo. Aguenin</text:p>
      <text:p text:style-name="Standard">canonicorum Par. ad hoc commissorum domini consenserunt quod dictus Henricus</text:p>
      <text:p text:style-name="Standard">tradat eam secundum relacionem dictorum commissorum magistro T. Garnot</text:p>
      <text:p text:style-name="Standard">petenti eam videlicet pro dictis xxiiii s. p. redditus ad quem dictus</text:p>
      <text:p text:style-name="Standard">Henricus cepit ipsam domum in dicto Castalleto</text:p>
      <text:p text:style-name="Standard">Collacio bursarum Bursas collegii xviii scolarium vacantes per absentiam m. Jo. de Lespinoye Collate</text:p>
      <text:p text:style-name="Standard">xviii. scolarium</text:p>
      <text:p text:style-name="Standard">sunt Droconi Moleti clerico diocesis Noviomensis.</text:p>
      <text:p text:style-name="Standard">138.</text:p>
      <text:p text:style-name="Standard">Lune vi decembris in festo Sancti Nicolay hoc congregatis in capituli</text:p>
      <text:p text:style-name="Standard">De religiosa domus Dei pluribus Soror Jaqueta de Maillenier religiosa domus Dei</text:p>
      <text:p text:style-name="Standard">dominis Succentor Cancellarius. et Paillard et nonnullis aliis dominis canonicis</text:p>
      <text:p text:style-name="Standard">que recepit Vaylum</text:p>
      <text:p text:style-name="Standard">iido loco nominata recepit $vela$ vaylum et clamidem nigrum</text:p>
      <text:p text:style-name="Standard">dicte domus modo solito presentibus eciam priorissa et pluribus religiosiis</text:p>
      <text:p text:style-name="Standard">domus.</text:p>
      <text:p text:style-name="Standard">festum</text:p>
      <text:p text:style-name="Standard">Mercurii sequens viiia Decembris fuit festum concepcionis beate marie</text:p>
      <text:p text:style-name="Standard">=FRAN_0393_05349_L.jpg=</text:p>
      <text:p text:style-name="Standard">Veneris prima decembris capitulantibus dominis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Fresnoy</text:p>
      <text:p text:style-name="Standard"><text:soft-page-break/>Pion</text:p>
      <text:p text:style-name="Standard">Cancellario</text:p>
      <text:p text:style-name="Standard">Despars</text:p>
      <text:p text:style-name="Standard">De Croces</text:p>
      <text:p text:style-name="Standard">Penitenciario</text:p>
      <text:p text:style-name="Standard">Sohier</text:p>
      <text:p text:style-name="Standard">Ordeimonte</text:p>
      <text:p text:style-name="Standard">Victri</text:p>
      <text:p text:style-name="Standard">Boullardi</text:p>
      <text:p text:style-name="Standard">Aguenin</text:p>
      <text:p text:style-name="Standard">Chacy</text:p>
      <text:p text:style-name="Standard">Jerson</text:p>
      <text:p text:style-name="Standard">Monneti</text:p>
      <text:p text:style-name="Standard">Breton</text:p>
      <text:p text:style-name="Standard">Fraxinis</text:p>
      <text:p text:style-name="Standard">Cotin</text:p>
      <text:p text:style-name="Standard">Paillardi</text:p>
      <text:p text:style-name="Standard">Burdelot</text:p>
      <text:p text:style-name="Standard">Gaillon</text:p>
      <text:p text:style-name="Standard">Jerson</text:p>
      <text:p text:style-name="Standard">P. Thomas</text:p>
      <text:p text:style-name="Standard">Barre</text:p>
      <text:p text:style-name="Standard">Fourbeur</text:p>
      <text:p text:style-name="Standard">Vayli</text:p>
      <text:p text:style-name="Standard">Haultny</text:p>
      <text:p text:style-name="Standard">De Brollio</text:p>
      <text:p text:style-name="Standard">Parenti excusato</text:p>
      <text:p text:style-name="Standard">Burse collegii xviii. scolarium quas nuper obtinebat magister. N. Cosse nunc vacantes</text:p>
      <text:p text:style-name="Standard">Collacio bursarum</text:p>
      <text:p text:style-name="Standard">xviii scolarium</text:p>
      <text:p text:style-name="Standard">per ejus absenciam aut alias collate sunt Jo. Gervasii diocesis Lexovensis clerico</text:p>
      <text:p text:style-name="Standard">Ordeimonte</text:p>
      <text:p text:style-name="Standard">deputantur ad loquendum cum quodam $bo$ molendinario de quo</text:p>
      <text:p text:style-name="Standard">deputati pro quodam</text:p>
      <text:p text:style-name="Standard">Barre et</text:p>
      <text:p text:style-name="Standard">molendino.</text:p>
      <text:p text:style-name="Standard"><text:soft-page-break/>De Croces</text:p>
      <text:p text:style-name="Standard">hic locutus est Pion pro quodam molendino capituli capiendo</text:p>
      <text:p text:style-name="Standard">Baubignon</text:p>
      <text:p text:style-name="Standard">De Petro Baubignon fratre defuncti m. Jo. Baubignon dum viveret canonici Par.</text:p>
      <text:p text:style-name="Standard">domini sunt oppinionis quod capiatur ab eo principalis et remictantur sibi expense et exca</text:p>
      <text:p text:style-name="Standard">Domini mei</text:p>
      <text:p text:style-name="Standard">Archidiaconus de Josayo</text:p>
      <text:p text:style-name="Standard">comissi pro habitantibus</text:p>
      <text:p text:style-name="Standard">Succentor</text:p>
      <text:p text:style-name="Standard">Deputantur ad loquendum cum nonnullis habitantibus sive</text:p>
      <text:p text:style-name="Standard">De Liricantu</text:p>
      <text:p text:style-name="Standard">Du Drac</text:p>
      <text:p text:style-name="Standard">parrochianis de Liricantu qui petunt moderacionem de certa</text:p>
      <text:p text:style-name="Standard">De Croces</text:p>
      <text:p text:style-name="Standard">Pion et</text:p>
      <text:p text:style-name="Standard">Taillia per ipsos debita / et ad tractandum cum ipsis</text:p>
      <text:p text:style-name="Standard">Victri.</text:p>
      <text:p text:style-name="Standard">super hoc et refferendum.</text:p>
      <text:p text:style-name="Standard">et Vayli.</text:p>
      <text:p text:style-name="Standard">Hodie Nicolaus Chastellain alter operariorum Campane Jaqueline retulit</text:p>
      <text:p text:style-name="Standard">dominis quod die jovis proxime domino concedentes intendebant fundere dictam campanam</text:p>
      <text:p text:style-name="Standard">requirentes dominos ut vellent eis facere aliquam gratuitatem pro opperariis qui bene</text:p>
      <text:p text:style-name="Standard">erunt iiiixx persone Super quo ordinatum est quod primo celebrabitur una missam solenne</text:p>
      <text:p text:style-name="Standard">de Sancto Spiritu in ecclesia Par. Et super residuo videlicet pro cibo et potu sibi dandis</text:p>
      <text:p text:style-name="Standard">ac servicio et cerimoniis et aliis circa hoc neccessarie faciendum remictitur discrecioni</text:p>
      <text:p text:style-name="Standard">dominorum provisorum fabrice / et domini Succentore cum ipsis</text:p>
      <text:p text:style-name="Standard">De terris de</text:p>
      <text:p text:style-name="Standard">Audita relacione m. V. de Croces domini ratifficaverunt tradicionem per ipsum</text:p>
      <text:p text:style-name="Standard">Corborosa</text:p>
      <text:p text:style-name="Standard">factam de certis terris apud Corborosam existentibus secundum quod ipse hic</text:p>
      <text:p text:style-name="Standard">retulit et super hoc fiet una minuta que videtur</text:p>
      <text:p text:style-name="Standard">De domino canonico pro</text:p>
      <text:p text:style-name="Standard">Dicatur ex parte capituli domino cancellario ecclesie Par. quod velit servando jura capitula et ecclesie</text:p>
      <text:p text:style-name="Standard">habere recommendum m. Jo. Monneti canonicum Par. in sua licencia theolegie obtinendum</text:p>
      <text:p text:style-name="Standard">cccc li°</text:p>
      <text:p text:style-name="Standard">139.</text:p>
      <text:p text:style-name="Standard"><text:soft-page-break/>De campana</text:p>
      <text:p text:style-name="Standard">Jacquelina</text:p>
      <text:p text:style-name="Standard">magister Jo. Monneti</text:p>
      <text:p text:style-name="Standard">=FRAN_0393_05350_L.jpg=</text:p>
      <text:p text:style-name="Standard">140.</text:p>
      <text:p text:style-name="Standard">Lune xiii decembris capitulantibus dominis.</text:p>
      <text:p text:style-name="Standard">Archidiacono de Josayo</text:p>
      <text:p text:style-name="Standard">Fresnoy</text:p>
      <text:p text:style-name="Standard">Succentore</text:p>
      <text:p text:style-name="Standard">*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Paillardi</text:p>
      <text:p text:style-name="Standard">Chacy</text:p>
      <text:p text:style-name="Standard">Monneti</text:p>
      <text:p text:style-name="Standard">Breton</text:p>
      <text:p text:style-name="Standard">Vayli</text:p>
      <text:p text:style-name="Standard">Cotin</text:p>
      <text:p text:style-name="Standard">Jerson</text:p>
      <text:p text:style-name="Standard">Gaillon</text:p>
      <text:p text:style-name="Standard">Fourbeur</text:p>
      <text:p text:style-name="Standard">Haultny</text:p>
      <text:p text:style-name="Standard">De Brollio</text:p>
      <text:p text:style-name="Standard">Bussi</text:p>
      <text:p text:style-name="Standard">Ad requestam m. Jo. Audrant Placet dominis quod sibi reddantur et restituantur</text:p>
      <text:p text:style-name="Standard">lictere sue de certo redditu per ipsum nuper vendito ecclesie et per ipsum de post</text:p>
      <text:p text:style-name="Standard">De licteris magistro Johanni</text:p>
      <text:p text:style-name="Standard">de redempto / solvendo principale et arreragia debita si qua debentur</text:p>
      <text:p text:style-name="Standard">Andrault restituendis</text:p>
      <text:p text:style-name="Standard">Ad supplicacionem matriculariorum Laycorum ecclesie Par. Placet dominis quod qu</text:p>
      <text:p text:style-name="Standard">De matriculis laycis ipsorum habeat unum parvum panem capituli pro quilibet die istarum ante diem</text:p>
      <text:p text:style-name="Standard">pro pane capituli</text:p>
      <text:p text:style-name="Standard"><text:soft-page-break/>in adventu ipsum lucrando et faciendo debitum suum in ecclesia racione sub</text:p>
      <text:p text:style-name="Standard">officiorum</text:p>
      <text:p text:style-name="Standard">habeat similiter dominus Germanus Calard capicerius ecclesie Par.</text:p>
      <text:p text:style-name="Standard">de domino G.</text:p>
      <text:p text:style-name="Standard">Calard</text:p>
      <text:p text:style-name="Standard">parvum panem capituli $atculaus</text:p>
      <text:p text:style-name="Standard">Injunctum et preceptum est magistro R. Barnesse promotori Capituli ut faciat insi</text:p>
      <text:p text:style-name="Standard">de regime et vita domini Johannis Valeti et suorum sociorum in domo sua etcae</text:p>
      <text:p text:style-name="Standard">De injuccione facta</text:p>
      <text:p text:style-name="Standard">promotori pro informacione facienda ibidem facta / eciam de clericis matutinarum qui fecerunt aliquam violenciam</text:p>
      <text:p text:style-name="Standard">Cuidem mulieri ante et prope domum habitacionis domini Ste Michiel presbyteri</text:p>
      <text:p text:style-name="Standard">Baubignon</text:p>
      <text:p text:style-name="Standard">Placet dominis capere Garandiam contra P. Baubignon.</text:p>
      <text:p text:style-name="Standard">Parenti</text:p>
      <text:p text:style-name="Standard">Bastardi</text:p>
      <text:p text:style-name="Standard">Pion</text:p>
      <text:p text:style-name="Standard">Sohier</text:p>
      <text:p text:style-name="Standard">Boullardi</text:p>
      <text:p text:style-name="Standard">Fraxinis</text:p>
      <text:p text:style-name="Standard">Burdelot</text:p>
      <text:p text:style-name="Standard">P Thomas.</text:p>
      <text:p text:style-name="Standard">=FRAN_0393_05351_L.jpg=</text:p>
      <text:p text:style-name="Standard">cccc li°</text:p>
      <text:p text:style-name="Standard">Mercurii xv. decembris capitulantibus dominis</text:p>
      <text:p text:style-name="Standard">Fourbeur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Fresnoy</text:p>
      <text:p text:style-name="Standard">Cancellario</text:p>
      <text:p text:style-name="Standard">De Croces</text:p>
      <text:p text:style-name="Standard">Sohier</text:p>
      <text:p text:style-name="Standard">Penitenciario</text:p>
      <text:p text:style-name="Standard">Victri</text:p>
      <text:p text:style-name="Standard"><text:soft-page-break/>Boullardi</text:p>
      <text:p text:style-name="Standard">Chacy</text:p>
      <text:p text:style-name="Standard">Aguenin</text:p>
      <text:p text:style-name="Standard">Fraxinis</text:p>
      <text:p text:style-name="Standard">Breton</text:p>
      <text:p text:style-name="Standard">Vayli</text:p>
      <text:p text:style-name="Standard">Burdelot</text:p>
      <text:p text:style-name="Standard">Ordeimonte</text:p>
      <text:p text:style-name="Standard">Monneti</text:p>
      <text:p text:style-name="Standard">P Thomas</text:p>
      <text:p text:style-name="Standard">Cotin</text:p>
      <text:p text:style-name="Standard">Jerson</text:p>
      <text:p text:style-name="Standard">De Cameraco</text:p>
      <text:p text:style-name="Standard">Gaillon</text:p>
      <text:p text:style-name="Standard">Parenti</text:p>
      <text:p text:style-name="Standard">Despars</text:p>
      <text:p text:style-name="Standard">Barre</text:p>
      <text:p text:style-name="Standard">Paillard</text:p>
      <text:p text:style-name="Standard">Bussi excusato</text:p>
      <text:p text:style-name="Standard">Haultny</text:p>
      <text:p text:style-name="Standard">De Brollio</text:p>
      <text:p text:style-name="Standard">Pion extra</text:p>
      <text:p text:style-name="Standard">Henry Machue a adjourné messeigneurs a samedi contre abesse et Convent</text:p>
      <text:p text:style-name="Standard">de Saint Cir a. respondre</text:p>
      <text:p text:style-name="Standard">Item contre maistre Jehan Bureau sur le prouffit de un deffault</text:p>
      <text:p text:style-name="Standard">Capellania ad altare Sancti Michaelis in ecclesia Par. vacans per resignacionem</text:p>
      <text:p text:style-name="Standard">Domini Stephani Michiel procuratoris substituendi a magistro Johanne du Drac canonico Par. procuratore</text:p>
      <text:p text:style-name="Standard">principali m. Jo. du Translel dicte capellania capellani ultimi ad hoc sufficiete fundati</text:p>
      <text:p text:style-name="Standard">causa tamen permutacionis de ipsa cum suis juribus etc. Cum domino Johanne</text:p>
      <text:p text:style-name="Standard">de Bonnollio presbytero ad capellania $ab$ ad altare Sancte Martini in aula</text:p>
      <text:p text:style-name="Standard">domus seu monasterii Sancte Genovefe in monte Par. et non alias faciende</text:p>
      <text:p text:style-name="Standard">Salvo jure cujuslibet collata est dicto domino Johanni de Bonnollio qui</text:p>
      <text:p text:style-name="Standard">juravit in forma et fuit installatus . prestito prius hincinde juramento quod in</text:p>
      <text:p text:style-name="Standard">hujusmodi resignacione non intervenient fraus dolus etc.</text:p>
      <text:p text:style-name="Standard">Ordinatum est quod processio ecclesie Par. ibit solennum die crastina hora</text:p>
      <text:p text:style-name="Standard"><text:soft-page-break/>processione ecclesie</text:p>
      <text:p text:style-name="Standard">inter novam et decimam de mane post servicium totum in ecclesia Par.</text:p>
      <text:p text:style-name="Standard">campana Jaqueline</text:p>
      <text:p text:style-name="Standard">factum ad locum du Louvre pro fusione Campane Jaqueline</text:p>
      <text:p text:style-name="Standard">missa prius de Sancto Spiritu in dicta ecclesia Par. propter hoc solemniter celebrata</text:p>
      <text:p text:style-name="Standard">ᗅdjournement</text:p>
      <text:p text:style-name="Standard">e</text:p>
      <text:p text:style-name="Standard">collacio cappellanie</text:p>
      <text:p text:style-name="Standard">ecclesie Parisiensis</text:p>
      <text:p text:style-name="Standard">141.</text:p>
      <text:p text:style-name="Standard">=FRAN_0393_05352_L.jpg=</text:p>
      <text:p text:style-name="Standard">142.</text:p>
      <text:p text:style-name="Standard">Veneris xvii decembris capitulantibus dominis.</text:p>
      <text:p text:style-name="Standard">Archidiacono de Josayo</text:p>
      <text:p text:style-name="Standard">Succentore</text:p>
      <text:p text:style-name="Standard">Du Drac</text:p>
      <text:p text:style-name="Standard">De Brollio</text:p>
      <text:p text:style-name="Standard">Bussi</text:p>
      <text:p text:style-name="Standard">Fourbeur</text:p>
      <text:p text:style-name="Standard">Cancellario</text:p>
      <text:p text:style-name="Standard">Fresnoy</text:p>
      <text:p text:style-name="Standard">Bastardi</text:p>
      <text:p text:style-name="Standard">Penitenciario</text:p>
      <text:p text:style-name="Standard">Ordeimonte</text:p>
      <text:p text:style-name="Standard">De Croces</text:p>
      <text:p text:style-name="Standard">Pion</text:p>
      <text:p text:style-name="Standard">Sohier</text:p>
      <text:p text:style-name="Standard">Chacy</text:p>
      <text:p text:style-name="Standard">Victri</text:p>
      <text:p text:style-name="Standard">Breton</text:p>
      <text:p text:style-name="Standard">Aguenin</text:p>
      <text:p text:style-name="Standard">Boullardi</text:p>
      <text:p text:style-name="Standard">Cotin</text:p>
      <text:p text:style-name="Standard">Vayli</text:p>
      <text:p text:style-name="Standard">Fraxinis</text:p>
      <text:p text:style-name="Standard">Burdelot</text:p>
      <text:p text:style-name="Standard"><text:soft-page-break/>Gaillon</text:p>
      <text:p text:style-name="Standard">Paillard</text:p>
      <text:p text:style-name="Standard">Barre</text:p>
      <text:p text:style-name="Standard">Monneti</text:p>
      <text:p text:style-name="Standard">P Thomas</text:p>
      <text:p text:style-name="Standard">Haultny</text:p>
      <text:p text:style-name="Standard">Jerson</text:p>
      <text:p text:style-name="Standard">Despars</text:p>
      <text:p text:style-name="Standard">Hodie Johannes Parvi clericus m. Ro. Poytevin requisivit reparaciones</text:p>
      <text:p text:style-name="Standard">cujusdam parve domus retro domum claustralem dicti Poytevin existentis</text:p>
      <text:p text:style-name="Standard">De quadam domo retro domum</text:p>
      <text:p text:style-name="Standard">obtulit lx s. p. pro locagio pro uno anno non obstante quod non solvat nisi</text:p>
      <text:p text:style-name="Standard">magistri Ro. Poytevin</text:p>
      <text:p text:style-name="Standard">Super quo placet dominis quod tradatur sibi pro lx s. de locagio / et preceptum</text:p>
      <text:p text:style-name="Standard">officio quod faciat eam reparari.</text:p>
      <text:p text:style-name="Standard">De magistro T. Charlet pro quadam domo de qua hic locutus est magister Jo. de</text:p>
      <text:p text:style-name="Standard">de magistro T. Charlet supra quam ecclesia Par. percipit vii £. xv. s. p. redditus preceptum est magistro V. de</text:p>
      <text:p text:style-name="Standard">pro quadam domo</text:p>
      <text:p text:style-name="Standard">Croces quod provideat per justiciam eminenti periculo.</text:p>
      <text:p text:style-name="Standard">Ordinatum est quod magister Arnulphus Greban magister puerorum chori faciet</text:p>
      <text:p text:style-name="Standard">De pueris chori</text:p>
      <text:p text:style-name="Standard">ipsorum puerorum / et dominus Johannes Pierre erit sollicitator eorum causarum</text:p>
      <text:p text:style-name="Standard">et reddet compotum idem m. Ar. et istud dictum est dicto magistro ᗅrnulpho</text:p>
      <text:p text:style-name="Standard">Sabbati in jejuniis iiiior temporum post festum Sancte Lucie</text:p>
      <text:p text:style-name="Standard">reverendus in Christo pater dominus G. Dei gracia Par. episcopus in sua superiori</text:p>
      <text:p text:style-name="Standard">capella episcopali Par. sacros ordines celebrans. ad $presenciam$ presentacionem</text:p>
      <text:p text:style-name="Standard">um i</text:p>
      <text:p text:style-name="Standard">De promotis ad</text:p>
      <text:p text:style-name="Standard">Capituli Par. promovit m. Jo. de Rivo magistrum in artibus capellanum capellanie subdyaconalis</text:p>
      <text:p text:style-name="Standard">ordines</text:p>
      <text:p text:style-name="Standard">ecclesie Sancti Benedicti Beneversi Par. subdyaconum / ad dyaconatum</text:p>
      <text:p text:style-name="Standard">et m. Ambrosium de Cameraco canonicus Par. Dyaconum ad presbyteratum ordinem</text:p>
      <text:p text:style-name="Standard">favente altissimo.</text:p>
      <text:p text:style-name="Standard">=FRAN_0393_05353_L.jpg=</text:p>
      <text:p text:style-name="Standard">Lune xxa decembris capitulantibus dominis</text:p>
      <text:p text:style-name="Standard"><text:soft-page-break/>Archidiacono de Josayo</text:p>
      <text:p text:style-name="Standard">Succentore</text:p>
      <text:p text:style-name="Standard">Fresnoy</text:p>
      <text:p text:style-name="Standard">Pion</text:p>
      <text:p text:style-name="Standard">Cancellario</text:p>
      <text:p text:style-name="Standard">De Croces</text:p>
      <text:p text:style-name="Standard">Sohier</text:p>
      <text:p text:style-name="Standard">Penitenciario</text:p>
      <text:p text:style-name="Standard">Paillard</text:p>
      <text:p text:style-name="Standard">Boullardi</text:p>
      <text:p text:style-name="Standard">Ordeimonte</text:p>
      <text:p text:style-name="Standard">Jerson</text:p>
      <text:p text:style-name="Standard">Fraxinis</text:p>
      <text:p text:style-name="Standard">Chacy</text:p>
      <text:p text:style-name="Standard">De Brollio</text:p>
      <text:p text:style-name="Standard">Burdelot</text:p>
      <text:p text:style-name="Standard">Breton</text:p>
      <text:p text:style-name="Standard">Monneti</text:p>
      <text:p text:style-name="Standard">P. Thomas</text:p>
      <text:p text:style-name="Standard">Gaillon</text:p>
      <text:p text:style-name="Standard">Vayli</text:p>
      <text:p text:style-name="Standard">Despars</text:p>
      <text:p text:style-name="Standard">Cotin</text:p>
      <text:p text:style-name="Standard">Fourbeur</text:p>
      <text:p text:style-name="Standard">Bussi</text:p>
      <text:p text:style-name="Standard">Barre</text:p>
      <text:p text:style-name="Standard">Parenti</text:p>
      <text:p text:style-name="Standard">Aguenin } excusatis</text:p>
      <text:p text:style-name="Standard">Haultny</text:p>
      <text:p text:style-name="Standard">Du Drac</text:p>
      <text:p text:style-name="Standard">Bastardi</text:p>
      <text:p text:style-name="Standard">Victri</text:p>
      <text:p text:style-name="Standard">Super requesta m. Jo. Graveran curati Sancti Christofori in civitate Par.</text:p>
      <text:p text:style-name="Standard">petentis habere suas distribuciones manuales tamquam defferens habitum ecclesie Par.</text:p>
      <text:p text:style-name="Standard">De magistro Jo. Graveran</text:p>
      <text:p text:style-name="Standard">ut curatus dicti Sancti Christosori . Super quo viso quoddam registro capituli de</text:p>
      <text:p text:style-name="Standard"><text:soft-page-break/>pro suis distribucionibus</text:p>
      <text:p text:style-name="Standard">die xixa septembris cccc xviii ordinatum est et placet dominis quod ipse habeat</text:p>
      <text:p text:style-name="Standard">ipsas hujusmodi suas distribuciones ipsas lucrando donec et quousque alias fuerit</text:p>
      <text:p text:style-name="Standard">super hoc ordinatum</text:p>
      <text:p text:style-name="Standard">Quia prout hic retulit dominus P. Famuli presbyter distributor in ecclesia Par.</text:p>
      <text:p text:style-name="Standard">dominus Par. ad presens conquestus est de suis distribucionibus habendis</text:p>
      <text:p text:style-name="Standard">De domino episcopo Par.</text:p>
      <text:p text:style-name="Standard">dicens quod non habuit pro primo o. nisi iiiid. et ipse debet capere ut dicit</text:p>
      <text:p text:style-name="Standard">pro distribucionibus</text:p>
      <text:p text:style-name="Standard">idem dominus Par. in duplo prout decanus aut cantor quociens facit officium</text:p>
      <text:p text:style-name="Standard">gallice qu'il officie super quo ordinatum est quod videantur composiciones et ordinatum etc</text:p>
      <text:p text:style-name="Standard">Et ad inquirendum et se informandum super hoc deputantur dominus Succentor</text:p>
      <text:p text:style-name="Standard">et magister P. d'Orgemont et refferendum</text:p>
      <text:p text:style-name="Standard">Dampniart</text:p>
      <text:p text:style-name="Standard">Du Drac} deputantur ad loquendum cum illo homine qui vult capere</text:p>
      <text:p text:style-name="Standard">De Croces} ad firmam a Capitulo terram de Dampniart et refferendum</text:p>
      <text:p text:style-name="Standard">De Adam de</text:p>
      <text:p text:style-name="Standard">la Roe.</text:p>
      <text:p text:style-name="Standard">Super requesta Ade de la Roe responsum est eidem quod $nichiel$ nichil fiet</text:p>
      <text:p text:style-name="Standard">eidem de contentis in sua requesta pro presenti.</text:p>
      <text:p text:style-name="Standard">cccc li.</text:p>
      <text:p text:style-name="Standard">143.</text:p>
      <text:p text:style-name="Standard">=FRAN_0393_05354_L.jpg=</text:p>
      <text:p text:style-name="Standard">144.</text:p>
      <text:p text:style-name="Standard">Mercurii xxii decembris capitulantibus dominis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De Brollio</text:p>
      <text:p text:style-name="Standard">Chacy</text:p>
      <text:p text:style-name="Standard"><text:soft-page-break/>Vayli</text:p>
      <text:p text:style-name="Standard">Breton</text:p>
      <text:p text:style-name="Standard">Paillard</text:p>
      <text:p text:style-name="Standard">Cotin</text:p>
      <text:p text:style-name="Standard">Gaillon</text:p>
      <text:p text:style-name="Standard">Jerson</text:p>
      <text:p text:style-name="Standard">Barre</text:p>
      <text:p text:style-name="Standard">Monneti</text:p>
      <text:p text:style-name="Standard">Haultny</text:p>
      <text:p text:style-name="Standard">Fourbeur</text:p>
      <text:p text:style-name="Standard">Du Drac</text:p>
      <text:p text:style-name="Standard">Parenti</text:p>
      <text:p text:style-name="Standard">Hodie magister Ste. Pion retulit reperisse hominem qui vocatur Grant Jehan</text:p>
      <text:p text:style-name="Standard">qui offert de firma de magno molendino supra pontem summam iiiixx</text:p>
      <text:p text:style-name="Standard">De magno molendino</text:p>
      <text:p text:style-name="Standard">pro anno dum tamen capitulum faciat ipsum reparari / et ipse reddet ipsum</text:p>
      <text:p text:style-name="Standard">reparatum per prisee gallice Super quo placet dominis meis quod sibi tradatum</text:p>
      <text:p text:style-name="Standard">pro dicta summa pro anno et hoc pro tribus annis ipso prius visitato / et ad hoc</text:p>
      <text:p text:style-name="Standard">deputantur De Croces et dictus Pion.</text:p>
      <text:p text:style-name="Standard">De licteris officiorum</text:p>
      <text:p text:style-name="Standard">Audita relacione m. V. De Croces ordinatum est quod fiant lictere de officiariis</text:p>
      <text:p text:style-name="Standard">faciendis.</text:p>
      <text:p text:style-name="Standard">pecyacum videlicet lictera sergenteria intera de Pecyaco pro Jo. Logré.</text:p>
      <text:p text:style-name="Standard">Hodie dominus Archidiaconus de Josayo retulit quod ipse mutuaverat lx. scuta</text:p>
      <text:p text:style-name="Standard">De domino Archidiacono</text:p>
      <text:p text:style-name="Standard">de Josayo</text:p>
      <text:p text:style-name="Standard">pro solvendo tabulam distribucionis de Ave Regina pro anno eccclesiastico</text:p>
      <text:p text:style-name="Standard">Conclusum est quod de peccuniis existentibus in thesauro ecclesie capiantur peccunias</text:p>
      <text:p text:style-name="Standard">ce</text:p>
      <text:p text:style-name="Standard">et tradantur magistro T. de Victri pro solvendo misias necessarias pro obtinendo</text:p>
      <text:p text:style-name="Standard">in thesauro</text:p>
      <text:p text:style-name="Standard">a rege licteras acquisicionis unius arpente aque pro fovea de la grant</text:p>
      <text:p text:style-name="Standard">parroisse que peccunie postmodum restituentur in thesauro de dicta fovea</text:p>
      <text:p text:style-name="Standard">Hodie dominus Archidiaconus de Josayo retulit qualibet dominus Par. conquestus est</text:p>
      <text:p text:style-name="Standard">prout alias de suis distribucionibus duplicibus habendis maxime de di</text:p>
      <text:p text:style-name="Standard">festi concepcionis beate Marie ultimate preterita qua die fecit officium</text:p>
      <text:p text:style-name="Standard"><text:soft-page-break/>De domino Par. pro</text:p>
      <text:p text:style-name="Standard">in pontificalibus et aliis diebus quibus facit hujusmodi officium in pontificalibus et eciam</text:p>
      <text:p text:style-name="Standard">suis distribucionibus</text:p>
      <text:p text:style-name="Standard">in antiphonia de OO. dicens quod debet habere distribucionem duplicem et quod in</text:p>
      <text:p text:style-name="Standard">habeat sic nichil solvet de certis juribus quos debet in primo et ultimo</text:p>
      <text:p text:style-name="Standard">Super quo nichil conclusum est sed domini sunt oppinonis quod super hoc loquatur</text:p>
      <text:p text:style-name="Standard">cum ipso domino Par.</text:p>
      <text:p text:style-name="Standard">De domo Du Heaume</text:p>
      <text:p text:style-name="Standard">Hodie domini passaverunt coram magistro Jo. Francisci et ejus socio notario Castalleti</text:p>
      <text:p text:style-name="Standard">in vico Sancti Severini</text:p>
      <text:p text:style-name="Standard">licteras tradicionis cujusdam domus du Heaume in vico Sancti Severini facte</text:p>
      <text:p text:style-name="Standard">Hugoni Baynert pro C s. p. radditus</text:p>
      <text:p text:style-name="Standard">De procuratore et serviente</text:p>
      <text:p text:style-name="Standard">Fiat lictera servientis et procuratoris apud Fourqueulx pro P. Cleramboust</text:p>
      <text:p text:style-name="Standard">apud Fourqueulx</text:p>
      <text:p text:style-name="Standard">et ad requirendum homines etc.</text:p>
      <text:p text:style-name="Standard">Bastardi</text:p>
      <text:p text:style-name="Standard">Sohier</text:p>
      <text:p text:style-name="Standard">Boullardi</text:p>
      <text:p text:style-name="Standard">Fraxinis</text:p>
      <text:p text:style-name="Standard">P Thomas</text:p>
      <text:p text:style-name="Standard">Despars</text:p>
      <text:p text:style-name="Standard">Pion</text:p>
      <text:p text:style-name="Standard">Bussi excusato</text:p>
      <text:p text:style-name="Standard">=FRAN_0393_05355_L.jpg=</text:p>
      <text:p text:style-name="Standard">Veneris in vigillia nativitatis domini capitulantibus dominis . xxiiii decembris</text:p>
      <text:p text:style-name="Standard">Boullardi</text:p>
      <text:p text:style-name="Standard">De Croces</text:p>
      <text:p text:style-name="Standard">Cancellario</text:p>
      <text:p text:style-name="Standard">Fraxinis</text:p>
      <text:p text:style-name="Standard">Penitenciario</text:p>
      <text:p text:style-name="Standard">Victri</text:p>
      <text:p text:style-name="Standard">Ordeimonte</text:p>
      <text:p text:style-name="Standard">Burdelot</text:p>
      <text:p text:style-name="Standard">Aguenin</text:p>
      <text:p text:style-name="Standard">Chacy</text:p>
      <text:p text:style-name="Standard"><text:soft-page-break/>De Brollio</text:p>
      <text:p text:style-name="Standard">P Thomas</text:p>
      <text:p text:style-name="Standard">Breton</text:p>
      <text:p text:style-name="Standard">Vayli</text:p>
      <text:p text:style-name="Standard">De Cameraco</text:p>
      <text:p text:style-name="Standard">Cotin</text:p>
      <text:p text:style-name="Standard">Monneti</text:p>
      <text:p text:style-name="Standard">Pion</text:p>
      <text:p text:style-name="Standard">Gaillon</text:p>
      <text:p text:style-name="Standard">Fourbeur</text:p>
      <text:p text:style-name="Standard">Archidiacono de Josayo</text:p>
      <text:p text:style-name="Standard">Barre</text:p>
      <text:p text:style-name="Standard">} excusatis</text:p>
      <text:p text:style-name="Standard">Parenti</text:p>
      <text:p text:style-name="Standard">Succentore</text:p>
      <text:p text:style-name="Standard">Haultny</text:p>
      <text:p text:style-name="Standard">Bastardi</text:p>
      <text:p text:style-name="Standard">Du Drac</text:p>
      <text:p text:style-name="Standard">Bussi</text:p>
      <text:p text:style-name="Standard">Sohier</text:p>
      <text:p text:style-name="Standard">Fresnoy</text:p>
      <text:p text:style-name="Standard">Paillard presente.</text:p>
      <text:p text:style-name="Standard">Audita relacione m. V. de Croces Placet dominis quod ipse tradat ad firmam</text:p>
      <text:p text:style-name="Standard">usque ad sex vel ix annos si non possit fieri pro minoribus annis terram</text:p>
      <text:p text:style-name="Standard">de Villeruche pro iiiior modiis grani pro quolibet anno</text:p>
      <text:p text:style-name="Standard">Audita eciam relacione ipsius m. V. qui retulit quod neccessarium est facere in</text:p>
      <text:p text:style-name="Standard">dicto $via$ loco de Ville Ruche unam granchiam autequam possit tradi dicta</text:p>
      <text:p text:style-name="Standard">terra ad firmam . Placet dominis quod ipse ibidem faciat fieri unam granchiam</text:p>
      <text:p text:style-name="Standard">ad suam discrecionem aut salter gallice troys travees. etc.</text:p>
      <text:p text:style-name="Standard">cccc li°</text:p>
      <text:p text:style-name="Standard">De terra de</text:p>
      <text:p text:style-name="Standard">Ville Ruche.</text:p>
      <text:p text:style-name="Standard">de eodem</text:p>
      <text:p text:style-name="Standard">Placet dominis quod magnum molendinum de supra magnum pontem tradatur</text:p>
      <text:p text:style-name="Standard">ad firmam Jacobo Tonquart hic presenti pro tribus annis solvendo pro</text:p>
      <text:p text:style-name="Standard">quolibet anno iiiixx f. Sic quod ipse tenebitur prout ipse obtulit solvere ante terminum</text:p>
      <text:p text:style-name="Standard"><text:soft-page-break/>videlicet terminum Pasche proxime in termino nativitatis domini proxime futuro et sic de termino</text:p>
      <text:p text:style-name="Standard">in terminum quolibet anno / et in promptu solvere terminum nativititis domini xx f. necnon</text:p>
      <text:p text:style-name="Standard">et facere reparaciones neccessaries antequam gallice il tourne / dicto et ordinacioni unius</text:p>
      <text:p text:style-name="Standard">hominis ex parte sui et Nicolay Legoux ex parte capituli capiendi alioquin in deffectu</text:p>
      <text:p text:style-name="Standard">solucionis unius termini aut dominorum capitulum poterit capere hujusmodi molendinum</text:p>
      <text:p text:style-name="Standard">et tradere alteri . Et nichilomius camerarius et De Croces vel Bastardi loquentur</text:p>
      <text:p text:style-name="Standard">cum ipso / et fiet super hoc una minuta quam capitulum videbit primo</text:p>
      <text:p text:style-name="Standard">145.</text:p>
      <text:p text:style-name="Standard">De magno</text:p>
      <text:p text:style-name="Standard">molendino</text:p>
      <text:p text:style-name="Standard">Lune xxvii decembris fuit festum Sancti Johannis Euvangeliste</text:p>
      <text:p text:style-name="Standard">Mercurii xxixa decembris fuit festum sancti Thome Canturiensis</text:p>
      <text:p text:style-name="Standard">.</text:p>
      <text:p text:style-name="Standard">=FRAN_0393_05356_L.jpg=</text:p>
      <text:p text:style-name="Standard">146.</text:p>
      <text:p text:style-name="Standard">Veneris in festo Sancti Silvestri ultimia decembris capitulantibus dominis</text:p>
      <text:p text:style-name="Standard">Succentore</text:p>
      <text:p text:style-name="Standard">Victri</text:p>
      <text:p text:style-name="Standard">Despars</text:p>
      <text:p text:style-name="Standard">Cancellario</text:p>
      <text:p text:style-name="Standard">Jerson</text:p>
      <text:p text:style-name="Standard">Pion</text:p>
      <text:p text:style-name="Standard">Ordeimonte</text:p>
      <text:p text:style-name="Standard">Monneti</text:p>
      <text:p text:style-name="Standard">ᗅrchidano de Josayo }</text:p>
      <text:p text:style-name="Standard">Chacy</text:p>
      <text:p text:style-name="Standard">Fourbeur</text:p>
      <text:p text:style-name="Standard">Cotin</text:p>
      <text:p text:style-name="Standard">Breton</text:p>
      <text:p text:style-name="Standard">Parenti</text:p>
      <text:p text:style-name="Standard">Bussi</text:p>
      <text:p text:style-name="Standard">Gaillon</text:p>
      <text:p text:style-name="Standard">Barre</text:p>
      <text:p text:style-name="Standard">Bastardi</text:p>
      <text:p text:style-name="Standard">de Brollio</text:p>
      <text:p text:style-name="Standard">De Croces extra</text:p>
      <text:p text:style-name="Standard"><text:soft-page-break/>Haultny</text:p>
      <text:p text:style-name="Standard">Sohier</text:p>
      <text:p text:style-name="Standard">Boullardi presente</text:p>
      <text:p text:style-name="Standard">Fresnoy</text:p>
      <text:p text:style-name="Standard">Fraxinis</text:p>
      <text:p text:style-name="Standard">Collacio Bursarum</text:p>
      <text:p text:style-name="Standard">Burse collegii Forteti quas nuper tenebat magister Jo. du Gué vacantes ad presens per ejus</text:p>
      <text:p text:style-name="Standard">absenciam et non residenciam collate sunt Olvierio Le Bourguegnon oriundo de Parisius</text:p>
      <text:p text:style-name="Standard">Collacio bursarum</text:p>
      <text:p text:style-name="Standard">Audita relacione m. Ste. Pion alterius ad hoc commissorum Placet dominis quod</text:p>
      <text:p text:style-name="Standard">capellaniam Sancte Anne in ecclesia Par. possit tradere suas duas domos ad causam</text:p>
      <text:p text:style-name="Standard">sue predicte capellanie retro ecclesiam Sancti Anthonii parvi in vico Judeorum pro vi £ x s.p.</text:p>
      <text:p text:style-name="Standard">redditus.</text:p>
      <text:p text:style-name="Standard">De capellania sancte</text:p>
      <text:p text:style-name="Standard">Anne</text:p>
      <text:p text:style-name="Standard">Lune iiia januarii fuit festum Sancte Genovefe</text:p>
      <text:p text:style-name="Standard">Mercurii quinta januariis capitulantibus dominis</text:p>
      <text:p text:style-name="Standard">Parenti</text:p>
      <text:p text:style-name="Standard">Fresnoy</text:p>
      <text:p text:style-name="Standard">Bastardi</text:p>
      <text:p text:style-name="Standard">Archidiacono de Josayo</text:p>
      <text:p text:style-name="Standard">De $fa$ Croces</text:p>
      <text:p text:style-name="Standard">Sohier</text:p>
      <text:p text:style-name="Standard">Succentore</text:p>
      <text:p text:style-name="Standard">Victri</text:p>
      <text:p text:style-name="Standard">Boullardi</text:p>
      <text:p text:style-name="Standard">Cancellario</text:p>
      <text:p text:style-name="Standard">Aguenin</text:p>
      <text:p text:style-name="Standard">Fraxinis</text:p>
      <text:p text:style-name="Standard">Ordeimonte</text:p>
      <text:p text:style-name="Standard">Paillardi</text:p>
      <text:p text:style-name="Standard">Chacy</text:p>
      <text:p text:style-name="Standard">Despars</text:p>
      <text:p text:style-name="Standard">Jerson</text:p>
      <text:p text:style-name="Standard">Breton</text:p>
      <text:p text:style-name="Standard">Pion</text:p>
      <text:p text:style-name="Standard"><text:soft-page-break/>Cotin</text:p>
      <text:p text:style-name="Standard">Monneti</text:p>
      <text:p text:style-name="Standard">Haultny extra</text:p>
      <text:p text:style-name="Standard">Gaillon</text:p>
      <text:p text:style-name="Standard">Fourbeur</text:p>
      <text:p text:style-name="Standard">Bussi</text:p>
      <text:p text:style-name="Standard">*</text:p>
      <text:p text:style-name="Standard">Barre</text:p>
      <text:p text:style-name="Standard">Vayli</text:p>
      <text:p text:style-name="Standard">De Brollio</text:p>
      <text:p text:style-name="Standard">P Thomas</text:p>
      <text:p text:style-name="Standard">Placet dominis quod archidiaconus de Burges in ecclesia Tornacensis maneat in domo</text:p>
      <text:p text:style-name="Standard">claustrali domini Succentor videlicet m. Jo. de Oliva / de ejus tamen consensu / et hoc usque</text:p>
      <text:p text:style-name="Standard">ad beneplacitum capituli Par.</text:p>
      <text:p text:style-name="Standard">De Archidiacono de</text:p>
      <text:p text:style-name="Standard">Burges</text:p>
      <text:p text:style-name="Standard">=FRAN_0393_05357_L.jpg=</text:p>
      <text:p text:style-name="Standard">cccc li°</text:p>
      <text:p text:style-name="Standard">Hodie magister V. de Croces fecit relacionem suam de facto de Rosayo et audita</text:p>
      <text:p text:style-name="Standard">De relacione facta de</text:p>
      <text:p text:style-name="Standard">ejus relacione ordinatum est quod mictatur Henricus d'ᗅutissen supra locum ad</text:p>
      <text:p text:style-name="Standard">Rosay per m. V. de Croces</text:p>
      <text:p text:style-name="Standard">faciendum quandam informacionem super hoc que sibi dicet idem magister V.</text:p>
      <text:p text:style-name="Standard">Item retulit idem magister V. ea que ipse fecit apud Ville Ruche / Voyle / et</text:p>
      <text:p text:style-name="Standard">De Croces</text:p>
      <text:p text:style-name="Standard">aliis locis et audita ejus relacione placet dominis tradiciones quas</text:p>
      <text:p text:style-name="Standard">fecit.</text:p>
      <text:p text:style-name="Standard">Placet quod dominis quod Joachin Pinchon filius Johannis Pinchon deffuncti</text:p>
      <text:p text:style-name="Standard">de Joachin procurator</text:p>
      <text:p text:style-name="Standard">sit procurator capituli loco patris sui.</text:p>
      <text:p text:style-name="Standard">capituli.</text:p>
      <text:p text:style-name="Standard">Hodie magister Henricus de la Cloche scabinus ville Par. retulit capitulo quod illi</text:p>
      <text:p text:style-name="Standard">de villa Par. sunt contenti quod domini de capitulo possint adduci facere eorum</text:p>
      <text:p text:style-name="Standard">De Campana</text:p>
      <text:p text:style-name="Standard">campanam Jaquelinam du Louvre per pontes ville Par. eorumdem de capitulo</text:p>
      <text:p text:style-name="Standard">Jaquelina</text:p>
      <text:p text:style-name="Standard"><text:soft-page-break/>sumptibus et periculis.</text:p>
      <text:p text:style-name="Standard">De xxiiiior arpentis terrarum Audita relacione m. Ste. Pion Camerarii clerici placet dominis tradicionem</text:p>
      <text:p text:style-name="Standard">per ipsum factam de iiiior arpentis terrarum apud Vitriacum ad vi annos pro xxiiii s..</text:p>
      <text:p text:style-name="Standard">apud Vitriacum</text:p>
      <text:p text:style-name="Standard">Ad supplicacionem m. Jo. Longue joe advocati regis in Castalleto Par. commissus</text:p>
      <text:p text:style-name="Standard">De magister Jo. Longnejoe est ad excercendum officium Camere laycalis ecclesie . et retentus est in consiliarium</text:p>
      <text:p text:style-name="Standard">Camerario layco ecclesie</text:p>
      <text:p text:style-name="Standard">ecclesie prout pater suus deffunctus erat quamdiu placuerit capitulo et juravit in</text:p>
      <text:p text:style-name="Standard">forma ut in parvo pastorali continetur et se tenerunt domini propter hoc</text:p>
      <text:p text:style-name="Standard">pro convocatis</text:p>
      <text:p text:style-name="Standard">Hodie Petrus Baubignon supplicavit sibi fieri graciam et moderacionem de summa</text:p>
      <text:p text:style-name="Standard">in qua est condempnatus erga capitulum super quo domini sunt oppinionis</text:p>
      <text:p text:style-name="Standard">quod tradendo per $ipsum Baubignon$ m. Martinum de Fraxinis pro ipso in promptu</text:p>
      <text:p text:style-name="Standard">aut quod respondeat de L scutis auri quod teneatur quictus idem</text:p>
      <text:p text:style-name="Standard">Baulignon de principali et de expensis pluribus consideratis / et super hoc</text:p>
      <text:p text:style-name="Standard">loquatur cum ipso</text:p>
      <text:p text:style-name="Standard">147.</text:p>
      <text:p text:style-name="Standard">Baubignon</text:p>
      <text:p text:style-name="Standard">=FRAN_0393_05358_L.jpg=</text:p>
      <text:p text:style-name="Standard">148.</text:p>
      <text:p text:style-name="Standard">Veneris viia januarii capitulantibus dominis</text:p>
      <text:p text:style-name="Standard">Archidiacono de Josayo</text:p>
      <text:p text:style-name="Standard">Succentore</text:p>
      <text:p text:style-name="Standard">Fresnoy</text:p>
      <text:p text:style-name="Standard">Parenti</text:p>
      <text:p text:style-name="Standard">Cancellario</text:p>
      <text:p text:style-name="Standard">De Croces</text:p>
      <text:p text:style-name="Standard">Bastardi</text:p>
      <text:p text:style-name="Standard">Ordeimonte</text:p>
      <text:p text:style-name="Standard">Victri</text:p>
      <text:p text:style-name="Standard">Sohier</text:p>
      <text:p text:style-name="Standard">Chacy</text:p>
      <text:p text:style-name="Standard">Aguenin</text:p>
      <text:p text:style-name="Standard">Boullard</text:p>
      <text:p text:style-name="Standard"><text:soft-page-break/>Breton</text:p>
      <text:p text:style-name="Standard">Vayli</text:p>
      <text:p text:style-name="Standard">Fraxinis</text:p>
      <text:p text:style-name="Standard">Gaillon</text:p>
      <text:p text:style-name="Standard">Fourbeur</text:p>
      <text:p text:style-name="Standard">P Thomas</text:p>
      <text:p text:style-name="Standard">Barre</text:p>
      <text:p text:style-name="Standard">Jerson</text:p>
      <text:p text:style-name="Standard">Despars</text:p>
      <text:p text:style-name="Standard">Haultny</text:p>
      <text:p text:style-name="Standard">Monneti</text:p>
      <text:p text:style-name="Standard">Pion</text:p>
      <text:p text:style-name="Standard">Du Drac</text:p>
      <text:p text:style-name="Standard">De Brollio</text:p>
      <text:p text:style-name="Standard">Bussi excusato</text:p>
      <text:p text:style-name="Standard">Cotin excusato</text:p>
      <text:p text:style-name="Standard">Hodie magister R. Haultny fecit relacionem de Andresiaco et retulit quod parrochiani dicti</text:p>
      <text:p text:style-name="Standard">loci requirunt fieri seu reparari molendinum ad ventum. Item locutus est de inse</text:p>
      <text:p text:style-name="Standard">et de quadam masura seu domo ibidem. Super quo audita oppinione m. V. de Croces</text:p>
      <text:p text:style-name="Standard">qui dixit quod dictum reparaciones dicti molendini prout reperit per juratos quos alias</text:p>
      <text:p text:style-name="Standard">De Andresiaco</text:p>
      <text:p text:style-name="Standard">ibidem duxit possent ascendere ad C f. nichil fuit conclusum in premissis</text:p>
      <text:p text:style-name="Standard">et maxime respectu dicti molendini domini non sunt oppinionis quod reparetur</text:p>
      <text:p text:style-name="Standard">et respectu domus $seu masur$ domini steterunt in alias deliberatis et respectu</text:p>
      <text:p text:style-name="Standard">mensurarum nihil actum est</text:p>
      <text:p text:style-name="Standard">Tradat officiarius horarum secundum suam discrecionem et per consilium domini Archidiaconi</text:p>
      <text:p text:style-name="Standard">De Torculari</text:p>
      <text:p text:style-name="Standard">de Josayo et nonnullorum aliorum domini Tortulare de Fontenay ad certum tempus</text:p>
      <text:p text:style-name="Standard">de Fontenay</text:p>
      <text:p text:style-name="Standard">ut melius poterit.</text:p>
      <text:p text:style-name="Standard">Domini mei alias ad hoc commissi videlicet archidiaconus de Josayo Succentor Du Drac decanus</text:p>
      <text:p text:style-name="Standard">De habitantibus</text:p>
      <text:p text:style-name="Standard">Victri et Pion loquantur cum nonnullis habitantibus de Liricantu super contractu</text:p>
      <text:p text:style-name="Standard">De Liricantu</text:p>
      <text:p text:style-name="Standard">faciendo inter capitulum et ipsos et videbunt cedulam super hoc confectam que fuit hic</text:p>
      <text:p text:style-name="Standard">visa et ordinabunt</text:p>
      <text:p text:style-name="Standard"><text:soft-page-break/>Dominica sequente congregatis in revestiario ecclesie Par. dominis . Archidiacono de Josayo</text:p>
      <text:p text:style-name="Standard">De domo et terris de</text:p>
      <text:p text:style-name="Standard">Succentore . Cancellario . Ordeimonte Gaillon . Barre Haultny Du Drac De Croces Victri</text:p>
      <text:p text:style-name="Standard">Liricantum tradendis G. Friture</text:p>
      <text:p text:style-name="Standard">Parenti P. Thomas / et nonnullis aliis prefati domini deliberacione super hoc prehabita</text:p>
      <text:p text:style-name="Standard">tradiderunt ad firmam ad vi annos G. Friture majori loci quamdam</text:p>
      <text:p text:style-name="Standard">domum et certas terras et super hoc una minuta.</text:p>
      <text:p text:style-name="Standard">=FRAN_0393_05359_L.jpg=</text:p>
      <text:p text:style-name="Standard">cccc li°</text:p>
      <text:p text:style-name="Standard">Lune xa januarii capitulantibus dominis.</text:p>
      <text:p text:style-name="Standard">De Croces</text:p>
      <text:p text:style-name="Standard">Succentore</text:p>
      <text:p text:style-name="Standard">Victri</text:p>
      <text:p text:style-name="Standard">Cancellario</text:p>
      <text:p text:style-name="Standard">Paillardi</text:p>
      <text:p text:style-name="Standard">Chacy</text:p>
      <text:p text:style-name="Standard">Ordeimonte</text:p>
      <text:p text:style-name="Standard">Jerson</text:p>
      <text:p text:style-name="Standard">Vayli</text:p>
      <text:p text:style-name="Standard">Breton</text:p>
      <text:p text:style-name="Standard">Cotin</text:p>
      <text:p text:style-name="Standard">Fourbeur</text:p>
      <text:p text:style-name="Standard">Gaillon</text:p>
      <text:p text:style-name="Standard">Parenti</text:p>
      <text:p text:style-name="Standard">Barre</text:p>
      <text:p text:style-name="Standard">Sohier</text:p>
      <text:p text:style-name="Standard">Haultny</text:p>
      <text:p text:style-name="Standard">Boullardi</text:p>
      <text:p text:style-name="Standard">Fresnoy</text:p>
      <text:p text:style-name="Standard">Audita relacione magistrorum V. De Croces et P. Thomas prebendariorum apud Cristollium</text:p>
      <text:p text:style-name="Standard">De hereditagiis traditis</text:p>
      <text:p text:style-name="Standard">domini ratifficaverunt tradicionem per ipsos factam de certis hereditagiis ibidem existentibus</text:p>
      <text:p text:style-name="Standard">Galtero Vivian</text:p>
      <text:p text:style-name="Standard">Galtero Vivian.</text:p>
      <text:p text:style-name="Standard">Hodie magister Jo. Gencien consiliarius regis in curia parlamenti Par. vigore quarumdem</text:p>
      <text:p text:style-name="Standard">licterarum regiarum compulsoriarum pro parte m. G. Cotin obtentarum pro facto juris</text:p>
      <text:p text:style-name="Standard"><text:soft-page-break/>tu</text:p>
      <text:p text:style-name="Standard">De extractis registrorum</text:p>
      <text:p text:style-name="Standard">decanatus Par. contra m. Jo. de Vayli . Precepit capitulo Par. tradere eidem magistro G. Cotin</text:p>
      <text:p text:style-name="Standard">tradendis m. G. Cotin</text:p>
      <text:p text:style-name="Standard">extacta nonnullorum registrorum et aliorum munimentorum capituli pro sua causa</text:p>
      <text:p text:style-name="Standard">facienda . propter quod preceptum est notario capituli per capitulum sic facere vocatis vocandis</text:p>
      <text:p text:style-name="Standard">Tradat magister V. De Croces officiarius anniversariorum domino G. Fabri presbytero qui ut</text:p>
      <text:p text:style-name="Standard">De duobus scutis tradendis</text:p>
      <text:p text:style-name="Standard">dicit debet percipere terciam partem emolumentorum proveniente de terra de Viersi</text:p>
      <text:p text:style-name="Standard">domino Fabri pro De Croces</text:p>
      <text:p text:style-name="Standard">ad causam sue capellanie Sancti Michaelis in ecclesia Par. duo scuta auri per composicionem</text:p>
      <text:p text:style-name="Standard">et pro isto anno.</text:p>
      <text:p text:style-name="Standard">Item tradat idem magister V. De Croces Jo. Le Doulx firmario Granchie dicti loci</text:p>
      <text:p text:style-name="Standard">de iiiior scutis traditis</text:p>
      <text:p text:style-name="Standard">de Viersi per modum mutui iiiior scuta auri. que recuperabit ab ipso.</text:p>
      <text:p text:style-name="Standard">Jo Le Doulx</text:p>
      <text:p text:style-name="Standard">Item tradat idem De Croces G. Le Fevre alias $fo$ Friture majori Liricantus</text:p>
      <text:p text:style-name="Standard">xxx. scuta auri sibi concessa per modum mutui pro expensis in reparacionibus domus</text:p>
      <text:p text:style-name="Standard">De xxx. scutis tradendis</text:p>
      <text:p text:style-name="Standard">G. le Fevre alias Friture</text:p>
      <text:p text:style-name="Standard">du Mont apud Liricantum quam tenet ad firmam a capitulo idem Friture / et que</text:p>
      <text:p text:style-name="Standard">xxx scuta tenebitur restituere secundum tractatum factum super hoc inter capitulum et dictum</text:p>
      <text:p text:style-name="Standard">Friture</text:p>
      <text:p text:style-name="Standard">Jo. Pinpreneau e vocati sunt per Jo. du Chastenet ad hostium</text:p>
      <text:p text:style-name="Standard">Capituli et contumaces</text:p>
      <text:p text:style-name="Standard">Jo. Laysné</text:p>
      <text:p text:style-name="Standard">Dionisus Belesme</text:p>
      <text:p text:style-name="Standard">Ja. Mulapert</text:p>
      <text:p text:style-name="Standard">citati auctoritate privilegiorum etc. contra procuratorem ecclesie ad causam</text:p>
      <text:p text:style-name="Standard">G. Gaultier</text:p>
      <text:p text:style-name="Standard">officii anniversariorum vel horarum. contra</text:p>
      <text:p text:style-name="Standard">Sy. Gonyer</text:p>
      <text:p text:style-name="Standard">Bastardi</text:p>
      <text:p text:style-name="Standard">Fraxinis</text:p>
      <text:p text:style-name="Standard">P. Thomas</text:p>
      <text:p text:style-name="Standard">Despars</text:p>
      <text:p text:style-name="Standard"><text:soft-page-break/>Pion.</text:p>
      <text:p text:style-name="Standard">Bussi</text:p>
      <text:p text:style-name="Standard">excusatis</text:p>
      <text:p text:style-name="Standard">De Brollio }</text:p>
      <text:p text:style-name="Standard">149.</text:p>
      <text:p text:style-name="Standard">vocavi</text:p>
      <text:p text:style-name="Standard">contra</text:p>
      <text:p text:style-name="Standard">=FRAN_0393_05360_L.jpg=</text:p>
      <text:p text:style-name="Standard">150.</text:p>
      <text:p text:style-name="Standard">Mercurii xiia januarii capitulantibus dominis</text:p>
      <text:p text:style-name="Standard">Archidiacono de Josayo</text:p>
      <text:p text:style-name="Standard">De Croces</text:p>
      <text:p text:style-name="Standard">Sohier</text:p>
      <text:p text:style-name="Standard">Succentore</text:p>
      <text:p text:style-name="Standard">P Thomas</text:p>
      <text:p text:style-name="Standard">Victri</text:p>
      <text:p text:style-name="Standard">Cancellario</text:p>
      <text:p text:style-name="Standard">Aguenin</text:p>
      <text:p text:style-name="Standard">Gaillon</text:p>
      <text:p text:style-name="Standard">Ordeimonte</text:p>
      <text:p text:style-name="Standard">Vayli</text:p>
      <text:p text:style-name="Standard">Bussi</text:p>
      <text:p text:style-name="Standard">Chacy</text:p>
      <text:p text:style-name="Standard">Paillardi</text:p>
      <text:p text:style-name="Standard">De Brollio</text:p>
      <text:p text:style-name="Standard">}</text:p>
      <text:p text:style-name="Standard">Breton</text:p>
      <text:p text:style-name="Standard">Jerson</text:p>
      <text:p text:style-name="Standard">Cotin</text:p>
      <text:p text:style-name="Standard">Fraxinis</text:p>
      <text:p text:style-name="Standard">Parenti</text:p>
      <text:p text:style-name="Standard">Barre</text:p>
      <text:p text:style-name="Standard">Pion</text:p>
      <text:p text:style-name="Standard">Fourbeur presente</text:p>
      <text:p text:style-name="Standard">Haultny</text:p>
      <text:p text:style-name="Standard">Bastardi</text:p>
      <text:p text:style-name="Standard"><text:soft-page-break/>Fresnoy</text:p>
      <text:p text:style-name="Standard">Boullardi</text:p>
      <text:p text:style-name="Standard">Thomassin de Pontigny a adjourné messeigneurs a samedi contre Hennequin</text:p>
      <text:p text:style-name="Standard">adjournement</text:p>
      <text:p text:style-name="Standard">de Breban pour veoir adjuger plusieurs deffaults</text:p>
      <text:p text:style-name="Standard">Super requesta P. Baubignon Responsum est quod non est intencio capituli solvere</text:p>
      <text:p text:style-name="Standard">expensam suorum equorum quam petit / sed quod capitulum bene contentatur ipsum quictare</text:p>
      <text:p text:style-name="Standard">l £. p. pro omnibus alias procedetur ulterius ad quod ipse nichil respondit nisi quod</text:p>
      <text:p text:style-name="Standard">Baubignon.</text:p>
      <text:p text:style-name="Standard">$melius diligeret solvere l. scuta quam solvere $solvere$ l. £. et redimere suos</text:p>
      <text:p text:style-name="Standard">equos.</text:p>
      <text:p text:style-name="Standard">Audita relacione et oppinione magistrorum V. De Croces et Ja. Barre domini Acceptaverunt</text:p>
      <text:p text:style-name="Standard">De tructatu facto</text:p>
      <text:p text:style-name="Standard">et ratifficaverunt tractatum factum per ipsos cum magistro Jo. Collecter de certas</text:p>
      <text:p text:style-name="Standard">cum magistro Jo. Collecter</text:p>
      <text:p text:style-name="Standard">lx s. p. secundum eorum relacionem . Et super residuo tractabunt cum ipso Collecter</text:p>
      <text:p text:style-name="Standard">prefat De Croces et Barre</text:p>
      <text:p text:style-name="Standard">Tradantur ex dono Capituli per m. Ste. Pion Camerarium clericum Croulavet</text:p>
      <text:p text:style-name="Standard">De pane capitulo</text:p>
      <text:p text:style-name="Standard">et cumdam alteri cuilibet iiiior panes Capituli pro causa hic exposita</text:p>
      <text:p text:style-name="Standard">tradendo</text:p>
      <text:p text:style-name="Standard">Peccunie existentes in manu de Douzsire pro facto m. Jo. Le Clerc domini</text:p>
      <text:p text:style-name="Standard">De peccuniis existentibus</text:p>
      <text:p text:style-name="Standard">sunt contenti quod tradantur in manu Johannis Raoulin draperii.</text:p>
      <text:p text:style-name="Standard">in manu Douz sire</text:p>
      <text:p text:style-name="Standard">De Croces</text:p>
      <text:p text:style-name="Standard">deputantur ad loquandum cum domino de Guercheville</text:p>
      <text:p text:style-name="Standard">Deputati pro domino</text:p>
      <text:p text:style-name="Standard">Pion</text:p>
      <text:p text:style-name="Standard">de Guarcheville</text:p>
      <text:p text:style-name="Standard">Fiat procuratorem pro Matheo Brement ad recipiendum jura de Harecourt alias</text:p>
      <text:p text:style-name="Standard">procuratorem pro Matheo Lachanement componendum quictandum tractandum requirendum homines defferendum jura etc</text:p>
      <text:p text:style-name="Standard">Brement</text:p>
      <text:p text:style-name="Standard">et hoc ad voluntatem Capituli solum.</text:p>
      <text:p text:style-name="Standard">=FRAN_0393_05361_L.jpg=</text:p>
      <text:p text:style-name="Standard"><text:soft-page-break/>cccc li°</text:p>
      <text:p text:style-name="Standard">Veneris xiiiia januarii capitulantibus dominis.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Fresnoy</text:p>
      <text:p text:style-name="Standard">Boullardi</text:p>
      <text:p text:style-name="Standard">Cancellario</text:p>
      <text:p text:style-name="Standard">De Croces</text:p>
      <text:p text:style-name="Standard">Sohier</text:p>
      <text:p text:style-name="Standard">Ordeimonte</text:p>
      <text:p text:style-name="Standard">Victri</text:p>
      <text:p text:style-name="Standard">Chacy</text:p>
      <text:p text:style-name="Standard">Paillardi</text:p>
      <text:p text:style-name="Standard">P Thomas</text:p>
      <text:p text:style-name="Standard">Breton</text:p>
      <text:p text:style-name="Standard">Aguenin</text:p>
      <text:p text:style-name="Standard">Fraxinis</text:p>
      <text:p text:style-name="Standard">Cotin</text:p>
      <text:p text:style-name="Standard">De Brollio</text:p>
      <text:p text:style-name="Standard">Burdelot</text:p>
      <text:p text:style-name="Standard">Gaillon</text:p>
      <text:p text:style-name="Standard">Fourbeur</text:p>
      <text:p text:style-name="Standard">Bussi excusato</text:p>
      <text:p text:style-name="Standard">Barre</text:p>
      <text:p text:style-name="Standard">Parenti</text:p>
      <text:p text:style-name="Standard">Haultny</text:p>
      <text:p text:style-name="Standard">Pion</text:p>
      <text:p text:style-name="Standard">Hodie religiosi Sancti Victoris pecierunt sibi expedientes grossos fructus</text:p>
      <text:p text:style-name="Standard">prebende m. L. Raguier nunc episcopi Trecensis sibi spectantes ut dicebant per ejus</text:p>
      <text:p text:style-name="Standard">De religiosis Sancti</text:p>
      <text:p text:style-name="Standard">promocionem ad quod se opposuit magister P. d'Orgemont et peciit eis botas</text:p>
      <text:p text:style-name="Standard">Victoris.</text:p>
      <text:p text:style-name="Standard">Super quo commictuntur domini Archidiaconus de Josayo Cancellarius . et Fraxinis</text:p>
      <text:p text:style-name="Standard">ad loquendum cum ipsis et ipsos audiendis.</text:p>
      <text:p text:style-name="Standard"><text:soft-page-break/>De procuratore ecclesie actore ad causam succentoris ecclesie Par. quam nunc possidet magister Jo.</text:p>
      <text:p text:style-name="Standard">de Oliva contra dominum N. Tronne presbyterum reum suspensum a divinis auctoritate privilegiorum etc.</text:p>
      <text:p text:style-name="Standard">domini decreverunt ipsum fore absolvendum de consensu dicti domini Succentoris munita</text:p>
      <text:p text:style-name="Standard">propriis manu de octo scutis auri et de expensis / et ad viii° procedendum prout de jure</text:p>
      <text:p text:style-name="Standard">cum partibus videlicet cum dicto domino Succentore et reo pro se.</text:p>
      <text:p text:style-name="Standard">Hodie domini ratifficaverunt tradicionem factam per fratrem Johannem Binet magistrum</text:p>
      <text:p text:style-name="Standard">et sororem Johannam la Bridoulecte priorisse domus Dei Par. Matheo Lenglés</text:p>
      <text:p text:style-name="Standard">candellario Cepi et Colecte ejus uxori de quadam domo sita in vico dicto ala</text:p>
      <text:p text:style-name="Standard">Pierre au let ad intersignum du Dieu d'Amours tenente ex una parte in vico</text:p>
      <text:p text:style-name="Standard">Veteris Monete domui de la Heuze spectante de presenti Gilberto de Rougemont</text:p>
      <text:p text:style-name="Standard">et ex alia parte cuidem domui pertinente religiosis Sancti Victoris ad intersignum</text:p>
      <text:p text:style-name="Standard">des iiii. ymages Nostre Dame . Et hoc pro xiiii £. p. redditus eisdem religiosis domus Dei</text:p>
      <text:p text:style-name="Standard">Par. solvendis ad officium priorisse dicte domus cum onere xii d. par. pro fundo</text:p>
      <text:p text:style-name="Standard">terre</text:p>
      <text:p text:style-name="Standard">Causa</text:p>
      <text:p text:style-name="Standard">151.</text:p>
      <text:p text:style-name="Standard">de domo Dei Par.</text:p>
      <text:p text:style-name="Standard">=FRAN_0393_05362_L.jpg=</text:p>
      <text:p text:style-name="Standard">152.</text:p>
      <text:p text:style-name="Standard">Lune xvii januarii capitulantibus dominis.</text:p>
      <text:p text:style-name="Standard">Archidiacono de Josayo</text:p>
      <text:p text:style-name="Standard">Fresnoy</text:p>
      <text:p text:style-name="Standard">Pion</text:p>
      <text:p text:style-name="Standard">Succentore</text:p>
      <text:p text:style-name="Standard">De Croces</text:p>
      <text:p text:style-name="Standard">Sohier</text:p>
      <text:p text:style-name="Standard">Cancellario</text:p>
      <text:p text:style-name="Standard">Victri</text:p>
      <text:p text:style-name="Standard">Bastardi</text:p>
      <text:p text:style-name="Standard">Ordeimonte</text:p>
      <text:p text:style-name="Standard">Vayli</text:p>
      <text:p text:style-name="Standard">Boullardi</text:p>
      <text:p text:style-name="Standard">Chacy</text:p>
      <text:p text:style-name="Standard">Aguenin</text:p>
      <text:p text:style-name="Standard">Despars</text:p>
      <text:p text:style-name="Standard"><text:soft-page-break/>Breton</text:p>
      <text:p text:style-name="Standard">Cotin</text:p>
      <text:p text:style-name="Standard">Jerson</text:p>
      <text:p text:style-name="Standard">P Thomas</text:p>
      <text:p text:style-name="Standard">Gaillon</text:p>
      <text:p text:style-name="Standard">Parenti</text:p>
      <text:p text:style-name="Standard">Fraxinis</text:p>
      <text:p text:style-name="Standard">Barre</text:p>
      <text:p text:style-name="Standard">Paillard</text:p>
      <text:p text:style-name="Standard">Bussi</text:p>
      <text:p text:style-name="Standard">excusatis</text:p>
      <text:p text:style-name="Standard">Haultny</text:p>
      <text:p text:style-name="Standard">Fourbeur</text:p>
      <text:p text:style-name="Standard">De Brollio}</text:p>
      <text:p text:style-name="Standard">Causa procuratoris ecclesie ad causam dignitatis Succentore quam nunc possidet magister Jo.</text:p>
      <text:p text:style-name="Standard">de Oliva actoris contra dominum N. Caune curatum de Goussainville de</text:p>
      <text:p text:style-name="Standard">qua supra reum retrocedebit usque ad veneris proxime et ad illam diem</text:p>
      <text:p text:style-name="Standard">$idem curatus reus£ manusmunicio facta de octo scutis in manu</text:p>
      <text:p text:style-name="Standard">notarii capituli deliberabitur illa die dicto domino Succentor nisi venerit idem</text:p>
      <text:p text:style-name="Standard">curatus aut comperuit et aliquid dicere voluerit.</text:p>
      <text:p text:style-name="Standard">Super requesta canonicorum Sancti Dyonisii de Passu requirencium</text:p>
      <text:p text:style-name="Standard">De canonicis Sancti</text:p>
      <text:p text:style-name="Standard">habere provisionem suorum beneficiorum / et maxime de ebdomadis dominorum</text:p>
      <text:p text:style-name="Standard">Dyonisii de Passu</text:p>
      <text:p text:style-name="Standard">canonicum Commictuntur domini archidiaconus de Josayo Succentor Cancellarius Barre</text:p>
      <text:p text:style-name="Standard">t</text:p>
      <text:p text:style-name="Standard">et Ordeimonte ad videndum super hoc et refferendum</text:p>
      <text:p text:style-name="Standard">De Torculari et iiiior arpentis vinearum et iii. quarteriorum salseye apud</text:p>
      <text:p text:style-name="Standard">De Torculari</text:p>
      <text:p text:style-name="Standard">Fontanetum existentis que tenebat m. Jo. Chuffart de et pro quibus reperit magister</text:p>
      <text:p text:style-name="Standard">de Fontaneto</text:p>
      <text:p text:style-name="Standard">$Jo$ V. $Chuf$ De Croces ut dixit xx f. Tradat idem De Croces ut</text:p>
      <text:p text:style-name="Standard">melius et utilius poterit</text:p>
      <text:p text:style-name="Standard">Hodie dominus Archidiaconus de Josayo exhibuit duo compota reddita per m. Jo.</text:p>
      <text:p text:style-name="Standard">De compotis redditis</text:p>
      <text:p text:style-name="Standard">Du Drac de officio anniversariorum cum quictanciis de annis fintis cccc xlvi et xlvii</text:p>
      <text:p text:style-name="Standard"><text:soft-page-break/>per m. Jo. Du Drac</text:p>
      <text:p text:style-name="Standard">que fuerunt reposite in coffro existente in aleis capituli</text:p>
      <text:p text:style-name="Standard">De compoto exhibito</text:p>
      <text:p text:style-name="Standard">Hodie m. P. Halle exhibuit in capitulo in pergameno scriptum ejus</text:p>
      <text:p text:style-name="Standard">per m. P. Halle</text:p>
      <text:p text:style-name="Standard">compotum anniversariorum de Anno finito cccc xlviii ad festum omnium sanctorum</text:p>
      <text:p text:style-name="Standard">quem secum reportavit</text:p>
      <text:p text:style-name="Standard">De certis arpentantis De nonnullis arpentis nemorum de quibus hic locutus est de Croces</text:p>
      <text:p text:style-name="Standard">nemorum</text:p>
      <text:p text:style-name="Standard">faciat idem De Croces ut melius et utilius poterit pro ecclesia</text:p>
      <text:p text:style-name="Standard">Causa contra N.</text:p>
      <text:p text:style-name="Standard">Caune</text:p>
      <text:p text:style-name="Standard">=FRAN_0393_05363_L.jpg=</text:p>
      <text:p text:style-name="Standard">cccc li°</text:p>
      <text:p text:style-name="Standard">Mercurii xix januarii capitulantibus dominis</text:p>
      <text:p text:style-name="Standard">Archdiacono de Josayo</text:p>
      <text:p text:style-name="Standard">Du Drac</text:p>
      <text:p text:style-name="Standard">Succentore</text:p>
      <text:p text:style-name="Standard">Bussi</text:p>
      <text:p text:style-name="Standard">Pion</text:p>
      <text:p text:style-name="Standard">Bastardi</text:p>
      <text:p text:style-name="Standard">Cancellario</text:p>
      <text:p text:style-name="Standard">Fresnoy</text:p>
      <text:p text:style-name="Standard">Penitenciario</text:p>
      <text:p text:style-name="Standard">De Croces</text:p>
      <text:p text:style-name="Standard">Boullardi</text:p>
      <text:p text:style-name="Standard">Ordeimonte</text:p>
      <text:p text:style-name="Standard">Victri</text:p>
      <text:p text:style-name="Standard">P Thomas</text:p>
      <text:p text:style-name="Standard">Chacy</text:p>
      <text:p text:style-name="Standard">Aguenin</text:p>
      <text:p text:style-name="Standard">Fraxinis</text:p>
      <text:p text:style-name="Standard">Breton</text:p>
      <text:p text:style-name="Standard">Vayli</text:p>
      <text:p text:style-name="Standard">Sohier</text:p>
      <text:p text:style-name="Standard">Cotin</text:p>
      <text:p text:style-name="Standard"><text:soft-page-break/>Jerson</text:p>
      <text:p text:style-name="Standard">Burdelot</text:p>
      <text:p text:style-name="Standard">Barre</text:p>
      <text:p text:style-name="Standard">Parenti</text:p>
      <text:p text:style-name="Standard">De Brollio</text:p>
      <text:p text:style-name="Standard">Haultny</text:p>
      <text:p text:style-name="Standard">Fourbeur</text:p>
      <text:p text:style-name="Standard">Gaillon excusato</text:p>
      <text:p text:style-name="Standard">Audita relacione officiarii videlicet m. V. De Croces deputantur J. Haultny et</text:p>
      <text:p text:style-name="Standard">De quadam domo in vico</text:p>
      <text:p text:style-name="Standard">idem officiarius / et alii de quibus poterit habere copiam videlicet ad videndum</text:p>
      <text:p text:style-name="Standard">des menestriers</text:p>
      <text:p text:style-name="Standard">quandam plateam in vico des Menestriers de qua hic locutus est idem</text:p>
      <text:p text:style-name="Standard">De Croces et super qua ecclesia percipit redditum pro qua reperit idem officiarius</text:p>
      <text:p text:style-name="Standard">personam qui offert dare et tradere xii s. p. redditus $den$</text:p>
      <text:p text:style-name="Standard">Ad requestam . m. Ste. Pion domini trasportaverunt eidem omne jus</text:p>
      <text:p text:style-name="Standard">quod capitulum habet in quadam masura apud Liricantum existente cum jardino</text:p>
      <text:p text:style-name="Standard">et curia / que fuit Colini Guillaume et hoc pro iiii £. t. pro una vice et</text:p>
      <text:p text:style-name="Standard">De quadam masura</text:p>
      <text:p text:style-name="Standard">apud Liricantum</text:p>
      <text:p text:style-name="Standard">pro xii s. p. redditus cum oneribus foucerus / cuiquidem magistro P Ste. Capitulum</text:p>
      <text:p text:style-name="Standard">prestabit nomen suum ipsius m. Ste. sumptibus et expensis contra impeditores</text:p>
      <text:p text:style-name="Standard">$In$ Inqua fiet domus idem magister Ste.</text:p>
      <text:p text:style-name="Standard">Ad requestam domine de Choisi hic factam per m. Jo. du Drac requirentem</text:p>
      <text:p text:style-name="Standard">De domina de</text:p>
      <text:p text:style-name="Standard">quod teneatur quicta de iiiior annis de arreragiis per ipsam debitis ad causam xliii</text:p>
      <text:p text:style-name="Standard">Choisi</text:p>
      <text:p text:style-name="Standard">sextarii vini debitorum remectitur eidem medietas usque ad tres annos proviso</text:p>
      <text:p text:style-name="Standard">quod ponat in statu vineam</text:p>
      <text:p text:style-name="Standard">153.</text:p>
      <text:p text:style-name="Standard">=FRAN_0393_05364_L.jpg=</text:p>
      <text:p text:style-name="Standard">154</text:p>
      <text:p text:style-name="Standard">Veneris xxia januarii capitulantibus dominis</text:p>
      <text:p text:style-name="Standard">Archidiacono de Josayo</text:p>
      <text:p text:style-name="Standard">Fresnoy</text:p>
      <text:p text:style-name="Standard">Succentore</text:p>
      <text:p text:style-name="Standard"><text:soft-page-break/>De Croces</text:p>
      <text:p text:style-name="Standard">Cancellario</text:p>
      <text:p text:style-name="Standard">Victri</text:p>
      <text:p text:style-name="Standard">Penitenciario</text:p>
      <text:p text:style-name="Standard">Jerson</text:p>
      <text:p text:style-name="Standard">Ordeimonte</text:p>
      <text:p text:style-name="Standard">Parenti</text:p>
      <text:p text:style-name="Standard">Chacy</text:p>
      <text:p text:style-name="Standard">Pion</text:p>
      <text:p text:style-name="Standard">Breton</text:p>
      <text:p text:style-name="Standard">Bastardi</text:p>
      <text:p text:style-name="Standard">Cotin</text:p>
      <text:p text:style-name="Standard">Boullardi</text:p>
      <text:p text:style-name="Standard">Gaillon</text:p>
      <text:p text:style-name="Standard">P Thomas</text:p>
      <text:p text:style-name="Standard">Barre</text:p>
      <text:p text:style-name="Standard">Fraxinis</text:p>
      <text:p text:style-name="Standard">Haultny</text:p>
      <text:p text:style-name="Standard">Guillaume Coulon a adjourné messeigneurs a lundi contre maistre Symon labbé pour</text:p>
      <text:p text:style-name="Standard">j. hostel ou cloistre Saint Benoyt pour estre payé de son salere.</text:p>
      <text:p text:style-name="Standard">Dominus Archidiaconus de Josayo oneratus est de providendo cuidem fovee existenti in</text:p>
      <text:p text:style-name="Standard">De fovea coquine</text:p>
      <text:p text:style-name="Standard">coquina puerorum chori ut reparetur.</text:p>
      <text:p text:style-name="Standard">puerorum chori.</text:p>
      <text:p text:style-name="Standard">Presentetur ex parte capituli domino Archidiacono de Josayo dominus Petrus Lovier presbyter</text:p>
      <text:p text:style-name="Standard">le</text:p>
      <text:p text:style-name="Standard">presentacio ad curam</text:p>
      <text:p text:style-name="Standard">ad curam sive ecclesiam parrochialem de Baigneux dum vacabit vel vacans</text:p>
      <text:p text:style-name="Standard">de Baigneux</text:p>
      <text:p text:style-name="Standard">ad prisens per resignacionem m. Jo. Lamy ex causa permutacionis faciende ad parrochialem ecclesiam</text:p>
      <text:p text:style-name="Standard">Sancti Martini de Monte Martini in gravia diocesis Constanciensis</text:p>
      <text:p text:style-name="Standard">Placet dominis prorogare terminum assignatum Jacobo Guibert de redimendo</text:p>
      <text:p text:style-name="Standard">De Jacobo</text:p>
      <text:p text:style-name="Standard">redditus per ipsum ecclesie venditum Et hoc usque ad unum annum.</text:p>
      <text:p text:style-name="Standard">Guibert</text:p>
      <text:p text:style-name="Standard">Ordeimonte dati sunt commissarii de consensu parcium in causa</text:p>
      <text:p text:style-name="Standard"><text:soft-page-break/>Deputati</text:p>
      <text:p text:style-name="Standard">Pion}</text:p>
      <text:p text:style-name="Standard">domini Succentor Contra curatum de Goussainville</text:p>
      <text:p text:style-name="Standard">Placet dominis quod illi de Villa Par. debendi ecclesie Par. L. £. p. pro quinque</text:p>
      <text:p text:style-name="Standard">De illis de villa</text:p>
      <text:p text:style-name="Standard">terminis finitis ad festum Sancti Remigii inclusive teneantur quicti</text:p>
      <text:p text:style-name="Standard">Parisiensis</text:p>
      <text:p text:style-name="Standard">pro xxxiii £. vi s. viii d. p . Sine prejudicio capituli pro tempore futuro</text:p>
      <text:p text:style-name="Standard">adjournement</text:p>
      <text:p text:style-name="Standard">Despars</text:p>
      <text:p text:style-name="Standard">Burdelot</text:p>
      <text:p text:style-name="Standard">Fourbeur</text:p>
      <text:p text:style-name="Standard">Bussi excusato</text:p>
      <text:p text:style-name="Standard">=FRAN_0393_05365_L.jpg=</text:p>
      <text:p text:style-name="Standard">Lune xxiiii januarii capitulantibus dominis.</text:p>
      <text:p text:style-name="Standard">Archidiacono de Josayo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Chacy</text:p>
      <text:p text:style-name="Standard">Paillardi</text:p>
      <text:p text:style-name="Standard">Ordeimonte</text:p>
      <text:p text:style-name="Standard">Jerson</text:p>
      <text:p text:style-name="Standard">Cotin</text:p>
      <text:p text:style-name="Standard">Vayli</text:p>
      <text:p text:style-name="Standard">Gaillon</text:p>
      <text:p text:style-name="Standard">De Brollio</text:p>
      <text:p text:style-name="Standard">Barre</text:p>
      <text:p text:style-name="Standard">Parenti</text:p>
      <text:p text:style-name="Standard">Haultny</text:p>
      <text:p text:style-name="Standard">Fresnoy</text:p>
      <text:p text:style-name="Standard">Fourbeur</text:p>
      <text:p text:style-name="Standard">Bastardi</text:p>
      <text:p text:style-name="Standard">Ordinatum est quod restituantur per officiarium anniversariorum ecclesie magistro Theobaldo</text:p>
      <text:p text:style-name="Standard"><text:soft-page-break/>De octo scutis restituendis</text:p>
      <text:p text:style-name="Standard">de Victri altero provisorum fabrice ecclesie octo scutis auri alias permutuata pro</text:p>
      <text:p text:style-name="Standard">magistro T. de Victri</text:p>
      <text:p text:style-name="Standard">consignando / pro conservando certum redditus et quod idem officiarius ponat pedem</text:p>
      <text:p text:style-name="Standard">suum nomine capituli</text:p>
      <text:p text:style-name="Standard">et conveniat cum illis de Sancto Aniano et habeant super hoc</text:p>
      <text:p text:style-name="Standard">mandatum Capituli</text:p>
      <text:p text:style-name="Standard">De magistro Jo. Longue Joe</text:p>
      <text:p text:style-name="Standard">Ordinatum est quod magister Jo. Longue Joe ut consiliarius ecclesie in Castalleto habeat</text:p>
      <text:p text:style-name="Standard">pro sua pensione</text:p>
      <text:p text:style-name="Standard">pro sua pensione per annum iiii £. et ut camerarius laycus ecclesie viii £. p.</text:p>
      <text:p text:style-name="Standard">et ponatur in suis licteris.</text:p>
      <text:p text:style-name="Standard">Commissi pro canonicis</text:p>
      <text:p text:style-name="Standard">pro canonicis</text:p>
      <text:p text:style-name="Standard">Haultny</text:p>
      <text:p text:style-name="Standard">appunctuabunt Barre et Fourbeur et alios canonicos Sancti</text:p>
      <text:p text:style-name="Standard">Sancti Aniani</text:p>
      <text:p text:style-name="Standard">Fraxinis</text:p>
      <text:p text:style-name="Standard">Aniani et officiarium anniversariorum super eorum debato occasione</text:p>
      <text:p text:style-name="Standard">cujusdam domus in vico Gallandie.</text:p>
      <text:p text:style-name="Standard">cccc li°</text:p>
      <text:p text:style-name="Standard">Pion</text:p>
      <text:p text:style-name="Standard">Boullardi</text:p>
      <text:p text:style-name="Standard">Sohier</text:p>
      <text:p text:style-name="Standard">P. Thomas</text:p>
      <text:p text:style-name="Standard">Fraxinis</text:p>
      <text:p text:style-name="Standard">Despars</text:p>
      <text:p text:style-name="Standard">Breton</text:p>
      <text:p text:style-name="Standard">excusato</text:p>
      <text:p text:style-name="Standard">Bussi</text:p>
      <text:p text:style-name="Standard">155.</text:p>
      <text:p text:style-name="Standard">Mercurii xxvi januarii capitulantibus dominis</text:p>
      <text:p text:style-name="Standard">Archidiacono de Josayo</text:p>
      <text:p text:style-name="Standard">Fresnoy</text:p>
      <text:p text:style-name="Standard">Cancellario</text:p>
      <text:p text:style-name="Standard">De Croces</text:p>
      <text:p text:style-name="Standard"><text:soft-page-break/>Penitenciario</text:p>
      <text:p text:style-name="Standard">Victri</text:p>
      <text:p text:style-name="Standard">Ordeimonte</text:p>
      <text:p text:style-name="Standard">Aguenin</text:p>
      <text:p text:style-name="Standard">Chacy</text:p>
      <text:p text:style-name="Standard">Paillardi</text:p>
      <text:p text:style-name="Standard">Breton</text:p>
      <text:p text:style-name="Standard">Jerson</text:p>
      <text:p text:style-name="Standard">Gaillon</text:p>
      <text:p text:style-name="Standard">Vayli</text:p>
      <text:p text:style-name="Standard">Barre</text:p>
      <text:p text:style-name="Standard">Parenti</text:p>
      <text:p text:style-name="Standard">Haultny</text:p>
      <text:p text:style-name="Standard">Fourbeur</text:p>
      <text:p text:style-name="Standard">Du Drac</text:p>
      <text:p text:style-name="Standard">Bastardi</text:p>
      <text:p text:style-name="Standard">Pion</text:p>
      <text:p text:style-name="Standard">Boullardi</text:p>
      <text:p text:style-name="Standard">Sohier</text:p>
      <text:p text:style-name="Standard">P Thomas</text:p>
      <text:p text:style-name="Standard">Fraxinis</text:p>
      <text:p text:style-name="Standard">Cotin</text:p>
      <text:p text:style-name="Standard">Bussi</text:p>
      <text:p text:style-name="Standard">} excusatis</text:p>
      <text:p text:style-name="Standard">De Brollio</text:p>
      <text:p text:style-name="Standard">=FRAN_0393_05366_L.jpg=</text:p>
      <text:p text:style-name="Standard">156.</text:p>
      <text:p text:style-name="Standard">De canonicis Sancti</text:p>
      <text:p text:style-name="Standard">Dionisii</text:p>
      <text:p text:style-name="Standard">Super requesta canonicorum Sancti Dionisii de Passu petencium sibi fieri provisionem</text:p>
      <text:p text:style-name="Standard">videlicet quod habeant pro qualibet die xvi d. quia non habent ut $dica$ dicunt</text:p>
      <text:p text:style-name="Standard">nisi xii d. alioquin non intendunt facere ebdomadas dominorum canonicorum</text:p>
      <text:p text:style-name="Standard">nichil actum est</text:p>
      <text:p text:style-name="Standard">Ordinatum est quod de xlv. scutis receptis nuper A . P. Baubignon per</text:p>
      <text:p text:style-name="Standard">Camerariu clericum . tradantur Egidio Symon lathomo super xxxii scatis sibi</text:p>
      <text:p text:style-name="Standard">De xx. scutis tradendis</text:p>
      <text:p text:style-name="Standard"><text:soft-page-break/>debitis pro reparacionibus per ipsum factis in domo Azini rigati xx. scuta Et de</text:p>
      <text:p text:style-name="Standard">Egidio Symon Residuo sibi debito fiet ei satisfacio de locagiis domus de la Queue de</text:p>
      <text:p text:style-name="Standard">Regnart.</text:p>
      <text:p text:style-name="Standard">Conclusum est quod nullus deputi nec de cetero recipiatur ad magnas vicarias</text:p>
      <text:p text:style-name="Standard">De magnis vicariis</text:p>
      <text:p text:style-name="Standard">ecclesie Par. nisi fuerit sufficienter instructus in divino servicio secundum statuta</text:p>
      <text:p text:style-name="Standard">ut nullus recipiatur</text:p>
      <text:p text:style-name="Standard">z</text:p>
      <text:p text:style-name="Standard">nisi fuerit sufficiens</text:p>
      <text:p text:style-name="Standard">et ordinaciones ecclesie et quod fiat primo Convocacio ad hoc</text:p>
      <text:p text:style-name="Standard">Scribatur ex parte capituli erga magistrum Jo. Picard consiliarium regis licteras regraciatorias</text:p>
      <text:p text:style-name="Standard">magister Jo. Picard</text:p>
      <text:p text:style-name="Standard">et ipsum regraciando de licteris regis obtentis pro quoddam arpento terre pro fovea</text:p>
      <text:p text:style-name="Standard">Magne parrochiale</text:p>
      <text:p text:style-name="Standard">Solvat officiarius anniversariorum magistro Dyonisio Comitis ad causam sue</text:p>
      <text:p text:style-name="Standard">De x l. solventi magistro capellanie in ecclesia Par. ad altare sanctorum Ferreoli et Ferrucionis pro isto anno</text:p>
      <text:p text:style-name="Standard">Dyonisio Comitis x l. loco xx l. quas petit pro dicta sua capellania per annum et super hoc</text:p>
      <text:p text:style-name="Standard">habeat mandatum capituli idem officiarus.</text:p>
      <text:p text:style-name="Standard">De molendino de Cristollio de quo hic locutus est magister V. De Croces</text:p>
      <text:p text:style-name="Standard">De molendino</text:p>
      <text:p text:style-name="Standard">provideat officiarius / et maxine de tribus gallice pieux</text:p>
      <text:p text:style-name="Standard">de Cristollio</text:p>
      <text:p text:style-name="Standard">De furno de Cristollio de quo hic locutum est . magister V. De Croces et</text:p>
      <text:p text:style-name="Standard">P. Thomas conferent cum habitantibus loci et videbunt utrum sit plus</text:p>
      <text:p text:style-name="Standard">De furno de</text:p>
      <text:p text:style-name="Standard">expediens reparare dictum furnum bannerium quam consentire quod quilibet possit</text:p>
      <text:p text:style-name="Standard">Cristollio</text:p>
      <text:p text:style-name="Standard">facere furnum in domo sua et solvere certam summam.</text:p>
      <text:p text:style-name="Standard">De domo des Creneaulx in vico de Bethisi de qua hic locutus est dominus</text:p>
      <text:p text:style-name="Standard">Archidiaconus de Josayo et de qua alias quidem Grainville obtulit xii £.</text:p>
      <text:p text:style-name="Standard">De domo des Creneaulx</text:p>
      <text:p text:style-name="Standard">in vico de Betisi sic quod posset redimere vi £. precio regis Super quo domini sunt plus oppinionis</text:p>
      <text:p text:style-name="Standard">quod tradatur ad linquam quam alias et super hoc loquetur cum illis de domo Dei Par.</text:p>
      <text:p text:style-name="Standard">=FRAN_0393_05367_L.jpg=</text:p>
      <text:p text:style-name="Standard">cccc li.</text:p>
      <text:p text:style-name="Standard"><text:soft-page-break/>Veneris xxviii januarii capitulantibus dominis</text:p>
      <text:p text:style-name="Standard">Fraxinis</text:p>
      <text:p text:style-name="Standard">Fresnoy</text:p>
      <text:p text:style-name="Standard">Succentore</text:p>
      <text:p text:style-name="Standard">Parenti</text:p>
      <text:p text:style-name="Standard">De Croces</text:p>
      <text:p text:style-name="Standard">Cancellario</text:p>
      <text:p text:style-name="Standard">P Thomas</text:p>
      <text:p text:style-name="Standard">Aguenin</text:p>
      <text:p text:style-name="Standard">Penitenciario</text:p>
      <text:p text:style-name="Standard">Despars</text:p>
      <text:p text:style-name="Standard">Paillardi</text:p>
      <text:p text:style-name="Standard">Ordeimonte</text:p>
      <text:p text:style-name="Standard">Jerson</text:p>
      <text:p text:style-name="Standard">Archidiacono de Josayo</text:p>
      <text:p text:style-name="Standard">Chacy</text:p>
      <text:p text:style-name="Standard">Vayli</text:p>
      <text:p text:style-name="Standard">Cotin</text:p>
      <text:p text:style-name="Standard">Breton</text:p>
      <text:p text:style-name="Standard">Fourbeur</text:p>
      <text:p text:style-name="Standard">Gaillon</text:p>
      <text:p text:style-name="Standard">} excusatis</text:p>
      <text:p text:style-name="Standard">Bussi</text:p>
      <text:p text:style-name="Standard">Sohier</text:p>
      <text:p text:style-name="Standard">Barre</text:p>
      <text:p text:style-name="Standard">Victri</text:p>
      <text:p text:style-name="Standard">Boullardi</text:p>
      <text:p text:style-name="Standard">Haultny</text:p>
      <text:p text:style-name="Standard">De Brollio</text:p>
      <text:p text:style-name="Standard">Burdelot</text:p>
      <text:p text:style-name="Standard">Du Drac</text:p>
      <text:p text:style-name="Standard">Bastardi</text:p>
      <text:p text:style-name="Standard">Pion extra</text:p>
      <text:p text:style-name="Standard">Ordinatum est quod gradualis existens de latere domini Succentor reparabitur de peccuniis</text:p>
      <text:p text:style-name="Standard">De graduali ecclesie</text:p>
      <text:p text:style-name="Standard">prebendarum foranearum cantorie ecclesie ipsa cantoria nunc litigiosa existente</text:p>
      <text:p text:style-name="Standard"><text:soft-page-break/>reparando</text:p>
      <text:p text:style-name="Standard">quas tradet magister V. De Croces et ad hoc faciendum commissus est dictus dominus Succentor</text:p>
      <text:p text:style-name="Standard">De procuratore ecclesie ad causam officii anniversariorum ecclesie Par. actore contra executores</text:p>
      <text:p text:style-name="Standard">domini Clementis Melloti reos citatos $auctoritate privilegio$ ad viii° in statu et</text:p>
      <text:p text:style-name="Standard">interim partes hincinde tradent videlicet actor suam peticionem et reos rei suas</text:p>
      <text:p text:style-name="Standard">deffensiones cum partibus</text:p>
      <text:p text:style-name="Standard">Domini promiserunt et permictunt quod magister Jo. Alabonne capellanus in ecclesia Sancti</text:p>
      <text:p text:style-name="Standard">De magistro Johanne</text:p>
      <text:p text:style-name="Standard">Sepulcri Par. possit intrare sine habitu ecclesiam Par. quocienscumque</text:p>
      <text:p text:style-name="Standard">Alabonne</text:p>
      <text:p text:style-name="Standard">celebrabitur in eadem et hoc de gracia / et ex causa</text:p>
      <text:p text:style-name="Standard">Capellania ad altare Sancti Leonardi in ecclesia Par. vacans ad presens per resignacionem</text:p>
      <text:p text:style-name="Standard">Johannis Dinelet procuratoris et nomine procuratorio domini Johannis Beaurigot ejusdem</text:p>
      <text:p text:style-name="Standard">capellanie possessoris et capellani ultimi ex causa permutacionis faciende et non alias de</text:p>
      <text:p text:style-name="Standard">Collacio capellanie</text:p>
      <text:p text:style-name="Standard">ipsa capellania cum magistro Karolo Andrault magistro in artibus ad capellaniam Sancti Cucuberti</text:p>
      <text:p text:style-name="Standard">ecclesie par.</text:p>
      <text:p text:style-name="Standard">in ecclesia Sancti Mathurini Par. Salvo jure cujuslibet prestito prius juramento quod</text:p>
      <text:p text:style-name="Standard">in hujusmodi resignacione non intervenient fraus etc collata est dicto magistro Karolo</text:p>
      <text:p text:style-name="Standard">presenti qui juravit in forma et fuit installatus</text:p>
      <text:p text:style-name="Standard">Gaillon} commictuntur ad inquirendum et sciendum de statutis ecclesie utrum aliquis</text:p>
      <text:p text:style-name="Standard">Barre} capellanus ecclesie par. possit tradere domos sue capellaniae im perpetuum</text:p>
      <text:p text:style-name="Standard">sine licencia et consensu Capituli prius habitis et refferendum.</text:p>
      <text:p text:style-name="Standard">Causa</text:p>
      <text:p text:style-name="Standard">157.</text:p>
      <text:p text:style-name="Standard">commissi</text:p>
      <text:p text:style-name="Standard">=FRAN_0393_05368_L.jpg=</text:p>
      <text:p text:style-name="Standard">158.</text:p>
      <text:p text:style-name="Standard">Lune ultima januarii capitulantibus dominis</text:p>
      <text:p text:style-name="Standard">Archidiacono de Josayo</text:p>
      <text:p text:style-name="Standard">Fresnoy</text:p>
      <text:p text:style-name="Standard">Bastardi</text:p>
      <text:p text:style-name="Standard">Succentore</text:p>
      <text:p text:style-name="Standard">De Croces</text:p>
      <text:p text:style-name="Standard">Sohier</text:p>
      <text:p text:style-name="Standard">Cancellario</text:p>
      <text:p text:style-name="Standard"><text:soft-page-break/>Victri</text:p>
      <text:p text:style-name="Standard">Boullardi</text:p>
      <text:p text:style-name="Standard">Penitenciario</text:p>
      <text:p text:style-name="Standard">Aguenin</text:p>
      <text:p text:style-name="Standard">Burdelot</text:p>
      <text:p text:style-name="Standard">Ordeimonte</text:p>
      <text:p text:style-name="Standard">De Brollio</text:p>
      <text:p text:style-name="Standard">Chacy</text:p>
      <text:p text:style-name="Standard">Paillardi</text:p>
      <text:p text:style-name="Standard">Fraxinis</text:p>
      <text:p text:style-name="Standard">Breton</text:p>
      <text:p text:style-name="Standard">Parenti</text:p>
      <text:p text:style-name="Standard">P Thomas</text:p>
      <text:p text:style-name="Standard">Cotin</text:p>
      <text:p text:style-name="Standard">Fourbeur</text:p>
      <text:p text:style-name="Standard">Despars</text:p>
      <text:p text:style-name="Standard">Gaillon</text:p>
      <text:p text:style-name="Standard">Monneti</text:p>
      <text:p text:style-name="Standard">Bussi excusato</text:p>
      <text:p text:style-name="Standard">Barre</text:p>
      <text:p text:style-name="Standard">Haultny</text:p>
      <text:p text:style-name="Standard">Vayli</text:p>
      <text:p text:style-name="Standard">Pion extra</text:p>
      <text:p text:style-name="Standard">Jerson</text:p>
      <text:p text:style-name="Standard">De religiosa domus</text:p>
      <text:p text:style-name="Standard">Hodie Soror Margareta Agnex recipit velum $Rob$ et clamidem</text:p>
      <text:p text:style-name="Standard">Dei Par.</text:p>
      <text:p text:style-name="Standard">religionis domus Dei Par. modo solito in capitulo</text:p>
      <text:p text:style-name="Standard">Hodie magister Jo. Paillard canonicus Par. requisivit quod fiat distribucio</text:p>
      <text:p text:style-name="Standard">manualis in anniversariis sui avunculi quondam episcopi Noviomensis</text:p>
      <text:p text:style-name="Standard">et domini quondam episcopi de Lusson pro quibus fuerunt soluta ut dixit</text:p>
      <text:p text:style-name="Standard">mille scuta auri videlicet pro parte dicti sui annunculi viiiC scuta</text:p>
      <text:p text:style-name="Standard">de quibus pro parte fuit empta terra de Ayencourt.</text:p>
      <text:p text:style-name="Standard">De domo in vico des Menestriers de qua hic locutus est De Croces</text:p>
      <text:p text:style-name="Standard">super qua officium anniversariorum percipit xx s. redditus Et audita relacione</text:p>
      <text:p text:style-name="Standard">De domo in vico des</text:p>
      <text:p text:style-name="Standard"><text:soft-page-break/>Menestriers</text:p>
      <text:p text:style-name="Standard">dicti De Crodes et m. R. Haultny ad hoc commissorum placet dominis</text:p>
      <text:p text:style-name="Standard">quod capiantur viii s. pa. redditus gallice non Rachetables</text:p>
      <text:p text:style-name="Standard">Hodie dominus Archidiaconus de Josayo fecit suam relacionem pro se et</text:p>
      <text:p text:style-name="Standard">De compotis m.</text:p>
      <text:p text:style-name="Standard">aliis ad hoc commissis de compotis horarum redditus per m. V. de</text:p>
      <text:p text:style-name="Standard">V. de Croces</text:p>
      <text:p text:style-name="Standard">Croces et exhibuit hujusmodi compotum absque quictancia</text:p>
      <text:p text:style-name="Standard">Paillard</text:p>
      <text:p text:style-name="Standard">=FRAN_0393_05369_L.jpg=</text:p>
      <text:p text:style-name="Standard">cccc li°</text:p>
      <text:p text:style-name="Standard">Veneris iiiia mensis februarii capitulantibus dominis.</text:p>
      <text:p text:style-name="Standard">Archidiacono de Josayo</text:p>
      <text:p text:style-name="Standard">Bastardi</text:p>
      <text:p text:style-name="Standard">$Du Drac$</text:p>
      <text:p text:style-name="Standard">Succentore</text:p>
      <text:p text:style-name="Standard">Fresnoy</text:p>
      <text:p text:style-name="Standard">Sohier</text:p>
      <text:p text:style-name="Standard">Cancellario</text:p>
      <text:p text:style-name="Standard">De Croces</text:p>
      <text:p text:style-name="Standard">Boullardi</text:p>
      <text:p text:style-name="Standard">Penitenciario</text:p>
      <text:p text:style-name="Standard">Victri</text:p>
      <text:p text:style-name="Standard">Burdelot</text:p>
      <text:p text:style-name="Standard">Ordeimonte</text:p>
      <text:p text:style-name="Standard">Aguenin</text:p>
      <text:p text:style-name="Standard">Fraxinis</text:p>
      <text:p text:style-name="Standard">Chacy</text:p>
      <text:p text:style-name="Standard">Paillard</text:p>
      <text:p text:style-name="Standard">P. Thomas</text:p>
      <text:p text:style-name="Standard">Breton</text:p>
      <text:p text:style-name="Standard">Parenti</text:p>
      <text:p text:style-name="Standard">Despars</text:p>
      <text:p text:style-name="Standard">Cotin</text:p>
      <text:p text:style-name="Standard">Fourbeur</text:p>
      <text:p text:style-name="Standard">De Cameraco</text:p>
      <text:p text:style-name="Standard"><text:soft-page-break/>Gaillon</text:p>
      <text:p text:style-name="Standard">Vayli</text:p>
      <text:p text:style-name="Standard">Jerson</text:p>
      <text:p text:style-name="Standard">Barre</text:p>
      <text:p text:style-name="Standard">Monnet</text:p>
      <text:p text:style-name="Standard">Pion extra</text:p>
      <text:p text:style-name="Standard">Haultny</text:p>
      <text:p text:style-name="Standard">Bussi excusato</text:p>
      <text:p text:style-name="Standard">Henry Machue a adjourné messeigneurs a demain contre maistre Jehan Bureau</text:p>
      <text:p text:style-name="Standard">sur le prouffit de J. deffault</text:p>
      <text:p text:style-name="Standard">Hodie magister R. Barnesse procurator capituli coram abbate Sancte Genonefe et domino</text:p>
      <text:p text:style-name="Standard">conservatore etc. peciit satisfieri de peccuniis per ipsum solutis pro capituli in</text:p>
      <text:p text:style-name="Standard">causa coram ipsis dominis Abbate et conservatore pendente</text:p>
      <text:p text:style-name="Standard">nem</text:p>
      <text:p text:style-name="Standard">Ad supplicacionem m. P. Normanni magni vicarii in ecclesia Par. actenta aliqua</text:p>
      <text:p text:style-name="Standard">infirmitate secreta qua detinetur domini dispensaverunt cum ipso pro dicto Anno de</text:p>
      <text:p text:style-name="Standard">P. Normanni</text:p>
      <text:p text:style-name="Standard">non veniendo ad matutinas et placet dominis quod lucretur et habeat suum</text:p>
      <text:p text:style-name="Standard">panem capituli et alias distribuciones manuales faciende debitum suum in aliis horis</text:p>
      <text:p text:style-name="Standard">De domo domini Clementis</text:p>
      <text:p text:style-name="Standard">Ordinatum est quod executores deffuncti domini Clementis Melloti dum viveret canonici Par.</text:p>
      <text:p text:style-name="Standard">Melloti</text:p>
      <text:p text:style-name="Standard">solvent pensionem sue domus claustralis de et pro qua hic fit questio.</text:p>
      <text:p text:style-name="Standard">OOO -</text:p>
      <text:p text:style-name="Standard">vocatus est ad hostium Capituli per Jo. du Chastenet Jo. Brice receptorem</text:p>
      <text:p text:style-name="Standard">vocavi</text:p>
      <text:p text:style-name="Standard">terre d'Oultrebons pro Capitulo citatum auctoritate privilegiorum contra procuratorem ecclesie ad</text:p>
      <text:p text:style-name="Standard">causam officii anniversariorum qui non comparuit / et fuit reputatus contumax</text:p>
      <text:p text:style-name="Standard">convocacio pro</text:p>
      <text:p text:style-name="Standard">Fuit convocacio ad viii° pro facto magne vicarie ecclesie ad quam</text:p>
      <text:p text:style-name="Standard">magna vicaria</text:p>
      <text:p text:style-name="Standard">petit recipi m. Jo. Fournier</text:p>
      <text:p text:style-name="Standard">Commissi pro</text:p>
      <text:p text:style-name="Standard">M. Jo. Bastardi cum officiario et uno alio homine deputatur ad videndum</text:p>
      <text:p text:style-name="Standard">quadam domo.</text:p>
      <text:p text:style-name="Standard">quandam domum de qua hic locutus est De Croces.</text:p>
      <text:p text:style-name="Standard"><text:soft-page-break/>Adjournement</text:p>
      <text:p text:style-name="Standard">Barnesse</text:p>
      <text:p text:style-name="Standard">159.</text:p>
      <text:p text:style-name="Standard">=FRAN_0393_05370_L.jpg=</text:p>
      <text:p text:style-name="Standard">160.</text:p>
      <text:p text:style-name="Standard">Lune via februarii capitulantibus dominis</text:p>
      <text:p text:style-name="Standard">Succentore</text:p>
      <text:p text:style-name="Standard">Monneti</text:p>
      <text:p text:style-name="Standard">Cancellario</text:p>
      <text:p text:style-name="Standard">Fourbeur</text:p>
      <text:p text:style-name="Standard">Penitenciario</text:p>
      <text:p text:style-name="Standard">Parenti</text:p>
      <text:p text:style-name="Standard">Ordeimonte</text:p>
      <text:p text:style-name="Standard">Bastardi</text:p>
      <text:p text:style-name="Standard">Chacy</text:p>
      <text:p text:style-name="Standard">Sohier</text:p>
      <text:p text:style-name="Standard">Breton</text:p>
      <text:p text:style-name="Standard">Boullardi</text:p>
      <text:p text:style-name="Standard">Barre</text:p>
      <text:p text:style-name="Standard">Burdelot</text:p>
      <text:p text:style-name="Standard">Haultny</text:p>
      <text:p text:style-name="Standard">Fraxinis</text:p>
      <text:p text:style-name="Standard">Fresnoy</text:p>
      <text:p text:style-name="Standard">P Thomas</text:p>
      <text:p text:style-name="Standard">De Croces</text:p>
      <text:p text:style-name="Standard">Despars</text:p>
      <text:p text:style-name="Standard">Jerson</text:p>
      <text:p text:style-name="Standard">Magister Martinus de Fraxinis commissus est ad visitandum licteras tradicionis</text:p>
      <text:p text:style-name="Standard">facte per m. P. Bouchey de duabus domibus sue capellanie sancte Anne in</text:p>
      <text:p text:style-name="Standard">Anne pro duabus domibus</text:p>
      <text:p text:style-name="Standard">ecclesia ecclesie Par. sitis retro ecclesiam Sancti ᗅnthonii parvi Par.</text:p>
      <text:p text:style-name="Standard">et refferendum.</text:p>
      <text:p text:style-name="Standard">pro capellania Sancte</text:p>
      <text:p text:style-name="Standard">Mercurii ixa februarii capitulantibus dominis</text:p>
      <text:p text:style-name="Standard">Archidiacono de Josayo</text:p>
      <text:p text:style-name="Standard">Fresnoy</text:p>
      <text:p text:style-name="Standard"><text:soft-page-break/>Bastardi</text:p>
      <text:p text:style-name="Standard">Succentore</text:p>
      <text:p text:style-name="Standard">De Croces</text:p>
      <text:p text:style-name="Standard">Sohier</text:p>
      <text:p text:style-name="Standard">Cancellario</text:p>
      <text:p text:style-name="Standard">Victri</text:p>
      <text:p text:style-name="Standard">Boullardi</text:p>
      <text:p text:style-name="Standard">Penitenciario</text:p>
      <text:p text:style-name="Standard">Aguenin</text:p>
      <text:p text:style-name="Standard">Pion</text:p>
      <text:p text:style-name="Standard">Ordeimonte</text:p>
      <text:p text:style-name="Standard">Burdelot</text:p>
      <text:p text:style-name="Standard">Paillardi</text:p>
      <text:p text:style-name="Standard">Chacy</text:p>
      <text:p text:style-name="Standard">Fraxinis</text:p>
      <text:p text:style-name="Standard">Jerson</text:p>
      <text:p text:style-name="Standard">Breton</text:p>
      <text:p text:style-name="Standard">P Thomas</text:p>
      <text:p text:style-name="Standard">Cotin</text:p>
      <text:p text:style-name="Standard">de Brollio</text:p>
      <text:p text:style-name="Standard">Despars</text:p>
      <text:p text:style-name="Standard">Gaillon</text:p>
      <text:p text:style-name="Standard">Vayli</text:p>
      <text:p text:style-name="Standard">Barre</text:p>
      <text:p text:style-name="Standard">Fourbeur</text:p>
      <text:p text:style-name="Standard">Bussi excusato</text:p>
      <text:p text:style-name="Standard">Haultny</text:p>
      <text:p text:style-name="Standard">Parenti</text:p>
      <text:p text:style-name="Standard">Monneti presente</text:p>
      <text:p text:style-name="Standard">Jehan Le Fevre $adai$ a adjourné messeigneurs a demain contre Hennequin de</text:p>
      <text:p text:style-name="Standard">Adjournement</text:p>
      <text:p text:style-name="Standard">Breban pour veoir adjuger plusieurs deffaulx</text:p>
      <text:p text:style-name="Standard">Idem</text:p>
      <text:p text:style-name="Standard">Item contre Pierre Frite candellier de suif pour veoir adjuger le prouffit</text:p>
      <text:p text:style-name="Standard">de ung deffault</text:p>
      <text:p text:style-name="Standard">Idem</text:p>
      <text:p text:style-name="Standard"><text:soft-page-break/>Item Jehan Hue dit Fagot a adjourné yceulx a cause des chanoines de Saint</text:p>
      <text:p text:style-name="Standard">Anian en cause de heritage et de peril pour J hostel cn la rue de gallandie</text:p>
      <text:p text:style-name="Standard">Archidacono de Josayo</text:p>
      <text:p text:style-name="Standard">Cotin</text:p>
      <text:p text:style-name="Standard">Gaillon</text:p>
      <text:p text:style-name="Standard">Bussi</text:p>
      <text:p text:style-name="Standard">Victri</text:p>
      <text:p text:style-name="Standard">Aguenin</text:p>
      <text:p text:style-name="Standard">Paillardi</text:p>
      <text:p text:style-name="Standard">De Brollio</text:p>
      <text:p text:style-name="Standard">Pion extra</text:p>
      <text:p text:style-name="Standard">=FRAN_0393_05371_L.jpg=</text:p>
      <text:p text:style-name="Standard">161.</text:p>
      <text:p text:style-name="Standard">cccc li°</text:p>
      <text:p text:style-name="Standard">Scolle parrochiale beate Marie Magdalene in Civitate Par. ad cantoriam spectantes collate</text:p>
      <text:p text:style-name="Standard">collacio scolarum</text:p>
      <text:p text:style-name="Standard">sunt Egidio Lombart clerico bachalario in decretis</text:p>
      <text:p text:style-name="Standard">Hodie in capitulo Par. Johannes Brice receptor Terre d'Oultreboys nuper</text:p>
      <text:p text:style-name="Standard">citatus in capitulo Par. auctoritate privilegiorum contra procuratorem ecclesie ad causam</text:p>
      <text:p text:style-name="Standard">officii anniversariorum obtulit et promisit reddere sua compota de duobus</text:p>
      <text:p text:style-name="Standard">De receptore</text:p>
      <text:p text:style-name="Standard">annis et hoc infra Pascha proxime ad quod fuit admissus et se submissus</text:p>
      <text:p text:style-name="Standard">d'Oultreboys</text:p>
      <text:p text:style-name="Standard">racioni et juri super impositis sibi per nonnullos habitantes dicti loci</text:p>
      <text:p text:style-name="Standard">per eorum requestam presentibus dominis Succentore Cancellario Penitenciario et</text:p>
      <text:p text:style-name="Standard">pluribus aliis.</text:p>
      <text:p text:style-name="Standard">Domini ratiffaverunt tradicionem factam per religiosos domus Dei Par. domino</text:p>
      <text:p text:style-name="Standard">Johanni Perre presbytero capellano in ecclesia Par. de quadam domo eidem domini Dei</text:p>
      <text:p text:style-name="Standard">ad causam officii priorisse dicte domus spectantes sita in vico de la Couronne</text:p>
      <text:p text:style-name="Standard">po domo Dei Par.</text:p>
      <text:p text:style-name="Standard">in civitate in qua solebat esse intersignum Sancti Martini . pro et mediante l. s. p.</text:p>
      <text:p text:style-name="Standard">et domino Jo. Perre</text:p>
      <text:p text:style-name="Standard">redditus cum omnibus census debiti regi . et L. s. incrementi census debiti</text:p>
      <text:p text:style-name="Standard">videlicet religiosis Sancti Germani de pratis x s. et religiosis de Templo xl. s.p.</text:p>
      <text:p text:style-name="Standard">Habeant Canonici Sancti Aniani in ecclesia Par. vi. scuta auri de ix l. p.</text:p>
      <text:p text:style-name="Standard">consignatis in manu m. L. Lamoureux et per ipsum restitutum magistro P. Laduré</text:p>
      <text:p text:style-name="Standard"><text:soft-page-break/>servitori m. L. Raguier officiario ecclesie.</text:p>
      <text:p text:style-name="Standard">Succentore</text:p>
      <text:p text:style-name="Standard">Bastardi} deputantur ad examinandum nonnullos homines seu habitantes</text:p>
      <text:p text:style-name="Standard">Fraxinis } d'Oultreboys hic existentes super eorum requesta conta receptorem loci</text:p>
      <text:p text:style-name="Standard">De canonicis Sancti</text:p>
      <text:p text:style-name="Standard">Aniani</text:p>
      <text:p text:style-name="Standard">pro</text:p>
      <text:p text:style-name="Standard">Oultreboys</text:p>
      <text:p text:style-name="Standard">=FRAN_0393_05372_L.jpg=</text:p>
      <text:p text:style-name="Standard">162.</text:p>
      <text:p text:style-name="Standard">Veneris xia februarii capitulantibus dominis</text:p>
      <text:p text:style-name="Standard">Archidiacono de Josayo</text:p>
      <text:p text:style-name="Standard">Fresnoy</text:p>
      <text:p text:style-name="Standard">Burdelot</text:p>
      <text:p text:style-name="Standard">Succentore</text:p>
      <text:p text:style-name="Standard">De Croces</text:p>
      <text:p text:style-name="Standard">Boullardi</text:p>
      <text:p text:style-name="Standard">Cancellario</text:p>
      <text:p text:style-name="Standard">Aguenin</text:p>
      <text:p text:style-name="Standard">P Thomas</text:p>
      <text:p text:style-name="Standard">Penitenciario</text:p>
      <text:p text:style-name="Standard">Paillard</text:p>
      <text:p text:style-name="Standard">Fraxinis</text:p>
      <text:p text:style-name="Standard">Ordeimonte</text:p>
      <text:p text:style-name="Standard">Vayli</text:p>
      <text:p text:style-name="Standard">Despars</text:p>
      <text:p text:style-name="Standard">Chacy</text:p>
      <text:p text:style-name="Standard">Monneti</text:p>
      <text:p text:style-name="Standard">Bussi } excusatis</text:p>
      <text:p text:style-name="Standard">Breton</text:p>
      <text:p text:style-name="Standard">Jerson</text:p>
      <text:p text:style-name="Standard">Cotin</text:p>
      <text:p text:style-name="Standard">Parenti</text:p>
      <text:p text:style-name="Standard">De Brollio }</text:p>
      <text:p text:style-name="Standard">Gaillon</text:p>
      <text:p text:style-name="Standard">Fourbeur</text:p>
      <text:p text:style-name="Standard"><text:soft-page-break/>Barre } infirmis</text:p>
      <text:p text:style-name="Standard">Haultny</text:p>
      <text:p text:style-name="Standard">Sohier</text:p>
      <text:p text:style-name="Standard">Victri</text:p>
      <text:p text:style-name="Standard">Du Drac</text:p>
      <text:p text:style-name="Standard">Bastardi</text:p>
      <text:p text:style-name="Standard">Pion presente.</text:p>
      <text:p text:style-name="Standard">Audita relacione magistrorum R. Haultny et Fraxinis ad hoc commissorum</text:p>
      <text:p text:style-name="Standard">tradantur canonicis Sancti Aniani sex scuta auri de ix £. p. alias</text:p>
      <text:p text:style-name="Standard">consignatis in manu m. L. Laucoureux et per ipsum restitis magistro P.</text:p>
      <text:p text:style-name="Standard">De canonicis Sancti</text:p>
      <text:p text:style-name="Standard">Laduré clerico m. L. Raguier pro domo in vico de Gallandia ad</text:p>
      <text:p text:style-name="Standard">Aniani.</text:p>
      <text:p text:style-name="Standard">intersignum de la Corne de cerf / et hoc per composicionem cum ipsis canonicis</text:p>
      <text:p text:style-name="Standard">factum quia capitulum fuerat condempnatum</text:p>
      <text:p text:style-name="Standard">De filio Johannis</text:p>
      <text:p text:style-name="Standard">Placet dominis quod filius Johannis de Calés alias in puerum chori ecclesie</text:p>
      <text:p text:style-name="Standard">de Calés</text:p>
      <text:p text:style-name="Standard">receptus admictatur et recipiatur ex nunc expensis ecclesie sive capituli</text:p>
      <text:p text:style-name="Standard">Ad supplicationem et requestam m. A. magistri puerorum chori placet dominis</text:p>
      <text:p text:style-name="Standard">De magistro puerorum quod ipse habeat unam clavem librarie ecclesie pro studendo ibidem</text:p>
      <text:p text:style-name="Standard">chori.</text:p>
      <text:p text:style-name="Standard">suis tamen expensis</text:p>
      <text:p text:style-name="Standard">Ste. Pion</text:p>
      <text:p text:style-name="Standard">Solvat magister Ste Pion camerarius clericus cuidem coopertori tegule</text:p>
      <text:p text:style-name="Standard">xiii s. ix d. pro coopertura domus Azini rigati.</text:p>
      <text:p text:style-name="Standard">De magistro puerorum chori in una parte domus dictorum puerorum et super hoc habeat mandatum</text:p>
      <text:p text:style-name="Standard">Provideat seu provideri faciat magister puerorum chori coopture neccessarie</text:p>
      <text:p text:style-name="Standard">pro coopertura domus</text:p>
      <text:p text:style-name="Standard">Capituli</text:p>
      <text:p text:style-name="Standard">Hodie magister Jo. Fournier petiit prout alias recipi ad magnam vicariam</text:p>
      <text:p text:style-name="Standard">ecclesie Par. Sancti Mauri nuncupatam pro qua ad hodie fit convocacio</text:p>
      <text:p text:style-name="Standard">De magistro Johanne</text:p>
      <text:p text:style-name="Standard">Super quo ordinatum est quod examinabitur primo per dominum Succentor Haultny et</text:p>
      <text:p text:style-name="Standard">Fournier</text:p>
      <text:p text:style-name="Standard">Fournier si sit ad hoc sufficiens et postmodum deliberabitur super hoc</text:p>
      <text:p text:style-name="Standard"><text:soft-page-break/>Deputati pro quadam</text:p>
      <text:p text:style-name="Standard">Paillard De Croces deputantur ad videndum quandam masuram de</text:p>
      <text:p text:style-name="Standard">masura</text:p>
      <text:p text:style-name="Standard">qua hic locutus est dictus De Croces et refferendum</text:p>
      <text:p text:style-name="Standard">=FRAN_0393_05373_L.jpg=</text:p>
      <text:p text:style-name="Standard">Trousseboys</text:p>
      <text:p text:style-name="Standard">cccc li°</text:p>
      <text:p text:style-name="Standard">163.</text:p>
      <text:p text:style-name="Standard">Super requesta Johannis Trousseboys clerici capellani capellanie Sancti Remigii</text:p>
      <text:p text:style-name="Standard">in ecclesia Par. petentis sibi solvi et satisfieri de vii £. quas deberet percipere ad</text:p>
      <text:p text:style-name="Standard">causam dicte sue capellanie super officiaro horarum ut dixit placet dominis quod ipse</text:p>
      <text:p text:style-name="Standard">habeat de gracia et in favorem servicii quod facit in dicta sua capellania unum</text:p>
      <text:p text:style-name="Standard">scutum auri pro isto anno licet redditus super quibus se dixit debere percipere</text:p>
      <text:p text:style-name="Standard">dictus vii £. non recipiantur pro presenti.</text:p>
      <text:p text:style-name="Standard">De procuratore ecclesie ad causam $Succ$ contra curatum de Goussainville</text:p>
      <text:p text:style-name="Standard">reo de quo supra respondere probare pro $vic$ prima vice ad xv. et interim videlicet</text:p>
      <text:p text:style-name="Standard">De causa contra curatum</text:p>
      <text:p text:style-name="Standard">infra xii. dies examinabuntur testes hincinde producente et hoc per</text:p>
      <text:p text:style-name="Standard">de Goussainville</text:p>
      <text:p text:style-name="Standard">notarium capituli de consensu parcium que se submiserunt omnio dicto et</text:p>
      <text:p text:style-name="Standard">ordinacioni m. P. d'Oigemont ex parte actoris et Johannis Durelet ex parte</text:p>
      <text:p text:style-name="Standard">rei electorum ad penam x. scutorum auri presentibus in capitulo P. de la Riviere</text:p>
      <text:p text:style-name="Standard">clerico diocesis Bicturicensis et P. de Sailli clerico.</text:p>
      <text:p text:style-name="Standard">Lune xiiiia februarii capitulantibus dominis</text:p>
      <text:p text:style-name="Standard">Archidiacono de Josayo</text:p>
      <text:p text:style-name="Standard">De Croces</text:p>
      <text:p text:style-name="Standard">Boullardi</text:p>
      <text:p text:style-name="Standard">Succentore</text:p>
      <text:p text:style-name="Standard">Cancellario</text:p>
      <text:p text:style-name="Standard">Paillardi</text:p>
      <text:p text:style-name="Standard">Pion</text:p>
      <text:p text:style-name="Standard">Aguenin</text:p>
      <text:p text:style-name="Standard">P. Thomas</text:p>
      <text:p text:style-name="Standard">Penitenciario</text:p>
      <text:p text:style-name="Standard">Ordeimonte</text:p>
      <text:p text:style-name="Standard">De Brollio</text:p>
      <text:p text:style-name="Standard"><text:soft-page-break/>Fraxinis</text:p>
      <text:p text:style-name="Standard">Chacy</text:p>
      <text:p text:style-name="Standard">Monneti</text:p>
      <text:p text:style-name="Standard">Barrez infirmis</text:p>
      <text:p text:style-name="Standard">Breton</text:p>
      <text:p text:style-name="Standard">Jerson</text:p>
      <text:p text:style-name="Standard">Victri</text:p>
      <text:p text:style-name="Standard">Cotin</text:p>
      <text:p text:style-name="Standard">Parenti</text:p>
      <text:p text:style-name="Standard">Bussi excusato</text:p>
      <text:p text:style-name="Standard">Gaillon</text:p>
      <text:p text:style-name="Standard">Furbeur</text:p>
      <text:p text:style-name="Standard">Haultny</text:p>
      <text:p text:style-name="Standard">Sohier</text:p>
      <text:p text:style-name="Standard">Fresnoy</text:p>
      <text:p text:style-name="Standard">Bastardi</text:p>
      <text:p text:style-name="Standard">de domo m. R. de</text:p>
      <text:p text:style-name="Standard">Foutanis.</text:p>
      <text:p text:style-name="Standard">Domini contentantur quod magister Jo. Dubar maneat in domo claustrali m. Ro. de Fontanis</text:p>
      <text:p text:style-name="Standard">canonici Par. absente de consensu tamen dicti m. Ro. aut ejus procurator</text:p>
      <text:p text:style-name="Standard">Hodie magistri M. de Fraxinis ad hoc commissus retulit vidisse licteras et titulos</text:p>
      <text:p text:style-name="Standard">Jo. Bureau pro de</text:p>
      <text:p text:style-name="Standard">puerorum chori pro facto domus m. Jo. Bureau qui vult redimere C s. p. redditus</text:p>
      <text:p text:style-name="Standard">Billardi</text:p>
      <text:p text:style-name="Standard">quos dicti pueri percipiunt super domo que fuit m. Jo. Billardi quam nunc</text:p>
      <text:p text:style-name="Standard">pueris</text:p>
      <text:p text:style-name="Standard">tenet idem m. Jo. Bureau. et audita ejus relacione domini sunt oppinionis</text:p>
      <text:p text:style-name="Standard">quod processus super sedeatur aut quod causa evocetur in parlamento et istud dictum est</text:p>
      <text:p text:style-name="Standard">magistro puerorum predictorum</text:p>
      <text:p text:style-name="Standard">=FRAN_0393_05374_L.jpg=</text:p>
      <text:p text:style-name="Standard">164.</text:p>
      <text:p text:style-name="Standard">Adjournement</text:p>
      <text:p text:style-name="Standard">N. Breton a adjourné messeigneurs a mercredi prochain contre Pierre Pillatre</text:p>
      <text:p text:style-name="Standard">a respondre</text:p>
      <text:p text:style-name="Standard">Pion pro nemoribus</text:p>
      <text:p text:style-name="Standard">Datus et nominatus est homo pro capitulo Par. magister Ste. Pion</text:p>
      <text:p text:style-name="Standard"><text:soft-page-break/>de Corbollio</text:p>
      <text:p text:style-name="Standard">canonicus Par. ad faciendum hommagium pro nemoribus de Corbollio</text:p>
      <text:p text:style-name="Standard">Super requesta illorum de Sancto Aniano qui petunt habere consensum</text:p>
      <text:p text:style-name="Standard">Capituli ut possint renunciare cuidem domui in vico Gallandie ad quam</text:p>
      <text:p text:style-name="Standard">De canonicis Sancti</text:p>
      <text:p text:style-name="Standard">magister Ja. Barre eorum procurator non se opposuit propter quod fuerunt expulsi sed ut</text:p>
      <text:p text:style-name="Standard">Aniani.</text:p>
      <text:p text:style-name="Standard">dicunt dictus Barre vult novum processum propter hoc incipere . Ordinatum</text:p>
      <text:p text:style-name="Standard">est quod notarius capituli loquetur super hoc cum dicto Barre qui nunc</text:p>
      <text:p text:style-name="Standard">infirmatur et refferet</text:p>
      <text:p text:style-name="Standard">Domini ratifficaverunt tradicionem factam per m. V. De Croces Jacobo Le Mare</text:p>
      <text:p text:style-name="Standard">Tradicio unius arpente in frichia existentis apud Baigneux existentis in loco dicto Le bas Mesul</text:p>
      <text:p text:style-name="Standard">de Vanves et suis heredibus etc. de uno quarterio cum dimidio vinee</text:p>
      <text:p text:style-name="Standard">cum dimidio vinee apud</text:p>
      <text:p text:style-name="Standard">Baigneux</text:p>
      <text:p text:style-name="Standard">que fuit Jo. uxori Dionisii le Maire videlicet pro iii s. iiii d. p. redditus</text:p>
      <text:p text:style-name="Standard">pro omnibus officio matutinarum solvendis</text:p>
      <text:p text:style-name="Standard">Mercurii xvi februarii capitulantibus dominis.</text:p>
      <text:p text:style-name="Standard">Succentore</text:p>
      <text:p text:style-name="Standard">Victri</text:p>
      <text:p text:style-name="Standard">Pion</text:p>
      <text:p text:style-name="Standard">Cancellario</text:p>
      <text:p text:style-name="Standard">Aguenin</text:p>
      <text:p text:style-name="Standard">P Thomas</text:p>
      <text:p text:style-name="Standard">Penitenciario</text:p>
      <text:p text:style-name="Standard">Ordeimonte</text:p>
      <text:p text:style-name="Standard">Jerson</text:p>
      <text:p text:style-name="Standard">De Cameraco</text:p>
      <text:p text:style-name="Standard">Parenti</text:p>
      <text:p text:style-name="Standard">Fraxinis</text:p>
      <text:p text:style-name="Standard">Chacy</text:p>
      <text:p text:style-name="Standard">Breton</text:p>
      <text:p text:style-name="Standard">Fourbeur</text:p>
      <text:p text:style-name="Standard">Despars</text:p>
      <text:p text:style-name="Standard">Cotin</text:p>
      <text:p text:style-name="Standard">Monneti</text:p>
      <text:p text:style-name="Standard"><text:soft-page-break/>De Brollio</text:p>
      <text:p text:style-name="Standard">Gaillon</text:p>
      <text:p text:style-name="Standard">Sohier</text:p>
      <text:p text:style-name="Standard">Archidiacono de Josayo} excusatis</text:p>
      <text:p text:style-name="Standard">Haultny</text:p>
      <text:p text:style-name="Standard">Bastardi</text:p>
      <text:p text:style-name="Standard">Bussi</text:p>
      <text:p text:style-name="Standard">Fresnoy</text:p>
      <text:p text:style-name="Standard">Burdelot</text:p>
      <text:p text:style-name="Standard">Pailladi}</text:p>
      <text:p text:style-name="Standard">De Croces</text:p>
      <text:p text:style-name="Standard">Boullardi</text:p>
      <text:p text:style-name="Standard">Barre infirmo</text:p>
      <text:p text:style-name="Standard">Nichil conclusum est in presenti capitulo licet de pluribus la locutum</text:p>
      <text:p text:style-name="Standard">fuerit</text:p>
      <text:p text:style-name="Standard">Nichil</text:p>
      <text:p text:style-name="Standard">=FRAN_0393_05375_L.jpg=</text:p>
      <text:p text:style-name="Standard">Veneris xviiia februarii capitulantibus dominis</text:p>
      <text:p text:style-name="Standard">Archidiacono de Josayo</text:p>
      <text:p text:style-name="Standard">Fresnoy</text:p>
      <text:p text:style-name="Standard">Sohier</text:p>
      <text:p text:style-name="Standard">Succentore</text:p>
      <text:p text:style-name="Standard">De Croces</text:p>
      <text:p text:style-name="Standard">Bastardi</text:p>
      <text:p text:style-name="Standard">Cancellario</text:p>
      <text:p text:style-name="Standard">Victri</text:p>
      <text:p text:style-name="Standard">Despars</text:p>
      <text:p text:style-name="Standard">Penitenciario</text:p>
      <text:p text:style-name="Standard">Aguenin</text:p>
      <text:p text:style-name="Standard">Boullardi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Monneti</text:p>
      <text:p text:style-name="Standard">Burdelot</text:p>
      <text:p text:style-name="Standard"><text:soft-page-break/>Breton</text:p>
      <text:p text:style-name="Standard">Parenti</text:p>
      <text:p text:style-name="Standard">Pion</text:p>
      <text:p text:style-name="Standard">Cotin</text:p>
      <text:p text:style-name="Standard">De Brollio</text:p>
      <text:p text:style-name="Standard">P Thomas</text:p>
      <text:p text:style-name="Standard">Gaillon</text:p>
      <text:p text:style-name="Standard">Jerson</text:p>
      <text:p text:style-name="Standard">Barre infirmo</text:p>
      <text:p text:style-name="Standard">Haultny</text:p>
      <text:p text:style-name="Standard">Fourbeur</text:p>
      <text:p text:style-name="Standard">Bussi excusato</text:p>
      <text:p text:style-name="Standard">Hodie canonici Sancti Aniani pecierunt licenciam a capitulo ut possint renunciare</text:p>
      <text:p text:style-name="Standard">quibusdam proclamacionibus factis pro quadam domo in vico Gallandie ubi moratur</text:p>
      <text:p text:style-name="Standard">De domo in vico</text:p>
      <text:p text:style-name="Standard">quidem candellarius cepi . Super quo placet dominis quod ita facere possint</text:p>
      <text:p text:style-name="Standard">Gallandie</text:p>
      <text:p text:style-name="Standard">nisi magister Ja. Barre voluerit ad hoc providere suis sumptibus et expensis</text:p>
      <text:p text:style-name="Standard">Tradat magister V. De Croces officiarius peccunias neccessarias pro faciendo pueris</text:p>
      <text:p text:style-name="Standard">chori calligas .</text:p>
      <text:p text:style-name="Standard">Super requesta de Ponpon hostiarii parlamenti petentis sibi dari</text:p>
      <text:p text:style-name="Standard">licencia redimendi lx s. p. redditus super domo Capilli Rubei ante ecclesiam beate</text:p>
      <text:p text:style-name="Standard">Marie Magdalene in Civitate quam Robertus de Martigny sibi vult tradere</text:p>
      <text:p text:style-name="Standard">De domo capilli</text:p>
      <text:p text:style-name="Standard">pro viii £.p. redditus que debentur fabrice ecclesie . Deputantur domini mei</text:p>
      <text:p text:style-name="Standard">$Re$ Rubey</text:p>
      <text:p text:style-name="Standard">Cancellarius et Ordeimonte ad videndum dictam domum et refferendum de statu</text:p>
      <text:p text:style-name="Standard">ac de commodo vel incommodo ejusdem / et videantur lictere tradicionis eiusdem</text:p>
      <text:p text:style-name="Standard">facte dicto Roberto de Martigny</text:p>
      <text:p text:style-name="Standard">Audita relacione m. Jo. Bastardi qui retulit reperisse hominem qui vult</text:p>
      <text:p text:style-name="Standard">ᗞe furno et quarterio</text:p>
      <text:p text:style-name="Standard">capere furnum bannerum de Baigneux et unum quarterum vinee ibidem</text:p>
      <text:p text:style-name="Standard">vinee de Baigneux</text:p>
      <text:p text:style-name="Standard">ad xxix annos . Commictitur idem Bastardi ad conveniendum cum ipso</text:p>
      <text:p text:style-name="Standard">homine pro tradendo dictum furnum et quarterum vinee ad minus $et ut$</text:p>
      <text:p text:style-name="Standard">tempus et ut melius et utilius fieri poterit .</text:p>
      <text:p text:style-name="Standard"><text:soft-page-break/>Fiat mandatum capituli magistro P. Laduré clerico m. L. Raguier de tradendo</text:p>
      <text:p text:style-name="Standard">viii scuta auri penes se existencia pro ecclesia.</text:p>
      <text:p text:style-name="Standard">Fiat eciam mandatum capituli officiario anniversariorum de tradendo canonicis Sancti Aniani</text:p>
      <text:p text:style-name="Standard">ᗞe Croces.</text:p>
      <text:p text:style-name="Standard">ix l. p. alias consignatis per capitulum pro domo in vico Gallandie ad</text:p>
      <text:p text:style-name="Standard">intersignum de la Corne de cerf</text:p>
      <text:p text:style-name="Standard">cccc li°</text:p>
      <text:p text:style-name="Standard">165.</text:p>
      <text:p text:style-name="Standard">De Croces pro</text:p>
      <text:p text:style-name="Standard">pueris chori</text:p>
      <text:p text:style-name="Standard">Laduré pro viii°</text:p>
      <text:p text:style-name="Standard">scutis auri</text:p>
      <text:p text:style-name="Standard">=FRAN_0393_05376_L.jpg=</text:p>
      <text:p text:style-name="Standard">166.</text:p>
      <text:p text:style-name="Standard">Lune xxia februarii capitulantibus dominis.</text:p>
      <text:p text:style-name="Standard">Succentore</text:p>
      <text:p text:style-name="Standard">Fourbeur</text:p>
      <text:p text:style-name="Standard">Archidiacono de Josayo</text:p>
      <text:p text:style-name="Standard">Ordeimonte</text:p>
      <text:p text:style-name="Standard">Chacy</text:p>
      <text:p text:style-name="Standard">Sohier</text:p>
      <text:p text:style-name="Standard">Cancellario</text:p>
      <text:p text:style-name="Standard">Breton</text:p>
      <text:p text:style-name="Standard">Boullardi</text:p>
      <text:p text:style-name="Standard">Penitenciario</text:p>
      <text:p text:style-name="Standard">Gaillon</text:p>
      <text:p text:style-name="Standard">Bastardi</text:p>
      <text:p text:style-name="Standard">Cotin</text:p>
      <text:p text:style-name="Standard">Haultny</text:p>
      <text:p text:style-name="Standard">Pion</text:p>
      <text:p text:style-name="Standard">Bussi</text:p>
      <text:p text:style-name="Standard">Fresnoy</text:p>
      <text:p text:style-name="Standard">Fraxinis</text:p>
      <text:p text:style-name="Standard">Victri</text:p>
      <text:p text:style-name="Standard">Aguenin</text:p>
      <text:p text:style-name="Standard">De Croces</text:p>
      <text:p text:style-name="Standard"><text:soft-page-break/>P Thomas</text:p>
      <text:p text:style-name="Standard">Jerson</text:p>
      <text:p text:style-name="Standard">Burdelot</text:p>
      <text:p text:style-name="Standard">Paillardi</text:p>
      <text:p text:style-name="Standard">Parenti</text:p>
      <text:p text:style-name="Standard">Despars</text:p>
      <text:p text:style-name="Standard">De Brollio</text:p>
      <text:p text:style-name="Standard">Monneti</text:p>
      <text:p text:style-name="Standard">Barre infirmo</text:p>
      <text:p text:style-name="Standard">Fiat lictera de quictancia ut petit m. V. De Croces et tradatur Alberto</text:p>
      <text:p text:style-name="Standard">De quictancia tradenda</text:p>
      <text:p text:style-name="Standard">Dauxerre de Dampniart de et pro hommagio per ipsum facto capitulo de</text:p>
      <text:p text:style-name="Standard">Alberto Dauxerre</text:p>
      <text:p text:style-name="Standard">certis hereditagiis et possessionibus declaratis in suis licteris gallice de denombrement</text:p>
      <text:p text:style-name="Standard">ex parte ipsius traditis et positis in thesauro</text:p>
      <text:p text:style-name="Standard">Ad supplicacionem matriculariorum laycorum ecclesie Par. Placet dominis quod habeant</text:p>
      <text:p text:style-name="Standard">De matriculis / quilibet unum panem Capituli in ista Quadragesima prout habuerunt in anno preterito</text:p>
      <text:p text:style-name="Standard">laycis.</text:p>
      <text:p text:style-name="Standard">ipsum lucrando et faciendo debitum suum in magna missa et in processionibus</text:p>
      <text:p text:style-name="Standard">Hodie domini ratiffaverunt et $appobrabeverunt$ approbaverunt tradicionem</text:p>
      <text:p text:style-name="Standard">factam Guillelmo Goullart et Ancello Remy de Castaneto per capitulum</text:p>
      <text:p text:style-name="Standard">Ratifficacio tradicionis</text:p>
      <text:p text:style-name="Standard">de una pecia terre in frichia sita apud Castanetum tenente ex una parte</text:p>
      <text:p text:style-name="Standard">de una pecia terre</text:p>
      <text:p text:style-name="Standard">Guillelmo Le Maçon et aboutissant ex uno buto eidem lathomi et</text:p>
      <text:p text:style-name="Standard">de alio buto Sevestro Le Seneschal / et hoc pro v s. census seu</text:p>
      <text:p text:style-name="Standard">redditus pro omnibus reservata decima.</text:p>
      <text:p text:style-name="Standard">Mercurii xxiii februarii fuit festum Cinerum</text:p>
      <text:p text:style-name="Standard">Veneris sequenti xxvi februarii fuit festum Sancti Mathie et fuit bixetus</text:p>
      <text:p text:style-name="Standard">festum</text:p>
      <text:p text:style-name="Standard">ipsa die / et lictera domincalis que currebat per antea per B. nunc currit</text:p>
      <text:p text:style-name="Standard">per .A.</text:p>
      <text:p text:style-name="Standard">festum</text:p>
      <text:p text:style-name="Standard">=FRAN_0393_05377_L.jpg=</text:p>
      <text:p text:style-name="Standard">Adjournement</text:p>
      <text:p text:style-name="Standard">De pauperibus</text:p>
      <text:p text:style-name="Standard"><text:soft-page-break/>Domus Dei Par.</text:p>
      <text:p text:style-name="Standard">De gubernatoribus Sancti</text:p>
      <text:p text:style-name="Standard">Spiritus contra Haultny</text:p>
      <text:p text:style-name="Standard">De magistro P. Thomas</text:p>
      <text:p text:style-name="Standard">et macicotis</text:p>
      <text:p text:style-name="Standard">De illis que pecierunt</text:p>
      <text:p text:style-name="Standard">dispensari</text:p>
      <text:p text:style-name="Standard">Halle</text:p>
      <text:p text:style-name="Standard">De executoribus</text:p>
      <text:p text:style-name="Standard">Chuffart</text:p>
      <text:p text:style-name="Standard">Deputati pro compotis</text:p>
      <text:p text:style-name="Standard">de Raguier</text:p>
      <text:p text:style-name="Standard">cccc. li°</text:p>
      <text:p text:style-name="Standard">167.</text:p>
      <text:p text:style-name="Standard">Martis post Brandones capitulantibus dominis</text:p>
      <text:p text:style-name="Standard">ixa et ultima februarii</text:p>
      <text:p text:style-name="Standard">Archidiacono de Josayo</text:p>
      <text:p text:style-name="Standard">De Croces</text:p>
      <text:p text:style-name="Standard">De Brollio</text:p>
      <text:p text:style-name="Standard">Succentore</text:p>
      <text:p text:style-name="Standard">Fresnoy</text:p>
      <text:p text:style-name="Standard">Boullardi</text:p>
      <text:p text:style-name="Standard">Cancellario</text:p>
      <text:p text:style-name="Standard">Guerinet</text:p>
      <text:p text:style-name="Standard">Bastardi</text:p>
      <text:p text:style-name="Standard">Penitenciario</text:p>
      <text:p text:style-name="Standard">Victri</text:p>
      <text:p text:style-name="Standard">Pion</text:p>
      <text:p text:style-name="Standard">Ordeimonte</text:p>
      <text:p text:style-name="Standard">Aguenin</text:p>
      <text:p text:style-name="Standard">Fraxinis</text:p>
      <text:p text:style-name="Standard">Chacy</text:p>
      <text:p text:style-name="Standard">Paillardi</text:p>
      <text:p text:style-name="Standard">Breton</text:p>
      <text:p text:style-name="Standard">P. Thomas</text:p>
      <text:p text:style-name="Standard">Jerson</text:p>
      <text:p text:style-name="Standard"><text:soft-page-break/>Cotin</text:p>
      <text:p text:style-name="Standard">Burdelot</text:p>
      <text:p text:style-name="Standard">Gaillon</text:p>
      <text:p text:style-name="Standard">Monneti</text:p>
      <text:p text:style-name="Standard">Despars</text:p>
      <text:p text:style-name="Standard">Barre</text:p>
      <text:p text:style-name="Standard">Parenti</text:p>
      <text:p text:style-name="Standard">Sohier</text:p>
      <text:p text:style-name="Standard">Haultny</text:p>
      <text:p text:style-name="Standard">Fourbeur</text:p>
      <text:p text:style-name="Standard">Bussi excusato</text:p>
      <text:p text:style-name="Standard">Jehan le Fevre sergent a adjourné messeigneurs a cause des chanoines de Saint</text:p>
      <text:p text:style-name="Standard">Anian a demain contre Jehan de Pierrefricte sur le prouffit</text:p>
      <text:p text:style-name="Standard">de plusieurs deffaults</text:p>
      <text:p text:style-name="Standard">Hodie m. Domus Dei supplicavit dominis ut velint dispensare quod pauperes</text:p>
      <text:p text:style-name="Standard">et gravi infirmi dicte domus possint uti in ista Quadragesima bucturum et lac</text:p>
      <text:p text:style-name="Standard">Super quo remictitur sue discrecioni .</text:p>
      <text:p text:style-name="Standard">Hodie magistri seu gubernatores domus seu hospitalis Sancti Spiritus in Gravia</text:p>
      <text:p text:style-name="Standard">requisiverunt habere eorum appunctuamenta a commissariis capituli contra magistrum R. Haultny</text:p>
      <text:p text:style-name="Standard">qui requisivit quod m. G. Cotin videat minuta et appunctuamenta si ea non</text:p>
      <text:p text:style-name="Standard">viderit . Super quo nichilominus conclusum est quod dicti commissarii videlicet</text:p>
      <text:p text:style-name="Standard">Guerinet Fraxinis et Bastardi pronunciant hujusmodi eorum appunctuamenta</text:p>
      <text:p text:style-name="Standard">Succentor appunctuabunt m. P Thomas et macicotos super eorum debatis et cedulis</text:p>
      <text:p text:style-name="Standard">Ordeimonte</text:p>
      <text:p text:style-name="Standard">hic exhibitis per dictum P. / et si viderint ipsos macicotos habere malam</text:p>
      <text:p text:style-name="Standard">causam condempnabunt ipsos si videatur eis expedire</text:p>
      <text:p text:style-name="Standard">Domini</text:p>
      <text:p text:style-name="Standard">Succentor}</text:p>
      <text:p text:style-name="Standard">requisiverunt et supplicaverunt dispensari ut posint uti butirum in</text:p>
      <text:p text:style-name="Standard">Chacy</text:p>
      <text:p text:style-name="Standard">Gaillon</text:p>
      <text:p text:style-name="Standard">ista Quadragesima super quo remictitur consciencie ipsorum et aliorum qui</text:p>
      <text:p text:style-name="Standard">Ordeimonte</text:p>
      <text:p text:style-name="Standard">voluerint sic facere .</text:p>
      <text:p text:style-name="Standard">Cajart</text:p>
      <text:p text:style-name="Standard">Citetur ex officio m. P. Halle ad denunciacionem cujusdam mulieris de Medunta</text:p>
      <text:p text:style-name="Standard"><text:soft-page-break/>que conquerit de ipso m. P.</text:p>
      <text:p text:style-name="Standard">Succentor}</text:p>
      <text:p text:style-name="Standard">deputantur vocato notario capituli ad recipiendum ab executoribus defuncti m. Jo. Chuffart</text:p>
      <text:p text:style-name="Standard">Cancellarius</text:p>
      <text:p text:style-name="Standard">ea que voluerint tradere ecclesie de bonis dicte execucionis</text:p>
      <text:p text:style-name="Standard">Penitenciarius</text:p>
      <text:p text:style-name="Standard">Archidiaconus de Josayo } deputantur ad audiendum compota m. L. Raguier</text:p>
      <text:p text:style-name="Standard">Succentor</text:p>
      <text:p text:style-name="Standard">de officio aniversariorum .</text:p>
      <text:p text:style-name="Standard">Cancellarius</text:p>
      <text:p text:style-name="Standard">=FRAN_0393_05378_L.jpg=</text:p>
      <text:p text:style-name="Standard">168.</text:p>
      <text:p text:style-name="Standard">Da</text:p>
      <text:p text:style-name="Standard">Jovis iia marcii post Brandones capitulantibus dominis</text:p>
      <text:p text:style-name="Standard">Succentore</text:p>
      <text:p text:style-name="Standard">Guerinet</text:p>
      <text:p text:style-name="Standard">Bastardi</text:p>
      <text:p text:style-name="Standard">Cancellario</text:p>
      <text:p text:style-name="Standard">Victri</text:p>
      <text:p text:style-name="Standard">Fraxinis</text:p>
      <text:p text:style-name="Standard">Penitenciario</text:p>
      <text:p text:style-name="Standard">Aguenin</text:p>
      <text:p text:style-name="Standard">P. Thomas</text:p>
      <text:p text:style-name="Standard">Ordeimonte</text:p>
      <text:p text:style-name="Standard">Paillard</text:p>
      <text:p text:style-name="Standard">Burdelot</text:p>
      <text:p text:style-name="Standard">Chacy</text:p>
      <text:p text:style-name="Standard">Jerson</text:p>
      <text:p text:style-name="Standard">Despars</text:p>
      <text:p text:style-name="Standard">Breton</text:p>
      <text:p text:style-name="Standard">Monneti</text:p>
      <text:p text:style-name="Standard">Cotin</text:p>
      <text:p text:style-name="Standard">Archidiacono de Josay</text:p>
      <text:p text:style-name="Standard">Parenti</text:p>
      <text:p text:style-name="Standard">Gaillon</text:p>
      <text:p text:style-name="Standard">Pion</text:p>
      <text:p text:style-name="Standard"><text:soft-page-break/>Fourbeur</text:p>
      <text:p text:style-name="Standard">Barre</text:p>
      <text:p text:style-name="Standard">Bussi</text:p>
      <text:p text:style-name="Standard">Haultny</text:p>
      <text:p text:style-name="Standard">De Brollio</text:p>
      <text:p text:style-name="Standard">De Croces</text:p>
      <text:p text:style-name="Standard">Sohier</text:p>
      <text:p text:style-name="Standard">Fresnoy</text:p>
      <text:p text:style-name="Standard">Boullardi</text:p>
      <text:p text:style-name="Standard">N. Bretin a adjourné messeigneurs a lundi contre Estienne Babelon</text:p>
      <text:p text:style-name="Standard">sa femme affin d'avoir par rachat L. s. p. de rente sur une i</text:p>
      <text:p text:style-name="Standard">lu</text:p>
      <text:p text:style-name="Standard">Ajournement pro capella</text:p>
      <text:p text:style-name="Standard">assize a la porte Baudet a cause de la chapelle de Raoullet</text:p>
      <text:p text:style-name="Standard">Sancti Dionisii.</text:p>
      <text:p text:style-name="Standard">vasseur de Saint Denis et Saint George en l'eglise de Paris.</text:p>
      <text:p text:style-name="Standard">Hodie magister et scolares collegii Forteti pecierunt habere licenciam tradere</text:p>
      <text:p text:style-name="Standard">De collegio</text:p>
      <text:p text:style-name="Standard">Forteti</text:p>
      <text:p text:style-name="Standard">magistro Jo. Louchart quandam domum prope eorum domum ad redditus</text:p>
      <text:p text:style-name="Standard">De gubernatoribus Sancti Spiritus in gravia actoribus in causa monita ete</text:p>
      <text:p text:style-name="Standard">contra m. R. Haultny $mon$ citatum visurum et auditarum ordinatum dominorum com</text:p>
      <text:p text:style-name="Standard">Causa</text:p>
      <text:p text:style-name="Standard">ad sabbati proxime ad faciendum fidem de procuratorio rei per m. Jo. Louchart</text:p>
      <text:p text:style-name="Standard">se dicit $eius$ procuratorem rei cum ipso Louchart et gravi</text:p>
      <text:p text:style-name="Standard">De domo de</text:p>
      <text:p text:style-name="Standard">De domo de Culant deputantur De Croces et Paillard ad appunctuamentum</text:p>
      <text:p text:style-name="Standard">Culant</text:p>
      <text:p text:style-name="Standard">et ordinandum</text:p>
      <text:p text:style-name="Standard">Super questionis materia in causa mota seu morum sperata coram abbate</text:p>
      <text:p text:style-name="Standard">Genovefe Par. inter m.P. Halle magnum vicarium in ecclesia Par. actorem ex una et</text:p>
      <text:p text:style-name="Standard">Sevestre et Mahietam ejus uxore de Medunta deffensores partibus ex altera</text:p>
      <text:p text:style-name="Standard">super principali quam expensis per dictum halle contra dictos conjuges ibidem obtentes commitum</text:p>
      <text:p text:style-name="Standard">deputantur per Capitulum de consensu dicti Halle et dicte uxoris magistri T. de Victri</text:p>
      <text:p text:style-name="Standard">Causa Johannis</text:p>
      <text:p text:style-name="Standard">et M. de Fraxinis canonici Par. ad appunctuandum partes ipsas et ordinatum</text:p>
      <text:p text:style-name="Standard"><text:soft-page-break/>Sevestre et Halle</text:p>
      <text:p text:style-name="Standard">omnino super omnibus et deppendentis earumdem audita et visa prius per ipsos commissarios</text:p>
      <text:p text:style-name="Standard">relacione seu informacione super hoc facienda de consensu parcium per officialem dicti loci</text:p>
      <text:p text:style-name="Standard">et per m. Jo. de Gazon ad hoc commissos de consensu dictarum parcium Et ex nunc</text:p>
      <text:p text:style-name="Standard">prout consensit idem Halle quod interim hujusmodi sententes existorp et ugg et alie sentenis</text:p>
      <text:p text:style-name="Standard">per dictum ablaem aut ejus vicesipante contra dictos conjuges in hoc parte relayis</text:p>
      <text:p text:style-name="Standard">uusque ad dominicum de mia domini proxime solutis solvendis</text:p>
      <text:p text:style-name="Standard">=FRAN_0393_05379_L.jpg=</text:p>
      <text:p text:style-name="Standard">CCCC limo</text:p>
      <text:p text:style-name="Standard">Sabbati post Brandones iiiia marcii in jejuniis iiiior temporum</text:p>
      <text:p text:style-name="Standard">Reverendus in Christo pater ac dominus dominus G. dei gracia Par. episcopus sacros ordines</text:p>
      <text:p text:style-name="Standard">celebrans in sua superiori capella episcopali ad presentacionem capituli promovit</text:p>
      <text:p text:style-name="Standard">videlicet magistros Andream Soreau clericum accolitum ad subdyacionum Martinum</text:p>
      <text:p text:style-name="Standard">de Fraxinis subdiaconum canonico Par. ad dyaconum . Et Johannem de Rivo beneficio</text:p>
      <text:p text:style-name="Standard">in ecclesia Sancti $mod Benedicti Par. Dyacons ad presbyteratus ordines</text:p>
      <text:p text:style-name="Standard">facentis alti.</text:p>
      <text:p text:style-name="Standard">Dicta die capitulantibus dominis inscriptis videlicet</text:p>
      <text:p text:style-name="Standard">Archidiacono de Josayo</text:p>
      <text:p text:style-name="Standard">Succentore</text:p>
      <text:p text:style-name="Standard">Victri</text:p>
      <text:p text:style-name="Standard">Fraxinis</text:p>
      <text:p text:style-name="Standard">Aguenin</text:p>
      <text:p text:style-name="Standard">P Thomas</text:p>
      <text:p text:style-name="Standard">Cancellario</text:p>
      <text:p text:style-name="Standard">Monneti</text:p>
      <text:p text:style-name="Standard">Despars</text:p>
      <text:p text:style-name="Standard">Penitenciario</text:p>
      <text:p text:style-name="Standard">Parenti</text:p>
      <text:p text:style-name="Standard">H. Renouart</text:p>
      <text:p text:style-name="Standard">Ordeimonte</text:p>
      <text:p text:style-name="Standard">Jerson</text:p>
      <text:p text:style-name="Standard">Cotin</text:p>
      <text:p text:style-name="Standard">Gaillon</text:p>
      <text:p text:style-name="Standard">Fourbeur</text:p>
      <text:p text:style-name="Standard">Bussi</text:p>
      <text:p text:style-name="Standard">Paillardi excusatis</text:p>
      <text:p text:style-name="Standard"><text:soft-page-break/>Barre</text:p>
      <text:p text:style-name="Standard">De Brollio</text:p>
      <text:p text:style-name="Standard">Haultny</text:p>
      <text:p text:style-name="Standard">Sohier</text:p>
      <text:p text:style-name="Standard">Fresnoy</text:p>
      <text:p text:style-name="Standard">Boullardi</text:p>
      <text:p text:style-name="Standard">De Croces</text:p>
      <text:p text:style-name="Standard">Bastardi</text:p>
      <text:p text:style-name="Standard">Pion</text:p>
      <text:p text:style-name="Standard">Audita relacione magistrorum V. De Croces et T. de Victri qui retulerunt quod m. Ste.</text:p>
      <text:p text:style-name="Standard">Chevaillier requirit quod de certis hereditagiis existentibus apud Balneolium</text:p>
      <text:p text:style-name="Standard">Chevallier pro certis</text:p>
      <text:p text:style-name="Standard">videlicet de uno arpento vine que debet vinagia videlicet xviii sextariis vini ecclesie</text:p>
      <text:p text:style-name="Standard">hereditagiis</text:p>
      <text:p text:style-name="Standard">Fiat mutacio de hujusmodi vino ad argenta placet dominis quod fiat hujusmodi mutacio</text:p>
      <text:p text:style-name="Standard">seu scambium sic quod solvat idem Chevallier vita comite loco dictorum xviii sextarum</text:p>
      <text:p text:style-name="Standard">vini pro quolibet anno xviii s. p. scilicet pro quolibet sextario xii d. p. cum decima</text:p>
      <text:p text:style-name="Standard">et quod tradat exinde licteram.</text:p>
      <text:p text:style-name="Standard">Super requesta m. et scolarium collegii Forteti petencium habere licenciam tradendi</text:p>
      <text:p text:style-name="Standard">De collegio Forteti</text:p>
      <text:p text:style-name="Standard">magistro Jo. Louchart quandam domum que fuit m. N. de L'Empire Audita relacionie</text:p>
      <text:p text:style-name="Standard">quidem dono.</text:p>
      <text:p text:style-name="Standard">m. Jo. de Oliva Succentoris et T. de Jerson ad hoc commissorum . ordinatum est quod visitetur</text:p>
      <text:p text:style-name="Standard">dicta domus per juratos / et refferatur precium seu valorem dicte domus Et</text:p>
      <text:p text:style-name="Standard">ibidem presens m. G. Nicolas obtulit de eadem domo certam summam</text:p>
      <text:p text:style-name="Standard">160.</text:p>
      <text:p text:style-name="Standard">=FRAN_0393_05380_L.jpg=</text:p>
      <text:p text:style-name="Standard">170.</text:p>
      <text:p text:style-name="Standard">Pompon</text:p>
      <text:p text:style-name="Standard">Super requesta de Ponpon petentis habere consensum Capituli ut prius ut post</text:p>
      <text:p text:style-name="Standard">redimere lx s. p. super domo capelli Rubei quam emit a Roberto de Martigni</text:p>
      <text:p text:style-name="Standard">ut dicitur pro viii £. redditus . domini sunt oppinionis quod super hoc loquatur cum consilio</text:p>
      <text:p text:style-name="Standard">ecclesie in Castalleto et quod sciatur contractus habitus inter ipsas partes.</text:p>
      <text:p text:style-name="Standard">Ordinatum est quod magister Jo. Notin clericus matutinarum ecclesie nunc prisionarius in</text:p>
      <text:p text:style-name="Standard">carceribus Capituli propter nonnulla verba injuriosa per ipsum dicta domino Succentore</text:p>
      <text:p text:style-name="Standard"><text:soft-page-break/>De magistro Jo. Notin remanebit usque ad martem proxime et tunc veniet in capitulo ad petendum venera</text:p>
      <text:p text:style-name="Standard">a dicto domino Succentore de hujusmodi injuriis et super hoc ordinabitur</text:p>
      <text:p text:style-name="Standard">Martis post Reminiscere viia marcii post synodum capituli tentum capitulantibus dominis</text:p>
      <text:p text:style-name="Standard">Archidiacono de Josayo</text:p>
      <text:p text:style-name="Standard">Succentore</text:p>
      <text:p text:style-name="Standard">De Croces</text:p>
      <text:p text:style-name="Standard">Hector</text:p>
      <text:p text:style-name="Standard">Pion</text:p>
      <text:p text:style-name="Standard">Cancellario</text:p>
      <text:p text:style-name="Standard">Bastardi</text:p>
      <text:p text:style-name="Standard">Penitenciario</text:p>
      <text:p text:style-name="Standard">Monneti</text:p>
      <text:p text:style-name="Standard">Ja. Despars</text:p>
      <text:p text:style-name="Standard">Ordeimonte</text:p>
      <text:p text:style-name="Standard">Parenti</text:p>
      <text:p text:style-name="Standard">Cotin</text:p>
      <text:p text:style-name="Standard">Chacy</text:p>
      <text:p text:style-name="Standard">Jerson</text:p>
      <text:p text:style-name="Standard">Bussi</text:p>
      <text:p text:style-name="Standard">Breton</text:p>
      <text:p text:style-name="Standard">Fourbeur</text:p>
      <text:p text:style-name="Standard">Victri</text:p>
      <text:p text:style-name="Standard">Gaillon</text:p>
      <text:p text:style-name="Standard">Sohier</text:p>
      <text:p text:style-name="Standard">Paillard</text:p>
      <text:p text:style-name="Standard">Barre</text:p>
      <text:p text:style-name="Standard">Bastardi</text:p>
      <text:p text:style-name="Standard">Aiguenin</text:p>
      <text:p text:style-name="Standard">Haultny</text:p>
      <text:p text:style-name="Standard">Boullardi</text:p>
      <text:p text:style-name="Standard">De Brollio</text:p>
      <text:p text:style-name="Standard">Du Drc</text:p>
      <text:p text:style-name="Standard">Fraxinis</text:p>
      <text:p text:style-name="Standard">Fresnoy</text:p>
      <text:p text:style-name="Standard">P Thomas.</text:p>
      <text:p text:style-name="Standard"><text:soft-page-break/>De vi. scutis tradendis</text:p>
      <text:p text:style-name="Standard">habeat m. P. Laduré clericus m. L. Raguié mandatum capituli de tradendo vi scuta</text:p>
      <text:p text:style-name="Standard">per mst.r P Cadure</text:p>
      <text:p text:style-name="Standard">auri pro tradendo canonicis Sancti Aniani prout alias fuit conclusum</text:p>
      <text:p text:style-name="Standard">nichil qui infra</text:p>
      <text:p text:style-name="Standard">Data est domino Johanni du Sauchoy presbytero licenciam deserviendi ecclesie parrochiali Sancti</text:p>
      <text:p text:style-name="Standard">De domino Jo. du Sauçoy</text:p>
      <text:p text:style-name="Standard">Mederici Par. loco m. P. Beaupere capicerio dicte ecclesie usque ad synodum</text:p>
      <text:p text:style-name="Standard">pro cura Sancti Mederici</text:p>
      <text:p text:style-name="Standard">Capituli proxime de consensu tamen dicti Beaupere.</text:p>
      <text:p text:style-name="Standard">=FRAN_0393_05381_L.jpg=</text:p>
      <text:p text:style-name="Standard">cccc li°</text:p>
      <text:p text:style-name="Standard">Canonicatus et prebenda ecclesie Sancti Mederici quos nuper obtinebat magister Toussanus</text:p>
      <text:p text:style-name="Standard">tus</text:p>
      <text:p text:style-name="Standard">d</text:p>
      <text:p text:style-name="Standard">Confranc vacantes ad presens per ejus resignacionem ex causa permutacionis faciende et non alias cum</text:p>
      <text:p text:style-name="Standard">magistro Johanne Le Guilloys ad parrochialem ecclesiam Sancti Ebromondi de</text:p>
      <text:p text:style-name="Standard">Senulleyo diocesis Baiocensis Salvo jure cujuslibet collate sunt eidem magistro</text:p>
      <text:p text:style-name="Standard">Johanni Le Guilloys licet absentis in personam m. Dyonisii comitis ejus</text:p>
      <text:p text:style-name="Standard">quo ad hoc procuratoris fundata qui juravit in forma / et fuit installatus</text:p>
      <text:p text:style-name="Standard">in choris Par. et Sancti Benedicti ecclesiarum solutis juribus capituli Par. et prestito</text:p>
      <text:p text:style-name="Standard">prius juramentp quod in hujusmodi resignacine non intervenient fraus dolus etc</text:p>
      <text:p text:style-name="Standard">De magistro Jo. Notin Hodie in capitulo Par. coram dominis tunc capitulantibus magister Jo. Notin presbyter</text:p>
      <text:p text:style-name="Standard">et domino Succentore</text:p>
      <text:p text:style-name="Standard">clericus matutinarum ecclesie nuper in carceribus capituli propter infrascripta prisionnarius</text:p>
      <text:p text:style-name="Standard">detentus peciit et requisivit veniam a domino succentore de verbis injuriosis</text:p>
      <text:p text:style-name="Standard">per ipsum Notin eidem domino Succentore nuper dictis</text:p>
      <text:p text:style-name="Standard">Tradat magister P. Laduré clericus et servitor domini L. Raguier nunc episcopi</text:p>
      <text:p text:style-name="Standard">Trecensis et per antea canonici et officiarii anniversariorum ecclesie Par. de summa per</text:p>
      <text:p text:style-name="Standard">eum debita aut debenda ecclesie per finem et conclusionem suorum</text:p>
      <text:p text:style-name="Standard">ᗞe vi scutis tradendis</text:p>
      <text:p text:style-name="Standard">compotorum redditorum aut reddendorum / canonicis Sancti Aniani</text:p>
      <text:p text:style-name="Standard">canonicis Sancti Aniani.</text:p>
      <text:p text:style-name="Standard">sex scuta auri loco et pro ix £. p. in quibus $capitulum$ consignante</text:p>
      <text:p text:style-name="Standard"><text:soft-page-break/>erga dictos canonicos in manu justicie Castalleti capitulum nuper fuit</text:p>
      <text:p text:style-name="Standard">condempnatum ut dicebatur de et pro quadam domo sita in vico Gallandie</text:p>
      <text:p text:style-name="Standard">ad intersigntum de la Corne de cerf . quibus vi scutis mediante ipsi canonici</text:p>
      <text:p text:style-name="Standard">quictaverunt capitulum et dictum magistrum P. et omes alios de dictis ix £. p.</text:p>
      <text:p text:style-name="Standard">Collacio prebende</text:p>
      <text:p text:style-name="Standard">Sancti Mederici</text:p>
      <text:p text:style-name="Standard">171.</text:p>
      <text:p text:style-name="Standard">=FRAN_0393_05382_L.jpg=</text:p>
      <text:p text:style-name="Standard">172</text:p>
      <text:p text:style-name="Standard">Jovis post reminiscere ixa marcii capitulantibus dominis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Paillard</text:p>
      <text:p text:style-name="Standard">Penitenciario</text:p>
      <text:p text:style-name="Standard">Ordeimonte</text:p>
      <text:p text:style-name="Standard">Aguenin</text:p>
      <text:p text:style-name="Standard">Chacy</text:p>
      <text:p text:style-name="Standard">Monneti</text:p>
      <text:p text:style-name="Standard">Breton</text:p>
      <text:p text:style-name="Standard">Parenti</text:p>
      <text:p text:style-name="Standard">Cotin</text:p>
      <text:p text:style-name="Standard">De Brollio</text:p>
      <text:p text:style-name="Standard">Gaillon</text:p>
      <text:p text:style-name="Standard">Jerson</text:p>
      <text:p text:style-name="Standard">Barre</text:p>
      <text:p text:style-name="Standard">Fourbeur</text:p>
      <text:p text:style-name="Standard">Haultny</text:p>
      <text:p text:style-name="Standard">Sohier</text:p>
      <text:p text:style-name="Standard">Du Drac</text:p>
      <text:p text:style-name="Standard">Bastardi</text:p>
      <text:p text:style-name="Standard">Bussi</text:p>
      <text:p text:style-name="Standard">Jehan Le Fevre a adjourné messeigneurs a samedi a cause des chanoines de Saint</text:p>
      <text:p text:style-name="Standard">Anian contre Jehan de $Saint$ Pierre Fricte pour veoir adjuger le prouffit</text:p>
      <text:p text:style-name="Standard">adjournement</text:p>
      <text:p text:style-name="Standard"><text:soft-page-break/>*</text:p>
      <text:p text:style-name="Standard">de plusieurs deffauts ou intrimentu etc.</text:p>
      <text:p text:style-name="Standard">adjournement</text:p>
      <text:p text:style-name="Standard">Item contre Hennequin de Breban a ce jour a respondre sur desp</text:p>
      <text:p text:style-name="Standard">Canonicatus et prebenda ecclesie Sancti Mederici Par. quos nuper obtinebat</text:p>
      <text:p text:style-name="Standard">magister Johannes Le Guilloys nunc vacantes per resignacionem m. Dyonisii Comitis</text:p>
      <text:p text:style-name="Standard">ejus procuratoris ex causa permutacionis et non alias faciende cum magistro Henrico</text:p>
      <text:p text:style-name="Standard">Romani ad penitenciarium canonicatum et prebendam ecclesie Constanciensis de Sancto</text:p>
      <text:p text:style-name="Standard">Collacio canonicatus et</text:p>
      <text:p text:style-name="Standard">Laudulo vulgariter nuncupatis et ad omnem jus ac interesse quod in eisdem</text:p>
      <text:p text:style-name="Standard">prebende Sancti Mederici</text:p>
      <text:p text:style-name="Standard">canonicatu et prebenda ac penitenciariatu habet et habere pretendum idem m. H. Romani</text:p>
      <text:p text:style-name="Standard">Salvo jure cujuslibet collati sunt dicto magistro Henrico presenti qui juravit</text:p>
      <text:p text:style-name="Standard">in forma et fuit installatus in choris Par. et dicte Sancti Mederici ecclesiarum</text:p>
      <text:p text:style-name="Standard">prestito prius juramento hincinde quod in hujusmodi resignacione non intervenient</text:p>
      <text:p text:style-name="Standard">fraus dolus etc</text:p>
      <text:p text:style-name="Standard">Cotin } deputantur ad providendum canonicus Sancti Aniani pro certis peccuniis</text:p>
      <text:p text:style-name="Standard">Fraxinis} receptis in terra Gallandie in juridicione et domino ipsorum canonicorum</text:p>
      <text:p text:style-name="Standard">Presentetur ex parte capituli magistri Symon Chapitaut presbyter magister in artibus et licenciatus</text:p>
      <text:p text:style-name="Standard">ex</text:p>
      <text:p text:style-name="Standard">in decretis ad parrochialem ecclesiasticam de Sucyaco et hoc de consensu m. Jo.</text:p>
      <text:p text:style-name="Standard">de Bussi ex causa permutacionis faciende et non alias cum dicto de Bussi ad canonicatum</text:p>
      <text:p text:style-name="Standard">Presentacio ad parrochialem</text:p>
      <text:p text:style-name="Standard">ecclesiam de Sucyaco</text:p>
      <text:p text:style-name="Standard">prebendam ecclesie collegiate Sancti Germani de Monte Falconis diocesis</text:p>
      <text:p text:style-name="Standard">Remensis</text:p>
      <text:p text:style-name="Standard">Boullardi</text:p>
      <text:p text:style-name="Standard">Fraxinis</text:p>
      <text:p text:style-name="Standard">P Thomas</text:p>
      <text:p text:style-name="Standard">Pion</text:p>
      <text:p text:style-name="Standard">Renouart</text:p>
      <text:p text:style-name="Standard">P. Boucher</text:p>
      <text:p text:style-name="Standard">Victri excusato</text:p>
      <text:p text:style-name="Standard">De canonicis Sancti</text:p>
      <text:p text:style-name="Standard">Aniani</text:p>
      <text:p text:style-name="Standard">=FRAN_0393_05383_L.jpg=</text:p>
      <text:p text:style-name="Standard"><text:soft-page-break/>cccc $lii$ li°..</text:p>
      <text:p text:style-name="Standard">Hodie venerabilis vir magister Petrus Bouchier licenciatus in legibus notarius</text:p>
      <text:p text:style-name="Standard">et secretarius regis . Mediantibus certis licteris bone memorie domini Gerardi</text:p>
      <text:p text:style-name="Standard">quondam Par. episcopi ejus sigillo sigillato de data anni $mccc$ ab incarnacione domini</text:p>
      <text:p text:style-name="Standard">e</text:p>
      <text:p text:style-name="Standard">m. CCCC vicesimi die xxa mensis junii. hic exhibitis et visis</text:p>
      <text:p text:style-name="Standard">per quas constat prefatum dominum episcopum tunc viventem contulisse prefato</text:p>
      <text:p text:style-name="Standard">magistro P. Bouchier Canonicatum et prebendam ecclesie Par. quos dum viveret obtinebat</text:p>
      <text:p text:style-name="Standard">et possidebat magister Michael Raguier tunc vacantes per resignacionem pure et</text:p>
      <text:p text:style-name="Standard">simpliciter factam per procuratorem dicti m. Michaelis in manibus ipsius domini</text:p>
      <text:p text:style-name="Standard">Recepcio canonici Par. videlicet</text:p>
      <text:p text:style-name="Standard">episcopi et admissam atque quoddam publico instrumento de et super possessione dictorum</text:p>
      <text:p text:style-name="Standard">m. P. Bouchier.</text:p>
      <text:p text:style-name="Standard">canonicatus et prebende per magistros Johannem Tuderti decanum Guillelmum Fedelli Hugonem</text:p>
      <text:p text:style-name="Standard">Grimault et Johannem d'Estampis canonicos tunc ecclesie Par. in ecclesia Pictavensi</text:p>
      <text:p text:style-name="Standard">dicto magistro P. Bouchier tradita . Necnon quibusdeam licteris regis patentitibus certi</text:p>
      <text:p text:style-name="Standard">accordi facti et passati in curia parlamenti de licencia et auctoritate domini nostri regis inter</text:p>
      <text:p text:style-name="Standard">ipsum m. P. Bouchier et m. Petrum Maugier contendentis in dicta curia</text:p>
      <text:p text:style-name="Standard">parlamenti de dictis canonicatu et prebenda dicte ecclesie Par. quos dudum obtinere solebat</text:p>
      <text:p text:style-name="Standard">dum viveret magister Symon Allegret in quibus ipse partes jus habere</text:p>
      <text:p text:style-name="Standard">pretendebant . Prefatus magister P. Bouchier ad canonicatum et prebendam dicte ecclesie Par.</text:p>
      <text:p text:style-name="Standard">de quibus in dictis licteris fit mencio suaque jura et pertinentiis universis Salvo</text:p>
      <text:p text:style-name="Standard">jure cujuslibet fuit receptus et admissus. qui juravit in forma</text:p>
      <text:p text:style-name="Standard">et fuit installatus in choro et in capitulo tamquam subdiaconum adhibitis solennitatibus</text:p>
      <text:p text:style-name="Standard">assuetis et solutis juribus.</text:p>
      <text:p text:style-name="Standard">Hodie in causa monasterii mota in capitulo Par. inter magistros seu gubernatores hospitalis</text:p>
      <text:p text:style-name="Standard">Sancti Spiritus in gravia actoris et magistrum R. Haultny canonicum Par. per magistros Martinum</text:p>
      <text:p text:style-name="Standard">ᗞe Sancto Spiritu in gravia</text:p>
      <text:p text:style-name="Standard">contra m . R. Haultny</text:p>
      <text:p text:style-name="Standard">de Fraxinis et Johannem Bastardi canonicos Par. ad hoc per Capitulum deputatos Lata est</text:p>
      <text:p text:style-name="Standard">in capitulo Sentencia ut sequitur Nos Leo Guerinet Martinus de Fraxinis et</text:p>
      <text:p text:style-name="Standard">Johannes Bastardi ecclesie Par. canonici cause et partibus infrascriptis itidem ab eodem capitulo commissi et deputati</text:p>
      <text:p text:style-name="Standard">et quo ad infrascripta virtute commissis nobis in hac parte attribute ipsum capitulum representantem in causa</text:p>
      <text:p text:style-name="Standard">monasterii expensarum $pe$ mota et pendente coram nobis inter magistros et gubernatores hospitalis Sancti Spiritus in gravia</text:p>
      <text:p text:style-name="Standard"><text:soft-page-break/>actoris ex una et m. R. Haultny concanonicum nostrum reum partibus ex altera per hanc nostram sentenciam</text:p>
      <text:p text:style-name="Standard">quam in hoc ferimus scriptis diximus et pronunciamus manusmunicionem penam scribum ejusdem capituli pro</text:p>
      <text:p text:style-name="Standard">et de parte ejusdem rei deportam eisdem actoris fore et esse tradendum et deliberandum prout et</text:p>
      <text:p text:style-name="Standard">ipsam eisdem tradimus et deliberamus ipsum reum in expensis eorumdem actis in hujusmodi cum monasterii expensis</text:p>
      <text:p text:style-name="Standard">factis condempnatis ipsarum taxacione penes nos reservata presens sentencia fuit deliberata et conclusa</text:p>
      <text:p text:style-name="Standard">per nos commissos supranominatos die jovis secunda mensis marcii anno domini m° cccc° li° testibus</text:p>
      <text:p text:style-name="Standard">signis nostris manualibus hoc appositis anno et die predictis Sic signatum Guerinet Fresnes</text:p>
      <text:p text:style-name="Standard">Bastardi A qua sentencia magister Jo. Louchart procurator ut dicebat dicti Haultny adherendo aliis</text:p>
      <text:p text:style-name="Standard">appellacionibus alias per ipsum Haultny interejectis appellans ad papam apostolicum peciit etc cui responsum est</text:p>
      <text:p text:style-name="Standard">appellacionem vestre tamquam firmale non defferius et hoc pro apostolicis vobis $dous$ respondend presentibus</text:p>
      <text:p text:style-name="Standard">m. ᗞesiderio Vilain magistro Jo. Saliau domino Jo. Raysonnet domino P. Belledent Jo. du Chastenet</text:p>
      <text:p text:style-name="Standard">et pluribus aliis.</text:p>
      <text:p text:style-name="Standard">173.</text:p>
      <text:p text:style-name="Standard">=FRAN_0393_05384_L.jpg=</text:p>
      <text:p text:style-name="Standard">174.</text:p>
      <text:p text:style-name="Standard">De die xa marcii ccccli tradita est lictera de approbamus capituli qualiter capitulum ratifficavit</text:p>
      <text:p text:style-name="Standard">tradicionem factam per religiosos domus Dei Par. Johanni Fouquelin drapperio et burgensi</text:p>
      <text:p text:style-name="Standard">De quadam domo in vico</text:p>
      <text:p text:style-name="Standard">Par. de quadam domo in vico de $V$ La Vennerie que fuit. Hen. de Porta</text:p>
      <text:p text:style-name="Standard">de la Vennerie</text:p>
      <text:p text:style-name="Standard">de post Jo. de Blanchi et nunc pertinet dicte domui Dei Par. Et hoc pro ..</text:p>
      <text:p text:style-name="Standard">redditus eidem Domui Dei solvendis prout in licteris Castalleti continetur</text:p>
      <text:p text:style-name="Standard">Sabbati xia marcii capitulantibus dominis.</text:p>
      <text:p text:style-name="Standard">Archidiacono de Josayo</text:p>
      <text:p text:style-name="Standard">Du Drac</text:p>
      <text:p text:style-name="Standard">De Brollio</text:p>
      <text:p text:style-name="Standard">Succentore</text:p>
      <text:p text:style-name="Standard">Bussi</text:p>
      <text:p text:style-name="Standard">Sohier</text:p>
      <text:p text:style-name="Standard">Cancellario</text:p>
      <text:p text:style-name="Standard">Fresnoy</text:p>
      <text:p text:style-name="Standard"><text:soft-page-break/>Bastardi</text:p>
      <text:p text:style-name="Standard">Penitenciario</text:p>
      <text:p text:style-name="Standard">De Croces</text:p>
      <text:p text:style-name="Standard">Boullardi</text:p>
      <text:p text:style-name="Standard">Ordeimonte</text:p>
      <text:p text:style-name="Standard">Victri</text:p>
      <text:p text:style-name="Standard">Fraxinis</text:p>
      <text:p text:style-name="Standard">Chacy</text:p>
      <text:p text:style-name="Standard">Aguenin</text:p>
      <text:p text:style-name="Standard">P. Thomes</text:p>
      <text:p text:style-name="Standard">Breton</text:p>
      <text:p text:style-name="Standard">Paillard</text:p>
      <text:p text:style-name="Standard">Pion</text:p>
      <text:p text:style-name="Standard">Cotin</text:p>
      <text:p text:style-name="Standard">Monneti</text:p>
      <text:p text:style-name="Standard">$Dep$</text:p>
      <text:p text:style-name="Standard">Despars</text:p>
      <text:p text:style-name="Standard">Gaillon</text:p>
      <text:p text:style-name="Standard">Jerson</text:p>
      <text:p text:style-name="Standard">Barre</text:p>
      <text:p text:style-name="Standard">Fourbeur</text:p>
      <text:p text:style-name="Standard">Renouart</text:p>
      <text:p text:style-name="Standard">Haultny</text:p>
      <text:p text:style-name="Standard">P. Boucher</text:p>
      <text:p text:style-name="Standard">Parenti</text:p>
      <text:p text:style-name="Standard">Burdelot</text:p>
      <text:p text:style-name="Standard">adjournennt</text:p>
      <text:p text:style-name="Standard">Jehan le Fevre a adjourné messeigneurs a cause des chanoines de Saint Denis</text:p>
      <text:p text:style-name="Standard">du Pas / contre George de Maistrolles a respondre.</text:p>
      <text:p text:style-name="Standard">Magna vicaria ecclesie Par. vacans per obitum deffuncti m. N. Marinet</text:p>
      <text:p text:style-name="Standard">collata est magistro Johanni Fournier magistro in artibus ad hoc presentato licteratorie per</text:p>
      <text:p text:style-name="Standard">Abbatem Sancti Mauri audita prius relacione domini Succentor ad hoc commissi</text:p>
      <text:p text:style-name="Standard">De magistro Jo. Fournier</text:p>
      <text:p text:style-name="Standard">per capitulum qui retulit ipsum fore sufficentem quo ad ejus personam /$sudm et</text:p>
      <text:p text:style-name="Standard">in cantu . Sed non fuit installatus pro nunc ymo sua installacio defferetur</text:p>
      <text:p text:style-name="Standard">usque ad mensem. Tamen promisit et juravit se facere recipi et installari</text:p>
      <text:p text:style-name="Standard"><text:soft-page-break/>infra dictum mensem et perare juram cons nisi interim permutaverit et</text:p>
      <text:p text:style-name="Standard">interim providebit servicio in ecclesia.</text:p>
      <text:p text:style-name="Standard">Placet dominis quod Egidius de Tilloy teneat scolas m. Jo. Rousseau</text:p>
      <text:p text:style-name="Standard">Collacio scolarum pro</text:p>
      <text:p text:style-name="Standard">apud Sanctum Julianum sub domino cantore ecclesie Par. dum et quando ipse</text:p>
      <text:p text:style-name="Standard">Egidio de Tilloy</text:p>
      <text:p text:style-name="Standard">magister Jo. resignaverit eas in manu notarii capituli</text:p>
      <text:p text:style-name="Standard">=FRAN_0393_05385_L.jpg=</text:p>
      <text:p text:style-name="Standard">cccc li°</text:p>
      <text:p text:style-name="Standard">Martis post oculi xiiia marcii capitulantibus dominis</text:p>
      <text:p text:style-name="Standard">Archidiacono de Josayo</text:p>
      <text:p text:style-name="Standard">. Succentore</text:p>
      <text:p text:style-name="Standard">Fresnoy</text:p>
      <text:p text:style-name="Standard">Bastardi</text:p>
      <text:p text:style-name="Standard">Cancellario</text:p>
      <text:p text:style-name="Standard">Victri</text:p>
      <text:p text:style-name="Standard">Boullardi</text:p>
      <text:p text:style-name="Standard">Penitenciario</text:p>
      <text:p text:style-name="Standard">De Croces</text:p>
      <text:p text:style-name="Standard">Fraxinis</text:p>
      <text:p text:style-name="Standard">Chacy</text:p>
      <text:p text:style-name="Standard">Paillard</text:p>
      <text:p text:style-name="Standard">P. Thomas</text:p>
      <text:p text:style-name="Standard">Breton</text:p>
      <text:p text:style-name="Standard">Aguenin</text:p>
      <text:p text:style-name="Standard">Despars</text:p>
      <text:p text:style-name="Standard">Cotin</text:p>
      <text:p text:style-name="Standard">De Brollio</text:p>
      <text:p text:style-name="Standard">Gaillon</text:p>
      <text:p text:style-name="Standard">Jerson</text:p>
      <text:p text:style-name="Standard">Renouart</text:p>
      <text:p text:style-name="Standard">Barre</text:p>
      <text:p text:style-name="Standard">Monneti</text:p>
      <text:p text:style-name="Standard">Burdelot</text:p>
      <text:p text:style-name="Standard">Haultny</text:p>
      <text:p text:style-name="Standard">Fourbeur</text:p>
      <text:p text:style-name="Standard"><text:soft-page-break/>P. Bouchier</text:p>
      <text:p text:style-name="Standard">Du Drac</text:p>
      <text:p text:style-name="Standard">Pion</text:p>
      <text:p text:style-name="Standard">Ordeimonte</text:p>
      <text:p text:style-name="Standard">Parenti</text:p>
      <text:p text:style-name="Standard">Sohier</text:p>
      <text:p text:style-name="Standard">Bussi excusato</text:p>
      <text:p text:style-name="Standard">Hodie Soror Ysabellis la Jolye religiosa domus Dei Par. recepit in capitulo</text:p>
      <text:p text:style-name="Standard">Par. ut solitum est velum et clamidem ordinis dicte domus</text:p>
      <text:p text:style-name="Standard">Hodie magister Jo. du Drac exposuit dominis qualiter ipse sunt iiiior anni cepit ad ix annos</text:p>
      <text:p text:style-name="Standard">Stanna Brie pro xl f. pro quolibet anno de quibus sunt jam iiiior elapsi et</text:p>
      <text:p text:style-name="Standard">quod in ipsis perdidit lx £. ut asservit medio juramento et requisivit dominos ut velint</text:p>
      <text:p text:style-name="Standard">contribuere reparacionibus neccessariis / aut quod prorogerent ejus terminum Super quo deputantur</text:p>
      <text:p text:style-name="Standard">ad loquendum cum ipso ipsum audiendum domini Archidiaconus de Josayo Succentor Cancellarius Barre</text:p>
      <text:p text:style-name="Standard">et De Croces / et refferendum . de commodo vel incommodo.</text:p>
      <text:p text:style-name="Standard">De domino de</text:p>
      <text:p text:style-name="Standard">Montmorency</text:p>
      <text:p text:style-name="Standard">Super requesta hic facta pro parte domini de Montmorency petentis dilacionem</text:p>
      <text:p text:style-name="Standard">data est sibi hujusmodi dilacio usque ad Quasimodo pro omni dilacione</text:p>
      <text:p text:style-name="Standard">Hodie dominus Johannes Graneron presbyter resignavit in manibus capituli pure et simpliciter</text:p>
      <text:p text:style-name="Standard">suam capellaniam Sancti Nicolay in ecclesia Sancti Sepulcri Par. quam resignacionem domini</text:p>
      <text:p text:style-name="Standard">Collacio capellanie</text:p>
      <text:p text:style-name="Standard">admiserunt Et ipsam capellaniam sic vacantem contulerunt in communii domino Guillelmo de</text:p>
      <text:p text:style-name="Standard">Sepulcri</text:p>
      <text:p text:style-name="Standard">Rivery presbytero eorum scribe qui ipsam acceptavit protestantes de habendo recursum</text:p>
      <text:p text:style-name="Standard">ad suam capellania sanctorum Jo. et Firmini dicti Sepulcri casu quo ipse de Rivery</text:p>
      <text:p text:style-name="Standard">evinceretur a dicta capellania Sancti Nicolay et quod non haberet jus in eadem.</text:p>
      <text:p text:style-name="Standard">de bictis mattentis</text:p>
      <text:p text:style-name="Standard">Mictantur apud Vernon domino Roberto Le Teiller procuratori capituli lictere orginales per</text:p>
      <text:p text:style-name="Standard">apud Vernon</text:p>
      <text:p text:style-name="Standard">quas apparet Jo. de la Prevosté vendidisse magistro Gervasio Christiensi x s. p. redditus</text:p>
      <text:p text:style-name="Standard">supra pontem Arche de Vernon . que sunt signate in repertonio ad numerum .V.</text:p>
      <text:p text:style-name="Standard">Processiones generales.</text:p>
      <text:p text:style-name="Standard">Fiant processiones generales die dominica proxima ad conventum Carmelitorum</text:p>
      <text:p text:style-name="Standard">Fourbeur</text:p>
      <text:p text:style-name="Standard"><text:soft-page-break/>Gabriel</text:p>
      <text:p text:style-name="Standard">Super debato m. R. Le Fourbeur et domini Gabrielis Harenger fiat informacio</text:p>
      <text:p text:style-name="Standard">per promotorem capituli</text:p>
      <text:p text:style-name="Standard">De religiosa</text:p>
      <text:p text:style-name="Standard">domus Dei</text:p>
      <text:p text:style-name="Standard">Du Drac</text:p>
      <text:p text:style-name="Standard">f. iiii xx viii</text:p>
      <text:p text:style-name="Standard">175.</text:p>
      <text:p text:style-name="Standard">=FRAN_0393_05386_L.jpg=</text:p>
      <text:p text:style-name="Standard">176</text:p>
      <text:p text:style-name="Standard">Sunt xxxiii</text:p>
      <text:p text:style-name="Standard">Jovis post oculi xvi marcii capitulantibus dominis</text:p>
      <text:p text:style-name="Standard">Fresnoy</text:p>
      <text:p text:style-name="Standard">Archidiacono de Josayo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Aguenin</text:p>
      <text:p text:style-name="Standard">Penitenciario</text:p>
      <text:p text:style-name="Standard">Paillard</text:p>
      <text:p text:style-name="Standard">Chacy</text:p>
      <text:p text:style-name="Standard">Oideimonte</text:p>
      <text:p text:style-name="Standard">Jerson</text:p>
      <text:p text:style-name="Standard">Monneti</text:p>
      <text:p text:style-name="Standard">Cotin</text:p>
      <text:p text:style-name="Standard">Gaillon</text:p>
      <text:p text:style-name="Standard">Parenti</text:p>
      <text:p text:style-name="Standard">Barre</text:p>
      <text:p text:style-name="Standard">Fourbeur</text:p>
      <text:p text:style-name="Standard">Haultny</text:p>
      <text:p text:style-name="Standard">Sohier</text:p>
      <text:p text:style-name="Standard">Du Drac</text:p>
      <text:p text:style-name="Standard">Bastardi</text:p>
      <text:p text:style-name="Standard">Breton</text:p>
      <text:p text:style-name="Standard">Hodie clerici matutinarum videlicet Cormont et Notin pecierunt fieri obitus</text:p>
      <text:p text:style-name="Standard"><text:soft-page-break/>De clericis matutinarum</text:p>
      <text:p text:style-name="Standard">in Capella m. P. Cajart in ista Quadragesima super quo ordinatum est quod loqueretur</text:p>
      <text:p text:style-name="Standard">et Cajart</text:p>
      <text:p text:style-name="Standard">cum dicto Cajart</text:p>
      <text:p text:style-name="Standard">Fiat informacio per promotorem capituli de regimine domini Johannis de Buy</text:p>
      <text:p text:style-name="Standard">De domino Johanne</text:p>
      <text:p text:style-name="Standard">$bussi$ clerici matutinarum</text:p>
      <text:p text:style-name="Standard">de Buy</text:p>
      <text:p text:style-name="Standard">Ad requestam domini archidiaconi de Josayo videlicet m. Jo. de Courcellis Placet</text:p>
      <text:p text:style-name="Standard">dominis et conceditur eidem quod ipse et m. T. de Courcellis ejus frater</text:p>
      <text:p text:style-name="Standard">possint et valeant tenere et possidere et supervivens eorumdem ad eorum</text:p>
      <text:p text:style-name="Standard">De magistris Jo. de Cour</text:p>
      <text:p text:style-name="Standard">vitam domum cum suis pertinenciis de Balneolis prout et quam admodum faciat</text:p>
      <text:p text:style-name="Standard">cellis et T. ejus</text:p>
      <text:p text:style-name="Standard">fratre pro domo de Baigneux magistri Jo. Boucard et ejus nepos / et ratifficaverunt domini transportum</text:p>
      <text:p text:style-name="Standard">eidem factum per dictum Boucard secundum formam quod ipse Boucard eidem transportavit</text:p>
      <text:p text:style-name="Standard">cum omnibus etc</text:p>
      <text:p text:style-name="Standard">Succentor} deputantur ad loquendum cum magistro G. Pommyer pro quadam domo</text:p>
      <text:p text:style-name="Standard">Deputati</text:p>
      <text:p text:style-name="Standard">Monneti</text:p>
      <text:p text:style-name="Standard">de qua hic locutus est de Croces.</text:p>
      <text:p text:style-name="Standard">De Croces</text:p>
      <text:p text:style-name="Standard">Declaracio prebende Prebenda Sancti Stephani de Gressibus quam possidebat dominus Gobertus</text:p>
      <text:p text:style-name="Standard">Vacantis</text:p>
      <text:p text:style-name="Standard">Gariot declarata est vacans per ejus obitum</text:p>
      <text:p text:style-name="Standard">domini ad hoc commissi loquantur cum magistro Jo. Du Drac pro facto stannorum</text:p>
      <text:p text:style-name="Standard">Du Drac pro</text:p>
      <text:p text:style-name="Standard">de Rosayo ad sciendum ab eo an voluerit ipsa ponere et reddere in statu</text:p>
      <text:p text:style-name="Standard">stannis.</text:p>
      <text:p text:style-name="Standard">bono et refferendum</text:p>
      <text:p text:style-name="Standard">De domo de qua hic locutim$ sunt de Croces et Paillard pro magistro ᑕ.</text:p>
      <text:p text:style-name="Standard">De quadam domo.</text:p>
      <text:p text:style-name="Standard">Lanculant</text:p>
      <text:p text:style-name="Standard">de Lanculant renunciatur dicte domui sub condicionibus hic declaratis</text:p>
      <text:p text:style-name="Standard">Boullardi</text:p>
      <text:p text:style-name="Standard">Fraxinis</text:p>
      <text:p text:style-name="Standard"><text:soft-page-break/>P Thomas</text:p>
      <text:p text:style-name="Standard">Despars</text:p>
      <text:p text:style-name="Standard">Renouart</text:p>
      <text:p text:style-name="Standard">Burdelot</text:p>
      <text:p text:style-name="Standard">Pion</text:p>
      <text:p text:style-name="Standard">Bouchier}</text:p>
      <text:p text:style-name="Standard">excusatis</text:p>
      <text:p text:style-name="Standard">Bussi }</text:p>
      <text:p text:style-name="Standard">De Brollio}</text:p>
      <text:p text:style-name="Standard">=FRAN_0393_05387_L.jpg=</text:p>
      <text:p text:style-name="Standard">Sunt xxxi</text:p>
      <text:p text:style-name="Standard">cccc li°</text:p>
      <text:p text:style-name="Standard">Sabbati post oculi xviii marcii capitulantibus dominis</text:p>
      <text:p text:style-name="Standard">Succentore</text:p>
      <text:p text:style-name="Standard">Victri</text:p>
      <text:p text:style-name="Standard">Fraxinis</text:p>
      <text:p text:style-name="Standard">Cancellario</text:p>
      <text:p text:style-name="Standard">Fresnoy</text:p>
      <text:p text:style-name="Standard">Despars</text:p>
      <text:p text:style-name="Standard">Penitenciario</text:p>
      <text:p text:style-name="Standard">Ordeimonte</text:p>
      <text:p text:style-name="Standard">De Croces</text:p>
      <text:p text:style-name="Standard">Renouart</text:p>
      <text:p text:style-name="Standard">Burdelot</text:p>
      <text:p text:style-name="Standard">Chacy</text:p>
      <text:p text:style-name="Standard">Aguenin</text:p>
      <text:p text:style-name="Standard">Paillard</text:p>
      <text:p text:style-name="Standard">Parenti</text:p>
      <text:p text:style-name="Standard">Breton</text:p>
      <text:p text:style-name="Standard">Monneti</text:p>
      <text:p text:style-name="Standard">P. Thomas</text:p>
      <text:p text:style-name="Standard">Cotin excusato</text:p>
      <text:p text:style-name="Standard">Gaillon</text:p>
      <text:p text:style-name="Standard">Jerson</text:p>
      <text:p text:style-name="Standard">Mondidier</text:p>
      <text:p text:style-name="Standard">Barre</text:p>
      <text:p text:style-name="Standard"><text:soft-page-break/>De Brollio excusato</text:p>
      <text:p text:style-name="Standard">Pion</text:p>
      <text:p text:style-name="Standard">Haultny</text:p>
      <text:p text:style-name="Standard">Fourbeur</text:p>
      <text:p text:style-name="Standard">Archidiacono de Josayo } excusatis</text:p>
      <text:p text:style-name="Standard">Bussi excusato</text:p>
      <text:p text:style-name="Standard">Sohier</text:p>
      <text:p text:style-name="Standard">Boullardi</text:p>
      <text:p text:style-name="Standard">Jehan Le Fevre a adjourné messeigneurs a lundi contre Jaques le Moyne en cas</text:p>
      <text:p text:style-name="Standard">de heritage et de peril / et pour oïr une requeste a cause d'une maison</text:p>
      <text:p text:style-name="Standard">assis en la rue de La Charronnerie Joignant de l'ostel du Chariot pres</text:p>
      <text:p text:style-name="Standard">Saint Innocent</text:p>
      <text:p text:style-name="Standard">De quadam domo</text:p>
      <text:p text:style-name="Standard">Succentore</text:p>
      <text:p text:style-name="Standard">Fraxinis</text:p>
      <text:p text:style-name="Standard">commictuntur ad loquendum cum magister Jo. Louchart et G. Nicolas pro</text:p>
      <text:p text:style-name="Standard">collegii Forteti</text:p>
      <text:p text:style-name="Standard">De Croces</text:p>
      <text:p text:style-name="Standard">quadam domo collegii Forteti viso raporta et ad sciendum ab</text:p>
      <text:p text:style-name="Standard">eis quis eorum voluerit plus dare et refferendum</text:p>
      <text:p text:style-name="Standard">de obitibus faiciencis in.</text:p>
      <text:p text:style-name="Standard">Dictum est hic clericis matutinarum quod faciant obitus in capella</text:p>
      <text:p text:style-name="Standard">capela Cajart</text:p>
      <text:p text:style-name="Standard">de Cajart in presenti xla et fiet eis satifficio per dictum Cajart aut alias</text:p>
      <text:p text:style-name="Standard">De certis</text:p>
      <text:p text:style-name="Standard">De certis Pratis de quibus hic locutus est De Croces Mudandis</text:p>
      <text:p text:style-name="Standard">pratis.</text:p>
      <text:p text:style-name="Standard">provideat ipse De Croces officiarus ut melius poterit per consilium ex parte in hoc</text:p>
      <text:p text:style-name="Standard">ᗞe Johanne</text:p>
      <text:p text:style-name="Standard">Habeat Johannes Le Maire francus serviens ecclesie Par. pro quolibet anno</text:p>
      <text:p text:style-name="Standard">le Maire</text:p>
      <text:p text:style-name="Standard">trium annorum petitorum xvi s. par. pro mapis per ipsum ministratis in capitulo</text:p>
      <text:p text:style-name="Standard">in adventu videlicet in antiphona de . O O.</text:p>
      <text:p text:style-name="Standard">Adjournement</text:p>
      <text:p text:style-name="Standard">177.</text:p>
      <text:p text:style-name="Standard">=FRAN_0393_05388_L.jpg=</text:p>
      <text:p text:style-name="Standard"><text:soft-page-break/>178.</text:p>
      <text:p text:style-name="Standard">Sunt xxxii.</text:p>
      <text:p text:style-name="Standard">Martis post letare xxi marcii capitulantibus dominis.</text:p>
      <text:p text:style-name="Standard">Burdelot</text:p>
      <text:p text:style-name="Standard">Archidiacono de Josayo</text:p>
      <text:p text:style-name="Standard">Fresnoy</text:p>
      <text:p text:style-name="Standard">Renouard</text:p>
      <text:p text:style-name="Standard">Succentore</text:p>
      <text:p text:style-name="Standard">Victri</text:p>
      <text:p text:style-name="Standard">Parenti</text:p>
      <text:p text:style-name="Standard">Cancellario</text:p>
      <text:p text:style-name="Standard">De Croces</text:p>
      <text:p text:style-name="Standard">P Thomas</text:p>
      <text:p text:style-name="Standard">Penitenciario</text:p>
      <text:p text:style-name="Standard">Paillardi</text:p>
      <text:p text:style-name="Standard">Mondidier</text:p>
      <text:p text:style-name="Standard">Ordeimonte</text:p>
      <text:p text:style-name="Standard">Monneti</text:p>
      <text:p text:style-name="Standard">Chacy</text:p>
      <text:p text:style-name="Standard">Pion</text:p>
      <text:p text:style-name="Standard">Jerson</text:p>
      <text:p text:style-name="Standard">Breton</text:p>
      <text:p text:style-name="Standard">Bussi</text:p>
      <text:p text:style-name="Standard">Fourbeur</text:p>
      <text:p text:style-name="Standard">Cotin</text:p>
      <text:p text:style-name="Standard">Aguenin</text:p>
      <text:p text:style-name="Standard">Sohier</text:p>
      <text:p text:style-name="Standard">Gaillon</text:p>
      <text:p text:style-name="Standard">De Brollio</text:p>
      <text:p text:style-name="Standard">Boullardi</text:p>
      <text:p text:style-name="Standard">Barre</text:p>
      <text:p text:style-name="Standard">Haultny</text:p>
      <text:p text:style-name="Standard">Fraxinis</text:p>
      <text:p text:style-name="Standard">Du Drac</text:p>
      <text:p text:style-name="Standard">Despars</text:p>
      <text:p text:style-name="Standard">Thomas de Pontigny a adjourné messeigneurs a demain contre Jehan de</text:p>
      <text:p text:style-name="Standard"><text:soft-page-break/>Adjournemens</text:p>
      <text:p text:style-name="Standard">Pierrefricte a cause des Chanoines de Saint Anian pour plusieurs deffaults</text:p>
      <text:p text:style-name="Standard">Hodie m. P. Morain presbyter m. in artibus Salvo jure cujuslibet</text:p>
      <text:p text:style-name="Standard">mediante licteris collacionis domini episcopi Par. fuit receptus ad matriculariam</text:p>
      <text:p text:style-name="Standard">clericalem ecclesie Par. quam nuper possidebat dominus Michael de Sancto Martino</text:p>
      <text:p text:style-name="Standard">ai</text:p>
      <text:p text:style-name="Standard">recepcio matricularii</text:p>
      <text:p text:style-name="Standard">presbytero sibi collatum per dictum dominum episcopum ex causa permutacionis ad capellaniam.</text:p>
      <text:p text:style-name="Standard">clerici ecclesie Par.</text:p>
      <text:p text:style-name="Standard">Sancti Augustini in dicta ecclesia quam possidebat dictus magister P. quiquidem</text:p>
      <text:p text:style-name="Standard">magister P. juravit in forma fuit installatus et solvit jura assueta videlicet xx s.p.</text:p>
      <text:p text:style-name="Standard">Capellania ad altare Sancti Augustini in ecclesia Par. quam nuper possidebat</text:p>
      <text:p text:style-name="Standard">Petrus Morain presbyter</text:p>
      <text:p text:style-name="Standard">$dominus $michael de sancto martino$ nunc vacans per resignacionem ipsius $domini michaelis$</text:p>
      <text:p text:style-name="Standard">magistri P. in manibus capituli factam et admissam ex causa permutacionis et non alias faciende cum e</text:p>
      <text:p text:style-name="Standard">$p. morain presbytero ad$ domino Michaele de Sancto Martino ad matriculariam</text:p>
      <text:p text:style-name="Standard">clericalem ipsius ecclesie Par. quam nuper possidebat dictus dominus Michael S</text:p>
      <text:p text:style-name="Standard">Collacio capellanie</text:p>
      <text:p text:style-name="Standard">ecclesie Par.</text:p>
      <text:p text:style-name="Standard">jure cujuslibet collata est dicto domino Michaeli presenti qui juravit in forma</text:p>
      <text:p text:style-name="Standard">et sint installatus et solvit jura assueta videlicet xx s. p. prestito tamen prius</text:p>
      <text:p text:style-name="Standard">juramento hincinde quod in hujusmodi resignacione non intervenient fraus dolus etc</text:p>
      <text:p text:style-name="Standard">Significetur magistro G. Nicolas quod veniat hodie in ecclesia Par. alioquin</text:p>
      <text:p text:style-name="Standard">De magistro G. Nicolas</text:p>
      <text:p text:style-name="Standard">deliberabitur magistro Jo. Louchart ad primum capitulum domus collegii Forteti</text:p>
      <text:p text:style-name="Standard">pro quadam domo.</text:p>
      <text:p text:style-name="Standard">de qua supra presentibus hic magistro et procuratore dicti collegii.</text:p>
      <text:p text:style-name="Standard">Mercurii xxii marcii m. P. d'Orgemont canonicus Par. existens in suo turno</text:p>
      <text:p text:style-name="Standard">Collacio Franche</text:p>
      <text:p text:style-name="Standard">ad officia conferenda contulit Michaeli Girard officium franche sergenterie</text:p>
      <text:p text:style-name="Standard">sergenterie ecclesie Par.</text:p>
      <text:p text:style-name="Standard">ecclesie Par. vacans per obitum V. Vilanie presentibus in ecclesia domino Sea..</text:p>
      <text:p text:style-name="Standard">et Jo. de La Voirie</text:p>
      <text:p text:style-name="Standard">=FRAN_0393_05389_L.jpg=</text:p>
      <text:p text:style-name="Standard">Jovis post letare xxiii marcii capitulantibus dominis</text:p>
      <text:p text:style-name="Standard">Archidiacono de Josayo</text:p>
      <text:p text:style-name="Standard"><text:soft-page-break/>De Croces</text:p>
      <text:p text:style-name="Standard">Succentore</text:p>
      <text:p text:style-name="Standard">Victri</text:p>
      <text:p text:style-name="Standard">Penitenciario</text:p>
      <text:p text:style-name="Standard">Aguenin</text:p>
      <text:p text:style-name="Standard">Chacy</text:p>
      <text:p text:style-name="Standard">Paillard</text:p>
      <text:p text:style-name="Standard">Breton</text:p>
      <text:p text:style-name="Standard">Monneti</text:p>
      <text:p text:style-name="Standard">Cotin</text:p>
      <text:p text:style-name="Standard">De Brollio</text:p>
      <text:p text:style-name="Standard">Gaillon</text:p>
      <text:p text:style-name="Standard">Jerson</text:p>
      <text:p text:style-name="Standard">Barre</text:p>
      <text:p text:style-name="Standard">Farbeur</text:p>
      <text:p text:style-name="Standard">Haultny</text:p>
      <text:p text:style-name="Standard">Sohier</text:p>
      <text:p text:style-name="Standard">Du Drac</text:p>
      <text:p text:style-name="Standard">R. de Fontanis</text:p>
      <text:p text:style-name="Standard">Bussi</text:p>
      <text:p text:style-name="Standard">Boullardi</text:p>
      <text:p text:style-name="Standard">Fresnoy</text:p>
      <text:p text:style-name="Standard">Fraxinis</text:p>
      <text:p text:style-name="Standard">De prebenda Sancti</text:p>
      <text:p text:style-name="Standard">Hodie m. Jo. Barre peciit sibi conferri vigore sue nominacionis universitatis prebendam</text:p>
      <text:p text:style-name="Standard">Stephani de Gressibus</text:p>
      <text:p text:style-name="Standard">Sancti Stephani de Gressibus vacantes per obitum domini Goberti Gazioti</text:p>
      <text:p text:style-name="Standard">Gervaise le Fevre a signifié a messeigneurs qu'il a arresté a la requeste</text:p>
      <text:p text:style-name="Standard">arrest</text:p>
      <text:p text:style-name="Standard">des religieux de Saint Magloire les grains d'Orly en la main du</text:p>
      <text:p text:style-name="Standard">maire du lieu pour. X. muis de vin.</text:p>
      <text:p text:style-name="Standard">Hodie Michael Girard fuit receptus ad officium franche sergenterie ecclesie Par. nuper</text:p>
      <text:p text:style-name="Standard">Recepio Franche</text:p>
      <text:p text:style-name="Standard">sibi collatum per m. P. d'Orgemont canonicum Par. in suo turno vacans per</text:p>
      <text:p text:style-name="Standard">sergenterie ecclesie Par.</text:p>
      <text:p text:style-name="Standard">obitum deffuncti Vincencii Vilaine / et hoc mediante licteris collacionis dicti m. P.</text:p>
      <text:p text:style-name="Standard"><text:soft-page-break/>quiquidem Michael juravit in forma</text:p>
      <text:p text:style-name="Standard">Hodie dominus Johannes Cavellier presbyter fuit receptus in capitulo Par. ad canonicatum</text:p>
      <text:p text:style-name="Standard">epus canonici</text:p>
      <text:p text:style-name="Standard">et prebendam ecclesie Sancti Stephani de Gressibus nuper vacantes per obitum deffuncti</text:p>
      <text:p text:style-name="Standard">Sancti Stephani de Gressibus</text:p>
      <text:p text:style-name="Standard">domini Goberti Gaziot presbyteri ultimi possessoris eorumdem et sibi collatos per magistrum</text:p>
      <text:p text:style-name="Standard">Robertum de Fontanis canonicum Par. in suo turno ad beneficia conferenda</text:p>
      <text:p text:style-name="Standard">existentem / qui juravit in forma / et fuit installatus in choris Par. et dicti Sancti</text:p>
      <text:p text:style-name="Standard">Stephani ecclesiarum adhibitis solennitatibus assuetis et solutis juribus videlicet xxxiiii s. p.</text:p>
      <text:p text:style-name="Standard">De gubernatoribus Sancti Spiritus in Gravia actoris contra m. R. Haultny</text:p>
      <text:p text:style-name="Standard">canonicum Par. reum citatum visurum taxatis expensis ad primum capitulum continuata est causa</text:p>
      <text:p text:style-name="Standard">presente Salion qui peciit fieri taxacionem de dictis expensis</text:p>
      <text:p text:style-name="Standard">Hodie m. Jo. du Drac canonicus Parisiensis in suo magno turno ad beneficia</text:p>
      <text:p text:style-name="Standard">Collacio prebende</text:p>
      <text:p text:style-name="Standard">conferenda existens contulit in capitulo Par. magistro V. de Croces canonico Par. canonicatum et</text:p>
      <text:p text:style-name="Standard">ecclesie Sepulcri</text:p>
      <text:p text:style-name="Standard">prebendam ecclesie Sancti Sepulcri Par. tunc vacantes per obitum deffuncti m. Michaelis</text:p>
      <text:p text:style-name="Standard">lis</text:p>
      <text:p text:style-name="Standard">Pelote cum protestacionibus assuetis presentibus fratre Jo. Binet magistro Domus Dei par. et Johanne</text:p>
      <text:p text:style-name="Standard">du Chastenet.</text:p>
      <text:p text:style-name="Standard">cccc li°</text:p>
      <text:p text:style-name="Standard">Despars</text:p>
      <text:p text:style-name="Standard">Renouart</text:p>
      <text:p text:style-name="Standard">Burdelot</text:p>
      <text:p text:style-name="Standard">Parenti</text:p>
      <text:p text:style-name="Standard">P. Thomas</text:p>
      <text:p text:style-name="Standard">Mondidier</text:p>
      <text:p text:style-name="Standard">Pion</text:p>
      <text:p text:style-name="Standard">179</text:p>
      <text:p text:style-name="Standard">Causa</text:p>
      <text:p text:style-name="Standard">=FRAN_0393_05390_L.jpg=</text:p>
      <text:p text:style-name="Standard">180.</text:p>
      <text:p text:style-name="Standard">Hodie m. G. de Bosco ut procurator m. Jo. Barbedyenne capellani Regine</text:p>
      <text:p text:style-name="Standard">Francie nominati ex parte dicte Regine ad beneficia $sibi$ conferenda</text:p>
      <text:p text:style-name="Standard">ᗞe prebenda Sepulcri</text:p>
      <text:p text:style-name="Standard">mediante licteris regis hic exhibitis requisivit sibi conferri canonicatum et prebendam</text:p>
      <text:p text:style-name="Standard"><text:soft-page-break/>ecclesie Sepulcri tunc vacantes per obitum deffuncti magistri . Michaelis Pelote</text:p>
      <text:p text:style-name="Standard">Super quo nichil actum est</text:p>
      <text:p text:style-name="Standard">Similiter m. Jo. de Bosco magister in artibus nominatus ad hoc per provisores</text:p>
      <text:p text:style-name="Standard">De eadem</text:p>
      <text:p text:style-name="Standard">Sepulcri licteratorie requisivit sibi conferri dictos canonictum et prebendam</text:p>
      <text:p text:style-name="Standard">Sic vacantes super $l$ quo nichil actum est</text:p>
      <text:p text:style-name="Standard">Domini contentantur et placet eis quod Pompon hostiarius parlamenti de</text:p>
      <text:p text:style-name="Standard">lx s. redditus quos ecclesia Par. percipit super domo capelli Rubei ante Magdalenam</text:p>
      <text:p text:style-name="Standard">Pompon</text:p>
      <text:p text:style-name="Standard">possit nunc redimere xl s. p. / et xx s. p. tradendo et assignando alibi</text:p>
      <text:p text:style-name="Standard">alios xxti solidorum per redditus Par. gallice non rachetables.</text:p>
      <text:p text:style-name="Standard">Audita relacione domini Succentoris ad hoc commissi placet dominis quod</text:p>
      <text:p text:style-name="Standard">tradatur magistro Jo. Louchart domum vocatam de Sancto Spiritu sitam in</text:p>
      <text:p text:style-name="Standard">clauso Brunelli quam alias inhabitavit m. Oliverius de l'Empire</text:p>
      <text:p text:style-name="Standard">$n$ que $nuq$ nunc pertinet illis de collegis Forteti videlicet pro</text:p>
      <text:p text:style-name="Standard">Louchart pro</text:p>
      <text:p text:style-name="Standard">redditus et v s. p. pro fundo terre de quibus xi £. poterit redimere vi £. $et$</text:p>
      <text:p text:style-name="Standard">quadam domo.</text:p>
      <text:p text:style-name="Standard">solvendo xvi £. p. pro qualibet libra / et .v. s quos non poterit redimere</text:p>
      <text:p text:style-name="Standard">Sic quod tradet pro una vice eisdem de dicto collegio xii. scuta auri</text:p>
      <text:p text:style-name="Standard">et tenebitur exponere in reparacionibus neccessariis infra biennium iiC £.</text:p>
      <text:p text:style-name="Standard">alias non</text:p>
      <text:p text:style-name="Standard">Sabbati post Letare xxv marcii fuit festum annunciacionis</text:p>
      <text:p text:style-name="Standard">beate Marie Virginis</text:p>
      <text:p text:style-name="Standard">=FRAN_0393_05391_L.jpg=</text:p>
      <text:p text:style-name="Standard">CCCC li°</text:p>
      <text:p text:style-name="Standard">Martis xxviii marcii capitulantibus dominis</text:p>
      <text:p text:style-name="Standard">Archidiacono de Josayo</text:p>
      <text:p text:style-name="Standard">Bussi</text:p>
      <text:p text:style-name="Standard">Succentore</text:p>
      <text:p text:style-name="Standard">Fresnoy</text:p>
      <text:p text:style-name="Standard">Cancellario</text:p>
      <text:p text:style-name="Standard">De Croces</text:p>
      <text:p text:style-name="Standard">Victri</text:p>
      <text:p text:style-name="Standard">Penitenciario</text:p>
      <text:p text:style-name="Standard">Mondidier</text:p>
      <text:p text:style-name="Standard"><text:soft-page-break/>Ordeimonte</text:p>
      <text:p text:style-name="Standard">Chacy</text:p>
      <text:p text:style-name="Standard">Paillard</text:p>
      <text:p text:style-name="Standard">Breton</text:p>
      <text:p text:style-name="Standard">Aguenin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Fourbeur</text:p>
      <text:p text:style-name="Standard">Haultny</text:p>
      <text:p text:style-name="Standard">Parenti</text:p>
      <text:p text:style-name="Standard">Du Drac</text:p>
      <text:p text:style-name="Standard">Boullardi</text:p>
      <text:p text:style-name="Standard">De prebenda</text:p>
      <text:p text:style-name="Standard">Hodie magister $Jo$ G. de Bosco ut procurator domini Jo. Barbedyenne petit prout</text:p>
      <text:p text:style-name="Standard">Sepulcri</text:p>
      <text:p text:style-name="Standard">alias sibi conferri prebendam Sepulcri</text:p>
      <text:p text:style-name="Standard">Similimodo magister R. Barnesse peciit sibi conferri dictam prebendam</text:p>
      <text:p text:style-name="Standard">Barnesse</text:p>
      <text:p text:style-name="Standard">pro eadem</text:p>
      <text:p text:style-name="Standard">tamquam nominatus ex parte universitatis</text:p>
      <text:p text:style-name="Standard">Presentetur ex parte Capituli Par. domino Archidiacono Brye magister Jo. Sellarii consiliarius</text:p>
      <text:p text:style-name="Standard">3</text:p>
      <text:p text:style-name="Standard">Presentacio ad curam</text:p>
      <text:p text:style-name="Standard">regis ad parrochialiem ecclesiam de Suciaco in Brya de consensu m. Johannis</text:p>
      <text:p text:style-name="Standard">de Suciaco</text:p>
      <text:p text:style-name="Standard">de Bussi ex causa permutacionis faciende cum ipso Sellarii ad capellaniam Sancti Seranni</text:p>
      <text:p text:style-name="Standard">in cripta monasterii Sancte Genovefe Par. in monte</text:p>
      <text:p text:style-name="Standard">Hodie magister V. De Croces canonicus Par. mediante licteris collacionis m. Jo. du Drac canonici</text:p>
      <text:p text:style-name="Standard">Recepcio canonici</text:p>
      <text:p text:style-name="Standard">Par. existentis in suo turno ad beneficia conferenda Salvo jure cujuslibet</text:p>
      <text:p text:style-name="Standard">fuit receptus ad canonicatum et prebendam ecclesie Sepulcri nuper vacantes per obitum</text:p>
      <text:p text:style-name="Standard">Sepulcri</text:p>
      <text:p text:style-name="Standard">M. Michaelis Peloti presbyteri / qui juravit in forma / et fuit installatus in</text:p>
      <text:p text:style-name="Standard"><text:soft-page-break/>choris Par. et Sepulcri predicti ecclesiarum et solvit jura videlicet xxxiiii s. p. assuetis</text:p>
      <text:p text:style-name="Standard">Officium majorie</text:p>
      <text:p text:style-name="Standard">Officium majorie de Orlyaco commissas est Johanni Vilayne loco</text:p>
      <text:p text:style-name="Standard">de Orlyaco</text:p>
      <text:p text:style-name="Standard">Vincencii Vilayne ejus fratris deffuncti quamdiu placuerit capitulo qui juravit in</text:p>
      <text:p text:style-name="Standard">forma / et fuit $po$ in possessione per tradicionem virge</text:p>
      <text:p text:style-name="Standard">Similiter officium Tabellionis de Spedona vacans ad presens $obitum$</text:p>
      <text:p text:style-name="Standard">Officium tabellionis</text:p>
      <text:p text:style-name="Standard">de Spedona</text:p>
      <text:p text:style-name="Standard">pro eo quod Colinus Le Moyne amotus est ab eodem certis de causis commissis</text:p>
      <text:p text:style-name="Standard">est quamdiu placuerit capitulo Petro Hode de Spedona / qui juravit</text:p>
      <text:p text:style-name="Standard">fideliter et diligenter excercere etc.</text:p>
      <text:p text:style-name="Standard">Fraxinis</text:p>
      <text:p text:style-name="Standard">Bastardi</text:p>
      <text:p text:style-name="Standard">Despars</text:p>
      <text:p text:style-name="Standard">Renouart</text:p>
      <text:p text:style-name="Standard">Burdelot</text:p>
      <text:p text:style-name="Standard">Pion</text:p>
      <text:p text:style-name="Standard">P Thomas</text:p>
      <text:p text:style-name="Standard">Sohier</text:p>
      <text:p text:style-name="Standard">De Brollio</text:p>
      <text:p text:style-name="Standard">181.</text:p>
      <text:p text:style-name="Standard">=FRAN_0393_05392_L.jpg=</text:p>
      <text:p text:style-name="Standard">Placet dominis quod magister Johannes Du Drac habeat stanna de Rosayo in</text:p>
      <text:p text:style-name="Standard">De magistro Jo. Du Drac</text:p>
      <text:p text:style-name="Standard">Brya usque ad xii annos incipiente ad festum Pasche proxime solvendo</text:p>
      <text:p text:style-name="Standard">pro stanis de Rosayo pro quolibet anno xl f. $xv die post pascha$ infra xv. dies post Pascha</text:p>
      <text:p text:style-name="Standard">sub formis et condicionibus hic declaratis et lacius declarantis in scriptis</text:p>
      <text:p text:style-name="Standard">per ipsum.</text:p>
      <text:p text:style-name="Standard">De quadam domo in vico</text:p>
      <text:p text:style-name="Standard">De quadam domo in vico Sancti Martini de qua hic locutus est</text:p>
      <text:p text:style-name="Standard">Sancti Martini</text:p>
      <text:p text:style-name="Standard">magister V. De Croces / super qua ecclesia percipit iiii £. redditus faciat idem magistero</text:p>
      <text:p text:style-name="Standard">V. ut melius et utilius poterit</text:p>
      <text:p text:style-name="Standard">De magistro T. de Victri</text:p>
      <text:p text:style-name="Standard">pro quadam Barra</text:p>
      <text:p text:style-name="Standard"><text:soft-page-break/>Placet dominis quod m. T. de Victri faciat fieri unam barram</text:p>
      <text:p text:style-name="Standard">in claustro / ad evitandum equos et de misiis fiet sibi satisfaccionem</text:p>
      <text:p text:style-name="Standard">per officiarios ecclesie.</text:p>
      <text:p text:style-name="Standard">De Johanne Pierre actore contra executores deffuncti m. Jo. Chuffart</text:p>
      <text:p text:style-name="Standard">Causa</text:p>
      <text:p text:style-name="Standard">citatos / causa continua est ad primam diem capitularem post festa</text:p>
      <text:p text:style-name="Standard">ad quam diem seu infra tradet actor in scriptis suam peticionem</text:p>
      <text:p text:style-name="Standard">coram magistro Jo. de Oliva et Ste. de Montdidier ad hoc commissis</text:p>
      <text:p text:style-name="Standard">182.</text:p>
      <text:p text:style-name="Standard">Mercurii post Judica xxixa marcii Processio ecclesie Par.</text:p>
      <text:p text:style-name="Standard">Ivit ad monasterium sancti Martini de Campis ut consuetum est / Et post nonnulla</text:p>
      <text:p text:style-name="Standard">suffragia ibidem decantata ipsa processio accessit ad capitulum dicti monasterii</text:p>
      <text:p text:style-name="Standard">modo solito Et ad personam fratris Guillelmi de Lourme tercii prioris dicti</text:p>
      <text:p text:style-name="Standard">monasterii dominus Succentor videlicet magistro Jo. de Oliva inquisivit et peciit abate</text:p>
      <text:p text:style-name="Standard">an essent aliqui prisionarii qui secundum composiciones alias habitas inter</text:p>
      <text:p text:style-name="Standard">Processio Sancti</text:p>
      <text:p text:style-name="Standard">capitulum et religiosos dicti monasterii deberent capitulo Par. reddi et restitui quiquidem</text:p>
      <text:p text:style-name="Standard">Martini</text:p>
      <text:p text:style-name="Standard">frater Guillelmus respondit asserendo quod nulli erant Super quibus idem</text:p>
      <text:p text:style-name="Standard">dominus $Archid$ Succentor peciit instrmentum presentibus m. P. d'Orgemont</text:p>
      <text:p text:style-name="Standard">P. Bouchier canonicus Par. Jo. Foulon Ga. Harenger Andreas Wote Ste Regis</text:p>
      <text:p text:style-name="Standard">presbyteris Pasquerio de Sailli Michaele Girardi Benedicto Murgale</text:p>
      <text:p text:style-name="Standard">et pluribus aliis.</text:p>
      <text:p text:style-name="Standard">=FRAN_0393_05393_L.jpg=</text:p>
      <text:p text:style-name="Standard">cccc li°</text:p>
      <text:p text:style-name="Standard">Jovis post Judica xxxa marcii capitulantibus dominis.</text:p>
      <text:p text:style-name="Standard">Archidiaconoo de Josayo</text:p>
      <text:p text:style-name="Standard">Succentore</text:p>
      <text:p text:style-name="Standard">Fresnoy</text:p>
      <text:p text:style-name="Standard">De Croces</text:p>
      <text:p text:style-name="Standard">Boullardi</text:p>
      <text:p text:style-name="Standard">Canellario</text:p>
      <text:p text:style-name="Standard">Victri</text:p>
      <text:p text:style-name="Standard">Fraxinis</text:p>
      <text:p text:style-name="Standard">Ordeimonte</text:p>
      <text:p text:style-name="Standard">Mondidier</text:p>
      <text:p text:style-name="Standard"><text:soft-page-break/>Bastardi</text:p>
      <text:p text:style-name="Standard">Chacy</text:p>
      <text:p text:style-name="Standard">Paillard</text:p>
      <text:p text:style-name="Standard">Despars</text:p>
      <text:p text:style-name="Standard">Breton</text:p>
      <text:p text:style-name="Standard">Aguenin</text:p>
      <text:p text:style-name="Standard">Burdelot</text:p>
      <text:p text:style-name="Standard">Cotin</text:p>
      <text:p text:style-name="Standard">Monneti</text:p>
      <text:p text:style-name="Standard">P Thomas</text:p>
      <text:p text:style-name="Standard">Gaillon</text:p>
      <text:p text:style-name="Standard">Parenti</text:p>
      <text:p text:style-name="Standard">Sohier</text:p>
      <text:p text:style-name="Standard">Barre</text:p>
      <text:p text:style-name="Standard">Fourbeur</text:p>
      <text:p text:style-name="Standard">Pion</text:p>
      <text:p text:style-name="Standard">Haultny</text:p>
      <text:p text:style-name="Standard">De Brollio</text:p>
      <text:p text:style-name="Standard">Bussi } excusatis</text:p>
      <text:p text:style-name="Standard">Du Drac</text:p>
      <text:p text:style-name="Standard">Jerson</text:p>
      <text:p text:style-name="Standard">De uno gradvali</text:p>
      <text:p text:style-name="Standard">Preceptum est magistro V. De Croces commisso ad recipiendum prebendas foraneas quod de</text:p>
      <text:p text:style-name="Standard">chori</text:p>
      <text:p text:style-name="Standard">peccuniis provenientibus de grossis fructibus dictarum prebendarum faciat reparare</text:p>
      <text:p text:style-name="Standard">De Croces</text:p>
      <text:p text:style-name="Standard">unum graduale chori</text:p>
      <text:p text:style-name="Standard">Dominus N. Le Terrier curatus Sancti Johannis Rotundi et dominus Jo. Cormont commissus</text:p>
      <text:p text:style-name="Standard">De curatis Sancti Johannis</text:p>
      <text:p text:style-name="Standard">pro francis servientibus</text:p>
      <text:p text:style-name="Standard">loco alterius curati videlicet m. Jo. Celenote pecierunt habere unam monicionem</text:p>
      <text:p text:style-name="Standard">pro movendo omnes francos servientes ut recipiant sua sacramenta in dicta</text:p>
      <text:p text:style-name="Standard">ecclesia Sancti Johannis Rotundi ut tenentur.</text:p>
      <text:p text:style-name="Standard">de campanis</text:p>
      <text:p text:style-name="Standard">Sancti Johannis Rotundi</text:p>
      <text:p text:style-name="Standard">Item pecierunt provisionem pro Campanis ipsius ecclesie que sunt in</text:p>
      <text:p text:style-name="Standard"><text:soft-page-break/>periculo.</text:p>
      <text:p text:style-name="Standard">De magistro puerorum</text:p>
      <text:p text:style-name="Standard">Magistro Arnulpho magistro puerorum chori petenti habere peccunias pro expensis dictorum</text:p>
      <text:p text:style-name="Standard">responsum est quod ipse habebit</text:p>
      <text:p text:style-name="Standard">Causa</text:p>
      <text:p text:style-name="Standard">De procuratore ecclesie ad causam officii anniversariorum contra m. Jo. de Conflans reum</text:p>
      <text:p text:style-name="Standard">citatum ad primam post vacaciones in statu cum actore et m. Sy. Chapitaut</text:p>
      <text:p text:style-name="Standard">Hodie domini capitulantes passaverunt coram duobus notariis Castalleti</text:p>
      <text:p text:style-name="Standard">De domo du Heaume .</text:p>
      <text:p text:style-name="Standard">videlicet Quatrelivres et uno alio notario licteras transportus iiiior £b</text:p>
      <text:p text:style-name="Standard">quas capitulum percipiebat super domo du Heaume in vico Sancti Martini Ricardo</text:p>
      <text:p text:style-name="Standard">Bellengues</text:p>
      <text:p text:style-name="Standard">De Torculari</text:p>
      <text:p text:style-name="Standard">de Fontaneto</text:p>
      <text:p text:style-name="Standard">De Torculari de Fontaneto de quo hic locutus est De Croces tradito</text:p>
      <text:p text:style-name="Standard">183.</text:p>
      <text:p text:style-name="Standard">=FRAN_0393_05394_L.jpg=</text:p>
      <text:p text:style-name="Standard">184.</text:p>
      <text:p text:style-name="Standard">Sunt xxxii</text:p>
      <text:p text:style-name="Standard">Sabbati post Judica capitulantibus dominis.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Mondidier</text:p>
      <text:p text:style-name="Standard">Chacy</text:p>
      <text:p text:style-name="Standard">Paillardi</text:p>
      <text:p text:style-name="Standard">Breton</text:p>
      <text:p text:style-name="Standard">Ordeimonte</text:p>
      <text:p text:style-name="Standard">Aguenin</text:p>
      <text:p text:style-name="Standard">Monneti</text:p>
      <text:p text:style-name="Standard">Cotin</text:p>
      <text:p text:style-name="Standard">Gaillon</text:p>
      <text:p text:style-name="Standard"><text:soft-page-break/>Fourbeur</text:p>
      <text:p text:style-name="Standard">Barre</text:p>
      <text:p text:style-name="Standard">Jerson</text:p>
      <text:p text:style-name="Standard">Haultny</text:p>
      <text:p text:style-name="Standard">Parenti</text:p>
      <text:p text:style-name="Standard">Du Drac</text:p>
      <text:p text:style-name="Standard">Fraxinis</text:p>
      <text:p text:style-name="Standard">Nichil actum est in presenti capitulo.</text:p>
      <text:p text:style-name="Standard">Sunt xxxii</text:p>
      <text:p text:style-name="Standard">Lune iiia aprilis capitulantibus dominis.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Mondidier</text:p>
      <text:p text:style-name="Standard">Ordeimonte</text:p>
      <text:p text:style-name="Standard">Paillardi</text:p>
      <text:p text:style-name="Standard">Chacy</text:p>
      <text:p text:style-name="Standard">Aguenin</text:p>
      <text:p text:style-name="Standard">Breton</text:p>
      <text:p text:style-name="Standard">Monneti</text:p>
      <text:p text:style-name="Standard">Cotin</text:p>
      <text:p text:style-name="Standard">Fourbeur</text:p>
      <text:p text:style-name="Standard">Gaillon</text:p>
      <text:p text:style-name="Standard">Jerson</text:p>
      <text:p text:style-name="Standard">Burre</text:p>
      <text:p text:style-name="Standard">De Brollio</text:p>
      <text:p text:style-name="Standard">Haultny</text:p>
      <text:p text:style-name="Standard">Parenti</text:p>
      <text:p text:style-name="Standard">Du Drac</text:p>
      <text:p text:style-name="Standard">De gubernatoribus Sancti Spiritus</text:p>
      <text:p text:style-name="Standard">Tradat notarius capituli prout alias fuit ordinatum per dominos judices capituli</text:p>
      <text:p text:style-name="Standard">et m. R. Haultny</text:p>
      <text:p text:style-name="Standard"><text:soft-page-break/>ad hoc commissos per eorum sentenciam gubernatoribus Sancti Spiritus in Gravia manus</text:p>
      <text:p text:style-name="Standard">C</text:p>
      <text:p text:style-name="Standard">municionem de xv £. alias factam in manu dicti notarii per m. R. Haultny</text:p>
      <text:p text:style-name="Standard">in causa nuper mota in capitulo inter ipsas partes.</text:p>
      <text:p text:style-name="Standard">Bernasse</text:p>
      <text:p text:style-name="Standard">Officiarius anniversariorum tractabit cum magistro R. Bernasse sic quod habeat scuta</text:p>
      <text:p text:style-name="Standard">De Croces</text:p>
      <text:p text:style-name="Standard">auri pro toto tempore preterito pro suis salariis et misiis factis tam coram abbate</text:p>
      <text:p text:style-name="Standard">Sancte Genovefe quam coram conservatore</text:p>
      <text:p text:style-name="Standard">M. T. Charlet</text:p>
      <text:p text:style-name="Standard">Audita relacione magistrorum V. De Croces P. Bouchier et M. de Fraxinis placet dominis</text:p>
      <text:p text:style-name="Standard">pro quadam domo</text:p>
      <text:p text:style-name="Standard">tradatur magistro T. Charlet domus in vico de Bourthibout que fuit de Courte..</text:p>
      <text:p text:style-name="Standard">$supe qua capitulum$ pro viii £. redditus quas poterit redimere pro viiixx aut iixxx £</text:p>
      <text:p text:style-name="Standard">P Thomas</text:p>
      <text:p text:style-name="Standard">Boullardi</text:p>
      <text:p text:style-name="Standard">Bastardi</text:p>
      <text:p text:style-name="Standard">Burdelot</text:p>
      <text:p text:style-name="Standard">Sohier</text:p>
      <text:p text:style-name="Standard">Boucher</text:p>
      <text:p text:style-name="Standard">Despars</text:p>
      <text:p text:style-name="Standard">Bussi</text:p>
      <text:p text:style-name="Standard">excusatis</text:p>
      <text:p text:style-name="Standard">De Brollio}</text:p>
      <text:p text:style-name="Standard">s</text:p>
      <text:p text:style-name="Standard">Fraxinis</text:p>
      <text:p text:style-name="Standard">P. Thomas</text:p>
      <text:p text:style-name="Standard">Boullardi</text:p>
      <text:p text:style-name="Standard">Bastardi</text:p>
      <text:p text:style-name="Standard">Burdelot</text:p>
      <text:p text:style-name="Standard">Sohier</text:p>
      <text:p text:style-name="Standard">Bouchier</text:p>
      <text:p text:style-name="Standard">Pion extra</text:p>
      <text:p text:style-name="Standard">Bussi excusato</text:p>
      <text:p text:style-name="Standard">=FRAN_0393_05395_L.jpg=</text:p>
      <text:p text:style-name="Standard">cccc li°</text:p>
      <text:p text:style-name="Standard"><text:soft-page-break/>Sancta</text:p>
      <text:p text:style-name="Standard">Mercurii quinta aprilis capitulantibus dominis</text:p>
      <text:p text:style-name="Standard">Succentore</text:p>
      <text:p text:style-name="Standard">Cancellario</text:p>
      <text:p text:style-name="Standard">De Croces</text:p>
      <text:p text:style-name="Standard">Victri</text:p>
      <text:p text:style-name="Standard">Penitenciario</text:p>
      <text:p text:style-name="Standard">Ordeimonte</text:p>
      <text:p text:style-name="Standard">Aguenin</text:p>
      <text:p text:style-name="Standard">Chacy</text:p>
      <text:p text:style-name="Standard">Mondidier</text:p>
      <text:p text:style-name="Standard">Monneti</text:p>
      <text:p text:style-name="Standard">Breton</text:p>
      <text:p text:style-name="Standard">Cotin</text:p>
      <text:p text:style-name="Standard">Fourbeur</text:p>
      <text:p text:style-name="Standard">Gaillon</text:p>
      <text:p text:style-name="Standard">Jerson</text:p>
      <text:p text:style-name="Standard">Barre</text:p>
      <text:p text:style-name="Standard">Parenti</text:p>
      <text:p text:style-name="Standard">Haultny</text:p>
      <text:p text:style-name="Standard">Fraxinis</text:p>
      <text:p text:style-name="Standard">Du Drac</text:p>
      <text:p text:style-name="Standard">P. Thomas</text:p>
      <text:p text:style-name="Standard">Fresnoy</text:p>
      <text:p text:style-name="Standard">Boullardi</text:p>
      <text:p text:style-name="Standard">De magistro Jo. Fournier</text:p>
      <text:p text:style-name="Standard">Ad requestam m. Jo. $fourb$ Fournier placet dominis sibi dure dilacionem se</text:p>
      <text:p text:style-name="Standard">faciendi recipi ad vicariam magnam ecclesie Par. usque ad mensem dumtaxat</text:p>
      <text:p text:style-name="Standard">pro omni dilacione ut supra.</text:p>
      <text:p text:style-name="Standard">de Ka. l'Orfevre</text:p>
      <text:p text:style-name="Standard">Quia Katherina l'Orfevre domina de Choisi petit sibi fieri graciam et</text:p>
      <text:p text:style-name="Standard">domina de Choisi</text:p>
      <text:p text:style-name="Standard">moderacionem de tempore preterito et de temporo futuro. videlicet de duobus</text:p>
      <text:p text:style-name="Standard">annis preteritis et pro quinque annis futiris a festo Sancti Martini hic</text:p>
      <text:p text:style-name="Standard">novissime preterito domini steterunt in alias deliberato</text:p>
      <text:p text:style-name="Standard">habeat m. T. de Victri mandatum capituli recipiendi ab officiario camere</text:p>
      <text:p text:style-name="Standard"><text:soft-page-break/>xiiii s. p. pro quadam barra per ipsum facta in claustro ad deffendendum equorum</text:p>
      <text:p text:style-name="Standard">Jo. Pierre</text:p>
      <text:p text:style-name="Standard">Habeat Jo. Pierre presbyter ab officio anniversariorum xxxii s. par. pro uno anno</text:p>
      <text:p text:style-name="Standard">preterito loco iiii £. p. quas ut dicit percipit super dicto officio ad causam</text:p>
      <text:p text:style-name="Standard">sue capellanie in ecclesia Par. ad altare Nicasii</text:p>
      <text:p text:style-name="Standard">Victri et</text:p>
      <text:p text:style-name="Standard">Camerarius</text:p>
      <text:p text:style-name="Standard">Burdelot</text:p>
      <text:p text:style-name="Standard">Sohier</text:p>
      <text:p text:style-name="Standard">Despars</text:p>
      <text:p text:style-name="Standard">Bastardi</text:p>
      <text:p text:style-name="Standard">De Brollio</text:p>
      <text:p text:style-name="Standard">excusatis</text:p>
      <text:p text:style-name="Standard">Paillardi</text:p>
      <text:p text:style-name="Standard">Bussi</text:p>
      <text:p text:style-name="Standard">Archidiacono de Josayo</text:p>
      <text:p text:style-name="Standard">Pion extra</text:p>
      <text:p text:style-name="Standard">185.</text:p>
      <text:p text:style-name="Standard">Sabbati in vigillia Pasche reverendus in Christo pater dominus G. Dei</text:p>
      <text:p text:style-name="Standard">Promoti ad</text:p>
      <text:p text:style-name="Standard">gracia Par. episcopus sacros ordines celebrans in ecclesia Par. ad presentacionem capituli Par.</text:p>
      <text:p text:style-name="Standard">ordines.</text:p>
      <text:p text:style-name="Standard">promovit m. Guidonem Burdelot canonicum Par. et Johannem Ducis alias Mathei</text:p>
      <text:p text:style-name="Standard">capellanum capellanie fundate in ecclesia Sancti Benedicti subdyaconos / ad sacrum</text:p>
      <text:p text:style-name="Standard">dyaconatus ordinem favente altissimo</text:p>
      <text:p text:style-name="Standard">=FRAN_0393_05396_L.jpg=</text:p>
      <text:p text:style-name="Standard">186.</text:p>
      <text:p text:style-name="Standard">2</text:p>
      <text:p text:style-name="Standard">Anno domini Millesimo CCCC°</text:p>
      <text:p text:style-name="Standard">Quinquagesimo secundo / die dominica nona mensis aprilis fuit festum</text:p>
      <text:p text:style-name="Standard">Pasche seu refurreccionis domini lictera dominicali currentis per. A. indiccione</text:p>
      <text:p text:style-name="Standard">decima quinta pontificatus sanctissimi in Christo patris ac domini nostri domini Nicolai</text:p>
      <text:p text:style-name="Standard">divina providencia pape quinti anno sexto regnante in regno Francie</text:p>
      <text:p text:style-name="Standard">domino nostro Karolo Dei gracia Francorum rege vi° domina Maria ejus uxore</text:p>
      <text:p text:style-name="Standard">Regina Francie / domino Ludovico delphino Viennensis eorum primogenito et</text:p>
      <text:p text:style-name="Standard">Karolo et eorum filio / necnon dominis</text:p>
      <text:p text:style-name="Standard"><text:soft-page-break/>Aurelianensi Philipo Burgundie</text:p>
      <text:p text:style-name="Standard">ducibus et pluribus aliis dominis de sanguine Francie pacem / et</text:p>
      <text:p text:style-name="Standard">concordiam inter se habentes . In ecclesia vero Par. presule domino G. Chartier</text:p>
      <text:p text:style-name="Standard">episcopo Par. et in capitulo Par. presidente m. Jo. de Courcellis archidiacono de Josayo</text:p>
      <text:p text:style-name="Standard">Jo. de Oliva succentore Roberto Cibolle Cancellario Tho. de Courcellis penitenciario</text:p>
      <text:p text:style-name="Standard">P. d'Orgemont P. de Chacy G. Britonis G. Cotin Rogerio de Gaillon</text:p>
      <text:p text:style-name="Standard">Ja. Barre. R. Haultny Jo. Du Drac Ro. Poytevin Jo. de Bussi H. de</text:p>
      <text:p text:style-name="Standard">Fresnoy V. De Croces Ste. de Mondidier T. de Victri Jo. De Brollio</text:p>
      <text:p text:style-name="Standard">Jo. Aguenin Jo. Paillardi Jo. Bastardi Ste. Pion G. Sohier Ja.</text:p>
      <text:p text:style-name="Standard">Despars . Ka Boullardi P. Thomas Ambrosio de Cameraco P. B...</text:p>
      <text:p text:style-name="Standard">canonicis Par. et residentibus necnon absentibus Ja Despars Parcheti Ro. de Fontanis</text:p>
      <text:p text:style-name="Standard">Jo. Le Biseul Leo. Guerinet G. Morin G. Dauge Guichardo de T..</text:p>
      <text:p text:style-name="Standard">Jo. de Vayli G. Picardi G. d'Estampis . Hectore Renouart Ja. de Luchapt</text:p>
      <text:p text:style-name="Standard">alias de Persico Martino Picardi et nonnullis aliis canonicis Par. absentibus</text:p>
      <text:p text:style-name="Standard">Cantoria inter magistros Jo. Paillardi et Jo. Bastardi litigiosa . magistro Jo. Sellarii</text:p>
      <text:p text:style-name="Standard">Archidiacono Brie vocem in capitulo non habente quia non est canonico prebendato decunatu</text:p>
      <text:p text:style-name="Standard">inter magistros G. Cotin et Jo. de Vayli eciam litigiosa existente . Archidiacono vero</text:p>
      <text:p text:style-name="Standard">Parisiensi videlicet domino episcopo Andegavensi absente et non vocem habente.</text:p>
      <text:p text:style-name="Standard">festum</text:p>
      <text:p text:style-name="Standard">Lune } fuerunt festa propter solennitatem festi predicti Pasche</text:p>
      <text:p text:style-name="Standard">Mercurii</text:p>
      <text:p text:style-name="Standard">=FRAN_0393_05397_L.jpg=</text:p>
      <text:p text:style-name="Standard">Dicta die mercurii xii aprilis per dominos meos supra cuvam in ecclesia congregatos</text:p>
      <text:p text:style-name="Standard">de licteris regis</text:p>
      <text:p text:style-name="Standard">videlicet Archidiaconum de Josayo Succentorem Ordeimonte Poytevin Haultny Fresnoy</text:p>
      <text:p text:style-name="Standard">Parenti Burdelot Pion Bouchier Sohier Bastardi et nonnullos alios</text:p>
      <text:p text:style-name="Standard">canonicos Par. fuerunt vise lictere regis per quas mandat capitulo mittere Bicturinensi</text:p>
      <text:p text:style-name="Standard">ad consilium etc. Et ibidem fuit ordinatum dare adjunctionem capituli contra</text:p>
      <text:p text:style-name="Standard">de capitaneo de</text:p>
      <text:p text:style-name="Standard">capitaneum d'Espone et de Maisieres pro habitantibus et parrochianis earumdem villarum</text:p>
      <text:p text:style-name="Standard">d'Espone et Maisieres</text:p>
      <text:p text:style-name="Standard">pro facto excubiarum quia idem capitaneus vult ipsos ad hoc cogere et compellere</text:p>
      <text:p text:style-name="Standard">et quod officiarius solvat misias et expensas pro prosecucione hujusmodi adjunccionis seu</text:p>
      <text:p text:style-name="Standard">cause</text:p>
      <text:p text:style-name="Standard">cccc lii°.</text:p>
      <text:p text:style-name="Standard">Veneris post Pascha capitulantibus dominis xiiiia aprilis</text:p>
      <text:p text:style-name="Standard"><text:soft-page-break/>Archidiacono de Josayo</text:p>
      <text:p text:style-name="Standard">Fresnoy</text:p>
      <text:p text:style-name="Standard">Boullardi</text:p>
      <text:p text:style-name="Standard">Succentore</text:p>
      <text:p text:style-name="Standard">Victri</text:p>
      <text:p text:style-name="Standard">Burdelot</text:p>
      <text:p text:style-name="Standard">Cancellario</text:p>
      <text:p text:style-name="Standard">Poytevin</text:p>
      <text:p text:style-name="Standard">Pion</text:p>
      <text:p text:style-name="Standard">Penitenciario</text:p>
      <text:p text:style-name="Standard">Aguenin</text:p>
      <text:p text:style-name="Standard">Sohier</text:p>
      <text:p text:style-name="Standard">Ordeimtonte</text:p>
      <text:p text:style-name="Standard">Monneti</text:p>
      <text:p text:style-name="Standard">Boucher</text:p>
      <text:p text:style-name="Standard">Chacy</text:p>
      <text:p text:style-name="Standard">Fourbeur</text:p>
      <text:p text:style-name="Standard">Despars</text:p>
      <text:p text:style-name="Standard">Breton</text:p>
      <text:p text:style-name="Standard">Jerson</text:p>
      <text:p text:style-name="Standard">Bastardi</text:p>
      <text:p text:style-name="Standard">Gaillon</text:p>
      <text:p text:style-name="Standard">Barre</text:p>
      <text:p text:style-name="Standard">De Brollio</text:p>
      <text:p text:style-name="Standard">De Cameraco</text:p>
      <text:p text:style-name="Standard">Haultny</text:p>
      <text:p text:style-name="Standard">Parenti</text:p>
      <text:p text:style-name="Standard">De Croces extra</text:p>
      <text:p text:style-name="Standard">Du Drac</text:p>
      <text:p text:style-name="Standard">Fraxinis</text:p>
      <text:p text:style-name="Standard">Cotin infirmo</text:p>
      <text:p text:style-name="Standard">P Thomas</text:p>
      <text:p text:style-name="Standard">Bussi</text:p>
      <text:p text:style-name="Standard">Audita relacione domini Succentoris ad hoc commissi placet dominis quod religiosi domus</text:p>
      <text:p text:style-name="Standard">Mondidier} excusatis</text:p>
      <text:p text:style-name="Standard">ᗞe domo Dei Par.</text:p>
      <text:p text:style-name="Standard"><text:soft-page-break/>Dei Par. tradant cuidem Petro Lomme quandam domum du ciege aux deschargeux</text:p>
      <text:p text:style-name="Standard">pro quadam domo</text:p>
      <text:p text:style-name="Standard">pro viii £. p. redditus ut petitur</text:p>
      <text:p text:style-name="Standard">Johannes Gombaut de Liricantu alias ut dicebat propter hoc citatus in capitulo</text:p>
      <text:p text:style-name="Standard">Jo. Gombaut</text:p>
      <text:p text:style-name="Standard">Emendavit in manu notarii capituli nonnulla verba injuriosa per ipsum dicta</text:p>
      <text:p text:style-name="Standard">Emenda</text:p>
      <text:p text:style-name="Standard">et prolata de dominis canonicis Par. in ecclesia seu parrochia dicti loci Liricantus occasione capse</text:p>
      <text:p text:style-name="Standard">dicte ecclesie / et peciit veniam seu indulgencia a dictis dominis de hujusmodi verbis injuriosis</text:p>
      <text:p text:style-name="Standard">cui fuit dictum quod ipsa emenda taxabitur alias / et promisit non amplius talia</text:p>
      <text:p text:style-name="Standard">verba aut similia injuriosa dicere de dictis dominis presentibus dominis capitulantibus supradictis</text:p>
      <text:p text:style-name="Standard">ᗞe visitacione</text:p>
      <text:p text:style-name="Standard">Ordinatum est quod de cetero fiet visitacio thesauri die mercurii post Pascha</text:p>
      <text:p text:style-name="Standard">Thesauri</text:p>
      <text:p text:style-name="Standard">et quod fiet solucio per camerarium clericum licet anno preterito fuerit ordinatum de contrario</text:p>
      <text:p text:style-name="Standard">scilicet quod fieret die mercurii post Quasimodo et quod solveretur per fabricam et hodie</text:p>
      <text:p text:style-name="Standard">domini comparebunt in thesauro post prandium et habebit quilibet solum xii d. per manum clerici</text:p>
      <text:p text:style-name="Standard">dicte fabrice</text:p>
      <text:p text:style-name="Standard">187.</text:p>
      <text:p text:style-name="Standard">=FRAN_0393_05398_L.jpg=</text:p>
      <text:p text:style-name="Standard">188.</text:p>
      <text:p text:style-name="Standard">Lune post quasimodo xviia aprilis capitulantibus dominis.</text:p>
      <text:p text:style-name="Standard">Succentore</text:p>
      <text:p text:style-name="Standard">Jerson</text:p>
      <text:p text:style-name="Standard">Paillard</text:p>
      <text:p text:style-name="Standard">Monneti</text:p>
      <text:p text:style-name="Standard">Penitenciario</text:p>
      <text:p text:style-name="Standard">Aguenin</text:p>
      <text:p text:style-name="Standard">Fourbeur</text:p>
      <text:p text:style-name="Standard">Ordeimonte</text:p>
      <text:p text:style-name="Standard">Burdelot infirmo</text:p>
      <text:p text:style-name="Standard">Chacy</text:p>
      <text:p text:style-name="Standard">Pion</text:p>
      <text:p text:style-name="Standard">Parenti</text:p>
      <text:p text:style-name="Standard">Bastardi</text:p>
      <text:p text:style-name="Standard">Breton</text:p>
      <text:p text:style-name="Standard"><text:soft-page-break/>De Brollio</text:p>
      <text:p text:style-name="Standard">Gaillon</text:p>
      <text:p text:style-name="Standard">Sohier</text:p>
      <text:p text:style-name="Standard">Victri</text:p>
      <text:p text:style-name="Standard">Barre</text:p>
      <text:p text:style-name="Standard">Despars</text:p>
      <text:p text:style-name="Standard">}excusatis</text:p>
      <text:p text:style-name="Standard">Bussi</text:p>
      <text:p text:style-name="Standard">Haultny</text:p>
      <text:p text:style-name="Standard">Boullardi</text:p>
      <text:p text:style-name="Standard">Cancellario</text:p>
      <text:p text:style-name="Standard">Du Drac</text:p>
      <text:p text:style-name="Standard">P Thomas</text:p>
      <text:p text:style-name="Standard">Archidiacono de Josay</text:p>
      <text:p text:style-name="Standard">Poytevin</text:p>
      <text:p text:style-name="Standard">De Cameraco</text:p>
      <text:p text:style-name="Standard">De Croces extra</text:p>
      <text:p text:style-name="Standard">Fresnoy</text:p>
      <text:p text:style-name="Standard">Fraxinis</text:p>
      <text:p text:style-name="Standard">Cotin infirmo</text:p>
      <text:p text:style-name="Standard">Mondidier</text:p>
      <text:p text:style-name="Standard">Audita relacione m. Ste. Pion placet dominis quod tradantur quedam hereditagia</text:p>
      <text:p text:style-name="Standard">De quibusdam</text:p>
      <text:p text:style-name="Standard">de quibus hic locutus est dictus Pion / qui eciam retulit alias fuisse concessum</text:p>
      <text:p text:style-name="Standard">hereditagiis</text:p>
      <text:p text:style-name="Standard">prius juramento m. V. De Croces de commodo vel incommodo.</text:p>
      <text:p text:style-name="Standard">Placet quod dominis quod Katherina le Jouecte teneat scolas in parrochia Sancti</text:p>
      <text:p text:style-name="Standard">Collacio scolarum</text:p>
      <text:p text:style-name="Standard">Johannis in Gravia in vico Mortellarie si sit ibidem locus / et reperta..</text:p>
      <text:p text:style-name="Standard">sufficienta</text:p>
      <text:p text:style-name="Standard">Johannes Monneti et</text:p>
      <text:p text:style-name="Standard">magistri</text:p>
      <text:p text:style-name="Standard">De Guillelmo</text:p>
      <text:p text:style-name="Standard">loquantur cum consilio ecclesie super contentias in re</text:p>
      <text:p text:style-name="Standard">Stephanus Pion</text:p>
      <text:p text:style-name="Standard">Friture</text:p>
      <text:p text:style-name="Standard"><text:soft-page-break/>Friture majors de Liricantu qui $ca cractuse</text:p>
      <text:p text:style-name="Standard">solvere pedagium et propter hoc conventus est quod est in prendictum pr.</text:p>
      <text:p text:style-name="Standard">Mercurii post quasimodo xixa aprilis capitulantibus dominis</text:p>
      <text:p text:style-name="Standard">Archidiacono de Josayo</text:p>
      <text:p text:style-name="Standard">Poytevin</text:p>
      <text:p text:style-name="Standard">Fourbeur</text:p>
      <text:p text:style-name="Standard">Succentore</text:p>
      <text:p text:style-name="Standard">Pion</text:p>
      <text:p text:style-name="Standard">Bussi</text:p>
      <text:p text:style-name="Standard">Bastardi</text:p>
      <text:p text:style-name="Standard">Cancellario</text:p>
      <text:p text:style-name="Standard">Fresnoy</text:p>
      <text:p text:style-name="Standard">Penitenciario</text:p>
      <text:p text:style-name="Standard">De Croces</text:p>
      <text:p text:style-name="Standard">Sohier</text:p>
      <text:p text:style-name="Standard">Mondidier</text:p>
      <text:p text:style-name="Standard">Ordeimonte</text:p>
      <text:p text:style-name="Standard">Despars</text:p>
      <text:p text:style-name="Standard">Victri</text:p>
      <text:p text:style-name="Standard">Chacy</text:p>
      <text:p text:style-name="Standard">Boullardi</text:p>
      <text:p text:style-name="Standard">De Brollio</text:p>
      <text:p text:style-name="Standard">Breton</text:p>
      <text:p text:style-name="Standard">P Thomas</text:p>
      <text:p text:style-name="Standard">Cotin</text:p>
      <text:p text:style-name="Standard">Aguenin</text:p>
      <text:p text:style-name="Standard">De Cameraco</text:p>
      <text:p text:style-name="Standard">Gaillon</text:p>
      <text:p text:style-name="Standard">Paillard</text:p>
      <text:p text:style-name="Standard">Fraxinis</text:p>
      <text:p text:style-name="Standard">Barre</text:p>
      <text:p text:style-name="Standard">Parenti</text:p>
      <text:p text:style-name="Standard">Burdelot</text:p>
      <text:p text:style-name="Standard">Haultny</text:p>
      <text:p text:style-name="Standard">Jerson</text:p>
      <text:p text:style-name="Standard">Jehan Leschalas a adjourné messeigneurs a samedi contre Pierre Pilatre</text:p>
      <text:p text:style-name="Standard"><text:soft-page-break/>Adjournement</text:p>
      <text:p text:style-name="Standard">Sur J. deffault</text:p>
      <text:p text:style-name="Standard">adjournement</text:p>
      <text:p text:style-name="Standard">Laurens ᗅuffroy a adjourné messeigneurs a de demain en viii jours contre</text:p>
      <text:p text:style-name="Standard">a respondre</text:p>
      <text:p text:style-name="Standard">=FRAN_0393_05399_L.jpg=</text:p>
      <text:p text:style-name="Standard">cccc $liii$ lii.</text:p>
      <text:p text:style-name="Standard">de gubernatoribus Ad requestam procuratoris magistrorum seu gubernatorum Sancti Spiritus in Gravia</text:p>
      <text:p text:style-name="Standard">Sancti Spiritus</text:p>
      <text:p text:style-name="Standard">ordinatum est quod expensis obtentis per ipsos contra m. R. Haultny Reum in causa</text:p>
      <text:p text:style-name="Standard">men alias ad hoc citatum taxentur per dominos ad hoc commissis que de jure</text:p>
      <text:p text:style-name="Standard">Audita relacione m. V. De Croces Placet dominis ea que fecit ipse magister V.</text:p>
      <text:p text:style-name="Standard">De terris de</text:p>
      <text:p text:style-name="Standard">de terris de Ville Ruche et de Versi et tradiconem factam cuidem Le Barroys et</text:p>
      <text:p text:style-name="Standard">Ville Ruche.</text:p>
      <text:p text:style-name="Standard">cuidem alteri de dictis terris / et super hoc fiet una minuta.</text:p>
      <text:p text:style-name="Standard">Veneris post Quasimodo xxi aprillis capitulantibus dominis.</text:p>
      <text:p text:style-name="Standard">Archidiacono de Josayo</text:p>
      <text:p text:style-name="Standard">Succentore</text:p>
      <text:p text:style-name="Standard">Poytevin</text:p>
      <text:p text:style-name="Standard">Fourbeur</text:p>
      <text:p text:style-name="Standard">Cancellario</text:p>
      <text:p text:style-name="Standard">Fresnoy</text:p>
      <text:p text:style-name="Standard">Pion</text:p>
      <text:p text:style-name="Standard">Penitenciario</text:p>
      <text:p text:style-name="Standard">De Croces</text:p>
      <text:p text:style-name="Standard">Bastardi</text:p>
      <text:p text:style-name="Standard">Ordeimonte</text:p>
      <text:p text:style-name="Standard">Mondidier</text:p>
      <text:p text:style-name="Standard">Sohier</text:p>
      <text:p text:style-name="Standard">Chacy</text:p>
      <text:p text:style-name="Standard">Victri</text:p>
      <text:p text:style-name="Standard">Despars</text:p>
      <text:p text:style-name="Standard">Breton</text:p>
      <text:p text:style-name="Standard">De Brollio</text:p>
      <text:p text:style-name="Standard">Boullari</text:p>
      <text:p text:style-name="Standard"><text:soft-page-break/>Cotin</text:p>
      <text:p text:style-name="Standard">Aguenin</text:p>
      <text:p text:style-name="Standard">P. Bouchier</text:p>
      <text:p text:style-name="Standard">Gaillon</text:p>
      <text:p text:style-name="Standard">Paillardi</text:p>
      <text:p text:style-name="Standard">Burdelot</text:p>
      <text:p text:style-name="Standard">Barre</text:p>
      <text:p text:style-name="Standard">Parenti</text:p>
      <text:p text:style-name="Standard">Haultny</text:p>
      <text:p text:style-name="Standard">Fraxinis</text:p>
      <text:p text:style-name="Standard">Jerson</text:p>
      <text:p text:style-name="Standard">Bussi</text:p>
      <text:p text:style-name="Standard">Du Drac</text:p>
      <text:p text:style-name="Standard">Monneti</text:p>
      <text:p text:style-name="Standard">P Thomas }excusatis</text:p>
      <text:p text:style-name="Standard">Super requesta domini de Montmorency petentis moderaciones seu graciam de et</text:p>
      <text:p text:style-name="Standard">pro anno presenti faciende finiendo ad festum Sancti Jo. Baptiste proxime et pro tribus</text:p>
      <text:p text:style-name="Standard">ᗞe domino de</text:p>
      <text:p text:style-name="Standard">Montmorency</text:p>
      <text:p text:style-name="Standard">annis futuris Sic quod teneatur quictus pro xl £. p. loco lvi £. quas debet</text:p>
      <text:p text:style-name="Standard">pro anno . ordinatum est quod solvat pro anno pretento illud quod debet videlicet xl £.</text:p>
      <text:p text:style-name="Standard">et pro tempore futuro domini habebunt respectum</text:p>
      <text:p text:style-name="Standard">De domo m. Philipi.</text:p>
      <text:p text:style-name="Standard">Super requesta heredorum et executorum defuncti m. Jo. Fortier et Ka. de Beaunes</text:p>
      <text:p text:style-name="Standard">Dongny.</text:p>
      <text:p text:style-name="Standard">petencium graciam seu moderacionem de lx s. p. quas debent ad causam domus</text:p>
      <text:p text:style-name="Standard">habitacionis m. Philippi Dongny . Placet dominis facere de par. pro turon. pro isto</text:p>
      <text:p text:style-name="Standard">anno in facorem Colini Laurens</text:p>
      <text:p text:style-name="Standard">189.</text:p>
      <text:p text:style-name="Standard">=FRAN_0393_05400_L.jpg=</text:p>
      <text:p text:style-name="Standard">De dua de</text:p>
      <text:p text:style-name="Standard">Super requesta domine a choisi remictuntur eidem duo anni de hiis qui</text:p>
      <text:p text:style-name="Standard">Choisy.</text:p>
      <text:p text:style-name="Standard">ecclesie videlicet annis pui et annis futurnss proviso quod ponat vineas in st</text:p>
      <text:p text:style-name="Standard">et quod solvat pro annis futuris / finitis dictis duobus annis.</text:p>
      <text:p text:style-name="Standard">Collacio bursarum Burse collegii xviii scolarum vacantes per absentem dioconis Moleti collate</text:p>
      <text:p text:style-name="Standard"><text:soft-page-break/>collegii xviii. scolrium</text:p>
      <text:p text:style-name="Standard">Johanni Vasseleti diocesis mectentis.</text:p>
      <text:p text:style-name="Standard">Hodie remondus Courault de Liricante confessus fuit debere capitulo et pro</text:p>
      <text:p text:style-name="Standard">solvere viii° £. t. videlicet iiii f. infra duos annos proximos et infra dic</text:p>
      <text:p text:style-name="Standard">annos post iiii f. videlicet pro quolibet anno duos $aos$ In qua summe</text:p>
      <text:p text:style-name="Standard">Pailee</text:p>
      <text:p text:style-name="Standard">dicto capitulo pro et nomine et ad causam patris uxons s dicti remondi et pro qu</text:p>
      <text:p text:style-name="Standard">et suum proprium debitum de dicta sume fecit pro dicto pare qui tenebat i</text:p>
      <text:p text:style-name="Standard">ecclesiam ut dicta suerme per composicionem racione ix modiorum grani per dictum</text:p>
      <text:p text:style-name="Standard">debitorum admensuram dicti loci / et per composicionem cum dicto remoneinis</text:p>
      <text:p text:style-name="Standard">factam presentibus in capitulo magistrs Jo. de Courcellis Archidiaconus de Josayo Chacy l</text:p>
      <text:p text:style-name="Standard">et pluribus aliis.</text:p>
      <text:p text:style-name="Standard">190.</text:p>
      <text:p text:style-name="Standard">De Remondo</text:p>
      <text:p text:style-name="Standard">Courault</text:p>
      <text:p text:style-name="Standard">Lune post misericordias domini xxiiiia aprilis capitulantibus dominis.</text:p>
      <text:p text:style-name="Standard">Pion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Fresnoy</text:p>
      <text:p text:style-name="Standard">Sohier</text:p>
      <text:p text:style-name="Standard">Cancellario</text:p>
      <text:p text:style-name="Standard">Mondidier</text:p>
      <text:p text:style-name="Standard">Despars</text:p>
      <text:p text:style-name="Standard">Penitenciario</text:p>
      <text:p text:style-name="Standard">De Croces</text:p>
      <text:p text:style-name="Standard">Ordeimonte</text:p>
      <text:p text:style-name="Standard">Boullardi</text:p>
      <text:p text:style-name="Standard">De Brollio</text:p>
      <text:p text:style-name="Standard">P Thomas</text:p>
      <text:p text:style-name="Standard">Chacy</text:p>
      <text:p text:style-name="Standard">Aguenin</text:p>
      <text:p text:style-name="Standard">Breton</text:p>
      <text:p text:style-name="Standard">Burdelot</text:p>
      <text:p text:style-name="Standard"><text:soft-page-break/>Paillard</text:p>
      <text:p text:style-name="Standard">Cotin</text:p>
      <text:p text:style-name="Standard">Fraxinis</text:p>
      <text:p text:style-name="Standard">Gaillon</text:p>
      <text:p text:style-name="Standard">Parenti</text:p>
      <text:p text:style-name="Standard">Bussi} excusatis</text:p>
      <text:p text:style-name="Standard">Barre</text:p>
      <text:p text:style-name="Standard">Jerson</text:p>
      <text:p text:style-name="Standard">Victri</text:p>
      <text:p text:style-name="Standard">Haultny</text:p>
      <text:p text:style-name="Standard">Monneti</text:p>
      <text:p text:style-name="Standard">Poytevin</text:p>
      <text:p text:style-name="Standard">Fourbeur</text:p>
      <text:p text:style-name="Standard">Ad requestam Jo. Silvestre et ejus uxoris de Medunta . ordinatum est quod</text:p>
      <text:p text:style-name="Standard">ex parte capituli Par. et precipiatur magistro P. Halle magno vicario in ecclesia quod tenetur</text:p>
      <text:p text:style-name="Standard">faciat teneri in suspenso sentencias per ipsum Halle contra dictos conjuges obtentas</text:p>
      <text:p text:style-name="Standard">De Jo. Silvestre</text:p>
      <text:p text:style-name="Standard">abbate Sancte Genovefe quousque alias fuerut ordinatum per commissarios ad hoc</text:p>
      <text:p text:style-name="Standard">et Halle</text:p>
      <text:p text:style-name="Standard">$deb$ deputatos / et reputatus est hodie contumuax inquantum habere</text:p>
      <text:p text:style-name="Standard">presente dicta uxore m. consilio m. Jo. Liger. et comparebit coram commissariis ..</text:p>
      <text:p text:style-name="Standard">=FRAN_0393_05401_L.jpg=</text:p>
      <text:p text:style-name="Standard">CCCᑕ lii°</text:p>
      <text:p text:style-name="Standard">Super requesta domini de Montmorency qui debebit in termino Sancti Johannis</text:p>
      <text:p text:style-name="Standard">Baptiste proxime $ xl £ $ lvi l. redditus terminus prorogatus est usque ad medietatem</text:p>
      <text:p text:style-name="Standard">De domino de</text:p>
      <text:p text:style-name="Standard">augusti proviso quod solvat illotunc impromptu alias gracia nulla et fiet</text:p>
      <text:p text:style-name="Standard">Montmorency</text:p>
      <text:p text:style-name="Standard">de Par. pro tur. et respectu expensis solvet ipsas expensas videlicet unum scutum auri</text:p>
      <text:p text:style-name="Standard">vel quasi</text:p>
      <text:p text:style-name="Standard">De magistro T. Charlet pro domo de qua $summa$ supra commictuntur m. Jo. Paillard Jo. Aguenin</text:p>
      <text:p text:style-name="Standard">T. Charlet</text:p>
      <text:p text:style-name="Standard">M. de Fraxinis et V. De Croces . aut duo ipsorum ad ipsum audiendum</text:p>
      <text:p text:style-name="Standard">Teneatur appunctuamentum factum per m. Martinum de Fraxinis cum priore</text:p>
      <text:p text:style-name="Standard">de priore Sancti</text:p>
      <text:p text:style-name="Standard">Sancti Maglorii . videlicet pro xii f. eidem solvendis per capitulum loco vini per ipsum</text:p>
      <text:p text:style-name="Standard"><text:soft-page-break/>Maglorii</text:p>
      <text:p text:style-name="Standard">petiti</text:p>
      <text:p text:style-name="Standard">G. Leclerc</text:p>
      <text:p text:style-name="Standard">Super requesta G. Leclerc et G. de Sant Rome fiat gracia de Par. pro tur. de</text:p>
      <text:p text:style-name="Standard">arreragiis ad causam x s. redditus $reo$ debitorum super domo in vico sancti Victoris</text:p>
      <text:p text:style-name="Standard">vocati sunt ad hostium capituli per Jo. Du Chastenet Jo. Brouart Sy. des</text:p>
      <text:p text:style-name="Standard">Grous ᗞroco Petit Ja. Bertran Mass. le Fevre T. Pionnier / citatis $ad$</text:p>
      <text:p text:style-name="Standard">pro parte ecclesie ad causam officialis</text:p>
      <text:p text:style-name="Standard">Mercurii post misericordias Domini xxvia aprilis capitulantibus dominis</text:p>
      <text:p text:style-name="Standard">Archidiacono de Josayo</text:p>
      <text:p text:style-name="Standard">Succentore</text:p>
      <text:p text:style-name="Standard">Poytevin</text:p>
      <text:p text:style-name="Standard">Fourbeur</text:p>
      <text:p text:style-name="Standard">Cancellario</text:p>
      <text:p text:style-name="Standard">Fresnoy</text:p>
      <text:p text:style-name="Standard">Pion</text:p>
      <text:p text:style-name="Standard">Penitenciario</text:p>
      <text:p text:style-name="Standard">Mondidier</text:p>
      <text:p text:style-name="Standard">Bastardi</text:p>
      <text:p text:style-name="Standard">Ordeimonte</text:p>
      <text:p text:style-name="Standard">De Croces</text:p>
      <text:p text:style-name="Standard">Sohier</text:p>
      <text:p text:style-name="Standard">Chacy</text:p>
      <text:p text:style-name="Standard">Victri</text:p>
      <text:p text:style-name="Standard">Despars</text:p>
      <text:p text:style-name="Standard">Breton</text:p>
      <text:p text:style-name="Standard">De Brollio</text:p>
      <text:p text:style-name="Standard">Boullardi</text:p>
      <text:p text:style-name="Standard">Cotin</text:p>
      <text:p text:style-name="Standard">Aguenin</text:p>
      <text:p text:style-name="Standard">P. Thomas</text:p>
      <text:p text:style-name="Standard">Gaillon</text:p>
      <text:p text:style-name="Standard">Paillard</text:p>
      <text:p text:style-name="Standard">P. Boucher</text:p>
      <text:p text:style-name="Standard">Barre</text:p>
      <text:p text:style-name="Standard">Parenti</text:p>
      <text:p text:style-name="Standard"><text:soft-page-break/>Burdelot</text:p>
      <text:p text:style-name="Standard">Haultny</text:p>
      <text:p text:style-name="Standard">Jerson</text:p>
      <text:p text:style-name="Standard">Fraxinis</text:p>
      <text:p text:style-name="Standard">Du Drac</text:p>
      <text:p text:style-name="Standard">Monneti</text:p>
      <text:p text:style-name="Standard">Bussi excusato</text:p>
      <text:p text:style-name="Standard">ᗅdjournement</text:p>
      <text:p text:style-name="Standard">Jehan Porchet a adjourné messeigneurs a demain contre les religieux de Nostre ᗞame des</text:p>
      <text:p text:style-name="Standard">Champs pour une maison en Marché Palut</text:p>
      <text:p text:style-name="Standard">Molendino</text:p>
      <text:p text:style-name="Standard">de Cristollio.</text:p>
      <text:p text:style-name="Standard">Archidiaconus de Josayo et } deputantur ad loquendum cum . N. Le Goux pro reparacionibus molendini</text:p>
      <text:p text:style-name="Standard">Magister V. de Croces</text:p>
      <text:p text:style-name="Standard">de Adron de la Roe</text:p>
      <text:p text:style-name="Standard">et Jo. Du Drac</text:p>
      <text:p text:style-name="Standard">de Cristollio</text:p>
      <text:p text:style-name="Standard">Ad requestam Ade de la Roe / et G. du Bosgirardi dominorum de Tourny dato est eis</text:p>
      <text:p text:style-name="Standard">dilacio usque ad finem mensis julii proxime vendendi granum de quo fit mencio in eorum requesta</text:p>
      <text:p text:style-name="Standard">vocati</text:p>
      <text:p text:style-name="Standard">191.</text:p>
      <text:p text:style-name="Standard">=FRAN_0393_05402_L.jpg=</text:p>
      <text:p text:style-name="Standard">192.</text:p>
      <text:p text:style-name="Standard">Veneris xxviiia aprilis capitulantibus dominis</text:p>
      <text:p text:style-name="Standard">Archidiacono de Josayo</text:p>
      <text:p text:style-name="Standard">De Croces</text:p>
      <text:p text:style-name="Standard">Pion</text:p>
      <text:p text:style-name="Standard">Succentore</text:p>
      <text:p text:style-name="Standard">Fresnoy</text:p>
      <text:p text:style-name="Standard">Sohier</text:p>
      <text:p text:style-name="Standard">Cancellario</text:p>
      <text:p text:style-name="Standard">Mondidier</text:p>
      <text:p text:style-name="Standard">Despars</text:p>
      <text:p text:style-name="Standard">Penitenciario</text:p>
      <text:p text:style-name="Standard">Ordeimonte</text:p>
      <text:p text:style-name="Standard"><text:soft-page-break/>Victri</text:p>
      <text:p text:style-name="Standard">Boullardi</text:p>
      <text:p text:style-name="Standard">Chacy</text:p>
      <text:p text:style-name="Standard">De Brollio</text:p>
      <text:p text:style-name="Standard">P Thomas</text:p>
      <text:p text:style-name="Standard">Breton</text:p>
      <text:p text:style-name="Standard">Aguenin</text:p>
      <text:p text:style-name="Standard">Burdelot</text:p>
      <text:p text:style-name="Standard">Cotin</text:p>
      <text:p text:style-name="Standard">Paillard</text:p>
      <text:p text:style-name="Standard">Fraxinis</text:p>
      <text:p text:style-name="Standard">Gaillon</text:p>
      <text:p text:style-name="Standard">Parenti</text:p>
      <text:p text:style-name="Standard">Poytevin infirmo</text:p>
      <text:p text:style-name="Standard">Barre</text:p>
      <text:p text:style-name="Standard">Jerson</text:p>
      <text:p text:style-name="Standard">Haultny</text:p>
      <text:p text:style-name="Standard">Bussi</text:p>
      <text:p text:style-name="Standard">Du Drac</text:p>
      <text:p text:style-name="Standard">Monneti</text:p>
      <text:p text:style-name="Standard">Fourbeur</text:p>
      <text:p text:style-name="Standard">Bastardi }excusatis</text:p>
      <text:p text:style-name="Standard">Causa procuratoris ecclesie ad causam prebendarum de Lay et Chivilly contra Jo. Duchemin alias citatum</text:p>
      <text:p text:style-name="Standard">privilegiorum etc. continuata est ex officio ad viii° in statu de consensu m. K. Boullardi</text:p>
      <text:p text:style-name="Standard">Hodie m. L. Poutrelli alter executorum deffuncti m. Jo. Riviere dum viveret alterius capicerius</text:p>
      <text:p text:style-name="Standard">Mederici Par. tractavit et composuit nomine executorio predicto cum dominis capituli Par.</text:p>
      <text:p text:style-name="Standard">De executoribus m.</text:p>
      <text:p text:style-name="Standard">Jo. Riviere</text:p>
      <text:p text:style-name="Standard">tribus scutis auri pro juribus spectantibus capitulo ad causam almucie superlicii et let..</text:p>
      <text:p text:style-name="Standard">deffuncti presentibus dominis Succentore Pion . Paillardi Jo. Magni et ipsa tria seu</text:p>
      <text:p text:style-name="Standard">alter ipsorum Pion vel Paillardi.</text:p>
      <text:p text:style-name="Standard">Hodie domini capitulantes passaverunt in capitulo coram magistro Jo. Francisci et ejus socio</text:p>
      <text:p text:style-name="Standard">capituli tractatum factum inter ipsos et Ponpon de domo capilli Rubei prope et ante ..</text:p>
      <text:p text:style-name="Standard">beate Marie Magdalene et tradidit super buffetum capituli lxxii £. pro principali</text:p>
      <text:p text:style-name="Standard">Capellania ad altare Sanctorum Ferreoli et Ferrucionis in ecclesia Par. vacans per</text:p>
      <text:p text:style-name="Standard"><text:soft-page-break/>m. Dy. Comitis ultimi possessoris ex causa permutacionis faciende cum magistro N. Fouques</text:p>
      <text:p text:style-name="Standard">ad capellaniam ad altare sanctorum Supplicii et Mauri in ecclesia parrochiali Sancti</text:p>
      <text:p text:style-name="Standard">Collacio capellanie</text:p>
      <text:p text:style-name="Standard">Pauli Par. et non alias Salvo jure cujuslibet collata est magistro Laurencio</text:p>
      <text:p text:style-name="Standard">Poutrelli procuratori et procuratorio nomine dicti m. N. Fouques qui juravit.</text:p>
      <text:p text:style-name="Standard">et fuit installatus prestito prius hincinde juramento quod in hujusmodi resignacione non intervenient</text:p>
      <text:p text:style-name="Standard">fraus dolus etc.</text:p>
      <text:p text:style-name="Standard">Visa requesta pro parte Johannis Robinet du Vaudoy in Bria servilis condicionis</text:p>
      <text:p text:style-name="Standard">petentis sibi licenciam dandi et habendi tonsuram clericalem Placet dominis ut</text:p>
      <text:p text:style-name="Standard">De Jo. Robinet</text:p>
      <text:p text:style-name="Standard">habita super hoc deliberacione . et ad tractandum super hoc de et pro summa per eum</text:p>
      <text:p text:style-name="Standard">du Vaudoy</text:p>
      <text:p text:style-name="Standard">tradenda deputantur domini archidiaconus de Josayo et De Croces.</text:p>
      <text:p text:style-name="Standard">Et est sciendum quod die sabbati sequentes ipse Johannes Robinet venit in choro ecclesie</text:p>
      <text:p text:style-name="Standard">hora vesperorum defferens in manibus suis ut debebat fieri et solitum est</text:p>
      <text:p text:style-name="Standard">pelvim ad lavandum manus cum una thovalia in collo suo et unus</text:p>
      <text:p text:style-name="Standard">gallice conductus per dominum Gabrielem Harenger presbyterum in dicta ecclesia beneficio</text:p>
      <text:p text:style-name="Standard">et accessit ad quemliber canonicatum ibidem in suis cathedus existentis et sedente</text:p>
      <text:p text:style-name="Standard">quilibet in signum licencia sibi date pro dicta tonsura obtinente et habenda supra</text:p>
      <text:p text:style-name="Standard">ipsius et in signum hujusmodi tonsure fecit aliquam tonsuram de suis capillis</text:p>
      <text:p text:style-name="Standard">postmodum recessit a dicto choro / Et habuit licteram capituli in forma consueta</text:p>
      <text:p text:style-name="Standard">Causa</text:p>
      <text:p text:style-name="Standard">Pompon</text:p>
      <text:p text:style-name="Standard">=FRAN_0393_05403_L.jpg=</text:p>
      <text:p text:style-name="Standard">CCCC lii°</text:p>
      <text:p text:style-name="Standard">Lune prima maii fuit festum sanctorum Philippi et Jacobi</text:p>
      <text:p text:style-name="Standard">Mercurii sequenti fuit festum invencionis Sancte Crucis</text:p>
      <text:p text:style-name="Standard">Veneris post Jubilate quinta maii capitulantibus dominis</text:p>
      <text:p text:style-name="Standard">Bastardi</text:p>
      <text:p text:style-name="Standard">Archidiacono de Josayo</text:p>
      <text:p text:style-name="Standard">$de$fro$ Croces</text:p>
      <text:p text:style-name="Standard">Sohier</text:p>
      <text:p text:style-name="Standard">Succentore</text:p>
      <text:p text:style-name="Standard">Victri</text:p>
      <text:p text:style-name="Standard">Despars</text:p>
      <text:p text:style-name="Standard">Penitenciario</text:p>
      <text:p text:style-name="Standard"><text:soft-page-break/>Mondidier</text:p>
      <text:p text:style-name="Standard">Boullardi</text:p>
      <text:p text:style-name="Standard">Ordeimonte</text:p>
      <text:p text:style-name="Standard">De Brollio</text:p>
      <text:p text:style-name="Standard">P Thomas</text:p>
      <text:p text:style-name="Standard">Chacy</text:p>
      <text:p text:style-name="Standard">Paillard</text:p>
      <text:p text:style-name="Standard">de Cameraco</text:p>
      <text:p text:style-name="Standard">Breton</text:p>
      <text:p text:style-name="Standard">Parenti</text:p>
      <text:p text:style-name="Standard">Burdelot</text:p>
      <text:p text:style-name="Standard">Cotin</text:p>
      <text:p text:style-name="Standard">Jerson</text:p>
      <text:p text:style-name="Standard">Gaillon</text:p>
      <text:p text:style-name="Standard">Fraxinis</text:p>
      <text:p text:style-name="Standard">Monneti</text:p>
      <text:p text:style-name="Standard">Haultny</text:p>
      <text:p text:style-name="Standard">Poytevin infirmo</text:p>
      <text:p text:style-name="Standard">Ja. Parcheti</text:p>
      <text:p text:style-name="Standard">Du Drac</text:p>
      <text:p text:style-name="Standard">Bussi }in missa</text:p>
      <text:p text:style-name="Standard">Fourbeur</text:p>
      <text:p text:style-name="Standard">Fresnoy</text:p>
      <text:p text:style-name="Standard">Barre</text:p>
      <text:p text:style-name="Standard">Pion</text:p>
      <text:p text:style-name="Standard">Aguenin presente</text:p>
      <text:p text:style-name="Standard">Causa procuratoris ecclesie ad causam prebendariorum de Layet Chivillyaco contra Johannem du Chemin</text:p>
      <text:p text:style-name="Standard">Causa</text:p>
      <text:p text:style-name="Standard">contra est ex officio per dominum Succentorem presidentem ad primum capitulum de consensu m. ka</text:p>
      <text:p text:style-name="Standard">Boullardi</text:p>
      <text:p text:style-name="Standard">Domini</text:p>
      <text:p text:style-name="Standard">Archidiaconus de Josayo</text:p>
      <text:p text:style-name="Standard">deputantur ad conferendum cum domino episcopo Par. de modo</text:p>
      <text:p text:style-name="Standard">Succentore</text:p>
      <text:p text:style-name="Standard">ᗞe domino cardinali</text:p>
      <text:p text:style-name="Standard"><text:soft-page-break/>recepcionis domini cardinalis d'Estouteville legati</text:p>
      <text:p text:style-name="Standard">Penitenciario</text:p>
      <text:p text:style-name="Standard">Cotin</text:p>
      <text:p text:style-name="Standard">Victri</text:p>
      <text:p text:style-name="Standard">Fiant processiones generales die dominica proxime ad discrecionem domini episcopi Par.</text:p>
      <text:p text:style-name="Standard">processiones</text:p>
      <text:p text:style-name="Standard">Capellania ad altare sanctorum Ferreoli et Ferrucionis in ecclesia Par. vacans per</text:p>
      <text:p text:style-name="Standard">resignacionem m. Laucenci Poutrelli procuratoris et nomine procuratorio . m. N. Fouques</text:p>
      <text:p text:style-name="Standard">a</text:p>
      <text:p text:style-name="Standard">ultimi ejusdem possessoris ex cusa permutacionis de ipsa faciende et non alias ad capellaniam</text:p>
      <text:p text:style-name="Standard">Collacio caplelanie</text:p>
      <text:p text:style-name="Standard">Sancte Katherine in ecclesia Rothomagensi quam nunc possidet seu nuper</text:p>
      <text:p text:style-name="Standard">possidebat $dict$ dominus Petrus $Hyme$ Hympne presbyter Salvo jure</text:p>
      <text:p text:style-name="Standard">cujuslibet collata est dicto domino Petro Hympne presenti qui juravit in</text:p>
      <text:p text:style-name="Standard">forma et fuit installatus prestito prius hincinde juramento quod in hujusmodi</text:p>
      <text:p text:style-name="Standard">resignacione non intervenient frans dolus etc.</text:p>
      <text:p text:style-name="Standard">de uxore Johannis</text:p>
      <text:p text:style-name="Standard">Super requesta uxoris Jo. Silvestre de Medunta deputantur magistri videlicet</text:p>
      <text:p text:style-name="Standard">Silvestre.</text:p>
      <text:p text:style-name="Standard">de Fraxinis et Monneti / et ad loquendum cum domino Abbate Sancte Genovefe ut provideatur</text:p>
      <text:p text:style-name="Standard">ei de absolucione a sentencia lata ad requestam m. P. Halle.</text:p>
      <text:p text:style-name="Standard">Collacio scolarum</text:p>
      <text:p text:style-name="Standard">Scolle parrochiale Sancti Marcialis spectantes ad collacionem domini Cantoris collate</text:p>
      <text:p text:style-name="Standard">sunt per capitulum litigiosa existente dicta cantorie magistro Ja. Robinot licenciato in decretis</text:p>
      <text:p text:style-name="Standard">ᗞe magistro G. Pommier</text:p>
      <text:p text:style-name="Standard">De quadam domo de qua hic locutus est de Croces quam vult habere M.</text:p>
      <text:p text:style-name="Standard">pro quadam domo</text:p>
      <text:p text:style-name="Standard">G. Pommier Tradatur dicto Pommier aut alteri plus offerenti ipsa prius</text:p>
      <text:p text:style-name="Standard">proclamata.</text:p>
      <text:p text:style-name="Standard">193.</text:p>
      <text:p text:style-name="Standard">=FRAN_0393_05404_L.jpg=</text:p>
      <text:p text:style-name="Standard">194.</text:p>
      <text:p text:style-name="Standard">Lune viiia maii capitulantibus dominis</text:p>
      <text:p text:style-name="Standard">Sohier</text:p>
      <text:p text:style-name="Standard">Archidiacono de Josayo</text:p>
      <text:p text:style-name="Standard">De Croces</text:p>
      <text:p text:style-name="Standard"><text:soft-page-break/>Despars</text:p>
      <text:p text:style-name="Standard">Succentore</text:p>
      <text:p text:style-name="Standard">Victri</text:p>
      <text:p text:style-name="Standard">Penitenciario</text:p>
      <text:p text:style-name="Standard">Mondidier</text:p>
      <text:p text:style-name="Standard">Boullardi</text:p>
      <text:p text:style-name="Standard">Ordeimonte</text:p>
      <text:p text:style-name="Standard">Aguenin</text:p>
      <text:p text:style-name="Standard">P Thomas</text:p>
      <text:p text:style-name="Standard">Chacy</text:p>
      <text:p text:style-name="Standard">Paillard</text:p>
      <text:p text:style-name="Standard">ᗞe Cameraco</text:p>
      <text:p text:style-name="Standard">Breton</text:p>
      <text:p text:style-name="Standard">Jerson</text:p>
      <text:p text:style-name="Standard">Bouchier</text:p>
      <text:p text:style-name="Standard">Cotin</text:p>
      <text:p text:style-name="Standard">Parenti</text:p>
      <text:p text:style-name="Standard">Burdelot</text:p>
      <text:p text:style-name="Standard">Gaillon</text:p>
      <text:p text:style-name="Standard">Monneti</text:p>
      <text:p text:style-name="Standard">Fraxinis</text:p>
      <text:p text:style-name="Standard">Haultny</text:p>
      <text:p text:style-name="Standard">Fourbeur</text:p>
      <text:p text:style-name="Standard">Bussi</text:p>
      <text:p text:style-name="Standard">Barre in missa</text:p>
      <text:p text:style-name="Standard">Vayli</text:p>
      <text:p text:style-name="Standard">Parcheti</text:p>
      <text:p text:style-name="Standard">Poytevin infirmo</text:p>
      <text:p text:style-name="Standard">Pion</text:p>
      <text:p text:style-name="Standard">Fresnoy</text:p>
      <text:p text:style-name="Standard">Bastardi</text:p>
      <text:p text:style-name="Standard">ᗞe Brollio excusato</text:p>
      <text:p text:style-name="Standard">Hodie dominus Robertus Bertin de Latignyaco citatus auctoritate privilegiorum etc. promisit solvere</text:p>
      <text:p text:style-name="Standard">domino Succentore ecclesie Par. canonico Par. videlicet magistro Jo. de Oliva prebendato apud</text:p>
      <text:p text:style-name="Standard">iiiior scut</text:p>
      <text:p text:style-name="Standard">auri infra festum sancti Remigii proxime pro suis grossis fructibus</text:p>
      <text:p text:style-name="Standard"><text:soft-page-break/>Domini et magistri</text:p>
      <text:p text:style-name="Standard">Ja. Parcheti</text:p>
      <text:p text:style-name="Standard">ooo- Requisiverunt dominos ut non traderent aliquas domos</text:p>
      <text:p text:style-name="Standard">Jo. Aguenin</text:p>
      <text:p text:style-name="Standard">claustrales aliquibus non existentibus de gremio ecclesie</text:p>
      <text:p text:style-name="Standard">Jo. Monneti</text:p>
      <text:p text:style-name="Standard">pro domibus</text:p>
      <text:p text:style-name="Standard">Jo. Bastardi</text:p>
      <text:p text:style-name="Standard">videlicet $can$ nisi sint canonici par. alias se opposuerunt</text:p>
      <text:p text:style-name="Standard">claustralibus</text:p>
      <text:p text:style-name="Standard">T. Jerson</text:p>
      <text:p text:style-name="Standard">M. de Fraxinis</text:p>
      <text:p text:style-name="Standard">Ad requestam religiosorum domus Dei Par. scribatur ex parte</text:p>
      <text:p text:style-name="Standard">G. Sohier</text:p>
      <text:p text:style-name="Standard">De domo Dei Par. Pion</text:p>
      <text:p text:style-name="Standard">capituli Par. erga dominum episcopum Morinensis pro facto eorum domus</text:p>
      <text:p text:style-name="Standard">et confratrie.</text:p>
      <text:p text:style-name="Standard">Burdelot</text:p>
      <text:p text:style-name="Standard">Recipiatur honestius quam fieri poterit dominus Cardinalis d'Estouteville legatus</text:p>
      <text:p text:style-name="Standard">De domino Cardinali</text:p>
      <text:p text:style-name="Standard">a domino nostro papa qui in brevi debet hic venire / et magister T. de Courcellis</text:p>
      <text:p text:style-name="Standard">d'Estouteville</text:p>
      <text:p text:style-name="Standard">proposicio seu collacio coram ipso domino</text:p>
      <text:p text:style-name="Standard">de Halle et uxore</text:p>
      <text:p text:style-name="Standard">Surrogatus est magister Jo. Aguenin cum magistro Martino de Fraxinis loco m</text:p>
      <text:p text:style-name="Standard">Jo. Silvestre.</text:p>
      <text:p text:style-name="Standard">T. de Victri in causa seu debato moto inter m. P. Halle et uxore Johannis</text:p>
      <text:p text:style-name="Standard">Silvestre de Medunta</text:p>
      <text:p text:style-name="Standard">Sumetur ex parte capituli magister Jo. Fournier decanus Sancti Marcelli prope Par.</text:p>
      <text:p text:style-name="Standard">De magistro Johanne</text:p>
      <text:p text:style-name="Standard">ut ipse infra festum Penthecostes proxime pro omnibus dilacionibus se faciatis</text:p>
      <text:p text:style-name="Standard">Fournier</text:p>
      <text:p text:style-name="Standard">recipi ad magnam vicariam ecclesie Par. de qua supra alias alioquin domini</text:p>
      <text:p text:style-name="Standard">providebunt . et super hoc habuit suam requestam signatam</text:p>
      <text:p text:style-name="Standard">Jo. ᗞuchemin</text:p>
      <text:p text:style-name="Standard">Vocatus est ad hostium capituli per Jo. du Chastenet Johannes Duchemin</text:p>
      <text:p text:style-name="Standard"><text:soft-page-break/>layco et Chivillyaco ad requestam procuratoris ecclesie ad causam officii prebendarum de Layco</text:p>
      <text:p text:style-name="Standard">et Chvillyaco / qui non comparuit etc.</text:p>
      <text:p text:style-name="Standard">Super requesta matriculariarum et gubernatorum confratrie sancti P. de Fontenay pe</text:p>
      <text:p text:style-name="Standard">de matriculariis</text:p>
      <text:p text:style-name="Standard">reparari aut tradi a redditum domum defuncti m. Jo. Martin in dicto loco a domis p</text:p>
      <text:p text:style-name="Standard">de Fontenay</text:p>
      <text:p text:style-name="Standard">degatorum per ipsum fabrice et confratrie dicti loci ordinatum est quod magistro V. de Croces</text:p>
      <text:p text:style-name="Standard">officiario provideat ut melius et utilius poterit</text:p>
      <text:p text:style-name="Standard">Jo. de Oliva</text:p>
      <text:p text:style-name="Standard">=FRAN_0393_05405_L.jpg=</text:p>
      <text:p text:style-name="Standard">Mercurii xa maii capitulantibus dominis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Bastardi</text:p>
      <text:p text:style-name="Standard">Penitenciario</text:p>
      <text:p text:style-name="Standard">Sohier</text:p>
      <text:p text:style-name="Standard">Ordeimonte</text:p>
      <text:p text:style-name="Standard">Aguenin</text:p>
      <text:p text:style-name="Standard">Chacy</text:p>
      <text:p text:style-name="Standard">Paillard</text:p>
      <text:p text:style-name="Standard">Despars</text:p>
      <text:p text:style-name="Standard">De Brollio</text:p>
      <text:p text:style-name="Standard">Boullardi</text:p>
      <text:p text:style-name="Standard">Percheti</text:p>
      <text:p text:style-name="Standard">P Thomas</text:p>
      <text:p text:style-name="Standard">Breton</text:p>
      <text:p text:style-name="Standard">Parenti</text:p>
      <text:p text:style-name="Standard">Cotin</text:p>
      <text:p text:style-name="Standard">Jerson</text:p>
      <text:p text:style-name="Standard">De Cameraco</text:p>
      <text:p text:style-name="Standard">Gaillon</text:p>
      <text:p text:style-name="Standard">Vayli</text:p>
      <text:p text:style-name="Standard">Burdelot</text:p>
      <text:p text:style-name="Standard">Barre</text:p>
      <text:p text:style-name="Standard"><text:soft-page-break/>Monneti</text:p>
      <text:p text:style-name="Standard">Fraxinis</text:p>
      <text:p text:style-name="Standard">Haultny</text:p>
      <text:p text:style-name="Standard">Fourbeur</text:p>
      <text:p text:style-name="Standard">Pion</text:p>
      <text:p text:style-name="Standard">Du Drac</text:p>
      <text:p text:style-name="Standard">Mondidier</text:p>
      <text:p text:style-name="Standard">Poytevin infirmo</text:p>
      <text:p text:style-name="Standard">Victri excusato</text:p>
      <text:p text:style-name="Standard">Hodie magister H. Guzian peciit satisfieri de sua capella videlicet de xlv £. p.</text:p>
      <text:p text:style-name="Standard">de arreragiis.</text:p>
      <text:p text:style-name="Standard">Positum est in deliberacione an micteretur vel non in congregacione $prebate$ prelatorum</text:p>
      <text:p text:style-name="Standard">procuratores pro congregacione</text:p>
      <text:p text:style-name="Standard">de proximo facienda Bicturicensi / et que persone Super quo domini sunt oppinionis quod</text:p>
      <text:p text:style-name="Standard">prelatorum</text:p>
      <text:p text:style-name="Standard">mictatur ibidem et quod illi qui voluerint ire de dominis lucrantur et habeant</text:p>
      <text:p text:style-name="Standard">panem suum capituli et distribuciones solum prout habuerunt apud Carnotum</text:p>
      <text:p text:style-name="Standard">et fiat sicut fuit factum apud Carnotum . Et fiat procuratorium ubi</text:p>
      <text:p text:style-name="Standard">nominatur prius dominus Succentor qui habebit procuratorium</text:p>
      <text:p text:style-name="Standard">Hodie domini capitulantes consenserunt quod quamvis religiosi Domus Dei Par.</text:p>
      <text:p text:style-name="Standard">consenserint aut parati sint consentire quod capitulum Par. manutenuatur</text:p>
      <text:p text:style-name="Standard">per dominos requestarum in possessione et saisina percipiendi et levandi racione</text:p>
      <text:p text:style-name="Standard">decime de omnibus bladis granis et aliis leguminibus crescentibus in terris</text:p>
      <text:p text:style-name="Standard">existentibus in parrochia de Balneolis dictis religiosi pertinentibus xia Jerbam seu</text:p>
      <text:p text:style-name="Standard">undecimum manipulum antequam ipsi religiosi seu alii possint aliquid</text:p>
      <text:p text:style-name="Standard">De religiosis Domus Dei</text:p>
      <text:p text:style-name="Standard">levare de prefatis terris / quod hujusmodi consensus dictorum religiosorum sit sine prejudicio</text:p>
      <text:p text:style-name="Standard">suorum jurium ita quod habitantes dicti loci de Balneolis condicentes jus per dictum</text:p>
      <text:p text:style-name="Standard">capitulum pretensum valeant obtinere ad suos fines Ipsi religiosi non</text:p>
      <text:p text:style-name="Standard">tenebuntur solvere aliam decimam quam dicti habitantes Si vero capitulum prefatum</text:p>
      <text:p text:style-name="Standard">valeat obtinere ad suos fines consensus hujusmodi dictorum religiosorum et manutentem</text:p>
      <text:p text:style-name="Standard">obtiranda per dictum capitulum suum per omnia soiciatur effectis et ista cedula reddetur capituli</text:p>
      <text:p text:style-name="Standard">cccc lii°</text:p>
      <text:p text:style-name="Standard">Guzian</text:p>
      <text:p text:style-name="Standard">195.</text:p>
      <text:p text:style-name="Standard">M. P. d'Orgemont</text:p>
      <text:p text:style-name="Standard"><text:soft-page-break/>Hodie magister P. d'Orgemont obtulit trader suam parvam domum claustralem</text:p>
      <text:p text:style-name="Standard">pro domo sua claustrali</text:p>
      <text:p text:style-name="Standard">alteri dominorum canonicorum ispa prius appreciata .</text:p>
      <text:p text:style-name="Standard">=FRAN_0393_05406_L.jpg=</text:p>
      <text:p text:style-name="Standard">Hodie Soror Bartholomea la ᗞyuvre religiosa domus Dei Par. privata</text:p>
      <text:p text:style-name="Standard">Privacio cujusdam</text:p>
      <text:p text:style-name="Standard">per capitulum Par. a dicta domo Dei propter sua demerita commissa cum domino Roberti</text:p>
      <text:p text:style-name="Standard">religiose domus Dei</text:p>
      <text:p text:style-name="Standard">Pire religioso dicte domus / Et data est ei licencia se transferendi in alia</text:p>
      <text:p text:style-name="Standard">domo seu alio loco ejusdem regionis et ordinis et hoc infra tres menses pr</text:p>
      <text:p text:style-name="Standard">et absoluta est ab hujumodi offensa</text:p>
      <text:p text:style-name="Standard">196</text:p>
      <text:p text:style-name="Standard">Notandum est quod die xia maii cccclii. reverendus pater in Christo dominus G. cardinalis</text:p>
      <text:p text:style-name="Standard">d'Estouteville legatus a latere accessit ad ecclesiam Par. post prandium</text:p>
      <text:p text:style-name="Standard">hora via. Et ivit processio ecclesie obviam ei usque ad domum Dei Par. / et erant</text:p>
      <text:p text:style-name="Standard">omnes domini canonici et capellani ecclesie Par. eciam canonici et capellani Sancti Mederici sancti Stephani</text:p>
      <text:p text:style-name="Standard">et Sancti Benedicti revestiti suis capis sericeis ecclesia / $ecclesia sancti Sepulcri$</text:p>
      <text:p text:style-name="Standard">Canonici vero et capellani sancti Sepulcri non venerunt sed ipsum dominum legatum</text:p>
      <text:p text:style-name="Standard">ex ordinacione capituli expectaverunt coram eorum ecclesia processionaliter . Ipse</text:p>
      <text:p text:style-name="Standard">vero dominus legatus intravit ipsam ecclesiam Par. osculatis prius per ipsum</text:p>
      <text:p text:style-name="Standard">Cruce et textu evangeliorum et recepta aqua benedicta per dominum G.</text:p>
      <text:p text:style-name="Standard">episcopum Par. sibi porrigata seu tradita . Ludantis organis et pulsandis omnibus</text:p>
      <text:p text:style-name="Standard">campanis ecclesie magnis scilicet et parvis et accessit ad oratorium sibi preparatum</text:p>
      <text:p text:style-name="Standard">ante ymagnem nostre ᗞomine / et deinde ad chorum preparatum pannis sericeis</text:p>
      <text:p text:style-name="Standard">et brodatis supra cathedras / et consequenter ivit ad altare preparatum</text:p>
      <text:p text:style-name="Standard">et ibidem facta sua oracione / fuit facta coram ipso una brevis collacio</text:p>
      <text:p text:style-name="Standard">per m. T. de Courcellis penitenciarium ecclesie ad hoc per capitulum commissum / et post modum</text:p>
      <text:p text:style-name="Standard">datis et concessis per ipsum dominum legatum nonnullis indulgenciis populo ibidem</text:p>
      <text:p text:style-name="Standard">affluente recessit ab ecclesia et ivit ad domum episcopalem Par. ubi suum elegerat</text:p>
      <text:p text:style-name="Standard">domicilium .</text:p>
      <text:p text:style-name="Standard">=FRAN_0393_05407_L.jpg=</text:p>
      <text:p text:style-name="Standard">Sunt xxxv</text:p>
      <text:p text:style-name="Standard">Sunt xxxv</text:p>
      <text:p text:style-name="Standard">Veneris xiia maii capitulantibus dominis</text:p>
      <text:p text:style-name="Standard">Archidiacono de Josayo</text:p>
      <text:p text:style-name="Standard"><text:soft-page-break/>Ja. Perchet</text:p>
      <text:p text:style-name="Standard">Succentore</text:p>
      <text:p text:style-name="Standard">Poytevin</text:p>
      <text:p text:style-name="Standard">Cancellario</text:p>
      <text:p text:style-name="Standard">Fresnoy</text:p>
      <text:p text:style-name="Standard">Penitenciario</text:p>
      <text:p text:style-name="Standard">Victri</text:p>
      <text:p text:style-name="Standard">Ordeimonte</text:p>
      <text:p text:style-name="Standard">Mondidier</text:p>
      <text:p text:style-name="Standard">Chacy</text:p>
      <text:p text:style-name="Standard">Paillardi</text:p>
      <text:p text:style-name="Standard">Breton</text:p>
      <text:p text:style-name="Standard">Bastardi</text:p>
      <text:p text:style-name="Standard">Cotin</text:p>
      <text:p text:style-name="Standard">Gaillon</text:p>
      <text:p text:style-name="Standard">Aguenin</text:p>
      <text:p text:style-name="Standard">Barre</text:p>
      <text:p text:style-name="Standard">Parenti</text:p>
      <text:p text:style-name="Standard">Haultny</text:p>
      <text:p text:style-name="Standard">De Brollio</text:p>
      <text:p text:style-name="Standard">Du Drac</text:p>
      <text:p text:style-name="Standard">Jerson</text:p>
      <text:p text:style-name="Standard">cccc lii°</text:p>
      <text:p text:style-name="Standard">Vayli</text:p>
      <text:p text:style-name="Standard">Fourbeur</text:p>
      <text:p text:style-name="Standard">Monneti</text:p>
      <text:p text:style-name="Standard">$Fourbeur$</text:p>
      <text:p text:style-name="Standard">Boullardi</text:p>
      <text:p text:style-name="Standard">Despars</text:p>
      <text:p text:style-name="Standard">P Thomas</text:p>
      <text:p text:style-name="Standard">De Cameraco</text:p>
      <text:p text:style-name="Standard">Fraxinis</text:p>
      <text:p text:style-name="Standard">Sohier</text:p>
      <text:p text:style-name="Standard">Pion extra</text:p>
      <text:p text:style-name="Standard">De Croces extra</text:p>
      <text:p text:style-name="Standard">Bussi excusato</text:p>
      <text:p text:style-name="Standard"><text:soft-page-break/>De pane capituli tradendo</text:p>
      <text:p text:style-name="Standard">Habeat dominus Cardinalis d'Estouteville legatus a latere pro qualibet die</text:p>
      <text:p text:style-name="Standard">domino cardinali</text:p>
      <text:p text:style-name="Standard">pro ista vice quamdiu fuerit in ista villa Par. xii. panes capituli</text:p>
      <text:p text:style-name="Standard">Domini</text:p>
      <text:p text:style-name="Standard">Archidiaconus de Josayo</text:p>
      <text:p text:style-name="Standard">Deputantur ad advisandum de modo unionis faciende de certis</text:p>
      <text:p text:style-name="Standard">De capellaniis uniendis</text:p>
      <text:p text:style-name="Standard">Cancellarius }</text:p>
      <text:p text:style-name="Standard">Succentor</text:p>
      <text:p text:style-name="Standard">capellaniis ecclesie et obtinende a domino legato a latere quas magister V.</text:p>
      <text:p text:style-name="Standard">De Croces</text:p>
      <text:p text:style-name="Standard">De Croces tradet per declaracionem.</text:p>
      <text:p text:style-name="Standard">Fraxinis</text:p>
      <text:p text:style-name="Standard">Hodie P. Genevoys procurator capituli in Castalleto peciit sibi tradi et restitui certas</text:p>
      <text:p text:style-name="Standard">licteras memoralia et munimenta alias per ipsum magistro Jo. Paillard traditas que sunt in uno</text:p>
      <text:p text:style-name="Standard">sacco.</text:p>
      <text:p text:style-name="Standard">Du Drac</text:p>
      <text:p text:style-name="Standard">procuratores constituti</text:p>
      <text:p text:style-name="Standard">constituti sunt procuratores per capitulum apud Liricantum ad agendum et deffendendum</text:p>
      <text:p text:style-name="Standard">Haultny }</text:p>
      <text:p text:style-name="Standard">De Croces</text:p>
      <text:p text:style-name="Standard">licteras execucionis de mandatum etc. in forma</text:p>
      <text:p text:style-name="Standard">Bastardi</text:p>
      <text:p text:style-name="Standard">Pion</text:p>
      <text:p text:style-name="Standard">papellane</text:p>
      <text:p text:style-name="Standard">Differatur usque ad veneris recepcio cujusdam capellani Sepulcri et ad illam diem</text:p>
      <text:p text:style-name="Standard">venient magistri seu gubernatores Sepulcri</text:p>
      <text:p text:style-name="Standard">Placet dominis quod dominus L. Raguier nunc episcopus Trecensis tradat magistro V. de</text:p>
      <text:p text:style-name="Standard">De domino L. Raguier</text:p>
      <text:p text:style-name="Standard">et De Croces</text:p>
      <text:p text:style-name="Standard">Croces restam debitam per ipsum dominum episcopum pro convertendo in reparacionibus</text:p>
      <text:p text:style-name="Standard">molendini de Cristollio et quod super hoc habeat mandatum capituli</text:p>
      <text:p text:style-name="Standard">Genevoys</text:p>
      <text:p text:style-name="Standard">197.</text:p>
      <text:p text:style-name="Standard">=FRAN_0393_05408_L.jpg=</text:p>
      <text:p text:style-name="Standard"><text:soft-page-break/>198.</text:p>
      <text:p text:style-name="Standard">Lune prima rogacionum xv. maii capitulantibus dominis</text:p>
      <text:p text:style-name="Standard">Archidiacono de Josayo</text:p>
      <text:p text:style-name="Standard">Mondidier</text:p>
      <text:p text:style-name="Standard">Succentore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De Brollio</text:p>
      <text:p text:style-name="Standard">Chacy</text:p>
      <text:p text:style-name="Standard">Parenti</text:p>
      <text:p text:style-name="Standard">Breton</text:p>
      <text:p text:style-name="Standard">Paillard</text:p>
      <text:p text:style-name="Standard">Cotin</text:p>
      <text:p text:style-name="Standard">Jerson</text:p>
      <text:p text:style-name="Standard">Gaillon</text:p>
      <text:p text:style-name="Standard">Vayli</text:p>
      <text:p text:style-name="Standard">Barre</text:p>
      <text:p text:style-name="Standard">Fourbeur</text:p>
      <text:p text:style-name="Standard">Haultny</text:p>
      <text:p text:style-name="Standard">Monnet</text:p>
      <text:p text:style-name="Standard">Du Drac</text:p>
      <text:p text:style-name="Standard">Ja. Percheti</text:p>
      <text:p text:style-name="Standard">Fresnoy</text:p>
      <text:p text:style-name="Standard">Despars</text:p>
      <text:p text:style-name="Standard">De Croces extra</text:p>
      <text:p text:style-name="Standard">P Thomas</text:p>
      <text:p text:style-name="Standard">Rentencio magistri Ade</text:p>
      <text:p text:style-name="Standard">Placet dominis quod magister Adam Cousinot retineatur ad pensionem capituli</text:p>
      <text:p text:style-name="Standard">Cousinot</text:p>
      <text:p text:style-name="Standard">pro advocato et consiliario Capituli in curia parlamenti loco deffuncti ma. Johannis</text:p>
      <text:p text:style-name="Standard">Piedefer ad vadia prout habebat dictus Piedefer</text:p>
      <text:p text:style-name="Standard">Archidiaconus de Josayo } deputantur $ale$ ad loquendum domino Cardinali d'Estouteville</text:p>
      <text:p text:style-name="Standard">Commissi ad loquendum</text:p>
      <text:p text:style-name="Standard"><text:soft-page-break/>Cancellarius } legato et eidem supplicandum ut dignetur unire in parrochialibus</text:p>
      <text:p text:style-name="Standard">domino Cardinali</text:p>
      <text:p text:style-name="Standard">ecclesiis et capellaniis usque ad valorem iiC £. p.</text:p>
      <text:p text:style-name="Standard">Mercurii in vigillia Ascencionis domini xvii maii capitulantibus dominis</text:p>
      <text:p text:style-name="Standard">Succentore</text:p>
      <text:p text:style-name="Standard">Cancellario</text:p>
      <text:p text:style-name="Standard">De Brollio</text:p>
      <text:p text:style-name="Standard">Penitenciario</text:p>
      <text:p text:style-name="Standard">Fourbeur</text:p>
      <text:p text:style-name="Standard">archidiacono de Josayo } excusatis</text:p>
      <text:p text:style-name="Standard">Cotin }</text:p>
      <text:p text:style-name="Standard">Gaillon</text:p>
      <text:p text:style-name="Standard">Monneti</text:p>
      <text:p text:style-name="Standard">Bussi }</text:p>
      <text:p text:style-name="Standard">Barre</text:p>
      <text:p text:style-name="Standard">Despars</text:p>
      <text:p text:style-name="Standard">De Croces extra</text:p>
      <text:p text:style-name="Standard">Haultny</text:p>
      <text:p text:style-name="Standard">P. Thomas</text:p>
      <text:p text:style-name="Standard">Victri excusato</text:p>
      <text:p text:style-name="Standard">Chacy</text:p>
      <text:p text:style-name="Standard">P. Bouchier</text:p>
      <text:p text:style-name="Standard">Fresnoy</text:p>
      <text:p text:style-name="Standard">Fraxinis</text:p>
      <text:p text:style-name="Standard">Pion extra</text:p>
      <text:p text:style-name="Standard">Mondidier</text:p>
      <text:p text:style-name="Standard">Aguenin</text:p>
      <text:p text:style-name="Standard">Bastardi</text:p>
      <text:p text:style-name="Standard">Paillard</text:p>
      <text:p text:style-name="Standard">Sohier</text:p>
      <text:p text:style-name="Standard">Du Drac extra</text:p>
      <text:p text:style-name="Standard">Jerson</text:p>
      <text:p text:style-name="Standard">Boullardi excusato</text:p>
      <text:p text:style-name="Standard">Poyteuin infirmo</text:p>
      <text:p text:style-name="Standard">Nichil actum est in presenti capitulo propter absenciam plurium dominorum.</text:p>
      <text:p text:style-name="Standard">Fraxinis</text:p>
      <text:p text:style-name="Standard"><text:soft-page-break/>Bastardi</text:p>
      <text:p text:style-name="Standard">Sohier</text:p>
      <text:p text:style-name="Standard">Boullardi }</text:p>
      <text:p text:style-name="Standard">Bussi } excusatis</text:p>
      <text:p text:style-name="Standard">Poytevin infirmo</text:p>
      <text:p text:style-name="Standard">Pion extra</text:p>
      <text:p text:style-name="Standard">=FRAN_0393_05409_L.jpg=</text:p>
      <text:p text:style-name="Standard">Cfo</text:p>
      <text:p text:style-name="Standard">CCCC lii°</text:p>
      <text:p text:style-name="Standard">199.</text:p>
      <text:p text:style-name="Standard">Nota quod dominus Cardinalis d'Estouteville legatus a latere supranominatus fecit</text:p>
      <text:p text:style-name="Standard">servicium divinum in ecclesia Par. in vigillia et die Ascencionis Domini in ecclesia Par.</text:p>
      <text:p text:style-name="Standard">videlicet dixit vesperas vestitutus in pontificalibus et missa diei eciam in pontificalibus</text:p>
      <text:p text:style-name="Standard">processione prius facta modo consueto ad Sanctum Eligium in qua ipse fuit in</text:p>
      <text:p text:style-name="Standard">eisdem pontificalibus sicut dominus Par. consuevit / et erat sedes sua infra chorum ecclesie pre</text:p>
      <text:p text:style-name="Standard">parata juxta hostium dicti chori versus claustrum $prope$ ubi stetit revestitutus</text:p>
      <text:p text:style-name="Standard">in pontificalibus durante missa usque ad lavabo etc et tunc accessit ad altare</text:p>
      <text:p text:style-name="Standard">maius ubi celebravit missam modo solito et erant assistentibus prope ipsum</text:p>
      <text:p text:style-name="Standard">ad dictum hostium sedentes supra unam formulam aut duas ad dictum hostium et infra</text:p>
      <text:p text:style-name="Standard">dictum chorum domini Jo. Juvenel patriarcha Anthiochenus Bernardus Albiensis</text:p>
      <text:p text:style-name="Standard">G. Belvacensis . Laudunensis . et de Cornuaille et nonnulli alii episcopi</text:p>
      <text:p text:style-name="Standard">Et erant revestiti . domini videlicet archidiaconus de Josayo pro Euvangelia dicenda Ro. Cibolle</text:p>
      <text:p text:style-name="Standard">pro Epistola. de Brollio Monneti Sohier et nonnulli alii canonici Par. pro assistentibus</text:p>
      <text:p text:style-name="Standard">Et missa celebrata / et indulgencie et benediccione datis per ipsum dominum et pucis</text:p>
      <text:p text:style-name="Standard">per unum de suis servitoribus ivit ad domu episcopalem Par. $par$ pransere cum cum quo</text:p>
      <text:p text:style-name="Standard">fuerunt et iverunt aliqui ipsorum dominorum et de sociis ecclesie qui fecerant servicium</text:p>
      <text:p text:style-name="Standard">in dicta missa .</text:p>
      <text:p text:style-name="Standard">Veneris in crastinum festi ascensionis domini xixa maii capitulantibus dominis</text:p>
      <text:p text:style-name="Standard">Archidiacono de Josayo</text:p>
      <text:p text:style-name="Standard">Succentore</text:p>
      <text:p text:style-name="Standard">Poytevin</text:p>
      <text:p text:style-name="Standard">Despars</text:p>
      <text:p text:style-name="Standard">Fresnoy</text:p>
      <text:p text:style-name="Standard">P. Thomas</text:p>
      <text:p text:style-name="Standard">Cancellario</text:p>
      <text:p text:style-name="Standard">Penitenciario</text:p>
      <text:p text:style-name="Standard"><text:soft-page-break/>Victri</text:p>
      <text:p text:style-name="Standard">Fraxinis</text:p>
      <text:p text:style-name="Standard">Ordeimonte</text:p>
      <text:p text:style-name="Standard">Mondidier</text:p>
      <text:p text:style-name="Standard">Paillard</text:p>
      <text:p text:style-name="Standard">Sohier</text:p>
      <text:p text:style-name="Standard">Chacy</text:p>
      <text:p text:style-name="Standard">Breton</text:p>
      <text:p text:style-name="Standard">Aguenin</text:p>
      <text:p text:style-name="Standard">Bussi excusato</text:p>
      <text:p text:style-name="Standard">Cotin</text:p>
      <text:p text:style-name="Standard">Vayli</text:p>
      <text:p text:style-name="Standard">Du ᗞrac</text:p>
      <text:p text:style-name="Standard">Gaillon</text:p>
      <text:p text:style-name="Standard">Parenti</text:p>
      <text:p text:style-name="Standard">De ᑕroces</text:p>
      <text:p text:style-name="Standard">Barre</text:p>
      <text:p text:style-name="Standard">Jerson</text:p>
      <text:p text:style-name="Standard">Pion</text:p>
      <text:p text:style-name="Standard">extra</text:p>
      <text:p text:style-name="Standard">Haultny</text:p>
      <text:p text:style-name="Standard">Fourbeur</text:p>
      <text:p text:style-name="Standard">Bastardi</text:p>
      <text:p text:style-name="Standard">Percheti</text:p>
      <text:p text:style-name="Standard">Monneti</text:p>
      <text:p text:style-name="Standard">Boullardi</text:p>
      <text:p text:style-name="Standard">Capellania ad altare sancti Nicolay in ecclesia Sepulcri Par. quam nuper obtinebat</text:p>
      <text:p text:style-name="Standard">dominus Jo. Graneron ad presentacionem m. N. Maulin spectans vacans ad presens per</text:p>
      <text:p text:style-name="Standard">puram resignacionem dicti domini Johannis / in manibus capituli factam et admissam Salvo</text:p>
      <text:p text:style-name="Standard">jure cujulibet mediantibus licteris presentacionis dicti Maulin collata est magistro Vincencio</text:p>
      <text:p text:style-name="Standard">Lenfant presbytero in artibus magistro qui juravit in forma et fuit installato in choris ecclesie Par.</text:p>
      <text:p text:style-name="Standard">et dicti Sepulcri.</text:p>
      <text:p text:style-name="Standard">De domino cardinali</text:p>
      <text:p text:style-name="Standard">legato .</text:p>
      <text:p text:style-name="Standard">Sunt xxxiii</text:p>
      <text:p text:style-name="Standard">Collacio capellanie</text:p>
      <text:p text:style-name="Standard"><text:soft-page-break/>Sepulcr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04:05.249668021</dc:date>
    <meta:editing-duration>P1DT2H50M34S</meta:editing-duration>
    <meta:generator>LibreOffice/7.5.2.2$MacOSX_AARCH64 LibreOffice_project/53bb9681a964705cf672590721dbc85eb4d0c3a2</meta:generator>
    <meta:document-statistic meta:table-count="0" meta:image-count="0" meta:object-count="0" meta:page-count="326" meta:paragraph-count="11613" meta:word-count="57187" meta:character-count="377222" meta:non-whitespace-character-count="331648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